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476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2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81d41a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afd095"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a6a6"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style:font-name="Liberation Sans"/>
    </style:style>
    <style:style style:name="ce33" style:family="table-cell" style:parent-style-name="Default">
      <style:table-cell-properties fo:background-color="#ffff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4" table:default-cell-style-name="ce3"/>
        <table:table-column table:style-name="co1" table:number-columns-repeated="2" table:default-cell-style-name="ce5"/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INLINE NewClassTable</text:p>
          </table:table-cell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Growth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7" calcext:value-type="float">
            <text:p>0.7</text:p>
          </table:table-cell>
          <table:table-cell table:style-name="ce2"/>
          <table:table-cell table:style-name="Default" office:value-type="string" calcext:value-type="string">
            <text:p>HP</text:p>
          </table:table-cell>
          <table:table-cell table:style-name="Default"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New</text:p>
          </table:table-cell>
          <table:table-cell table:style-name="Default" office:value-type="string" calcext:value-type="string">
            <text:p>Avg Ol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table:number-columns-repeated="27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table:number-columns-repeated="10"/>
          <table:table-cell table:number-columns-repeated="34"/>
        </table:table-row>
        <table:table-row table:style-name="ro1">
          <table:table-cell office:value-type="string" calcext:value-type="string">
            <text:p>BulbasaurID</text:p>
          </table:table-cell>
          <table:table-cell office:value-type="string" calcext:value-type="string">
            <text:p><text:a xlink:href="http://bulbapedia.bulbagarden.net/wiki/Bulbasaur_(Pokémon)" xlink:type="simple">Bulbasaur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3:.H3])" office:value-type="float" office:value="324" calcext:value-type="float">
            <text:p>324</text:p>
          </table:table-cell>
          <table:table-cell table:formula="of:=ROUND((([.I3]/[.$S$1])*MAX([.I3]/420; 1.2));2)" office:value-type="float" office:value="4.32" calcext:value-type="float">
            <text:p>4.32</text:p>
          </table:table-cell>
          <table:table-cell table:formula="of:=IFERROR((ROUND((((MIN(([.$C3]^2)/([.$T3]^2);[.$R$2])))*[.$J3]*0.8)+([.C3]/10))*5)+10; 0)" office:value-type="float" office:value="45" calcext:value-type="float">
            <text:p>45</text:p>
          </table:table-cell>
          <table:table-cell table:formula="of:=IFERROR(ROUND((MIN(([.$D3]^[.$L$2])/([.$T3]^2);[.$R$2]))*([.$J3]+[.$M$2]))*5;0)" office:value-type="float" office:value="25" calcext:value-type="float">
            <text:p>25</text:p>
          </table:table-cell>
          <table:table-cell table:formula="of:=IFERROR(ROUND((MIN(([.D3]+[.G3]+[.H3])/3/[.$T3];[.$R$2]))*([.$J3]+3))*5;0)" office:value-type="float" office:value="35" calcext:value-type="float">
            <text:p>35</text:p>
          </table:table-cell>
          <table:table-cell table:formula="of:=IFERROR(ROUND(((MIN(([.$H3]^2)/([.$T3]^2);[.$R$2]))*([.$J3]+3)*[.$T$2]))*5;0)" office:value-type="float" office:value="15" calcext:value-type="float">
            <text:p>15</text:p>
          </table:table-cell>
          <table:table-cell table:formula="of:=IFERROR(ROUND(((MIN(([.$E3]^2)/([.$T3]^2);[.$R$2]))*([.$J3]+3)*[.$T$2]))*5;0)" office:value-type="float" office:value="20" calcext:value-type="float">
            <text:p>20</text:p>
          </table:table-cell>
          <table:table-cell table:formula="of:=IFERROR(ROUND(((MIN(([.$G3]^2)/([.$T3]^2);[.$R$2]))*([.$J3]+3)*[.$T$2]))*5;0)" office:value-type="float" office:value="30" calcext:value-type="float">
            <text:p>30</text:p>
          </table:table-cell>
          <table:table-cell table:formula="of:=IFERROR(ROUND((MIN(([.$F3]^[.$Q$2])/([.$T3]^2);[.$R$2]))*([.$J3]+[.$M$2]))*5;0)" office:value-type="float" office:value="30" calcext:value-type="float">
            <text:p>30</text:p>
          </table:table-cell>
          <table:table-cell table:formula="of:=ROUND(AVERAGE([.K3:.Q3]))" office:value-type="float" office:value="29" calcext:value-type="float">
            <text:p>29</text:p>
          </table:table-cell>
          <table:table-cell table:formula="of:=ROUND((([.I3]/[.$S$1])*MAX([.I3]/350;0.8));2)" office:value-type="float" office:value="3.33" calcext:value-type="float">
            <text:p>3.33</text:p>
          </table:table-cell>
          <table:table-cell table:formula="of:=ROUND([.I3]/6;2)" office:value-type="float" office:value="54" calcext:value-type="float">
            <text:p>54</text:p>
          </table:table-cell>
          <table:table-cell table:style-name="ce29"/>
          <table:table-cell table:formula="of:=IFERROR(ROUND((((MIN(([.$C3]^2)/([.$T3]^2);[.$S$2])))*[.$S3]*0.8)+([.C3]/10))+10;10)" office:value-type="float" office:value="16" calcext:value-type="float">
            <text:p>16</text:p>
          </table:table-cell>
          <table:table-cell table:formula="of:=IFERROR(ROUND(((MIN(([.$D3]^2)/([.$T3]^2);[.$S$2])))*[.$S3]);0)" office:value-type="float" office:value="3" calcext:value-type="float">
            <text:p>3</text:p>
          </table:table-cell>
          <table:table-cell table:formula="of:=IFERROR(ROUND(MIN(([.D3]+[.G3]+[.H3])/3/[.$T3];[.$S$2])^2*[.$S3]);0)" office:value-type="float" office:value="3" calcext:value-type="float">
            <text:p>3</text:p>
          </table:table-cell>
          <table:table-cell table:formula="of:=IFERROR(ROUND(((MIN(([.H3]^2)/([.$T3]^2);[.$S$2])))*[.$S3]*[.$T$1]);0)" office:value-type="float" office:value="2" calcext:value-type="float">
            <text:p>2</text:p>
          </table:table-cell>
          <table:table-cell table:formula="of:=IFERROR(ROUND(((MIN(([.E3]^2)/([.$T3]^2);[.$S$2])))*[.$S3]*[.$T$1]);0)" office:value-type="float" office:value="2" calcext:value-type="float">
            <text:p>2</text:p>
          </table:table-cell>
          <table:table-cell table:formula="of:=IFERROR(ROUND(((MIN(([.G3]^2)/([.$T3]^2);[.$S$2])))*[.$S3]*[.$T$1]);0)" office:value-type="float" office:value="3" calcext:value-type="float">
            <text:p>3</text:p>
          </table:table-cell>
          <table:table-cell table:formula="of:=IFERROR(ROUND(((MIN(([.F3]^2)/([.$T3]^2);[.$S$2]))*[.$S3]));0)" office:value-type="float" office:value="5" calcext:value-type="float">
            <text:p>5</text:p>
          </table:table-cell>
          <table:table-cell table:formula="of:=ROUND(AVERAGE([.W3:.AB3]);2)" office:value-type="float" office:value="3" calcext:value-type="float">
            <text:p>3</text:p>
          </table:table-cell>
          <table:table-cell table:formula="of:=ROUND(AVERAGE([.AF3:.AK3]);2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vysaurID</text:p>
          </table:table-cell>
          <table:table-cell office:value-type="string" calcext:value-type="string">
            <text:p><text:a xlink:href="http://bulbapedia.bulbagarden.net/wiki/Ivysaur_(Pokémon)" xlink:type="simple">Ivysau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SUM([.C4:.H4])" office:value-type="float" office:value="405" calcext:value-type="float">
            <text:p>405</text:p>
          </table:table-cell>
          <table:table-cell table:formula="of:=ROUND((([.I4]/[.$S$1])*MAX([.I4]/420; 1.2));2)" office:value-type="float" office:value="5.4" calcext:value-type="float">
            <text:p>5.4</text:p>
          </table:table-cell>
          <table:table-cell table:formula="of:=IFERROR((ROUND((((MIN(([.$C4]^2)/([.$T4]^2);[.$R$2])))*[.$J4]*0.8)+([.C4]/10))*5)+10; 0)" office:value-type="float" office:value="55" calcext:value-type="float">
            <text:p>55</text:p>
          </table:table-cell>
          <table:table-cell table:formula="of:=IFERROR(ROUND((MIN(([.$D4]^[.$L$2])/([.$T4]^2);[.$R$2]))*([.$J4]+[.$M$2]))*5;0)" office:value-type="float" office:value="25" calcext:value-type="float">
            <text:p>25</text:p>
          </table:table-cell>
          <table:table-cell table:formula="of:=IFERROR(ROUND((MIN(([.D4]+[.G4]+[.H4])/3/[.$T4];[.$R$2]))*([.$J4]+3))*5;0)" office:value-type="float" office:value="40" calcext:value-type="float">
            <text:p>40</text:p>
          </table:table-cell>
          <table:table-cell table:formula="of:=IFERROR(ROUND(((MIN(([.$H4]^2)/([.$T4]^2);[.$R$2]))*([.$J4]+3)*[.$T$2]))*5;0)" office:value-type="float" office:value="20" calcext:value-type="float">
            <text:p>20</text:p>
          </table:table-cell>
          <table:table-cell table:formula="of:=IFERROR(ROUND(((MIN(([.$E4]^2)/([.$T4]^2);[.$R$2]))*([.$J4]+3)*[.$T$2]))*5;0)" office:value-type="float" office:value="20" calcext:value-type="float">
            <text:p>20</text:p>
          </table:table-cell>
          <table:table-cell table:formula="of:=IFERROR(ROUND(((MIN(([.$G4]^2)/([.$T4]^2);[.$R$2]))*([.$J4]+3)*[.$T$2]))*5;0)" office:value-type="float" office:value="35" calcext:value-type="float">
            <text:p>35</text:p>
          </table:table-cell>
          <table:table-cell table:formula="of:=IFERROR(ROUND((MIN(([.$F4]^[.$Q$2])/([.$T4]^2);[.$R$2]))*([.$J4]+[.$M$2]))*5;0)" office:value-type="float" office:value="40" calcext:value-type="float">
            <text:p>40</text:p>
          </table:table-cell>
          <table:table-cell table:formula="of:=ROUND(AVERAGE([.K4:.Q4]))" office:value-type="float" office:value="34" calcext:value-type="float">
            <text:p>34</text:p>
          </table:table-cell>
          <table:table-cell table:formula="of:=ROUND((([.I4]/[.$S$1])*MAX([.I4]/350;0.8));2)" office:value-type="float" office:value="5.21" calcext:value-type="float">
            <text:p>5.21</text:p>
          </table:table-cell>
          <table:table-cell table:formula="of:=ROUND([.I4]/6;2)" office:value-type="float" office:value="67.5" calcext:value-type="float">
            <text:p>67.5</text:p>
          </table:table-cell>
          <table:table-cell/>
          <table:table-cell table:formula="of:=IFERROR(ROUND((((MIN(([.$C4]^2)/([.$T4]^2);[.$S$2])))*[.$S4]*0.8)+([.C4]/10))+10;10)" office:value-type="float" office:value="19" calcext:value-type="float">
            <text:p>19</text:p>
          </table:table-cell>
          <table:table-cell table:formula="of:=IFERROR(ROUND(((MIN(([.$D4]^2)/([.$T4]^2);[.$S$2])))*[.$S4]);0)" office:value-type="float" office:value="4" calcext:value-type="float">
            <text:p>4</text:p>
          </table:table-cell>
          <table:table-cell table:formula="of:=IFERROR(ROUND(MIN(([.D4]+[.G4]+[.H4])/3/[.$T4];[.$S$2])^2*[.$S4]);0)" office:value-type="float" office:value="5" calcext:value-type="float">
            <text:p>5</text:p>
          </table:table-cell>
          <table:table-cell table:formula="of:=IFERROR(ROUND(((MIN(([.H4]^2)/([.$T4]^2);[.$S$2])))*[.$S4]*[.$T$1]);0)" office:value-type="float" office:value="3" calcext:value-type="float">
            <text:p>3</text:p>
          </table:table-cell>
          <table:table-cell table:formula="of:=IFERROR(ROUND(((MIN(([.E4]^2)/([.$T4]^2);[.$S$2])))*[.$S4]*[.$T$1]);0)" office:value-type="float" office:value="3" calcext:value-type="float">
            <text:p>3</text:p>
          </table:table-cell>
          <table:table-cell table:formula="of:=IFERROR(ROUND(((MIN(([.G4]^2)/([.$T4]^2);[.$S$2])))*[.$S4]*[.$T$1]);0)" office:value-type="float" office:value="5" calcext:value-type="float">
            <text:p>5</text:p>
          </table:table-cell>
          <table:table-cell table:formula="of:=IFERROR(ROUND(((MIN(([.F4]^2)/([.$T4]^2);[.$S$2]))*[.$S4]));0)" office:value-type="float" office:value="7" calcext:value-type="float">
            <text:p>7</text:p>
          </table:table-cell>
          <table:table-cell table:formula="of:=ROUND(AVERAGE([.W4:.AB4]);2)" office:value-type="float" office:value="4.5" calcext:value-type="float">
            <text:p>4.5</text:p>
          </table:table-cell>
          <table:table-cell table:formula="of:=ROUND(AVERAGE([.AF4:.AK4]);2)" office:value-type="float" office:value="5.33" calcext:value-type="float">
            <text:p>5.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enusaurID</text:p>
          </table:table-cell>
          <table:table-cell office:value-type="string" calcext:value-type="string">
            <text:p><text:a xlink:href="http://bulbapedia.bulbagarden.net/wiki/Venusaur_(Pokémon)" xlink:type="simple">Venusaur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5:.H5])" office:value-type="float" office:value="525" calcext:value-type="float">
            <text:p>525</text:p>
          </table:table-cell>
          <table:table-cell table:formula="of:=ROUND((([.I5]/[.$S$1])*MAX([.I5]/420; 1.2));2)" office:value-type="float" office:value="7.29" calcext:value-type="float">
            <text:p>7.29</text:p>
          </table:table-cell>
          <table:table-cell table:formula="of:=IFERROR((ROUND((((MIN(([.$C5]^2)/([.$T5]^2);[.$R$2])))*[.$J5]*0.8)+([.C5]/10))*5)+10; 0)" office:value-type="float" office:value="75" calcext:value-type="float">
            <text:p>75</text:p>
          </table:table-cell>
          <table:table-cell table:formula="of:=IFERROR(ROUND((MIN(([.$D5]^[.$L$2])/([.$T5]^2);[.$R$2]))*([.$J5]+[.$M$2]))*5;0)" office:value-type="float" office:value="30" calcext:value-type="float">
            <text:p>30</text:p>
          </table:table-cell>
          <table:table-cell table:formula="of:=IFERROR(ROUND((MIN(([.D5]+[.G5]+[.H5])/3/[.$T5];[.$R$2]))*([.$J5]+3))*5;0)" office:value-type="float" office:value="50" calcext:value-type="float">
            <text:p>50</text:p>
          </table:table-cell>
          <table:table-cell table:formula="of:=IFERROR(ROUND(((MIN(([.$H5]^2)/([.$T5]^2);[.$R$2]))*([.$J5]+3)*[.$T$2]))*5;0)" office:value-type="float" office:value="25" calcext:value-type="float">
            <text:p>25</text:p>
          </table:table-cell>
          <table:table-cell table:formula="of:=IFERROR(ROUND(((MIN(([.$E5]^2)/([.$T5]^2);[.$R$2]))*([.$J5]+3)*[.$T$2]))*5;0)" office:value-type="float" office:value="30" calcext:value-type="float">
            <text:p>30</text:p>
          </table:table-cell>
          <table:table-cell table:formula="of:=IFERROR(ROUND(((MIN(([.$G5]^2)/([.$T5]^2);[.$R$2]))*([.$J5]+3)*[.$T$2]))*5;0)" office:value-type="float" office:value="40" calcext:value-type="float">
            <text:p>40</text:p>
          </table:table-cell>
          <table:table-cell table:formula="of:=IFERROR(ROUND((MIN(([.$F5]^[.$Q$2])/([.$T5]^2);[.$R$2]))*([.$J5]+[.$M$2]))*5;0)" office:value-type="float" office:value="45" calcext:value-type="float">
            <text:p>45</text:p>
          </table:table-cell>
          <table:table-cell table:formula="of:=ROUND(AVERAGE([.K5:.Q5]))" office:value-type="float" office:value="42" calcext:value-type="float">
            <text:p>42</text:p>
          </table:table-cell>
          <table:table-cell table:formula="of:=ROUND((([.I5]/[.$S$1])*MAX([.I5]/350;0.8));2)" office:value-type="float" office:value="8.75" calcext:value-type="float">
            <text:p>8.75</text:p>
          </table:table-cell>
          <table:table-cell table:formula="of:=ROUND([.I5]/6;2)" office:value-type="float" office:value="87.5" calcext:value-type="float">
            <text:p>87.5</text:p>
          </table:table-cell>
          <table:table-cell/>
          <table:table-cell table:formula="of:=IFERROR(ROUND((((MIN(([.$C5]^2)/([.$T5]^2);[.$S$2])))*[.$S5]*0.8)+([.C5]/10))+10;10)" office:value-type="float" office:value="24" calcext:value-type="float">
            <text:p>24</text:p>
          </table:table-cell>
          <table:table-cell table:formula="of:=IFERROR(ROUND(((MIN(([.$D5]^2)/([.$T5]^2);[.$S$2])))*[.$S5]);0)" office:value-type="float" office:value="8" calcext:value-type="float">
            <text:p>8</text:p>
          </table:table-cell>
          <table:table-cell table:formula="of:=IFERROR(ROUND(MIN(([.D5]+[.G5]+[.H5])/3/[.$T5];[.$S$2])^2*[.$S5]);0)" office:value-type="float" office:value="9" calcext:value-type="float">
            <text:p>9</text:p>
          </table:table-cell>
          <table:table-cell table:formula="of:=IFERROR(ROUND(((MIN(([.H5]^2)/([.$T5]^2);[.$S$2])))*[.$S5]*[.$T$1]);0)" office:value-type="float" office:value="5" calcext:value-type="float">
            <text:p>5</text:p>
          </table:table-cell>
          <table:table-cell table:formula="of:=IFERROR(ROUND(((MIN(([.E5]^2)/([.$T5]^2);[.$S$2])))*[.$S5]*[.$T$1]);0)" office:value-type="float" office:value="6" calcext:value-type="float">
            <text:p>6</text:p>
          </table:table-cell>
          <table:table-cell table:formula="of:=IFERROR(ROUND(((MIN(([.G5]^2)/([.$T5]^2);[.$S$2])))*[.$S5]*[.$T$1]);0)" office:value-type="float" office:value="8" calcext:value-type="float">
            <text:p>8</text:p>
          </table:table-cell>
          <table:table-cell table:formula="of:=IFERROR(ROUND(((MIN(([.F5]^2)/([.$T5]^2);[.$S$2]))*[.$S5]));0)" office:value-type="float" office:value="11" calcext:value-type="float">
            <text:p>11</text:p>
          </table:table-cell>
          <table:table-cell table:formula="of:=ROUND(AVERAGE([.W5:.AB5]);2)" office:value-type="float" office:value="7.83" calcext:value-type="float">
            <text:p>7.83</text:p>
          </table:table-cell>
          <table:table-cell table:formula="of:=ROUND(AVERAGE([.AF5:.AK5]);2)" office:value-type="float" office:value="8.17" calcext:value-type="float">
            <text:p>8.1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harmanderID</text:p>
          </table:table-cell>
          <table:table-cell office:value-type="string" calcext:value-type="string">
            <text:p><text:a xlink:href="http://bulbapedia.bulbagarden.net/wiki/Charmander_(Pokémon)" xlink:type="simple">Charmander</text:a>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SUM([.C6:.H6])" office:value-type="float" office:value="309" calcext:value-type="float">
            <text:p>309</text:p>
          </table:table-cell>
          <table:table-cell table:formula="of:=ROUND((([.I6]/[.$S$1])*MAX([.I6]/420; 1.2));2)" office:value-type="float" office:value="4.12" calcext:value-type="float">
            <text:p>4.12</text:p>
          </table:table-cell>
          <table:table-cell table:formula="of:=IFERROR((ROUND((((MIN(([.$C6]^2)/([.$T6]^2);[.$R$2])))*[.$J6]*0.8)+([.C6]/10))*5)+10; 0)" office:value-type="float" office:value="40" calcext:value-type="float">
            <text:p>40</text:p>
          </table:table-cell>
          <table:table-cell table:formula="of:=IFERROR(ROUND((MIN(([.$D6]^[.$L$2])/([.$T6]^2);[.$R$2]))*([.$J6]+[.$M$2]))*5;0)" office:value-type="float" office:value="30" calcext:value-type="float">
            <text:p>30</text:p>
          </table:table-cell>
          <table:table-cell table:formula="of:=IFERROR(ROUND((MIN(([.D6]+[.G6]+[.H6])/3/[.$T6];[.$R$2]))*([.$J6]+3))*5;0)" office:value-type="float" office:value="40" calcext:value-type="float">
            <text:p>40</text:p>
          </table:table-cell>
          <table:table-cell table:formula="of:=IFERROR(ROUND(((MIN(([.$H6]^2)/([.$T6]^2);[.$R$2]))*([.$J6]+3)*[.$T$2]))*5;0)" office:value-type="float" office:value="35" calcext:value-type="float">
            <text:p>35</text:p>
          </table:table-cell>
          <table:table-cell table:formula="of:=IFERROR(ROUND(((MIN(([.$E6]^2)/([.$T6]^2);[.$R$2]))*([.$J6]+3)*[.$T$2]))*5;0)" office:value-type="float" office:value="15" calcext:value-type="float">
            <text:p>15</text:p>
          </table:table-cell>
          <table:table-cell table:formula="of:=IFERROR(ROUND(((MIN(([.$G6]^2)/([.$T6]^2);[.$R$2]))*([.$J6]+3)*[.$T$2]))*5;0)" office:value-type="float" office:value="20" calcext:value-type="float">
            <text:p>20</text:p>
          </table:table-cell>
          <table:table-cell table:formula="of:=IFERROR(ROUND((MIN(([.$F6]^[.$Q$2])/([.$T6]^2);[.$R$2]))*([.$J6]+[.$M$2]))*5;0)" office:value-type="float" office:value="20" calcext:value-type="float">
            <text:p>20</text:p>
          </table:table-cell>
          <table:table-cell table:formula="of:=ROUND(AVERAGE([.K6:.Q6]))" office:value-type="float" office:value="29" calcext:value-type="float">
            <text:p>29</text:p>
          </table:table-cell>
          <table:table-cell table:formula="of:=ROUND((([.I6]/[.$S$1])*MAX([.I6]/350;0.8));2)" office:value-type="float" office:value="3.03" calcext:value-type="float">
            <text:p>3.03</text:p>
          </table:table-cell>
          <table:table-cell table:formula="of:=ROUND([.I6]/6;2)" office:value-type="float" office:value="51.5" calcext:value-type="float">
            <text:p>51.5</text:p>
          </table:table-cell>
          <table:table-cell/>
          <table:table-cell table:formula="of:=IFERROR(ROUND((((MIN(([.$C6]^2)/([.$T6]^2);[.$S$2])))*[.$S6]*0.8)+([.C6]/10))+10;10)" office:value-type="float" office:value="15" calcext:value-type="float">
            <text:p>15</text:p>
          </table:table-cell>
          <table:table-cell table:formula="of:=IFERROR(ROUND(((MIN(([.$D6]^2)/([.$T6]^2);[.$S$2])))*[.$S6]);0)" office:value-type="float" office:value="4" calcext:value-type="float">
            <text:p>4</text:p>
          </table:table-cell>
          <table:table-cell table:formula="of:=IFERROR(ROUND(MIN(([.D6]+[.G6]+[.H6])/3/[.$T6];[.$S$2])^2*[.$S6]);0)" office:value-type="float" office:value="4" calcext:value-type="float">
            <text:p>4</text:p>
          </table:table-cell>
          <table:table-cell table:formula="of:=IFERROR(ROUND(((MIN(([.H6]^2)/([.$T6]^2);[.$S$2])))*[.$S6]*[.$T$1]);0)" office:value-type="float" office:value="3" calcext:value-type="float">
            <text:p>3</text:p>
          </table:table-cell>
          <table:table-cell table:formula="of:=IFERROR(ROUND(((MIN(([.E6]^2)/([.$T6]^2);[.$S$2])))*[.$S6]*[.$T$1]);0)" office:value-type="float" office:value="1" calcext:value-type="float">
            <text:p>1</text:p>
          </table:table-cell>
          <table:table-cell table:formula="of:=IFERROR(ROUND(((MIN(([.G6]^2)/([.$T6]^2);[.$S$2])))*[.$S6]*[.$T$1]);0)" office:value-type="float" office:value="2" calcext:value-type="float">
            <text:p>2</text:p>
          </table:table-cell>
          <table:table-cell table:formula="of:=IFERROR(ROUND(((MIN(([.F6]^2)/([.$T6]^2);[.$S$2]))*[.$S6]));0)" office:value-type="float" office:value="3" calcext:value-type="float">
            <text:p>3</text:p>
          </table:table-cell>
          <table:table-cell table:formula="of:=ROUND(AVERAGE([.W6:.AB6]);2)" office:value-type="float" office:value="2.83" calcext:value-type="float">
            <text:p>2.83</text:p>
          </table:table-cell>
          <table:table-cell table:formula="of:=ROUND(AVERAGE([.AF6:.AK6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harmeleonID</text:p>
          </table:table-cell>
          <table:table-cell office:value-type="string" calcext:value-type="string">
            <text:p><text:a xlink:href="http://bulbapedia.bulbagarden.net/wiki/Charmeleon_(Pokémon)" xlink:type="simple">Charmeleon</text:a>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SUM([.C7:.H7])" office:value-type="float" office:value="405" calcext:value-type="float">
            <text:p>405</text:p>
          </table:table-cell>
          <table:table-cell table:formula="of:=ROUND((([.I7]/[.$S$1])*MAX([.I7]/420; 1.2));2)" office:value-type="float" office:value="5.4" calcext:value-type="float">
            <text:p>5.4</text:p>
          </table:table-cell>
          <table:table-cell table:formula="of:=IFERROR((ROUND((((MIN(([.$C7]^2)/([.$T7]^2);[.$R$2])))*[.$J7]*0.8)+([.C7]/10))*5)+10; 0)" office:value-type="float" office:value="55" calcext:value-type="float">
            <text:p>55</text:p>
          </table:table-cell>
          <table:table-cell table:formula="of:=IFERROR(ROUND((MIN(([.$D7]^[.$L$2])/([.$T7]^2);[.$R$2]))*([.$J7]+[.$M$2]))*5;0)" office:value-type="float" office:value="40" calcext:value-type="float">
            <text:p>40</text:p>
          </table:table-cell>
          <table:table-cell table:formula="of:=IFERROR(ROUND((MIN(([.D7]+[.G7]+[.H7])/3/[.$T7];[.$R$2]))*([.$J7]+3))*5;0)" office:value-type="float" office:value="45" calcext:value-type="float">
            <text:p>45</text:p>
          </table:table-cell>
          <table:table-cell table:formula="of:=IFERROR(ROUND(((MIN(([.$H7]^2)/([.$T7]^2);[.$R$2]))*([.$J7]+3)*[.$T$2]))*5;0)" office:value-type="float" office:value="35" calcext:value-type="float">
            <text:p>35</text:p>
          </table:table-cell>
          <table:table-cell table:formula="of:=IFERROR(ROUND(((MIN(([.$E7]^2)/([.$T7]^2);[.$R$2]))*([.$J7]+3)*[.$T$2]))*5;0)" office:value-type="float" office:value="20" calcext:value-type="float">
            <text:p>20</text:p>
          </table:table-cell>
          <table:table-cell table:formula="of:=IFERROR(ROUND(((MIN(([.$G7]^2)/([.$T7]^2);[.$R$2]))*([.$J7]+3)*[.$T$2]))*5;0)" office:value-type="float" office:value="25" calcext:value-type="float">
            <text:p>25</text:p>
          </table:table-cell>
          <table:table-cell table:formula="of:=IFERROR(ROUND((MIN(([.$F7]^[.$Q$2])/([.$T7]^2);[.$R$2]))*([.$J7]+[.$M$2]))*5;0)" office:value-type="float" office:value="25" calcext:value-type="float">
            <text:p>25</text:p>
          </table:table-cell>
          <table:table-cell table:formula="of:=ROUND(AVERAGE([.K7:.Q7]))" office:value-type="float" office:value="35" calcext:value-type="float">
            <text:p>35</text:p>
          </table:table-cell>
          <table:table-cell table:formula="of:=ROUND((([.I7]/[.$S$1])*MAX([.I7]/350;0.8));2)" office:value-type="float" office:value="5.21" calcext:value-type="float">
            <text:p>5.21</text:p>
          </table:table-cell>
          <table:table-cell table:formula="of:=ROUND([.I7]/6;2)" office:value-type="float" office:value="67.5" calcext:value-type="float">
            <text:p>67.5</text:p>
          </table:table-cell>
          <table:table-cell/>
          <table:table-cell table:formula="of:=IFERROR(ROUND((((MIN(([.$C7]^2)/([.$T7]^2);[.$S$2])))*[.$S7]*0.8)+([.C7]/10))+10;10)" office:value-type="float" office:value="19" calcext:value-type="float">
            <text:p>19</text:p>
          </table:table-cell>
          <table:table-cell table:formula="of:=IFERROR(ROUND(((MIN(([.$D7]^2)/([.$T7]^2);[.$S$2])))*[.$S7]);0)" office:value-type="float" office:value="7" calcext:value-type="float">
            <text:p>7</text:p>
          </table:table-cell>
          <table:table-cell table:formula="of:=IFERROR(ROUND(MIN(([.D7]+[.G7]+[.H7])/3/[.$T7];[.$S$2])^2*[.$S7]);0)" office:value-type="float" office:value="6" calcext:value-type="float">
            <text:p>6</text:p>
          </table:table-cell>
          <table:table-cell table:formula="of:=IFERROR(ROUND(((MIN(([.H7]^2)/([.$T7]^2);[.$S$2])))*[.$S7]*[.$T$1]);0)" office:value-type="float" office:value="5" calcext:value-type="float">
            <text:p>5</text:p>
          </table:table-cell>
          <table:table-cell table:formula="of:=IFERROR(ROUND(((MIN(([.E7]^2)/([.$T7]^2);[.$S$2])))*[.$S7]*[.$T$1]);0)" office:value-type="float" office:value="3" calcext:value-type="float">
            <text:p>3</text:p>
          </table:table-cell>
          <table:table-cell table:formula="of:=IFERROR(ROUND(((MIN(([.G7]^2)/([.$T7]^2);[.$S$2])))*[.$S7]*[.$T$1]);0)" office:value-type="float" office:value="3" calcext:value-type="float">
            <text:p>3</text:p>
          </table:table-cell>
          <table:table-cell table:formula="of:=IFERROR(ROUND(((MIN(([.F7]^2)/([.$T7]^2);[.$S$2]))*[.$S7]));0)" office:value-type="float" office:value="5" calcext:value-type="float">
            <text:p>5</text:p>
          </table:table-cell>
          <table:table-cell table:formula="of:=ROUND(AVERAGE([.W7:.AB7]);2)" office:value-type="float" office:value="4.83" calcext:value-type="float">
            <text:p>4.83</text:p>
          </table:table-cell>
          <table:table-cell table:formula="of:=ROUND(AVERAGE([.AF7:.AK7]);2)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harizardID</text:p>
          </table:table-cell>
          <table:table-cell office:value-type="string" calcext:value-type="string">
            <text:p><text:a xlink:href="http://bulbapedia.bulbagarden.net/wiki/Charizard_(Pokémon)" xlink:type="simple">Charizard</text:a>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C8:.H8])" office:value-type="float" office:value="534" calcext:value-type="float">
            <text:p>534</text:p>
          </table:table-cell>
          <table:table-cell table:formula="of:=ROUND((([.I8]/[.$S$1])*MAX([.I8]/420; 1.2));2)" office:value-type="float" office:value="7.54" calcext:value-type="float">
            <text:p>7.54</text:p>
          </table:table-cell>
          <table:table-cell table:formula="of:=IFERROR((ROUND((((MIN(([.$C8]^2)/([.$T8]^2);[.$R$2])))*[.$J8]*0.8)+([.C8]/10))*5)+10; 0)" office:value-type="float" office:value="70" calcext:value-type="float">
            <text:p>70</text:p>
          </table:table-cell>
          <table:table-cell table:formula="of:=IFERROR(ROUND((MIN(([.$D8]^[.$L$2])/([.$T8]^2);[.$R$2]))*([.$J8]+[.$M$2]))*5;0)" office:value-type="float" office:value="55" calcext:value-type="float">
            <text:p>55</text:p>
          </table:table-cell>
          <table:table-cell table:formula="of:=IFERROR(ROUND((MIN(([.D8]+[.G8]+[.H8])/3/[.$T8];[.$R$2]))*([.$J8]+3))*5;0)" office:value-type="float" office:value="60" calcext:value-type="float">
            <text:p>60</text:p>
          </table:table-cell>
          <table:table-cell table:formula="of:=IFERROR(ROUND(((MIN(([.$H8]^2)/([.$T8]^2);[.$R$2]))*([.$J8]+3)*[.$T$2]))*5;0)" office:value-type="float" office:value="40" calcext:value-type="float">
            <text:p>40</text:p>
          </table:table-cell>
          <table:table-cell table:formula="of:=IFERROR(ROUND(((MIN(([.$E8]^2)/([.$T8]^2);[.$R$2]))*([.$J8]+3)*[.$T$2]))*5;0)" office:value-type="float" office:value="25" calcext:value-type="float">
            <text:p>25</text:p>
          </table:table-cell>
          <table:table-cell table:formula="of:=IFERROR(ROUND(((MIN(([.$G8]^2)/([.$T8]^2);[.$R$2]))*([.$J8]+3)*[.$T$2]))*5;0)" office:value-type="float" office:value="30" calcext:value-type="float">
            <text:p>30</text:p>
          </table:table-cell>
          <table:table-cell table:formula="of:=IFERROR(ROUND((MIN(([.$F8]^[.$Q$2])/([.$T8]^2);[.$R$2]))*([.$J8]+[.$M$2]))*5;0)" office:value-type="float" office:value="35" calcext:value-type="float">
            <text:p>35</text:p>
          </table:table-cell>
          <table:table-cell table:formula="of:=ROUND(AVERAGE([.K8:.Q8]))" office:value-type="float" office:value="45" calcext:value-type="float">
            <text:p>45</text:p>
          </table:table-cell>
          <table:table-cell table:formula="of:=ROUND((([.I8]/[.$S$1])*MAX([.I8]/350;0.8));2)" office:value-type="float" office:value="9.05" calcext:value-type="float">
            <text:p>9.05</text:p>
          </table:table-cell>
          <table:table-cell table:formula="of:=ROUND([.I8]/6;2)" office:value-type="float" office:value="89" calcext:value-type="float">
            <text:p>89</text:p>
          </table:table-cell>
          <table:table-cell/>
          <table:table-cell table:formula="of:=IFERROR(ROUND((((MIN(([.$C8]^2)/([.$T8]^2);[.$S$2])))*[.$S8]*0.8)+([.C8]/10))+10;10)" office:value-type="float" office:value="23" calcext:value-type="float">
            <text:p>23</text:p>
          </table:table-cell>
          <table:table-cell table:formula="of:=IFERROR(ROUND(((MIN(([.$D8]^2)/([.$T8]^2);[.$S$2])))*[.$S8]);0)" office:value-type="float" office:value="14" calcext:value-type="float">
            <text:p>14</text:p>
          </table:table-cell>
          <table:table-cell table:formula="of:=IFERROR(ROUND(MIN(([.D8]+[.G8]+[.H8])/3/[.$T8];[.$S$2])^2*[.$S8]);0)" office:value-type="float" office:value="11" calcext:value-type="float">
            <text:p>11</text:p>
          </table:table-cell>
          <table:table-cell table:formula="of:=IFERROR(ROUND(((MIN(([.H8]^2)/([.$T8]^2);[.$S$2])))*[.$S8]*[.$T$1]);0)" office:value-type="float" office:value="8" calcext:value-type="float">
            <text:p>8</text:p>
          </table:table-cell>
          <table:table-cell table:formula="of:=IFERROR(ROUND(((MIN(([.E8]^2)/([.$T8]^2);[.$S$2])))*[.$S8]*[.$T$1]);0)" office:value-type="float" office:value="5" calcext:value-type="float">
            <text:p>5</text:p>
          </table:table-cell>
          <table:table-cell table:formula="of:=IFERROR(ROUND(((MIN(([.G8]^2)/([.$T8]^2);[.$S$2])))*[.$S8]*[.$T$1]);0)" office:value-type="float" office:value="6" calcext:value-type="float">
            <text:p>6</text:p>
          </table:table-cell>
          <table:table-cell table:formula="of:=IFERROR(ROUND(((MIN(([.F8]^2)/([.$T8]^2);[.$S$2]))*[.$S8]));0)" office:value-type="float" office:value="8" calcext:value-type="float">
            <text:p>8</text:p>
          </table:table-cell>
          <table:table-cell table:formula="of:=ROUND(AVERAGE([.W8:.AB8]);2)" office:value-type="float" office:value="8.67" calcext:value-type="float">
            <text:p>8.67</text:p>
          </table:table-cell>
          <table:table-cell table:formula="of:=ROUND(AVERAGE([.AF8:.AK8]);2)" office:value-type="float" office:value="7.67" calcext:value-type="float">
            <text:p>7.6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quirtleID</text:p>
          </table:table-cell>
          <table:table-cell office:value-type="string" calcext:value-type="string">
            <text:p><text:a xlink:href="http://bulbapedia.bulbagarden.net/wiki/Squirtle_(Pokémon)" xlink:type="simple">Squirtle</text:a>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formula="of:=SUM([.C9:.H9])" office:value-type="float" office:value="314" calcext:value-type="float">
            <text:p>314</text:p>
          </table:table-cell>
          <table:table-cell table:formula="of:=ROUND((([.I9]/[.$S$1])*MAX([.I9]/420; 1.2));2)" office:value-type="float" office:value="4.19" calcext:value-type="float">
            <text:p>4.19</text:p>
          </table:table-cell>
          <table:table-cell table:formula="of:=IFERROR((ROUND((((MIN(([.$C9]^2)/([.$T9]^2);[.$R$2])))*[.$J9]*0.8)+([.C9]/10))*5)+10; 0)" office:value-type="float" office:value="45" calcext:value-type="float">
            <text:p>45</text:p>
          </table:table-cell>
          <table:table-cell table:formula="of:=IFERROR(ROUND((MIN(([.$D9]^[.$L$2])/([.$T9]^2);[.$R$2]))*([.$J9]+[.$M$2]))*5;0)" office:value-type="float" office:value="20" calcext:value-type="float">
            <text:p>20</text:p>
          </table:table-cell>
          <table:table-cell table:formula="of:=IFERROR(ROUND((MIN(([.D9]+[.G9]+[.H9])/3/[.$T9];[.$R$2]))*([.$J9]+3))*5;0)" office:value-type="float" office:value="35" calcext:value-type="float">
            <text:p>35</text:p>
          </table:table-cell>
          <table:table-cell table:formula="of:=IFERROR(ROUND(((MIN(([.$H9]^2)/([.$T9]^2);[.$R$2]))*([.$J9]+3)*[.$T$2]))*5;0)" office:value-type="float" office:value="15" calcext:value-type="float">
            <text:p>15</text:p>
          </table:table-cell>
          <table:table-cell table:formula="of:=IFERROR(ROUND(((MIN(([.$E9]^2)/([.$T9]^2);[.$R$2]))*([.$J9]+3)*[.$T$2]))*5;0)" office:value-type="float" office:value="35" calcext:value-type="float">
            <text:p>35</text:p>
          </table:table-cell>
          <table:table-cell table:formula="of:=IFERROR(ROUND(((MIN(([.$G9]^2)/([.$T9]^2);[.$R$2]))*([.$J9]+3)*[.$T$2]))*5;0)" office:value-type="float" office:value="30" calcext:value-type="float">
            <text:p>30</text:p>
          </table:table-cell>
          <table:table-cell table:formula="of:=IFERROR(ROUND((MIN(([.$F9]^[.$Q$2])/([.$T9]^2);[.$R$2]))*([.$J9]+[.$M$2]))*5;0)" office:value-type="float" office:value="20" calcext:value-type="float">
            <text:p>20</text:p>
          </table:table-cell>
          <table:table-cell table:formula="of:=ROUND(AVERAGE([.K9:.Q9]))" office:value-type="float" office:value="29" calcext:value-type="float">
            <text:p>29</text:p>
          </table:table-cell>
          <table:table-cell table:formula="of:=ROUND((([.I9]/[.$S$1])*MAX([.I9]/350;0.8));2)" office:value-type="float" office:value="3.13" calcext:value-type="float">
            <text:p>3.13</text:p>
          </table:table-cell>
          <table:table-cell table:formula="of:=ROUND([.I9]/6;2)" office:value-type="float" office:value="52.33" calcext:value-type="float">
            <text:p>52.33</text:p>
          </table:table-cell>
          <table:table-cell/>
          <table:table-cell table:formula="of:=IFERROR(ROUND((((MIN(([.$C9]^2)/([.$T9]^2);[.$S$2])))*[.$S9]*0.8)+([.C9]/10))+10;10)" office:value-type="float" office:value="16" calcext:value-type="float">
            <text:p>16</text:p>
          </table:table-cell>
          <table:table-cell table:formula="of:=IFERROR(ROUND(((MIN(([.$D9]^2)/([.$T9]^2);[.$S$2])))*[.$S9]);0)" office:value-type="float" office:value="3" calcext:value-type="float">
            <text:p>3</text:p>
          </table:table-cell>
          <table:table-cell table:formula="of:=IFERROR(ROUND(MIN(([.D9]+[.G9]+[.H9])/3/[.$T9];[.$S$2])^2*[.$S9]);0)" office:value-type="float" office:value="3" calcext:value-type="float">
            <text:p>3</text:p>
          </table:table-cell>
          <table:table-cell table:formula="of:=IFERROR(ROUND(((MIN(([.H9]^2)/([.$T9]^2);[.$S$2])))*[.$S9]*[.$T$1]);0)" office:value-type="float" office:value="1" calcext:value-type="float">
            <text:p>1</text:p>
          </table:table-cell>
          <table:table-cell table:formula="of:=IFERROR(ROUND(((MIN(([.E9]^2)/([.$T9]^2);[.$S$2])))*[.$S9]*[.$T$1]);0)" office:value-type="float" office:value="3" calcext:value-type="float">
            <text:p>3</text:p>
          </table:table-cell>
          <table:table-cell table:formula="of:=IFERROR(ROUND(((MIN(([.G9]^2)/([.$T9]^2);[.$S$2])))*[.$S9]*[.$T$1]);0)" office:value-type="float" office:value="3" calcext:value-type="float">
            <text:p>3</text:p>
          </table:table-cell>
          <table:table-cell table:formula="of:=IFERROR(ROUND(((MIN(([.F9]^2)/([.$T9]^2);[.$S$2]))*[.$S9]));0)" office:value-type="float" office:value="3" calcext:value-type="float">
            <text:p>3</text:p>
          </table:table-cell>
          <table:table-cell table:formula="of:=ROUND(AVERAGE([.W9:.AB9]);2)" office:value-type="float" office:value="2.67" calcext:value-type="float">
            <text:p>2.67</text:p>
          </table:table-cell>
          <table:table-cell table:formula="of:=ROUND(AVERAGE([.AF9:.AK9]);2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artortleID</text:p>
          </table:table-cell>
          <table:table-cell office:value-type="string" calcext:value-type="string">
            <text:p><text:a xlink:href="http://bulbapedia.bulbagarden.net/wiki/Wartortle_(Pokémon)" xlink:type="simple">Wartortle</text:a>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formula="of:=SUM([.C10:.H10])" office:value-type="float" office:value="405" calcext:value-type="float">
            <text:p>405</text:p>
          </table:table-cell>
          <table:table-cell table:formula="of:=ROUND((([.I10]/[.$S$1])*MAX([.I10]/420; 1.2));2)" office:value-type="float" office:value="5.4" calcext:value-type="float">
            <text:p>5.4</text:p>
          </table:table-cell>
          <table:table-cell table:formula="of:=IFERROR((ROUND((((MIN(([.$C10]^2)/([.$T10]^2);[.$R$2])))*[.$J10]*0.8)+([.C10]/10))*5)+10; 0)" office:value-type="float" office:value="55" calcext:value-type="float">
            <text:p>55</text:p>
          </table:table-cell>
          <table:table-cell table:formula="of:=IFERROR(ROUND((MIN(([.$D10]^[.$L$2])/([.$T10]^2);[.$R$2]))*([.$J10]+[.$M$2]))*5;0)" office:value-type="float" office:value="25" calcext:value-type="float">
            <text:p>25</text:p>
          </table:table-cell>
          <table:table-cell table:formula="of:=IFERROR(ROUND((MIN(([.D10]+[.G10]+[.H10])/3/[.$T10];[.$R$2]))*([.$J10]+3))*5;0)" office:value-type="float" office:value="40" calcext:value-type="float">
            <text:p>40</text:p>
          </table:table-cell>
          <table:table-cell table:formula="of:=IFERROR(ROUND(((MIN(([.$H10]^2)/([.$T10]^2);[.$R$2]))*([.$J10]+3)*[.$T$2]))*5;0)" office:value-type="float" office:value="20" calcext:value-type="float">
            <text:p>20</text:p>
          </table:table-cell>
          <table:table-cell table:formula="of:=IFERROR(ROUND(((MIN(([.$E10]^2)/([.$T10]^2);[.$R$2]))*([.$J10]+3)*[.$T$2]))*5;0)" office:value-type="float" office:value="35" calcext:value-type="float">
            <text:p>35</text:p>
          </table:table-cell>
          <table:table-cell table:formula="of:=IFERROR(ROUND(((MIN(([.$G10]^2)/([.$T10]^2);[.$R$2]))*([.$J10]+3)*[.$T$2]))*5;0)" office:value-type="float" office:value="35" calcext:value-type="float">
            <text:p>35</text:p>
          </table:table-cell>
          <table:table-cell table:formula="of:=IFERROR(ROUND((MIN(([.$F10]^[.$Q$2])/([.$T10]^2);[.$R$2]))*([.$J10]+[.$M$2]))*5;0)" office:value-type="float" office:value="25" calcext:value-type="float">
            <text:p>25</text:p>
          </table:table-cell>
          <table:table-cell table:formula="of:=ROUND(AVERAGE([.K10:.Q10]))" office:value-type="float" office:value="34" calcext:value-type="float">
            <text:p>34</text:p>
          </table:table-cell>
          <table:table-cell table:formula="of:=ROUND((([.I10]/[.$S$1])*MAX([.I10]/350;0.8));2)" office:value-type="float" office:value="5.21" calcext:value-type="float">
            <text:p>5.21</text:p>
          </table:table-cell>
          <table:table-cell table:formula="of:=ROUND([.I10]/6;2)" office:value-type="float" office:value="67.5" calcext:value-type="float">
            <text:p>67.5</text:p>
          </table:table-cell>
          <table:table-cell/>
          <table:table-cell table:formula="of:=IFERROR(ROUND((((MIN(([.$C10]^2)/([.$T10]^2);[.$S$2])))*[.$S10]*0.8)+([.C10]/10))+10;10)" office:value-type="float" office:value="19" calcext:value-type="float">
            <text:p>19</text:p>
          </table:table-cell>
          <table:table-cell table:formula="of:=IFERROR(ROUND(((MIN(([.$D10]^2)/([.$T10]^2);[.$S$2])))*[.$S10]);0)" office:value-type="float" office:value="5" calcext:value-type="float">
            <text:p>5</text:p>
          </table:table-cell>
          <table:table-cell table:formula="of:=IFERROR(ROUND(MIN(([.D10]+[.G10]+[.H10])/3/[.$T10];[.$S$2])^2*[.$S10]);0)" office:value-type="float" office:value="5" calcext:value-type="float">
            <text:p>5</text:p>
          </table:table-cell>
          <table:table-cell table:formula="of:=IFERROR(ROUND(((MIN(([.H10]^2)/([.$T10]^2);[.$S$2])))*[.$S10]*[.$T$1]);0)" office:value-type="float" office:value="3" calcext:value-type="float">
            <text:p>3</text:p>
          </table:table-cell>
          <table:table-cell table:formula="of:=IFERROR(ROUND(((MIN(([.E10]^2)/([.$T10]^2);[.$S$2])))*[.$S10]*[.$T$1]);0)" office:value-type="float" office:value="5" calcext:value-type="float">
            <text:p>5</text:p>
          </table:table-cell>
          <table:table-cell table:formula="of:=IFERROR(ROUND(((MIN(([.G10]^2)/([.$T10]^2);[.$S$2])))*[.$S10]*[.$T$1]);0)" office:value-type="float" office:value="5" calcext:value-type="float">
            <text:p>5</text:p>
          </table:table-cell>
          <table:table-cell table:formula="of:=IFERROR(ROUND(((MIN(([.F10]^2)/([.$T10]^2);[.$S$2]))*[.$S10]));0)" office:value-type="float" office:value="5" calcext:value-type="float">
            <text:p>5</text:p>
          </table:table-cell>
          <table:table-cell table:formula="of:=ROUND(AVERAGE([.W10:.AB10]);2)" office:value-type="float" office:value="4.67" calcext:value-type="float">
            <text:p>4.67</text:p>
          </table:table-cell>
          <table:table-cell table:formula="of:=ROUND(AVERAGE([.AF10:.AK10]);2)" office:value-type="float" office:value="4.83" calcext:value-type="float">
            <text:p>4.8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lastoiseID</text:p>
          </table:table-cell>
          <table:table-cell office:value-type="string" calcext:value-type="string">
            <text:p><text:a xlink:href="http://bulbapedia.bulbagarden.net/wiki/Blastoise_(Pokémon)" xlink:type="simple">Blastoise</text:a>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formula="of:=SUM([.C11:.H11])" office:value-type="float" office:value="530" calcext:value-type="float">
            <text:p>530</text:p>
          </table:table-cell>
          <table:table-cell table:formula="of:=ROUND((([.I11]/[.$S$1])*MAX([.I11]/420; 1.2));2)" office:value-type="float" office:value="7.43" calcext:value-type="float">
            <text:p>7.43</text:p>
          </table:table-cell>
          <table:table-cell table:formula="of:=IFERROR((ROUND((((MIN(([.$C11]^2)/([.$T11]^2);[.$R$2])))*[.$J11]*0.8)+([.C11]/10))*5)+10; 0)" office:value-type="float" office:value="75" calcext:value-type="float">
            <text:p>75</text:p>
          </table:table-cell>
          <table:table-cell table:formula="of:=IFERROR(ROUND((MIN(([.$D11]^[.$L$2])/([.$T11]^2);[.$R$2]))*([.$J11]+[.$M$2]))*5;0)" office:value-type="float" office:value="30" calcext:value-type="float">
            <text:p>30</text:p>
          </table:table-cell>
          <table:table-cell table:formula="of:=IFERROR(ROUND((MIN(([.D11]+[.G11]+[.H11])/3/[.$T11];[.$R$2]))*([.$J11]+3))*5;0)" office:value-type="float" office:value="50" calcext:value-type="float">
            <text:p>50</text:p>
          </table:table-cell>
          <table:table-cell table:formula="of:=IFERROR(ROUND(((MIN(([.$H11]^2)/([.$T11]^2);[.$R$2]))*([.$J11]+3)*[.$T$2]))*5;0)" office:value-type="float" office:value="25" calcext:value-type="float">
            <text:p>25</text:p>
          </table:table-cell>
          <table:table-cell table:formula="of:=IFERROR(ROUND(((MIN(([.$E11]^2)/([.$T11]^2);[.$R$2]))*([.$J11]+3)*[.$T$2]))*5;0)" office:value-type="float" office:value="40" calcext:value-type="float">
            <text:p>40</text:p>
          </table:table-cell>
          <table:table-cell table:formula="of:=IFERROR(ROUND(((MIN(([.$G11]^2)/([.$T11]^2);[.$R$2]))*([.$J11]+3)*[.$T$2]))*5;0)" office:value-type="float" office:value="45" calcext:value-type="float">
            <text:p>45</text:p>
          </table:table-cell>
          <table:table-cell table:formula="of:=IFERROR(ROUND((MIN(([.$F11]^[.$Q$2])/([.$T11]^2);[.$R$2]))*([.$J11]+[.$M$2]))*5;0)" office:value-type="float" office:value="35" calcext:value-type="float">
            <text:p>35</text:p>
          </table:table-cell>
          <table:table-cell table:formula="of:=ROUND(AVERAGE([.K11:.Q11]))" office:value-type="float" office:value="43" calcext:value-type="float">
            <text:p>43</text:p>
          </table:table-cell>
          <table:table-cell table:formula="of:=ROUND((([.I11]/[.$S$1])*MAX([.I11]/350;0.8));2)" office:value-type="float" office:value="8.92" calcext:value-type="float">
            <text:p>8.92</text:p>
          </table:table-cell>
          <table:table-cell table:formula="of:=ROUND([.I11]/6;2)" office:value-type="float" office:value="88.33" calcext:value-type="float">
            <text:p>88.33</text:p>
          </table:table-cell>
          <table:table-cell/>
          <table:table-cell table:formula="of:=IFERROR(ROUND((((MIN(([.$C11]^2)/([.$T11]^2);[.$S$2])))*[.$S11]*0.8)+([.C11]/10))+10;10)" office:value-type="float" office:value="24" calcext:value-type="float">
            <text:p>24</text:p>
          </table:table-cell>
          <table:table-cell table:formula="of:=IFERROR(ROUND(((MIN(([.$D11]^2)/([.$T11]^2);[.$S$2])))*[.$S11]);0)" office:value-type="float" office:value="8" calcext:value-type="float">
            <text:p>8</text:p>
          </table:table-cell>
          <table:table-cell table:formula="of:=IFERROR(ROUND(MIN(([.D11]+[.G11]+[.H11])/3/[.$T11];[.$S$2])^2*[.$S11]);0)" office:value-type="float" office:value="9" calcext:value-type="float">
            <text:p>9</text:p>
          </table:table-cell>
          <table:table-cell table:formula="of:=IFERROR(ROUND(((MIN(([.H11]^2)/([.$T11]^2);[.$S$2])))*[.$S11]*[.$T$1]);0)" office:value-type="float" office:value="5" calcext:value-type="float">
            <text:p>5</text:p>
          </table:table-cell>
          <table:table-cell table:formula="of:=IFERROR(ROUND(((MIN(([.E11]^2)/([.$T11]^2);[.$S$2])))*[.$S11]*[.$T$1]);0)" office:value-type="float" office:value="8" calcext:value-type="float">
            <text:p>8</text:p>
          </table:table-cell>
          <table:table-cell table:formula="of:=IFERROR(ROUND(((MIN(([.G11]^2)/([.$T11]^2);[.$S$2])))*[.$S11]*[.$T$1]);0)" office:value-type="float" office:value="9" calcext:value-type="float">
            <text:p>9</text:p>
          </table:table-cell>
          <table:table-cell table:formula="of:=IFERROR(ROUND(((MIN(([.F11]^2)/([.$T11]^2);[.$S$2]))*[.$S11]));0)" office:value-type="float" office:value="8" calcext:value-type="float">
            <text:p>8</text:p>
          </table:table-cell>
          <table:table-cell table:formula="of:=ROUND(AVERAGE([.W11:.AB11]);2)" office:value-type="float" office:value="7.83" calcext:value-type="float">
            <text:p>7.83</text:p>
          </table:table-cell>
          <table:table-cell table:formula="of:=ROUND(AVERAGE([.AF11:.AK11]);2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terpieID</text:p>
          </table:table-cell>
          <table:table-cell office:value-type="string" calcext:value-type="string">
            <text:p><text:a xlink:href="http://bulbapedia.bulbagarden.net/wiki/Caterpie_(Pokémon)" xlink:type="simple">Caterpi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SUM([.C12:.H12])" office:value-type="float" office:value="195" calcext:value-type="float">
            <text:p>195</text:p>
          </table:table-cell>
          <table:table-cell table:formula="of:=ROUND((([.I12]/[.$S$1])*MAX([.I12]/420; 1.2));2)" office:value-type="float" office:value="2.6" calcext:value-type="float">
            <text:p>2.6</text:p>
          </table:table-cell>
          <table:table-cell table:formula="of:=IFERROR((ROUND((((MIN(([.$C12]^2)/([.$T12]^2);[.$R$2])))*[.$J12]*0.8)+([.C12]/10))*5)+10; 0)" office:value-type="float" office:value="50" calcext:value-type="float">
            <text:p>50</text:p>
          </table:table-cell>
          <table:table-cell table:formula="of:=IFERROR(ROUND((MIN(([.$D12]^[.$L$2])/([.$T12]^2);[.$R$2]))*([.$J12]+[.$M$2]))*5;0)" office:value-type="float" office:value="10" calcext:value-type="float">
            <text:p>10</text:p>
          </table:table-cell>
          <table:table-cell table:formula="of:=IFERROR(ROUND((MIN(([.D12]+[.G12]+[.H12])/3/[.$T12];[.$R$2]))*([.$J12]+3))*5;0)" office:value-type="float" office:value="25" calcext:value-type="float">
            <text:p>25</text:p>
          </table:table-cell>
          <table:table-cell table:formula="of:=IFERROR(ROUND(((MIN(([.$H12]^2)/([.$T12]^2);[.$R$2]))*([.$J12]+3)*[.$T$2]))*5;0)" office:value-type="float" office:value="30" calcext:value-type="float">
            <text:p>30</text:p>
          </table:table-cell>
          <table:table-cell table:formula="of:=IFERROR(ROUND(((MIN(([.$E12]^2)/([.$T12]^2);[.$R$2]))*([.$J12]+3)*[.$T$2]))*5;0)" office:value-type="float" office:value="20" calcext:value-type="float">
            <text:p>20</text:p>
          </table:table-cell>
          <table:table-cell table:formula="of:=IFERROR(ROUND(((MIN(([.$G12]^2)/([.$T12]^2);[.$R$2]))*([.$J12]+3)*[.$T$2]))*5;0)" office:value-type="float" office:value="5" calcext:value-type="float">
            <text:p>5</text:p>
          </table:table-cell>
          <table:table-cell table:formula="of:=IFERROR(ROUND((MIN(([.$F12]^[.$Q$2])/([.$T12]^2);[.$R$2]))*([.$J12]+[.$M$2]))*5;0)" office:value-type="float" office:value="5" calcext:value-type="float">
            <text:p>5</text:p>
          </table:table-cell>
          <table:table-cell table:formula="of:=ROUND(AVERAGE([.K12:.Q12]))" office:value-type="float" office:value="21" calcext:value-type="float">
            <text:p>21</text:p>
          </table:table-cell>
          <table:table-cell table:formula="of:=ROUND((([.I12]/[.$S$1])*MAX([.I12]/350;0.8));2)" office:value-type="float" office:value="1.73" calcext:value-type="float">
            <text:p>1.73</text:p>
          </table:table-cell>
          <table:table-cell table:formula="of:=ROUND([.I12]/6;2)" office:value-type="float" office:value="32.5" calcext:value-type="float">
            <text:p>32.5</text:p>
          </table:table-cell>
          <table:table-cell/>
          <table:table-cell table:formula="of:=IFERROR(ROUND((((MIN(([.$C12]^2)/([.$T12]^2);[.$S$2])))*[.$S12]*0.8)+([.C12]/10))+10;10)" office:value-type="float" office:value="17" calcext:value-type="float">
            <text:p>17</text:p>
          </table:table-cell>
          <table:table-cell table:formula="of:=IFERROR(ROUND(((MIN(([.$D12]^2)/([.$T12]^2);[.$S$2])))*[.$S12]);0)" office:value-type="float" office:value="1" calcext:value-type="float">
            <text:p>1</text:p>
          </table:table-cell>
          <table:table-cell table:formula="of:=IFERROR(ROUND(MIN(([.D12]+[.G12]+[.H12])/3/[.$T12];[.$S$2])^2*[.$S12]);0)" office:value-type="float" office:value="2" calcext:value-type="float">
            <text:p>2</text:p>
          </table:table-cell>
          <table:table-cell table:formula="of:=IFERROR(ROUND(((MIN(([.H12]^2)/([.$T12]^2);[.$S$2])))*[.$S12]*[.$T$1]);0)" office:value-type="float" office:value="2" calcext:value-type="float">
            <text:p>2</text:p>
          </table:table-cell>
          <table:table-cell table:formula="of:=IFERROR(ROUND(((MIN(([.E12]^2)/([.$T12]^2);[.$S$2])))*[.$S12]*[.$T$1]);0)" office:value-type="float" office:value="1" calcext:value-type="float">
            <text:p>1</text:p>
          </table:table-cell>
          <table:table-cell table:formula="of:=IFERROR(ROUND(((MIN(([.G12]^2)/([.$T12]^2);[.$S$2])))*[.$S12]*[.$T$1]);0)" office:value-type="float" office:value="0" calcext:value-type="float">
            <text:p>0</text:p>
          </table:table-cell>
          <table:table-cell table:formula="of:=IFERROR(ROUND(((MIN(([.F12]^2)/([.$T12]^2);[.$S$2]))*[.$S12]));0)" office:value-type="float" office:value="1" calcext:value-type="float">
            <text:p>1</text:p>
          </table:table-cell>
          <table:table-cell table:formula="of:=ROUND(AVERAGE([.W12:.AB12]);2)" office:value-type="float" office:value="1.17" calcext:value-type="float">
            <text:p>1.17</text:p>
          </table:table-cell>
          <table:table-cell table:formula="of:=ROUND(AVERAGE([.AF12:.AK12]);2)" office:value-type="float" office:value="1.83" calcext:value-type="float">
            <text:p>1.8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tapodID</text:p>
          </table:table-cell>
          <table:table-cell office:value-type="string" calcext:value-type="string">
            <text:p><text:a xlink:href="http://bulbapedia.bulbagarden.net/wiki/Metapod_(Pokémon)" xlink:type="simple">Metapod</text:a>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SUM([.C13:.H13])" office:value-type="float" office:value="205" calcext:value-type="float">
            <text:p>205</text:p>
          </table:table-cell>
          <table:table-cell table:formula="of:=ROUND((([.I13]/[.$S$1])*MAX([.I13]/420; 1.2));2)" office:value-type="float" office:value="2.73" calcext:value-type="float">
            <text:p>2.73</text:p>
          </table:table-cell>
          <table:table-cell table:formula="of:=IFERROR((ROUND((((MIN(([.$C13]^2)/([.$T13]^2);[.$R$2])))*[.$J13]*0.8)+([.C13]/10))*5)+10; 0)" office:value-type="float" office:value="60" calcext:value-type="float">
            <text:p>60</text:p>
          </table:table-cell>
          <table:table-cell table:formula="of:=IFERROR(ROUND((MIN(([.$D13]^[.$L$2])/([.$T13]^2);[.$R$2]))*([.$J13]+[.$M$2]))*5;0)" office:value-type="float" office:value="5" calcext:value-type="float">
            <text:p>5</text:p>
          </table:table-cell>
          <table:table-cell table:formula="of:=IFERROR(ROUND((MIN(([.D13]+[.G13]+[.H13])/3/[.$T13];[.$R$2]))*([.$J13]+3))*5;0)" office:value-type="float" office:value="20" calcext:value-type="float">
            <text:p>20</text:p>
          </table:table-cell>
          <table:table-cell table:formula="of:=IFERROR(ROUND(((MIN(([.$H13]^2)/([.$T13]^2);[.$R$2]))*([.$J13]+3)*[.$T$2]))*5;0)" office:value-type="float" office:value="15" calcext:value-type="float">
            <text:p>15</text:p>
          </table:table-cell>
          <table:table-cell table:formula="of:=IFERROR(ROUND(((MIN(([.$E13]^2)/([.$T13]^2);[.$R$2]))*([.$J13]+3)*[.$T$2]))*5;0)" office:value-type="float" office:value="40" calcext:value-type="float">
            <text:p>40</text:p>
          </table:table-cell>
          <table:table-cell table:formula="of:=IFERROR(ROUND(((MIN(([.$G13]^2)/([.$T13]^2);[.$R$2]))*([.$J13]+3)*[.$T$2]))*5;0)" office:value-type="float" office:value="10" calcext:value-type="float">
            <text:p>10</text:p>
          </table:table-cell>
          <table:table-cell table:formula="of:=IFERROR(ROUND((MIN(([.$F13]^[.$Q$2])/([.$T13]^2);[.$R$2]))*([.$J13]+[.$M$2]))*5;0)" office:value-type="float" office:value="10" calcext:value-type="float">
            <text:p>10</text:p>
          </table:table-cell>
          <table:table-cell table:formula="of:=ROUND(AVERAGE([.K13:.Q13]))" office:value-type="float" office:value="23" calcext:value-type="float">
            <text:p>23</text:p>
          </table:table-cell>
          <table:table-cell table:formula="of:=ROUND((([.I13]/[.$S$1])*MAX([.I13]/350;0.8));2)" office:value-type="float" office:value="1.82" calcext:value-type="float">
            <text:p>1.82</text:p>
          </table:table-cell>
          <table:table-cell table:formula="of:=ROUND([.I13]/6;2)" office:value-type="float" office:value="34.17" calcext:value-type="float">
            <text:p>34.17</text:p>
          </table:table-cell>
          <table:table-cell/>
          <table:table-cell table:formula="of:=IFERROR(ROUND((((MIN(([.$C13]^2)/([.$T13]^2);[.$S$2])))*[.$S13]*0.8)+([.C13]/10))+10;10)" office:value-type="float" office:value="18" calcext:value-type="float">
            <text:p>18</text:p>
          </table:table-cell>
          <table:table-cell table:formula="of:=IFERROR(ROUND(((MIN(([.$D13]^2)/([.$T13]^2);[.$S$2])))*[.$S13]);0)" office:value-type="float" office:value="1" calcext:value-type="float">
            <text:p>1</text:p>
          </table:table-cell>
          <table:table-cell table:formula="of:=IFERROR(ROUND(MIN(([.D13]+[.G13]+[.H13])/3/[.$T13];[.$S$2])^2*[.$S13]);0)" office:value-type="float" office:value="1" calcext:value-type="float">
            <text:p>1</text:p>
          </table:table-cell>
          <table:table-cell table:formula="of:=IFERROR(ROUND(((MIN(([.H13]^2)/([.$T13]^2);[.$S$2])))*[.$S13]*[.$T$1]);0)" office:value-type="float" office:value="1" calcext:value-type="float">
            <text:p>1</text:p>
          </table:table-cell>
          <table:table-cell table:formula="of:=IFERROR(ROUND(((MIN(([.E13]^2)/([.$T13]^2);[.$S$2])))*[.$S13]*[.$T$1]);0)" office:value-type="float" office:value="3" calcext:value-type="float">
            <text:p>3</text:p>
          </table:table-cell>
          <table:table-cell table:formula="of:=IFERROR(ROUND(((MIN(([.G13]^2)/([.$T13]^2);[.$S$2])))*[.$S13]*[.$T$1]);0)" office:value-type="float" office:value="1" calcext:value-type="float">
            <text:p>1</text:p>
          </table:table-cell>
          <table:table-cell table:formula="of:=IFERROR(ROUND(((MIN(([.F13]^2)/([.$T13]^2);[.$S$2]))*[.$S13]));0)" office:value-type="float" office:value="1" calcext:value-type="float">
            <text:p>1</text:p>
          </table:table-cell>
          <table:table-cell table:formula="of:=ROUND(AVERAGE([.W13:.AB13]);2)" office:value-type="float" office:value="1.33" calcext:value-type="float">
            <text:p>1.33</text:p>
          </table:table-cell>
          <table:table-cell table:formula="of:=ROUND(AVERAGE([.AF13:.AK13]);2)" office:value-type="float" office:value="2.83" calcext:value-type="float">
            <text:p>2.8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utterfreeID</text:p>
          </table:table-cell>
          <table:table-cell office:value-type="string" calcext:value-type="string">
            <text:p><text:a xlink:href="http://bulbapedia.bulbagarden.net/wiki/Butterfree_(Pokémon)" xlink:type="simple">Butterfre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SUM([.C14:.H14])" office:value-type="float" office:value="395" calcext:value-type="float">
            <text:p>395</text:p>
          </table:table-cell>
          <table:table-cell table:formula="of:=ROUND((([.I14]/[.$S$1])*MAX([.I14]/420; 1.2));2)" office:value-type="float" office:value="5.27" calcext:value-type="float">
            <text:p>5.27</text:p>
          </table:table-cell>
          <table:table-cell table:formula="of:=IFERROR((ROUND((((MIN(([.$C14]^2)/([.$T14]^2);[.$R$2])))*[.$J14]*0.8)+([.C14]/10))*5)+10; 0)" office:value-type="float" office:value="60" calcext:value-type="float">
            <text:p>60</text:p>
          </table:table-cell>
          <table:table-cell table:formula="of:=IFERROR(ROUND((MIN(([.$D14]^[.$L$2])/([.$T14]^2);[.$R$2]))*([.$J14]+[.$M$2]))*5;0)" office:value-type="float" office:value="10" calcext:value-type="float">
            <text:p>10</text:p>
          </table:table-cell>
          <table:table-cell table:formula="of:=IFERROR(ROUND((MIN(([.D14]+[.G14]+[.H14])/3/[.$T14];[.$R$2]))*([.$J14]+3))*5;0)" office:value-type="float" office:value="40" calcext:value-type="float">
            <text:p>40</text:p>
          </table:table-cell>
          <table:table-cell table:formula="of:=IFERROR(ROUND(((MIN(([.$H14]^2)/([.$T14]^2);[.$R$2]))*([.$J14]+3)*[.$T$2]))*5;0)" office:value-type="float" office:value="30" calcext:value-type="float">
            <text:p>30</text:p>
          </table:table-cell>
          <table:table-cell table:formula="of:=IFERROR(ROUND(((MIN(([.$E14]^2)/([.$T14]^2);[.$R$2]))*([.$J14]+3)*[.$T$2]))*5;0)" office:value-type="float" office:value="15" calcext:value-type="float">
            <text:p>15</text:p>
          </table:table-cell>
          <table:table-cell table:formula="of:=IFERROR(ROUND(((MIN(([.$G14]^2)/([.$T14]^2);[.$R$2]))*([.$J14]+3)*[.$T$2]))*5;0)" office:value-type="float" office:value="35" calcext:value-type="float">
            <text:p>35</text:p>
          </table:table-cell>
          <table:table-cell table:formula="of:=IFERROR(ROUND((MIN(([.$F14]^[.$Q$2])/([.$T14]^2);[.$R$2]))*([.$J14]+[.$M$2]))*5;0)" office:value-type="float" office:value="50" calcext:value-type="float">
            <text:p>50</text:p>
          </table:table-cell>
          <table:table-cell table:formula="of:=ROUND(AVERAGE([.K14:.Q14]))" office:value-type="float" office:value="34" calcext:value-type="float">
            <text:p>34</text:p>
          </table:table-cell>
          <table:table-cell table:formula="of:=ROUND((([.I14]/[.$S$1])*MAX([.I14]/350;0.8));2)" office:value-type="float" office:value="4.95" calcext:value-type="float">
            <text:p>4.95</text:p>
          </table:table-cell>
          <table:table-cell table:formula="of:=ROUND([.I14]/6;2)" office:value-type="float" office:value="65.83" calcext:value-type="float">
            <text:p>65.83</text:p>
          </table:table-cell>
          <table:table-cell/>
          <table:table-cell table:formula="of:=IFERROR(ROUND((((MIN(([.$C14]^2)/([.$T14]^2);[.$S$2])))*[.$S14]*0.8)+([.C14]/10))+10;10)" office:value-type="float" office:value="19" calcext:value-type="float">
            <text:p>19</text:p>
          </table:table-cell>
          <table:table-cell table:formula="of:=IFERROR(ROUND(((MIN(([.$D14]^2)/([.$T14]^2);[.$S$2])))*[.$S14]);0)" office:value-type="float" office:value="2" calcext:value-type="float">
            <text:p>2</text:p>
          </table:table-cell>
          <table:table-cell table:formula="of:=IFERROR(ROUND(MIN(([.D14]+[.G14]+[.H14])/3/[.$T14];[.$S$2])^2*[.$S14]);0)" office:value-type="float" office:value="5" calcext:value-type="float">
            <text:p>5</text:p>
          </table:table-cell>
          <table:table-cell table:formula="of:=IFERROR(ROUND(((MIN(([.H14]^2)/([.$T14]^2);[.$S$2])))*[.$S14]*[.$T$1]);0)" office:value-type="float" office:value="4" calcext:value-type="float">
            <text:p>4</text:p>
          </table:table-cell>
          <table:table-cell table:formula="of:=IFERROR(ROUND(((MIN(([.E14]^2)/([.$T14]^2);[.$S$2])))*[.$S14]*[.$T$1]);0)" office:value-type="float" office:value="2" calcext:value-type="float">
            <text:p>2</text:p>
          </table:table-cell>
          <table:table-cell table:formula="of:=IFERROR(ROUND(((MIN(([.G14]^2)/([.$T14]^2);[.$S$2])))*[.$S14]*[.$T$1]);0)" office:value-type="float" office:value="5" calcext:value-type="float">
            <text:p>5</text:p>
          </table:table-cell>
          <table:table-cell table:formula="of:=IFERROR(ROUND(((MIN(([.F14]^2)/([.$T14]^2);[.$S$2]))*[.$S14]));0)" office:value-type="float" office:value="9" calcext:value-type="float">
            <text:p>9</text:p>
          </table:table-cell>
          <table:table-cell table:formula="of:=ROUND(AVERAGE([.W14:.AB14]);2)" office:value-type="float" office:value="4.5" calcext:value-type="float">
            <text:p>4.5</text:p>
          </table:table-cell>
          <table:table-cell table:formula="of:=ROUND(AVERAGE([.AF14:.AK14]);2)" office:value-type="float" office:value="5.33" calcext:value-type="float">
            <text:p>5.3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eedleID</text:p>
          </table:table-cell>
          <table:table-cell office:value-type="string" calcext:value-type="string">
            <text:p><text:a xlink:href="http://bulbapedia.bulbagarden.net/wiki/Weedle_(Pokémon)" xlink:type="simple">Weedl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SUM([.C15:.H15])" office:value-type="float" office:value="195" calcext:value-type="float">
            <text:p>195</text:p>
          </table:table-cell>
          <table:table-cell table:formula="of:=ROUND((([.I15]/[.$S$1])*MAX([.I15]/420; 1.2));2)" office:value-type="float" office:value="2.6" calcext:value-type="float">
            <text:p>2.6</text:p>
          </table:table-cell>
          <table:table-cell table:formula="of:=IFERROR((ROUND((((MIN(([.$C15]^2)/([.$T15]^2);[.$R$2])))*[.$J15]*0.8)+([.C15]/10))*5)+10; 0)" office:value-type="float" office:value="45" calcext:value-type="float">
            <text:p>45</text:p>
          </table:table-cell>
          <table:table-cell table:formula="of:=IFERROR(ROUND((MIN(([.$D15]^[.$L$2])/([.$T15]^2);[.$R$2]))*([.$J15]+[.$M$2]))*5;0)" office:value-type="float" office:value="15" calcext:value-type="float">
            <text:p>15</text:p>
          </table:table-cell>
          <table:table-cell table:formula="of:=IFERROR(ROUND((MIN(([.D15]+[.G15]+[.H15])/3/[.$T15];[.$R$2]))*([.$J15]+3))*5;0)" office:value-type="float" office:value="30" calcext:value-type="float">
            <text:p>30</text:p>
          </table:table-cell>
          <table:table-cell table:formula="of:=IFERROR(ROUND(((MIN(([.$H15]^2)/([.$T15]^2);[.$R$2]))*([.$J15]+3)*[.$T$2]))*5;0)" office:value-type="float" office:value="35" calcext:value-type="float">
            <text:p>35</text:p>
          </table:table-cell>
          <table:table-cell table:formula="of:=IFERROR(ROUND(((MIN(([.$E15]^2)/([.$T15]^2);[.$R$2]))*([.$J15]+3)*[.$T$2]))*5;0)" office:value-type="float" office:value="15" calcext:value-type="float">
            <text:p>15</text:p>
          </table:table-cell>
          <table:table-cell table:formula="of:=IFERROR(ROUND(((MIN(([.$G15]^2)/([.$T15]^2);[.$R$2]))*([.$J15]+3)*[.$T$2]))*5;0)" office:value-type="float" office:value="5" calcext:value-type="float">
            <text:p>5</text:p>
          </table:table-cell>
          <table:table-cell table:formula="of:=IFERROR(ROUND((MIN(([.$F15]^[.$Q$2])/([.$T15]^2);[.$R$2]))*([.$J15]+[.$M$2]))*5;0)" office:value-type="float" office:value="5" calcext:value-type="float">
            <text:p>5</text:p>
          </table:table-cell>
          <table:table-cell table:formula="of:=ROUND(AVERAGE([.K15:.Q15]))" office:value-type="float" office:value="21" calcext:value-type="float">
            <text:p>21</text:p>
          </table:table-cell>
          <table:table-cell table:formula="of:=ROUND((([.I15]/[.$S$1])*MAX([.I15]/350;0.8));2)" office:value-type="float" office:value="1.73" calcext:value-type="float">
            <text:p>1.73</text:p>
          </table:table-cell>
          <table:table-cell table:formula="of:=ROUND([.I15]/6;2)" office:value-type="float" office:value="32.5" calcext:value-type="float">
            <text:p>32.5</text:p>
          </table:table-cell>
          <table:table-cell/>
          <table:table-cell table:formula="of:=IFERROR(ROUND((((MIN(([.$C15]^2)/([.$T15]^2);[.$S$2])))*[.$S15]*0.8)+([.C15]/10))+10;10)" office:value-type="float" office:value="16" calcext:value-type="float">
            <text:p>16</text:p>
          </table:table-cell>
          <table:table-cell table:formula="of:=IFERROR(ROUND(((MIN(([.$D15]^2)/([.$T15]^2);[.$S$2])))*[.$S15]);0)" office:value-type="float" office:value="2" calcext:value-type="float">
            <text:p>2</text:p>
          </table:table-cell>
          <table:table-cell table:formula="of:=IFERROR(ROUND(MIN(([.D15]+[.G15]+[.H15])/3/[.$T15];[.$S$2])^2*[.$S15]);0)" office:value-type="float" office:value="2" calcext:value-type="float">
            <text:p>2</text:p>
          </table:table-cell>
          <table:table-cell table:formula="of:=IFERROR(ROUND(((MIN(([.H15]^2)/([.$T15]^2);[.$S$2])))*[.$S15]*[.$T$1]);0)" office:value-type="float" office:value="2" calcext:value-type="float">
            <text:p>2</text:p>
          </table:table-cell>
          <table:table-cell table:formula="of:=IFERROR(ROUND(((MIN(([.E15]^2)/([.$T15]^2);[.$S$2])))*[.$S15]*[.$T$1]);0)" office:value-type="float" office:value="1" calcext:value-type="float">
            <text:p>1</text:p>
          </table:table-cell>
          <table:table-cell table:formula="of:=IFERROR(ROUND(((MIN(([.G15]^2)/([.$T15]^2);[.$S$2])))*[.$S15]*[.$T$1]);0)" office:value-type="float" office:value="0" calcext:value-type="float">
            <text:p>0</text:p>
          </table:table-cell>
          <table:table-cell table:formula="of:=IFERROR(ROUND(((MIN(([.F15]^2)/([.$T15]^2);[.$S$2]))*[.$S15]));0)" office:value-type="float" office:value="1" calcext:value-type="float">
            <text:p>1</text:p>
          </table:table-cell>
          <table:table-cell table:formula="of:=ROUND(AVERAGE([.W15:.AB15]);2)" office:value-type="float" office:value="1.33" calcext:value-type="float">
            <text:p>1.33</text:p>
          </table:table-cell>
          <table:table-cell table:formula="of:=ROUND(AVERAGE([.AF15:.AK15]);2)" office:value-type="float" office:value="1.83" calcext:value-type="float">
            <text:p>1.8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akunaID</text:p>
          </table:table-cell>
          <table:table-cell office:value-type="string" calcext:value-type="string">
            <text:p><text:a xlink:href="http://bulbapedia.bulbagarden.net/wiki/Kakuna_(Pokémon)" xlink:type="simple">Kakuna</text:a>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SUM([.C16:.H16])" office:value-type="float" office:value="205" calcext:value-type="float">
            <text:p>205</text:p>
          </table:table-cell>
          <table:table-cell table:formula="of:=ROUND((([.I16]/[.$S$1])*MAX([.I16]/420; 1.2));2)" office:value-type="float" office:value="2.73" calcext:value-type="float">
            <text:p>2.73</text:p>
          </table:table-cell>
          <table:table-cell table:formula="of:=IFERROR((ROUND((((MIN(([.$C16]^2)/([.$T16]^2);[.$R$2])))*[.$J16]*0.8)+([.C16]/10))*5)+10; 0)" office:value-type="float" office:value="50" calcext:value-type="float">
            <text:p>50</text:p>
          </table:table-cell>
          <table:table-cell table:formula="of:=IFERROR(ROUND((MIN(([.$D16]^[.$L$2])/([.$T16]^2);[.$R$2]))*([.$J16]+[.$M$2]))*5;0)" office:value-type="float" office:value="10" calcext:value-type="float">
            <text:p>10</text:p>
          </table:table-cell>
          <table:table-cell table:formula="of:=IFERROR(ROUND((MIN(([.D16]+[.G16]+[.H16])/3/[.$T16];[.$R$2]))*([.$J16]+3))*5;0)" office:value-type="float" office:value="25" calcext:value-type="float">
            <text:p>25</text:p>
          </table:table-cell>
          <table:table-cell table:formula="of:=IFERROR(ROUND(((MIN(([.$H16]^2)/([.$T16]^2);[.$R$2]))*([.$J16]+3)*[.$T$2]))*5;0)" office:value-type="float" office:value="20" calcext:value-type="float">
            <text:p>20</text:p>
          </table:table-cell>
          <table:table-cell table:formula="of:=IFERROR(ROUND(((MIN(([.$E16]^2)/([.$T16]^2);[.$R$2]))*([.$J16]+3)*[.$T$2]))*5;0)" office:value-type="float" office:value="35" calcext:value-type="float">
            <text:p>35</text:p>
          </table:table-cell>
          <table:table-cell table:formula="of:=IFERROR(ROUND(((MIN(([.$G16]^2)/([.$T16]^2);[.$R$2]))*([.$J16]+3)*[.$T$2]))*5;0)" office:value-type="float" office:value="10" calcext:value-type="float">
            <text:p>10</text:p>
          </table:table-cell>
          <table:table-cell table:formula="of:=IFERROR(ROUND((MIN(([.$F16]^[.$Q$2])/([.$T16]^2);[.$R$2]))*([.$J16]+[.$M$2]))*5;0)" office:value-type="float" office:value="10" calcext:value-type="float">
            <text:p>10</text:p>
          </table:table-cell>
          <table:table-cell table:formula="of:=ROUND(AVERAGE([.K16:.Q16]))" office:value-type="float" office:value="23" calcext:value-type="float">
            <text:p>23</text:p>
          </table:table-cell>
          <table:table-cell table:formula="of:=ROUND((([.I16]/[.$S$1])*MAX([.I16]/350;0.8));2)" office:value-type="float" office:value="1.82" calcext:value-type="float">
            <text:p>1.82</text:p>
          </table:table-cell>
          <table:table-cell table:formula="of:=ROUND([.I16]/6;2)" office:value-type="float" office:value="34.17" calcext:value-type="float">
            <text:p>34.17</text:p>
          </table:table-cell>
          <table:table-cell/>
          <table:table-cell table:formula="of:=IFERROR(ROUND((((MIN(([.$C16]^2)/([.$T16]^2);[.$S$2])))*[.$S16]*0.8)+([.C16]/10))+10;10)" office:value-type="float" office:value="17" calcext:value-type="float">
            <text:p>17</text:p>
          </table:table-cell>
          <table:table-cell table:formula="of:=IFERROR(ROUND(((MIN(([.$D16]^2)/([.$T16]^2);[.$S$2])))*[.$S16]);0)" office:value-type="float" office:value="1" calcext:value-type="float">
            <text:p>1</text:p>
          </table:table-cell>
          <table:table-cell table:formula="of:=IFERROR(ROUND(MIN(([.D16]+[.G16]+[.H16])/3/[.$T16];[.$S$2])^2*[.$S16]);0)" office:value-type="float" office:value="1" calcext:value-type="float">
            <text:p>1</text:p>
          </table:table-cell>
          <table:table-cell table:formula="of:=IFERROR(ROUND(((MIN(([.H16]^2)/([.$T16]^2);[.$S$2])))*[.$S16]*[.$T$1]);0)" office:value-type="float" office:value="1" calcext:value-type="float">
            <text:p>1</text:p>
          </table:table-cell>
          <table:table-cell table:formula="of:=IFERROR(ROUND(((MIN(([.E16]^2)/([.$T16]^2);[.$S$2])))*[.$S16]*[.$T$1]);0)" office:value-type="float" office:value="3" calcext:value-type="float">
            <text:p>3</text:p>
          </table:table-cell>
          <table:table-cell table:formula="of:=IFERROR(ROUND(((MIN(([.G16]^2)/([.$T16]^2);[.$S$2])))*[.$S16]*[.$T$1]);0)" office:value-type="float" office:value="1" calcext:value-type="float">
            <text:p>1</text:p>
          </table:table-cell>
          <table:table-cell table:formula="of:=IFERROR(ROUND(((MIN(([.F16]^2)/([.$T16]^2);[.$S$2]))*[.$S16]));0)" office:value-type="float" office:value="1" calcext:value-type="float">
            <text:p>1</text:p>
          </table:table-cell>
          <table:table-cell table:formula="of:=ROUND(AVERAGE([.W16:.AB16]);2)" office:value-type="float" office:value="1.33" calcext:value-type="float">
            <text:p>1.33</text:p>
          </table:table-cell>
          <table:table-cell table:formula="of:=ROUND(AVERAGE([.AF16:.AK16]);2)" office:value-type="float" office:value="2.33" calcext:value-type="float">
            <text:p>2.3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eedrillID</text:p>
          </table:table-cell>
          <table:table-cell office:value-type="string" calcext:value-type="string">
            <text:p><text:a xlink:href="http://bulbapedia.bulbagarden.net/wiki/Beedrill_(Pokémon)" xlink:type="simple">Beedri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SUM([.C17:.H17])" office:value-type="float" office:value="395" calcext:value-type="float">
            <text:p>395</text:p>
          </table:table-cell>
          <table:table-cell table:formula="of:=ROUND((([.I17]/[.$S$1])*MAX([.I17]/420; 1.2));2)" office:value-type="float" office:value="5.27" calcext:value-type="float">
            <text:p>5.27</text:p>
          </table:table-cell>
          <table:table-cell table:formula="of:=IFERROR((ROUND((((MIN(([.$C17]^2)/([.$T17]^2);[.$R$2])))*[.$J17]*0.8)+([.C17]/10))*5)+10; 0)" office:value-type="float" office:value="65" calcext:value-type="float">
            <text:p>65</text:p>
          </table:table-cell>
          <table:table-cell table:formula="of:=IFERROR(ROUND((MIN(([.$D17]^[.$L$2])/([.$T17]^2);[.$R$2]))*([.$J17]+[.$M$2]))*5;0)" office:value-type="float" office:value="50" calcext:value-type="float">
            <text:p>50</text:p>
          </table:table-cell>
          <table:table-cell table:formula="of:=IFERROR(ROUND((MIN(([.D17]+[.G17]+[.H17])/3/[.$T17];[.$R$2]))*([.$J17]+3))*5;0)" office:value-type="float" office:value="50" calcext:value-type="float">
            <text:p>50</text:p>
          </table:table-cell>
          <table:table-cell table:formula="of:=IFERROR(ROUND(((MIN(([.$H17]^2)/([.$T17]^2);[.$R$2]))*([.$J17]+3)*[.$T$2]))*5;0)" office:value-type="float" office:value="30" calcext:value-type="float">
            <text:p>30</text:p>
          </table:table-cell>
          <table:table-cell table:formula="of:=IFERROR(ROUND(((MIN(([.$E17]^2)/([.$T17]^2);[.$R$2]))*([.$J17]+3)*[.$T$2]))*5;0)" office:value-type="float" office:value="10" calcext:value-type="float">
            <text:p>10</text:p>
          </table:table-cell>
          <table:table-cell table:formula="of:=IFERROR(ROUND(((MIN(([.$G17]^2)/([.$T17]^2);[.$R$2]))*([.$J17]+3)*[.$T$2]))*5;0)" office:value-type="float" office:value="35" calcext:value-type="float">
            <text:p>35</text:p>
          </table:table-cell>
          <table:table-cell table:formula="of:=IFERROR(ROUND((MIN(([.$F17]^[.$Q$2])/([.$T17]^2);[.$R$2]))*([.$J17]+[.$M$2]))*5;0)" office:value-type="float" office:value="10" calcext:value-type="float">
            <text:p>10</text:p>
          </table:table-cell>
          <table:table-cell table:formula="of:=ROUND(AVERAGE([.K17:.Q17]))" office:value-type="float" office:value="36" calcext:value-type="float">
            <text:p>36</text:p>
          </table:table-cell>
          <table:table-cell table:formula="of:=ROUND((([.I17]/[.$S$1])*MAX([.I17]/350;0.8));2)" office:value-type="float" office:value="4.95" calcext:value-type="float">
            <text:p>4.95</text:p>
          </table:table-cell>
          <table:table-cell table:formula="of:=ROUND([.I17]/6;2)" office:value-type="float" office:value="65.83" calcext:value-type="float">
            <text:p>65.83</text:p>
          </table:table-cell>
          <table:table-cell/>
          <table:table-cell table:formula="of:=IFERROR(ROUND((((MIN(([.$C17]^2)/([.$T17]^2);[.$S$2])))*[.$S17]*0.8)+([.C17]/10))+10;10)" office:value-type="float" office:value="20" calcext:value-type="float">
            <text:p>20</text:p>
          </table:table-cell>
          <table:table-cell table:formula="of:=IFERROR(ROUND(((MIN(([.$D17]^2)/([.$T17]^2);[.$S$2])))*[.$S17]);0)" office:value-type="float" office:value="9" calcext:value-type="float">
            <text:p>9</text:p>
          </table:table-cell>
          <table:table-cell table:formula="of:=IFERROR(ROUND(MIN(([.D17]+[.G17]+[.H17])/3/[.$T17];[.$S$2])^2*[.$S17]);0)" office:value-type="float" office:value="8" calcext:value-type="float">
            <text:p>8</text:p>
          </table:table-cell>
          <table:table-cell table:formula="of:=IFERROR(ROUND(((MIN(([.H17]^2)/([.$T17]^2);[.$S$2])))*[.$S17]*[.$T$1]);0)" office:value-type="float" office:value="4" calcext:value-type="float">
            <text:p>4</text:p>
          </table:table-cell>
          <table:table-cell table:formula="of:=IFERROR(ROUND(((MIN(([.E17]^2)/([.$T17]^2);[.$S$2])))*[.$S17]*[.$T$1]);0)" office:value-type="float" office:value="1" calcext:value-type="float">
            <text:p>1</text:p>
          </table:table-cell>
          <table:table-cell table:formula="of:=IFERROR(ROUND(((MIN(([.G17]^2)/([.$T17]^2);[.$S$2])))*[.$S17]*[.$T$1]);0)" office:value-type="float" office:value="5" calcext:value-type="float">
            <text:p>5</text:p>
          </table:table-cell>
          <table:table-cell table:formula="of:=IFERROR(ROUND(((MIN(([.F17]^2)/([.$T17]^2);[.$S$2]))*[.$S17]));0)" office:value-type="float" office:value="2" calcext:value-type="float">
            <text:p>2</text:p>
          </table:table-cell>
          <table:table-cell table:formula="of:=ROUND(AVERAGE([.W17:.AB17]);2)" office:value-type="float" office:value="4.83" calcext:value-type="float">
            <text:p>4.83</text:p>
          </table:table-cell>
          <table:table-cell table:formula="of:=ROUND(AVERAGE([.AF17:.AK17]);2)" office:value-type="float" office:value="4.33" calcext:value-type="float">
            <text:p>4.3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idgeyID</text:p>
          </table:table-cell>
          <table:table-cell office:value-type="string" calcext:value-type="string">
            <text:p><text:a xlink:href="http://bulbapedia.bulbagarden.net/wiki/Pidgey_(Pokémon)" xlink:type="simple">Pidgey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SUM([.C18:.H18])" office:value-type="float" office:value="251" calcext:value-type="float">
            <text:p>251</text:p>
          </table:table-cell>
          <table:table-cell table:formula="of:=ROUND((([.I18]/[.$S$1])*MAX([.I18]/420; 1.2));2)" office:value-type="float" office:value="3.35" calcext:value-type="float">
            <text:p>3.35</text:p>
          </table:table-cell>
          <table:table-cell table:formula="of:=IFERROR((ROUND((((MIN(([.$C18]^2)/([.$T18]^2);[.$R$2])))*[.$J18]*0.8)+([.C18]/10))*5)+10; 0)" office:value-type="float" office:value="40" calcext:value-type="float">
            <text:p>40</text:p>
          </table:table-cell>
          <table:table-cell table:formula="of:=IFERROR(ROUND((MIN(([.$D18]^[.$L$2])/([.$T18]^2);[.$R$2]))*([.$J18]+[.$M$2]))*5;0)" office:value-type="float" office:value="20" calcext:value-type="float">
            <text:p>20</text:p>
          </table:table-cell>
          <table:table-cell table:formula="of:=IFERROR(ROUND((MIN(([.D18]+[.G18]+[.H18])/3/[.$T18];[.$R$2]))*([.$J18]+3))*5;0)" office:value-type="float" office:value="35" calcext:value-type="float">
            <text:p>35</text:p>
          </table:table-cell>
          <table:table-cell table:formula="of:=IFERROR(ROUND(((MIN(([.$H18]^2)/([.$T18]^2);[.$R$2]))*([.$J18]+3)*[.$T$2]))*5;0)" office:value-type="float" office:value="35" calcext:value-type="float">
            <text:p>35</text:p>
          </table:table-cell>
          <table:table-cell table:formula="of:=IFERROR(ROUND(((MIN(([.$E18]^2)/([.$T18]^2);[.$R$2]))*([.$J18]+3)*[.$T$2]))*5;0)" office:value-type="float" office:value="15" calcext:value-type="float">
            <text:p>15</text:p>
          </table:table-cell>
          <table:table-cell table:formula="of:=IFERROR(ROUND(((MIN(([.$G18]^2)/([.$T18]^2);[.$R$2]))*([.$J18]+3)*[.$T$2]))*5;0)" office:value-type="float" office:value="15" calcext:value-type="float">
            <text:p>15</text:p>
          </table:table-cell>
          <table:table-cell table:formula="of:=IFERROR(ROUND((MIN(([.$F18]^[.$Q$2])/([.$T18]^2);[.$R$2]))*([.$J18]+[.$M$2]))*5;0)" office:value-type="float" office:value="15" calcext:value-type="float">
            <text:p>15</text:p>
          </table:table-cell>
          <table:table-cell table:formula="of:=ROUND(AVERAGE([.K18:.Q18]))" office:value-type="float" office:value="25" calcext:value-type="float">
            <text:p>25</text:p>
          </table:table-cell>
          <table:table-cell table:formula="of:=ROUND((([.I18]/[.$S$1])*MAX([.I18]/350;0.8));2)" office:value-type="float" office:value="2.23" calcext:value-type="float">
            <text:p>2.23</text:p>
          </table:table-cell>
          <table:table-cell table:formula="of:=ROUND([.I18]/6;2)" office:value-type="float" office:value="41.83" calcext:value-type="float">
            <text:p>41.83</text:p>
          </table:table-cell>
          <table:table-cell/>
          <table:table-cell table:formula="of:=IFERROR(ROUND((((MIN(([.$C18]^2)/([.$T18]^2);[.$S$2])))*[.$S18]*0.8)+([.C18]/10))+10;10)" office:value-type="float" office:value="16" calcext:value-type="float">
            <text:p>16</text:p>
          </table:table-cell>
          <table:table-cell table:formula="of:=IFERROR(ROUND(((MIN(([.$D18]^2)/([.$T18]^2);[.$S$2])))*[.$S18]);0)" office:value-type="float" office:value="3" calcext:value-type="float">
            <text:p>3</text:p>
          </table:table-cell>
          <table:table-cell table:formula="of:=IFERROR(ROUND(MIN(([.D18]+[.G18]+[.H18])/3/[.$T18];[.$S$2])^2*[.$S18]);0)" office:value-type="float" office:value="3" calcext:value-type="float">
            <text:p>3</text:p>
          </table:table-cell>
          <table:table-cell table:formula="of:=IFERROR(ROUND(((MIN(([.H18]^2)/([.$T18]^2);[.$S$2])))*[.$S18]*[.$T$1]);0)" office:value-type="float" office:value="3" calcext:value-type="float">
            <text:p>3</text:p>
          </table:table-cell>
          <table:table-cell table:formula="of:=IFERROR(ROUND(((MIN(([.E18]^2)/([.$T18]^2);[.$S$2])))*[.$S18]*[.$T$1]);0)" office:value-type="float" office:value="1" calcext:value-type="float">
            <text:p>1</text:p>
          </table:table-cell>
          <table:table-cell table:formula="of:=IFERROR(ROUND(((MIN(([.G18]^2)/([.$T18]^2);[.$S$2])))*[.$S18]*[.$T$1]);0)" office:value-type="float" office:value="1" calcext:value-type="float">
            <text:p>1</text:p>
          </table:table-cell>
          <table:table-cell table:formula="of:=IFERROR(ROUND(((MIN(([.F18]^2)/([.$T18]^2);[.$S$2]))*[.$S18]));0)" office:value-type="float" office:value="2" calcext:value-type="float">
            <text:p>2</text:p>
          </table:table-cell>
          <table:table-cell table:formula="of:=ROUND(AVERAGE([.W18:.AB18]);2)" office:value-type="float" office:value="2.17" calcext:value-type="float">
            <text:p>2.17</text:p>
          </table:table-cell>
          <table:table-cell table:formula="of:=ROUND(AVERAGE([.AF18:.AK18]);2)" office:value-type="float" office:value="2.83" calcext:value-type="float">
            <text:p>2.8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idgeottoID</text:p>
          </table:table-cell>
          <table:table-cell office:value-type="string" calcext:value-type="string">
            <text:p><text:a xlink:href="http://bulbapedia.bulbagarden.net/wiki/Pidgeotto_(Pokémon)" xlink:type="simple">Pidgeotto</text:a>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formula="of:=SUM([.C19:.H19])" office:value-type="float" office:value="349" calcext:value-type="float">
            <text:p>349</text:p>
          </table:table-cell>
          <table:table-cell table:formula="of:=ROUND((([.I19]/[.$S$1])*MAX([.I19]/420; 1.2));2)" office:value-type="float" office:value="4.65" calcext:value-type="float">
            <text:p>4.65</text:p>
          </table:table-cell>
          <table:table-cell table:formula="of:=IFERROR((ROUND((((MIN(([.$C19]^2)/([.$T19]^2);[.$R$2])))*[.$J19]*0.8)+([.C19]/10))*5)+10; 0)" office:value-type="float" office:value="65" calcext:value-type="float">
            <text:p>65</text:p>
          </table:table-cell>
          <table:table-cell table:formula="of:=IFERROR(ROUND((MIN(([.$D19]^[.$L$2])/([.$T19]^2);[.$R$2]))*([.$J19]+[.$M$2]))*5;0)" office:value-type="float" office:value="25" calcext:value-type="float">
            <text:p>25</text:p>
          </table:table-cell>
          <table:table-cell table:formula="of:=IFERROR(ROUND((MIN(([.D19]+[.G19]+[.H19])/3/[.$T19];[.$R$2]))*([.$J19]+3))*5;0)" office:value-type="float" office:value="40" calcext:value-type="float">
            <text:p>40</text:p>
          </table:table-cell>
          <table:table-cell table:formula="of:=IFERROR(ROUND(((MIN(([.$H19]^2)/([.$T19]^2);[.$R$2]))*([.$J19]+3)*[.$T$2]))*5;0)" office:value-type="float" office:value="35" calcext:value-type="float">
            <text:p>35</text:p>
          </table:table-cell>
          <table:table-cell table:formula="of:=IFERROR(ROUND(((MIN(([.$E19]^2)/([.$T19]^2);[.$R$2]))*([.$J19]+3)*[.$T$2]))*5;0)" office:value-type="float" office:value="20" calcext:value-type="float">
            <text:p>20</text:p>
          </table:table-cell>
          <table:table-cell table:formula="of:=IFERROR(ROUND(((MIN(([.$G19]^2)/([.$T19]^2);[.$R$2]))*([.$J19]+3)*[.$T$2]))*5;0)" office:value-type="float" office:value="15" calcext:value-type="float">
            <text:p>15</text:p>
          </table:table-cell>
          <table:table-cell table:formula="of:=IFERROR(ROUND((MIN(([.$F19]^[.$Q$2])/([.$T19]^2);[.$R$2]))*([.$J19]+[.$M$2]))*5;0)" office:value-type="float" office:value="20" calcext:value-type="float">
            <text:p>20</text:p>
          </table:table-cell>
          <table:table-cell table:formula="of:=ROUND(AVERAGE([.K19:.Q19]))" office:value-type="float" office:value="31" calcext:value-type="float">
            <text:p>31</text:p>
          </table:table-cell>
          <table:table-cell table:formula="of:=ROUND((([.I19]/[.$S$1])*MAX([.I19]/350;0.8));2)" office:value-type="float" office:value="3.87" calcext:value-type="float">
            <text:p>3.87</text:p>
          </table:table-cell>
          <table:table-cell table:formula="of:=ROUND([.I19]/6;2)" office:value-type="float" office:value="58.17" calcext:value-type="float">
            <text:p>58.17</text:p>
          </table:table-cell>
          <table:table-cell/>
          <table:table-cell table:formula="of:=IFERROR(ROUND((((MIN(([.$C19]^2)/([.$T19]^2);[.$S$2])))*[.$S19]*0.8)+([.C19]/10))+10;10)" office:value-type="float" office:value="20" calcext:value-type="float">
            <text:p>20</text:p>
          </table:table-cell>
          <table:table-cell table:formula="of:=IFERROR(ROUND(((MIN(([.$D19]^2)/([.$T19]^2);[.$S$2])))*[.$S19]);0)" office:value-type="float" office:value="4" calcext:value-type="float">
            <text:p>4</text:p>
          </table:table-cell>
          <table:table-cell table:formula="of:=IFERROR(ROUND(MIN(([.D19]+[.G19]+[.H19])/3/[.$T19];[.$S$2])^2*[.$S19]);0)" office:value-type="float" office:value="4" calcext:value-type="float">
            <text:p>4</text:p>
          </table:table-cell>
          <table:table-cell table:formula="of:=IFERROR(ROUND(((MIN(([.H19]^2)/([.$T19]^2);[.$S$2])))*[.$S19]*[.$T$1]);0)" office:value-type="float" office:value="4" calcext:value-type="float">
            <text:p>4</text:p>
          </table:table-cell>
          <table:table-cell table:formula="of:=IFERROR(ROUND(((MIN(([.E19]^2)/([.$T19]^2);[.$S$2])))*[.$S19]*[.$T$1]);0)" office:value-type="float" office:value="2" calcext:value-type="float">
            <text:p>2</text:p>
          </table:table-cell>
          <table:table-cell table:formula="of:=IFERROR(ROUND(((MIN(([.G19]^2)/([.$T19]^2);[.$S$2])))*[.$S19]*[.$T$1]);0)" office:value-type="float" office:value="2" calcext:value-type="float">
            <text:p>2</text:p>
          </table:table-cell>
          <table:table-cell table:formula="of:=IFERROR(ROUND(((MIN(([.F19]^2)/([.$T19]^2);[.$S$2]))*[.$S19]));0)" office:value-type="float" office:value="3" calcext:value-type="float">
            <text:p>3</text:p>
          </table:table-cell>
          <table:table-cell table:formula="of:=ROUND(AVERAGE([.W19:.AB19]);2)" office:value-type="float" office:value="3.17" calcext:value-type="float">
            <text:p>3.17</text:p>
          </table:table-cell>
          <table:table-cell table:formula="of:=ROUND(AVERAGE([.AF19:.AK19]);2)" office:value-type="float" office:value="4.83" calcext:value-type="float">
            <text:p>4.8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idgeotID</text:p>
          </table:table-cell>
          <table:table-cell office:value-type="string" calcext:value-type="string">
            <text:p><text:a xlink:href="http://bulbapedia.bulbagarden.net/wiki/Pidgeot_(Pokémon)" xlink:type="simple">Pidgeot</text:a>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table:formula="of:=SUM([.C20:.H20])" office:value-type="float" office:value="494" calcext:value-type="float">
            <text:p>494</text:p>
          </table:table-cell>
          <table:table-cell table:formula="of:=ROUND((([.I20]/[.$S$1])*MAX([.I20]/420; 1.2));2)" office:value-type="float" office:value="6.59" calcext:value-type="float">
            <text:p>6.59</text:p>
          </table:table-cell>
          <table:table-cell table:formula="of:=IFERROR((ROUND((((MIN(([.$C20]^2)/([.$T20]^2);[.$R$2])))*[.$J20]*0.8)+([.C20]/10))*5)+10; 0)" office:value-type="float" office:value="80" calcext:value-type="float">
            <text:p>80</text:p>
          </table:table-cell>
          <table:table-cell table:formula="of:=IFERROR(ROUND((MIN(([.$D20]^[.$L$2])/([.$T20]^2);[.$R$2]))*([.$J20]+[.$M$2]))*5;0)" office:value-type="float" office:value="30" calcext:value-type="float">
            <text:p>30</text:p>
          </table:table-cell>
          <table:table-cell table:formula="of:=IFERROR(ROUND((MIN(([.D20]+[.G20]+[.H20])/3/[.$T20];[.$R$2]))*([.$J20]+3))*5;0)" office:value-type="float" office:value="50" calcext:value-type="float">
            <text:p>50</text:p>
          </table:table-cell>
          <table:table-cell table:formula="of:=IFERROR(ROUND(((MIN(([.$H20]^2)/([.$T20]^2);[.$R$2]))*([.$J20]+3)*[.$T$2]))*5;0)" office:value-type="float" office:value="45" calcext:value-type="float">
            <text:p>45</text:p>
          </table:table-cell>
          <table:table-cell table:formula="of:=IFERROR(ROUND(((MIN(([.$E20]^2)/([.$T20]^2);[.$R$2]))*([.$J20]+3)*[.$T$2]))*5;0)" office:value-type="float" office:value="25" calcext:value-type="float">
            <text:p>25</text:p>
          </table:table-cell>
          <table:table-cell table:formula="of:=IFERROR(ROUND(((MIN(([.$G20]^2)/([.$T20]^2);[.$R$2]))*([.$J20]+3)*[.$T$2]))*5;0)" office:value-type="float" office:value="20" calcext:value-type="float">
            <text:p>20</text:p>
          </table:table-cell>
          <table:table-cell table:formula="of:=IFERROR(ROUND((MIN(([.$F20]^[.$Q$2])/([.$T20]^2);[.$R$2]))*([.$J20]+[.$M$2]))*5;0)" office:value-type="float" office:value="35" calcext:value-type="float">
            <text:p>35</text:p>
          </table:table-cell>
          <table:table-cell table:formula="of:=ROUND(AVERAGE([.K20:.Q20]))" office:value-type="float" office:value="41" calcext:value-type="float">
            <text:p>41</text:p>
          </table:table-cell>
          <table:table-cell table:formula="of:=ROUND((([.I20]/[.$S$1])*MAX([.I20]/350;0.8));2)" office:value-type="float" office:value="7.75" calcext:value-type="float">
            <text:p>7.75</text:p>
          </table:table-cell>
          <table:table-cell table:formula="of:=ROUND([.I20]/6;2)" office:value-type="float" office:value="82.33" calcext:value-type="float">
            <text:p>82.33</text:p>
          </table:table-cell>
          <table:table-cell/>
          <table:table-cell table:formula="of:=IFERROR(ROUND((((MIN(([.$C20]^2)/([.$T20]^2);[.$S$2])))*[.$S20]*0.8)+([.C20]/10))+10;10)" office:value-type="float" office:value="25" calcext:value-type="float">
            <text:p>25</text:p>
          </table:table-cell>
          <table:table-cell table:formula="of:=IFERROR(ROUND(((MIN(([.$D20]^2)/([.$T20]^2);[.$S$2])))*[.$S20]);0)" office:value-type="float" office:value="7" calcext:value-type="float">
            <text:p>7</text:p>
          </table:table-cell>
          <table:table-cell table:formula="of:=IFERROR(ROUND(MIN(([.D20]+[.G20]+[.H20])/3/[.$T20];[.$S$2])^2*[.$S20]);0)" office:value-type="float" office:value="8" calcext:value-type="float">
            <text:p>8</text:p>
          </table:table-cell>
          <table:table-cell table:formula="of:=IFERROR(ROUND(((MIN(([.H20]^2)/([.$T20]^2);[.$S$2])))*[.$S20]*[.$T$1]);0)" office:value-type="float" office:value="8" calcext:value-type="float">
            <text:p>8</text:p>
          </table:table-cell>
          <table:table-cell table:formula="of:=IFERROR(ROUND(((MIN(([.E20]^2)/([.$T20]^2);[.$S$2])))*[.$S20]*[.$T$1]);0)" office:value-type="float" office:value="5" calcext:value-type="float">
            <text:p>5</text:p>
          </table:table-cell>
          <table:table-cell table:formula="of:=IFERROR(ROUND(((MIN(([.G20]^2)/([.$T20]^2);[.$S$2])))*[.$S20]*[.$T$1]);0)" office:value-type="float" office:value="4" calcext:value-type="float">
            <text:p>4</text:p>
          </table:table-cell>
          <table:table-cell table:formula="of:=IFERROR(ROUND(((MIN(([.F20]^2)/([.$T20]^2);[.$S$2]))*[.$S20]));0)" office:value-type="float" office:value="8" calcext:value-type="float">
            <text:p>8</text:p>
          </table:table-cell>
          <table:table-cell table:formula="of:=ROUND(AVERAGE([.W20:.AB20]);2)" office:value-type="float" office:value="6.67" calcext:value-type="float">
            <text:p>6.67</text:p>
          </table:table-cell>
          <table:table-cell table:formula="of:=ROUND(AVERAGE([.AF20:.AK20]);2)" office:value-type="float" office:value="6.33" calcext:value-type="float">
            <text:p>6.3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reekoID</text:p>
          </table:table-cell>
          <table:table-cell table:style-name="Default" table:number-columns-repeated="7"/>
          <table:table-cell table:formula="of:=SUM([.C21:.H21])" office:value-type="float" office:value="0" calcext:value-type="float">
            <text:p>0</text:p>
          </table:table-cell>
          <table:table-cell table:formula="of:=ROUND((([.I21]/[.$S$1])*MAX([.I21]/420; 1.2));2)" office:value-type="float" office:value="0" calcext:value-type="float">
            <text:p>0</text:p>
          </table:table-cell>
          <table:table-cell table:formula="of:=IFERROR((ROUND((((MIN(([.$C21]^2)/([.$T21]^2);[.$R$2])))*[.$J21]*0.8)+([.C21]/10))*5)+10; 0)" office:value-type="float" office:value="0" calcext:value-type="float">
            <text:p>0</text:p>
          </table:table-cell>
          <table:table-cell table:formula="of:=IFERROR(ROUND((MIN(([.$D21]^[.$L$2])/([.$T21]^2);[.$R$2]))*([.$J21]+[.$M$2]))*5;0)" office:value-type="float" office:value="0" calcext:value-type="float">
            <text:p>0</text:p>
          </table:table-cell>
          <table:table-cell table:formula="of:=IFERROR(ROUND((MIN(([.D21]+[.G21]+[.H21])/3/[.$T21];[.$R$2]))*([.$J21]+3))*5;0)" office:value-type="float" office:value="0" calcext:value-type="float">
            <text:p>0</text:p>
          </table:table-cell>
          <table:table-cell table:formula="of:=IFERROR(ROUND(((MIN(([.$H21]^2)/([.$T21]^2);[.$R$2]))*([.$J21]+3)*[.$T$2]))*5;0)" office:value-type="float" office:value="0" calcext:value-type="float">
            <text:p>0</text:p>
          </table:table-cell>
          <table:table-cell table:formula="of:=IFERROR(ROUND(((MIN(([.$E21]^2)/([.$T21]^2);[.$R$2]))*([.$J21]+3)*[.$T$2]))*5;0)" office:value-type="float" office:value="0" calcext:value-type="float">
            <text:p>0</text:p>
          </table:table-cell>
          <table:table-cell table:formula="of:=IFERROR(ROUND(((MIN(([.$G21]^2)/([.$T21]^2);[.$R$2]))*([.$J21]+3)*[.$T$2]))*5;0)" office:value-type="float" office:value="0" calcext:value-type="float">
            <text:p>0</text:p>
          </table:table-cell>
          <table:table-cell table:formula="of:=IFERROR(ROUND((MIN(([.$F21]^[.$Q$2])/([.$T21]^2);[.$R$2]))*([.$J21]+[.$M$2]))*5;0)" office:value-type="float" office:value="0" calcext:value-type="float">
            <text:p>0</text:p>
          </table:table-cell>
          <table:table-cell table:formula="of:=ROUND(AVERAGE([.K21:.Q21]))" office:value-type="float" office:value="0" calcext:value-type="float">
            <text:p>0</text:p>
          </table:table-cell>
          <table:table-cell table:formula="of:=ROUND((([.I21]/[.$S$1])*MAX([.I2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1]^2)/([.$T21]^2);[.$S$2])))*[.$S21]*0.8)+([.C21]/10))+10;10)" office:value-type="float" office:value="10" calcext:value-type="float">
            <text:p>10</text:p>
          </table:table-cell>
          <table:table-cell table:formula="of:=IFERROR(ROUND(((MIN(([.$D21]^2)/([.$T21]^2);[.$S$2])))*[.$S21]);0)" office:value-type="float" office:value="0" calcext:value-type="float">
            <text:p>0</text:p>
          </table:table-cell>
          <table:table-cell table:formula="of:=IFERROR(ROUND(MIN(([.D21]+[.G21]+[.H21])/3/[.$T21];[.$S$2])^2*[.$S21]);0)" office:value-type="float" office:value="0" calcext:value-type="float">
            <text:p>0</text:p>
          </table:table-cell>
          <table:table-cell table:formula="of:=IFERROR(ROUND(((MIN(([.H21]^2)/([.$T21]^2);[.$S$2])))*[.$S21]*[.$T$1]);0)" office:value-type="float" office:value="0" calcext:value-type="float">
            <text:p>0</text:p>
          </table:table-cell>
          <table:table-cell table:formula="of:=IFERROR(ROUND(((MIN(([.E21]^2)/([.$T21]^2);[.$S$2])))*[.$S21]*[.$T$1]);0)" office:value-type="float" office:value="0" calcext:value-type="float">
            <text:p>0</text:p>
          </table:table-cell>
          <table:table-cell table:formula="of:=IFERROR(ROUND(((MIN(([.G21]^2)/([.$T21]^2);[.$S$2])))*[.$S21]*[.$T$1]);0)" office:value-type="float" office:value="0" calcext:value-type="float">
            <text:p>0</text:p>
          </table:table-cell>
          <table:table-cell table:formula="of:=IFERROR(ROUND(((MIN(([.F21]^2)/([.$T21]^2);[.$S$2]))*[.$S21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robatID</text:p>
          </table:table-cell>
          <table:table-cell table:style-name="Default" table:number-columns-repeated="7"/>
          <table:table-cell table:formula="of:=SUM([.C22:.H22])" office:value-type="float" office:value="0" calcext:value-type="float">
            <text:p>0</text:p>
          </table:table-cell>
          <table:table-cell table:formula="of:=ROUND((([.I22]/[.$S$1])*MAX([.I22]/420; 1.2));2)" office:value-type="float" office:value="0" calcext:value-type="float">
            <text:p>0</text:p>
          </table:table-cell>
          <table:table-cell table:formula="of:=IFERROR((ROUND((((MIN(([.$C22]^2)/([.$T22]^2);[.$R$2])))*[.$J22]*0.8)+([.C22]/10))*5)+10; 0)" office:value-type="float" office:value="0" calcext:value-type="float">
            <text:p>0</text:p>
          </table:table-cell>
          <table:table-cell table:formula="of:=IFERROR(ROUND((MIN(([.$D22]^[.$L$2])/([.$T22]^2);[.$R$2]))*([.$J22]+[.$M$2]))*5;0)" office:value-type="float" office:value="0" calcext:value-type="float">
            <text:p>0</text:p>
          </table:table-cell>
          <table:table-cell table:formula="of:=IFERROR(ROUND((MIN(([.D22]+[.G22]+[.H22])/3/[.$T22];[.$R$2]))*([.$J22]+3))*5;0)" office:value-type="float" office:value="0" calcext:value-type="float">
            <text:p>0</text:p>
          </table:table-cell>
          <table:table-cell table:formula="of:=IFERROR(ROUND(((MIN(([.$H22]^2)/([.$T22]^2);[.$R$2]))*([.$J22]+3)*[.$T$2]))*5;0)" office:value-type="float" office:value="0" calcext:value-type="float">
            <text:p>0</text:p>
          </table:table-cell>
          <table:table-cell table:formula="of:=IFERROR(ROUND(((MIN(([.$E22]^2)/([.$T22]^2);[.$R$2]))*([.$J22]+3)*[.$T$2]))*5;0)" office:value-type="float" office:value="0" calcext:value-type="float">
            <text:p>0</text:p>
          </table:table-cell>
          <table:table-cell table:formula="of:=IFERROR(ROUND(((MIN(([.$G22]^2)/([.$T22]^2);[.$R$2]))*([.$J22]+3)*[.$T$2]))*5;0)" office:value-type="float" office:value="0" calcext:value-type="float">
            <text:p>0</text:p>
          </table:table-cell>
          <table:table-cell table:formula="of:=IFERROR(ROUND((MIN(([.$F22]^[.$Q$2])/([.$T22]^2);[.$R$2]))*([.$J22]+[.$M$2]))*5;0)" office:value-type="float" office:value="0" calcext:value-type="float">
            <text:p>0</text:p>
          </table:table-cell>
          <table:table-cell table:formula="of:=ROUND(AVERAGE([.K22:.Q22]))" office:value-type="float" office:value="0" calcext:value-type="float">
            <text:p>0</text:p>
          </table:table-cell>
          <table:table-cell table:formula="of:=ROUND((([.I22]/[.$S$1])*MAX([.I2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2]^2)/([.$T22]^2);[.$S$2])))*[.$S22]*0.8)+([.C22]/10))+10;10)" office:value-type="float" office:value="10" calcext:value-type="float">
            <text:p>10</text:p>
          </table:table-cell>
          <table:table-cell table:formula="of:=IFERROR(ROUND(((MIN(([.$D22]^2)/([.$T22]^2);[.$S$2])))*[.$S22]);0)" office:value-type="float" office:value="0" calcext:value-type="float">
            <text:p>0</text:p>
          </table:table-cell>
          <table:table-cell table:formula="of:=IFERROR(ROUND(MIN(([.D22]+[.G22]+[.H22])/3/[.$T22];[.$S$2])^2*[.$S22]);0)" office:value-type="float" office:value="0" calcext:value-type="float">
            <text:p>0</text:p>
          </table:table-cell>
          <table:table-cell table:formula="of:=IFERROR(ROUND(((MIN(([.H22]^2)/([.$T22]^2);[.$S$2])))*[.$S22]*[.$T$1]);0)" office:value-type="float" office:value="0" calcext:value-type="float">
            <text:p>0</text:p>
          </table:table-cell>
          <table:table-cell table:formula="of:=IFERROR(ROUND(((MIN(([.E22]^2)/([.$T22]^2);[.$S$2])))*[.$S22]*[.$T$1]);0)" office:value-type="float" office:value="0" calcext:value-type="float">
            <text:p>0</text:p>
          </table:table-cell>
          <table:table-cell table:formula="of:=IFERROR(ROUND(((MIN(([.G22]^2)/([.$T22]^2);[.$S$2])))*[.$S22]*[.$T$1]);0)" office:value-type="float" office:value="0" calcext:value-type="float">
            <text:p>0</text:p>
          </table:table-cell>
          <table:table-cell table:formula="of:=IFERROR(ROUND(((MIN(([.F22]^2)/([.$T22]^2);[.$S$2]))*[.$S22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edID</text:p>
          </table:table-cell>
          <table:table-cell table:style-name="Default" table:number-columns-repeated="7"/>
          <table:table-cell table:formula="of:=SUM([.C23:.H23])" office:value-type="float" office:value="0" calcext:value-type="float">
            <text:p>0</text:p>
          </table:table-cell>
          <table:table-cell table:formula="of:=ROUND((([.I23]/[.$S$1])*MAX([.I23]/420; 1.2));2)" office:value-type="float" office:value="0" calcext:value-type="float">
            <text:p>0</text:p>
          </table:table-cell>
          <table:table-cell table:formula="of:=IFERROR((ROUND((((MIN(([.$C23]^2)/([.$T23]^2);[.$R$2])))*[.$J23]*0.8)+([.C23]/10))*5)+10; 0)" office:value-type="float" office:value="0" calcext:value-type="float">
            <text:p>0</text:p>
          </table:table-cell>
          <table:table-cell table:formula="of:=IFERROR(ROUND((MIN(([.$D23]^[.$L$2])/([.$T23]^2);[.$R$2]))*([.$J23]+[.$M$2]))*5;0)" office:value-type="float" office:value="0" calcext:value-type="float">
            <text:p>0</text:p>
          </table:table-cell>
          <table:table-cell table:formula="of:=IFERROR(ROUND((MIN(([.D23]+[.G23]+[.H23])/3/[.$T23];[.$R$2]))*([.$J23]+3))*5;0)" office:value-type="float" office:value="0" calcext:value-type="float">
            <text:p>0</text:p>
          </table:table-cell>
          <table:table-cell table:formula="of:=IFERROR(ROUND(((MIN(([.$H23]^2)/([.$T23]^2);[.$R$2]))*([.$J23]+3)*[.$T$2]))*5;0)" office:value-type="float" office:value="0" calcext:value-type="float">
            <text:p>0</text:p>
          </table:table-cell>
          <table:table-cell table:formula="of:=IFERROR(ROUND(((MIN(([.$E23]^2)/([.$T23]^2);[.$R$2]))*([.$J23]+3)*[.$T$2]))*5;0)" office:value-type="float" office:value="0" calcext:value-type="float">
            <text:p>0</text:p>
          </table:table-cell>
          <table:table-cell table:formula="of:=IFERROR(ROUND(((MIN(([.$G23]^2)/([.$T23]^2);[.$R$2]))*([.$J23]+3)*[.$T$2]))*5;0)" office:value-type="float" office:value="0" calcext:value-type="float">
            <text:p>0</text:p>
          </table:table-cell>
          <table:table-cell table:formula="of:=IFERROR(ROUND((MIN(([.$F23]^[.$Q$2])/([.$T23]^2);[.$R$2]))*([.$J23]+[.$M$2]))*5;0)" office:value-type="float" office:value="0" calcext:value-type="float">
            <text:p>0</text:p>
          </table:table-cell>
          <table:table-cell table:formula="of:=ROUND(AVERAGE([.K23:.Q23]))" office:value-type="float" office:value="0" calcext:value-type="float">
            <text:p>0</text:p>
          </table:table-cell>
          <table:table-cell table:formula="of:=ROUND((([.I23]/[.$S$1])*MAX([.I2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3]^2)/([.$T23]^2);[.$S$2])))*[.$S23]*0.8)+([.C23]/10))+10;10)" office:value-type="float" office:value="10" calcext:value-type="float">
            <text:p>10</text:p>
          </table:table-cell>
          <table:table-cell table:formula="of:=IFERROR(ROUND(((MIN(([.$D23]^2)/([.$T23]^2);[.$S$2])))*[.$S23]);0)" office:value-type="float" office:value="0" calcext:value-type="float">
            <text:p>0</text:p>
          </table:table-cell>
          <table:table-cell table:formula="of:=IFERROR(ROUND(MIN(([.D23]+[.G23]+[.H23])/3/[.$T23];[.$S$2])^2*[.$S23]);0)" office:value-type="float" office:value="0" calcext:value-type="float">
            <text:p>0</text:p>
          </table:table-cell>
          <table:table-cell table:formula="of:=IFERROR(ROUND(((MIN(([.H23]^2)/([.$T23]^2);[.$S$2])))*[.$S23]*[.$T$1]);0)" office:value-type="float" office:value="0" calcext:value-type="float">
            <text:p>0</text:p>
          </table:table-cell>
          <table:table-cell table:formula="of:=IFERROR(ROUND(((MIN(([.E23]^2)/([.$T23]^2);[.$S$2])))*[.$S23]*[.$T$1]);0)" office:value-type="float" office:value="0" calcext:value-type="float">
            <text:p>0</text:p>
          </table:table-cell>
          <table:table-cell table:formula="of:=IFERROR(ROUND(((MIN(([.G23]^2)/([.$T23]^2);[.$S$2])))*[.$S23]*[.$T$1]);0)" office:value-type="float" office:value="0" calcext:value-type="float">
            <text:p>0</text:p>
          </table:table-cell>
          <table:table-cell table:formula="of:=IFERROR(ROUND(((MIN(([.F23]^2)/([.$T23]^2);[.$S$2]))*[.$S23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Unused4ID</text:p>
          </table:table-cell>
          <table:table-cell table:number-columns-repeated="7"/>
          <table:table-cell table:formula="of:=SUM([.C24:.H24])" office:value-type="float" office:value="0" calcext:value-type="float">
            <text:p>0</text:p>
          </table:table-cell>
          <table:table-cell table:formula="of:=ROUND((([.I24]/[.$S$1])*MAX([.I24]/420; 1.2));2)" office:value-type="float" office:value="0" calcext:value-type="float">
            <text:p>0</text:p>
          </table:table-cell>
          <table:table-cell table:formula="of:=IFERROR((ROUND((((MIN(([.$C24]^2)/([.$T24]^2);[.$R$2])))*[.$J24]*0.8)+([.C24]/10))*5)+10; 0)" office:value-type="float" office:value="0" calcext:value-type="float">
            <text:p>0</text:p>
          </table:table-cell>
          <table:table-cell table:formula="of:=IFERROR(ROUND((MIN(([.$D24]^[.$L$2])/([.$T24]^2);[.$R$2]))*([.$J24]+[.$M$2]))*5;0)" office:value-type="float" office:value="0" calcext:value-type="float">
            <text:p>0</text:p>
          </table:table-cell>
          <table:table-cell table:formula="of:=IFERROR(ROUND((MIN(([.D24]+[.G24]+[.H24])/3/[.$T24];[.$R$2]))*([.$J24]+3))*5;0)" office:value-type="float" office:value="0" calcext:value-type="float">
            <text:p>0</text:p>
          </table:table-cell>
          <table:table-cell table:formula="of:=IFERROR(ROUND(((MIN(([.$H24]^2)/([.$T24]^2);[.$R$2]))*([.$J24]+3)*[.$T$2]))*5;0)" office:value-type="float" office:value="0" calcext:value-type="float">
            <text:p>0</text:p>
          </table:table-cell>
          <table:table-cell table:formula="of:=IFERROR(ROUND(((MIN(([.$E24]^2)/([.$T24]^2);[.$R$2]))*([.$J24]+3)*[.$T$2]))*5;0)" office:value-type="float" office:value="0" calcext:value-type="float">
            <text:p>0</text:p>
          </table:table-cell>
          <table:table-cell table:formula="of:=IFERROR(ROUND(((MIN(([.$G24]^2)/([.$T24]^2);[.$R$2]))*([.$J24]+3)*[.$T$2]))*5;0)" office:value-type="float" office:value="0" calcext:value-type="float">
            <text:p>0</text:p>
          </table:table-cell>
          <table:table-cell table:formula="of:=IFERROR(ROUND((MIN(([.$F24]^[.$Q$2])/([.$T24]^2);[.$R$2]))*([.$J24]+[.$M$2]))*5;0)" office:value-type="float" office:value="0" calcext:value-type="float">
            <text:p>0</text:p>
          </table:table-cell>
          <table:table-cell table:formula="of:=ROUND(AVERAGE([.K24:.Q24]))" office:value-type="float" office:value="0" calcext:value-type="float">
            <text:p>0</text:p>
          </table:table-cell>
          <table:table-cell table:formula="of:=ROUND((([.I24]/[.$S$1])*MAX([.I2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4]^2)/([.$T24]^2);[.$S$2])))*[.$S24]*0.8)+([.C24]/10))+10;10)" office:value-type="float" office:value="10" calcext:value-type="float">
            <text:p>10</text:p>
          </table:table-cell>
          <table:table-cell table:formula="of:=IFERROR(ROUND(((MIN(([.$D24]^2)/([.$T24]^2);[.$S$2])))*[.$S24]);0)" office:value-type="float" office:value="0" calcext:value-type="float">
            <text:p>0</text:p>
          </table:table-cell>
          <table:table-cell table:formula="of:=IFERROR(ROUND(MIN(([.D24]+[.G24]+[.H24])/3/[.$T24];[.$S$2])^2*[.$S24]);0)" office:value-type="float" office:value="0" calcext:value-type="float">
            <text:p>0</text:p>
          </table:table-cell>
          <table:table-cell table:formula="of:=IFERROR(ROUND(((MIN(([.H24]^2)/([.$T24]^2);[.$S$2])))*[.$S24]*[.$T$1]);0)" office:value-type="float" office:value="0" calcext:value-type="float">
            <text:p>0</text:p>
          </table:table-cell>
          <table:table-cell table:formula="of:=IFERROR(ROUND(((MIN(([.E24]^2)/([.$T24]^2);[.$S$2])))*[.$S24]*[.$T$1]);0)" office:value-type="float" office:value="0" calcext:value-type="float">
            <text:p>0</text:p>
          </table:table-cell>
          <table:table-cell table:formula="of:=IFERROR(ROUND(((MIN(([.G24]^2)/([.$T24]^2);[.$S$2])))*[.$S24]*[.$T$1]);0)" office:value-type="float" office:value="0" calcext:value-type="float">
            <text:p>0</text:p>
          </table:table-cell>
          <table:table-cell table:formula="of:=IFERROR(ROUND(((MIN(([.F24]^2)/([.$T24]^2);[.$S$2]))*[.$S24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attataID</text:p>
          </table:table-cell>
          <table:table-cell office:value-type="string" calcext:value-type="string">
            <text:p><text:a xlink:href="http://bulbapedia.bulbagarden.net/wiki/Rattata_(Pokémon)" xlink:type="simple">Rattat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formula="of:=SUM([.C25:.H25])" office:value-type="float" office:value="253" calcext:value-type="float">
            <text:p>253</text:p>
          </table:table-cell>
          <table:table-cell table:formula="of:=ROUND((([.I25]/[.$S$1])*MAX([.I25]/420; 1.2));2)" office:value-type="float" office:value="3.37" calcext:value-type="float">
            <text:p>3.37</text:p>
          </table:table-cell>
          <table:table-cell table:formula="of:=IFERROR((ROUND((((MIN(([.$C25]^2)/([.$T25]^2);[.$R$2])))*[.$J25]*0.8)+([.C25]/10))*5)+10; 0)" office:value-type="float" office:value="30" calcext:value-type="float">
            <text:p>30</text:p>
          </table:table-cell>
          <table:table-cell table:formula="of:=IFERROR(ROUND((MIN(([.$D25]^[.$L$2])/([.$T25]^2);[.$R$2]))*([.$J25]+[.$M$2]))*5;0)" office:value-type="float" office:value="30" calcext:value-type="float">
            <text:p>30</text:p>
          </table:table-cell>
          <table:table-cell table:formula="of:=IFERROR(ROUND((MIN(([.D25]+[.G25]+[.H25])/3/[.$T25];[.$R$2]))*([.$J25]+3))*5;0)" office:value-type="float" office:value="40" calcext:value-type="float">
            <text:p>40</text:p>
          </table:table-cell>
          <table:table-cell table:formula="of:=IFERROR(ROUND(((MIN(([.$H25]^2)/([.$T25]^2);[.$R$2]))*([.$J25]+3)*[.$T$2]))*5;0)" office:value-type="float" office:value="40" calcext:value-type="float">
            <text:p>40</text:p>
          </table:table-cell>
          <table:table-cell table:formula="of:=IFERROR(ROUND(((MIN(([.$E25]^2)/([.$T25]^2);[.$R$2]))*([.$J25]+3)*[.$T$2]))*5;0)" office:value-type="float" office:value="15" calcext:value-type="float">
            <text:p>15</text:p>
          </table:table-cell>
          <table:table-cell table:formula="of:=IFERROR(ROUND(((MIN(([.$G25]^2)/([.$T25]^2);[.$R$2]))*([.$J25]+3)*[.$T$2]))*5;0)" office:value-type="float" office:value="15" calcext:value-type="float">
            <text:p>15</text:p>
          </table:table-cell>
          <table:table-cell table:formula="of:=IFERROR(ROUND((MIN(([.$F25]^[.$Q$2])/([.$T25]^2);[.$R$2]))*([.$J25]+[.$M$2]))*5;0)" office:value-type="float" office:value="5" calcext:value-type="float">
            <text:p>5</text:p>
          </table:table-cell>
          <table:table-cell table:formula="of:=ROUND(AVERAGE([.K25:.Q25]))" office:value-type="float" office:value="25" calcext:value-type="float">
            <text:p>25</text:p>
          </table:table-cell>
          <table:table-cell table:formula="of:=ROUND((([.I25]/[.$S$1])*MAX([.I25]/350;0.8));2)" office:value-type="float" office:value="2.25" calcext:value-type="float">
            <text:p>2.25</text:p>
          </table:table-cell>
          <table:table-cell table:formula="of:=ROUND([.I25]/6;2)" office:value-type="float" office:value="42.17" calcext:value-type="float">
            <text:p>42.17</text:p>
          </table:table-cell>
          <table:table-cell/>
          <table:table-cell table:formula="of:=IFERROR(ROUND((((MIN(([.$C25]^2)/([.$T25]^2);[.$S$2])))*[.$S25]*0.8)+([.C25]/10))+10;10)" office:value-type="float" office:value="14" calcext:value-type="float">
            <text:p>14</text:p>
          </table:table-cell>
          <table:table-cell table:formula="of:=IFERROR(ROUND(((MIN(([.$D25]^2)/([.$T25]^2);[.$S$2])))*[.$S25]);0)" office:value-type="float" office:value="4" calcext:value-type="float">
            <text:p>4</text:p>
          </table:table-cell>
          <table:table-cell table:formula="of:=IFERROR(ROUND(MIN(([.D25]+[.G25]+[.H25])/3/[.$T25];[.$S$2])^2*[.$S25]);0)" office:value-type="float" office:value="4" calcext:value-type="float">
            <text:p>4</text:p>
          </table:table-cell>
          <table:table-cell table:formula="of:=IFERROR(ROUND(((MIN(([.H25]^2)/([.$T25]^2);[.$S$2])))*[.$S25]*[.$T$1]);0)" office:value-type="float" office:value="3" calcext:value-type="float">
            <text:p>3</text:p>
          </table:table-cell>
          <table:table-cell table:formula="of:=IFERROR(ROUND(((MIN(([.E25]^2)/([.$T25]^2);[.$S$2])))*[.$S25]*[.$T$1]);0)" office:value-type="float" office:value="1" calcext:value-type="float">
            <text:p>1</text:p>
          </table:table-cell>
          <table:table-cell table:formula="of:=IFERROR(ROUND(((MIN(([.G25]^2)/([.$T25]^2);[.$S$2])))*[.$S25]*[.$T$1]);0)" office:value-type="float" office:value="1" calcext:value-type="float">
            <text:p>1</text:p>
          </table:table-cell>
          <table:table-cell table:formula="of:=IFERROR(ROUND(((MIN(([.F25]^2)/([.$T25]^2);[.$S$2]))*[.$S25]));0)" office:value-type="float" office:value="1" calcext:value-type="float">
            <text:p>1</text:p>
          </table:table-cell>
          <table:table-cell table:formula="of:=ROUND(AVERAGE([.W25:.AB25]);2)" office:value-type="float" office:value="2.33" calcext:value-type="float">
            <text:p>2.33</text:p>
          </table:table-cell>
          <table:table-cell table:formula="of:=ROUND(AVERAGE([.AF25:.AK25]);2)" office:value-type="float" office:value="1.83" calcext:value-type="float">
            <text:p>1.8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aticateID</text:p>
          </table:table-cell>
          <table:table-cell office:value-type="string" calcext:value-type="string">
            <text:p><text:a xlink:href="http://bulbapedia.bulbagarden.net/wiki/Raticate_(Pokémon)" xlink:type="simple">Raticat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formula="of:=SUM([.C26:.H26])" office:value-type="float" office:value="413" calcext:value-type="float">
            <text:p>413</text:p>
          </table:table-cell>
          <table:table-cell table:formula="of:=ROUND((([.I26]/[.$S$1])*MAX([.I26]/420; 1.2));2)" office:value-type="float" office:value="5.51" calcext:value-type="float">
            <text:p>5.51</text:p>
          </table:table-cell>
          <table:table-cell table:formula="of:=IFERROR((ROUND((((MIN(([.$C26]^2)/([.$T26]^2);[.$R$2])))*[.$J26]*0.8)+([.C26]/10))*5)+10; 0)" office:value-type="float" office:value="50" calcext:value-type="float">
            <text:p>50</text:p>
          </table:table-cell>
          <table:table-cell table:formula="of:=IFERROR(ROUND((MIN(([.$D26]^[.$L$2])/([.$T26]^2);[.$R$2]))*([.$J26]+[.$M$2]))*5;0)" office:value-type="float" office:value="40" calcext:value-type="float">
            <text:p>40</text:p>
          </table:table-cell>
          <table:table-cell table:formula="of:=IFERROR(ROUND((MIN(([.D26]+[.G26]+[.H26])/3/[.$T26];[.$R$2]))*([.$J26]+3))*5;0)" office:value-type="float" office:value="50" calcext:value-type="float">
            <text:p>50</text:p>
          </table:table-cell>
          <table:table-cell table:formula="of:=IFERROR(ROUND(((MIN(([.$H26]^2)/([.$T26]^2);[.$R$2]))*([.$J26]+3)*[.$T$2]))*5;0)" office:value-type="float" office:value="50" calcext:value-type="float">
            <text:p>50</text:p>
          </table:table-cell>
          <table:table-cell table:formula="of:=IFERROR(ROUND(((MIN(([.$E26]^2)/([.$T26]^2);[.$R$2]))*([.$J26]+3)*[.$T$2]))*5;0)" office:value-type="float" office:value="20" calcext:value-type="float">
            <text:p>20</text:p>
          </table:table-cell>
          <table:table-cell table:formula="of:=IFERROR(ROUND(((MIN(([.$G26]^2)/([.$T26]^2);[.$R$2]))*([.$J26]+3)*[.$T$2]))*5;0)" office:value-type="float" office:value="25" calcext:value-type="float">
            <text:p>25</text:p>
          </table:table-cell>
          <table:table-cell table:formula="of:=IFERROR(ROUND((MIN(([.$F26]^[.$Q$2])/([.$T26]^2);[.$R$2]))*([.$J26]+[.$M$2]))*5;0)" office:value-type="float" office:value="15" calcext:value-type="float">
            <text:p>15</text:p>
          </table:table-cell>
          <table:table-cell table:formula="of:=ROUND(AVERAGE([.K26:.Q26]))" office:value-type="float" office:value="36" calcext:value-type="float">
            <text:p>36</text:p>
          </table:table-cell>
          <table:table-cell table:formula="of:=ROUND((([.I26]/[.$S$1])*MAX([.I26]/350;0.8));2)" office:value-type="float" office:value="5.41" calcext:value-type="float">
            <text:p>5.41</text:p>
          </table:table-cell>
          <table:table-cell table:formula="of:=ROUND([.I26]/6;2)" office:value-type="float" office:value="68.83" calcext:value-type="float">
            <text:p>68.83</text:p>
          </table:table-cell>
          <table:table-cell/>
          <table:table-cell table:formula="of:=IFERROR(ROUND((((MIN(([.$C26]^2)/([.$T26]^2);[.$S$2])))*[.$S26]*0.8)+([.C26]/10))+10;10)" office:value-type="float" office:value="18" calcext:value-type="float">
            <text:p>18</text:p>
          </table:table-cell>
          <table:table-cell table:formula="of:=IFERROR(ROUND(((MIN(([.$D26]^2)/([.$T26]^2);[.$S$2])))*[.$S26]);0)" office:value-type="float" office:value="7" calcext:value-type="float">
            <text:p>7</text:p>
          </table:table-cell>
          <table:table-cell table:formula="of:=IFERROR(ROUND(MIN(([.D26]+[.G26]+[.H26])/3/[.$T26];[.$S$2])^2*[.$S26]);0)" office:value-type="float" office:value="8" calcext:value-type="float">
            <text:p>8</text:p>
          </table:table-cell>
          <table:table-cell table:formula="of:=IFERROR(ROUND(((MIN(([.H26]^2)/([.$T26]^2);[.$S$2])))*[.$S26]*[.$T$1]);0)" office:value-type="float" office:value="8" calcext:value-type="float">
            <text:p>8</text:p>
          </table:table-cell>
          <table:table-cell table:formula="of:=IFERROR(ROUND(((MIN(([.E26]^2)/([.$T26]^2);[.$S$2])))*[.$S26]*[.$T$1]);0)" office:value-type="float" office:value="3" calcext:value-type="float">
            <text:p>3</text:p>
          </table:table-cell>
          <table:table-cell table:formula="of:=IFERROR(ROUND(((MIN(([.G26]^2)/([.$T26]^2);[.$S$2])))*[.$S26]*[.$T$1]);0)" office:value-type="float" office:value="4" calcext:value-type="float">
            <text:p>4</text:p>
          </table:table-cell>
          <table:table-cell table:formula="of:=IFERROR(ROUND(((MIN(([.F26]^2)/([.$T26]^2);[.$S$2]))*[.$S26]));0)" office:value-type="float" office:value="3" calcext:value-type="float">
            <text:p>3</text:p>
          </table:table-cell>
          <table:table-cell table:formula="of:=ROUND(AVERAGE([.W26:.AB26]);2)" office:value-type="float" office:value="5.5" calcext:value-type="float">
            <text:p>5.5</text:p>
          </table:table-cell>
          <table:table-cell table:formula="of:=ROUND(AVERAGE([.AF26:.AK26]);2)" office:value-type="float" office:value="4.83" calcext:value-type="float">
            <text:p>4.8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pearowID</text:p>
          </table:table-cell>
          <table:table-cell office:value-type="string" calcext:value-type="string">
            <text:p><text:a xlink:href="http://bulbapedia.bulbagarden.net/wiki/Spearow_(Pokémon)" xlink:type="simple">Spearow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formula="of:=SUM([.C27:.H27])" office:value-type="float" office:value="262" calcext:value-type="float">
            <text:p>262</text:p>
          </table:table-cell>
          <table:table-cell table:formula="of:=ROUND((([.I27]/[.$S$1])*MAX([.I27]/420; 1.2));2)" office:value-type="float" office:value="3.49" calcext:value-type="float">
            <text:p>3.49</text:p>
          </table:table-cell>
          <table:table-cell table:formula="of:=IFERROR((ROUND((((MIN(([.$C27]^2)/([.$T27]^2);[.$R$2])))*[.$J27]*0.8)+([.C27]/10))*5)+10; 0)" office:value-type="float" office:value="40" calcext:value-type="float">
            <text:p>40</text:p>
          </table:table-cell>
          <table:table-cell table:formula="of:=IFERROR(ROUND((MIN(([.$D27]^[.$L$2])/([.$T27]^2);[.$R$2]))*([.$J27]+[.$M$2]))*5;0)" office:value-type="float" office:value="35" calcext:value-type="float">
            <text:p>35</text:p>
          </table:table-cell>
          <table:table-cell table:formula="of:=IFERROR(ROUND((MIN(([.D27]+[.G27]+[.H27])/3/[.$T27];[.$R$2]))*([.$J27]+3))*5;0)" office:value-type="float" office:value="40" calcext:value-type="float">
            <text:p>40</text:p>
          </table:table-cell>
          <table:table-cell table:formula="of:=IFERROR(ROUND(((MIN(([.$H27]^2)/([.$T27]^2);[.$R$2]))*([.$J27]+3)*[.$T$2]))*5;0)" office:value-type="float" office:value="45" calcext:value-type="float">
            <text:p>45</text:p>
          </table:table-cell>
          <table:table-cell table:formula="of:=IFERROR(ROUND(((MIN(([.$E27]^2)/([.$T27]^2);[.$R$2]))*([.$J27]+3)*[.$T$2]))*5;0)" office:value-type="float" office:value="10" calcext:value-type="float">
            <text:p>10</text:p>
          </table:table-cell>
          <table:table-cell table:formula="of:=IFERROR(ROUND(((MIN(([.$G27]^2)/([.$T27]^2);[.$R$2]))*([.$J27]+3)*[.$T$2]))*5;0)" office:value-type="float" office:value="10" calcext:value-type="float">
            <text:p>10</text:p>
          </table:table-cell>
          <table:table-cell table:formula="of:=IFERROR(ROUND((MIN(([.$F27]^[.$Q$2])/([.$T27]^2);[.$R$2]))*([.$J27]+[.$M$2]))*5;0)" office:value-type="float" office:value="10" calcext:value-type="float">
            <text:p>10</text:p>
          </table:table-cell>
          <table:table-cell table:formula="of:=ROUND(AVERAGE([.K27:.Q27]))" office:value-type="float" office:value="27" calcext:value-type="float">
            <text:p>27</text:p>
          </table:table-cell>
          <table:table-cell table:formula="of:=ROUND((([.I27]/[.$S$1])*MAX([.I27]/350;0.8));2)" office:value-type="float" office:value="2.33" calcext:value-type="float">
            <text:p>2.33</text:p>
          </table:table-cell>
          <table:table-cell table:formula="of:=ROUND([.I27]/6;2)" office:value-type="float" office:value="43.67" calcext:value-type="float">
            <text:p>43.67</text:p>
          </table:table-cell>
          <table:table-cell/>
          <table:table-cell table:formula="of:=IFERROR(ROUND((((MIN(([.$C27]^2)/([.$T27]^2);[.$S$2])))*[.$S27]*0.8)+([.C27]/10))+10;10)" office:value-type="float" office:value="16" calcext:value-type="float">
            <text:p>16</text:p>
          </table:table-cell>
          <table:table-cell table:formula="of:=IFERROR(ROUND(((MIN(([.$D27]^2)/([.$T27]^2);[.$S$2])))*[.$S27]);0)" office:value-type="float" office:value="4" calcext:value-type="float">
            <text:p>4</text:p>
          </table:table-cell>
          <table:table-cell table:formula="of:=IFERROR(ROUND(MIN(([.D27]+[.G27]+[.H27])/3/[.$T27];[.$S$2])^2*[.$S27]);0)" office:value-type="float" office:value="4" calcext:value-type="float">
            <text:p>4</text:p>
          </table:table-cell>
          <table:table-cell table:formula="of:=IFERROR(ROUND(((MIN(([.H27]^2)/([.$T27]^2);[.$S$2])))*[.$S27]*[.$T$1]);0)" office:value-type="float" office:value="3" calcext:value-type="float">
            <text:p>3</text:p>
          </table:table-cell>
          <table:table-cell table:formula="of:=IFERROR(ROUND(((MIN(([.E27]^2)/([.$T27]^2);[.$S$2])))*[.$S27]*[.$T$1]);0)" office:value-type="float" office:value="1" calcext:value-type="float">
            <text:p>1</text:p>
          </table:table-cell>
          <table:table-cell table:formula="of:=IFERROR(ROUND(((MIN(([.G27]^2)/([.$T27]^2);[.$S$2])))*[.$S27]*[.$T$1]);0)" office:value-type="float" office:value="1" calcext:value-type="float">
            <text:p>1</text:p>
          </table:table-cell>
          <table:table-cell table:formula="of:=IFERROR(ROUND(((MIN(([.F27]^2)/([.$T27]^2);[.$S$2]))*[.$S27]));0)" office:value-type="float" office:value="1" calcext:value-type="float">
            <text:p>1</text:p>
          </table:table-cell>
          <table:table-cell table:formula="of:=ROUND(AVERAGE([.W27:.AB27]);2)" office:value-type="float" office:value="2.33" calcext:value-type="float">
            <text:p>2.33</text:p>
          </table:table-cell>
          <table:table-cell table:formula="of:=ROUND(AVERAGE([.AF27:.AK27]);2)" office:value-type="float" office:value="2.33" calcext:value-type="float">
            <text:p>2.3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FearowID</text:p>
          </table:table-cell>
          <table:table-cell office:value-type="string" calcext:value-type="string">
            <text:p><text:a xlink:href="http://bulbapedia.bulbagarden.net/wiki/Fearow_(Pokémon)" xlink:type="simple">Fearow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formula="of:=SUM([.C28:.H28])" office:value-type="float" office:value="442" calcext:value-type="float">
            <text:p>442</text:p>
          </table:table-cell>
          <table:table-cell table:formula="of:=ROUND((([.I28]/[.$S$1])*MAX([.I28]/420; 1.2));2)" office:value-type="float" office:value="5.89" calcext:value-type="float">
            <text:p>5.89</text:p>
          </table:table-cell>
          <table:table-cell table:formula="of:=IFERROR((ROUND((((MIN(([.$C28]^2)/([.$T28]^2);[.$R$2])))*[.$J28]*0.8)+([.C28]/10))*5)+10; 0)" office:value-type="float" office:value="60" calcext:value-type="float">
            <text:p>60</text:p>
          </table:table-cell>
          <table:table-cell table:formula="of:=IFERROR(ROUND((MIN(([.$D28]^[.$L$2])/([.$T28]^2);[.$R$2]))*([.$J28]+[.$M$2]))*5;0)" office:value-type="float" office:value="45" calcext:value-type="float">
            <text:p>45</text:p>
          </table:table-cell>
          <table:table-cell table:formula="of:=IFERROR(ROUND((MIN(([.D28]+[.G28]+[.H28])/3/[.$T28];[.$R$2]))*([.$J28]+3))*5;0)" office:value-type="float" office:value="50" calcext:value-type="float">
            <text:p>50</text:p>
          </table:table-cell>
          <table:table-cell table:formula="of:=IFERROR(ROUND(((MIN(([.$H28]^2)/([.$T28]^2);[.$R$2]))*([.$J28]+3)*[.$T$2]))*5;0)" office:value-type="float" office:value="50" calcext:value-type="float">
            <text:p>50</text:p>
          </table:table-cell>
          <table:table-cell table:formula="of:=IFERROR(ROUND(((MIN(([.$E28]^2)/([.$T28]^2);[.$R$2]))*([.$J28]+3)*[.$T$2]))*5;0)" office:value-type="float" office:value="20" calcext:value-type="float">
            <text:p>20</text:p>
          </table:table-cell>
          <table:table-cell table:formula="of:=IFERROR(ROUND(((MIN(([.$G28]^2)/([.$T28]^2);[.$R$2]))*([.$J28]+3)*[.$T$2]))*5;0)" office:value-type="float" office:value="20" calcext:value-type="float">
            <text:p>20</text:p>
          </table:table-cell>
          <table:table-cell table:formula="of:=IFERROR(ROUND((MIN(([.$F28]^[.$Q$2])/([.$T28]^2);[.$R$2]))*([.$J28]+[.$M$2]))*5;0)" office:value-type="float" office:value="20" calcext:value-type="float">
            <text:p>20</text:p>
          </table:table-cell>
          <table:table-cell table:formula="of:=ROUND(AVERAGE([.K28:.Q28]))" office:value-type="float" office:value="38" calcext:value-type="float">
            <text:p>38</text:p>
          </table:table-cell>
          <table:table-cell table:formula="of:=ROUND((([.I28]/[.$S$1])*MAX([.I28]/350;0.8));2)" office:value-type="float" office:value="6.2" calcext:value-type="float">
            <text:p>6.2</text:p>
          </table:table-cell>
          <table:table-cell table:formula="of:=ROUND([.I28]/6;2)" office:value-type="float" office:value="73.67" calcext:value-type="float">
            <text:p>73.67</text:p>
          </table:table-cell>
          <table:table-cell/>
          <table:table-cell table:formula="of:=IFERROR(ROUND((((MIN(([.$C28]^2)/([.$T28]^2);[.$S$2])))*[.$S28]*0.8)+([.C28]/10))+10;10)" office:value-type="float" office:value="20" calcext:value-type="float">
            <text:p>20</text:p>
          </table:table-cell>
          <table:table-cell table:formula="of:=IFERROR(ROUND(((MIN(([.$D28]^2)/([.$T28]^2);[.$S$2])))*[.$S28]);0)" office:value-type="float" office:value="9" calcext:value-type="float">
            <text:p>9</text:p>
          </table:table-cell>
          <table:table-cell table:formula="of:=IFERROR(ROUND(MIN(([.D28]+[.G28]+[.H28])/3/[.$T28];[.$S$2])^2*[.$S28]);0)" office:value-type="float" office:value="8" calcext:value-type="float">
            <text:p>8</text:p>
          </table:table-cell>
          <table:table-cell table:formula="of:=IFERROR(ROUND(((MIN(([.H28]^2)/([.$T28]^2);[.$S$2])))*[.$S28]*[.$T$1]);0)" office:value-type="float" office:value="8" calcext:value-type="float">
            <text:p>8</text:p>
          </table:table-cell>
          <table:table-cell table:formula="of:=IFERROR(ROUND(((MIN(([.E28]^2)/([.$T28]^2);[.$S$2])))*[.$S28]*[.$T$1]);0)" office:value-type="float" office:value="3" calcext:value-type="float">
            <text:p>3</text:p>
          </table:table-cell>
          <table:table-cell table:formula="of:=IFERROR(ROUND(((MIN(([.G28]^2)/([.$T28]^2);[.$S$2])))*[.$S28]*[.$T$1]);0)" office:value-type="float" office:value="3" calcext:value-type="float">
            <text:p>3</text:p>
          </table:table-cell>
          <table:table-cell table:formula="of:=IFERROR(ROUND(((MIN(([.F28]^2)/([.$T28]^2);[.$S$2]))*[.$S28]));0)" office:value-type="float" office:value="4" calcext:value-type="float">
            <text:p>4</text:p>
          </table:table-cell>
          <table:table-cell table:formula="of:=ROUND(AVERAGE([.W28:.AB28]);2)" office:value-type="float" office:value="5.83" calcext:value-type="float">
            <text:p>5.83</text:p>
          </table:table-cell>
          <table:table-cell table:formula="of:=ROUND(AVERAGE([.AF28:.AK28]);2)" office:value-type="float" office:value="5.17" calcext:value-type="float">
            <text:p>5.1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kansID</text:p>
          </table:table-cell>
          <table:table-cell office:value-type="string" calcext:value-type="string">
            <text:p><text:a xlink:href="http://bulbapedia.bulbagarden.net/wiki/Ekans_(Pokémon)" xlink:type="simple">Ekan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SUM([.C29:.H29])" office:value-type="float" office:value="298" calcext:value-type="float">
            <text:p>298</text:p>
          </table:table-cell>
          <table:table-cell table:formula="of:=ROUND((([.I29]/[.$S$1])*MAX([.I29]/420; 1.2));2)" office:value-type="float" office:value="3.97" calcext:value-type="float">
            <text:p>3.97</text:p>
          </table:table-cell>
          <table:table-cell table:formula="of:=IFERROR((ROUND((((MIN(([.$C29]^2)/([.$T29]^2);[.$R$2])))*[.$J29]*0.8)+([.C29]/10))*5)+10; 0)" office:value-type="float" office:value="45" calcext:value-type="float">
            <text:p>45</text:p>
          </table:table-cell>
          <table:table-cell table:formula="of:=IFERROR(ROUND((MIN(([.$D29]^[.$L$2])/([.$T29]^2);[.$R$2]))*([.$J29]+[.$M$2]))*5;0)" office:value-type="float" office:value="30" calcext:value-type="float">
            <text:p>30</text:p>
          </table:table-cell>
          <table:table-cell table:formula="of:=IFERROR(ROUND((MIN(([.D29]+[.G29]+[.H29])/3/[.$T29];[.$R$2]))*([.$J29]+3))*5;0)" office:value-type="float" office:value="40" calcext:value-type="float">
            <text:p>40</text:p>
          </table:table-cell>
          <table:table-cell table:formula="of:=IFERROR(ROUND(((MIN(([.$H29]^2)/([.$T29]^2);[.$R$2]))*([.$J29]+3)*[.$T$2]))*5;0)" office:value-type="float" office:value="25" calcext:value-type="float">
            <text:p>25</text:p>
          </table:table-cell>
          <table:table-cell table:formula="of:=IFERROR(ROUND(((MIN(([.$E29]^2)/([.$T29]^2);[.$R$2]))*([.$J29]+3)*[.$T$2]))*5;0)" office:value-type="float" office:value="15" calcext:value-type="float">
            <text:p>15</text:p>
          </table:table-cell>
          <table:table-cell table:formula="of:=IFERROR(ROUND(((MIN(([.$G29]^2)/([.$T29]^2);[.$R$2]))*([.$J29]+3)*[.$T$2]))*5;0)" office:value-type="float" office:value="25" calcext:value-type="float">
            <text:p>25</text:p>
          </table:table-cell>
          <table:table-cell table:formula="of:=IFERROR(ROUND((MIN(([.$F29]^[.$Q$2])/([.$T29]^2);[.$R$2]))*([.$J29]+[.$M$2]))*5;0)" office:value-type="float" office:value="15" calcext:value-type="float">
            <text:p>15</text:p>
          </table:table-cell>
          <table:table-cell table:formula="of:=ROUND(AVERAGE([.K29:.Q29]))" office:value-type="float" office:value="28" calcext:value-type="float">
            <text:p>28</text:p>
          </table:table-cell>
          <table:table-cell table:formula="of:=ROUND((([.I29]/[.$S$1])*MAX([.I29]/350;0.8));2)" office:value-type="float" office:value="2.82" calcext:value-type="float">
            <text:p>2.82</text:p>
          </table:table-cell>
          <table:table-cell table:formula="of:=ROUND([.I29]/6;2)" office:value-type="float" office:value="49.67" calcext:value-type="float">
            <text:p>49.67</text:p>
          </table:table-cell>
          <table:table-cell/>
          <table:table-cell table:formula="of:=IFERROR(ROUND((((MIN(([.$C29]^2)/([.$T29]^2);[.$S$2])))*[.$S29]*0.8)+([.C29]/10))+10;10)" office:value-type="float" office:value="16" calcext:value-type="float">
            <text:p>16</text:p>
          </table:table-cell>
          <table:table-cell table:formula="of:=IFERROR(ROUND(((MIN(([.$D29]^2)/([.$T29]^2);[.$S$2])))*[.$S29]);0)" office:value-type="float" office:value="4" calcext:value-type="float">
            <text:p>4</text:p>
          </table:table-cell>
          <table:table-cell table:formula="of:=IFERROR(ROUND(MIN(([.D29]+[.G29]+[.H29])/3/[.$T29];[.$S$2])^2*[.$S29]);0)" office:value-type="float" office:value="4" calcext:value-type="float">
            <text:p>4</text:p>
          </table:table-cell>
          <table:table-cell table:formula="of:=IFERROR(ROUND(((MIN(([.H29]^2)/([.$T29]^2);[.$S$2])))*[.$S29]*[.$T$1]);0)" office:value-type="float" office:value="2" calcext:value-type="float">
            <text:p>2</text:p>
          </table:table-cell>
          <table:table-cell table:formula="of:=IFERROR(ROUND(((MIN(([.E29]^2)/([.$T29]^2);[.$S$2])))*[.$S29]*[.$T$1]);0)" office:value-type="float" office:value="2" calcext:value-type="float">
            <text:p>2</text:p>
          </table:table-cell>
          <table:table-cell table:formula="of:=IFERROR(ROUND(((MIN(([.G29]^2)/([.$T29]^2);[.$S$2])))*[.$S29]*[.$T$1]);0)" office:value-type="float" office:value="2" calcext:value-type="float">
            <text:p>2</text:p>
          </table:table-cell>
          <table:table-cell table:formula="of:=IFERROR(ROUND(((MIN(([.F29]^2)/([.$T29]^2);[.$S$2]))*[.$S29]));0)" office:value-type="float" office:value="2" calcext:value-type="float">
            <text:p>2</text:p>
          </table:table-cell>
          <table:table-cell table:formula="of:=ROUND(AVERAGE([.W29:.AB29]);2)" office:value-type="float" office:value="2.67" calcext:value-type="float">
            <text:p>2.67</text:p>
          </table:table-cell>
          <table:table-cell table:formula="of:=ROUND(AVERAGE([.AF29:.AK29]);2)" office:value-type="float" office:value="2.83" calcext:value-type="float">
            <text:p>2.8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rbokID</text:p>
          </table:table-cell>
          <table:table-cell office:value-type="string" calcext:value-type="string">
            <text:p><text:a xlink:href="http://bulbapedia.bulbagarden.net/wiki/Arbok_(Pokémon)" xlink:type="simple">Arbo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formula="of:=SUM([.C30:.H30])" office:value-type="float" office:value="448" calcext:value-type="float">
            <text:p>448</text:p>
          </table:table-cell>
          <table:table-cell table:formula="of:=ROUND((([.I30]/[.$S$1])*MAX([.I30]/420; 1.2));2)" office:value-type="float" office:value="5.97" calcext:value-type="float">
            <text:p>5.97</text:p>
          </table:table-cell>
          <table:table-cell table:formula="of:=IFERROR((ROUND((((MIN(([.$C30]^2)/([.$T30]^2);[.$R$2])))*[.$J30]*0.8)+([.C30]/10))*5)+10; 0)" office:value-type="float" office:value="55" calcext:value-type="float">
            <text:p>55</text:p>
          </table:table-cell>
          <table:table-cell table:formula="of:=IFERROR(ROUND((MIN(([.$D30]^[.$L$2])/([.$T30]^2);[.$R$2]))*([.$J30]+[.$M$2]))*5;0)" office:value-type="float" office:value="50" calcext:value-type="float">
            <text:p>50</text:p>
          </table:table-cell>
          <table:table-cell table:formula="of:=IFERROR(ROUND((MIN(([.D30]+[.G30]+[.H30])/3/[.$T30];[.$R$2]))*([.$J30]+3))*5;0)" office:value-type="float" office:value="50" calcext:value-type="float">
            <text:p>50</text:p>
          </table:table-cell>
          <table:table-cell table:formula="of:=IFERROR(ROUND(((MIN(([.$H30]^2)/([.$T30]^2);[.$R$2]))*([.$J30]+3)*[.$T$2]))*5;0)" office:value-type="float" office:value="30" calcext:value-type="float">
            <text:p>30</text:p>
          </table:table-cell>
          <table:table-cell table:formula="of:=IFERROR(ROUND(((MIN(([.$E30]^2)/([.$T30]^2);[.$R$2]))*([.$J30]+3)*[.$T$2]))*5;0)" office:value-type="float" office:value="25" calcext:value-type="float">
            <text:p>25</text:p>
          </table:table-cell>
          <table:table-cell table:formula="of:=IFERROR(ROUND(((MIN(([.$G30]^2)/([.$T30]^2);[.$R$2]))*([.$J30]+3)*[.$T$2]))*5;0)" office:value-type="float" office:value="30" calcext:value-type="float">
            <text:p>30</text:p>
          </table:table-cell>
          <table:table-cell table:formula="of:=IFERROR(ROUND((MIN(([.$F30]^[.$Q$2])/([.$T30]^2);[.$R$2]))*([.$J30]+[.$M$2]))*5;0)" office:value-type="float" office:value="25" calcext:value-type="float">
            <text:p>25</text:p>
          </table:table-cell>
          <table:table-cell table:formula="of:=ROUND(AVERAGE([.K30:.Q30]))" office:value-type="float" office:value="38" calcext:value-type="float">
            <text:p>38</text:p>
          </table:table-cell>
          <table:table-cell table:formula="of:=ROUND((([.I30]/[.$S$1])*MAX([.I30]/350;0.8));2)" office:value-type="float" office:value="6.37" calcext:value-type="float">
            <text:p>6.37</text:p>
          </table:table-cell>
          <table:table-cell table:formula="of:=ROUND([.I30]/6;2)" office:value-type="float" office:value="74.67" calcext:value-type="float">
            <text:p>74.67</text:p>
          </table:table-cell>
          <table:table-cell/>
          <table:table-cell table:formula="of:=IFERROR(ROUND((((MIN(([.$C30]^2)/([.$T30]^2);[.$S$2])))*[.$S30]*0.8)+([.C30]/10))+10;10)" office:value-type="float" office:value="19" calcext:value-type="float">
            <text:p>19</text:p>
          </table:table-cell>
          <table:table-cell table:formula="of:=IFERROR(ROUND(((MIN(([.$D30]^2)/([.$T30]^2);[.$S$2])))*[.$S30]);0)" office:value-type="float" office:value="10" calcext:value-type="float">
            <text:p>10</text:p>
          </table:table-cell>
          <table:table-cell table:formula="of:=IFERROR(ROUND(MIN(([.D30]+[.G30]+[.H30])/3/[.$T30];[.$S$2])^2*[.$S30]);0)" office:value-type="float" office:value="8" calcext:value-type="float">
            <text:p>8</text:p>
          </table:table-cell>
          <table:table-cell table:formula="of:=IFERROR(ROUND(((MIN(([.H30]^2)/([.$T30]^2);[.$S$2])))*[.$S30]*[.$T$1]);0)" office:value-type="float" office:value="5" calcext:value-type="float">
            <text:p>5</text:p>
          </table:table-cell>
          <table:table-cell table:formula="of:=IFERROR(ROUND(((MIN(([.E30]^2)/([.$T30]^2);[.$S$2])))*[.$S30]*[.$T$1]);0)" office:value-type="float" office:value="4" calcext:value-type="float">
            <text:p>4</text:p>
          </table:table-cell>
          <table:table-cell table:formula="of:=IFERROR(ROUND(((MIN(([.G30]^2)/([.$T30]^2);[.$S$2])))*[.$S30]*[.$T$1]);0)" office:value-type="float" office:value="5" calcext:value-type="float">
            <text:p>5</text:p>
          </table:table-cell>
          <table:table-cell table:formula="of:=IFERROR(ROUND(((MIN(([.F30]^2)/([.$T30]^2);[.$S$2]))*[.$S30]));0)" office:value-type="float" office:value="5" calcext:value-type="float">
            <text:p>5</text:p>
          </table:table-cell>
          <table:table-cell table:formula="of:=ROUND(AVERAGE([.W30:.AB30]);2)" office:value-type="float" office:value="6.17" calcext:value-type="float">
            <text:p>6.17</text:p>
          </table:table-cell>
          <table:table-cell table:formula="of:=ROUND(AVERAGE([.AF30:.AK30]);2)" office:value-type="float" office:value="6.33" calcext:value-type="float">
            <text:p>6.3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table:style-name="ce6" office:value-type="string" calcext:value-type="string">
            <text:p>PikachuID</text:p>
          </table:table-cell>
          <table:table-cell table:style-name="ce9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31:.H31])" office:value-type="float" office:value="335" calcext:value-type="float">
            <text:p>335</text:p>
          </table:table-cell>
          <table:table-cell table:style-name="ce9" table:formula="of:=ROUND((([.I31]/[.$S$1])*MAX([.I31]/420; 1.2));2)" office:value-type="float" office:value="4.47" calcext:value-type="float">
            <text:p>4.47</text:p>
          </table:table-cell>
          <table:table-cell table:formula="of:=IFERROR((ROUND((((MIN(([.$C31]^2)/([.$T31]^2);[.$R$2])))*[.$J31]*0.8)+([.C31]/10))*5)+10; 0)" office:value-type="float" office:value="50" calcext:value-type="float">
            <text:p>50</text:p>
          </table:table-cell>
          <table:table-cell table:formula="of:=IFERROR(ROUND((MIN(([.$D31]^[.$L$2])/([.$T31]^2);[.$R$2]))*([.$J31]+[.$M$2]))*5;0)" office:value-type="float" office:value="15" calcext:value-type="float">
            <text:p>15</text:p>
          </table:table-cell>
          <table:table-cell table:formula="of:=IFERROR(ROUND((MIN(([.D31]+[.G31]+[.H31])/3/[.$T31];[.$R$2]))*([.$J31]+3))*5;0)" office:value-type="float" office:value="40" calcext:value-type="float">
            <text:p>40</text:p>
          </table:table-cell>
          <table:table-cell table:formula="of:=IFERROR(ROUND(((MIN(([.$H31]^2)/([.$T31]^2);[.$R$2]))*([.$J31]+3)*[.$T$2]))*5;0)" office:value-type="float" office:value="50" calcext:value-type="float">
            <text:p>50</text:p>
          </table:table-cell>
          <table:table-cell table:formula="of:=IFERROR(ROUND(((MIN(([.$E31]^2)/([.$T31]^2);[.$R$2]))*([.$J31]+3)*[.$T$2]))*5;0)" office:value-type="float" office:value="5" calcext:value-type="float">
            <text:p>5</text:p>
          </table:table-cell>
          <table:table-cell table:formula="of:=IFERROR(ROUND(((MIN(([.$G31]^2)/([.$T31]^2);[.$R$2]))*([.$J31]+3)*[.$T$2]))*5;0)" office:value-type="float" office:value="15" calcext:value-type="float">
            <text:p>15</text:p>
          </table:table-cell>
          <table:table-cell table:formula="of:=IFERROR(ROUND((MIN(([.$F31]^[.$Q$2])/([.$T31]^2);[.$R$2]))*([.$J31]+[.$M$2]))*5;0)" office:value-type="float" office:value="40" calcext:value-type="float">
            <text:p>40</text:p>
          </table:table-cell>
          <table:table-cell table:style-name="ce9" table:formula="of:=ROUND(AVERAGE([.K31:.Q31]))" office:value-type="float" office:value="31" calcext:value-type="float">
            <text:p>31</text:p>
          </table:table-cell>
          <table:table-cell table:style-name="ce9" table:formula="of:=ROUND((([.I31]/[.$S$1])*MAX([.I31]/350;0.8));2)" office:value-type="float" office:value="3.56" calcext:value-type="float">
            <text:p>3.56</text:p>
          </table:table-cell>
          <table:table-cell table:style-name="ce9" table:formula="of:=ROUND([.I31]/6;2)" office:value-type="float" office:value="55.83" calcext:value-type="float">
            <text:p>55.83</text:p>
          </table:table-cell>
          <table:table-cell table:style-name="ce9"/>
          <table:table-cell table:formula="of:=IFERROR(ROUND((((MIN(([.$C31]^2)/([.$T31]^2);[.$S$2])))*[.$S31]*0.8)+([.C31]/10))+10;10)" office:value-type="float" office:value="17" calcext:value-type="float">
            <text:p>17</text:p>
          </table:table-cell>
          <table:table-cell table:formula="of:=IFERROR(ROUND(((MIN(([.$D31]^2)/([.$T31]^2);[.$S$2])))*[.$S31]);0)" office:value-type="float" office:value="2" calcext:value-type="float">
            <text:p>2</text:p>
          </table:table-cell>
          <table:table-cell table:formula="of:=IFERROR(ROUND(MIN(([.D31]+[.G31]+[.H31])/3/[.$T31];[.$S$2])^2*[.$S31]);0)" office:value-type="float" office:value="4" calcext:value-type="float">
            <text:p>4</text:p>
          </table:table-cell>
          <table:table-cell table:formula="of:=IFERROR(ROUND(((MIN(([.H31]^2)/([.$T31]^2);[.$S$2])))*[.$S31]*[.$T$1]);0)" office:value-type="float" office:value="5" calcext:value-type="float">
            <text:p>5</text:p>
          </table:table-cell>
          <table:table-cell table:formula="of:=IFERROR(ROUND(((MIN(([.E31]^2)/([.$T31]^2);[.$S$2])))*[.$S31]*[.$T$1]);0)" office:value-type="float" office:value="1" calcext:value-type="float">
            <text:p>1</text:p>
          </table:table-cell>
          <table:table-cell table:formula="of:=IFERROR(ROUND(((MIN(([.G31]^2)/([.$T31]^2);[.$S$2])))*[.$S31]*[.$T$1]);0)" office:value-type="float" office:value="2" calcext:value-type="float">
            <text:p>2</text:p>
          </table:table-cell>
          <table:table-cell table:formula="of:=IFERROR(ROUND(((MIN(([.F31]^2)/([.$T31]^2);[.$S$2]))*[.$S31]));0)" office:value-type="float" office:value="6" calcext:value-type="float">
            <text:p>6</text:p>
          </table:table-cell>
          <table:table-cell table:style-name="ce6" table:formula="of:=ROUND(AVERAGE([.W31:.AB31]);2)" office:value-type="float" office:value="3.33" calcext:value-type="float">
            <text:p>3.33</text:p>
          </table:table-cell>
          <table:table-cell table:style-name="ce6" table:formula="of:=ROUND(AVERAGE([.AF31:.AK31]);2)" office:value-type="float" office:value="2.5" calcext:value-type="float">
            <text:p>2.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7"/>
        </table:table-row>
        <table:table-row table:style-name="ro1">
          <table:table-cell office:value-type="string" calcext:value-type="string">
            <text:p>RaichuID</text:p>
          </table:table-cell>
          <table:table-cell office:value-type="string" calcext:value-type="string">
            <text:p><text:a xlink:href="http://bulbapedia.bulbagarden.net/wiki/Raichu_(Pokémon)" xlink:type="simple">Raichu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C32:.H32])" office:value-type="float" office:value="485" calcext:value-type="float">
            <text:p>485</text:p>
          </table:table-cell>
          <table:table-cell table:formula="of:=ROUND((([.I32]/[.$S$1])*MAX([.I32]/420; 1.2));2)" office:value-type="float" office:value="6.47" calcext:value-type="float">
            <text:p>6.47</text:p>
          </table:table-cell>
          <table:table-cell table:formula="of:=IFERROR((ROUND((((MIN(([.$C32]^2)/([.$T32]^2);[.$R$2])))*[.$J32]*0.8)+([.C32]/10))*5)+10; 0)" office:value-type="float" office:value="55" calcext:value-type="float">
            <text:p>55</text:p>
          </table:table-cell>
          <table:table-cell table:formula="of:=IFERROR(ROUND((MIN(([.$D32]^[.$L$2])/([.$T32]^2);[.$R$2]))*([.$J32]+[.$M$2]))*5;0)" office:value-type="float" office:value="40" calcext:value-type="float">
            <text:p>40</text:p>
          </table:table-cell>
          <table:table-cell table:formula="of:=IFERROR(ROUND((MIN(([.D32]+[.G32]+[.H32])/3/[.$T32];[.$R$2]))*([.$J32]+3))*5;0)" office:value-type="float" office:value="55" calcext:value-type="float">
            <text:p>55</text:p>
          </table:table-cell>
          <table:table-cell table:formula="of:=IFERROR(ROUND(((MIN(([.$H32]^2)/([.$T32]^2);[.$R$2]))*([.$J32]+3)*[.$T$2]))*5;0)" office:value-type="float" office:value="55" calcext:value-type="float">
            <text:p>55</text:p>
          </table:table-cell>
          <table:table-cell table:formula="of:=IFERROR(ROUND(((MIN(([.$E32]^2)/([.$T32]^2);[.$R$2]))*([.$J32]+3)*[.$T$2]))*5;0)" office:value-type="float" office:value="15" calcext:value-type="float">
            <text:p>15</text:p>
          </table:table-cell>
          <table:table-cell table:formula="of:=IFERROR(ROUND(((MIN(([.$G32]^2)/([.$T32]^2);[.$R$2]))*([.$J32]+3)*[.$T$2]))*5;0)" office:value-type="float" office:value="30" calcext:value-type="float">
            <text:p>30</text:p>
          </table:table-cell>
          <table:table-cell table:formula="of:=IFERROR(ROUND((MIN(([.$F32]^[.$Q$2])/([.$T32]^2);[.$R$2]))*([.$J32]+[.$M$2]))*5;0)" office:value-type="float" office:value="40" calcext:value-type="float">
            <text:p>40</text:p>
          </table:table-cell>
          <table:table-cell table:formula="of:=ROUND(AVERAGE([.K32:.Q32]))" office:value-type="float" office:value="41" calcext:value-type="float">
            <text:p>41</text:p>
          </table:table-cell>
          <table:table-cell table:formula="of:=ROUND((([.I32]/[.$S$1])*MAX([.I32]/350;0.8));2)" office:value-type="float" office:value="7.47" calcext:value-type="float">
            <text:p>7.47</text:p>
          </table:table-cell>
          <table:table-cell table:formula="of:=ROUND([.I32]/6;2)" office:value-type="float" office:value="80.83" calcext:value-type="float">
            <text:p>80.83</text:p>
          </table:table-cell>
          <table:table-cell/>
          <table:table-cell table:formula="of:=IFERROR(ROUND((((MIN(([.$C32]^2)/([.$T32]^2);[.$S$2])))*[.$S32]*0.8)+([.C32]/10))+10;10)" office:value-type="float" office:value="19" calcext:value-type="float">
            <text:p>19</text:p>
          </table:table-cell>
          <table:table-cell table:formula="of:=IFERROR(ROUND(((MIN(([.$D32]^2)/([.$T32]^2);[.$S$2])))*[.$S32]);0)" office:value-type="float" office:value="9" calcext:value-type="float">
            <text:p>9</text:p>
          </table:table-cell>
          <table:table-cell table:formula="of:=IFERROR(ROUND(MIN(([.D32]+[.G32]+[.H32])/3/[.$T32];[.$S$2])^2*[.$S32]);0)" office:value-type="float" office:value="10" calcext:value-type="float">
            <text:p>10</text:p>
          </table:table-cell>
          <table:table-cell table:formula="of:=IFERROR(ROUND(((MIN(([.H32]^2)/([.$T32]^2);[.$S$2])))*[.$S32]*[.$T$1]);0)" office:value-type="float" office:value="10" calcext:value-type="float">
            <text:p>10</text:p>
          </table:table-cell>
          <table:table-cell table:formula="of:=IFERROR(ROUND(((MIN(([.E32]^2)/([.$T32]^2);[.$S$2])))*[.$S32]*[.$T$1]);0)" office:value-type="float" office:value="2" calcext:value-type="float">
            <text:p>2</text:p>
          </table:table-cell>
          <table:table-cell table:formula="of:=IFERROR(ROUND(((MIN(([.G32]^2)/([.$T32]^2);[.$S$2])))*[.$S32]*[.$T$1]);0)" office:value-type="float" office:value="5" calcext:value-type="float">
            <text:p>5</text:p>
          </table:table-cell>
          <table:table-cell table:formula="of:=IFERROR(ROUND(((MIN(([.F32]^2)/([.$T32]^2);[.$S$2]))*[.$S32]));0)" office:value-type="float" office:value="9" calcext:value-type="float">
            <text:p>9</text:p>
          </table:table-cell>
          <table:table-cell table:formula="of:=ROUND(AVERAGE([.W32:.AB32]);2)" office:value-type="float" office:value="7.5" calcext:value-type="float">
            <text:p>7.5</text:p>
          </table:table-cell>
          <table:table-cell table:formula="of:=ROUND(AVERAGE([.AF32:.AK32]);2)" office:value-type="float" office:value="5.5" calcext:value-type="float">
            <text:p>5.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SandshrewID</text:p>
          </table:table-cell>
          <table:table-cell table:style-name="ce10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2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SUM([.C33:.H33])" office:value-type="float" office:value="325" calcext:value-type="float">
            <text:p>325</text:p>
          </table:table-cell>
          <table:table-cell table:style-name="ce10" table:formula="of:=ROUND((([.I33]/[.$S$1])*MAX([.I33]/420; 1.2));2)" office:value-type="float" office:value="4.33" calcext:value-type="float">
            <text:p>4.33</text:p>
          </table:table-cell>
          <table:table-cell table:formula="of:=IFERROR((ROUND((((MIN(([.$C33]^2)/([.$T33]^2);[.$R$2])))*[.$J33]*0.8)+([.C33]/10))*5)+10; 0)" office:value-type="float" office:value="50" calcext:value-type="float">
            <text:p>50</text:p>
          </table:table-cell>
          <table:table-cell table:formula="of:=IFERROR(ROUND((MIN(([.$D33]^[.$L$2])/([.$T33]^2);[.$R$2]))*([.$J33]+[.$M$2]))*5;0)" office:value-type="float" office:value="40" calcext:value-type="float">
            <text:p>40</text:p>
          </table:table-cell>
          <table:table-cell table:formula="of:=IFERROR(ROUND((MIN(([.D33]+[.G33]+[.H33])/3/[.$T33];[.$R$2]))*([.$J33]+3))*5;0)" office:value-type="float" office:value="35" calcext:value-type="float">
            <text:p>35</text:p>
          </table:table-cell>
          <table:table-cell table:formula="of:=IFERROR(ROUND(((MIN(([.$H33]^2)/([.$T33]^2);[.$R$2]))*([.$J33]+3)*[.$T$2]))*5;0)" office:value-type="float" office:value="10" calcext:value-type="float">
            <text:p>10</text:p>
          </table:table-cell>
          <table:table-cell table:formula="of:=IFERROR(ROUND(((MIN(([.$E33]^2)/([.$T33]^2);[.$R$2]))*([.$J33]+3)*[.$T$2]))*5;0)" office:value-type="float" office:value="50" calcext:value-type="float">
            <text:p>50</text:p>
          </table:table-cell>
          <table:table-cell table:formula="of:=IFERROR(ROUND(((MIN(([.$G33]^2)/([.$T33]^2);[.$R$2]))*([.$J33]+3)*[.$T$2]))*5;0)" office:value-type="float" office:value="5" calcext:value-type="float">
            <text:p>5</text:p>
          </table:table-cell>
          <table:table-cell table:formula="of:=IFERROR(ROUND((MIN(([.$F33]^[.$Q$2])/([.$T33]^2);[.$R$2]))*([.$J33]+[.$M$2]))*5;0)" office:value-type="float" office:value="15" calcext:value-type="float">
            <text:p>15</text:p>
          </table:table-cell>
          <table:table-cell table:style-name="ce10" table:formula="of:=ROUND(AVERAGE([.K33:.Q33]))" office:value-type="float" office:value="29" calcext:value-type="float">
            <text:p>29</text:p>
          </table:table-cell>
          <table:table-cell table:style-name="ce10" table:formula="of:=ROUND((([.I33]/[.$S$1])*MAX([.I33]/350;0.8));2)" office:value-type="float" office:value="3.35" calcext:value-type="float">
            <text:p>3.35</text:p>
          </table:table-cell>
          <table:table-cell table:style-name="ce10" table:formula="of:=ROUND([.I33]/6;2)" office:value-type="float" office:value="54.17" calcext:value-type="float">
            <text:p>54.17</text:p>
          </table:table-cell>
          <table:table-cell table:style-name="ce10"/>
          <table:table-cell table:formula="of:=IFERROR(ROUND((((MIN(([.$C33]^2)/([.$T33]^2);[.$S$2])))*[.$S33]*0.8)+([.C33]/10))+10;10)" office:value-type="float" office:value="17" calcext:value-type="float">
            <text:p>17</text:p>
          </table:table-cell>
          <table:table-cell table:formula="of:=IFERROR(ROUND(((MIN(([.$D33]^2)/([.$T33]^2);[.$S$2])))*[.$S33]);0)" office:value-type="float" office:value="6" calcext:value-type="float">
            <text:p>6</text:p>
          </table:table-cell>
          <table:table-cell table:formula="of:=IFERROR(ROUND(MIN(([.D33]+[.G33]+[.H33])/3/[.$T33];[.$S$2])^2*[.$S33]);0)" office:value-type="float" office:value="3" calcext:value-type="float">
            <text:p>3</text:p>
          </table:table-cell>
          <table:table-cell table:formula="of:=IFERROR(ROUND(((MIN(([.H33]^2)/([.$T33]^2);[.$S$2])))*[.$S33]*[.$T$1]);0)" office:value-type="float" office:value="1" calcext:value-type="float">
            <text:p>1</text:p>
          </table:table-cell>
          <table:table-cell table:formula="of:=IFERROR(ROUND(((MIN(([.E33]^2)/([.$T33]^2);[.$S$2])))*[.$S33]*[.$T$1]);0)" office:value-type="float" office:value="5" calcext:value-type="float">
            <text:p>5</text:p>
          </table:table-cell>
          <table:table-cell table:formula="of:=IFERROR(ROUND(((MIN(([.G33]^2)/([.$T33]^2);[.$S$2])))*[.$S33]*[.$T$1]);0)" office:value-type="float" office:value="1" calcext:value-type="float">
            <text:p>1</text:p>
          </table:table-cell>
          <table:table-cell table:formula="of:=IFERROR(ROUND(((MIN(([.F33]^2)/([.$T33]^2);[.$S$2]))*[.$S33]));0)" office:value-type="float" office:value="2" calcext:value-type="float">
            <text:p>2</text:p>
          </table:table-cell>
          <table:table-cell table:style-name="ce7" table:formula="of:=ROUND(AVERAGE([.W33:.AB33]);2)" office:value-type="float" office:value="3" calcext:value-type="float">
            <text:p>3</text:p>
          </table:table-cell>
          <table:table-cell table:style-name="ce7" table:formula="of:=ROUND(AVERAGE([.AF33:.AK33]);2)" office:value-type="float" office:value="2.33" calcext:value-type="float">
            <text:p>2.3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7"/>
        </table:table-row>
        <table:table-row table:style-name="ro1">
          <table:table-cell office:value-type="string" calcext:value-type="string">
            <text:p>SandslashID</text:p>
          </table:table-cell>
          <table:table-cell office:value-type="string" calcext:value-type="string">
            <text:p><text:a xlink:href="http://bulbapedia.bulbagarden.net/wiki/Sandslash_(Pokémon)" xlink:type="simple">Sandslash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4:.H34])" office:value-type="float" office:value="470" calcext:value-type="float">
            <text:p>470</text:p>
          </table:table-cell>
          <table:table-cell table:formula="of:=ROUND((([.I34]/[.$S$1])*MAX([.I34]/420; 1.2));2)" office:value-type="float" office:value="6.27" calcext:value-type="float">
            <text:p>6.27</text:p>
          </table:table-cell>
          <table:table-cell table:formula="of:=IFERROR((ROUND((((MIN(([.$C34]^2)/([.$T34]^2);[.$R$2])))*[.$J34]*0.8)+([.C34]/10))*5)+10; 0)" office:value-type="float" office:value="70" calcext:value-type="float">
            <text:p>70</text:p>
          </table:table-cell>
          <table:table-cell table:formula="of:=IFERROR(ROUND((MIN(([.$D34]^[.$L$2])/([.$T34]^2);[.$R$2]))*([.$J34]+[.$M$2]))*5;0)" office:value-type="float" office:value="50" calcext:value-type="float">
            <text:p>50</text:p>
          </table:table-cell>
          <table:table-cell table:formula="of:=IFERROR(ROUND((MIN(([.D34]+[.G34]+[.H34])/3/[.$T34];[.$R$2]))*([.$J34]+3))*5;0)" office:value-type="float" office:value="45" calcext:value-type="float">
            <text:p>45</text:p>
          </table:table-cell>
          <table:table-cell table:formula="of:=IFERROR(ROUND(((MIN(([.$H34]^2)/([.$T34]^2);[.$R$2]))*([.$J34]+3)*[.$T$2]))*5;0)" office:value-type="float" office:value="20" calcext:value-type="float">
            <text:p>20</text:p>
          </table:table-cell>
          <table:table-cell table:formula="of:=IFERROR(ROUND(((MIN(([.$E34]^2)/([.$T34]^2);[.$R$2]))*([.$J34]+3)*[.$T$2]))*5;0)" office:value-type="float" office:value="55" calcext:value-type="float">
            <text:p>55</text:p>
          </table:table-cell>
          <table:table-cell table:formula="of:=IFERROR(ROUND(((MIN(([.$G34]^2)/([.$T34]^2);[.$R$2]))*([.$J34]+3)*[.$T$2]))*5;0)" office:value-type="float" office:value="15" calcext:value-type="float">
            <text:p>15</text:p>
          </table:table-cell>
          <table:table-cell table:formula="of:=IFERROR(ROUND((MIN(([.$F34]^[.$Q$2])/([.$T34]^2);[.$R$2]))*([.$J34]+[.$M$2]))*5;0)" office:value-type="float" office:value="20" calcext:value-type="float">
            <text:p>20</text:p>
          </table:table-cell>
          <table:table-cell table:formula="of:=ROUND(AVERAGE([.K34:.Q34]))" office:value-type="float" office:value="39" calcext:value-type="float">
            <text:p>39</text:p>
          </table:table-cell>
          <table:table-cell table:formula="of:=ROUND((([.I34]/[.$S$1])*MAX([.I34]/350;0.8));2)" office:value-type="float" office:value="7.01" calcext:value-type="float">
            <text:p>7.01</text:p>
          </table:table-cell>
          <table:table-cell table:formula="of:=ROUND([.I34]/6;2)" office:value-type="float" office:value="78.33" calcext:value-type="float">
            <text:p>78.33</text:p>
          </table:table-cell>
          <table:table-cell/>
          <table:table-cell table:formula="of:=IFERROR(ROUND((((MIN(([.$C34]^2)/([.$T34]^2);[.$S$2])))*[.$S34]*0.8)+([.C34]/10))+10;10)" office:value-type="float" office:value="23" calcext:value-type="float">
            <text:p>23</text:p>
          </table:table-cell>
          <table:table-cell table:formula="of:=IFERROR(ROUND(((MIN(([.$D34]^2)/([.$T34]^2);[.$S$2])))*[.$S34]);0)" office:value-type="float" office:value="11" calcext:value-type="float">
            <text:p>11</text:p>
          </table:table-cell>
          <table:table-cell table:formula="of:=IFERROR(ROUND(MIN(([.D34]+[.G34]+[.H34])/3/[.$T34];[.$S$2])^2*[.$S34]);0)" office:value-type="float" office:value="6" calcext:value-type="float">
            <text:p>6</text:p>
          </table:table-cell>
          <table:table-cell table:formula="of:=IFERROR(ROUND(((MIN(([.H34]^2)/([.$T34]^2);[.$S$2])))*[.$S34]*[.$T$1]);0)" office:value-type="float" office:value="3" calcext:value-type="float">
            <text:p>3</text:p>
          </table:table-cell>
          <table:table-cell table:formula="of:=IFERROR(ROUND(((MIN(([.E34]^2)/([.$T34]^2);[.$S$2])))*[.$S34]*[.$T$1]);0)" office:value-type="float" office:value="10" calcext:value-type="float">
            <text:p>10</text:p>
          </table:table-cell>
          <table:table-cell table:formula="of:=IFERROR(ROUND(((MIN(([.G34]^2)/([.$T34]^2);[.$S$2])))*[.$S34]*[.$T$1]);0)" office:value-type="float" office:value="2" calcext:value-type="float">
            <text:p>2</text:p>
          </table:table-cell>
          <table:table-cell table:formula="of:=IFERROR(ROUND(((MIN(([.F34]^2)/([.$T34]^2);[.$S$2]))*[.$S34]));0)" office:value-type="float" office:value="5" calcext:value-type="float">
            <text:p>5</text:p>
          </table:table-cell>
          <table:table-cell table:formula="of:=ROUND(AVERAGE([.W34:.AB34]);2)" office:value-type="float" office:value="6.17" calcext:value-type="float">
            <text:p>6.17</text:p>
          </table:table-cell>
          <table:table-cell table:formula="of:=ROUND(AVERAGE([.AF34:.AK34]);2)" office:value-type="float" office:value="4.5" calcext:value-type="float">
            <text:p>4.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doranFID</text:p>
          </table:table-cell>
          <table:table-cell office:value-type="string" calcext:value-type="string">
            <text:p><text:a xlink:href="http://bulbapedia.bulbagarden.net/wiki/Nidoran♀_(Pokémon)" xlink:type="simple">Nidoran♀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SUM([.C35:.H35])" office:value-type="float" office:value="275" calcext:value-type="float">
            <text:p>275</text:p>
          </table:table-cell>
          <table:table-cell table:formula="of:=ROUND((([.I35]/[.$S$1])*MAX([.I35]/420; 1.2));2)" office:value-type="float" office:value="3.67" calcext:value-type="float">
            <text:p>3.67</text:p>
          </table:table-cell>
          <table:table-cell table:formula="of:=IFERROR((ROUND((((MIN(([.$C35]^2)/([.$T35]^2);[.$R$2])))*[.$J35]*0.8)+([.C35]/10))*5)+10; 0)" office:value-type="float" office:value="60" calcext:value-type="float">
            <text:p>60</text:p>
          </table:table-cell>
          <table:table-cell table:formula="of:=IFERROR(ROUND((MIN(([.$D35]^[.$L$2])/([.$T35]^2);[.$R$2]))*([.$J35]+[.$M$2]))*5;0)" office:value-type="float" office:value="20" calcext:value-type="float">
            <text:p>20</text:p>
          </table:table-cell>
          <table:table-cell table:formula="of:=IFERROR(ROUND((MIN(([.D35]+[.G35]+[.H35])/3/[.$T35];[.$R$2]))*([.$J35]+3))*5;0)" office:value-type="float" office:value="30" calcext:value-type="float">
            <text:p>30</text:p>
          </table:table-cell>
          <table:table-cell table:formula="of:=IFERROR(ROUND(((MIN(([.$H35]^2)/([.$T35]^2);[.$R$2]))*([.$J35]+3)*[.$T$2]))*5;0)" office:value-type="float" office:value="15" calcext:value-type="float">
            <text:p>15</text:p>
          </table:table-cell>
          <table:table-cell table:formula="of:=IFERROR(ROUND(((MIN(([.$E35]^2)/([.$T35]^2);[.$R$2]))*([.$J35]+3)*[.$T$2]))*5;0)" office:value-type="float" office:value="25" calcext:value-type="float">
            <text:p>25</text:p>
          </table:table-cell>
          <table:table-cell table:formula="of:=IFERROR(ROUND(((MIN(([.$G35]^2)/([.$T35]^2);[.$R$2]))*([.$J35]+3)*[.$T$2]))*5;0)" office:value-type="float" office:value="15" calcext:value-type="float">
            <text:p>15</text:p>
          </table:table-cell>
          <table:table-cell table:formula="of:=IFERROR(ROUND((MIN(([.$F35]^[.$Q$2])/([.$T35]^2);[.$R$2]))*([.$J35]+[.$M$2]))*5;0)" office:value-type="float" office:value="15" calcext:value-type="float">
            <text:p>15</text:p>
          </table:table-cell>
          <table:table-cell table:formula="of:=ROUND(AVERAGE([.K35:.Q35]))" office:value-type="float" office:value="26" calcext:value-type="float">
            <text:p>26</text:p>
          </table:table-cell>
          <table:table-cell table:formula="of:=ROUND((([.I35]/[.$S$1])*MAX([.I35]/350;0.8));2)" office:value-type="float" office:value="2.44" calcext:value-type="float">
            <text:p>2.44</text:p>
          </table:table-cell>
          <table:table-cell table:formula="of:=ROUND([.I35]/6;2)" office:value-type="float" office:value="45.83" calcext:value-type="float">
            <text:p>45.83</text:p>
          </table:table-cell>
          <table:table-cell/>
          <table:table-cell table:formula="of:=IFERROR(ROUND((((MIN(([.$C35]^2)/([.$T35]^2);[.$S$2])))*[.$S35]*0.8)+([.C35]/10))+10;10)" office:value-type="float" office:value="18" calcext:value-type="float">
            <text:p>18</text:p>
          </table:table-cell>
          <table:table-cell table:formula="of:=IFERROR(ROUND(((MIN(([.$D35]^2)/([.$T35]^2);[.$S$2])))*[.$S35]);0)" office:value-type="float" office:value="3" calcext:value-type="float">
            <text:p>3</text:p>
          </table:table-cell>
          <table:table-cell table:formula="of:=IFERROR(ROUND(MIN(([.D35]+[.G35]+[.H35])/3/[.$T35];[.$S$2])^2*[.$S35]);0)" office:value-type="float" office:value="2" calcext:value-type="float">
            <text:p>2</text:p>
          </table:table-cell>
          <table:table-cell table:formula="of:=IFERROR(ROUND(((MIN(([.H35]^2)/([.$T35]^2);[.$S$2])))*[.$S35]*[.$T$1]);0)" office:value-type="float" office:value="1" calcext:value-type="float">
            <text:p>1</text:p>
          </table:table-cell>
          <table:table-cell table:formula="of:=IFERROR(ROUND(((MIN(([.E35]^2)/([.$T35]^2);[.$S$2])))*[.$S35]*[.$T$1]);0)" office:value-type="float" office:value="2" calcext:value-type="float">
            <text:p>2</text:p>
          </table:table-cell>
          <table:table-cell table:formula="of:=IFERROR(ROUND(((MIN(([.G35]^2)/([.$T35]^2);[.$S$2])))*[.$S35]*[.$T$1]);0)" office:value-type="float" office:value="1" calcext:value-type="float">
            <text:p>1</text:p>
          </table:table-cell>
          <table:table-cell table:formula="of:=IFERROR(ROUND(((MIN(([.F35]^2)/([.$T35]^2);[.$S$2]))*[.$S35]));0)" office:value-type="float" office:value="2" calcext:value-type="float">
            <text:p>2</text:p>
          </table:table-cell>
          <table:table-cell table:formula="of:=ROUND(AVERAGE([.W35:.AB35]);2)" office:value-type="float" office:value="1.83" calcext:value-type="float">
            <text:p>1.83</text:p>
          </table:table-cell>
          <table:table-cell table:formula="of:=ROUND(AVERAGE([.AF35:.AK35]);2)" office:value-type="float" office:value="2.83" calcext:value-type="float">
            <text:p>2.8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dorinaID</text:p>
          </table:table-cell>
          <table:table-cell office:value-type="string" calcext:value-type="string">
            <text:p><text:a xlink:href="http://bulbapedia.bulbagarden.net/wiki/Nidorina_(Pokémon)" xlink:type="simple">Nidorina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SUM([.C36:.H36])" office:value-type="float" office:value="365" calcext:value-type="float">
            <text:p>365</text:p>
          </table:table-cell>
          <table:table-cell table:formula="of:=ROUND((([.I36]/[.$S$1])*MAX([.I36]/420; 1.2));2)" office:value-type="float" office:value="4.87" calcext:value-type="float">
            <text:p>4.87</text:p>
          </table:table-cell>
          <table:table-cell table:formula="of:=IFERROR((ROUND((((MIN(([.$C36]^2)/([.$T36]^2);[.$R$2])))*[.$J36]*0.8)+([.C36]/10))*5)+10; 0)" office:value-type="float" office:value="70" calcext:value-type="float">
            <text:p>70</text:p>
          </table:table-cell>
          <table:table-cell table:formula="of:=IFERROR(ROUND((MIN(([.$D36]^[.$L$2])/([.$T36]^2);[.$R$2]))*([.$J36]+[.$M$2]))*5;0)" office:value-type="float" office:value="25" calcext:value-type="float">
            <text:p>25</text:p>
          </table:table-cell>
          <table:table-cell table:formula="of:=IFERROR(ROUND((MIN(([.D36]+[.G36]+[.H36])/3/[.$T36];[.$R$2]))*([.$J36]+3))*5;0)" office:value-type="float" office:value="35" calcext:value-type="float">
            <text:p>35</text:p>
          </table:table-cell>
          <table:table-cell table:formula="of:=IFERROR(ROUND(((MIN(([.$H36]^2)/([.$T36]^2);[.$R$2]))*([.$J36]+3)*[.$T$2]))*5;0)" office:value-type="float" office:value="20" calcext:value-type="float">
            <text:p>20</text:p>
          </table:table-cell>
          <table:table-cell table:formula="of:=IFERROR(ROUND(((MIN(([.$E36]^2)/([.$T36]^2);[.$R$2]))*([.$J36]+3)*[.$T$2]))*5;0)" office:value-type="float" office:value="30" calcext:value-type="float">
            <text:p>30</text:p>
          </table:table-cell>
          <table:table-cell table:formula="of:=IFERROR(ROUND(((MIN(([.$G36]^2)/([.$T36]^2);[.$R$2]))*([.$J36]+3)*[.$T$2]))*5;0)" office:value-type="float" office:value="20" calcext:value-type="float">
            <text:p>20</text:p>
          </table:table-cell>
          <table:table-cell table:formula="of:=IFERROR(ROUND((MIN(([.$F36]^[.$Q$2])/([.$T36]^2);[.$R$2]))*([.$J36]+[.$M$2]))*5;0)" office:value-type="float" office:value="20" calcext:value-type="float">
            <text:p>20</text:p>
          </table:table-cell>
          <table:table-cell table:formula="of:=ROUND(AVERAGE([.K36:.Q36]))" office:value-type="float" office:value="31" calcext:value-type="float">
            <text:p>31</text:p>
          </table:table-cell>
          <table:table-cell table:formula="of:=ROUND((([.I36]/[.$S$1])*MAX([.I36]/350;0.8));2)" office:value-type="float" office:value="4.23" calcext:value-type="float">
            <text:p>4.23</text:p>
          </table:table-cell>
          <table:table-cell table:formula="of:=ROUND([.I36]/6;2)" office:value-type="float" office:value="60.83" calcext:value-type="float">
            <text:p>60.83</text:p>
          </table:table-cell>
          <table:table-cell/>
          <table:table-cell table:formula="of:=IFERROR(ROUND((((MIN(([.$C36]^2)/([.$T36]^2);[.$S$2])))*[.$S36]*0.8)+([.C36]/10))+10;10)" office:value-type="float" office:value="21" calcext:value-type="float">
            <text:p>21</text:p>
          </table:table-cell>
          <table:table-cell table:formula="of:=IFERROR(ROUND(((MIN(([.$D36]^2)/([.$T36]^2);[.$S$2])))*[.$S36]);0)" office:value-type="float" office:value="4" calcext:value-type="float">
            <text:p>4</text:p>
          </table:table-cell>
          <table:table-cell table:formula="of:=IFERROR(ROUND(MIN(([.D36]+[.G36]+[.H36])/3/[.$T36];[.$S$2])^2*[.$S36]);0)" office:value-type="float" office:value="4" calcext:value-type="float">
            <text:p>4</text:p>
          </table:table-cell>
          <table:table-cell table:formula="of:=IFERROR(ROUND(((MIN(([.H36]^2)/([.$T36]^2);[.$S$2])))*[.$S36]*[.$T$1]);0)" office:value-type="float" office:value="3" calcext:value-type="float">
            <text:p>3</text:p>
          </table:table-cell>
          <table:table-cell table:formula="of:=IFERROR(ROUND(((MIN(([.E36]^2)/([.$T36]^2);[.$S$2])))*[.$S36]*[.$T$1]);0)" office:value-type="float" office:value="4" calcext:value-type="float">
            <text:p>4</text:p>
          </table:table-cell>
          <table:table-cell table:formula="of:=IFERROR(ROUND(((MIN(([.G36]^2)/([.$T36]^2);[.$S$2])))*[.$S36]*[.$T$1]);0)" office:value-type="float" office:value="2" calcext:value-type="float">
            <text:p>2</text:p>
          </table:table-cell>
          <table:table-cell table:formula="of:=IFERROR(ROUND(((MIN(([.F36]^2)/([.$T36]^2);[.$S$2]))*[.$S36]));0)" office:value-type="float" office:value="3" calcext:value-type="float">
            <text:p>3</text:p>
          </table:table-cell>
          <table:table-cell table:formula="of:=ROUND(AVERAGE([.W36:.AB36]);2)" office:value-type="float" office:value="3.33" calcext:value-type="float">
            <text:p>3.33</text:p>
          </table:table-cell>
          <table:table-cell table:formula="of:=ROUND(AVERAGE([.AF36:.AK36]);2)" office:value-type="float" office:value="6.17" calcext:value-type="float">
            <text:p>6.1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doqueenID</text:p>
          </table:table-cell>
          <table:table-cell office:value-type="string" calcext:value-type="string">
            <text:p><text:a xlink:href="http://bulbapedia.bulbagarden.net/wiki/Nidoqueen_(Pokémon)" xlink:type="simple">Nidoqueen</text:a>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formula="of:=SUM([.C37:.H37])" office:value-type="float" office:value="505" calcext:value-type="float">
            <text:p>505</text:p>
          </table:table-cell>
          <table:table-cell table:formula="of:=ROUND((([.I37]/[.$S$1])*MAX([.I37]/420; 1.2));2)" office:value-type="float" office:value="6.75" calcext:value-type="float">
            <text:p>6.75</text:p>
          </table:table-cell>
          <table:table-cell table:formula="of:=IFERROR((ROUND((((MIN(([.$C37]^2)/([.$T37]^2);[.$R$2])))*[.$J37]*0.8)+([.C37]/10))*5)+10; 0)" office:value-type="float" office:value="85" calcext:value-type="float">
            <text:p>85</text:p>
          </table:table-cell>
          <table:table-cell table:formula="of:=IFERROR(ROUND((MIN(([.$D37]^[.$L$2])/([.$T37]^2);[.$R$2]))*([.$J37]+[.$M$2]))*5;0)" office:value-type="float" office:value="40" calcext:value-type="float">
            <text:p>40</text:p>
          </table:table-cell>
          <table:table-cell table:formula="of:=IFERROR(ROUND((MIN(([.D37]+[.G37]+[.H37])/3/[.$T37];[.$R$2]))*([.$J37]+3))*5;0)" office:value-type="float" office:value="50" calcext:value-type="float">
            <text:p>50</text:p>
          </table:table-cell>
          <table:table-cell table:formula="of:=IFERROR(ROUND(((MIN(([.$H37]^2)/([.$T37]^2);[.$R$2]))*([.$J37]+3)*[.$T$2]))*5;0)" office:value-type="float" office:value="25" calcext:value-type="float">
            <text:p>25</text:p>
          </table:table-cell>
          <table:table-cell table:formula="of:=IFERROR(ROUND(((MIN(([.$E37]^2)/([.$T37]^2);[.$R$2]))*([.$J37]+3)*[.$T$2]))*5;0)" office:value-type="float" office:value="30" calcext:value-type="float">
            <text:p>30</text:p>
          </table:table-cell>
          <table:table-cell table:formula="of:=IFERROR(ROUND(((MIN(([.$G37]^2)/([.$T37]^2);[.$R$2]))*([.$J37]+3)*[.$T$2]))*5;0)" office:value-type="float" office:value="30" calcext:value-type="float">
            <text:p>30</text:p>
          </table:table-cell>
          <table:table-cell table:formula="of:=IFERROR(ROUND((MIN(([.$F37]^[.$Q$2])/([.$T37]^2);[.$R$2]))*([.$J37]+[.$M$2]))*5;0)" office:value-type="float" office:value="25" calcext:value-type="float">
            <text:p>25</text:p>
          </table:table-cell>
          <table:table-cell table:formula="of:=ROUND(AVERAGE([.K37:.Q37]))" office:value-type="float" office:value="41" calcext:value-type="float">
            <text:p>41</text:p>
          </table:table-cell>
          <table:table-cell table:formula="of:=ROUND((([.I37]/[.$S$1])*MAX([.I37]/350;0.8));2)" office:value-type="float" office:value="8.1" calcext:value-type="float">
            <text:p>8.1</text:p>
          </table:table-cell>
          <table:table-cell table:formula="of:=ROUND([.I37]/6;2)" office:value-type="float" office:value="84.17" calcext:value-type="float">
            <text:p>84.17</text:p>
          </table:table-cell>
          <table:table-cell/>
          <table:table-cell table:formula="of:=IFERROR(ROUND((((MIN(([.$C37]^2)/([.$T37]^2);[.$S$2])))*[.$S37]*0.8)+([.C37]/10))+10;10)" office:value-type="float" office:value="26" calcext:value-type="float">
            <text:p>26</text:p>
          </table:table-cell>
          <table:table-cell table:formula="of:=IFERROR(ROUND(((MIN(([.$D37]^2)/([.$T37]^2);[.$S$2])))*[.$S37]);0)" office:value-type="float" office:value="10" calcext:value-type="float">
            <text:p>10</text:p>
          </table:table-cell>
          <table:table-cell table:formula="of:=IFERROR(ROUND(MIN(([.D37]+[.G37]+[.H37])/3/[.$T37];[.$S$2])^2*[.$S37]);0)" office:value-type="float" office:value="8" calcext:value-type="float">
            <text:p>8</text:p>
          </table:table-cell>
          <table:table-cell table:formula="of:=IFERROR(ROUND(((MIN(([.H37]^2)/([.$T37]^2);[.$S$2])))*[.$S37]*[.$T$1]);0)" office:value-type="float" office:value="5" calcext:value-type="float">
            <text:p>5</text:p>
          </table:table-cell>
          <table:table-cell table:formula="of:=IFERROR(ROUND(((MIN(([.E37]^2)/([.$T37]^2);[.$S$2])))*[.$S37]*[.$T$1]);0)" office:value-type="float" office:value="6" calcext:value-type="float">
            <text:p>6</text:p>
          </table:table-cell>
          <table:table-cell table:formula="of:=IFERROR(ROUND(((MIN(([.G37]^2)/([.$T37]^2);[.$S$2])))*[.$S37]*[.$T$1]);0)" office:value-type="float" office:value="6" calcext:value-type="float">
            <text:p>6</text:p>
          </table:table-cell>
          <table:table-cell table:formula="of:=IFERROR(ROUND(((MIN(([.F37]^2)/([.$T37]^2);[.$S$2]))*[.$S37]));0)" office:value-type="float" office:value="6" calcext:value-type="float">
            <text:p>6</text:p>
          </table:table-cell>
          <table:table-cell table:formula="of:=ROUND(AVERAGE([.W37:.AB37]);2)" office:value-type="float" office:value="6.83" calcext:value-type="float">
            <text:p>6.83</text:p>
          </table:table-cell>
          <table:table-cell table:formula="of:=ROUND(AVERAGE([.AF37:.AK37]);2)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doranMID</text:p>
          </table:table-cell>
          <table:table-cell office:value-type="string" calcext:value-type="string">
            <text:p><text:a xlink:href="http://bulbapedia.bulbagarden.net/wiki/Nidoran♂_(Pokémon)" xlink:type="simple">Nidoran♂</text:a>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SUM([.C38:.H38])" office:value-type="float" office:value="273" calcext:value-type="float">
            <text:p>273</text:p>
          </table:table-cell>
          <table:table-cell table:formula="of:=ROUND((([.I38]/[.$S$1])*MAX([.I38]/420; 1.2));2)" office:value-type="float" office:value="3.64" calcext:value-type="float">
            <text:p>3.64</text:p>
          </table:table-cell>
          <table:table-cell table:formula="of:=IFERROR((ROUND((((MIN(([.$C38]^2)/([.$T38]^2);[.$R$2])))*[.$J38]*0.8)+([.C38]/10))*5)+10; 0)" office:value-type="float" office:value="50" calcext:value-type="float">
            <text:p>50</text:p>
          </table:table-cell>
          <table:table-cell table:formula="of:=IFERROR(ROUND((MIN(([.$D38]^[.$L$2])/([.$T38]^2);[.$R$2]))*([.$J38]+[.$M$2]))*5;0)" office:value-type="float" office:value="30" calcext:value-type="float">
            <text:p>30</text:p>
          </table:table-cell>
          <table:table-cell table:formula="of:=IFERROR(ROUND((MIN(([.D38]+[.G38]+[.H38])/3/[.$T38];[.$R$2]))*([.$J38]+3))*5;0)" office:value-type="float" office:value="35" calcext:value-type="float">
            <text:p>35</text:p>
          </table:table-cell>
          <table:table-cell table:formula="of:=IFERROR(ROUND(((MIN(([.$H38]^2)/([.$T38]^2);[.$R$2]))*([.$J38]+3)*[.$T$2]))*5;0)" office:value-type="float" office:value="25" calcext:value-type="float">
            <text:p>25</text:p>
          </table:table-cell>
          <table:table-cell table:formula="of:=IFERROR(ROUND(((MIN(([.$E38]^2)/([.$T38]^2);[.$R$2]))*([.$J38]+3)*[.$T$2]))*5;0)" office:value-type="float" office:value="15" calcext:value-type="float">
            <text:p>15</text:p>
          </table:table-cell>
          <table:table-cell table:formula="of:=IFERROR(ROUND(((MIN(([.$G38]^2)/([.$T38]^2);[.$R$2]))*([.$J38]+3)*[.$T$2]))*5;0)" office:value-type="float" office:value="15" calcext:value-type="float">
            <text:p>15</text:p>
          </table:table-cell>
          <table:table-cell table:formula="of:=IFERROR(ROUND((MIN(([.$F38]^[.$Q$2])/([.$T38]^2);[.$R$2]))*([.$J38]+[.$M$2]))*5;0)" office:value-type="float" office:value="15" calcext:value-type="float">
            <text:p>15</text:p>
          </table:table-cell>
          <table:table-cell table:formula="of:=ROUND(AVERAGE([.K38:.Q38]))" office:value-type="float" office:value="26" calcext:value-type="float">
            <text:p>26</text:p>
          </table:table-cell>
          <table:table-cell table:formula="of:=ROUND((([.I38]/[.$S$1])*MAX([.I38]/350;0.8));2)" office:value-type="float" office:value="2.43" calcext:value-type="float">
            <text:p>2.43</text:p>
          </table:table-cell>
          <table:table-cell table:formula="of:=ROUND([.I38]/6;2)" office:value-type="float" office:value="45.5" calcext:value-type="float">
            <text:p>45.5</text:p>
          </table:table-cell>
          <table:table-cell/>
          <table:table-cell table:formula="of:=IFERROR(ROUND((((MIN(([.$C38]^2)/([.$T38]^2);[.$S$2])))*[.$S38]*0.8)+([.C38]/10))+10;10)" office:value-type="float" office:value="17" calcext:value-type="float">
            <text:p>17</text:p>
          </table:table-cell>
          <table:table-cell table:formula="of:=IFERROR(ROUND(((MIN(([.$D38]^2)/([.$T38]^2);[.$S$2])))*[.$S38]);0)" office:value-type="float" office:value="4" calcext:value-type="float">
            <text:p>4</text:p>
          </table:table-cell>
          <table:table-cell table:formula="of:=IFERROR(ROUND(MIN(([.D38]+[.G38]+[.H38])/3/[.$T38];[.$S$2])^2*[.$S38]);0)" office:value-type="float" office:value="3" calcext:value-type="float">
            <text:p>3</text:p>
          </table:table-cell>
          <table:table-cell table:formula="of:=IFERROR(ROUND(((MIN(([.H38]^2)/([.$T38]^2);[.$S$2])))*[.$S38]*[.$T$1]);0)" office:value-type="float" office:value="2" calcext:value-type="float">
            <text:p>2</text:p>
          </table:table-cell>
          <table:table-cell table:formula="of:=IFERROR(ROUND(((MIN(([.E38]^2)/([.$T38]^2);[.$S$2])))*[.$S38]*[.$T$1]);0)" office:value-type="float" office:value="1" calcext:value-type="float">
            <text:p>1</text:p>
          </table:table-cell>
          <table:table-cell table:formula="of:=IFERROR(ROUND(((MIN(([.G38]^2)/([.$T38]^2);[.$S$2])))*[.$S38]*[.$T$1]);0)" office:value-type="float" office:value="1" calcext:value-type="float">
            <text:p>1</text:p>
          </table:table-cell>
          <table:table-cell table:formula="of:=IFERROR(ROUND(((MIN(([.F38]^2)/([.$T38]^2);[.$S$2]))*[.$S38]));0)" office:value-type="float" office:value="2" calcext:value-type="float">
            <text:p>2</text:p>
          </table:table-cell>
          <table:table-cell table:formula="of:=ROUND(AVERAGE([.W38:.AB38]);2)" office:value-type="float" office:value="2.17" calcext:value-type="float">
            <text:p>2.17</text:p>
          </table:table-cell>
          <table:table-cell table:formula="of:=ROUND(AVERAGE([.AF38:.AK38]);2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dorinoID</text:p>
          </table:table-cell>
          <table:table-cell office:value-type="string" calcext:value-type="string">
            <text:p><text:a xlink:href="http://bulbapedia.bulbagarden.net/wiki/Nidorino_(Pokémon)" xlink:type="simple">Nidorino</text:a>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9:.H39])" office:value-type="float" office:value="365" calcext:value-type="float">
            <text:p>365</text:p>
          </table:table-cell>
          <table:table-cell table:formula="of:=ROUND((([.I39]/[.$S$1])*MAX([.I39]/420; 1.2));2)" office:value-type="float" office:value="4.87" calcext:value-type="float">
            <text:p>4.87</text:p>
          </table:table-cell>
          <table:table-cell table:formula="of:=IFERROR((ROUND((((MIN(([.$C39]^2)/([.$T39]^2);[.$R$2])))*[.$J39]*0.8)+([.C39]/10))*5)+10; 0)" office:value-type="float" office:value="60" calcext:value-type="float">
            <text:p>60</text:p>
          </table:table-cell>
          <table:table-cell table:formula="of:=IFERROR(ROUND((MIN(([.$D39]^[.$L$2])/([.$T39]^2);[.$R$2]))*([.$J39]+[.$M$2]))*5;0)" office:value-type="float" office:value="35" calcext:value-type="float">
            <text:p>35</text:p>
          </table:table-cell>
          <table:table-cell table:formula="of:=IFERROR(ROUND((MIN(([.D39]+[.G39]+[.H39])/3/[.$T39];[.$R$2]))*([.$J39]+3))*5;0)" office:value-type="float" office:value="40" calcext:value-type="float">
            <text:p>40</text:p>
          </table:table-cell>
          <table:table-cell table:formula="of:=IFERROR(ROUND(((MIN(([.$H39]^2)/([.$T39]^2);[.$R$2]))*([.$J39]+3)*[.$T$2]))*5;0)" office:value-type="float" office:value="25" calcext:value-type="float">
            <text:p>25</text:p>
          </table:table-cell>
          <table:table-cell table:formula="of:=IFERROR(ROUND(((MIN(([.$E39]^2)/([.$T39]^2);[.$R$2]))*([.$J39]+3)*[.$T$2]))*5;0)" office:value-type="float" office:value="20" calcext:value-type="float">
            <text:p>20</text:p>
          </table:table-cell>
          <table:table-cell table:formula="of:=IFERROR(ROUND(((MIN(([.$G39]^2)/([.$T39]^2);[.$R$2]))*([.$J39]+3)*[.$T$2]))*5;0)" office:value-type="float" office:value="20" calcext:value-type="float">
            <text:p>20</text:p>
          </table:table-cell>
          <table:table-cell table:formula="of:=IFERROR(ROUND((MIN(([.$F39]^[.$Q$2])/([.$T39]^2);[.$R$2]))*([.$J39]+[.$M$2]))*5;0)" office:value-type="float" office:value="20" calcext:value-type="float">
            <text:p>20</text:p>
          </table:table-cell>
          <table:table-cell table:formula="of:=ROUND(AVERAGE([.K39:.Q39]))" office:value-type="float" office:value="31" calcext:value-type="float">
            <text:p>31</text:p>
          </table:table-cell>
          <table:table-cell table:formula="of:=ROUND((([.I39]/[.$S$1])*MAX([.I39]/350;0.8));2)" office:value-type="float" office:value="4.23" calcext:value-type="float">
            <text:p>4.23</text:p>
          </table:table-cell>
          <table:table-cell table:formula="of:=ROUND([.I39]/6;2)" office:value-type="float" office:value="60.83" calcext:value-type="float">
            <text:p>60.83</text:p>
          </table:table-cell>
          <table:table-cell/>
          <table:table-cell table:formula="of:=IFERROR(ROUND((((MIN(([.$C39]^2)/([.$T39]^2);[.$S$2])))*[.$S39]*0.8)+([.C39]/10))+10;10)" office:value-type="float" office:value="20" calcext:value-type="float">
            <text:p>20</text:p>
          </table:table-cell>
          <table:table-cell table:formula="of:=IFERROR(ROUND(((MIN(([.$D39]^2)/([.$T39]^2);[.$S$2])))*[.$S39]);0)" office:value-type="float" office:value="6" calcext:value-type="float">
            <text:p>6</text:p>
          </table:table-cell>
          <table:table-cell table:formula="of:=IFERROR(ROUND(MIN(([.D39]+[.G39]+[.H39])/3/[.$T39];[.$S$2])^2*[.$S39]);0)" office:value-type="float" office:value="5" calcext:value-type="float">
            <text:p>5</text:p>
          </table:table-cell>
          <table:table-cell table:formula="of:=IFERROR(ROUND(((MIN(([.H39]^2)/([.$T39]^2);[.$S$2])))*[.$S39]*[.$T$1]);0)" office:value-type="float" office:value="3" calcext:value-type="float">
            <text:p>3</text:p>
          </table:table-cell>
          <table:table-cell table:formula="of:=IFERROR(ROUND(((MIN(([.E39]^2)/([.$T39]^2);[.$S$2])))*[.$S39]*[.$T$1]);0)" office:value-type="float" office:value="3" calcext:value-type="float">
            <text:p>3</text:p>
          </table:table-cell>
          <table:table-cell table:formula="of:=IFERROR(ROUND(((MIN(([.G39]^2)/([.$T39]^2);[.$S$2])))*[.$S39]*[.$T$1]);0)" office:value-type="float" office:value="2" calcext:value-type="float">
            <text:p>2</text:p>
          </table:table-cell>
          <table:table-cell table:formula="of:=IFERROR(ROUND(((MIN(([.F39]^2)/([.$T39]^2);[.$S$2]))*[.$S39]));0)" office:value-type="float" office:value="3" calcext:value-type="float">
            <text:p>3</text:p>
          </table:table-cell>
          <table:table-cell table:formula="of:=ROUND(AVERAGE([.W39:.AB39]);2)" office:value-type="float" office:value="3.67" calcext:value-type="float">
            <text:p>3.67</text:p>
          </table:table-cell>
          <table:table-cell table:formula="of:=ROUND(AVERAGE([.AF39:.AK39]);2)"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dokingID</text:p>
          </table:table-cell>
          <table:table-cell office:value-type="string" calcext:value-type="string">
            <text:p><text:a xlink:href="http://bulbapedia.bulbagarden.net/wiki/Nidoking_(Pokémon)" xlink:type="simple">Nidoking</text:a>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formula="of:=SUM([.C40:.H40])" office:value-type="float" office:value="505" calcext:value-type="float">
            <text:p>505</text:p>
          </table:table-cell>
          <table:table-cell table:formula="of:=ROUND((([.I40]/[.$S$1])*MAX([.I40]/420; 1.2));2)" office:value-type="float" office:value="6.75" calcext:value-type="float">
            <text:p>6.75</text:p>
          </table:table-cell>
          <table:table-cell table:formula="of:=IFERROR((ROUND((((MIN(([.$C40]^2)/([.$T40]^2);[.$R$2])))*[.$J40]*0.8)+([.C40]/10))*5)+10; 0)" office:value-type="float" office:value="75" calcext:value-type="float">
            <text:p>75</text:p>
          </table:table-cell>
          <table:table-cell table:formula="of:=IFERROR(ROUND((MIN(([.$D40]^[.$L$2])/([.$T40]^2);[.$R$2]))*([.$J40]+[.$M$2]))*5;0)" office:value-type="float" office:value="50" calcext:value-type="float">
            <text:p>50</text:p>
          </table:table-cell>
          <table:table-cell table:formula="of:=IFERROR(ROUND((MIN(([.D40]+[.G40]+[.H40])/3/[.$T40];[.$R$2]))*([.$J40]+3))*5;0)" office:value-type="float" office:value="50" calcext:value-type="float">
            <text:p>50</text:p>
          </table:table-cell>
          <table:table-cell table:formula="of:=IFERROR(ROUND(((MIN(([.$H40]^2)/([.$T40]^2);[.$R$2]))*([.$J40]+3)*[.$T$2]))*5;0)" office:value-type="float" office:value="30" calcext:value-type="float">
            <text:p>30</text:p>
          </table:table-cell>
          <table:table-cell table:formula="of:=IFERROR(ROUND(((MIN(([.$E40]^2)/([.$T40]^2);[.$R$2]))*([.$J40]+3)*[.$T$2]))*5;0)" office:value-type="float" office:value="25" calcext:value-type="float">
            <text:p>25</text:p>
          </table:table-cell>
          <table:table-cell table:formula="of:=IFERROR(ROUND(((MIN(([.$G40]^2)/([.$T40]^2);[.$R$2]))*([.$J40]+3)*[.$T$2]))*5;0)" office:value-type="float" office:value="25" calcext:value-type="float">
            <text:p>25</text:p>
          </table:table-cell>
          <table:table-cell table:formula="of:=IFERROR(ROUND((MIN(([.$F40]^[.$Q$2])/([.$T40]^2);[.$R$2]))*([.$J40]+[.$M$2]))*5;0)" office:value-type="float" office:value="35" calcext:value-type="float">
            <text:p>35</text:p>
          </table:table-cell>
          <table:table-cell table:formula="of:=ROUND(AVERAGE([.K40:.Q40]))" office:value-type="float" office:value="41" calcext:value-type="float">
            <text:p>41</text:p>
          </table:table-cell>
          <table:table-cell table:formula="of:=ROUND((([.I40]/[.$S$1])*MAX([.I40]/350;0.8));2)" office:value-type="float" office:value="8.1" calcext:value-type="float">
            <text:p>8.1</text:p>
          </table:table-cell>
          <table:table-cell table:formula="of:=ROUND([.I40]/6;2)" office:value-type="float" office:value="84.17" calcext:value-type="float">
            <text:p>84.17</text:p>
          </table:table-cell>
          <table:table-cell/>
          <table:table-cell table:formula="of:=IFERROR(ROUND((((MIN(([.$C40]^2)/([.$T40]^2);[.$S$2])))*[.$S40]*0.8)+([.C40]/10))+10;10)" office:value-type="float" office:value="24" calcext:value-type="float">
            <text:p>24</text:p>
          </table:table-cell>
          <table:table-cell table:formula="of:=IFERROR(ROUND(((MIN(([.$D40]^2)/([.$T40]^2);[.$S$2])))*[.$S40]);0)" office:value-type="float" office:value="12" calcext:value-type="float">
            <text:p>12</text:p>
          </table:table-cell>
          <table:table-cell table:formula="of:=IFERROR(ROUND(MIN(([.D40]+[.G40]+[.H40])/3/[.$T40];[.$S$2])^2*[.$S40]);0)" office:value-type="float" office:value="9" calcext:value-type="float">
            <text:p>9</text:p>
          </table:table-cell>
          <table:table-cell table:formula="of:=IFERROR(ROUND(((MIN(([.H40]^2)/([.$T40]^2);[.$S$2])))*[.$S40]*[.$T$1]);0)" office:value-type="float" office:value="6" calcext:value-type="float">
            <text:p>6</text:p>
          </table:table-cell>
          <table:table-cell table:formula="of:=IFERROR(ROUND(((MIN(([.E40]^2)/([.$T40]^2);[.$S$2])))*[.$S40]*[.$T$1]);0)" office:value-type="float" office:value="5" calcext:value-type="float">
            <text:p>5</text:p>
          </table:table-cell>
          <table:table-cell table:formula="of:=IFERROR(ROUND(((MIN(([.G40]^2)/([.$T40]^2);[.$S$2])))*[.$S40]*[.$T$1]);0)" office:value-type="float" office:value="5" calcext:value-type="float">
            <text:p>5</text:p>
          </table:table-cell>
          <table:table-cell table:formula="of:=IFERROR(ROUND(((MIN(([.F40]^2)/([.$T40]^2);[.$S$2]))*[.$S40]));0)" office:value-type="float" office:value="8" calcext:value-type="float">
            <text:p>8</text:p>
          </table:table-cell>
          <table:table-cell table:formula="of:=ROUND(AVERAGE([.W40:.AB40]);2)" office:value-type="float" office:value="7.5" calcext:value-type="float">
            <text:p>7.5</text:p>
          </table:table-cell>
          <table:table-cell table:formula="of:=ROUND(AVERAGE([.AF40:.AK40]);2)" office:value-type="float" office:value="2.83" calcext:value-type="float">
            <text:p>2.8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lefairyID</text:p>
          </table:table-cell>
          <table:table-cell office:value-type="string" calcext:value-type="string">
            <text:p><text:a xlink:href="http://bulbapedia.bulbagarden.net/wiki/Clefairy_(Pokémon)" xlink:type="simple">Clefairy</text:a>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SUM([.C41:.H41])" office:value-type="float" office:value="323" calcext:value-type="float">
            <text:p>323</text:p>
          </table:table-cell>
          <table:table-cell table:formula="of:=ROUND((([.I41]/[.$S$1])*MAX([.I41]/420; 1.2));2)" office:value-type="float" office:value="4.31" calcext:value-type="float">
            <text:p>4.31</text:p>
          </table:table-cell>
          <table:table-cell table:formula="of:=IFERROR((ROUND((((MIN(([.$C41]^2)/([.$T41]^2);[.$R$2])))*[.$J41]*0.8)+([.C41]/10))*5)+10; 0)" office:value-type="float" office:value="75" calcext:value-type="float">
            <text:p>75</text:p>
          </table:table-cell>
          <table:table-cell table:formula="of:=IFERROR(ROUND((MIN(([.$D41]^[.$L$2])/([.$T41]^2);[.$R$2]))*([.$J41]+[.$M$2]))*5;0)" office:value-type="float" office:value="15" calcext:value-type="float">
            <text:p>15</text:p>
          </table:table-cell>
          <table:table-cell table:formula="of:=IFERROR(ROUND((MIN(([.D41]+[.G41]+[.H41])/3/[.$T41];[.$R$2]))*([.$J41]+3))*5;0)" office:value-type="float" office:value="35" calcext:value-type="float">
            <text:p>35</text:p>
          </table:table-cell>
          <table:table-cell table:formula="of:=IFERROR(ROUND(((MIN(([.$H41]^2)/([.$T41]^2);[.$R$2]))*([.$J41]+3)*[.$T$2]))*5;0)" office:value-type="float" office:value="10" calcext:value-type="float">
            <text:p>10</text:p>
          </table:table-cell>
          <table:table-cell table:formula="of:=IFERROR(ROUND(((MIN(([.$E41]^2)/([.$T41]^2);[.$R$2]))*([.$J41]+3)*[.$T$2]))*5;0)" office:value-type="float" office:value="15" calcext:value-type="float">
            <text:p>15</text:p>
          </table:table-cell>
          <table:table-cell table:formula="of:=IFERROR(ROUND(((MIN(([.$G41]^2)/([.$T41]^2);[.$R$2]))*([.$J41]+3)*[.$T$2]))*5;0)" office:value-type="float" office:value="30" calcext:value-type="float">
            <text:p>30</text:p>
          </table:table-cell>
          <table:table-cell table:formula="of:=IFERROR(ROUND((MIN(([.$F41]^[.$Q$2])/([.$T41]^2);[.$R$2]))*([.$J41]+[.$M$2]))*5;0)" office:value-type="float" office:value="30" calcext:value-type="float">
            <text:p>30</text:p>
          </table:table-cell>
          <table:table-cell table:formula="of:=ROUND(AVERAGE([.K41:.Q41]))" office:value-type="float" office:value="30" calcext:value-type="float">
            <text:p>30</text:p>
          </table:table-cell>
          <table:table-cell table:formula="of:=ROUND((([.I41]/[.$S$1])*MAX([.I41]/350;0.8));2)" office:value-type="float" office:value="3.31" calcext:value-type="float">
            <text:p>3.31</text:p>
          </table:table-cell>
          <table:table-cell table:formula="of:=ROUND([.I41]/6;2)" office:value-type="float" office:value="53.83" calcext:value-type="float">
            <text:p>53.83</text:p>
          </table:table-cell>
          <table:table-cell/>
          <table:table-cell table:formula="of:=IFERROR(ROUND((((MIN(([.$C41]^2)/([.$T41]^2);[.$S$2])))*[.$S41]*0.8)+([.C41]/10))+10;10)" office:value-type="float" office:value="21" calcext:value-type="float">
            <text:p>21</text:p>
          </table:table-cell>
          <table:table-cell table:formula="of:=IFERROR(ROUND(((MIN(([.$D41]^2)/([.$T41]^2);[.$S$2])))*[.$S41]);0)" office:value-type="float" office:value="2" calcext:value-type="float">
            <text:p>2</text:p>
          </table:table-cell>
          <table:table-cell table:formula="of:=IFERROR(ROUND(MIN(([.D41]+[.G41]+[.H41])/3/[.$T41];[.$S$2])^2*[.$S41]);0)" office:value-type="float" office:value="3" calcext:value-type="float">
            <text:p>3</text:p>
          </table:table-cell>
          <table:table-cell table:formula="of:=IFERROR(ROUND(((MIN(([.H41]^2)/([.$T41]^2);[.$S$2])))*[.$S41]*[.$T$1]);0)" office:value-type="float" office:value="1" calcext:value-type="float">
            <text:p>1</text:p>
          </table:table-cell>
          <table:table-cell table:formula="of:=IFERROR(ROUND(((MIN(([.E41]^2)/([.$T41]^2);[.$S$2])))*[.$S41]*[.$T$1]);0)" office:value-type="float" office:value="2" calcext:value-type="float">
            <text:p>2</text:p>
          </table:table-cell>
          <table:table-cell table:formula="of:=IFERROR(ROUND(((MIN(([.G41]^2)/([.$T41]^2);[.$S$2])))*[.$S41]*[.$T$1]);0)" office:value-type="float" office:value="3" calcext:value-type="float">
            <text:p>3</text:p>
          </table:table-cell>
          <table:table-cell table:formula="of:=IFERROR(ROUND(((MIN(([.F41]^2)/([.$T41]^2);[.$S$2]))*[.$S41]));0)" office:value-type="float" office:value="4" calcext:value-type="float">
            <text:p>4</text:p>
          </table:table-cell>
          <table:table-cell table:formula="of:=ROUND(AVERAGE([.W41:.AB41]);2)" office:value-type="float" office:value="2.5" calcext:value-type="float">
            <text:p>2.5</text:p>
          </table:table-cell>
          <table:table-cell table:formula="of:=ROUND(AVERAGE([.AF41:.AK41]);2)" office:value-type="float" office:value="2.33" calcext:value-type="float">
            <text:p>2.3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lefableID</text:p>
          </table:table-cell>
          <table:table-cell office:value-type="string" calcext:value-type="string">
            <text:p><text:a xlink:href="http://bulbapedia.bulbagarden.net/wiki/Clefable_(Pokémon)" xlink:type="simple">Clefable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formula="of:=SUM([.C42:.H42])" office:value-type="float" office:value="483" calcext:value-type="float">
            <text:p>483</text:p>
          </table:table-cell>
          <table:table-cell table:formula="of:=ROUND((([.I42]/[.$S$1])*MAX([.I42]/420; 1.2));2)" office:value-type="float" office:value="6.44" calcext:value-type="float">
            <text:p>6.44</text:p>
          </table:table-cell>
          <table:table-cell table:formula="of:=IFERROR((ROUND((((MIN(([.$C42]^2)/([.$T42]^2);[.$R$2])))*[.$J42]*0.8)+([.C42]/10))*5)+10; 0)" office:value-type="float" office:value="95" calcext:value-type="float">
            <text:p>95</text:p>
          </table:table-cell>
          <table:table-cell table:formula="of:=IFERROR(ROUND((MIN(([.$D42]^[.$L$2])/([.$T42]^2);[.$R$2]))*([.$J42]+[.$M$2]))*5;0)" office:value-type="float" office:value="25" calcext:value-type="float">
            <text:p>25</text:p>
          </table:table-cell>
          <table:table-cell table:formula="of:=IFERROR(ROUND((MIN(([.D42]+[.G42]+[.H42])/3/[.$T42];[.$R$2]))*([.$J42]+3))*5;0)" office:value-type="float" office:value="45" calcext:value-type="float">
            <text:p>45</text:p>
          </table:table-cell>
          <table:table-cell table:formula="of:=IFERROR(ROUND(((MIN(([.$H42]^2)/([.$T42]^2);[.$R$2]))*([.$J42]+3)*[.$T$2]))*5;0)" office:value-type="float" office:value="15" calcext:value-type="float">
            <text:p>15</text:p>
          </table:table-cell>
          <table:table-cell table:formula="of:=IFERROR(ROUND(((MIN(([.$E42]^2)/([.$T42]^2);[.$R$2]))*([.$J42]+3)*[.$T$2]))*5;0)" office:value-type="float" office:value="25" calcext:value-type="float">
            <text:p>25</text:p>
          </table:table-cell>
          <table:table-cell table:formula="of:=IFERROR(ROUND(((MIN(([.$G42]^2)/([.$T42]^2);[.$R$2]))*([.$J42]+3)*[.$T$2]))*5;0)" office:value-type="float" office:value="35" calcext:value-type="float">
            <text:p>35</text:p>
          </table:table-cell>
          <table:table-cell table:formula="of:=IFERROR(ROUND((MIN(([.$F42]^[.$Q$2])/([.$T42]^2);[.$R$2]))*([.$J42]+[.$M$2]))*5;0)" office:value-type="float" office:value="45" calcext:value-type="float">
            <text:p>45</text:p>
          </table:table-cell>
          <table:table-cell table:formula="of:=ROUND(AVERAGE([.K42:.Q42]))" office:value-type="float" office:value="41" calcext:value-type="float">
            <text:p>41</text:p>
          </table:table-cell>
          <table:table-cell table:formula="of:=ROUND((([.I42]/[.$S$1])*MAX([.I42]/350;0.8));2)" office:value-type="float" office:value="7.41" calcext:value-type="float">
            <text:p>7.41</text:p>
          </table:table-cell>
          <table:table-cell table:formula="of:=ROUND([.I42]/6;2)" office:value-type="float" office:value="80.5" calcext:value-type="float">
            <text:p>80.5</text:p>
          </table:table-cell>
          <table:table-cell/>
          <table:table-cell table:formula="of:=IFERROR(ROUND((((MIN(([.$C42]^2)/([.$T42]^2);[.$S$2])))*[.$S42]*0.8)+([.C42]/10))+10;10)" office:value-type="float" office:value="28" calcext:value-type="float">
            <text:p>28</text:p>
          </table:table-cell>
          <table:table-cell table:formula="of:=IFERROR(ROUND(((MIN(([.$D42]^2)/([.$T42]^2);[.$S$2])))*[.$S42]);0)" office:value-type="float" office:value="6" calcext:value-type="float">
            <text:p>6</text:p>
          </table:table-cell>
          <table:table-cell table:formula="of:=IFERROR(ROUND(MIN(([.D42]+[.G42]+[.H42])/3/[.$T42];[.$S$2])^2*[.$S42]);0)" office:value-type="float" office:value="6" calcext:value-type="float">
            <text:p>6</text:p>
          </table:table-cell>
          <table:table-cell table:formula="of:=IFERROR(ROUND(((MIN(([.H42]^2)/([.$T42]^2);[.$S$2])))*[.$S42]*[.$T$1]);0)" office:value-type="float" office:value="3" calcext:value-type="float">
            <text:p>3</text:p>
          </table:table-cell>
          <table:table-cell table:formula="of:=IFERROR(ROUND(((MIN(([.E42]^2)/([.$T42]^2);[.$S$2])))*[.$S42]*[.$T$1]);0)" office:value-type="float" office:value="4" calcext:value-type="float">
            <text:p>4</text:p>
          </table:table-cell>
          <table:table-cell table:formula="of:=IFERROR(ROUND(((MIN(([.G42]^2)/([.$T42]^2);[.$S$2])))*[.$S42]*[.$T$1]);0)" office:value-type="float" office:value="6" calcext:value-type="float">
            <text:p>6</text:p>
          </table:table-cell>
          <table:table-cell table:formula="of:=IFERROR(ROUND(((MIN(([.F42]^2)/([.$T42]^2);[.$S$2]))*[.$S42]));0)" office:value-type="float" office:value="10" calcext:value-type="float">
            <text:p>10</text:p>
          </table:table-cell>
          <table:table-cell table:formula="of:=ROUND(AVERAGE([.W42:.AB42]);2)" office:value-type="float" office:value="5.83" calcext:value-type="float">
            <text:p>5.83</text:p>
          </table:table-cell>
          <table:table-cell table:formula="of:=ROUND(AVERAGE([.AF42:.AK42]);2)" office:value-type="float" office:value="4.83" calcext:value-type="float">
            <text:p>4.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ulpixID</text:p>
          </table:table-cell>
          <table:table-cell office:value-type="string" calcext:value-type="string">
            <text:p><text:a xlink:href="http://bulbapedia.bulbagarden.net/wiki/Vulpix_(Pokémon)" xlink:type="simple">Vulpix</text:a>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C43:.H43])" office:value-type="float" office:value="299" calcext:value-type="float">
            <text:p>299</text:p>
          </table:table-cell>
          <table:table-cell table:formula="of:=ROUND((([.I43]/[.$S$1])*MAX([.I43]/420; 1.2));2)" office:value-type="float" office:value="3.99" calcext:value-type="float">
            <text:p>3.99</text:p>
          </table:table-cell>
          <table:table-cell table:formula="of:=IFERROR((ROUND((((MIN(([.$C43]^2)/([.$T43]^2);[.$R$2])))*[.$J43]*0.8)+([.C43]/10))*5)+10; 0)" office:value-type="float" office:value="40" calcext:value-type="float">
            <text:p>40</text:p>
          </table:table-cell>
          <table:table-cell table:formula="of:=IFERROR(ROUND((MIN(([.$D43]^[.$L$2])/([.$T43]^2);[.$R$2]))*([.$J43]+[.$M$2]))*5;0)" office:value-type="float" office:value="15" calcext:value-type="float">
            <text:p>15</text:p>
          </table:table-cell>
          <table:table-cell table:formula="of:=IFERROR(ROUND((MIN(([.D43]+[.G43]+[.H43])/3/[.$T43];[.$R$2]))*([.$J43]+3))*5;0)" office:value-type="float" office:value="40" calcext:value-type="float">
            <text:p>40</text:p>
          </table:table-cell>
          <table:table-cell table:formula="of:=IFERROR(ROUND(((MIN(([.$H43]^2)/([.$T43]^2);[.$R$2]))*([.$J43]+3)*[.$T$2]))*5;0)" office:value-type="float" office:value="35" calcext:value-type="float">
            <text:p>35</text:p>
          </table:table-cell>
          <table:table-cell table:formula="of:=IFERROR(ROUND(((MIN(([.$E43]^2)/([.$T43]^2);[.$R$2]))*([.$J43]+3)*[.$T$2]))*5;0)" office:value-type="float" office:value="15" calcext:value-type="float">
            <text:p>15</text:p>
          </table:table-cell>
          <table:table-cell table:formula="of:=IFERROR(ROUND(((MIN(([.$G43]^2)/([.$T43]^2);[.$R$2]))*([.$J43]+3)*[.$T$2]))*5;0)" office:value-type="float" office:value="35" calcext:value-type="float">
            <text:p>35</text:p>
          </table:table-cell>
          <table:table-cell table:formula="of:=IFERROR(ROUND((MIN(([.$F43]^[.$Q$2])/([.$T43]^2);[.$R$2]))*([.$J43]+[.$M$2]))*5;0)" office:value-type="float" office:value="20" calcext:value-type="float">
            <text:p>20</text:p>
          </table:table-cell>
          <table:table-cell table:formula="of:=ROUND(AVERAGE([.K43:.Q43]))" office:value-type="float" office:value="29" calcext:value-type="float">
            <text:p>29</text:p>
          </table:table-cell>
          <table:table-cell table:formula="of:=ROUND((([.I43]/[.$S$1])*MAX([.I43]/350;0.8));2)" office:value-type="float" office:value="2.84" calcext:value-type="float">
            <text:p>2.84</text:p>
          </table:table-cell>
          <table:table-cell table:formula="of:=ROUND([.I43]/6;2)" office:value-type="float" office:value="49.83" calcext:value-type="float">
            <text:p>49.83</text:p>
          </table:table-cell>
          <table:table-cell/>
          <table:table-cell table:formula="of:=IFERROR(ROUND((((MIN(([.$C43]^2)/([.$T43]^2);[.$S$2])))*[.$S43]*0.8)+([.C43]/10))+10;10)" office:value-type="float" office:value="15" calcext:value-type="float">
            <text:p>15</text:p>
          </table:table-cell>
          <table:table-cell table:formula="of:=IFERROR(ROUND(((MIN(([.$D43]^2)/([.$T43]^2);[.$S$2])))*[.$S43]);0)" office:value-type="float" office:value="2" calcext:value-type="float">
            <text:p>2</text:p>
          </table:table-cell>
          <table:table-cell table:formula="of:=IFERROR(ROUND(MIN(([.D43]+[.G43]+[.H43])/3/[.$T43];[.$S$2])^2*[.$S43]);0)" office:value-type="float" office:value="4" calcext:value-type="float">
            <text:p>4</text:p>
          </table:table-cell>
          <table:table-cell table:formula="of:=IFERROR(ROUND(((MIN(([.H43]^2)/([.$T43]^2);[.$S$2])))*[.$S43]*[.$T$1]);0)" office:value-type="float" office:value="3" calcext:value-type="float">
            <text:p>3</text:p>
          </table:table-cell>
          <table:table-cell table:formula="of:=IFERROR(ROUND(((MIN(([.E43]^2)/([.$T43]^2);[.$S$2])))*[.$S43]*[.$T$1]);0)" office:value-type="float" office:value="1" calcext:value-type="float">
            <text:p>1</text:p>
          </table:table-cell>
          <table:table-cell table:formula="of:=IFERROR(ROUND(((MIN(([.G43]^2)/([.$T43]^2);[.$S$2])))*[.$S43]*[.$T$1]);0)" office:value-type="float" office:value="3" calcext:value-type="float">
            <text:p>3</text:p>
          </table:table-cell>
          <table:table-cell table:formula="of:=IFERROR(ROUND(((MIN(([.F43]^2)/([.$T43]^2);[.$S$2]))*[.$S43]));0)" office:value-type="float" office:value="3" calcext:value-type="float">
            <text:p>3</text:p>
          </table:table-cell>
          <table:table-cell table:formula="of:=ROUND(AVERAGE([.W43:.AB43]);2)" office:value-type="float" office:value="2.67" calcext:value-type="float">
            <text:p>2.67</text:p>
          </table:table-cell>
          <table:table-cell table:formula="of:=ROUND(AVERAGE([.AF43:.AK43]);2)" office:value-type="float" office:value="2.67" calcext:value-type="float">
            <text:p>2.6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netalesID</text:p>
          </table:table-cell>
          <table:table-cell office:value-type="string" calcext:value-type="string">
            <text:p><text:a xlink:href="http://bulbapedia.bulbagarden.net/wiki/Ninetales_(Pokémon)" xlink:type="simple">Ninetales</text:a>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C44:.H44])" office:value-type="float" office:value="505" calcext:value-type="float">
            <text:p>505</text:p>
          </table:table-cell>
          <table:table-cell table:formula="of:=ROUND((([.I44]/[.$S$1])*MAX([.I44]/420; 1.2));2)" office:value-type="float" office:value="6.75" calcext:value-type="float">
            <text:p>6.75</text:p>
          </table:table-cell>
          <table:table-cell table:formula="of:=IFERROR((ROUND((((MIN(([.$C44]^2)/([.$T44]^2);[.$R$2])))*[.$J44]*0.8)+([.C44]/10))*5)+10; 0)" office:value-type="float" office:value="65" calcext:value-type="float">
            <text:p>65</text:p>
          </table:table-cell>
          <table:table-cell table:formula="of:=IFERROR(ROUND((MIN(([.$D44]^[.$L$2])/([.$T44]^2);[.$R$2]))*([.$J44]+[.$M$2]))*5;0)" office:value-type="float" office:value="25" calcext:value-type="float">
            <text:p>25</text:p>
          </table:table-cell>
          <table:table-cell table:formula="of:=IFERROR(ROUND((MIN(([.D44]+[.G44]+[.H44])/3/[.$T44];[.$R$2]))*([.$J44]+3))*5;0)" office:value-type="float" office:value="55" calcext:value-type="float">
            <text:p>55</text:p>
          </table:table-cell>
          <table:table-cell table:formula="of:=IFERROR(ROUND(((MIN(([.$H44]^2)/([.$T44]^2);[.$R$2]))*([.$J44]+3)*[.$T$2]))*5;0)" office:value-type="float" office:value="40" calcext:value-type="float">
            <text:p>40</text:p>
          </table:table-cell>
          <table:table-cell table:formula="of:=IFERROR(ROUND(((MIN(([.$E44]^2)/([.$T44]^2);[.$R$2]))*([.$J44]+3)*[.$T$2]))*5;0)" office:value-type="float" office:value="25" calcext:value-type="float">
            <text:p>25</text:p>
          </table:table-cell>
          <table:table-cell table:formula="of:=IFERROR(ROUND(((MIN(([.$G44]^2)/([.$T44]^2);[.$R$2]))*([.$J44]+3)*[.$T$2]))*5;0)" office:value-type="float" office:value="40" calcext:value-type="float">
            <text:p>40</text:p>
          </table:table-cell>
          <table:table-cell table:formula="of:=IFERROR(ROUND((MIN(([.$F44]^[.$Q$2])/([.$T44]^2);[.$R$2]))*([.$J44]+[.$M$2]))*5;0)" office:value-type="float" office:value="30" calcext:value-type="float">
            <text:p>30</text:p>
          </table:table-cell>
          <table:table-cell table:formula="of:=ROUND(AVERAGE([.K44:.Q44]))" office:value-type="float" office:value="40" calcext:value-type="float">
            <text:p>40</text:p>
          </table:table-cell>
          <table:table-cell table:formula="of:=ROUND((([.I44]/[.$S$1])*MAX([.I44]/350;0.8));2)" office:value-type="float" office:value="8.1" calcext:value-type="float">
            <text:p>8.1</text:p>
          </table:table-cell>
          <table:table-cell table:formula="of:=ROUND([.I44]/6;2)" office:value-type="float" office:value="84.17" calcext:value-type="float">
            <text:p>84.17</text:p>
          </table:table-cell>
          <table:table-cell/>
          <table:table-cell table:formula="of:=IFERROR(ROUND((((MIN(([.$C44]^2)/([.$T44]^2);[.$S$2])))*[.$S44]*0.8)+([.C44]/10))+10;10)" office:value-type="float" office:value="22" calcext:value-type="float">
            <text:p>22</text:p>
          </table:table-cell>
          <table:table-cell table:formula="of:=IFERROR(ROUND(((MIN(([.$D44]^2)/([.$T44]^2);[.$S$2])))*[.$S44]);0)" office:value-type="float" office:value="7" calcext:value-type="float">
            <text:p>7</text:p>
          </table:table-cell>
          <table:table-cell table:formula="of:=IFERROR(ROUND(MIN(([.D44]+[.G44]+[.H44])/3/[.$T44];[.$S$2])^2*[.$S44]);0)" office:value-type="float" office:value="10" calcext:value-type="float">
            <text:p>10</text:p>
          </table:table-cell>
          <table:table-cell table:formula="of:=IFERROR(ROUND(((MIN(([.H44]^2)/([.$T44]^2);[.$S$2])))*[.$S44]*[.$T$1]);0)" office:value-type="float" office:value="8" calcext:value-type="float">
            <text:p>8</text:p>
          </table:table-cell>
          <table:table-cell table:formula="of:=IFERROR(ROUND(((MIN(([.E44]^2)/([.$T44]^2);[.$S$2])))*[.$S44]*[.$T$1]);0)" office:value-type="float" office:value="5" calcext:value-type="float">
            <text:p>5</text:p>
          </table:table-cell>
          <table:table-cell table:formula="of:=IFERROR(ROUND(((MIN(([.G44]^2)/([.$T44]^2);[.$S$2])))*[.$S44]*[.$T$1]);0)" office:value-type="float" office:value="8" calcext:value-type="float">
            <text:p>8</text:p>
          </table:table-cell>
          <table:table-cell table:formula="of:=IFERROR(ROUND(((MIN(([.F44]^2)/([.$T44]^2);[.$S$2]))*[.$S44]));0)" office:value-type="float" office:value="8" calcext:value-type="float">
            <text:p>8</text:p>
          </table:table-cell>
          <table:table-cell table:formula="of:=ROUND(AVERAGE([.W44:.AB44]);2)" office:value-type="float" office:value="7.67" calcext:value-type="float">
            <text:p>7.67</text:p>
          </table:table-cell>
          <table:table-cell table:formula="of:=ROUND(AVERAGE([.AF44:.AK44]);2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igglypuffID</text:p>
          </table:table-cell>
          <table:table-cell office:value-type="string" calcext:value-type="string">
            <text:p><text:a xlink:href="http://bulbapedia.bulbagarden.net/wiki/Jigglypuff_(Pokémon)" xlink:type="simple">Jigglypuff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SUM([.C45:.H45])" office:value-type="float" office:value="270" calcext:value-type="float">
            <text:p>270</text:p>
          </table:table-cell>
          <table:table-cell table:formula="of:=ROUND((([.I45]/[.$S$1])*MAX([.I45]/420; 1.2));2)" office:value-type="float" office:value="3.6" calcext:value-type="float">
            <text:p>3.6</text:p>
          </table:table-cell>
          <table:table-cell table:formula="of:=IFERROR((ROUND((((MIN(([.$C45]^2)/([.$T45]^2);[.$R$2])))*[.$J45]*0.8)+([.C45]/10))*5)+10; 0)" office:value-type="float" office:value="100" calcext:value-type="float">
            <text:p>100</text:p>
          </table:table-cell>
          <table:table-cell table:formula="of:=IFERROR(ROUND((MIN(([.$D45]^[.$L$2])/([.$T45]^2);[.$R$2]))*([.$J45]+[.$M$2]))*5;0)" office:value-type="float" office:value="20" calcext:value-type="float">
            <text:p>20</text:p>
          </table:table-cell>
          <table:table-cell table:formula="of:=IFERROR(ROUND((MIN(([.D45]+[.G45]+[.H45])/3/[.$T45];[.$R$2]))*([.$J45]+3))*5;0)" office:value-type="float" office:value="20" calcext:value-type="float">
            <text:p>20</text:p>
          </table:table-cell>
          <table:table-cell table:formula="of:=IFERROR(ROUND(((MIN(([.$H45]^2)/([.$T45]^2);[.$R$2]))*([.$J45]+3)*[.$T$2]))*5;0)" office:value-type="float" office:value="5" calcext:value-type="float">
            <text:p>5</text:p>
          </table:table-cell>
          <table:table-cell table:formula="of:=IFERROR(ROUND(((MIN(([.$E45]^2)/([.$T45]^2);[.$R$2]))*([.$J45]+3)*[.$T$2]))*5;0)" office:value-type="float" office:value="5" calcext:value-type="float">
            <text:p>5</text:p>
          </table:table-cell>
          <table:table-cell table:formula="of:=IFERROR(ROUND(((MIN(([.$G45]^2)/([.$T45]^2);[.$R$2]))*([.$J45]+3)*[.$T$2]))*5;0)" office:value-type="float" office:value="5" calcext:value-type="float">
            <text:p>5</text:p>
          </table:table-cell>
          <table:table-cell table:formula="of:=IFERROR(ROUND((MIN(([.$F45]^[.$Q$2])/([.$T45]^2);[.$R$2]))*([.$J45]+[.$M$2]))*5;0)" office:value-type="float" office:value="20" calcext:value-type="float">
            <text:p>20</text:p>
          </table:table-cell>
          <table:table-cell table:formula="of:=ROUND(AVERAGE([.K45:.Q45]))" office:value-type="float" office:value="25" calcext:value-type="float">
            <text:p>25</text:p>
          </table:table-cell>
          <table:table-cell table:formula="of:=ROUND((([.I45]/[.$S$1])*MAX([.I45]/350;0.8));2)" office:value-type="float" office:value="2.4" calcext:value-type="float">
            <text:p>2.4</text:p>
          </table:table-cell>
          <table:table-cell table:formula="of:=ROUND([.I45]/6;2)" office:value-type="float" office:value="45" calcext:value-type="float">
            <text:p>45</text:p>
          </table:table-cell>
          <table:table-cell/>
          <table:table-cell table:formula="of:=IFERROR(ROUND((((MIN(([.$C45]^2)/([.$T45]^2);[.$S$2])))*[.$S45]*0.8)+([.C45]/10))+10;10)" office:value-type="float" office:value="25" calcext:value-type="float">
            <text:p>25</text:p>
          </table:table-cell>
          <table:table-cell table:formula="of:=IFERROR(ROUND(((MIN(([.$D45]^2)/([.$T45]^2);[.$S$2])))*[.$S45]);0)" office:value-type="float" office:value="2" calcext:value-type="float">
            <text:p>2</text:p>
          </table:table-cell>
          <table:table-cell table:formula="of:=IFERROR(ROUND(MIN(([.D45]+[.G45]+[.H45])/3/[.$T45];[.$S$2])^2*[.$S45]);0)" office:value-type="float" office:value="1" calcext:value-type="float">
            <text:p>1</text:p>
          </table:table-cell>
          <table:table-cell table:formula="of:=IFERROR(ROUND(((MIN(([.H45]^2)/([.$T45]^2);[.$S$2])))*[.$S45]*[.$T$1]);0)" office:value-type="float" office:value="0" calcext:value-type="float">
            <text:p>0</text:p>
          </table:table-cell>
          <table:table-cell table:formula="of:=IFERROR(ROUND(((MIN(([.E45]^2)/([.$T45]^2);[.$S$2])))*[.$S45]*[.$T$1]);0)" office:value-type="float" office:value="0" calcext:value-type="float">
            <text:p>0</text:p>
          </table:table-cell>
          <table:table-cell table:formula="of:=IFERROR(ROUND(((MIN(([.G45]^2)/([.$T45]^2);[.$S$2])))*[.$S45]*[.$T$1]);0)" office:value-type="float" office:value="1" calcext:value-type="float">
            <text:p>1</text:p>
          </table:table-cell>
          <table:table-cell table:formula="of:=IFERROR(ROUND(((MIN(([.F45]^2)/([.$T45]^2);[.$S$2]))*[.$S45]));0)" office:value-type="float" office:value="2" calcext:value-type="float">
            <text:p>2</text:p>
          </table:table-cell>
          <table:table-cell table:formula="of:=ROUND(AVERAGE([.W45:.AB45]);2)" office:value-type="float" office:value="1" calcext:value-type="float">
            <text:p>1</text:p>
          </table:table-cell>
          <table:table-cell table:formula="of:=ROUND(AVERAGE([.AF45:.AK45]);2)" office:value-type="float" office:value="1.5" calcext:value-type="float">
            <text:p>1.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igglytuffID</text:p>
          </table:table-cell>
          <table:table-cell office:value-type="string" calcext:value-type="string">
            <text:p><text:a xlink:href="http://bulbapedia.bulbagarden.net/wiki/Wigglytuff_(Pokémon)" xlink:type="simple">Wigglytuff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SUM([.C46:.H46])" office:value-type="float" office:value="435" calcext:value-type="float">
            <text:p>435</text:p>
          </table:table-cell>
          <table:table-cell table:formula="of:=ROUND((([.I46]/[.$S$1])*MAX([.I46]/420; 1.2));2)" office:value-type="float" office:value="5.8" calcext:value-type="float">
            <text:p>5.8</text:p>
          </table:table-cell>
          <table:table-cell table:formula="of:=IFERROR((ROUND((((MIN(([.$C46]^2)/([.$T46]^2);[.$R$2])))*[.$J46]*0.8)+([.C46]/10))*5)+10; 0)" office:value-type="float" office:value="130" calcext:value-type="float">
            <text:p>130</text:p>
          </table:table-cell>
          <table:table-cell table:formula="of:=IFERROR(ROUND((MIN(([.$D46]^[.$L$2])/([.$T46]^2);[.$R$2]))*([.$J46]+[.$M$2]))*5;0)" office:value-type="float" office:value="25" calcext:value-type="float">
            <text:p>25</text:p>
          </table:table-cell>
          <table:table-cell table:formula="of:=IFERROR(ROUND((MIN(([.D46]+[.G46]+[.H46])/3/[.$T46];[.$R$2]))*([.$J46]+3))*5;0)" office:value-type="float" office:value="35" calcext:value-type="float">
            <text:p>35</text:p>
          </table:table-cell>
          <table:table-cell table:formula="of:=IFERROR(ROUND(((MIN(([.$H46]^2)/([.$T46]^2);[.$R$2]))*([.$J46]+3)*[.$T$2]))*5;0)" office:value-type="float" office:value="10" calcext:value-type="float">
            <text:p>10</text:p>
          </table:table-cell>
          <table:table-cell table:formula="of:=IFERROR(ROUND(((MIN(([.$E46]^2)/([.$T46]^2);[.$R$2]))*([.$J46]+3)*[.$T$2]))*5;0)" office:value-type="float" office:value="10" calcext:value-type="float">
            <text:p>10</text:p>
          </table:table-cell>
          <table:table-cell table:formula="of:=IFERROR(ROUND(((MIN(([.$G46]^2)/([.$T46]^2);[.$R$2]))*([.$J46]+3)*[.$T$2]))*5;0)" office:value-type="float" office:value="15" calcext:value-type="float">
            <text:p>15</text:p>
          </table:table-cell>
          <table:table-cell table:formula="of:=IFERROR(ROUND((MIN(([.$F46]^[.$Q$2])/([.$T46]^2);[.$R$2]))*([.$J46]+[.$M$2]))*5;0)" office:value-type="float" office:value="40" calcext:value-type="float">
            <text:p>40</text:p>
          </table:table-cell>
          <table:table-cell table:formula="of:=ROUND(AVERAGE([.K46:.Q46]))" office:value-type="float" office:value="38" calcext:value-type="float">
            <text:p>38</text:p>
          </table:table-cell>
          <table:table-cell table:formula="of:=ROUND((([.I46]/[.$S$1])*MAX([.I46]/350;0.8));2)" office:value-type="float" office:value="6.01" calcext:value-type="float">
            <text:p>6.01</text:p>
          </table:table-cell>
          <table:table-cell table:formula="of:=ROUND([.I46]/6;2)" office:value-type="float" office:value="72.5" calcext:value-type="float">
            <text:p>72.5</text:p>
          </table:table-cell>
          <table:table-cell/>
          <table:table-cell table:formula="of:=IFERROR(ROUND((((MIN(([.$C46]^2)/([.$T46]^2);[.$S$2])))*[.$S46]*0.8)+([.C46]/10))+10;10)" office:value-type="float" office:value="34" calcext:value-type="float">
            <text:p>34</text:p>
          </table:table-cell>
          <table:table-cell table:formula="of:=IFERROR(ROUND(((MIN(([.$D46]^2)/([.$T46]^2);[.$S$2])))*[.$S46]);0)" office:value-type="float" office:value="6" calcext:value-type="float">
            <text:p>6</text:p>
          </table:table-cell>
          <table:table-cell table:formula="of:=IFERROR(ROUND(MIN(([.D46]+[.G46]+[.H46])/3/[.$T46];[.$S$2])^2*[.$S46]);0)" office:value-type="float" office:value="3" calcext:value-type="float">
            <text:p>3</text:p>
          </table:table-cell>
          <table:table-cell table:formula="of:=IFERROR(ROUND(((MIN(([.H46]^2)/([.$T46]^2);[.$S$2])))*[.$S46]*[.$T$1]);0)" office:value-type="float" office:value="2" calcext:value-type="float">
            <text:p>2</text:p>
          </table:table-cell>
          <table:table-cell table:formula="of:=IFERROR(ROUND(((MIN(([.E46]^2)/([.$T46]^2);[.$S$2])))*[.$S46]*[.$T$1]);0)" office:value-type="float" office:value="2" calcext:value-type="float">
            <text:p>2</text:p>
          </table:table-cell>
          <table:table-cell table:formula="of:=IFERROR(ROUND(((MIN(([.G46]^2)/([.$T46]^2);[.$S$2])))*[.$S46]*[.$T$1]);0)" office:value-type="float" office:value="2" calcext:value-type="float">
            <text:p>2</text:p>
          </table:table-cell>
          <table:table-cell table:formula="of:=IFERROR(ROUND(((MIN(([.F46]^2)/([.$T46]^2);[.$S$2]))*[.$S46]));0)" office:value-type="float" office:value="8" calcext:value-type="float">
            <text:p>8</text:p>
          </table:table-cell>
          <table:table-cell table:formula="of:=ROUND(AVERAGE([.W46:.AB46]);2)" office:value-type="float" office:value="3.83" calcext:value-type="float">
            <text:p>3.83</text:p>
          </table:table-cell>
          <table:table-cell table:formula="of:=ROUND(AVERAGE([.AF46:.AK46]);2)" office:value-type="float" office:value="5.17" calcext:value-type="float">
            <text:p>5.1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ZubatID</text:p>
          </table:table-cell>
          <table:table-cell office:value-type="string" calcext:value-type="string">
            <text:p><text:a xlink:href="http://bulbapedia.bulbagarden.net/wiki/Zubat_(Pokémon)" xlink:type="simple">Zubat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formula="of:=SUM([.C47:.H47])" office:value-type="float" office:value="245" calcext:value-type="float">
            <text:p>245</text:p>
          </table:table-cell>
          <table:table-cell table:formula="of:=ROUND((([.I47]/[.$S$1])*MAX([.I47]/420; 1.2));2)" office:value-type="float" office:value="3.27" calcext:value-type="float">
            <text:p>3.27</text:p>
          </table:table-cell>
          <table:table-cell table:formula="of:=IFERROR((ROUND((((MIN(([.$C47]^2)/([.$T47]^2);[.$R$2])))*[.$J47]*0.8)+([.C47]/10))*5)+10; 0)" office:value-type="float" office:value="45" calcext:value-type="float">
            <text:p>45</text:p>
          </table:table-cell>
          <table:table-cell table:formula="of:=IFERROR(ROUND((MIN(([.$D47]^[.$L$2])/([.$T47]^2);[.$R$2]))*([.$J47]+[.$M$2]))*5;0)" office:value-type="float" office:value="20" calcext:value-type="float">
            <text:p>20</text:p>
          </table:table-cell>
          <table:table-cell table:formula="of:=IFERROR(ROUND((MIN(([.D47]+[.G47]+[.H47])/3/[.$T47];[.$R$2]))*([.$J47]+3))*5;0)" office:value-type="float" office:value="35" calcext:value-type="float">
            <text:p>35</text:p>
          </table:table-cell>
          <table:table-cell table:formula="of:=IFERROR(ROUND(((MIN(([.$H47]^2)/([.$T47]^2);[.$R$2]))*([.$J47]+3)*[.$T$2]))*5;0)" office:value-type="float" office:value="35" calcext:value-type="float">
            <text:p>35</text:p>
          </table:table-cell>
          <table:table-cell table:formula="of:=IFERROR(ROUND(((MIN(([.$E47]^2)/([.$T47]^2);[.$R$2]))*([.$J47]+3)*[.$T$2]))*5;0)" office:value-type="float" office:value="15" calcext:value-type="float">
            <text:p>15</text:p>
          </table:table-cell>
          <table:table-cell table:formula="of:=IFERROR(ROUND(((MIN(([.$G47]^2)/([.$T47]^2);[.$R$2]))*([.$J47]+3)*[.$T$2]))*5;0)" office:value-type="float" office:value="20" calcext:value-type="float">
            <text:p>20</text:p>
          </table:table-cell>
          <table:table-cell table:formula="of:=IFERROR(ROUND((MIN(([.$F47]^[.$Q$2])/([.$T47]^2);[.$R$2]))*([.$J47]+[.$M$2]))*5;0)" office:value-type="float" office:value="10" calcext:value-type="float">
            <text:p>10</text:p>
          </table:table-cell>
          <table:table-cell table:formula="of:=ROUND(AVERAGE([.K47:.Q47]))" office:value-type="float" office:value="26" calcext:value-type="float">
            <text:p>26</text:p>
          </table:table-cell>
          <table:table-cell table:formula="of:=ROUND((([.I47]/[.$S$1])*MAX([.I47]/350;0.8));2)" office:value-type="float" office:value="2.18" calcext:value-type="float">
            <text:p>2.18</text:p>
          </table:table-cell>
          <table:table-cell table:formula="of:=ROUND([.I47]/6;2)" office:value-type="float" office:value="40.83" calcext:value-type="float">
            <text:p>40.83</text:p>
          </table:table-cell>
          <table:table-cell/>
          <table:table-cell table:formula="of:=IFERROR(ROUND((((MIN(([.$C47]^2)/([.$T47]^2);[.$S$2])))*[.$S47]*0.8)+([.C47]/10))+10;10)" office:value-type="float" office:value="16" calcext:value-type="float">
            <text:p>16</text:p>
          </table:table-cell>
          <table:table-cell table:formula="of:=IFERROR(ROUND(((MIN(([.$D47]^2)/([.$T47]^2);[.$S$2])))*[.$S47]);0)" office:value-type="float" office:value="3" calcext:value-type="float">
            <text:p>3</text:p>
          </table:table-cell>
          <table:table-cell table:formula="of:=IFERROR(ROUND(MIN(([.D47]+[.G47]+[.H47])/3/[.$T47];[.$S$2])^2*[.$S47]);0)" office:value-type="float" office:value="3" calcext:value-type="float">
            <text:p>3</text:p>
          </table:table-cell>
          <table:table-cell table:formula="of:=IFERROR(ROUND(((MIN(([.H47]^2)/([.$T47]^2);[.$S$2])))*[.$S47]*[.$T$1]);0)" office:value-type="float" office:value="3" calcext:value-type="float">
            <text:p>3</text:p>
          </table:table-cell>
          <table:table-cell table:formula="of:=IFERROR(ROUND(((MIN(([.E47]^2)/([.$T47]^2);[.$S$2])))*[.$S47]*[.$T$1]);0)" office:value-type="float" office:value="1" calcext:value-type="float">
            <text:p>1</text:p>
          </table:table-cell>
          <table:table-cell table:formula="of:=IFERROR(ROUND(((MIN(([.G47]^2)/([.$T47]^2);[.$S$2])))*[.$S47]*[.$T$1]);0)" office:value-type="float" office:value="1" calcext:value-type="float">
            <text:p>1</text:p>
          </table:table-cell>
          <table:table-cell table:formula="of:=IFERROR(ROUND(((MIN(([.F47]^2)/([.$T47]^2);[.$S$2]))*[.$S47]));0)" office:value-type="float" office:value="1" calcext:value-type="float">
            <text:p>1</text:p>
          </table:table-cell>
          <table:table-cell table:formula="of:=ROUND(AVERAGE([.W47:.AB47]);2)" office:value-type="float" office:value="2" calcext:value-type="float">
            <text:p>2</text:p>
          </table:table-cell>
          <table:table-cell table:formula="of:=ROUND(AVERAGE([.AF47:.AK47]);2)" office:value-type="float" office:value="2.33" calcext:value-type="float">
            <text:p>2.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olbatID</text:p>
          </table:table-cell>
          <table:table-cell office:value-type="string" calcext:value-type="string">
            <text:p><text:a xlink:href="http://bulbapedia.bulbagarden.net/wiki/Golbat_(Pokémon)" xlink:type="simple">Golbat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48:.H48])" office:value-type="float" office:value="465" calcext:value-type="float">
            <text:p>465</text:p>
          </table:table-cell>
          <table:table-cell table:formula="of:=ROUND((([.I48]/[.$S$1])*MAX([.I48]/420; 1.2));2)" office:value-type="float" office:value="6.2" calcext:value-type="float">
            <text:p>6.2</text:p>
          </table:table-cell>
          <table:table-cell table:formula="of:=IFERROR((ROUND((((MIN(([.$C48]^2)/([.$T48]^2);[.$R$2])))*[.$J48]*0.8)+([.C48]/10))*5)+10; 0)" office:value-type="float" office:value="70" calcext:value-type="float">
            <text:p>70</text:p>
          </table:table-cell>
          <table:table-cell table:formula="of:=IFERROR(ROUND((MIN(([.$D48]^[.$L$2])/([.$T48]^2);[.$R$2]))*([.$J48]+[.$M$2]))*5;0)" office:value-type="float" office:value="35" calcext:value-type="float">
            <text:p>35</text:p>
          </table:table-cell>
          <table:table-cell table:formula="of:=IFERROR(ROUND((MIN(([.D48]+[.G48]+[.H48])/3/[.$T48];[.$R$2]))*([.$J48]+3))*5;0)" office:value-type="float" office:value="50" calcext:value-type="float">
            <text:p>50</text:p>
          </table:table-cell>
          <table:table-cell table:formula="of:=IFERROR(ROUND(((MIN(([.$H48]^2)/([.$T48]^2);[.$R$2]))*([.$J48]+3)*[.$T$2]))*5;0)" office:value-type="float" office:value="35" calcext:value-type="float">
            <text:p>35</text:p>
          </table:table-cell>
          <table:table-cell table:formula="of:=IFERROR(ROUND(((MIN(([.$E48]^2)/([.$T48]^2);[.$R$2]))*([.$J48]+3)*[.$T$2]))*5;0)" office:value-type="float" office:value="25" calcext:value-type="float">
            <text:p>25</text:p>
          </table:table-cell>
          <table:table-cell table:formula="of:=IFERROR(ROUND(((MIN(([.$G48]^2)/([.$T48]^2);[.$R$2]))*([.$J48]+3)*[.$T$2]))*5;0)" office:value-type="float" office:value="25" calcext:value-type="float">
            <text:p>25</text:p>
          </table:table-cell>
          <table:table-cell table:formula="of:=IFERROR(ROUND((MIN(([.$F48]^[.$Q$2])/([.$T48]^2);[.$R$2]))*([.$J48]+[.$M$2]))*5;0)" office:value-type="float" office:value="30" calcext:value-type="float">
            <text:p>30</text:p>
          </table:table-cell>
          <table:table-cell table:formula="of:=ROUND(AVERAGE([.K48:.Q48]))" office:value-type="float" office:value="39" calcext:value-type="float">
            <text:p>39</text:p>
          </table:table-cell>
          <table:table-cell table:formula="of:=ROUND((([.I48]/[.$S$1])*MAX([.I48]/350;0.8));2)" office:value-type="float" office:value="6.86" calcext:value-type="float">
            <text:p>6.86</text:p>
          </table:table-cell>
          <table:table-cell table:formula="of:=ROUND([.I48]/6;2)" office:value-type="float" office:value="77.5" calcext:value-type="float">
            <text:p>77.5</text:p>
          </table:table-cell>
          <table:table-cell/>
          <table:table-cell table:formula="of:=IFERROR(ROUND((((MIN(([.$C48]^2)/([.$T48]^2);[.$S$2])))*[.$S48]*0.8)+([.C48]/10))+10;10)" office:value-type="float" office:value="23" calcext:value-type="float">
            <text:p>23</text:p>
          </table:table-cell>
          <table:table-cell table:formula="of:=IFERROR(ROUND(((MIN(([.$D48]^2)/([.$T48]^2);[.$S$2])))*[.$S48]);0)" office:value-type="float" office:value="7" calcext:value-type="float">
            <text:p>7</text:p>
          </table:table-cell>
          <table:table-cell table:formula="of:=IFERROR(ROUND(MIN(([.D48]+[.G48]+[.H48])/3/[.$T48];[.$S$2])^2*[.$S48]);0)" office:value-type="float" office:value="8" calcext:value-type="float">
            <text:p>8</text:p>
          </table:table-cell>
          <table:table-cell table:formula="of:=IFERROR(ROUND(((MIN(([.H48]^2)/([.$T48]^2);[.$S$2])))*[.$S48]*[.$T$1]);0)" office:value-type="float" office:value="6" calcext:value-type="float">
            <text:p>6</text:p>
          </table:table-cell>
          <table:table-cell table:formula="of:=IFERROR(ROUND(((MIN(([.E48]^2)/([.$T48]^2);[.$S$2])))*[.$S48]*[.$T$1]);0)" office:value-type="float" office:value="4" calcext:value-type="float">
            <text:p>4</text:p>
          </table:table-cell>
          <table:table-cell table:formula="of:=IFERROR(ROUND(((MIN(([.G48]^2)/([.$T48]^2);[.$S$2])))*[.$S48]*[.$T$1]);0)" office:value-type="float" office:value="4" calcext:value-type="float">
            <text:p>4</text:p>
          </table:table-cell>
          <table:table-cell table:formula="of:=IFERROR(ROUND(((MIN(([.F48]^2)/([.$T48]^2);[.$S$2]))*[.$S48]));0)" office:value-type="float" office:value="6" calcext:value-type="float">
            <text:p>6</text:p>
          </table:table-cell>
          <table:table-cell table:formula="of:=ROUND(AVERAGE([.W48:.AB48]);2)" office:value-type="float" office:value="5.83" calcext:value-type="float">
            <text:p>5.83</text:p>
          </table:table-cell>
          <table:table-cell table:formula="of:=ROUND(AVERAGE([.AF48:.AK48]);2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ddishID</text:p>
          </table:table-cell>
          <table:table-cell office:value-type="string" calcext:value-type="string">
            <text:p><text:a xlink:href="http://bulbapedia.bulbagarden.net/wiki/Oddish_(Pokémon)" xlink:type="simple">Oddish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C49:.H49])" office:value-type="float" office:value="320" calcext:value-type="float">
            <text:p>320</text:p>
          </table:table-cell>
          <table:table-cell table:formula="of:=ROUND((([.I49]/[.$S$1])*MAX([.I49]/420; 1.2));2)" office:value-type="float" office:value="4.27" calcext:value-type="float">
            <text:p>4.27</text:p>
          </table:table-cell>
          <table:table-cell table:formula="of:=IFERROR((ROUND((((MIN(([.$C49]^2)/([.$T49]^2);[.$R$2])))*[.$J49]*0.8)+([.C49]/10))*5)+10; 0)" office:value-type="float" office:value="45" calcext:value-type="float">
            <text:p>45</text:p>
          </table:table-cell>
          <table:table-cell table:formula="of:=IFERROR(ROUND((MIN(([.$D49]^[.$L$2])/([.$T49]^2);[.$R$2]))*([.$J49]+[.$M$2]))*5;0)" office:value-type="float" office:value="20" calcext:value-type="float">
            <text:p>20</text:p>
          </table:table-cell>
          <table:table-cell table:formula="of:=IFERROR(ROUND((MIN(([.D49]+[.G49]+[.H49])/3/[.$T49];[.$R$2]))*([.$J49]+3))*5;0)" office:value-type="float" office:value="35" calcext:value-type="float">
            <text:p>35</text:p>
          </table:table-cell>
          <table:table-cell table:formula="of:=IFERROR(ROUND(((MIN(([.$H49]^2)/([.$T49]^2);[.$R$2]))*([.$J49]+3)*[.$T$2]))*5;0)" office:value-type="float" office:value="5" calcext:value-type="float">
            <text:p>5</text:p>
          </table:table-cell>
          <table:table-cell table:formula="of:=IFERROR(ROUND(((MIN(([.$E49]^2)/([.$T49]^2);[.$R$2]))*([.$J49]+3)*[.$T$2]))*5;0)" office:value-type="float" office:value="25" calcext:value-type="float">
            <text:p>25</text:p>
          </table:table-cell>
          <table:table-cell table:formula="of:=IFERROR(ROUND(((MIN(([.$G49]^2)/([.$T49]^2);[.$R$2]))*([.$J49]+3)*[.$T$2]))*5;0)" office:value-type="float" office:value="30" calcext:value-type="float">
            <text:p>30</text:p>
          </table:table-cell>
          <table:table-cell table:formula="of:=IFERROR(ROUND((MIN(([.$F49]^[.$Q$2])/([.$T49]^2);[.$R$2]))*([.$J49]+[.$M$2]))*5;0)" office:value-type="float" office:value="45" calcext:value-type="float">
            <text:p>45</text:p>
          </table:table-cell>
          <table:table-cell table:formula="of:=ROUND(AVERAGE([.K49:.Q49]))" office:value-type="float" office:value="29" calcext:value-type="float">
            <text:p>29</text:p>
          </table:table-cell>
          <table:table-cell table:formula="of:=ROUND((([.I49]/[.$S$1])*MAX([.I49]/350;0.8));2)" office:value-type="float" office:value="3.25" calcext:value-type="float">
            <text:p>3.25</text:p>
          </table:table-cell>
          <table:table-cell table:formula="of:=ROUND([.I49]/6;2)" office:value-type="float" office:value="53.33" calcext:value-type="float">
            <text:p>53.33</text:p>
          </table:table-cell>
          <table:table-cell/>
          <table:table-cell table:formula="of:=IFERROR(ROUND((((MIN(([.$C49]^2)/([.$T49]^2);[.$S$2])))*[.$S49]*0.8)+([.C49]/10))+10;10)" office:value-type="float" office:value="16" calcext:value-type="float">
            <text:p>16</text:p>
          </table:table-cell>
          <table:table-cell table:formula="of:=IFERROR(ROUND(((MIN(([.$D49]^2)/([.$T49]^2);[.$S$2])))*[.$S49]);0)" office:value-type="float" office:value="3" calcext:value-type="float">
            <text:p>3</text:p>
          </table:table-cell>
          <table:table-cell table:formula="of:=IFERROR(ROUND(MIN(([.D49]+[.G49]+[.H49])/3/[.$T49];[.$S$2])^2*[.$S49]);0)" office:value-type="float" office:value="3" calcext:value-type="float">
            <text:p>3</text:p>
          </table:table-cell>
          <table:table-cell table:formula="of:=IFERROR(ROUND(((MIN(([.H49]^2)/([.$T49]^2);[.$S$2])))*[.$S49]*[.$T$1]);0)" office:value-type="float" office:value="1" calcext:value-type="float">
            <text:p>1</text:p>
          </table:table-cell>
          <table:table-cell table:formula="of:=IFERROR(ROUND(((MIN(([.E49]^2)/([.$T49]^2);[.$S$2])))*[.$S49]*[.$T$1]);0)" office:value-type="float" office:value="2" calcext:value-type="float">
            <text:p>2</text:p>
          </table:table-cell>
          <table:table-cell table:formula="of:=IFERROR(ROUND(((MIN(([.G49]^2)/([.$T49]^2);[.$S$2])))*[.$S49]*[.$T$1]);0)" office:value-type="float" office:value="3" calcext:value-type="float">
            <text:p>3</text:p>
          </table:table-cell>
          <table:table-cell table:formula="of:=IFERROR(ROUND(((MIN(([.F49]^2)/([.$T49]^2);[.$S$2]))*[.$S49]));0)" office:value-type="float" office:value="6" calcext:value-type="float">
            <text:p>6</text:p>
          </table:table-cell>
          <table:table-cell table:formula="of:=ROUND(AVERAGE([.W49:.AB49]);2)" office:value-type="float" office:value="3" calcext:value-type="float">
            <text:p>3</text:p>
          </table:table-cell>
          <table:table-cell table:formula="of:=ROUND(AVERAGE([.AF49:.AK49]);2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loomID</text:p>
          </table:table-cell>
          <table:table-cell office:value-type="string" calcext:value-type="string">
            <text:p><text:a xlink:href="http://bulbapedia.bulbagarden.net/wiki/Gloom_(Pokémon)" xlink:type="simple">Gloom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50:.H50])" office:value-type="float" office:value="395" calcext:value-type="float">
            <text:p>395</text:p>
          </table:table-cell>
          <table:table-cell table:formula="of:=ROUND((([.I50]/[.$S$1])*MAX([.I50]/420; 1.2));2)" office:value-type="float" office:value="5.27" calcext:value-type="float">
            <text:p>5.27</text:p>
          </table:table-cell>
          <table:table-cell table:formula="of:=IFERROR((ROUND((((MIN(([.$C50]^2)/([.$T50]^2);[.$R$2])))*[.$J50]*0.8)+([.C50]/10))*5)+10; 0)" office:value-type="float" office:value="60" calcext:value-type="float">
            <text:p>60</text:p>
          </table:table-cell>
          <table:table-cell table:formula="of:=IFERROR(ROUND((MIN(([.$D50]^[.$L$2])/([.$T50]^2);[.$R$2]))*([.$J50]+[.$M$2]))*5;0)" office:value-type="float" office:value="25" calcext:value-type="float">
            <text:p>25</text:p>
          </table:table-cell>
          <table:table-cell table:formula="of:=IFERROR(ROUND((MIN(([.D50]+[.G50]+[.H50])/3/[.$T50];[.$R$2]))*([.$J50]+3))*5;0)" office:value-type="float" office:value="40" calcext:value-type="float">
            <text:p>40</text:p>
          </table:table-cell>
          <table:table-cell table:formula="of:=IFERROR(ROUND(((MIN(([.$H50]^2)/([.$T50]^2);[.$R$2]))*([.$J50]+3)*[.$T$2]))*5;0)" office:value-type="float" office:value="10" calcext:value-type="float">
            <text:p>10</text:p>
          </table:table-cell>
          <table:table-cell table:formula="of:=IFERROR(ROUND(((MIN(([.$E50]^2)/([.$T50]^2);[.$R$2]))*([.$J50]+3)*[.$T$2]))*5;0)" office:value-type="float" office:value="30" calcext:value-type="float">
            <text:p>30</text:p>
          </table:table-cell>
          <table:table-cell table:formula="of:=IFERROR(ROUND(((MIN(([.$G50]^2)/([.$T50]^2);[.$R$2]))*([.$J50]+3)*[.$T$2]))*5;0)" office:value-type="float" office:value="30" calcext:value-type="float">
            <text:p>30</text:p>
          </table:table-cell>
          <table:table-cell table:formula="of:=IFERROR(ROUND((MIN(([.$F50]^[.$Q$2])/([.$T50]^2);[.$R$2]))*([.$J50]+[.$M$2]))*5;0)" office:value-type="float" office:value="45" calcext:value-type="float">
            <text:p>45</text:p>
          </table:table-cell>
          <table:table-cell table:formula="of:=ROUND(AVERAGE([.K50:.Q50]))" office:value-type="float" office:value="34" calcext:value-type="float">
            <text:p>34</text:p>
          </table:table-cell>
          <table:table-cell table:formula="of:=ROUND((([.I50]/[.$S$1])*MAX([.I50]/350;0.8));2)" office:value-type="float" office:value="4.95" calcext:value-type="float">
            <text:p>4.95</text:p>
          </table:table-cell>
          <table:table-cell table:formula="of:=ROUND([.I50]/6;2)" office:value-type="float" office:value="65.83" calcext:value-type="float">
            <text:p>65.83</text:p>
          </table:table-cell>
          <table:table-cell/>
          <table:table-cell table:formula="of:=IFERROR(ROUND((((MIN(([.$C50]^2)/([.$T50]^2);[.$S$2])))*[.$S50]*0.8)+([.C50]/10))+10;10)" office:value-type="float" office:value="19" calcext:value-type="float">
            <text:p>19</text:p>
          </table:table-cell>
          <table:table-cell table:formula="of:=IFERROR(ROUND(((MIN(([.$D50]^2)/([.$T50]^2);[.$S$2])))*[.$S50]);0)" office:value-type="float" office:value="5" calcext:value-type="float">
            <text:p>5</text:p>
          </table:table-cell>
          <table:table-cell table:formula="of:=IFERROR(ROUND(MIN(([.D50]+[.G50]+[.H50])/3/[.$T50];[.$S$2])^2*[.$S50]);0)" office:value-type="float" office:value="4" calcext:value-type="float">
            <text:p>4</text:p>
          </table:table-cell>
          <table:table-cell table:formula="of:=IFERROR(ROUND(((MIN(([.H50]^2)/([.$T50]^2);[.$S$2])))*[.$S50]*[.$T$1]);0)" office:value-type="float" office:value="1" calcext:value-type="float">
            <text:p>1</text:p>
          </table:table-cell>
          <table:table-cell table:formula="of:=IFERROR(ROUND(((MIN(([.E50]^2)/([.$T50]^2);[.$S$2])))*[.$S50]*[.$T$1]);0)" office:value-type="float" office:value="4" calcext:value-type="float">
            <text:p>4</text:p>
          </table:table-cell>
          <table:table-cell table:formula="of:=IFERROR(ROUND(((MIN(([.G50]^2)/([.$T50]^2);[.$S$2])))*[.$S50]*[.$T$1]);0)" office:value-type="float" office:value="4" calcext:value-type="float">
            <text:p>4</text:p>
          </table:table-cell>
          <table:table-cell table:formula="of:=IFERROR(ROUND(((MIN(([.F50]^2)/([.$T50]^2);[.$S$2]))*[.$S50]));0)" office:value-type="float" office:value="8" calcext:value-type="float">
            <text:p>8</text:p>
          </table:table-cell>
          <table:table-cell table:formula="of:=ROUND(AVERAGE([.W50:.AB50]);2)" office:value-type="float" office:value="4.33" calcext:value-type="float">
            <text:p>4.33</text:p>
          </table:table-cell>
          <table:table-cell table:formula="of:=ROUND(AVERAGE([.AF50:.AK50]);2)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ileplumeID</text:p>
          </table:table-cell>
          <table:table-cell office:value-type="string" calcext:value-type="string">
            <text:p><text:a xlink:href="http://bulbapedia.bulbagarden.net/wiki/Vileplume_(Pokémon)" xlink:type="simple">Vileplume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SUM([.C51:.H51])" office:value-type="float" office:value="490" calcext:value-type="float">
            <text:p>490</text:p>
          </table:table-cell>
          <table:table-cell table:formula="of:=ROUND((([.I51]/[.$S$1])*MAX([.I51]/420; 1.2));2)" office:value-type="float" office:value="6.53" calcext:value-type="float">
            <text:p>6.53</text:p>
          </table:table-cell>
          <table:table-cell table:formula="of:=IFERROR((ROUND((((MIN(([.$C51]^2)/([.$T51]^2);[.$R$2])))*[.$J51]*0.8)+([.C51]/10))*5)+10; 0)" office:value-type="float" office:value="70" calcext:value-type="float">
            <text:p>70</text:p>
          </table:table-cell>
          <table:table-cell table:formula="of:=IFERROR(ROUND((MIN(([.$D51]^[.$L$2])/([.$T51]^2);[.$R$2]))*([.$J51]+[.$M$2]))*5;0)" office:value-type="float" office:value="30" calcext:value-type="float">
            <text:p>30</text:p>
          </table:table-cell>
          <table:table-cell table:formula="of:=IFERROR(ROUND((MIN(([.D51]+[.G51]+[.H51])/3/[.$T51];[.$R$2]))*([.$J51]+3))*5;0)" office:value-type="float" office:value="45" calcext:value-type="float">
            <text:p>45</text:p>
          </table:table-cell>
          <table:table-cell table:formula="of:=IFERROR(ROUND(((MIN(([.$H51]^2)/([.$T51]^2);[.$R$2]))*([.$J51]+3)*[.$T$2]))*5;0)" office:value-type="float" office:value="10" calcext:value-type="float">
            <text:p>10</text:p>
          </table:table-cell>
          <table:table-cell table:formula="of:=IFERROR(ROUND(((MIN(([.$E51]^2)/([.$T51]^2);[.$R$2]))*([.$J51]+3)*[.$T$2]))*5;0)" office:value-type="float" office:value="30" calcext:value-type="float">
            <text:p>30</text:p>
          </table:table-cell>
          <table:table-cell table:formula="of:=IFERROR(ROUND(((MIN(([.$G51]^2)/([.$T51]^2);[.$R$2]))*([.$J51]+3)*[.$T$2]))*5;0)" office:value-type="float" office:value="35" calcext:value-type="float">
            <text:p>35</text:p>
          </table:table-cell>
          <table:table-cell table:formula="of:=IFERROR(ROUND((MIN(([.$F51]^[.$Q$2])/([.$T51]^2);[.$R$2]))*([.$J51]+[.$M$2]))*5;0)" office:value-type="float" office:value="60" calcext:value-type="float">
            <text:p>60</text:p>
          </table:table-cell>
          <table:table-cell table:formula="of:=ROUND(AVERAGE([.K51:.Q51]))" office:value-type="float" office:value="40" calcext:value-type="float">
            <text:p>40</text:p>
          </table:table-cell>
          <table:table-cell table:formula="of:=ROUND((([.I51]/[.$S$1])*MAX([.I51]/350;0.8));2)" office:value-type="float" office:value="7.62" calcext:value-type="float">
            <text:p>7.62</text:p>
          </table:table-cell>
          <table:table-cell table:formula="of:=ROUND([.I51]/6;2)" office:value-type="float" office:value="81.67" calcext:value-type="float">
            <text:p>81.67</text:p>
          </table:table-cell>
          <table:table-cell/>
          <table:table-cell table:formula="of:=IFERROR(ROUND((((MIN(([.$C51]^2)/([.$T51]^2);[.$S$2])))*[.$S51]*0.8)+([.C51]/10))+10;10)" office:value-type="float" office:value="23" calcext:value-type="float">
            <text:p>23</text:p>
          </table:table-cell>
          <table:table-cell table:formula="of:=IFERROR(ROUND(((MIN(([.$D51]^2)/([.$T51]^2);[.$S$2])))*[.$S51]);0)" office:value-type="float" office:value="7" calcext:value-type="float">
            <text:p>7</text:p>
          </table:table-cell>
          <table:table-cell table:formula="of:=IFERROR(ROUND(MIN(([.D51]+[.G51]+[.H51])/3/[.$T51];[.$S$2])^2*[.$S51]);0)" office:value-type="float" office:value="6" calcext:value-type="float">
            <text:p>6</text:p>
          </table:table-cell>
          <table:table-cell table:formula="of:=IFERROR(ROUND(((MIN(([.H51]^2)/([.$T51]^2);[.$S$2])))*[.$S51]*[.$T$1]);0)" office:value-type="float" office:value="2" calcext:value-type="float">
            <text:p>2</text:p>
          </table:table-cell>
          <table:table-cell table:formula="of:=IFERROR(ROUND(((MIN(([.E51]^2)/([.$T51]^2);[.$S$2])))*[.$S51]*[.$T$1]);0)" office:value-type="float" office:value="6" calcext:value-type="float">
            <text:p>6</text:p>
          </table:table-cell>
          <table:table-cell table:formula="of:=IFERROR(ROUND(((MIN(([.G51]^2)/([.$T51]^2);[.$S$2])))*[.$S51]*[.$T$1]);0)" office:value-type="float" office:value="6" calcext:value-type="float">
            <text:p>6</text:p>
          </table:table-cell>
          <table:table-cell table:formula="of:=IFERROR(ROUND(((MIN(([.F51]^2)/([.$T51]^2);[.$S$2]))*[.$S51]));0)" office:value-type="float" office:value="14" calcext:value-type="float">
            <text:p>14</text:p>
          </table:table-cell>
          <table:table-cell table:formula="of:=ROUND(AVERAGE([.W51:.AB51]);2)" office:value-type="float" office:value="6.83" calcext:value-type="float">
            <text:p>6.83</text:p>
          </table:table-cell>
          <table:table-cell table:formula="of:=ROUND(AVERAGE([.AF51:.AK51]);2)" office:value-type="float" office:value="6.33" calcext:value-type="float">
            <text:p>6.3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arasID</text:p>
          </table:table-cell>
          <table:table-cell office:value-type="string" calcext:value-type="string">
            <text:p><text:a xlink:href="http://bulbapedia.bulbagarden.net/wiki/Paras_(Pokémon)" xlink:type="simple">Para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SUM([.C52:.H52])" office:value-type="float" office:value="295" calcext:value-type="float">
            <text:p>295</text:p>
          </table:table-cell>
          <table:table-cell table:formula="of:=ROUND((([.I52]/[.$S$1])*MAX([.I52]/420; 1.2));2)" office:value-type="float" office:value="3.93" calcext:value-type="float">
            <text:p>3.93</text:p>
          </table:table-cell>
          <table:table-cell table:formula="of:=IFERROR((ROUND((((MIN(([.$C52]^2)/([.$T52]^2);[.$R$2])))*[.$J52]*0.8)+([.C52]/10))*5)+10; 0)" office:value-type="float" office:value="45" calcext:value-type="float">
            <text:p>45</text:p>
          </table:table-cell>
          <table:table-cell table:formula="of:=IFERROR(ROUND((MIN(([.$D52]^[.$L$2])/([.$T52]^2);[.$R$2]))*([.$J52]+[.$M$2]))*5;0)" office:value-type="float" office:value="40" calcext:value-type="float">
            <text:p>40</text:p>
          </table:table-cell>
          <table:table-cell table:formula="of:=IFERROR(ROUND((MIN(([.D52]+[.G52]+[.H52])/3/[.$T52];[.$R$2]))*([.$J52]+3))*5;0)" office:value-type="float" office:value="35" calcext:value-type="float">
            <text:p>35</text:p>
          </table:table-cell>
          <table:table-cell table:formula="of:=IFERROR(ROUND(((MIN(([.$H52]^2)/([.$T52]^2);[.$R$2]))*([.$J52]+3)*[.$T$2]))*5;0)" office:value-type="float" office:value="5" calcext:value-type="float">
            <text:p>5</text:p>
          </table:table-cell>
          <table:table-cell table:formula="of:=IFERROR(ROUND(((MIN(([.$E52]^2)/([.$T52]^2);[.$R$2]))*([.$J52]+3)*[.$T$2]))*5;0)" office:value-type="float" office:value="25" calcext:value-type="float">
            <text:p>25</text:p>
          </table:table-cell>
          <table:table-cell table:formula="of:=IFERROR(ROUND(((MIN(([.$G52]^2)/([.$T52]^2);[.$R$2]))*([.$J52]+3)*[.$T$2]))*5;0)" office:value-type="float" office:value="25" calcext:value-type="float">
            <text:p>25</text:p>
          </table:table-cell>
          <table:table-cell table:formula="of:=IFERROR(ROUND((MIN(([.$F52]^[.$Q$2])/([.$T52]^2);[.$R$2]))*([.$J52]+[.$M$2]))*5;0)" office:value-type="float" office:value="15" calcext:value-type="float">
            <text:p>15</text:p>
          </table:table-cell>
          <table:table-cell table:formula="of:=ROUND(AVERAGE([.K52:.Q52]))" office:value-type="float" office:value="27" calcext:value-type="float">
            <text:p>27</text:p>
          </table:table-cell>
          <table:table-cell table:formula="of:=ROUND((([.I52]/[.$S$1])*MAX([.I52]/350;0.8));2)" office:value-type="float" office:value="2.76" calcext:value-type="float">
            <text:p>2.76</text:p>
          </table:table-cell>
          <table:table-cell table:formula="of:=ROUND([.I52]/6;2)" office:value-type="float" office:value="49.17" calcext:value-type="float">
            <text:p>49.17</text:p>
          </table:table-cell>
          <table:table-cell/>
          <table:table-cell table:formula="of:=IFERROR(ROUND((((MIN(([.$C52]^2)/([.$T52]^2);[.$S$2])))*[.$S52]*0.8)+([.C52]/10))+10;10)" office:value-type="float" office:value="16" calcext:value-type="float">
            <text:p>16</text:p>
          </table:table-cell>
          <table:table-cell table:formula="of:=IFERROR(ROUND(((MIN(([.$D52]^2)/([.$T52]^2);[.$S$2])))*[.$S52]);0)" office:value-type="float" office:value="6" calcext:value-type="float">
            <text:p>6</text:p>
          </table:table-cell>
          <table:table-cell table:formula="of:=IFERROR(ROUND(MIN(([.D52]+[.G52]+[.H52])/3/[.$T52];[.$S$2])^2*[.$S52]);0)" office:value-type="float" office:value="3" calcext:value-type="float">
            <text:p>3</text:p>
          </table:table-cell>
          <table:table-cell table:formula="of:=IFERROR(ROUND(((MIN(([.H52]^2)/([.$T52]^2);[.$S$2])))*[.$S52]*[.$T$1]);0)" office:value-type="float" office:value="0" calcext:value-type="float">
            <text:p>0</text:p>
          </table:table-cell>
          <table:table-cell table:formula="of:=IFERROR(ROUND(((MIN(([.E52]^2)/([.$T52]^2);[.$S$2])))*[.$S52]*[.$T$1]);0)" office:value-type="float" office:value="2" calcext:value-type="float">
            <text:p>2</text:p>
          </table:table-cell>
          <table:table-cell table:formula="of:=IFERROR(ROUND(((MIN(([.G52]^2)/([.$T52]^2);[.$S$2])))*[.$S52]*[.$T$1]);0)" office:value-type="float" office:value="2" calcext:value-type="float">
            <text:p>2</text:p>
          </table:table-cell>
          <table:table-cell table:formula="of:=IFERROR(ROUND(((MIN(([.F52]^2)/([.$T52]^2);[.$S$2]))*[.$S52]));0)" office:value-type="float" office:value="2" calcext:value-type="float">
            <text:p>2</text:p>
          </table:table-cell>
          <table:table-cell table:formula="of:=ROUND(AVERAGE([.W52:.AB52]);2)" office:value-type="float" office:value="2.5" calcext:value-type="float">
            <text:p>2.5</text:p>
          </table:table-cell>
          <table:table-cell table:formula="of:=ROUND(AVERAGE([.AF52:.AK52]);2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arasectID</text:p>
          </table:table-cell>
          <table:table-cell office:value-type="string" calcext:value-type="string">
            <text:p><text:a xlink:href="http://bulbapedia.bulbagarden.net/wiki/Parasect_(Pokémon)" xlink:type="simple">Parasec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53:.H53])" office:value-type="float" office:value="405" calcext:value-type="float">
            <text:p>405</text:p>
          </table:table-cell>
          <table:table-cell table:formula="of:=ROUND((([.I53]/[.$S$1])*MAX([.I53]/420; 1.2));2)" office:value-type="float" office:value="5.4" calcext:value-type="float">
            <text:p>5.4</text:p>
          </table:table-cell>
          <table:table-cell table:formula="of:=IFERROR((ROUND((((MIN(([.$C53]^2)/([.$T53]^2);[.$R$2])))*[.$J53]*0.8)+([.C53]/10))*5)+10; 0)" office:value-type="float" office:value="55" calcext:value-type="float">
            <text:p>55</text:p>
          </table:table-cell>
          <table:table-cell table:formula="of:=IFERROR(ROUND((MIN(([.$D53]^[.$L$2])/([.$T53]^2);[.$R$2]))*([.$J53]+[.$M$2]))*5;0)" office:value-type="float" office:value="55" calcext:value-type="float">
            <text:p>55</text:p>
          </table:table-cell>
          <table:table-cell table:formula="of:=IFERROR(ROUND((MIN(([.D53]+[.G53]+[.H53])/3/[.$T53];[.$R$2]))*([.$J53]+3))*5;0)" office:value-type="float" office:value="45" calcext:value-type="float">
            <text:p>45</text:p>
          </table:table-cell>
          <table:table-cell table:formula="of:=IFERROR(ROUND(((MIN(([.$H53]^2)/([.$T53]^2);[.$R$2]))*([.$J53]+3)*[.$T$2]))*5;0)" office:value-type="float" office:value="5" calcext:value-type="float">
            <text:p>5</text:p>
          </table:table-cell>
          <table:table-cell table:formula="of:=IFERROR(ROUND(((MIN(([.$E53]^2)/([.$T53]^2);[.$R$2]))*([.$J53]+3)*[.$T$2]))*5;0)" office:value-type="float" office:value="35" calcext:value-type="float">
            <text:p>35</text:p>
          </table:table-cell>
          <table:table-cell table:formula="of:=IFERROR(ROUND(((MIN(([.$G53]^2)/([.$T53]^2);[.$R$2]))*([.$J53]+3)*[.$T$2]))*5;0)" office:value-type="float" office:value="35" calcext:value-type="float">
            <text:p>35</text:p>
          </table:table-cell>
          <table:table-cell table:formula="of:=IFERROR(ROUND((MIN(([.$F53]^[.$Q$2])/([.$T53]^2);[.$R$2]))*([.$J53]+[.$M$2]))*5;0)" office:value-type="float" office:value="20" calcext:value-type="float">
            <text:p>20</text:p>
          </table:table-cell>
          <table:table-cell table:formula="of:=ROUND(AVERAGE([.K53:.Q53]))" office:value-type="float" office:value="36" calcext:value-type="float">
            <text:p>36</text:p>
          </table:table-cell>
          <table:table-cell table:formula="of:=ROUND((([.I53]/[.$S$1])*MAX([.I53]/350;0.8));2)" office:value-type="float" office:value="5.21" calcext:value-type="float">
            <text:p>5.21</text:p>
          </table:table-cell>
          <table:table-cell table:formula="of:=ROUND([.I53]/6;2)" office:value-type="float" office:value="67.5" calcext:value-type="float">
            <text:p>67.5</text:p>
          </table:table-cell>
          <table:table-cell/>
          <table:table-cell table:formula="of:=IFERROR(ROUND((((MIN(([.$C53]^2)/([.$T53]^2);[.$S$2])))*[.$S53]*0.8)+([.C53]/10))+10;10)" office:value-type="float" office:value="19" calcext:value-type="float">
            <text:p>19</text:p>
          </table:table-cell>
          <table:table-cell table:formula="of:=IFERROR(ROUND(((MIN(([.$D53]^2)/([.$T53]^2);[.$S$2])))*[.$S53]);0)" office:value-type="float" office:value="10" calcext:value-type="float">
            <text:p>10</text:p>
          </table:table-cell>
          <table:table-cell table:formula="of:=IFERROR(ROUND(MIN(([.D53]+[.G53]+[.H53])/3/[.$T53];[.$S$2])^2*[.$S53]);0)" office:value-type="float" office:value="5" calcext:value-type="float">
            <text:p>5</text:p>
          </table:table-cell>
          <table:table-cell table:formula="of:=IFERROR(ROUND(((MIN(([.H53]^2)/([.$T53]^2);[.$S$2])))*[.$S53]*[.$T$1]);0)" office:value-type="float" office:value="1" calcext:value-type="float">
            <text:p>1</text:p>
          </table:table-cell>
          <table:table-cell table:formula="of:=IFERROR(ROUND(((MIN(([.E53]^2)/([.$T53]^2);[.$S$2])))*[.$S53]*[.$T$1]);0)" office:value-type="float" office:value="5" calcext:value-type="float">
            <text:p>5</text:p>
          </table:table-cell>
          <table:table-cell table:formula="of:=IFERROR(ROUND(((MIN(([.G53]^2)/([.$T53]^2);[.$S$2])))*[.$S53]*[.$T$1]);0)" office:value-type="float" office:value="5" calcext:value-type="float">
            <text:p>5</text:p>
          </table:table-cell>
          <table:table-cell table:formula="of:=IFERROR(ROUND(((MIN(([.F53]^2)/([.$T53]^2);[.$S$2]))*[.$S53]));0)" office:value-type="float" office:value="4" calcext:value-type="float">
            <text:p>4</text:p>
          </table:table-cell>
          <table:table-cell table:formula="of:=ROUND(AVERAGE([.W53:.AB53]);2)" office:value-type="float" office:value="5" calcext:value-type="float">
            <text:p>5</text:p>
          </table:table-cell>
          <table:table-cell table:formula="of:=ROUND(AVERAGE([.AF53:.AK53]);2)" office:value-type="float" office:value="4.33" calcext:value-type="float">
            <text:p>4.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orgonEggID</text:p>
          </table:table-cell>
          <table:table-cell table:style-name="Default" table:number-columns-repeated="7"/>
          <table:table-cell table:formula="of:=SUM([.C54:.H54])" office:value-type="float" office:value="0" calcext:value-type="float">
            <text:p>0</text:p>
          </table:table-cell>
          <table:table-cell table:formula="of:=ROUND((([.I54]/[.$S$1])*MAX([.I54]/420; 1.2));2)" office:value-type="float" office:value="0" calcext:value-type="float">
            <text:p>0</text:p>
          </table:table-cell>
          <table:table-cell table:formula="of:=IFERROR((ROUND((((MIN(([.$C54]^2)/([.$T54]^2);[.$R$2])))*[.$J54]*0.8)+([.C54]/10))*5)+10; 0)" office:value-type="float" office:value="0" calcext:value-type="float">
            <text:p>0</text:p>
          </table:table-cell>
          <table:table-cell table:formula="of:=IFERROR(ROUND((MIN(([.$D54]^[.$L$2])/([.$T54]^2);[.$R$2]))*([.$J54]+[.$M$2]))*5;0)" office:value-type="float" office:value="0" calcext:value-type="float">
            <text:p>0</text:p>
          </table:table-cell>
          <table:table-cell table:formula="of:=IFERROR(ROUND((MIN(([.D54]+[.G54]+[.H54])/3/[.$T54];[.$R$2]))*([.$J54]+3))*5;0)" office:value-type="float" office:value="0" calcext:value-type="float">
            <text:p>0</text:p>
          </table:table-cell>
          <table:table-cell table:formula="of:=IFERROR(ROUND(((MIN(([.$H54]^2)/([.$T54]^2);[.$R$2]))*([.$J54]+3)*[.$T$2]))*5;0)" office:value-type="float" office:value="0" calcext:value-type="float">
            <text:p>0</text:p>
          </table:table-cell>
          <table:table-cell table:formula="of:=IFERROR(ROUND(((MIN(([.$E54]^2)/([.$T54]^2);[.$R$2]))*([.$J54]+3)*[.$T$2]))*5;0)" office:value-type="float" office:value="0" calcext:value-type="float">
            <text:p>0</text:p>
          </table:table-cell>
          <table:table-cell table:formula="of:=IFERROR(ROUND(((MIN(([.$G54]^2)/([.$T54]^2);[.$R$2]))*([.$J54]+3)*[.$T$2]))*5;0)" office:value-type="float" office:value="0" calcext:value-type="float">
            <text:p>0</text:p>
          </table:table-cell>
          <table:table-cell table:formula="of:=IFERROR(ROUND((MIN(([.$F54]^[.$Q$2])/([.$T54]^2);[.$R$2]))*([.$J54]+[.$M$2]))*5;0)" office:value-type="float" office:value="0" calcext:value-type="float">
            <text:p>0</text:p>
          </table:table-cell>
          <table:table-cell table:formula="of:=ROUND(AVERAGE([.K54:.Q54]))" office:value-type="float" office:value="0" calcext:value-type="float">
            <text:p>0</text:p>
          </table:table-cell>
          <table:table-cell table:formula="of:=ROUND((([.I54]/[.$S$1])*MAX([.I54]/350;0.8));2)" office:value-type="float" office:value="0" calcext:value-type="float">
            <text:p>0</text:p>
          </table:table-cell>
          <table:table-cell table:formula="of:=ROUND([.I54]/6;2)" office:value-type="float" office:value="0" calcext:value-type="float">
            <text:p>0</text:p>
          </table:table-cell>
          <table:table-cell/>
          <table:table-cell table:formula="of:=IFERROR(ROUND((((MIN(([.$C54]^2)/([.$T54]^2);[.$S$2])))*[.$S54]*0.8)+([.C54]/10))+10;10)" office:value-type="float" office:value="10" calcext:value-type="float">
            <text:p>10</text:p>
          </table:table-cell>
          <table:table-cell table:formula="of:=IFERROR(ROUND(((MIN(([.$D54]^2)/([.$T54]^2);[.$S$2])))*[.$S54]);0)" office:value-type="float" office:value="0" calcext:value-type="float">
            <text:p>0</text:p>
          </table:table-cell>
          <table:table-cell table:formula="of:=IFERROR(ROUND(MIN(([.D54]+[.G54]+[.H54])/3/[.$T54];[.$S$2])^2*[.$S54]);0)" office:value-type="float" office:value="0" calcext:value-type="float">
            <text:p>0</text:p>
          </table:table-cell>
          <table:table-cell table:formula="of:=IFERROR(ROUND(((MIN(([.H54]^2)/([.$T54]^2);[.$S$2])))*[.$S54]*[.$T$1]);0)" office:value-type="float" office:value="0" calcext:value-type="float">
            <text:p>0</text:p>
          </table:table-cell>
          <table:table-cell table:formula="of:=IFERROR(ROUND(((MIN(([.E54]^2)/([.$T54]^2);[.$S$2])))*[.$S54]*[.$T$1]);0)" office:value-type="float" office:value="0" calcext:value-type="float">
            <text:p>0</text:p>
          </table:table-cell>
          <table:table-cell table:formula="of:=IFERROR(ROUND(((MIN(([.G54]^2)/([.$T54]^2);[.$S$2])))*[.$S54]*[.$T$1]);0)" office:value-type="float" office:value="0" calcext:value-type="float">
            <text:p>0</text:p>
          </table:table-cell>
          <table:table-cell table:formula="of:=IFERROR(ROUND(((MIN(([.F54]^2)/([.$T54]^2);[.$S$2]))*[.$S54]));0)" office:value-type="float" office:value="0" calcext:value-type="float">
            <text:p>0</text:p>
          </table:table-cell>
          <table:table-cell table:formula="of:=ROUND(AVERAGE([.W54:.AB54]);2)" office:value-type="float" office:value="0" calcext:value-type="float">
            <text:p>0</text:p>
          </table:table-cell>
          <table:table-cell table:formula="of:=ROUND(AVERAGE([.AF54:.AK54]);2)" office:value-type="float" office:value="3.33" calcext:value-type="float">
            <text:p>3.3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enonatID</text:p>
          </table:table-cell>
          <table:table-cell office:value-type="string" calcext:value-type="string">
            <text:p><text:a xlink:href="http://bulbapedia.bulbagarden.net/wiki/Venonat_(Pokémon)" xlink:type="simple">Venona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55:.H55])" office:value-type="float" office:value="305" calcext:value-type="float">
            <text:p>305</text:p>
          </table:table-cell>
          <table:table-cell table:formula="of:=ROUND((([.I55]/[.$S$1])*MAX([.I55]/420; 1.2));2)" office:value-type="float" office:value="4.07" calcext:value-type="float">
            <text:p>4.07</text:p>
          </table:table-cell>
          <table:table-cell table:formula="of:=IFERROR((ROUND((((MIN(([.$C55]^2)/([.$T55]^2);[.$R$2])))*[.$J55]*0.8)+([.C55]/10))*5)+10; 0)" office:value-type="float" office:value="65" calcext:value-type="float">
            <text:p>65</text:p>
          </table:table-cell>
          <table:table-cell table:formula="of:=IFERROR(ROUND((MIN(([.$D55]^[.$L$2])/([.$T55]^2);[.$R$2]))*([.$J55]+[.$M$2]))*5;0)" office:value-type="float" office:value="25" calcext:value-type="float">
            <text:p>25</text:p>
          </table:table-cell>
          <table:table-cell table:formula="of:=IFERROR(ROUND((MIN(([.D55]+[.G55]+[.H55])/3/[.$T55];[.$R$2]))*([.$J55]+3))*5;0)" office:value-type="float" office:value="35" calcext:value-type="float">
            <text:p>35</text:p>
          </table:table-cell>
          <table:table-cell table:formula="of:=IFERROR(ROUND(((MIN(([.$H55]^2)/([.$T55]^2);[.$R$2]))*([.$J55]+3)*[.$T$2]))*5;0)" office:value-type="float" office:value="15" calcext:value-type="float">
            <text:p>15</text:p>
          </table:table-cell>
          <table:table-cell table:formula="of:=IFERROR(ROUND(((MIN(([.$E55]^2)/([.$T55]^2);[.$R$2]))*([.$J55]+3)*[.$T$2]))*5;0)" office:value-type="float" office:value="20" calcext:value-type="float">
            <text:p>20</text:p>
          </table:table-cell>
          <table:table-cell table:formula="of:=IFERROR(ROUND(((MIN(([.$G55]^2)/([.$T55]^2);[.$R$2]))*([.$J55]+3)*[.$T$2]))*5;0)" office:value-type="float" office:value="25" calcext:value-type="float">
            <text:p>25</text:p>
          </table:table-cell>
          <table:table-cell table:formula="of:=IFERROR(ROUND((MIN(([.$F55]^[.$Q$2])/([.$T55]^2);[.$R$2]))*([.$J55]+[.$M$2]))*5;0)" office:value-type="float" office:value="15" calcext:value-type="float">
            <text:p>15</text:p>
          </table:table-cell>
          <table:table-cell table:formula="of:=ROUND(AVERAGE([.K55:.Q55]))" office:value-type="float" office:value="29" calcext:value-type="float">
            <text:p>29</text:p>
          </table:table-cell>
          <table:table-cell table:formula="of:=ROUND((([.I55]/[.$S$1])*MAX([.I55]/350;0.8));2)" office:value-type="float" office:value="2.95" calcext:value-type="float">
            <text:p>2.95</text:p>
          </table:table-cell>
          <table:table-cell table:formula="of:=ROUND([.I55]/6;2)" office:value-type="float" office:value="50.83" calcext:value-type="float">
            <text:p>50.83</text:p>
          </table:table-cell>
          <table:table-cell/>
          <table:table-cell table:formula="of:=IFERROR(ROUND((((MIN(([.$C55]^2)/([.$T55]^2);[.$S$2])))*[.$S55]*0.8)+([.C55]/10))+10;10)" office:value-type="float" office:value="19" calcext:value-type="float">
            <text:p>19</text:p>
          </table:table-cell>
          <table:table-cell table:formula="of:=IFERROR(ROUND(((MIN(([.$D55]^2)/([.$T55]^2);[.$S$2])))*[.$S55]);0)" office:value-type="float" office:value="3" calcext:value-type="float">
            <text:p>3</text:p>
          </table:table-cell>
          <table:table-cell table:formula="of:=IFERROR(ROUND(MIN(([.D55]+[.G55]+[.H55])/3/[.$T55];[.$S$2])^2*[.$S55]);0)" office:value-type="float" office:value="3" calcext:value-type="float">
            <text:p>3</text:p>
          </table:table-cell>
          <table:table-cell table:formula="of:=IFERROR(ROUND(((MIN(([.H55]^2)/([.$T55]^2);[.$S$2])))*[.$S55]*[.$T$1]);0)" office:value-type="float" office:value="2" calcext:value-type="float">
            <text:p>2</text:p>
          </table:table-cell>
          <table:table-cell table:formula="of:=IFERROR(ROUND(((MIN(([.E55]^2)/([.$T55]^2);[.$S$2])))*[.$S55]*[.$T$1]);0)" office:value-type="float" office:value="2" calcext:value-type="float">
            <text:p>2</text:p>
          </table:table-cell>
          <table:table-cell table:formula="of:=IFERROR(ROUND(((MIN(([.G55]^2)/([.$T55]^2);[.$S$2])))*[.$S55]*[.$T$1]);0)" office:value-type="float" office:value="2" calcext:value-type="float">
            <text:p>2</text:p>
          </table:table-cell>
          <table:table-cell table:formula="of:=IFERROR(ROUND(((MIN(([.F55]^2)/([.$T55]^2);[.$S$2]))*[.$S55]));0)" office:value-type="float" office:value="2" calcext:value-type="float">
            <text:p>2</text:p>
          </table:table-cell>
          <table:table-cell table:formula="of:=ROUND(AVERAGE([.W55:.AB55]);2)" office:value-type="float" office:value="2.33" calcext:value-type="float">
            <text:p>2.33</text:p>
          </table:table-cell>
          <table:table-cell table:formula="of:=ROUND(AVERAGE([.AF55:.AK55]);2)"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enomothID</text:p>
          </table:table-cell>
          <table:table-cell office:value-type="string" calcext:value-type="string">
            <text:p><text:a xlink:href="http://bulbapedia.bulbagarden.net/wiki/Venomoth_(Pokémon)" xlink:type="simple">Venomoth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56:.H56])" office:value-type="float" office:value="450" calcext:value-type="float">
            <text:p>450</text:p>
          </table:table-cell>
          <table:table-cell table:formula="of:=ROUND((([.I56]/[.$S$1])*MAX([.I56]/420; 1.2));2)" office:value-type="float" office:value="6" calcext:value-type="float">
            <text:p>6</text:p>
          </table:table-cell>
          <table:table-cell table:formula="of:=IFERROR((ROUND((((MIN(([.$C56]^2)/([.$T56]^2);[.$R$2])))*[.$J56]*0.8)+([.C56]/10))*5)+10; 0)" office:value-type="float" office:value="65" calcext:value-type="float">
            <text:p>65</text:p>
          </table:table-cell>
          <table:table-cell table:formula="of:=IFERROR(ROUND((MIN(([.$D56]^[.$L$2])/([.$T56]^2);[.$R$2]))*([.$J56]+[.$M$2]))*5;0)" office:value-type="float" office:value="20" calcext:value-type="float">
            <text:p>20</text:p>
          </table:table-cell>
          <table:table-cell table:formula="of:=IFERROR(ROUND((MIN(([.D56]+[.G56]+[.H56])/3/[.$T56];[.$R$2]))*([.$J56]+3))*5;0)" office:value-type="float" office:value="45" calcext:value-type="float">
            <text:p>45</text:p>
          </table:table-cell>
          <table:table-cell table:formula="of:=IFERROR(ROUND(((MIN(([.$H56]^2)/([.$T56]^2);[.$R$2]))*([.$J56]+3)*[.$T$2]))*5;0)" office:value-type="float" office:value="40" calcext:value-type="float">
            <text:p>40</text:p>
          </table:table-cell>
          <table:table-cell table:formula="of:=IFERROR(ROUND(((MIN(([.$E56]^2)/([.$T56]^2);[.$R$2]))*([.$J56]+3)*[.$T$2]))*5;0)" office:value-type="float" office:value="15" calcext:value-type="float">
            <text:p>15</text:p>
          </table:table-cell>
          <table:table-cell table:formula="of:=IFERROR(ROUND(((MIN(([.$G56]^2)/([.$T56]^2);[.$R$2]))*([.$J56]+3)*[.$T$2]))*5;0)" office:value-type="float" office:value="25" calcext:value-type="float">
            <text:p>25</text:p>
          </table:table-cell>
          <table:table-cell table:formula="of:=IFERROR(ROUND((MIN(([.$F56]^[.$Q$2])/([.$T56]^2);[.$R$2]))*([.$J56]+[.$M$2]))*5;0)" office:value-type="float" office:value="45" calcext:value-type="float">
            <text:p>45</text:p>
          </table:table-cell>
          <table:table-cell table:formula="of:=ROUND(AVERAGE([.K56:.Q56]))" office:value-type="float" office:value="36" calcext:value-type="float">
            <text:p>36</text:p>
          </table:table-cell>
          <table:table-cell table:formula="of:=ROUND((([.I56]/[.$S$1])*MAX([.I56]/350;0.8));2)" office:value-type="float" office:value="6.43" calcext:value-type="float">
            <text:p>6.43</text:p>
          </table:table-cell>
          <table:table-cell table:formula="of:=ROUND([.I56]/6;2)" office:value-type="float" office:value="75" calcext:value-type="float">
            <text:p>75</text:p>
          </table:table-cell>
          <table:table-cell/>
          <table:table-cell table:formula="of:=IFERROR(ROUND((((MIN(([.$C56]^2)/([.$T56]^2);[.$S$2])))*[.$S56]*0.8)+([.C56]/10))+10;10)" office:value-type="float" office:value="21" calcext:value-type="float">
            <text:p>21</text:p>
          </table:table-cell>
          <table:table-cell table:formula="of:=IFERROR(ROUND(((MIN(([.$D56]^2)/([.$T56]^2);[.$S$2])))*[.$S56]);0)" office:value-type="float" office:value="5" calcext:value-type="float">
            <text:p>5</text:p>
          </table:table-cell>
          <table:table-cell table:formula="of:=IFERROR(ROUND(MIN(([.D56]+[.G56]+[.H56])/3/[.$T56];[.$S$2])^2*[.$S56]);0)" office:value-type="float" office:value="7" calcext:value-type="float">
            <text:p>7</text:p>
          </table:table-cell>
          <table:table-cell table:formula="of:=IFERROR(ROUND(((MIN(([.H56]^2)/([.$T56]^2);[.$S$2])))*[.$S56]*[.$T$1]);0)" office:value-type="float" office:value="6" calcext:value-type="float">
            <text:p>6</text:p>
          </table:table-cell>
          <table:table-cell table:formula="of:=IFERROR(ROUND(((MIN(([.E56]^2)/([.$T56]^2);[.$S$2])))*[.$S56]*[.$T$1]);0)" office:value-type="float" office:value="3" calcext:value-type="float">
            <text:p>3</text:p>
          </table:table-cell>
          <table:table-cell table:formula="of:=IFERROR(ROUND(((MIN(([.G56]^2)/([.$T56]^2);[.$S$2])))*[.$S56]*[.$T$1]);0)" office:value-type="float" office:value="5" calcext:value-type="float">
            <text:p>5</text:p>
          </table:table-cell>
          <table:table-cell table:formula="of:=IFERROR(ROUND(((MIN(([.F56]^2)/([.$T56]^2);[.$S$2]))*[.$S56]));0)" office:value-type="float" office:value="9" calcext:value-type="float">
            <text:p>9</text:p>
          </table:table-cell>
          <table:table-cell table:formula="of:=ROUND(AVERAGE([.W56:.AB56]);2)" office:value-type="float" office:value="5.83" calcext:value-type="float">
            <text:p>5.83</text:p>
          </table:table-cell>
          <table:table-cell table:formula="of:=ROUND(AVERAGE([.AF56:.AK56]);2)" office:value-type="float" office:value="5.83" calcext:value-type="float">
            <text:p>5.8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iglettID</text:p>
          </table:table-cell>
          <table:table-cell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formula="of:=SUM([.C57:.H57])" office:value-type="float" office:value="350" calcext:value-type="float">
            <text:p>350</text:p>
          </table:table-cell>
          <table:table-cell table:formula="of:=ROUND((([.I57]/[.$S$1])*MAX([.I57]/420; 1.2));2)" office:value-type="float" office:value="4.67" calcext:value-type="float">
            <text:p>4.67</text:p>
          </table:table-cell>
          <table:table-cell table:formula="of:=IFERROR((ROUND((((MIN(([.$C57]^2)/([.$T57]^2);[.$R$2])))*[.$J57]*0.8)+([.C57]/10))*5)+10; 0)" office:value-type="float" office:value="35" calcext:value-type="float">
            <text:p>35</text:p>
          </table:table-cell>
          <table:table-cell table:formula="of:=IFERROR(ROUND((MIN(([.$D57]^[.$L$2])/([.$T57]^2);[.$R$2]))*([.$J57]+[.$M$2]))*5;0)" office:value-type="float" office:value="45" calcext:value-type="float">
            <text:p>45</text:p>
          </table:table-cell>
          <table:table-cell table:formula="of:=IFERROR(ROUND((MIN(([.D57]+[.G57]+[.H57])/3/[.$T57];[.$R$2]))*([.$J57]+3))*5;0)" office:value-type="float" office:value="55" calcext:value-type="float">
            <text:p>55</text:p>
          </table:table-cell>
          <table:table-cell table:formula="of:=IFERROR(ROUND(((MIN(([.$H57]^2)/([.$T57]^2);[.$R$2]))*([.$J57]+3)*[.$T$2]))*5;0)" office:value-type="float" office:value="50" calcext:value-type="float">
            <text:p>50</text:p>
          </table:table-cell>
          <table:table-cell table:formula="of:=IFERROR(ROUND(((MIN(([.$E57]^2)/([.$T57]^2);[.$R$2]))*([.$J57]+3)*[.$T$2]))*5;0)" office:value-type="float" office:value="10" calcext:value-type="float">
            <text:p>10</text:p>
          </table:table-cell>
          <table:table-cell table:formula="of:=IFERROR(ROUND(((MIN(([.$G57]^2)/([.$T57]^2);[.$R$2]))*([.$J57]+3)*[.$T$2]))*5;0)" office:value-type="float" office:value="30" calcext:value-type="float">
            <text:p>30</text:p>
          </table:table-cell>
          <table:table-cell table:formula="of:=IFERROR(ROUND((MIN(([.$F57]^[.$Q$2])/([.$T57]^2);[.$R$2]))*([.$J57]+[.$M$2]))*5;0)" office:value-type="float" office:value="10" calcext:value-type="float">
            <text:p>10</text:p>
          </table:table-cell>
          <table:table-cell table:formula="of:=ROUND(AVERAGE([.K57:.Q57]))" office:value-type="float" office:value="34" calcext:value-type="float">
            <text:p>34</text:p>
          </table:table-cell>
          <table:table-cell table:formula="of:=ROUND((([.I57]/[.$S$1])*MAX([.I57]/350;0.8));2)" office:value-type="float" office:value="3.89" calcext:value-type="float">
            <text:p>3.89</text:p>
          </table:table-cell>
          <table:table-cell table:formula="of:=ROUND([.I57]/6;2)" office:value-type="float" office:value="58.33" calcext:value-type="float">
            <text:p>58.33</text:p>
          </table:table-cell>
          <table:table-cell/>
          <table:table-cell table:formula="of:=IFERROR(ROUND((((MIN(([.$C57]^2)/([.$T57]^2);[.$S$2])))*[.$S57]*0.8)+([.C57]/10))+10;10)" office:value-type="float" office:value="15" calcext:value-type="float">
            <text:p>15</text:p>
          </table:table-cell>
          <table:table-cell table:formula="of:=IFERROR(ROUND(((MIN(([.$D57]^2)/([.$T57]^2);[.$S$2])))*[.$S57]);0)" office:value-type="float" office:value="7" calcext:value-type="float">
            <text:p>7</text:p>
          </table:table-cell>
          <table:table-cell table:formula="of:=IFERROR(ROUND(MIN(([.D57]+[.G57]+[.H57])/3/[.$T57];[.$S$2])^2*[.$S57]);0)" office:value-type="float" office:value="7" calcext:value-type="float">
            <text:p>7</text:p>
          </table:table-cell>
          <table:table-cell table:formula="of:=IFERROR(ROUND(((MIN(([.H57]^2)/([.$T57]^2);[.$S$2])))*[.$S57]*[.$T$1]);0)" office:value-type="float" office:value="5" calcext:value-type="float">
            <text:p>5</text:p>
          </table:table-cell>
          <table:table-cell table:formula="of:=IFERROR(ROUND(((MIN(([.E57]^2)/([.$T57]^2);[.$S$2])))*[.$S57]*[.$T$1]);0)" office:value-type="float" office:value="1" calcext:value-type="float">
            <text:p>1</text:p>
          </table:table-cell>
          <table:table-cell table:formula="of:=IFERROR(ROUND(((MIN(([.G57]^2)/([.$T57]^2);[.$S$2])))*[.$S57]*[.$T$1]);0)" office:value-type="float" office:value="3" calcext:value-type="float">
            <text:p>3</text:p>
          </table:table-cell>
          <table:table-cell table:formula="of:=IFERROR(ROUND(((MIN(([.F57]^2)/([.$T57]^2);[.$S$2]))*[.$S57]));0)" office:value-type="float" office:value="1" calcext:value-type="float">
            <text:p>1</text:p>
          </table:table-cell>
          <table:table-cell table:formula="of:=ROUND(AVERAGE([.W57:.AB57]);2)" office:value-type="float" office:value="4" calcext:value-type="float">
            <text:p>4</text:p>
          </table:table-cell>
          <table:table-cell table:formula="of:=ROUND(AVERAGE([.AF57:.AK57]);2)" office:value-type="float" office:value="2.33" calcext:value-type="float">
            <text:p>2.3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ugtrioID</text:p>
          </table:table-cell>
          <table:table-cell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C58:.H58])" office:value-type="float" office:value="435" calcext:value-type="float">
            <text:p>435</text:p>
          </table:table-cell>
          <table:table-cell table:formula="of:=ROUND((([.I58]/[.$S$1])*MAX([.I58]/420; 1.2));2)" office:value-type="float" office:value="5.8" calcext:value-type="float">
            <text:p>5.8</text:p>
          </table:table-cell>
          <table:table-cell table:formula="of:=IFERROR((ROUND((((MIN(([.$C58]^2)/([.$T58]^2);[.$R$2])))*[.$J58]*0.8)+([.C58]/10))*5)+10; 0)" office:value-type="float" office:value="45" calcext:value-type="float">
            <text:p>45</text:p>
          </table:table-cell>
          <table:table-cell table:formula="of:=IFERROR(ROUND((MIN(([.$D58]^[.$L$2])/([.$T58]^2);[.$R$2]))*([.$J58]+[.$M$2]))*5;0)" office:value-type="float" office:value="50" calcext:value-type="float">
            <text:p>50</text:p>
          </table:table-cell>
          <table:table-cell table:formula="of:=IFERROR(ROUND((MIN(([.D58]+[.G58]+[.H58])/3/[.$T58];[.$R$2]))*([.$J58]+3))*5;0)" office:value-type="float" office:value="60" calcext:value-type="float">
            <text:p>60</text:p>
          </table:table-cell>
          <table:table-cell table:formula="of:=IFERROR(ROUND(((MIN(([.$H58]^2)/([.$T58]^2);[.$R$2]))*([.$J58]+3)*[.$T$2]))*5;0)" office:value-type="float" office:value="60" calcext:value-type="float">
            <text:p>60</text:p>
          </table:table-cell>
          <table:table-cell table:formula="of:=IFERROR(ROUND(((MIN(([.$E58]^2)/([.$T58]^2);[.$R$2]))*([.$J58]+3)*[.$T$2]))*5;0)" office:value-type="float" office:value="15" calcext:value-type="float">
            <text:p>15</text:p>
          </table:table-cell>
          <table:table-cell table:formula="of:=IFERROR(ROUND(((MIN(([.$G58]^2)/([.$T58]^2);[.$R$2]))*([.$J58]+3)*[.$T$2]))*5;0)" office:value-type="float" office:value="30" calcext:value-type="float">
            <text:p>30</text:p>
          </table:table-cell>
          <table:table-cell table:formula="of:=IFERROR(ROUND((MIN(([.$F58]^[.$Q$2])/([.$T58]^2);[.$R$2]))*([.$J58]+[.$M$2]))*5;0)" office:value-type="float" office:value="15" calcext:value-type="float">
            <text:p>15</text:p>
          </table:table-cell>
          <table:table-cell table:formula="of:=ROUND(AVERAGE([.K58:.Q58]))" office:value-type="float" office:value="39" calcext:value-type="float">
            <text:p>39</text:p>
          </table:table-cell>
          <table:table-cell table:formula="of:=ROUND((([.I58]/[.$S$1])*MAX([.I58]/350;0.8));2)" office:value-type="float" office:value="6.01" calcext:value-type="float">
            <text:p>6.01</text:p>
          </table:table-cell>
          <table:table-cell table:formula="of:=ROUND([.I58]/6;2)" office:value-type="float" office:value="72.5" calcext:value-type="float">
            <text:p>72.5</text:p>
          </table:table-cell>
          <table:table-cell/>
          <table:table-cell table:formula="of:=IFERROR(ROUND((((MIN(([.$C58]^2)/([.$T58]^2);[.$S$2])))*[.$S58]*0.8)+([.C58]/10))+10;10)" office:value-type="float" office:value="17" calcext:value-type="float">
            <text:p>17</text:p>
          </table:table-cell>
          <table:table-cell table:formula="of:=IFERROR(ROUND(((MIN(([.$D58]^2)/([.$T58]^2);[.$S$2])))*[.$S58]);0)" office:value-type="float" office:value="10" calcext:value-type="float">
            <text:p>10</text:p>
          </table:table-cell>
          <table:table-cell table:formula="of:=IFERROR(ROUND(MIN(([.D58]+[.G58]+[.H58])/3/[.$T58];[.$S$2])^2*[.$S58]);0)" office:value-type="float" office:value="10" calcext:value-type="float">
            <text:p>10</text:p>
          </table:table-cell>
          <table:table-cell table:formula="of:=IFERROR(ROUND(((MIN(([.H58]^2)/([.$T58]^2);[.$S$2])))*[.$S58]*[.$T$1]);0)" office:value-type="float" office:value="8" calcext:value-type="float">
            <text:p>8</text:p>
          </table:table-cell>
          <table:table-cell table:formula="of:=IFERROR(ROUND(((MIN(([.E58]^2)/([.$T58]^2);[.$S$2])))*[.$S58]*[.$T$1]);0)" office:value-type="float" office:value="2" calcext:value-type="float">
            <text:p>2</text:p>
          </table:table-cell>
          <table:table-cell table:formula="of:=IFERROR(ROUND(((MIN(([.G58]^2)/([.$T58]^2);[.$S$2])))*[.$S58]*[.$T$1]);0)" office:value-type="float" office:value="5" calcext:value-type="float">
            <text:p>5</text:p>
          </table:table-cell>
          <table:table-cell table:formula="of:=IFERROR(ROUND(((MIN(([.F58]^2)/([.$T58]^2);[.$S$2]))*[.$S58]));0)" office:value-type="float" office:value="3" calcext:value-type="float">
            <text:p>3</text:p>
          </table:table-cell>
          <table:table-cell table:formula="of:=ROUND(AVERAGE([.W58:.AB58]);2)" office:value-type="float" office:value="6.33" calcext:value-type="float">
            <text:p>6.33</text:p>
          </table:table-cell>
          <table:table-cell table:formula="of:=ROUND(AVERAGE([.AF58:.AK58]);2)" office:value-type="float" office:value="4.33" calcext:value-type="float">
            <text:p>4.3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owthID</text:p>
          </table:table-cell>
          <table:table-cell office:value-type="string" calcext:value-type="string">
            <text:p><text:a xlink:href="http://bulbapedia.bulbagarden.net/wiki/Meowth_(Pokémon)" xlink:type="simple">Meowth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59:.H59])" office:value-type="float" office:value="300" calcext:value-type="float">
            <text:p>300</text:p>
          </table:table-cell>
          <table:table-cell table:formula="of:=ROUND((([.I59]/[.$S$1])*MAX([.I59]/420; 1.2));2)" office:value-type="float" office:value="4" calcext:value-type="float">
            <text:p>4</text:p>
          </table:table-cell>
          <table:table-cell table:formula="of:=IFERROR((ROUND((((MIN(([.$C59]^2)/([.$T59]^2);[.$R$2])))*[.$J59]*0.8)+([.C59]/10))*5)+10; 0)" office:value-type="float" office:value="40" calcext:value-type="float">
            <text:p>40</text:p>
          </table:table-cell>
          <table:table-cell table:formula="of:=IFERROR(ROUND((MIN(([.$D59]^[.$L$2])/([.$T59]^2);[.$R$2]))*([.$J59]+[.$M$2]))*5;0)" office:value-type="float" office:value="25" calcext:value-type="float">
            <text:p>25</text:p>
          </table:table-cell>
          <table:table-cell table:formula="of:=IFERROR(ROUND((MIN(([.D59]+[.G59]+[.H59])/3/[.$T59];[.$R$2]))*([.$J59]+3))*5;0)" office:value-type="float" office:value="45" calcext:value-type="float">
            <text:p>45</text:p>
          </table:table-cell>
          <table:table-cell table:formula="of:=IFERROR(ROUND(((MIN(([.$H59]^2)/([.$T59]^2);[.$R$2]))*([.$J59]+3)*[.$T$2]))*5;0)" office:value-type="float" office:value="45" calcext:value-type="float">
            <text:p>45</text:p>
          </table:table-cell>
          <table:table-cell table:formula="of:=IFERROR(ROUND(((MIN(([.$E59]^2)/([.$T59]^2);[.$R$2]))*([.$J59]+3)*[.$T$2]))*5;0)" office:value-type="float" office:value="10" calcext:value-type="float">
            <text:p>10</text:p>
          </table:table-cell>
          <table:table-cell table:formula="of:=IFERROR(ROUND(((MIN(([.$G59]^2)/([.$T59]^2);[.$R$2]))*([.$J59]+3)*[.$T$2]))*5;0)" office:value-type="float" office:value="15" calcext:value-type="float">
            <text:p>15</text:p>
          </table:table-cell>
          <table:table-cell table:formula="of:=IFERROR(ROUND((MIN(([.$F59]^[.$Q$2])/([.$T59]^2);[.$R$2]))*([.$J59]+[.$M$2]))*5;0)" office:value-type="float" office:value="15" calcext:value-type="float">
            <text:p>15</text:p>
          </table:table-cell>
          <table:table-cell table:formula="of:=ROUND(AVERAGE([.K59:.Q59]))" office:value-type="float" office:value="28" calcext:value-type="float">
            <text:p>28</text:p>
          </table:table-cell>
          <table:table-cell table:formula="of:=ROUND((([.I59]/[.$S$1])*MAX([.I59]/350;0.8));2)" office:value-type="float" office:value="2.86" calcext:value-type="float">
            <text:p>2.86</text:p>
          </table:table-cell>
          <table:table-cell table:formula="of:=ROUND([.I59]/6;2)" office:value-type="float" office:value="50" calcext:value-type="float">
            <text:p>50</text:p>
          </table:table-cell>
          <table:table-cell/>
          <table:table-cell table:formula="of:=IFERROR(ROUND((((MIN(([.$C59]^2)/([.$T59]^2);[.$S$2])))*[.$S59]*0.8)+([.C59]/10))+10;10)" office:value-type="float" office:value="15" calcext:value-type="float">
            <text:p>15</text:p>
          </table:table-cell>
          <table:table-cell table:formula="of:=IFERROR(ROUND(((MIN(([.$D59]^2)/([.$T59]^2);[.$S$2])))*[.$S59]);0)" office:value-type="float" office:value="3" calcext:value-type="float">
            <text:p>3</text:p>
          </table:table-cell>
          <table:table-cell table:formula="of:=IFERROR(ROUND(MIN(([.D59]+[.G59]+[.H59])/3/[.$T59];[.$S$2])^2*[.$S59]);0)" office:value-type="float" office:value="4" calcext:value-type="float">
            <text:p>4</text:p>
          </table:table-cell>
          <table:table-cell table:formula="of:=IFERROR(ROUND(((MIN(([.H59]^2)/([.$T59]^2);[.$S$2])))*[.$S59]*[.$T$1]);0)" office:value-type="float" office:value="4" calcext:value-type="float">
            <text:p>4</text:p>
          </table:table-cell>
          <table:table-cell table:formula="of:=IFERROR(ROUND(((MIN(([.E59]^2)/([.$T59]^2);[.$S$2])))*[.$S59]*[.$T$1]);0)" office:value-type="float" office:value="1" calcext:value-type="float">
            <text:p>1</text:p>
          </table:table-cell>
          <table:table-cell table:formula="of:=IFERROR(ROUND(((MIN(([.G59]^2)/([.$T59]^2);[.$S$2])))*[.$S59]*[.$T$1]);0)" office:value-type="float" office:value="1" calcext:value-type="float">
            <text:p>1</text:p>
          </table:table-cell>
          <table:table-cell table:formula="of:=IFERROR(ROUND(((MIN(([.F59]^2)/([.$T59]^2);[.$S$2]))*[.$S59]));0)" office:value-type="float" office:value="2" calcext:value-type="float">
            <text:p>2</text:p>
          </table:table-cell>
          <table:table-cell table:formula="of:=ROUND(AVERAGE([.W59:.AB59]);2)" office:value-type="float" office:value="2.5" calcext:value-type="float">
            <text:p>2.5</text:p>
          </table:table-cell>
          <table:table-cell table:formula="of:=ROUND(AVERAGE([.AF59:.AK59]);2)" office:value-type="float" office:value="4.17" calcext:value-type="float">
            <text:p>4.1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ersianID</text:p>
          </table:table-cell>
          <table:table-cell office:value-type="string" calcext:value-type="string">
            <text:p><text:a xlink:href="http://bulbapedia.bulbagarden.net/wiki/Persian_(Pokémon)" xlink:type="simple">Persia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formula="of:=SUM([.C60:.H60])" office:value-type="float" office:value="450" calcext:value-type="float">
            <text:p>450</text:p>
          </table:table-cell>
          <table:table-cell table:formula="of:=ROUND((([.I60]/[.$S$1])*MAX([.I60]/420; 1.2));2)" office:value-type="float" office:value="6" calcext:value-type="float">
            <text:p>6</text:p>
          </table:table-cell>
          <table:table-cell table:formula="of:=IFERROR((ROUND((((MIN(([.$C60]^2)/([.$T60]^2);[.$R$2])))*[.$J60]*0.8)+([.C60]/10))*5)+10; 0)" office:value-type="float" office:value="60" calcext:value-type="float">
            <text:p>60</text:p>
          </table:table-cell>
          <table:table-cell table:formula="of:=IFERROR(ROUND((MIN(([.$D60]^[.$L$2])/([.$T60]^2);[.$R$2]))*([.$J60]+[.$M$2]))*5;0)" office:value-type="float" office:value="35" calcext:value-type="float">
            <text:p>35</text:p>
          </table:table-cell>
          <table:table-cell table:formula="of:=IFERROR(ROUND((MIN(([.D60]+[.G60]+[.H60])/3/[.$T60];[.$R$2]))*([.$J60]+3))*5;0)" office:value-type="float" office:value="50" calcext:value-type="float">
            <text:p>50</text:p>
          </table:table-cell>
          <table:table-cell table:formula="of:=IFERROR(ROUND(((MIN(([.$H60]^2)/([.$T60]^2);[.$R$2]))*([.$J60]+3)*[.$T$2]))*5;0)" office:value-type="float" office:value="60" calcext:value-type="float">
            <text:p>60</text:p>
          </table:table-cell>
          <table:table-cell table:formula="of:=IFERROR(ROUND(((MIN(([.$E60]^2)/([.$T60]^2);[.$R$2]))*([.$J60]+3)*[.$T$2]))*5;0)" office:value-type="float" office:value="15" calcext:value-type="float">
            <text:p>15</text:p>
          </table:table-cell>
          <table:table-cell table:formula="of:=IFERROR(ROUND(((MIN(([.$G60]^2)/([.$T60]^2);[.$R$2]))*([.$J60]+3)*[.$T$2]))*5;0)" office:value-type="float" office:value="20" calcext:value-type="float">
            <text:p>20</text:p>
          </table:table-cell>
          <table:table-cell table:formula="of:=IFERROR(ROUND((MIN(([.$F60]^[.$Q$2])/([.$T60]^2);[.$R$2]))*([.$J60]+[.$M$2]))*5;0)" office:value-type="float" office:value="20" calcext:value-type="float">
            <text:p>20</text:p>
          </table:table-cell>
          <table:table-cell table:formula="of:=ROUND(AVERAGE([.K60:.Q60]))" office:value-type="float" office:value="37" calcext:value-type="float">
            <text:p>37</text:p>
          </table:table-cell>
          <table:table-cell table:formula="of:=ROUND((([.I60]/[.$S$1])*MAX([.I60]/350;0.8));2)" office:value-type="float" office:value="6.43" calcext:value-type="float">
            <text:p>6.43</text:p>
          </table:table-cell>
          <table:table-cell table:formula="of:=ROUND([.I60]/6;2)" office:value-type="float" office:value="75" calcext:value-type="float">
            <text:p>75</text:p>
          </table:table-cell>
          <table:table-cell/>
          <table:table-cell table:formula="of:=IFERROR(ROUND((((MIN(([.$C60]^2)/([.$T60]^2);[.$S$2])))*[.$S60]*0.8)+([.C60]/10))+10;10)" office:value-type="float" office:value="20" calcext:value-type="float">
            <text:p>20</text:p>
          </table:table-cell>
          <table:table-cell table:formula="of:=IFERROR(ROUND(((MIN(([.$D60]^2)/([.$T60]^2);[.$S$2])))*[.$S60]);0)" office:value-type="float" office:value="7" calcext:value-type="float">
            <text:p>7</text:p>
          </table:table-cell>
          <table:table-cell table:formula="of:=IFERROR(ROUND(MIN(([.D60]+[.G60]+[.H60])/3/[.$T60];[.$S$2])^2*[.$S60]);0)" office:value-type="float" office:value="9" calcext:value-type="float">
            <text:p>9</text:p>
          </table:table-cell>
          <table:table-cell table:formula="of:=IFERROR(ROUND(((MIN(([.H60]^2)/([.$T60]^2);[.$S$2])))*[.$S60]*[.$T$1]);0)" office:value-type="float" office:value="9" calcext:value-type="float">
            <text:p>9</text:p>
          </table:table-cell>
          <table:table-cell table:formula="of:=IFERROR(ROUND(((MIN(([.E60]^2)/([.$T60]^2);[.$S$2])))*[.$S60]*[.$T$1]);0)" office:value-type="float" office:value="3" calcext:value-type="float">
            <text:p>3</text:p>
          </table:table-cell>
          <table:table-cell table:formula="of:=IFERROR(ROUND(((MIN(([.G60]^2)/([.$T60]^2);[.$S$2])))*[.$S60]*[.$T$1]);0)" office:value-type="float" office:value="3" calcext:value-type="float">
            <text:p>3</text:p>
          </table:table-cell>
          <table:table-cell table:formula="of:=IFERROR(ROUND(((MIN(([.F60]^2)/([.$T60]^2);[.$S$2]))*[.$S60]));0)" office:value-type="float" office:value="5" calcext:value-type="float">
            <text:p>5</text:p>
          </table:table-cell>
          <table:table-cell table:formula="of:=ROUND(AVERAGE([.W60:.AB60]);2)" office:value-type="float" office:value="6" calcext:value-type="float">
            <text:p>6</text:p>
          </table:table-cell>
          <table:table-cell table:formula="of:=ROUND(AVERAGE([.AF60:.AK60]);2)" office:value-type="float" office:value="6.67" calcext:value-type="float">
            <text:p>6.6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syduckID</text:p>
          </table:table-cell>
          <table:table-cell office:value-type="string" calcext:value-type="string">
            <text:p><text:a xlink:href="http://bulbapedia.bulbagarden.net/wiki/Psyduck_(Pokémon)" xlink:type="simple">Psyduck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SUM([.C61:.H61])" office:value-type="float" office:value="320" calcext:value-type="float">
            <text:p>320</text:p>
          </table:table-cell>
          <table:table-cell table:formula="of:=ROUND((([.I61]/[.$S$1])*MAX([.I61]/420; 1.2));2)" office:value-type="float" office:value="4.27" calcext:value-type="float">
            <text:p>4.27</text:p>
          </table:table-cell>
          <table:table-cell table:formula="of:=IFERROR((ROUND((((MIN(([.$C61]^2)/([.$T61]^2);[.$R$2])))*[.$J61]*0.8)+([.C61]/10))*5)+10; 0)" office:value-type="float" office:value="50" calcext:value-type="float">
            <text:p>50</text:p>
          </table:table-cell>
          <table:table-cell table:formula="of:=IFERROR(ROUND((MIN(([.$D61]^[.$L$2])/([.$T61]^2);[.$R$2]))*([.$J61]+[.$M$2]))*5;0)" office:value-type="float" office:value="20" calcext:value-type="float">
            <text:p>20</text:p>
          </table:table-cell>
          <table:table-cell table:formula="of:=IFERROR(ROUND((MIN(([.D61]+[.G61]+[.H61])/3/[.$T61];[.$R$2]))*([.$J61]+3))*5;0)" office:value-type="float" office:value="35" calcext:value-type="float">
            <text:p>35</text:p>
          </table:table-cell>
          <table:table-cell table:formula="of:=IFERROR(ROUND(((MIN(([.$H61]^2)/([.$T61]^2);[.$R$2]))*([.$J61]+3)*[.$T$2]))*5;0)" office:value-type="float" office:value="25" calcext:value-type="float">
            <text:p>25</text:p>
          </table:table-cell>
          <table:table-cell table:formula="of:=IFERROR(ROUND(((MIN(([.$E61]^2)/([.$T61]^2);[.$R$2]))*([.$J61]+3)*[.$T$2]))*5;0)" office:value-type="float" office:value="20" calcext:value-type="float">
            <text:p>20</text:p>
          </table:table-cell>
          <table:table-cell table:formula="of:=IFERROR(ROUND(((MIN(([.$G61]^2)/([.$T61]^2);[.$R$2]))*([.$J61]+3)*[.$T$2]))*5;0)" office:value-type="float" office:value="20" calcext:value-type="float">
            <text:p>20</text:p>
          </table:table-cell>
          <table:table-cell table:formula="of:=IFERROR(ROUND((MIN(([.$F61]^[.$Q$2])/([.$T61]^2);[.$R$2]))*([.$J61]+[.$M$2]))*5;0)" office:value-type="float" office:value="35" calcext:value-type="float">
            <text:p>35</text:p>
          </table:table-cell>
          <table:table-cell table:formula="of:=ROUND(AVERAGE([.K61:.Q61]))" office:value-type="float" office:value="29" calcext:value-type="float">
            <text:p>29</text:p>
          </table:table-cell>
          <table:table-cell table:formula="of:=ROUND((([.I61]/[.$S$1])*MAX([.I61]/350;0.8));2)" office:value-type="float" office:value="3.25" calcext:value-type="float">
            <text:p>3.25</text:p>
          </table:table-cell>
          <table:table-cell table:formula="of:=ROUND([.I61]/6;2)" office:value-type="float" office:value="53.33" calcext:value-type="float">
            <text:p>53.33</text:p>
          </table:table-cell>
          <table:table-cell/>
          <table:table-cell table:formula="of:=IFERROR(ROUND((((MIN(([.$C61]^2)/([.$T61]^2);[.$S$2])))*[.$S61]*0.8)+([.C61]/10))+10;10)" office:value-type="float" office:value="17" calcext:value-type="float">
            <text:p>17</text:p>
          </table:table-cell>
          <table:table-cell table:formula="of:=IFERROR(ROUND(((MIN(([.$D61]^2)/([.$T61]^2);[.$S$2])))*[.$S61]);0)" office:value-type="float" office:value="3" calcext:value-type="float">
            <text:p>3</text:p>
          </table:table-cell>
          <table:table-cell table:formula="of:=IFERROR(ROUND(MIN(([.D61]+[.G61]+[.H61])/3/[.$T61];[.$S$2])^2*[.$S61]);0)" office:value-type="float" office:value="3" calcext:value-type="float">
            <text:p>3</text:p>
          </table:table-cell>
          <table:table-cell table:formula="of:=IFERROR(ROUND(((MIN(([.H61]^2)/([.$T61]^2);[.$S$2])))*[.$S61]*[.$T$1]);0)" office:value-type="float" office:value="2" calcext:value-type="float">
            <text:p>2</text:p>
          </table:table-cell>
          <table:table-cell table:formula="of:=IFERROR(ROUND(((MIN(([.E61]^2)/([.$T61]^2);[.$S$2])))*[.$S61]*[.$T$1]);0)" office:value-type="float" office:value="2" calcext:value-type="float">
            <text:p>2</text:p>
          </table:table-cell>
          <table:table-cell table:formula="of:=IFERROR(ROUND(((MIN(([.G61]^2)/([.$T61]^2);[.$S$2])))*[.$S61]*[.$T$1]);0)" office:value-type="float" office:value="2" calcext:value-type="float">
            <text:p>2</text:p>
          </table:table-cell>
          <table:table-cell table:formula="of:=IFERROR(ROUND(((MIN(([.F61]^2)/([.$T61]^2);[.$S$2]))*[.$S61]));0)" office:value-type="float" office:value="5" calcext:value-type="float">
            <text:p>5</text:p>
          </table:table-cell>
          <table:table-cell table:formula="of:=ROUND(AVERAGE([.W61:.AB61]);2)" office:value-type="float" office:value="2.83" calcext:value-type="float">
            <text:p>2.83</text:p>
          </table:table-cell>
          <table:table-cell table:formula="of:=ROUND(AVERAGE([.AF61:.AK61]);2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olduckID</text:p>
          </table:table-cell>
          <table:table-cell office:value-type="string" calcext:value-type="string">
            <text:p><text:a xlink:href="http://bulbapedia.bulbagarden.net/wiki/Golduck_(Pokémon)" xlink:type="simple">Golduck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SUM([.C62:.H62])" office:value-type="float" office:value="500" calcext:value-type="float">
            <text:p>500</text:p>
          </table:table-cell>
          <table:table-cell table:formula="of:=ROUND((([.I62]/[.$S$1])*MAX([.I62]/420; 1.2));2)" office:value-type="float" office:value="6.67" calcext:value-type="float">
            <text:p>6.67</text:p>
          </table:table-cell>
          <table:table-cell table:formula="of:=IFERROR((ROUND((((MIN(([.$C62]^2)/([.$T62]^2);[.$R$2])))*[.$J62]*0.8)+([.C62]/10))*5)+10; 0)" office:value-type="float" office:value="75" calcext:value-type="float">
            <text:p>75</text:p>
          </table:table-cell>
          <table:table-cell table:formula="of:=IFERROR(ROUND((MIN(([.$D62]^[.$L$2])/([.$T62]^2);[.$R$2]))*([.$J62]+[.$M$2]))*5;0)" office:value-type="float" office:value="30" calcext:value-type="float">
            <text:p>30</text:p>
          </table:table-cell>
          <table:table-cell table:formula="of:=IFERROR(ROUND((MIN(([.D62]+[.G62]+[.H62])/3/[.$T62];[.$R$2]))*([.$J62]+3))*5;0)" office:value-type="float" office:value="50" calcext:value-type="float">
            <text:p>50</text:p>
          </table:table-cell>
          <table:table-cell table:formula="of:=IFERROR(ROUND(((MIN(([.$H62]^2)/([.$T62]^2);[.$R$2]))*([.$J62]+3)*[.$T$2]))*5;0)" office:value-type="float" office:value="30" calcext:value-type="float">
            <text:p>30</text:p>
          </table:table-cell>
          <table:table-cell table:formula="of:=IFERROR(ROUND(((MIN(([.$E62]^2)/([.$T62]^2);[.$R$2]))*([.$J62]+3)*[.$T$2]))*5;0)" office:value-type="float" office:value="25" calcext:value-type="float">
            <text:p>25</text:p>
          </table:table-cell>
          <table:table-cell table:formula="of:=IFERROR(ROUND(((MIN(([.$G62]^2)/([.$T62]^2);[.$R$2]))*([.$J62]+3)*[.$T$2]))*5;0)" office:value-type="float" office:value="25" calcext:value-type="float">
            <text:p>25</text:p>
          </table:table-cell>
          <table:table-cell table:formula="of:=IFERROR(ROUND((MIN(([.$F62]^[.$Q$2])/([.$T62]^2);[.$R$2]))*([.$J62]+[.$M$2]))*5;0)" office:value-type="float" office:value="45" calcext:value-type="float">
            <text:p>45</text:p>
          </table:table-cell>
          <table:table-cell table:formula="of:=ROUND(AVERAGE([.K62:.Q62]))" office:value-type="float" office:value="40" calcext:value-type="float">
            <text:p>40</text:p>
          </table:table-cell>
          <table:table-cell table:formula="of:=ROUND((([.I62]/[.$S$1])*MAX([.I62]/350;0.8));2)" office:value-type="float" office:value="7.94" calcext:value-type="float">
            <text:p>7.94</text:p>
          </table:table-cell>
          <table:table-cell table:formula="of:=ROUND([.I62]/6;2)" office:value-type="float" office:value="83.33" calcext:value-type="float">
            <text:p>83.33</text:p>
          </table:table-cell>
          <table:table-cell/>
          <table:table-cell table:formula="of:=IFERROR(ROUND((((MIN(([.$C62]^2)/([.$T62]^2);[.$S$2])))*[.$S62]*0.8)+([.C62]/10))+10;10)" office:value-type="float" office:value="24" calcext:value-type="float">
            <text:p>24</text:p>
          </table:table-cell>
          <table:table-cell table:formula="of:=IFERROR(ROUND(((MIN(([.$D62]^2)/([.$T62]^2);[.$S$2])))*[.$S62]);0)" office:value-type="float" office:value="8" calcext:value-type="float">
            <text:p>8</text:p>
          </table:table-cell>
          <table:table-cell table:formula="of:=IFERROR(ROUND(MIN(([.D62]+[.G62]+[.H62])/3/[.$T62];[.$S$2])^2*[.$S62]);0)" office:value-type="float" office:value="8" calcext:value-type="float">
            <text:p>8</text:p>
          </table:table-cell>
          <table:table-cell table:formula="of:=IFERROR(ROUND(((MIN(([.H62]^2)/([.$T62]^2);[.$S$2])))*[.$S62]*[.$T$1]);0)" office:value-type="float" office:value="6" calcext:value-type="float">
            <text:p>6</text:p>
          </table:table-cell>
          <table:table-cell table:formula="of:=IFERROR(ROUND(((MIN(([.E62]^2)/([.$T62]^2);[.$S$2])))*[.$S62]*[.$T$1]);0)" office:value-type="float" office:value="5" calcext:value-type="float">
            <text:p>5</text:p>
          </table:table-cell>
          <table:table-cell table:formula="of:=IFERROR(ROUND(((MIN(([.G62]^2)/([.$T62]^2);[.$S$2])))*[.$S62]*[.$T$1]);0)" office:value-type="float" office:value="5" calcext:value-type="float">
            <text:p>5</text:p>
          </table:table-cell>
          <table:table-cell table:formula="of:=IFERROR(ROUND(((MIN(([.F62]^2)/([.$T62]^2);[.$S$2]))*[.$S62]));0)" office:value-type="float" office:value="10" calcext:value-type="float">
            <text:p>10</text:p>
          </table:table-cell>
          <table:table-cell table:formula="of:=ROUND(AVERAGE([.W62:.AB62]);2)" office:value-type="float" office:value="7" calcext:value-type="float">
            <text:p>7</text:p>
          </table:table-cell>
          <table:table-cell table:formula="of:=ROUND(AVERAGE([.AF62:.AK62]);2)" office:value-type="float" office:value="1.33" calcext:value-type="float">
            <text:p>1.3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style-name="ce6" office:value-type="string" calcext:value-type="string">
            <text:p>MankeyID</text:p>
          </table:table-cell>
          <table:table-cell table:style-name="ce9" office:value-type="string" calcext:value-type="string">
            <text:p><text:a xlink:href="http://bulbapedia.bulbagarden.net/wiki/Mankey_(Pokémon)" xlink:type="simple">Mankey</text:a></text:p>
          </table:table-cell>
          <table:table-cell table:style-name="ce9" office:value-type="float" office:value="40" calcext:value-type="float">
            <text:p>4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2" table:style-name="ce9" office:value-type="float" office:value="35" calcext:value-type="float">
            <text:p>35</text:p>
          </table:table-cell>
          <table:table-cell table:style-name="ce9" office:value-type="float" office:value="45" calcext:value-type="float">
            <text:p>45</text:p>
          </table:table-cell>
          <table:table-cell table:style-name="ce24" office:value-type="float" office:value="70" calcext:value-type="float">
            <text:p>70</text:p>
          </table:table-cell>
          <table:table-cell table:style-name="ce9" table:formula="of:=SUM([.C63:.H63])" office:value-type="float" office:value="295" calcext:value-type="float">
            <text:p>295</text:p>
          </table:table-cell>
          <table:table-cell table:style-name="ce9" table:formula="of:=ROUND((([.I63]/[.$S$1])*MAX([.I63]/420; 1.2));2)" office:value-type="float" office:value="3.93" calcext:value-type="float">
            <text:p>3.93</text:p>
          </table:table-cell>
          <table:table-cell table:formula="of:=IFERROR((ROUND((((MIN(([.$C63]^2)/([.$T63]^2);[.$R$2])))*[.$J63]*0.8)+([.C63]/10))*5)+10; 0)" office:value-type="float" office:value="40" calcext:value-type="float">
            <text:p>40</text:p>
          </table:table-cell>
          <table:table-cell table:formula="of:=IFERROR(ROUND((MIN(([.$D63]^[.$L$2])/([.$T63]^2);[.$R$2]))*([.$J63]+[.$M$2]))*5;0)" office:value-type="float" office:value="40" calcext:value-type="float">
            <text:p>40</text:p>
          </table:table-cell>
          <table:table-cell table:formula="of:=IFERROR(ROUND((MIN(([.D63]+[.G63]+[.H63])/3/[.$T63];[.$R$2]))*([.$J63]+3))*5;0)" office:value-type="float" office:value="45" calcext:value-type="float">
            <text:p>45</text:p>
          </table:table-cell>
          <table:table-cell table:formula="of:=IFERROR(ROUND(((MIN(([.$H63]^2)/([.$T63]^2);[.$R$2]))*([.$J63]+3)*[.$T$2]))*5;0)" office:value-type="float" office:value="40" calcext:value-type="float">
            <text:p>40</text:p>
          </table:table-cell>
          <table:table-cell table:formula="of:=IFERROR(ROUND(((MIN(([.$E63]^2)/([.$T63]^2);[.$R$2]))*([.$J63]+3)*[.$T$2]))*5;0)" office:value-type="float" office:value="10" calcext:value-type="float">
            <text:p>10</text:p>
          </table:table-cell>
          <table:table-cell table:formula="of:=IFERROR(ROUND(((MIN(([.$G63]^2)/([.$T63]^2);[.$R$2]))*([.$J63]+3)*[.$T$2]))*5;0)" office:value-type="float" office:value="15" calcext:value-type="float">
            <text:p>15</text:p>
          </table:table-cell>
          <table:table-cell table:formula="of:=IFERROR(ROUND((MIN(([.$F63]^[.$Q$2])/([.$T63]^2);[.$R$2]))*([.$J63]+[.$M$2]))*5;0)" office:value-type="float" office:value="10" calcext:value-type="float">
            <text:p>10</text:p>
          </table:table-cell>
          <table:table-cell table:style-name="ce9" table:formula="of:=ROUND(AVERAGE([.K63:.Q63]))" office:value-type="float" office:value="29" calcext:value-type="float">
            <text:p>29</text:p>
          </table:table-cell>
          <table:table-cell table:style-name="ce9" table:formula="of:=ROUND((([.I63]/[.$S$1])*MAX([.I63]/350;0.8));2)" office:value-type="float" office:value="2.76" calcext:value-type="float">
            <text:p>2.76</text:p>
          </table:table-cell>
          <table:table-cell table:style-name="ce9" table:formula="of:=ROUND([.I63]/6;2)" office:value-type="float" office:value="49.17" calcext:value-type="float">
            <text:p>49.17</text:p>
          </table:table-cell>
          <table:table-cell table:style-name="ce9"/>
          <table:table-cell table:formula="of:=IFERROR(ROUND((((MIN(([.$C63]^2)/([.$T63]^2);[.$S$2])))*[.$S63]*0.8)+([.C63]/10))+10;10)" office:value-type="float" office:value="15" calcext:value-type="float">
            <text:p>15</text:p>
          </table:table-cell>
          <table:table-cell table:formula="of:=IFERROR(ROUND(((MIN(([.$D63]^2)/([.$T63]^2);[.$S$2])))*[.$S63]);0)" office:value-type="float" office:value="6" calcext:value-type="float">
            <text:p>6</text:p>
          </table:table-cell>
          <table:table-cell table:formula="of:=IFERROR(ROUND(MIN(([.D63]+[.G63]+[.H63])/3/[.$T63];[.$S$2])^2*[.$S63]);0)" office:value-type="float" office:value="4" calcext:value-type="float">
            <text:p>4</text:p>
          </table:table-cell>
          <table:table-cell table:formula="of:=IFERROR(ROUND(((MIN(([.H63]^2)/([.$T63]^2);[.$S$2])))*[.$S63]*[.$T$1]);0)" office:value-type="float" office:value="4" calcext:value-type="float">
            <text:p>4</text:p>
          </table:table-cell>
          <table:table-cell table:formula="of:=IFERROR(ROUND(((MIN(([.E63]^2)/([.$T63]^2);[.$S$2])))*[.$S63]*[.$T$1]);0)" office:value-type="float" office:value="1" calcext:value-type="float">
            <text:p>1</text:p>
          </table:table-cell>
          <table:table-cell table:formula="of:=IFERROR(ROUND(((MIN(([.G63]^2)/([.$T63]^2);[.$S$2])))*[.$S63]*[.$T$1]);0)" office:value-type="float" office:value="2" calcext:value-type="float">
            <text:p>2</text:p>
          </table:table-cell>
          <table:table-cell table:formula="of:=IFERROR(ROUND(((MIN(([.F63]^2)/([.$T63]^2);[.$S$2]))*[.$S63]));0)" office:value-type="float" office:value="1" calcext:value-type="float">
            <text:p>1</text:p>
          </table:table-cell>
          <table:table-cell table:style-name="ce6" table:formula="of:=ROUND(AVERAGE([.W63:.AB63]);2)" office:value-type="float" office:value="3" calcext:value-type="float">
            <text:p>3</text:p>
          </table:table-cell>
          <table:table-cell table:style-name="ce6" table:formula="of:=ROUND(AVERAGE([.AF63:.AK63]);2)" office:value-type="float" office:value="1.33" calcext:value-type="float">
            <text:p>1.3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27"/>
        </table:table-row>
        <table:table-row table:style-name="ro1">
          <table:table-cell office:value-type="string" calcext:value-type="string">
            <text:p>PrimeapeID</text:p>
          </table:table-cell>
          <table:table-cell office:value-type="string" calcext:value-type="string">
            <text:p><text:a xlink:href="http://bulbapedia.bulbagarden.net/wiki/Primeape_(Pokémon)" xlink:type="simple">Primeap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formula="of:=SUM([.C64:.H64])" office:value-type="float" office:value="455" calcext:value-type="float">
            <text:p>455</text:p>
          </table:table-cell>
          <table:table-cell table:formula="of:=ROUND((([.I64]/[.$S$1])*MAX([.I64]/420; 1.2));2)" office:value-type="float" office:value="6.07" calcext:value-type="float">
            <text:p>6.07</text:p>
          </table:table-cell>
          <table:table-cell table:formula="of:=IFERROR((ROUND((((MIN(([.$C64]^2)/([.$T64]^2);[.$R$2])))*[.$J64]*0.8)+([.C64]/10))*5)+10; 0)" office:value-type="float" office:value="60" calcext:value-type="float">
            <text:p>60</text:p>
          </table:table-cell>
          <table:table-cell table:formula="of:=IFERROR(ROUND((MIN(([.$D64]^[.$L$2])/([.$T64]^2);[.$R$2]))*([.$J64]+[.$M$2]))*5;0)" office:value-type="float" office:value="55" calcext:value-type="float">
            <text:p>55</text:p>
          </table:table-cell>
          <table:table-cell table:formula="of:=IFERROR(ROUND((MIN(([.D64]+[.G64]+[.H64])/3/[.$T64];[.$R$2]))*([.$J64]+3))*5;0)" office:value-type="float" office:value="55" calcext:value-type="float">
            <text:p>55</text:p>
          </table:table-cell>
          <table:table-cell table:formula="of:=IFERROR(ROUND(((MIN(([.$H64]^2)/([.$T64]^2);[.$R$2]))*([.$J64]+3)*[.$T$2]))*5;0)" office:value-type="float" office:value="45" calcext:value-type="float">
            <text:p>45</text:p>
          </table:table-cell>
          <table:table-cell table:formula="of:=IFERROR(ROUND(((MIN(([.$E64]^2)/([.$T64]^2);[.$R$2]))*([.$J64]+3)*[.$T$2]))*5;0)" office:value-type="float" office:value="15" calcext:value-type="float">
            <text:p>15</text:p>
          </table:table-cell>
          <table:table-cell table:formula="of:=IFERROR(ROUND(((MIN(([.$G64]^2)/([.$T64]^2);[.$R$2]))*([.$J64]+3)*[.$T$2]))*5;0)" office:value-type="float" office:value="25" calcext:value-type="float">
            <text:p>25</text:p>
          </table:table-cell>
          <table:table-cell table:formula="of:=IFERROR(ROUND((MIN(([.$F64]^[.$Q$2])/([.$T64]^2);[.$R$2]))*([.$J64]+[.$M$2]))*5;0)" office:value-type="float" office:value="20" calcext:value-type="float">
            <text:p>20</text:p>
          </table:table-cell>
          <table:table-cell table:formula="of:=ROUND(AVERAGE([.K64:.Q64]))" office:value-type="float" office:value="39" calcext:value-type="float">
            <text:p>39</text:p>
          </table:table-cell>
          <table:table-cell table:formula="of:=ROUND((([.I64]/[.$S$1])*MAX([.I64]/350;0.8));2)" office:value-type="float" office:value="6.57" calcext:value-type="float">
            <text:p>6.57</text:p>
          </table:table-cell>
          <table:table-cell table:formula="of:=ROUND([.I64]/6;2)" office:value-type="float" office:value="75.83" calcext:value-type="float">
            <text:p>75.83</text:p>
          </table:table-cell>
          <table:table-cell/>
          <table:table-cell table:formula="of:=IFERROR(ROUND((((MIN(([.$C64]^2)/([.$T64]^2);[.$S$2])))*[.$S64]*0.8)+([.C64]/10))+10;10)" office:value-type="float" office:value="20" calcext:value-type="float">
            <text:p>20</text:p>
          </table:table-cell>
          <table:table-cell table:formula="of:=IFERROR(ROUND(((MIN(([.$D64]^2)/([.$T64]^2);[.$S$2])))*[.$S64]);0)" office:value-type="float" office:value="13" calcext:value-type="float">
            <text:p>13</text:p>
          </table:table-cell>
          <table:table-cell table:formula="of:=IFERROR(ROUND(MIN(([.D64]+[.G64]+[.H64])/3/[.$T64];[.$S$2])^2*[.$S64]);0)" office:value-type="float" office:value="9" calcext:value-type="float">
            <text:p>9</text:p>
          </table:table-cell>
          <table:table-cell table:formula="of:=IFERROR(ROUND(((MIN(([.H64]^2)/([.$T64]^2);[.$S$2])))*[.$S64]*[.$T$1]);0)" office:value-type="float" office:value="7" calcext:value-type="float">
            <text:p>7</text:p>
          </table:table-cell>
          <table:table-cell table:formula="of:=IFERROR(ROUND(((MIN(([.E64]^2)/([.$T64]^2);[.$S$2])))*[.$S64]*[.$T$1]);0)" office:value-type="float" office:value="3" calcext:value-type="float">
            <text:p>3</text:p>
          </table:table-cell>
          <table:table-cell table:formula="of:=IFERROR(ROUND(((MIN(([.G64]^2)/([.$T64]^2);[.$S$2])))*[.$S64]*[.$T$1]);0)" office:value-type="float" office:value="4" calcext:value-type="float">
            <text:p>4</text:p>
          </table:table-cell>
          <table:table-cell table:formula="of:=IFERROR(ROUND(((MIN(([.F64]^2)/([.$T64]^2);[.$S$2]))*[.$S64]));0)" office:value-type="float" office:value="4" calcext:value-type="float">
            <text:p>4</text:p>
          </table:table-cell>
          <table:table-cell table:formula="of:=ROUND(AVERAGE([.W64:.AB64]);2)" office:value-type="float" office:value="6.67" calcext:value-type="float">
            <text:p>6.67</text:p>
          </table:table-cell>
          <table:table-cell table:formula="of:=ROUND(AVERAGE([.AF64:.AK64]);2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rowlitheID</text:p>
          </table:table-cell>
          <table:table-cell office:value-type="string" calcext:value-type="string">
            <text:p><text:a xlink:href="http://bulbapedia.bulbagarden.net/wiki/Growlithe_(Pokémon)" xlink:type="simple">Growlith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SUM([.C65:.H65])" office:value-type="float" office:value="350" calcext:value-type="float">
            <text:p>350</text:p>
          </table:table-cell>
          <table:table-cell table:formula="of:=ROUND((([.I65]/[.$S$1])*MAX([.I65]/420; 1.2));2)" office:value-type="float" office:value="4.67" calcext:value-type="float">
            <text:p>4.67</text:p>
          </table:table-cell>
          <table:table-cell table:formula="of:=IFERROR((ROUND((((MIN(([.$C65]^2)/([.$T65]^2);[.$R$2])))*[.$J65]*0.8)+([.C65]/10))*5)+10; 0)" office:value-type="float" office:value="55" calcext:value-type="float">
            <text:p>55</text:p>
          </table:table-cell>
          <table:table-cell table:formula="of:=IFERROR(ROUND((MIN(([.$D65]^[.$L$2])/([.$T65]^2);[.$R$2]))*([.$J65]+[.$M$2]))*5;0)" office:value-type="float" office:value="35" calcext:value-type="float">
            <text:p>35</text:p>
          </table:table-cell>
          <table:table-cell table:formula="of:=IFERROR(ROUND((MIN(([.D65]+[.G65]+[.H65])/3/[.$T65];[.$R$2]))*([.$J65]+3))*5;0)" office:value-type="float" office:value="40" calcext:value-type="float">
            <text:p>40</text:p>
          </table:table-cell>
          <table:table-cell table:formula="of:=IFERROR(ROUND(((MIN(([.$H65]^2)/([.$T65]^2);[.$R$2]))*([.$J65]+3)*[.$T$2]))*5;0)" office:value-type="float" office:value="25" calcext:value-type="float">
            <text:p>25</text:p>
          </table:table-cell>
          <table:table-cell table:formula="of:=IFERROR(ROUND(((MIN(([.$E65]^2)/([.$T65]^2);[.$R$2]))*([.$J65]+3)*[.$T$2]))*5;0)" office:value-type="float" office:value="15" calcext:value-type="float">
            <text:p>15</text:p>
          </table:table-cell>
          <table:table-cell table:formula="of:=IFERROR(ROUND(((MIN(([.$G65]^2)/([.$T65]^2);[.$R$2]))*([.$J65]+3)*[.$T$2]))*5;0)" office:value-type="float" office:value="15" calcext:value-type="float">
            <text:p>15</text:p>
          </table:table-cell>
          <table:table-cell table:formula="of:=IFERROR(ROUND((MIN(([.$F65]^[.$Q$2])/([.$T65]^2);[.$R$2]))*([.$J65]+[.$M$2]))*5;0)" office:value-type="float" office:value="35" calcext:value-type="float">
            <text:p>35</text:p>
          </table:table-cell>
          <table:table-cell table:formula="of:=ROUND(AVERAGE([.K65:.Q65]))" office:value-type="float" office:value="31" calcext:value-type="float">
            <text:p>31</text:p>
          </table:table-cell>
          <table:table-cell table:formula="of:=ROUND((([.I65]/[.$S$1])*MAX([.I65]/350;0.8));2)" office:value-type="float" office:value="3.89" calcext:value-type="float">
            <text:p>3.89</text:p>
          </table:table-cell>
          <table:table-cell table:formula="of:=ROUND([.I65]/6;2)" office:value-type="float" office:value="58.33" calcext:value-type="float">
            <text:p>58.33</text:p>
          </table:table-cell>
          <table:table-cell/>
          <table:table-cell table:formula="of:=IFERROR(ROUND((((MIN(([.$C65]^2)/([.$T65]^2);[.$S$2])))*[.$S65]*0.8)+([.C65]/10))+10;10)" office:value-type="float" office:value="18" calcext:value-type="float">
            <text:p>18</text:p>
          </table:table-cell>
          <table:table-cell table:formula="of:=IFERROR(ROUND(((MIN(([.$D65]^2)/([.$T65]^2);[.$S$2])))*[.$S65]);0)" office:value-type="float" office:value="6" calcext:value-type="float">
            <text:p>6</text:p>
          </table:table-cell>
          <table:table-cell table:formula="of:=IFERROR(ROUND(MIN(([.D65]+[.G65]+[.H65])/3/[.$T65];[.$S$2])^2*[.$S65]);0)" office:value-type="float" office:value="4" calcext:value-type="float">
            <text:p>4</text:p>
          </table:table-cell>
          <table:table-cell table:formula="of:=IFERROR(ROUND(((MIN(([.H65]^2)/([.$T65]^2);[.$S$2])))*[.$S65]*[.$T$1]);0)" office:value-type="float" office:value="3" calcext:value-type="float">
            <text:p>3</text:p>
          </table:table-cell>
          <table:table-cell table:formula="of:=IFERROR(ROUND(((MIN(([.E65]^2)/([.$T65]^2);[.$S$2])))*[.$S65]*[.$T$1]);0)" office:value-type="float" office:value="2" calcext:value-type="float">
            <text:p>2</text:p>
          </table:table-cell>
          <table:table-cell table:formula="of:=IFERROR(ROUND(((MIN(([.G65]^2)/([.$T65]^2);[.$S$2])))*[.$S65]*[.$T$1]);0)" office:value-type="float" office:value="2" calcext:value-type="float">
            <text:p>2</text:p>
          </table:table-cell>
          <table:table-cell table:formula="of:=IFERROR(ROUND(((MIN(([.F65]^2)/([.$T65]^2);[.$S$2]))*[.$S65]));0)" office:value-type="float" office:value="6" calcext:value-type="float">
            <text:p>6</text:p>
          </table:table-cell>
          <table:table-cell table:formula="of:=ROUND(AVERAGE([.W65:.AB65]);2)" office:value-type="float" office:value="3.83" calcext:value-type="float">
            <text:p>3.83</text:p>
          </table:table-cell>
          <table:table-cell table:formula="of:=ROUND(AVERAGE([.AF65:.AK65]);2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rcanineID</text:p>
          </table:table-cell>
          <table:table-cell office:value-type="string" calcext:value-type="string">
            <text:p><text:a xlink:href="http://bulbapedia.bulbagarden.net/wiki/Arcanine_(Pokémon)" xlink:type="simple">Arcanine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formula="of:=SUM([.C66:.H66])" office:value-type="float" office:value="555" calcext:value-type="float">
            <text:p>555</text:p>
          </table:table-cell>
          <table:table-cell table:formula="of:=ROUND((([.I66]/[.$S$1])*MAX([.I66]/420; 1.2));2)" office:value-type="float" office:value="8.15" calcext:value-type="float">
            <text:p>8.15</text:p>
          </table:table-cell>
          <table:table-cell table:formula="of:=IFERROR((ROUND((((MIN(([.$C66]^2)/([.$T66]^2);[.$R$2])))*[.$J66]*0.8)+([.C66]/10))*5)+10; 0)" office:value-type="float" office:value="85" calcext:value-type="float">
            <text:p>85</text:p>
          </table:table-cell>
          <table:table-cell table:formula="of:=IFERROR(ROUND((MIN(([.$D66]^[.$L$2])/([.$T66]^2);[.$R$2]))*([.$J66]+[.$M$2]))*5;0)" office:value-type="float" office:value="55" calcext:value-type="float">
            <text:p>55</text:p>
          </table:table-cell>
          <table:table-cell table:formula="of:=IFERROR(ROUND((MIN(([.D66]+[.G66]+[.H66])/3/[.$T66];[.$R$2]))*([.$J66]+3))*5;0)" office:value-type="float" office:value="55" calcext:value-type="float">
            <text:p>55</text:p>
          </table:table-cell>
          <table:table-cell table:formula="of:=IFERROR(ROUND(((MIN(([.$H66]^2)/([.$T66]^2);[.$R$2]))*([.$J66]+3)*[.$T$2]))*5;0)" office:value-type="float" office:value="35" calcext:value-type="float">
            <text:p>35</text:p>
          </table:table-cell>
          <table:table-cell table:formula="of:=IFERROR(ROUND(((MIN(([.$E66]^2)/([.$T66]^2);[.$R$2]))*([.$J66]+3)*[.$T$2]))*5;0)" office:value-type="float" office:value="25" calcext:value-type="float">
            <text:p>25</text:p>
          </table:table-cell>
          <table:table-cell table:formula="of:=IFERROR(ROUND(((MIN(([.$G66]^2)/([.$T66]^2);[.$R$2]))*([.$J66]+3)*[.$T$2]))*5;0)" office:value-type="float" office:value="25" calcext:value-type="float">
            <text:p>25</text:p>
          </table:table-cell>
          <table:table-cell table:formula="of:=IFERROR(ROUND((MIN(([.$F66]^[.$Q$2])/([.$T66]^2);[.$R$2]))*([.$J66]+[.$M$2]))*5;0)" office:value-type="float" office:value="45" calcext:value-type="float">
            <text:p>45</text:p>
          </table:table-cell>
          <table:table-cell table:formula="of:=ROUND(AVERAGE([.K66:.Q66]))" office:value-type="float" office:value="46" calcext:value-type="float">
            <text:p>46</text:p>
          </table:table-cell>
          <table:table-cell table:formula="of:=ROUND((([.I66]/[.$S$1])*MAX([.I66]/350;0.8));2)" office:value-type="float" office:value="9.78" calcext:value-type="float">
            <text:p>9.78</text:p>
          </table:table-cell>
          <table:table-cell table:formula="of:=ROUND([.I66]/6;2)" office:value-type="float" office:value="92.5" calcext:value-type="float">
            <text:p>92.5</text:p>
          </table:table-cell>
          <table:table-cell/>
          <table:table-cell table:formula="of:=IFERROR(ROUND((((MIN(([.$C66]^2)/([.$T66]^2);[.$S$2])))*[.$S66]*0.8)+([.C66]/10))+10;10)" office:value-type="float" office:value="26" calcext:value-type="float">
            <text:p>26</text:p>
          </table:table-cell>
          <table:table-cell table:formula="of:=IFERROR(ROUND(((MIN(([.$D66]^2)/([.$T66]^2);[.$S$2])))*[.$S66]);0)" office:value-type="float" office:value="14" calcext:value-type="float">
            <text:p>14</text:p>
          </table:table-cell>
          <table:table-cell table:formula="of:=IFERROR(ROUND(MIN(([.D66]+[.G66]+[.H66])/3/[.$T66];[.$S$2])^2*[.$S66]);0)" office:value-type="float" office:value="10" calcext:value-type="float">
            <text:p>10</text:p>
          </table:table-cell>
          <table:table-cell table:formula="of:=IFERROR(ROUND(((MIN(([.H66]^2)/([.$T66]^2);[.$S$2])))*[.$S66]*[.$T$1]);0)" office:value-type="float" office:value="7" calcext:value-type="float">
            <text:p>7</text:p>
          </table:table-cell>
          <table:table-cell table:formula="of:=IFERROR(ROUND(((MIN(([.E66]^2)/([.$T66]^2);[.$S$2])))*[.$S66]*[.$T$1]);0)" office:value-type="float" office:value="5" calcext:value-type="float">
            <text:p>5</text:p>
          </table:table-cell>
          <table:table-cell table:formula="of:=IFERROR(ROUND(((MIN(([.G66]^2)/([.$T66]^2);[.$S$2])))*[.$S66]*[.$T$1]);0)" office:value-type="float" office:value="5" calcext:value-type="float">
            <text:p>5</text:p>
          </table:table-cell>
          <table:table-cell table:formula="of:=IFERROR(ROUND(((MIN(([.F66]^2)/([.$T66]^2);[.$S$2]))*[.$S66]));0)" office:value-type="float" office:value="11" calcext:value-type="float">
            <text:p>11</text:p>
          </table:table-cell>
          <table:table-cell table:formula="of:=ROUND(AVERAGE([.W66:.AB66]);2)" office:value-type="float" office:value="8.67" calcext:value-type="float">
            <text:p>8.67</text:p>
          </table:table-cell>
          <table:table-cell table:formula="of:=ROUND(AVERAGE([.AF66:.AK66]);2)" office:value-type="float" office:value="4.67" calcext:value-type="float">
            <text:p>4.6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liwagID</text:p>
          </table:table-cell>
          <table:table-cell office:value-type="string" calcext:value-type="string">
            <text:p><text:a xlink:href="http://bulbapedia.bulbagarden.net/wiki/Poliwag_(Pokémon)" xlink:type="simple">Poliwa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67:.H67])" office:value-type="float" office:value="300" calcext:value-type="float">
            <text:p>300</text:p>
          </table:table-cell>
          <table:table-cell table:formula="of:=ROUND((([.I67]/[.$S$1])*MAX([.I67]/420; 1.2));2)" office:value-type="float" office:value="4" calcext:value-type="float">
            <text:p>4</text:p>
          </table:table-cell>
          <table:table-cell table:formula="of:=IFERROR((ROUND((((MIN(([.$C67]^2)/([.$T67]^2);[.$R$2])))*[.$J67]*0.8)+([.C67]/10))*5)+10; 0)" office:value-type="float" office:value="40" calcext:value-type="float">
            <text:p>40</text:p>
          </table:table-cell>
          <table:table-cell table:formula="of:=IFERROR(ROUND((MIN(([.$D67]^[.$L$2])/([.$T67]^2);[.$R$2]))*([.$J67]+[.$M$2]))*5;0)" office:value-type="float" office:value="20" calcext:value-type="float">
            <text:p>20</text:p>
          </table:table-cell>
          <table:table-cell table:formula="of:=IFERROR(ROUND((MIN(([.D67]+[.G67]+[.H67])/3/[.$T67];[.$R$2]))*([.$J67]+3))*5;0)" office:value-type="float" office:value="40" calcext:value-type="float">
            <text:p>40</text:p>
          </table:table-cell>
          <table:table-cell table:formula="of:=IFERROR(ROUND(((MIN(([.$H67]^2)/([.$T67]^2);[.$R$2]))*([.$J67]+3)*[.$T$2]))*5;0)" office:value-type="float" office:value="45" calcext:value-type="float">
            <text:p>45</text:p>
          </table:table-cell>
          <table:table-cell table:formula="of:=IFERROR(ROUND(((MIN(([.$E67]^2)/([.$T67]^2);[.$R$2]))*([.$J67]+3)*[.$T$2]))*5;0)" office:value-type="float" office:value="15" calcext:value-type="float">
            <text:p>15</text:p>
          </table:table-cell>
          <table:table-cell table:formula="of:=IFERROR(ROUND(((MIN(([.$G67]^2)/([.$T67]^2);[.$R$2]))*([.$J67]+3)*[.$T$2]))*5;0)" office:value-type="float" office:value="15" calcext:value-type="float">
            <text:p>15</text:p>
          </table:table-cell>
          <table:table-cell table:formula="of:=IFERROR(ROUND((MIN(([.$F67]^[.$Q$2])/([.$T67]^2);[.$R$2]))*([.$J67]+[.$M$2]))*5;0)" office:value-type="float" office:value="15" calcext:value-type="float">
            <text:p>15</text:p>
          </table:table-cell>
          <table:table-cell table:formula="of:=ROUND(AVERAGE([.K67:.Q67]))" office:value-type="float" office:value="27" calcext:value-type="float">
            <text:p>27</text:p>
          </table:table-cell>
          <table:table-cell table:formula="of:=ROUND((([.I67]/[.$S$1])*MAX([.I67]/350;0.8));2)" office:value-type="float" office:value="2.86" calcext:value-type="float">
            <text:p>2.86</text:p>
          </table:table-cell>
          <table:table-cell table:formula="of:=ROUND([.I67]/6;2)" office:value-type="float" office:value="50" calcext:value-type="float">
            <text:p>50</text:p>
          </table:table-cell>
          <table:table-cell/>
          <table:table-cell table:formula="of:=IFERROR(ROUND((((MIN(([.$C67]^2)/([.$T67]^2);[.$S$2])))*[.$S67]*0.8)+([.C67]/10))+10;10)" office:value-type="float" office:value="15" calcext:value-type="float">
            <text:p>15</text:p>
          </table:table-cell>
          <table:table-cell table:formula="of:=IFERROR(ROUND(((MIN(([.$D67]^2)/([.$T67]^2);[.$S$2])))*[.$S67]);0)" office:value-type="float" office:value="3" calcext:value-type="float">
            <text:p>3</text:p>
          </table:table-cell>
          <table:table-cell table:formula="of:=IFERROR(ROUND(MIN(([.D67]+[.G67]+[.H67])/3/[.$T67];[.$S$2])^2*[.$S67]);0)" office:value-type="float" office:value="4" calcext:value-type="float">
            <text:p>4</text:p>
          </table:table-cell>
          <table:table-cell table:formula="of:=IFERROR(ROUND(((MIN(([.H67]^2)/([.$T67]^2);[.$S$2])))*[.$S67]*[.$T$1]);0)" office:value-type="float" office:value="4" calcext:value-type="float">
            <text:p>4</text:p>
          </table:table-cell>
          <table:table-cell table:formula="of:=IFERROR(ROUND(((MIN(([.E67]^2)/([.$T67]^2);[.$S$2])))*[.$S67]*[.$T$1]);0)" office:value-type="float" office:value="1" calcext:value-type="float">
            <text:p>1</text:p>
          </table:table-cell>
          <table:table-cell table:formula="of:=IFERROR(ROUND(((MIN(([.G67]^2)/([.$T67]^2);[.$S$2])))*[.$S67]*[.$T$1]);0)" office:value-type="float" office:value="1" calcext:value-type="float">
            <text:p>1</text:p>
          </table:table-cell>
          <table:table-cell table:formula="of:=IFERROR(ROUND(((MIN(([.F67]^2)/([.$T67]^2);[.$S$2]))*[.$S67]));0)" office:value-type="float" office:value="2" calcext:value-type="float">
            <text:p>2</text:p>
          </table:table-cell>
          <table:table-cell table:formula="of:=ROUND(AVERAGE([.W67:.AB67]);2)" office:value-type="float" office:value="2.5" calcext:value-type="float">
            <text:p>2.5</text:p>
          </table:table-cell>
          <table:table-cell table:formula="of:=ROUND(AVERAGE([.AF67:.AK67]);2)" office:value-type="float" office:value="2.33" calcext:value-type="float">
            <text:p>2.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liwhirlID</text:p>
          </table:table-cell>
          <table:table-cell office:value-type="string" calcext:value-type="string">
            <text:p><text:a xlink:href="http://bulbapedia.bulbagarden.net/wiki/Poliwhirl_(Pokémon)" xlink:type="simple">Poliwhirl</text:a>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SUM([.C68:.H68])" office:value-type="float" office:value="385" calcext:value-type="float">
            <text:p>385</text:p>
          </table:table-cell>
          <table:table-cell table:formula="of:=ROUND((([.I68]/[.$S$1])*MAX([.I68]/420; 1.2));2)" office:value-type="float" office:value="5.13" calcext:value-type="float">
            <text:p>5.13</text:p>
          </table:table-cell>
          <table:table-cell table:formula="of:=IFERROR((ROUND((((MIN(([.$C68]^2)/([.$T68]^2);[.$R$2])))*[.$J68]*0.8)+([.C68]/10))*5)+10; 0)" office:value-type="float" office:value="65" calcext:value-type="float">
            <text:p>65</text:p>
          </table:table-cell>
          <table:table-cell table:formula="of:=IFERROR(ROUND((MIN(([.$D68]^[.$L$2])/([.$T68]^2);[.$R$2]))*([.$J68]+[.$M$2]))*5;0)" office:value-type="float" office:value="25" calcext:value-type="float">
            <text:p>25</text:p>
          </table:table-cell>
          <table:table-cell table:formula="of:=IFERROR(ROUND((MIN(([.D68]+[.G68]+[.H68])/3/[.$T68];[.$R$2]))*([.$J68]+3))*5;0)" office:value-type="float" office:value="45" calcext:value-type="float">
            <text:p>45</text:p>
          </table:table-cell>
          <table:table-cell table:formula="of:=IFERROR(ROUND(((MIN(([.$H68]^2)/([.$T68]^2);[.$R$2]))*([.$J68]+3)*[.$T$2]))*5;0)" office:value-type="float" office:value="50" calcext:value-type="float">
            <text:p>50</text:p>
          </table:table-cell>
          <table:table-cell table:formula="of:=IFERROR(ROUND(((MIN(([.$E68]^2)/([.$T68]^2);[.$R$2]))*([.$J68]+3)*[.$T$2]))*5;0)" office:value-type="float" office:value="25" calcext:value-type="float">
            <text:p>25</text:p>
          </table:table-cell>
          <table:table-cell table:formula="of:=IFERROR(ROUND(((MIN(([.$G68]^2)/([.$T68]^2);[.$R$2]))*([.$J68]+3)*[.$T$2]))*5;0)" office:value-type="float" office:value="15" calcext:value-type="float">
            <text:p>15</text:p>
          </table:table-cell>
          <table:table-cell table:formula="of:=IFERROR(ROUND((MIN(([.$F68]^[.$Q$2])/([.$T68]^2);[.$R$2]))*([.$J68]+[.$M$2]))*5;0)" office:value-type="float" office:value="15" calcext:value-type="float">
            <text:p>15</text:p>
          </table:table-cell>
          <table:table-cell table:formula="of:=ROUND(AVERAGE([.K68:.Q68]))" office:value-type="float" office:value="34" calcext:value-type="float">
            <text:p>34</text:p>
          </table:table-cell>
          <table:table-cell table:formula="of:=ROUND((([.I68]/[.$S$1])*MAX([.I68]/350;0.8));2)" office:value-type="float" office:value="4.71" calcext:value-type="float">
            <text:p>4.71</text:p>
          </table:table-cell>
          <table:table-cell table:formula="of:=ROUND([.I68]/6;2)" office:value-type="float" office:value="64.17" calcext:value-type="float">
            <text:p>64.17</text:p>
          </table:table-cell>
          <table:table-cell/>
          <table:table-cell table:formula="of:=IFERROR(ROUND((((MIN(([.$C68]^2)/([.$T68]^2);[.$S$2])))*[.$S68]*0.8)+([.C68]/10))+10;10)" office:value-type="float" office:value="20" calcext:value-type="float">
            <text:p>20</text:p>
          </table:table-cell>
          <table:table-cell table:formula="of:=IFERROR(ROUND(((MIN(([.$D68]^2)/([.$T68]^2);[.$S$2])))*[.$S68]);0)" office:value-type="float" office:value="5" calcext:value-type="float">
            <text:p>5</text:p>
          </table:table-cell>
          <table:table-cell table:formula="of:=IFERROR(ROUND(MIN(([.D68]+[.G68]+[.H68])/3/[.$T68];[.$S$2])^2*[.$S68]);0)" office:value-type="float" office:value="5" calcext:value-type="float">
            <text:p>5</text:p>
          </table:table-cell>
          <table:table-cell table:formula="of:=IFERROR(ROUND(((MIN(([.H68]^2)/([.$T68]^2);[.$S$2])))*[.$S68]*[.$T$1]);0)" office:value-type="float" office:value="6" calcext:value-type="float">
            <text:p>6</text:p>
          </table:table-cell>
          <table:table-cell table:formula="of:=IFERROR(ROUND(((MIN(([.E68]^2)/([.$T68]^2);[.$S$2])))*[.$S68]*[.$T$1]);0)" office:value-type="float" office:value="3" calcext:value-type="float">
            <text:p>3</text:p>
          </table:table-cell>
          <table:table-cell table:formula="of:=IFERROR(ROUND(((MIN(([.G68]^2)/([.$T68]^2);[.$S$2])))*[.$S68]*[.$T$1]);0)" office:value-type="float" office:value="2" calcext:value-type="float">
            <text:p>2</text:p>
          </table:table-cell>
          <table:table-cell table:formula="of:=IFERROR(ROUND(((MIN(([.F68]^2)/([.$T68]^2);[.$S$2]))*[.$S68]));0)" office:value-type="float" office:value="3" calcext:value-type="float">
            <text:p>3</text:p>
          </table:table-cell>
          <table:table-cell table:formula="of:=ROUND(AVERAGE([.W68:.AB68]);2)" office:value-type="float" office:value="4" calcext:value-type="float">
            <text:p>4</text:p>
          </table:table-cell>
          <table:table-cell table:formula="of:=ROUND(AVERAGE([.AF68:.AK68]);2)" office:value-type="float" office:value="4.17" calcext:value-type="float">
            <text:p>4.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liwrathID</text:p>
          </table:table-cell>
          <table:table-cell office:value-type="string" calcext:value-type="string">
            <text:p><text:a xlink:href="http://bulbapedia.bulbagarden.net/wiki/Poliwrath_(Pokémon)" xlink:type="simple">Poliwrath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SUM([.C69:.H69])" office:value-type="float" office:value="510" calcext:value-type="float">
            <text:p>510</text:p>
          </table:table-cell>
          <table:table-cell table:formula="of:=ROUND((([.I69]/[.$S$1])*MAX([.I69]/420; 1.2));2)" office:value-type="float" office:value="6.88" calcext:value-type="float">
            <text:p>6.88</text:p>
          </table:table-cell>
          <table:table-cell table:formula="of:=IFERROR((ROUND((((MIN(([.$C69]^2)/([.$T69]^2);[.$R$2])))*[.$J69]*0.8)+([.C69]/10))*5)+10; 0)" office:value-type="float" office:value="85" calcext:value-type="float">
            <text:p>85</text:p>
          </table:table-cell>
          <table:table-cell table:formula="of:=IFERROR(ROUND((MIN(([.$D69]^[.$L$2])/([.$T69]^2);[.$R$2]))*([.$J69]+[.$M$2]))*5;0)" office:value-type="float" office:value="40" calcext:value-type="float">
            <text:p>40</text:p>
          </table:table-cell>
          <table:table-cell table:formula="of:=IFERROR(ROUND((MIN(([.D69]+[.G69]+[.H69])/3/[.$T69];[.$R$2]))*([.$J69]+3))*5;0)" office:value-type="float" office:value="50" calcext:value-type="float">
            <text:p>50</text:p>
          </table:table-cell>
          <table:table-cell table:formula="of:=IFERROR(ROUND(((MIN(([.$H69]^2)/([.$T69]^2);[.$R$2]))*([.$J69]+3)*[.$T$2]))*5;0)" office:value-type="float" office:value="20" calcext:value-type="float">
            <text:p>20</text:p>
          </table:table-cell>
          <table:table-cell table:formula="of:=IFERROR(ROUND(((MIN(([.$E69]^2)/([.$T69]^2);[.$R$2]))*([.$J69]+3)*[.$T$2]))*5;0)" office:value-type="float" office:value="35" calcext:value-type="float">
            <text:p>35</text:p>
          </table:table-cell>
          <table:table-cell table:formula="of:=IFERROR(ROUND(((MIN(([.$G69]^2)/([.$T69]^2);[.$R$2]))*([.$J69]+3)*[.$T$2]))*5;0)" office:value-type="float" office:value="35" calcext:value-type="float">
            <text:p>35</text:p>
          </table:table-cell>
          <table:table-cell table:formula="of:=IFERROR(ROUND((MIN(([.$F69]^[.$Q$2])/([.$T69]^2);[.$R$2]))*([.$J69]+[.$M$2]))*5;0)" office:value-type="float" office:value="25" calcext:value-type="float">
            <text:p>25</text:p>
          </table:table-cell>
          <table:table-cell table:formula="of:=ROUND(AVERAGE([.K69:.Q69]))" office:value-type="float" office:value="41" calcext:value-type="float">
            <text:p>41</text:p>
          </table:table-cell>
          <table:table-cell table:formula="of:=ROUND((([.I69]/[.$S$1])*MAX([.I69]/350;0.8));2)" office:value-type="float" office:value="8.26" calcext:value-type="float">
            <text:p>8.26</text:p>
          </table:table-cell>
          <table:table-cell table:formula="of:=ROUND([.I69]/6;2)" office:value-type="float" office:value="85" calcext:value-type="float">
            <text:p>85</text:p>
          </table:table-cell>
          <table:table-cell/>
          <table:table-cell table:formula="of:=IFERROR(ROUND((((MIN(([.$C69]^2)/([.$T69]^2);[.$S$2])))*[.$S69]*0.8)+([.C69]/10))+10;10)" office:value-type="float" office:value="26" calcext:value-type="float">
            <text:p>26</text:p>
          </table:table-cell>
          <table:table-cell table:formula="of:=IFERROR(ROUND(((MIN(([.$D69]^2)/([.$T69]^2);[.$S$2])))*[.$S69]);0)" office:value-type="float" office:value="10" calcext:value-type="float">
            <text:p>10</text:p>
          </table:table-cell>
          <table:table-cell table:formula="of:=IFERROR(ROUND(MIN(([.D69]+[.G69]+[.H69])/3/[.$T69];[.$S$2])^2*[.$S69]);0)" office:value-type="float" office:value="8" calcext:value-type="float">
            <text:p>8</text:p>
          </table:table-cell>
          <table:table-cell table:formula="of:=IFERROR(ROUND(((MIN(([.H69]^2)/([.$T69]^2);[.$S$2])))*[.$S69]*[.$T$1]);0)" office:value-type="float" office:value="4" calcext:value-type="float">
            <text:p>4</text:p>
          </table:table-cell>
          <table:table-cell table:formula="of:=IFERROR(ROUND(((MIN(([.E69]^2)/([.$T69]^2);[.$S$2])))*[.$S69]*[.$T$1]);0)" office:value-type="float" office:value="7" calcext:value-type="float">
            <text:p>7</text:p>
          </table:table-cell>
          <table:table-cell table:formula="of:=IFERROR(ROUND(((MIN(([.G69]^2)/([.$T69]^2);[.$S$2])))*[.$S69]*[.$T$1]);0)" office:value-type="float" office:value="6" calcext:value-type="float">
            <text:p>6</text:p>
          </table:table-cell>
          <table:table-cell table:formula="of:=IFERROR(ROUND(((MIN(([.F69]^2)/([.$T69]^2);[.$S$2]))*[.$S69]));0)" office:value-type="float" office:value="6" calcext:value-type="float">
            <text:p>6</text:p>
          </table:table-cell>
          <table:table-cell table:formula="of:=ROUND(AVERAGE([.W69:.AB69]);2)" office:value-type="float" office:value="6.83" calcext:value-type="float">
            <text:p>6.83</text:p>
          </table:table-cell>
          <table:table-cell table:formula="of:=ROUND(AVERAGE([.AF69:.AK69]);2)" office:value-type="float" office:value="5.5" calcext:value-type="float">
            <text:p>5.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6" office:value-type="string" calcext:value-type="string">
            <text:p>AbraID</text:p>
          </table:table-cell>
          <table:table-cell table:style-name="ce9" office:value-type="string" calcext:value-type="string">
            <text:p><text:a xlink:href="http://bulbapedia.bulbagarden.net/wiki/Abra_(Pokémon)" xlink:type="simple">Abra</text:a>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70:.H70])" office:value-type="float" office:value="310" calcext:value-type="float">
            <text:p>310</text:p>
          </table:table-cell>
          <table:table-cell table:style-name="ce9" table:formula="of:=ROUND((([.I70]/[.$S$1])*MAX([.I70]/420; 1.2));2)" office:value-type="float" office:value="4.13" calcext:value-type="float">
            <text:p>4.13</text:p>
          </table:table-cell>
          <table:table-cell table:formula="of:=IFERROR((ROUND((((MIN(([.$C70]^2)/([.$T70]^2);[.$R$2])))*[.$J70]*0.8)+([.C70]/10))*5)+10; 0)" office:value-type="float" office:value="25" calcext:value-type="float">
            <text:p>25</text:p>
          </table:table-cell>
          <table:table-cell table:formula="of:=IFERROR(ROUND((MIN(([.$D70]^[.$L$2])/([.$T70]^2);[.$R$2]))*([.$J70]+[.$M$2]))*5;0)" office:value-type="float" office:value="5" calcext:value-type="float">
            <text:p>5</text:p>
          </table:table-cell>
          <table:table-cell table:formula="of:=IFERROR(ROUND((MIN(([.D70]+[.G70]+[.H70])/3/[.$T70];[.$R$2]))*([.$J70]+3))*5;0)" office:value-type="float" office:value="40" calcext:value-type="float">
            <text:p>40</text:p>
          </table:table-cell>
          <table:table-cell table:formula="of:=IFERROR(ROUND(((MIN(([.$H70]^2)/([.$T70]^2);[.$R$2]))*([.$J70]+3)*[.$T$2]))*5;0)" office:value-type="float" office:value="45" calcext:value-type="float">
            <text:p>45</text:p>
          </table:table-cell>
          <table:table-cell table:formula="of:=IFERROR(ROUND(((MIN(([.$E70]^2)/([.$T70]^2);[.$R$2]))*([.$J70]+3)*[.$T$2]))*5;0)" office:value-type="float" office:value="0" calcext:value-type="float">
            <text:p>0</text:p>
          </table:table-cell>
          <table:table-cell table:formula="of:=IFERROR(ROUND(((MIN(([.$G70]^2)/([.$T70]^2);[.$R$2]))*([.$J70]+3)*[.$T$2]))*5;0)" office:value-type="float" office:value="25" calcext:value-type="float">
            <text:p>25</text:p>
          </table:table-cell>
          <table:table-cell table:formula="of:=IFERROR(ROUND((MIN(([.$F70]^[.$Q$2])/([.$T70]^2);[.$R$2]))*([.$J70]+[.$M$2]))*5;0)" office:value-type="float" office:value="50" calcext:value-type="float">
            <text:p>50</text:p>
          </table:table-cell>
          <table:table-cell table:style-name="ce9" table:formula="of:=ROUND(AVERAGE([.K70:.Q70]))" office:value-type="float" office:value="27" calcext:value-type="float">
            <text:p>27</text:p>
          </table:table-cell>
          <table:table-cell table:style-name="ce9" table:formula="of:=ROUND((([.I70]/[.$S$1])*MAX([.I70]/350;0.8));2)" office:value-type="float" office:value="3.05" calcext:value-type="float">
            <text:p>3.05</text:p>
          </table:table-cell>
          <table:table-cell table:style-name="ce9" table:formula="of:=ROUND([.I70]/6;2)" office:value-type="float" office:value="51.67" calcext:value-type="float">
            <text:p>51.67</text:p>
          </table:table-cell>
          <table:table-cell table:style-name="ce9"/>
          <table:table-cell table:formula="of:=IFERROR(ROUND((((MIN(([.$C70]^2)/([.$T70]^2);[.$S$2])))*[.$S70]*0.8)+([.C70]/10))+10;10)" office:value-type="float" office:value="13" calcext:value-type="float">
            <text:p>13</text:p>
          </table:table-cell>
          <table:table-cell table:formula="of:=IFERROR(ROUND(((MIN(([.$D70]^2)/([.$T70]^2);[.$S$2])))*[.$S70]);0)" office:value-type="float" office:value="0" calcext:value-type="float">
            <text:p>0</text:p>
          </table:table-cell>
          <table:table-cell table:formula="of:=IFERROR(ROUND(MIN(([.D70]+[.G70]+[.H70])/3/[.$T70];[.$S$2])^2*[.$S70]);0)" office:value-type="float" office:value="3" calcext:value-type="float">
            <text:p>3</text:p>
          </table:table-cell>
          <table:table-cell table:formula="of:=IFERROR(ROUND(((MIN(([.H70]^2)/([.$T70]^2);[.$S$2])))*[.$S70]*[.$T$1]);0)" office:value-type="float" office:value="4" calcext:value-type="float">
            <text:p>4</text:p>
          </table:table-cell>
          <table:table-cell table:formula="of:=IFERROR(ROUND(((MIN(([.E70]^2)/([.$T70]^2);[.$S$2])))*[.$S70]*[.$T$1]);0)" office:value-type="float" office:value="0" calcext:value-type="float">
            <text:p>0</text:p>
          </table:table-cell>
          <table:table-cell table:formula="of:=IFERROR(ROUND(((MIN(([.G70]^2)/([.$T70]^2);[.$S$2])))*[.$S70]*[.$T$1]);0)" office:value-type="float" office:value="2" calcext:value-type="float">
            <text:p>2</text:p>
          </table:table-cell>
          <table:table-cell table:formula="of:=IFERROR(ROUND(((MIN(([.F70]^2)/([.$T70]^2);[.$S$2]))*[.$S70]));0)" office:value-type="float" office:value="6" calcext:value-type="float">
            <text:p>6</text:p>
          </table:table-cell>
          <table:table-cell table:style-name="ce6" table:formula="of:=ROUND(AVERAGE([.W70:.AB70]);2)" office:value-type="float" office:value="2.5" calcext:value-type="float">
            <text:p>2.5</text:p>
          </table:table-cell>
          <table:table-cell table:style-name="ce6" table:formula="of:=ROUND(AVERAGE([.AF70:.AK70]);2)" office:value-type="float" office:value="2.5" calcext:value-type="float">
            <text:p>2.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7"/>
        </table:table-row>
        <table:table-row table:style-name="ro1">
          <table:table-cell office:value-type="string" calcext:value-type="string">
            <text:p>KadabraID</text:p>
          </table:table-cell>
          <table:table-cell office:value-type="string" calcext:value-type="string">
            <text:p><text:a xlink:href="http://bulbapedia.bulbagarden.net/wiki/Kadabra_(Pokémon)" xlink:type="simple">Kadabra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formula="of:=SUM([.C71:.H71])" office:value-type="float" office:value="400" calcext:value-type="float">
            <text:p>400</text:p>
          </table:table-cell>
          <table:table-cell table:formula="of:=ROUND((([.I71]/[.$S$1])*MAX([.I71]/420; 1.2));2)" office:value-type="float" office:value="5.33" calcext:value-type="float">
            <text:p>5.33</text:p>
          </table:table-cell>
          <table:table-cell table:formula="of:=IFERROR((ROUND((((MIN(([.$C71]^2)/([.$T71]^2);[.$R$2])))*[.$J71]*0.8)+([.C71]/10))*5)+10; 0)" office:value-type="float" office:value="40" calcext:value-type="float">
            <text:p>40</text:p>
          </table:table-cell>
          <table:table-cell table:formula="of:=IFERROR(ROUND((MIN(([.$D71]^[.$L$2])/([.$T71]^2);[.$R$2]))*([.$J71]+[.$M$2]))*5;0)" office:value-type="float" office:value="5" calcext:value-type="float">
            <text:p>5</text:p>
          </table:table-cell>
          <table:table-cell table:formula="of:=IFERROR(ROUND((MIN(([.D71]+[.G71]+[.H71])/3/[.$T71];[.$R$2]))*([.$J71]+3))*5;0)" office:value-type="float" office:value="45" calcext:value-type="float">
            <text:p>45</text:p>
          </table:table-cell>
          <table:table-cell table:formula="of:=IFERROR(ROUND(((MIN(([.$H71]^2)/([.$T71]^2);[.$R$2]))*([.$J71]+3)*[.$T$2]))*5;0)" office:value-type="float" office:value="55" calcext:value-type="float">
            <text:p>55</text:p>
          </table:table-cell>
          <table:table-cell table:formula="of:=IFERROR(ROUND(((MIN(([.$E71]^2)/([.$T71]^2);[.$R$2]))*([.$J71]+3)*[.$T$2]))*5;0)" office:value-type="float" office:value="5" calcext:value-type="float">
            <text:p>5</text:p>
          </table:table-cell>
          <table:table-cell table:formula="of:=IFERROR(ROUND(((MIN(([.$G71]^2)/([.$T71]^2);[.$R$2]))*([.$J71]+3)*[.$T$2]))*5;0)" office:value-type="float" office:value="30" calcext:value-type="float">
            <text:p>30</text:p>
          </table:table-cell>
          <table:table-cell table:formula="of:=IFERROR(ROUND((MIN(([.$F71]^[.$Q$2])/([.$T71]^2);[.$R$2]))*([.$J71]+[.$M$2]))*5;0)" office:value-type="float" office:value="65" calcext:value-type="float">
            <text:p>65</text:p>
          </table:table-cell>
          <table:table-cell table:formula="of:=ROUND(AVERAGE([.K71:.Q71]))" office:value-type="float" office:value="35" calcext:value-type="float">
            <text:p>35</text:p>
          </table:table-cell>
          <table:table-cell table:formula="of:=ROUND((([.I71]/[.$S$1])*MAX([.I71]/350;0.8));2)" office:value-type="float" office:value="5.08" calcext:value-type="float">
            <text:p>5.08</text:p>
          </table:table-cell>
          <table:table-cell table:formula="of:=ROUND([.I71]/6;2)" office:value-type="float" office:value="66.67" calcext:value-type="float">
            <text:p>66.67</text:p>
          </table:table-cell>
          <table:table-cell/>
          <table:table-cell table:formula="of:=IFERROR(ROUND((((MIN(([.$C71]^2)/([.$T71]^2);[.$S$2])))*[.$S71]*0.8)+([.C71]/10))+10;10)" office:value-type="float" office:value="15" calcext:value-type="float">
            <text:p>15</text:p>
          </table:table-cell>
          <table:table-cell table:formula="of:=IFERROR(ROUND(((MIN(([.$D71]^2)/([.$T71]^2);[.$S$2])))*[.$S71]);0)" office:value-type="float" office:value="1" calcext:value-type="float">
            <text:p>1</text:p>
          </table:table-cell>
          <table:table-cell table:formula="of:=IFERROR(ROUND(MIN(([.D71]+[.G71]+[.H71])/3/[.$T71];[.$S$2])^2*[.$S71]);0)" office:value-type="float" office:value="6" calcext:value-type="float">
            <text:p>6</text:p>
          </table:table-cell>
          <table:table-cell table:formula="of:=IFERROR(ROUND(((MIN(([.H71]^2)/([.$T71]^2);[.$S$2])))*[.$S71]*[.$T$1]);0)" office:value-type="float" office:value="7" calcext:value-type="float">
            <text:p>7</text:p>
          </table:table-cell>
          <table:table-cell table:formula="of:=IFERROR(ROUND(((MIN(([.E71]^2)/([.$T71]^2);[.$S$2])))*[.$S71]*[.$T$1]);0)" office:value-type="float" office:value="1" calcext:value-type="float">
            <text:p>1</text:p>
          </table:table-cell>
          <table:table-cell table:formula="of:=IFERROR(ROUND(((MIN(([.G71]^2)/([.$T71]^2);[.$S$2])))*[.$S71]*[.$T$1]);0)" office:value-type="float" office:value="4" calcext:value-type="float">
            <text:p>4</text:p>
          </table:table-cell>
          <table:table-cell table:formula="of:=IFERROR(ROUND(((MIN(([.F71]^2)/([.$T71]^2);[.$S$2]))*[.$S71]));0)" office:value-type="float" office:value="10" calcext:value-type="float">
            <text:p>10</text:p>
          </table:table-cell>
          <table:table-cell table:formula="of:=ROUND(AVERAGE([.W71:.AB71]);2)" office:value-type="float" office:value="4.83" calcext:value-type="float">
            <text:p>4.83</text:p>
          </table:table-cell>
          <table:table-cell table:formula="of:=ROUND(AVERAGE([.AF71:.AK71]);2)" office:value-type="float" office:value="4.33" calcext:value-type="float">
            <text:p>4.3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akazamID</text:p>
          </table:table-cell>
          <table:table-cell office:value-type="string" calcext:value-type="string">
            <text:p><text:a xlink:href="http://bulbapedia.bulbagarden.net/wiki/Alakazam_(Pokémon)" xlink:type="simple">Alakazam</text:a>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formula="of:=SUM([.C72:.H72])" office:value-type="float" office:value="500" calcext:value-type="float">
            <text:p>500</text:p>
          </table:table-cell>
          <table:table-cell table:formula="of:=ROUND((([.I72]/[.$S$1])*MAX([.I72]/420; 1.2));2)" office:value-type="float" office:value="6.67" calcext:value-type="float">
            <text:p>6.67</text:p>
          </table:table-cell>
          <table:table-cell table:formula="of:=IFERROR((ROUND((((MIN(([.$C72]^2)/([.$T72]^2);[.$R$2])))*[.$J72]*0.8)+([.C72]/10))*5)+10; 0)" office:value-type="float" office:value="50" calcext:value-type="float">
            <text:p>50</text:p>
          </table:table-cell>
          <table:table-cell table:formula="of:=IFERROR(ROUND((MIN(([.$D72]^[.$L$2])/([.$T72]^2);[.$R$2]))*([.$J72]+[.$M$2]))*5;0)" office:value-type="float" office:value="10" calcext:value-type="float">
            <text:p>10</text:p>
          </table:table-cell>
          <table:table-cell table:formula="of:=IFERROR(ROUND((MIN(([.D72]+[.G72]+[.H72])/3/[.$T72];[.$R$2]))*([.$J72]+3))*5;0)" office:value-type="float" office:value="50" calcext:value-type="float">
            <text:p>50</text:p>
          </table:table-cell>
          <table:table-cell table:formula="of:=IFERROR(ROUND(((MIN(([.$H72]^2)/([.$T72]^2);[.$R$2]))*([.$J72]+3)*[.$T$2]))*5;0)" office:value-type="float" office:value="60" calcext:value-type="float">
            <text:p>60</text:p>
          </table:table-cell>
          <table:table-cell table:formula="of:=IFERROR(ROUND(((MIN(([.$E72]^2)/([.$T72]^2);[.$R$2]))*([.$J72]+3)*[.$T$2]))*5;0)" office:value-type="float" office:value="10" calcext:value-type="float">
            <text:p>10</text:p>
          </table:table-cell>
          <table:table-cell table:formula="of:=IFERROR(ROUND(((MIN(([.$G72]^2)/([.$T72]^2);[.$R$2]))*([.$J72]+3)*[.$T$2]))*5;0)" office:value-type="float" office:value="40" calcext:value-type="float">
            <text:p>40</text:p>
          </table:table-cell>
          <table:table-cell table:formula="of:=IFERROR(ROUND((MIN(([.$F72]^[.$Q$2])/([.$T72]^2);[.$R$2]))*([.$J72]+[.$M$2]))*5;0)" office:value-type="float" office:value="80" calcext:value-type="float">
            <text:p>80</text:p>
          </table:table-cell>
          <table:table-cell table:formula="of:=ROUND(AVERAGE([.K72:.Q72]))" office:value-type="float" office:value="43" calcext:value-type="float">
            <text:p>43</text:p>
          </table:table-cell>
          <table:table-cell table:formula="of:=ROUND((([.I72]/[.$S$1])*MAX([.I72]/350;0.8));2)" office:value-type="float" office:value="7.94" calcext:value-type="float">
            <text:p>7.94</text:p>
          </table:table-cell>
          <table:table-cell table:formula="of:=ROUND([.I72]/6;2)" office:value-type="float" office:value="83.33" calcext:value-type="float">
            <text:p>83.33</text:p>
          </table:table-cell>
          <table:table-cell/>
          <table:table-cell table:formula="of:=IFERROR(ROUND((((MIN(([.$C72]^2)/([.$T72]^2);[.$S$2])))*[.$S72]*0.8)+([.C72]/10))+10;10)" office:value-type="float" office:value="18" calcext:value-type="float">
            <text:p>18</text:p>
          </table:table-cell>
          <table:table-cell table:formula="of:=IFERROR(ROUND(((MIN(([.$D72]^2)/([.$T72]^2);[.$S$2])))*[.$S72]);0)" office:value-type="float" office:value="3" calcext:value-type="float">
            <text:p>3</text:p>
          </table:table-cell>
          <table:table-cell table:formula="of:=IFERROR(ROUND(MIN(([.D72]+[.G72]+[.H72])/3/[.$T72];[.$S$2])^2*[.$S72]);0)" office:value-type="float" office:value="9" calcext:value-type="float">
            <text:p>9</text:p>
          </table:table-cell>
          <table:table-cell table:formula="of:=IFERROR(ROUND(((MIN(([.H72]^2)/([.$T72]^2);[.$S$2])))*[.$S72]*[.$T$1]);0)" office:value-type="float" office:value="11" calcext:value-type="float">
            <text:p>11</text:p>
          </table:table-cell>
          <table:table-cell table:formula="of:=IFERROR(ROUND(((MIN(([.E72]^2)/([.$T72]^2);[.$S$2])))*[.$S72]*[.$T$1]);0)" office:value-type="float" office:value="2" calcext:value-type="float">
            <text:p>2</text:p>
          </table:table-cell>
          <table:table-cell table:formula="of:=IFERROR(ROUND(((MIN(([.G72]^2)/([.$T72]^2);[.$S$2])))*[.$S72]*[.$T$1]);0)" office:value-type="float" office:value="7" calcext:value-type="float">
            <text:p>7</text:p>
          </table:table-cell>
          <table:table-cell table:formula="of:=IFERROR(ROUND(((MIN(([.F72]^2)/([.$T72]^2);[.$S$2]))*[.$S72]));0)" office:value-type="float" office:value="16" calcext:value-type="float">
            <text:p>16</text:p>
          </table:table-cell>
          <table:table-cell table:formula="of:=ROUND(AVERAGE([.W72:.AB72]);2)" office:value-type="float" office:value="8" calcext:value-type="float">
            <text:p>8</text:p>
          </table:table-cell>
          <table:table-cell table:formula="of:=ROUND(AVERAGE([.AF72:.AK72]);2)" office:value-type="float" office:value="6.17" calcext:value-type="float">
            <text:p>6.1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hopID</text:p>
          </table:table-cell>
          <table:table-cell office:value-type="string" calcext:value-type="string">
            <text:p><text:a xlink:href="http://bulbapedia.bulbagarden.net/wiki/Machop_(Pokémon)" xlink:type="simple">Machop</text:a>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table:formula="of:=SUM([.C73:.H73])" office:value-type="float" office:value="305" calcext:value-type="float">
            <text:p>305</text:p>
          </table:table-cell>
          <table:table-cell table:formula="of:=ROUND((([.I73]/[.$S$1])*MAX([.I73]/420; 1.2));2)" office:value-type="float" office:value="4.07" calcext:value-type="float">
            <text:p>4.07</text:p>
          </table:table-cell>
          <table:table-cell table:formula="of:=IFERROR((ROUND((((MIN(([.$C73]^2)/([.$T73]^2);[.$R$2])))*[.$J73]*0.8)+([.C73]/10))*5)+10; 0)" office:value-type="float" office:value="75" calcext:value-type="float">
            <text:p>75</text:p>
          </table:table-cell>
          <table:table-cell table:formula="of:=IFERROR(ROUND((MIN(([.$D73]^[.$L$2])/([.$T73]^2);[.$R$2]))*([.$J73]+[.$M$2]))*5;0)" office:value-type="float" office:value="50" calcext:value-type="float">
            <text:p>50</text:p>
          </table:table-cell>
          <table:table-cell table:formula="of:=IFERROR(ROUND((MIN(([.D73]+[.G73]+[.H73])/3/[.$T73];[.$R$2]))*([.$J73]+3))*5;0)" office:value-type="float" office:value="35" calcext:value-type="float">
            <text:p>35</text:p>
          </table:table-cell>
          <table:table-cell table:formula="of:=IFERROR(ROUND(((MIN(([.$H73]^2)/([.$T73]^2);[.$R$2]))*([.$J73]+3)*[.$T$2]))*5;0)" office:value-type="float" office:value="10" calcext:value-type="float">
            <text:p>10</text:p>
          </table:table-cell>
          <table:table-cell table:formula="of:=IFERROR(ROUND(((MIN(([.$E73]^2)/([.$T73]^2);[.$R$2]))*([.$J73]+3)*[.$T$2]))*5;0)" office:value-type="float" office:value="20" calcext:value-type="float">
            <text:p>20</text:p>
          </table:table-cell>
          <table:table-cell table:formula="of:=IFERROR(ROUND(((MIN(([.$G73]^2)/([.$T73]^2);[.$R$2]))*([.$J73]+3)*[.$T$2]))*5;0)" office:value-type="float" office:value="10" calcext:value-type="float">
            <text:p>10</text:p>
          </table:table-cell>
          <table:table-cell table:formula="of:=IFERROR(ROUND((MIN(([.$F73]^[.$Q$2])/([.$T73]^2);[.$R$2]))*([.$J73]+[.$M$2]))*5;0)" office:value-type="float" office:value="10" calcext:value-type="float">
            <text:p>10</text:p>
          </table:table-cell>
          <table:table-cell table:formula="of:=ROUND(AVERAGE([.K73:.Q73]))" office:value-type="float" office:value="30" calcext:value-type="float">
            <text:p>30</text:p>
          </table:table-cell>
          <table:table-cell table:formula="of:=ROUND((([.I73]/[.$S$1])*MAX([.I73]/350;0.8));2)" office:value-type="float" office:value="2.95" calcext:value-type="float">
            <text:p>2.95</text:p>
          </table:table-cell>
          <table:table-cell table:formula="of:=ROUND([.I73]/6;2)" office:value-type="float" office:value="50.83" calcext:value-type="float">
            <text:p>50.83</text:p>
          </table:table-cell>
          <table:table-cell/>
          <table:table-cell table:formula="of:=IFERROR(ROUND((((MIN(([.$C73]^2)/([.$T73]^2);[.$S$2])))*[.$S73]*0.8)+([.C73]/10))+10;10)" office:value-type="float" office:value="21" calcext:value-type="float">
            <text:p>21</text:p>
          </table:table-cell>
          <table:table-cell table:formula="of:=IFERROR(ROUND(((MIN(([.$D73]^2)/([.$T73]^2);[.$S$2])))*[.$S73]);0)" office:value-type="float" office:value="6" calcext:value-type="float">
            <text:p>6</text:p>
          </table:table-cell>
          <table:table-cell table:formula="of:=IFERROR(ROUND(MIN(([.D73]+[.G73]+[.H73])/3/[.$T73];[.$S$2])^2*[.$S73]);0)" office:value-type="float" office:value="3" calcext:value-type="float">
            <text:p>3</text:p>
          </table:table-cell>
          <table:table-cell table:formula="of:=IFERROR(ROUND(((MIN(([.H73]^2)/([.$T73]^2);[.$S$2])))*[.$S73]*[.$T$1]);0)" office:value-type="float" office:value="1" calcext:value-type="float">
            <text:p>1</text:p>
          </table:table-cell>
          <table:table-cell table:formula="of:=IFERROR(ROUND(((MIN(([.E73]^2)/([.$T73]^2);[.$S$2])))*[.$S73]*[.$T$1]);0)" office:value-type="float" office:value="2" calcext:value-type="float">
            <text:p>2</text:p>
          </table:table-cell>
          <table:table-cell table:formula="of:=IFERROR(ROUND(((MIN(([.G73]^2)/([.$T73]^2);[.$S$2])))*[.$S73]*[.$T$1]);0)" office:value-type="float" office:value="1" calcext:value-type="float">
            <text:p>1</text:p>
          </table:table-cell>
          <table:table-cell table:formula="of:=IFERROR(ROUND(((MIN(([.F73]^2)/([.$T73]^2);[.$S$2]))*[.$S73]));0)" office:value-type="float" office:value="1" calcext:value-type="float">
            <text:p>1</text:p>
          </table:table-cell>
          <table:table-cell table:formula="of:=ROUND(AVERAGE([.W73:.AB73]);2)" office:value-type="float" office:value="2.33" calcext:value-type="float">
            <text:p>2.33</text:p>
          </table:table-cell>
          <table:table-cell table:formula="of:=ROUND(AVERAGE([.AF73:.AK73]);2)" office:value-type="float" office:value="1.67" calcext:value-type="float">
            <text:p>1.6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hokeID</text:p>
          </table:table-cell>
          <table:table-cell office:value-type="string" calcext:value-type="string">
            <text:p><text:a xlink:href="http://bulbapedia.bulbagarden.net/wiki/Machoke_(Pokémon)" xlink:type="simple">Machok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SUM([.C74:.H74])" office:value-type="float" office:value="405" calcext:value-type="float">
            <text:p>405</text:p>
          </table:table-cell>
          <table:table-cell table:formula="of:=ROUND((([.I74]/[.$S$1])*MAX([.I74]/420; 1.2));2)" office:value-type="float" office:value="5.4" calcext:value-type="float">
            <text:p>5.4</text:p>
          </table:table-cell>
          <table:table-cell table:formula="of:=IFERROR((ROUND((((MIN(([.$C74]^2)/([.$T74]^2);[.$R$2])))*[.$J74]*0.8)+([.C74]/10))*5)+10; 0)" office:value-type="float" office:value="80" calcext:value-type="float">
            <text:p>80</text:p>
          </table:table-cell>
          <table:table-cell table:formula="of:=IFERROR(ROUND((MIN(([.$D74]^[.$L$2])/([.$T74]^2);[.$R$2]))*([.$J74]+[.$M$2]))*5;0)" office:value-type="float" office:value="60" calcext:value-type="float">
            <text:p>60</text:p>
          </table:table-cell>
          <table:table-cell table:formula="of:=IFERROR(ROUND((MIN(([.D74]+[.G74]+[.H74])/3/[.$T74];[.$R$2]))*([.$J74]+3))*5;0)" office:value-type="float" office:value="45" calcext:value-type="float">
            <text:p>45</text:p>
          </table:table-cell>
          <table:table-cell table:formula="of:=IFERROR(ROUND(((MIN(([.$H74]^2)/([.$T74]^2);[.$R$2]))*([.$J74]+3)*[.$T$2]))*5;0)" office:value-type="float" office:value="10" calcext:value-type="float">
            <text:p>10</text:p>
          </table:table-cell>
          <table:table-cell table:formula="of:=IFERROR(ROUND(((MIN(([.$E74]^2)/([.$T74]^2);[.$R$2]))*([.$J74]+3)*[.$T$2]))*5;0)" office:value-type="float" office:value="25" calcext:value-type="float">
            <text:p>25</text:p>
          </table:table-cell>
          <table:table-cell table:formula="of:=IFERROR(ROUND(((MIN(([.$G74]^2)/([.$T74]^2);[.$R$2]))*([.$J74]+3)*[.$T$2]))*5;0)" office:value-type="float" office:value="20" calcext:value-type="float">
            <text:p>20</text:p>
          </table:table-cell>
          <table:table-cell table:formula="of:=IFERROR(ROUND((MIN(([.$F74]^[.$Q$2])/([.$T74]^2);[.$R$2]))*([.$J74]+[.$M$2]))*5;0)" office:value-type="float" office:value="15" calcext:value-type="float">
            <text:p>15</text:p>
          </table:table-cell>
          <table:table-cell table:formula="of:=ROUND(AVERAGE([.K74:.Q74]))" office:value-type="float" office:value="36" calcext:value-type="float">
            <text:p>36</text:p>
          </table:table-cell>
          <table:table-cell table:formula="of:=ROUND((([.I74]/[.$S$1])*MAX([.I74]/350;0.8));2)" office:value-type="float" office:value="5.21" calcext:value-type="float">
            <text:p>5.21</text:p>
          </table:table-cell>
          <table:table-cell table:formula="of:=ROUND([.I74]/6;2)" office:value-type="float" office:value="67.5" calcext:value-type="float">
            <text:p>67.5</text:p>
          </table:table-cell>
          <table:table-cell/>
          <table:table-cell table:formula="of:=IFERROR(ROUND((((MIN(([.$C74]^2)/([.$T74]^2);[.$S$2])))*[.$S74]*0.8)+([.C74]/10))+10;10)" office:value-type="float" office:value="24" calcext:value-type="float">
            <text:p>24</text:p>
          </table:table-cell>
          <table:table-cell table:formula="of:=IFERROR(ROUND(((MIN(([.$D74]^2)/([.$T74]^2);[.$S$2])))*[.$S74]);0)" office:value-type="float" office:value="10" calcext:value-type="float">
            <text:p>10</text:p>
          </table:table-cell>
          <table:table-cell table:formula="of:=IFERROR(ROUND(MIN(([.D74]+[.G74]+[.H74])/3/[.$T74];[.$S$2])^2*[.$S74]);0)" office:value-type="float" office:value="5" calcext:value-type="float">
            <text:p>5</text:p>
          </table:table-cell>
          <table:table-cell table:formula="of:=IFERROR(ROUND(((MIN(([.H74]^2)/([.$T74]^2);[.$S$2])))*[.$S74]*[.$T$1]);0)" office:value-type="float" office:value="2" calcext:value-type="float">
            <text:p>2</text:p>
          </table:table-cell>
          <table:table-cell table:formula="of:=IFERROR(ROUND(((MIN(([.E74]^2)/([.$T74]^2);[.$S$2])))*[.$S74]*[.$T$1]);0)" office:value-type="float" office:value="4" calcext:value-type="float">
            <text:p>4</text:p>
          </table:table-cell>
          <table:table-cell table:formula="of:=IFERROR(ROUND(((MIN(([.G74]^2)/([.$T74]^2);[.$S$2])))*[.$S74]*[.$T$1]);0)" office:value-type="float" office:value="3" calcext:value-type="float">
            <text:p>3</text:p>
          </table:table-cell>
          <table:table-cell table:formula="of:=IFERROR(ROUND(((MIN(([.F74]^2)/([.$T74]^2);[.$S$2]))*[.$S74]));0)" office:value-type="float" office:value="3" calcext:value-type="float">
            <text:p>3</text:p>
          </table:table-cell>
          <table:table-cell table:formula="of:=ROUND(AVERAGE([.W74:.AB74]);2)" office:value-type="float" office:value="4.5" calcext:value-type="float">
            <text:p>4.5</text:p>
          </table:table-cell>
          <table:table-cell table:formula="of:=ROUND(AVERAGE([.AF74:.AK74]);2)" office:value-type="float" office:value="3.33" calcext:value-type="float">
            <text:p>3.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hampID</text:p>
          </table:table-cell>
          <table:table-cell office:value-type="string" calcext:value-type="string">
            <text:p><text:a xlink:href="http://bulbapedia.bulbagarden.net/wiki/Machamp_(Pokémon)" xlink:type="simple">Machamp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formula="of:=SUM([.C75:.H75])" office:value-type="float" office:value="505" calcext:value-type="float">
            <text:p>505</text:p>
          </table:table-cell>
          <table:table-cell table:formula="of:=ROUND((([.I75]/[.$S$1])*MAX([.I75]/420; 1.2));2)" office:value-type="float" office:value="6.75" calcext:value-type="float">
            <text:p>6.75</text:p>
          </table:table-cell>
          <table:table-cell table:formula="of:=IFERROR((ROUND((((MIN(([.$C75]^2)/([.$T75]^2);[.$R$2])))*[.$J75]*0.8)+([.C75]/10))*5)+10; 0)" office:value-type="float" office:value="85" calcext:value-type="float">
            <text:p>85</text:p>
          </table:table-cell>
          <table:table-cell table:formula="of:=IFERROR(ROUND((MIN(([.$D75]^[.$L$2])/([.$T75]^2);[.$R$2]))*([.$J75]+[.$M$2]))*5;0)" office:value-type="float" office:value="80" calcext:value-type="float">
            <text:p>80</text:p>
          </table:table-cell>
          <table:table-cell table:formula="of:=IFERROR(ROUND((MIN(([.D75]+[.G75]+[.H75])/3/[.$T75];[.$R$2]))*([.$J75]+3))*5;0)" office:value-type="float" office:value="50" calcext:value-type="float">
            <text:p>50</text:p>
          </table:table-cell>
          <table:table-cell table:formula="of:=IFERROR(ROUND(((MIN(([.$H75]^2)/([.$T75]^2);[.$R$2]))*([.$J75]+3)*[.$T$2]))*5;0)" office:value-type="float" office:value="10" calcext:value-type="float">
            <text:p>10</text:p>
          </table:table-cell>
          <table:table-cell table:formula="of:=IFERROR(ROUND(((MIN(([.$E75]^2)/([.$T75]^2);[.$R$2]))*([.$J75]+3)*[.$T$2]))*5;0)" office:value-type="float" office:value="25" calcext:value-type="float">
            <text:p>25</text:p>
          </table:table-cell>
          <table:table-cell table:formula="of:=IFERROR(ROUND(((MIN(([.$G75]^2)/([.$T75]^2);[.$R$2]))*([.$J75]+3)*[.$T$2]))*5;0)" office:value-type="float" office:value="30" calcext:value-type="float">
            <text:p>30</text:p>
          </table:table-cell>
          <table:table-cell table:formula="of:=IFERROR(ROUND((MIN(([.$F75]^[.$Q$2])/([.$T75]^2);[.$R$2]))*([.$J75]+[.$M$2]))*5;0)" office:value-type="float" office:value="20" calcext:value-type="float">
            <text:p>20</text:p>
          </table:table-cell>
          <table:table-cell table:formula="of:=ROUND(AVERAGE([.K75:.Q75]))" office:value-type="float" office:value="43" calcext:value-type="float">
            <text:p>43</text:p>
          </table:table-cell>
          <table:table-cell table:formula="of:=ROUND((([.I75]/[.$S$1])*MAX([.I75]/350;0.8));2)" office:value-type="float" office:value="8.1" calcext:value-type="float">
            <text:p>8.1</text:p>
          </table:table-cell>
          <table:table-cell table:formula="of:=ROUND([.I75]/6;2)" office:value-type="float" office:value="84.17" calcext:value-type="float">
            <text:p>84.17</text:p>
          </table:table-cell>
          <table:table-cell/>
          <table:table-cell table:formula="of:=IFERROR(ROUND((((MIN(([.$C75]^2)/([.$T75]^2);[.$S$2])))*[.$S75]*0.8)+([.C75]/10))+10;10)" office:value-type="float" office:value="26" calcext:value-type="float">
            <text:p>26</text:p>
          </table:table-cell>
          <table:table-cell table:formula="of:=IFERROR(ROUND(((MIN(([.$D75]^2)/([.$T75]^2);[.$S$2])))*[.$S75]);0)" office:value-type="float" office:value="16" calcext:value-type="float">
            <text:p>16</text:p>
          </table:table-cell>
          <table:table-cell table:formula="of:=IFERROR(ROUND(MIN(([.D75]+[.G75]+[.H75])/3/[.$T75];[.$S$2])^2*[.$S75]);0)" office:value-type="float" office:value="9" calcext:value-type="float">
            <text:p>9</text:p>
          </table:table-cell>
          <table:table-cell table:formula="of:=IFERROR(ROUND(((MIN(([.H75]^2)/([.$T75]^2);[.$S$2])))*[.$S75]*[.$T$1]);0)" office:value-type="float" office:value="2" calcext:value-type="float">
            <text:p>2</text:p>
          </table:table-cell>
          <table:table-cell table:formula="of:=IFERROR(ROUND(((MIN(([.E75]^2)/([.$T75]^2);[.$S$2])))*[.$S75]*[.$T$1]);0)" office:value-type="float" office:value="5" calcext:value-type="float">
            <text:p>5</text:p>
          </table:table-cell>
          <table:table-cell table:formula="of:=IFERROR(ROUND(((MIN(([.G75]^2)/([.$T75]^2);[.$S$2])))*[.$S75]*[.$T$1]);0)" office:value-type="float" office:value="6" calcext:value-type="float">
            <text:p>6</text:p>
          </table:table-cell>
          <table:table-cell table:formula="of:=IFERROR(ROUND(((MIN(([.F75]^2)/([.$T75]^2);[.$S$2]))*[.$S75]));0)" office:value-type="float" office:value="5" calcext:value-type="float">
            <text:p>5</text:p>
          </table:table-cell>
          <table:table-cell table:formula="of:=ROUND(AVERAGE([.W75:.AB75]);2)" office:value-type="float" office:value="7.17" calcext:value-type="float">
            <text:p>7.17</text:p>
          </table:table-cell>
          <table:table-cell table:formula="of:=ROUND(AVERAGE([.AF75:.AK75]);2)" office:value-type="float" office:value="5.5" calcext:value-type="float">
            <text:p>5.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ellsproutID</text:p>
          </table:table-cell>
          <table:table-cell office:value-type="string" calcext:value-type="string">
            <text:p><text:a xlink:href="http://bulbapedia.bulbagarden.net/wiki/Bellsprout_(Pokémon)" xlink:type="simple">Bellsprout</text:a>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76:.H76])" office:value-type="float" office:value="300" calcext:value-type="float">
            <text:p>300</text:p>
          </table:table-cell>
          <table:table-cell table:formula="of:=ROUND((([.I76]/[.$S$1])*MAX([.I76]/420; 1.2));2)" office:value-type="float" office:value="4" calcext:value-type="float">
            <text:p>4</text:p>
          </table:table-cell>
          <table:table-cell table:formula="of:=IFERROR((ROUND((((MIN(([.$C76]^2)/([.$T76]^2);[.$R$2])))*[.$J76]*0.8)+([.C76]/10))*5)+10; 0)" office:value-type="float" office:value="50" calcext:value-type="float">
            <text:p>50</text:p>
          </table:table-cell>
          <table:table-cell table:formula="of:=IFERROR(ROUND((MIN(([.$D76]^[.$L$2])/([.$T76]^2);[.$R$2]))*([.$J76]+[.$M$2]))*5;0)" office:value-type="float" office:value="45" calcext:value-type="float">
            <text:p>45</text:p>
          </table:table-cell>
          <table:table-cell table:formula="of:=IFERROR(ROUND((MIN(([.D76]+[.G76]+[.H76])/3/[.$T76];[.$R$2]))*([.$J76]+3))*5;0)" office:value-type="float" office:value="35" calcext:value-type="float">
            <text:p>35</text:p>
          </table:table-cell>
          <table:table-cell table:formula="of:=IFERROR(ROUND(((MIN(([.$H76]^2)/([.$T76]^2);[.$R$2]))*([.$J76]+3)*[.$T$2]))*5;0)" office:value-type="float" office:value="15" calcext:value-type="float">
            <text:p>15</text:p>
          </table:table-cell>
          <table:table-cell table:formula="of:=IFERROR(ROUND(((MIN(([.$E76]^2)/([.$T76]^2);[.$R$2]))*([.$J76]+3)*[.$T$2]))*5;0)" office:value-type="float" office:value="10" calcext:value-type="float">
            <text:p>10</text:p>
          </table:table-cell>
          <table:table-cell table:formula="of:=IFERROR(ROUND(((MIN(([.$G76]^2)/([.$T76]^2);[.$R$2]))*([.$J76]+3)*[.$T$2]))*5;0)" office:value-type="float" office:value="10" calcext:value-type="float">
            <text:p>10</text:p>
          </table:table-cell>
          <table:table-cell table:formula="of:=IFERROR(ROUND((MIN(([.$F76]^[.$Q$2])/([.$T76]^2);[.$R$2]))*([.$J76]+[.$M$2]))*5;0)" office:value-type="float" office:value="40" calcext:value-type="float">
            <text:p>40</text:p>
          </table:table-cell>
          <table:table-cell table:formula="of:=ROUND(AVERAGE([.K76:.Q76]))" office:value-type="float" office:value="29" calcext:value-type="float">
            <text:p>29</text:p>
          </table:table-cell>
          <table:table-cell table:formula="of:=ROUND((([.I76]/[.$S$1])*MAX([.I76]/350;0.8));2)" office:value-type="float" office:value="2.86" calcext:value-type="float">
            <text:p>2.86</text:p>
          </table:table-cell>
          <table:table-cell table:formula="of:=ROUND([.I76]/6;2)" office:value-type="float" office:value="50" calcext:value-type="float">
            <text:p>50</text:p>
          </table:table-cell>
          <table:table-cell/>
          <table:table-cell table:formula="of:=IFERROR(ROUND((((MIN(([.$C76]^2)/([.$T76]^2);[.$S$2])))*[.$S76]*0.8)+([.C76]/10))+10;10)" office:value-type="float" office:value="17" calcext:value-type="float">
            <text:p>17</text:p>
          </table:table-cell>
          <table:table-cell table:formula="of:=IFERROR(ROUND(((MIN(([.$D76]^2)/([.$T76]^2);[.$S$2])))*[.$S76]);0)" office:value-type="float" office:value="6" calcext:value-type="float">
            <text:p>6</text:p>
          </table:table-cell>
          <table:table-cell table:formula="of:=IFERROR(ROUND(MIN(([.D76]+[.G76]+[.H76])/3/[.$T76];[.$S$2])^2*[.$S76]);0)" office:value-type="float" office:value="3" calcext:value-type="float">
            <text:p>3</text:p>
          </table:table-cell>
          <table:table-cell table:formula="of:=IFERROR(ROUND(((MIN(([.H76]^2)/([.$T76]^2);[.$S$2])))*[.$S76]*[.$T$1]);0)" office:value-type="float" office:value="1" calcext:value-type="float">
            <text:p>1</text:p>
          </table:table-cell>
          <table:table-cell table:formula="of:=IFERROR(ROUND(((MIN(([.E76]^2)/([.$T76]^2);[.$S$2])))*[.$S76]*[.$T$1]);0)" office:value-type="float" office:value="1" calcext:value-type="float">
            <text:p>1</text:p>
          </table:table-cell>
          <table:table-cell table:formula="of:=IFERROR(ROUND(((MIN(([.G76]^2)/([.$T76]^2);[.$S$2])))*[.$S76]*[.$T$1]);0)" office:value-type="float" office:value="1" calcext:value-type="float">
            <text:p>1</text:p>
          </table:table-cell>
          <table:table-cell table:formula="of:=IFERROR(ROUND(((MIN(([.F76]^2)/([.$T76]^2);[.$S$2]))*[.$S76]));0)" office:value-type="float" office:value="6" calcext:value-type="float">
            <text:p>6</text:p>
          </table:table-cell>
          <table:table-cell table:formula="of:=ROUND(AVERAGE([.W76:.AB76]);2)" office:value-type="float" office:value="3" calcext:value-type="float">
            <text:p>3</text:p>
          </table:table-cell>
          <table:table-cell table:formula="of:=ROUND(AVERAGE([.AF76:.AK76]);2)" office:value-type="float" office:value="2.17" calcext:value-type="float">
            <text:p>2.1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eepinbellID</text:p>
          </table:table-cell>
          <table:table-cell office:value-type="string" calcext:value-type="string">
            <text:p><text:a xlink:href="http://bulbapedia.bulbagarden.net/wiki/Weepinbell_(Pokémon)" xlink:type="simple">Weepinbe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77:.H77])" office:value-type="float" office:value="390" calcext:value-type="float">
            <text:p>390</text:p>
          </table:table-cell>
          <table:table-cell table:formula="of:=ROUND((([.I77]/[.$S$1])*MAX([.I77]/420; 1.2));2)" office:value-type="float" office:value="5.2" calcext:value-type="float">
            <text:p>5.2</text:p>
          </table:table-cell>
          <table:table-cell table:formula="of:=IFERROR((ROUND((((MIN(([.$C77]^2)/([.$T77]^2);[.$R$2])))*[.$J77]*0.8)+([.C77]/10))*5)+10; 0)" office:value-type="float" office:value="65" calcext:value-type="float">
            <text:p>65</text:p>
          </table:table-cell>
          <table:table-cell table:formula="of:=IFERROR(ROUND((MIN(([.$D77]^[.$L$2])/([.$T77]^2);[.$R$2]))*([.$J77]+[.$M$2]))*5;0)" office:value-type="float" office:value="50" calcext:value-type="float">
            <text:p>50</text:p>
          </table:table-cell>
          <table:table-cell table:formula="of:=IFERROR(ROUND((MIN(([.D77]+[.G77]+[.H77])/3/[.$T77];[.$R$2]))*([.$J77]+3))*5;0)" office:value-type="float" office:value="40" calcext:value-type="float">
            <text:p>40</text:p>
          </table:table-cell>
          <table:table-cell table:formula="of:=IFERROR(ROUND(((MIN(([.$H77]^2)/([.$T77]^2);[.$R$2]))*([.$J77]+3)*[.$T$2]))*5;0)" office:value-type="float" office:value="20" calcext:value-type="float">
            <text:p>20</text:p>
          </table:table-cell>
          <table:table-cell table:formula="of:=IFERROR(ROUND(((MIN(([.$E77]^2)/([.$T77]^2);[.$R$2]))*([.$J77]+3)*[.$T$2]))*5;0)" office:value-type="float" office:value="15" calcext:value-type="float">
            <text:p>15</text:p>
          </table:table-cell>
          <table:table-cell table:formula="of:=IFERROR(ROUND(((MIN(([.$G77]^2)/([.$T77]^2);[.$R$2]))*([.$J77]+3)*[.$T$2]))*5;0)" office:value-type="float" office:value="10" calcext:value-type="float">
            <text:p>10</text:p>
          </table:table-cell>
          <table:table-cell table:formula="of:=IFERROR(ROUND((MIN(([.$F77]^[.$Q$2])/([.$T77]^2);[.$R$2]))*([.$J77]+[.$M$2]))*5;0)" office:value-type="float" office:value="45" calcext:value-type="float">
            <text:p>45</text:p>
          </table:table-cell>
          <table:table-cell table:formula="of:=ROUND(AVERAGE([.K77:.Q77]))" office:value-type="float" office:value="35" calcext:value-type="float">
            <text:p>35</text:p>
          </table:table-cell>
          <table:table-cell table:formula="of:=ROUND((([.I77]/[.$S$1])*MAX([.I77]/350;0.8));2)" office:value-type="float" office:value="4.83" calcext:value-type="float">
            <text:p>4.83</text:p>
          </table:table-cell>
          <table:table-cell table:formula="of:=ROUND([.I77]/6;2)" office:value-type="float" office:value="65" calcext:value-type="float">
            <text:p>65</text:p>
          </table:table-cell>
          <table:table-cell/>
          <table:table-cell table:formula="of:=IFERROR(ROUND((((MIN(([.$C77]^2)/([.$T77]^2);[.$S$2])))*[.$S77]*0.8)+([.C77]/10))+10;10)" office:value-type="float" office:value="20" calcext:value-type="float">
            <text:p>20</text:p>
          </table:table-cell>
          <table:table-cell table:formula="of:=IFERROR(ROUND(((MIN(([.$D77]^2)/([.$T77]^2);[.$S$2])))*[.$S77]);0)" office:value-type="float" office:value="9" calcext:value-type="float">
            <text:p>9</text:p>
          </table:table-cell>
          <table:table-cell table:formula="of:=IFERROR(ROUND(MIN(([.D77]+[.G77]+[.H77])/3/[.$T77];[.$S$2])^2*[.$S77]);0)" office:value-type="float" office:value="5" calcext:value-type="float">
            <text:p>5</text:p>
          </table:table-cell>
          <table:table-cell table:formula="of:=IFERROR(ROUND(((MIN(([.H77]^2)/([.$T77]^2);[.$S$2])))*[.$S77]*[.$T$1]);0)" office:value-type="float" office:value="2" calcext:value-type="float">
            <text:p>2</text:p>
          </table:table-cell>
          <table:table-cell table:formula="of:=IFERROR(ROUND(((MIN(([.E77]^2)/([.$T77]^2);[.$S$2])))*[.$S77]*[.$T$1]);0)" office:value-type="float" office:value="2" calcext:value-type="float">
            <text:p>2</text:p>
          </table:table-cell>
          <table:table-cell table:formula="of:=IFERROR(ROUND(((MIN(([.G77]^2)/([.$T77]^2);[.$S$2])))*[.$S77]*[.$T$1]);0)" office:value-type="float" office:value="2" calcext:value-type="float">
            <text:p>2</text:p>
          </table:table-cell>
          <table:table-cell table:formula="of:=IFERROR(ROUND(((MIN(([.F77]^2)/([.$T77]^2);[.$S$2]))*[.$S77]));0)" office:value-type="float" office:value="8" calcext:value-type="float">
            <text:p>8</text:p>
          </table:table-cell>
          <table:table-cell table:formula="of:=ROUND(AVERAGE([.W77:.AB77]);2)" office:value-type="float" office:value="4.67" calcext:value-type="float">
            <text:p>4.67</text:p>
          </table:table-cell>
          <table:table-cell table:formula="of:=ROUND(AVERAGE([.AF77:.AK77]);2)" office:value-type="float" office:value="4.33" calcext:value-type="float">
            <text:p>4.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ictreebelID</text:p>
          </table:table-cell>
          <table:table-cell office:value-type="string" calcext:value-type="string">
            <text:p><text:a xlink:href="http://bulbapedia.bulbagarden.net/wiki/Victreebel_(Pokémon)" xlink:type="simple">Victreeb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78:.H78])" office:value-type="float" office:value="490" calcext:value-type="float">
            <text:p>490</text:p>
          </table:table-cell>
          <table:table-cell table:formula="of:=ROUND((([.I78]/[.$S$1])*MAX([.I78]/420; 1.2));2)" office:value-type="float" office:value="6.53" calcext:value-type="float">
            <text:p>6.53</text:p>
          </table:table-cell>
          <table:table-cell table:formula="of:=IFERROR((ROUND((((MIN(([.$C78]^2)/([.$T78]^2);[.$R$2])))*[.$J78]*0.8)+([.C78]/10))*5)+10; 0)" office:value-type="float" office:value="75" calcext:value-type="float">
            <text:p>75</text:p>
          </table:table-cell>
          <table:table-cell table:formula="of:=IFERROR(ROUND((MIN(([.$D78]^[.$L$2])/([.$T78]^2);[.$R$2]))*([.$J78]+[.$M$2]))*5;0)" office:value-type="float" office:value="55" calcext:value-type="float">
            <text:p>55</text:p>
          </table:table-cell>
          <table:table-cell table:formula="of:=IFERROR(ROUND((MIN(([.D78]+[.G78]+[.H78])/3/[.$T78];[.$R$2]))*([.$J78]+3))*5;0)" office:value-type="float" office:value="50" calcext:value-type="float">
            <text:p>50</text:p>
          </table:table-cell>
          <table:table-cell table:formula="of:=IFERROR(ROUND(((MIN(([.$H78]^2)/([.$T78]^2);[.$R$2]))*([.$J78]+3)*[.$T$2]))*5;0)" office:value-type="float" office:value="20" calcext:value-type="float">
            <text:p>20</text:p>
          </table:table-cell>
          <table:table-cell table:formula="of:=IFERROR(ROUND(((MIN(([.$E78]^2)/([.$T78]^2);[.$R$2]))*([.$J78]+3)*[.$T$2]))*5;0)" office:value-type="float" office:value="20" calcext:value-type="float">
            <text:p>20</text:p>
          </table:table-cell>
          <table:table-cell table:formula="of:=IFERROR(ROUND(((MIN(([.$G78]^2)/([.$T78]^2);[.$R$2]))*([.$J78]+3)*[.$T$2]))*5;0)" office:value-type="float" office:value="20" calcext:value-type="float">
            <text:p>20</text:p>
          </table:table-cell>
          <table:table-cell table:formula="of:=IFERROR(ROUND((MIN(([.$F78]^[.$Q$2])/([.$T78]^2);[.$R$2]))*([.$J78]+[.$M$2]))*5;0)" office:value-type="float" office:value="50" calcext:value-type="float">
            <text:p>50</text:p>
          </table:table-cell>
          <table:table-cell table:formula="of:=ROUND(AVERAGE([.K78:.Q78]))" office:value-type="float" office:value="41" calcext:value-type="float">
            <text:p>41</text:p>
          </table:table-cell>
          <table:table-cell table:formula="of:=ROUND((([.I78]/[.$S$1])*MAX([.I78]/350;0.8));2)" office:value-type="float" office:value="7.62" calcext:value-type="float">
            <text:p>7.62</text:p>
          </table:table-cell>
          <table:table-cell table:formula="of:=ROUND([.I78]/6;2)" office:value-type="float" office:value="81.67" calcext:value-type="float">
            <text:p>81.67</text:p>
          </table:table-cell>
          <table:table-cell/>
          <table:table-cell table:formula="of:=IFERROR(ROUND((((MIN(([.$C78]^2)/([.$T78]^2);[.$S$2])))*[.$S78]*0.8)+([.C78]/10))+10;10)" office:value-type="float" office:value="24" calcext:value-type="float">
            <text:p>24</text:p>
          </table:table-cell>
          <table:table-cell table:formula="of:=IFERROR(ROUND(((MIN(([.$D78]^2)/([.$T78]^2);[.$S$2])))*[.$S78]);0)" office:value-type="float" office:value="13" calcext:value-type="float">
            <text:p>13</text:p>
          </table:table-cell>
          <table:table-cell table:formula="of:=IFERROR(ROUND(MIN(([.D78]+[.G78]+[.H78])/3/[.$T78];[.$S$2])^2*[.$S78]);0)" office:value-type="float" office:value="8" calcext:value-type="float">
            <text:p>8</text:p>
          </table:table-cell>
          <table:table-cell table:formula="of:=IFERROR(ROUND(((MIN(([.H78]^2)/([.$T78]^2);[.$S$2])))*[.$S78]*[.$T$1]);0)" office:value-type="float" office:value="4" calcext:value-type="float">
            <text:p>4</text:p>
          </table:table-cell>
          <table:table-cell table:formula="of:=IFERROR(ROUND(((MIN(([.E78]^2)/([.$T78]^2);[.$S$2])))*[.$S78]*[.$T$1]);0)" office:value-type="float" office:value="3" calcext:value-type="float">
            <text:p>3</text:p>
          </table:table-cell>
          <table:table-cell table:formula="of:=IFERROR(ROUND(((MIN(([.G78]^2)/([.$T78]^2);[.$S$2])))*[.$S78]*[.$T$1]);0)" office:value-type="float" office:value="4" calcext:value-type="float">
            <text:p>4</text:p>
          </table:table-cell>
          <table:table-cell table:formula="of:=IFERROR(ROUND(((MIN(([.F78]^2)/([.$T78]^2);[.$S$2]))*[.$S78]));0)" office:value-type="float" office:value="11" calcext:value-type="float">
            <text:p>11</text:p>
          </table:table-cell>
          <table:table-cell table:formula="of:=ROUND(AVERAGE([.W78:.AB78]);2)" office:value-type="float" office:value="7.17" calcext:value-type="float">
            <text:p>7.17</text:p>
          </table:table-cell>
          <table:table-cell table:formula="of:=ROUND(AVERAGE([.AF78:.AK78]);2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entacoolID</text:p>
          </table:table-cell>
          <table:table-cell office:value-type="string" calcext:value-type="string">
            <text:p><text:a xlink:href="http://bulbapedia.bulbagarden.net/wiki/Tentacool_(Pokémon)" xlink:type="simple">Tentacool</text:a>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([.C79:.H79])" office:value-type="float" office:value="335" calcext:value-type="float">
            <text:p>335</text:p>
          </table:table-cell>
          <table:table-cell table:formula="of:=ROUND((([.I79]/[.$S$1])*MAX([.I79]/420; 1.2));2)" office:value-type="float" office:value="4.47" calcext:value-type="float">
            <text:p>4.47</text:p>
          </table:table-cell>
          <table:table-cell table:formula="of:=IFERROR((ROUND((((MIN(([.$C79]^2)/([.$T79]^2);[.$R$2])))*[.$J79]*0.8)+([.C79]/10))*5)+10; 0)" office:value-type="float" office:value="40" calcext:value-type="float">
            <text:p>40</text:p>
          </table:table-cell>
          <table:table-cell table:formula="of:=IFERROR(ROUND((MIN(([.$D79]^[.$L$2])/([.$T79]^2);[.$R$2]))*([.$J79]+[.$M$2]))*5;0)" office:value-type="float" office:value="10" calcext:value-type="float">
            <text:p>10</text:p>
          </table:table-cell>
          <table:table-cell table:formula="of:=IFERROR(ROUND((MIN(([.D79]+[.G79]+[.H79])/3/[.$T79];[.$R$2]))*([.$J79]+3))*5;0)" office:value-type="float" office:value="45" calcext:value-type="float">
            <text:p>45</text:p>
          </table:table-cell>
          <table:table-cell table:formula="of:=IFERROR(ROUND(((MIN(([.$H79]^2)/([.$T79]^2);[.$R$2]))*([.$J79]+3)*[.$T$2]))*5;0)" office:value-type="float" office:value="35" calcext:value-type="float">
            <text:p>35</text:p>
          </table:table-cell>
          <table:table-cell table:formula="of:=IFERROR(ROUND(((MIN(([.$E79]^2)/([.$T79]^2);[.$R$2]))*([.$J79]+3)*[.$T$2]))*5;0)" office:value-type="float" office:value="10" calcext:value-type="float">
            <text:p>10</text:p>
          </table:table-cell>
          <table:table-cell table:formula="of:=IFERROR(ROUND(((MIN(([.$G79]^2)/([.$T79]^2);[.$R$2]))*([.$J79]+3)*[.$T$2]))*5;0)" office:value-type="float" office:value="50" calcext:value-type="float">
            <text:p>50</text:p>
          </table:table-cell>
          <table:table-cell table:formula="of:=IFERROR(ROUND((MIN(([.$F79]^[.$Q$2])/([.$T79]^2);[.$R$2]))*([.$J79]+[.$M$2]))*5;0)" office:value-type="float" office:value="20" calcext:value-type="float">
            <text:p>20</text:p>
          </table:table-cell>
          <table:table-cell table:formula="of:=ROUND(AVERAGE([.K79:.Q79]))" office:value-type="float" office:value="30" calcext:value-type="float">
            <text:p>30</text:p>
          </table:table-cell>
          <table:table-cell table:formula="of:=ROUND((([.I79]/[.$S$1])*MAX([.I79]/350;0.8));2)" office:value-type="float" office:value="3.56" calcext:value-type="float">
            <text:p>3.56</text:p>
          </table:table-cell>
          <table:table-cell table:formula="of:=ROUND([.I79]/6;2)" office:value-type="float" office:value="55.83" calcext:value-type="float">
            <text:p>55.83</text:p>
          </table:table-cell>
          <table:table-cell/>
          <table:table-cell table:formula="of:=IFERROR(ROUND((((MIN(([.$C79]^2)/([.$T79]^2);[.$S$2])))*[.$S79]*0.8)+([.C79]/10))+10;10)" office:value-type="float" office:value="15" calcext:value-type="float">
            <text:p>15</text:p>
          </table:table-cell>
          <table:table-cell table:formula="of:=IFERROR(ROUND(((MIN(([.$D79]^2)/([.$T79]^2);[.$S$2])))*[.$S79]);0)" office:value-type="float" office:value="2" calcext:value-type="float">
            <text:p>2</text:p>
          </table:table-cell>
          <table:table-cell table:formula="of:=IFERROR(ROUND(MIN(([.D79]+[.G79]+[.H79])/3/[.$T79];[.$S$2])^2*[.$S79]);0)" office:value-type="float" office:value="6" calcext:value-type="float">
            <text:p>6</text:p>
          </table:table-cell>
          <table:table-cell table:formula="of:=IFERROR(ROUND(((MIN(([.H79]^2)/([.$T79]^2);[.$S$2])))*[.$S79]*[.$T$1]);0)" office:value-type="float" office:value="4" calcext:value-type="float">
            <text:p>4</text:p>
          </table:table-cell>
          <table:table-cell table:formula="of:=IFERROR(ROUND(((MIN(([.E79]^2)/([.$T79]^2);[.$S$2])))*[.$S79]*[.$T$1]);0)" office:value-type="float" office:value="1" calcext:value-type="float">
            <text:p>1</text:p>
          </table:table-cell>
          <table:table-cell table:formula="of:=IFERROR(ROUND(((MIN(([.G79]^2)/([.$T79]^2);[.$S$2])))*[.$S79]*[.$T$1]);0)" office:value-type="float" office:value="5" calcext:value-type="float">
            <text:p>5</text:p>
          </table:table-cell>
          <table:table-cell table:formula="of:=IFERROR(ROUND(((MIN(([.F79]^2)/([.$T79]^2);[.$S$2]))*[.$S79]));0)" office:value-type="float" office:value="3" calcext:value-type="float">
            <text:p>3</text:p>
          </table:table-cell>
          <table:table-cell table:formula="of:=ROUND(AVERAGE([.W79:.AB79]);2)" office:value-type="float" office:value="3.5" calcext:value-type="float">
            <text:p>3.5</text:p>
          </table:table-cell>
          <table:table-cell table:formula="of:=ROUND(AVERAGE([.AF79:.AK79]);2)" office:value-type="float" office:value="2.83" calcext:value-type="float">
            <text:p>2.8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entacruelID</text:p>
          </table:table-cell>
          <table:table-cell office:value-type="string" calcext:value-type="string">
            <text:p><text:a xlink:href="http://bulbapedia.bulbagarden.net/wiki/Tentacruel_(Pokémon)" xlink:type="simple">Tentacru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.C80:.H80])" office:value-type="float" office:value="515" calcext:value-type="float">
            <text:p>515</text:p>
          </table:table-cell>
          <table:table-cell table:formula="of:=ROUND((([.I80]/[.$S$1])*MAX([.I80]/420; 1.2));2)" office:value-type="float" office:value="7.02" calcext:value-type="float">
            <text:p>7.02</text:p>
          </table:table-cell>
          <table:table-cell table:formula="of:=IFERROR((ROUND((((MIN(([.$C80]^2)/([.$T80]^2);[.$R$2])))*[.$J80]*0.8)+([.C80]/10))*5)+10; 0)" office:value-type="float" office:value="75" calcext:value-type="float">
            <text:p>75</text:p>
          </table:table-cell>
          <table:table-cell table:formula="of:=IFERROR(ROUND((MIN(([.$D80]^[.$L$2])/([.$T80]^2);[.$R$2]))*([.$J80]+[.$M$2]))*5;0)" office:value-type="float" office:value="25" calcext:value-type="float">
            <text:p>25</text:p>
          </table:table-cell>
          <table:table-cell table:formula="of:=IFERROR(ROUND((MIN(([.D80]+[.G80]+[.H80])/3/[.$T80];[.$R$2]))*([.$J80]+3))*5;0)" office:value-type="float" office:value="55" calcext:value-type="float">
            <text:p>55</text:p>
          </table:table-cell>
          <table:table-cell table:formula="of:=IFERROR(ROUND(((MIN(([.$H80]^2)/([.$T80]^2);[.$R$2]))*([.$J80]+3)*[.$T$2]))*5;0)" office:value-type="float" office:value="40" calcext:value-type="float">
            <text:p>40</text:p>
          </table:table-cell>
          <table:table-cell table:formula="of:=IFERROR(ROUND(((MIN(([.$E80]^2)/([.$T80]^2);[.$R$2]))*([.$J80]+3)*[.$T$2]))*5;0)" office:value-type="float" office:value="15" calcext:value-type="float">
            <text:p>15</text:p>
          </table:table-cell>
          <table:table-cell table:formula="of:=IFERROR(ROUND(((MIN(([.$G80]^2)/([.$T80]^2);[.$R$2]))*([.$J80]+3)*[.$T$2]))*5;0)" office:value-type="float" office:value="60" calcext:value-type="float">
            <text:p>60</text:p>
          </table:table-cell>
          <table:table-cell table:formula="of:=IFERROR(ROUND((MIN(([.$F80]^[.$Q$2])/([.$T80]^2);[.$R$2]))*([.$J80]+[.$M$2]))*5;0)" office:value-type="float" office:value="30" calcext:value-type="float">
            <text:p>30</text:p>
          </table:table-cell>
          <table:table-cell table:formula="of:=ROUND(AVERAGE([.K80:.Q80]))" office:value-type="float" office:value="43" calcext:value-type="float">
            <text:p>43</text:p>
          </table:table-cell>
          <table:table-cell table:formula="of:=ROUND((([.I80]/[.$S$1])*MAX([.I80]/350;0.8));2)" office:value-type="float" office:value="8.42" calcext:value-type="float">
            <text:p>8.42</text:p>
          </table:table-cell>
          <table:table-cell table:formula="of:=ROUND([.I80]/6;2)" office:value-type="float" office:value="85.83" calcext:value-type="float">
            <text:p>85.83</text:p>
          </table:table-cell>
          <table:table-cell/>
          <table:table-cell table:formula="of:=IFERROR(ROUND((((MIN(([.$C80]^2)/([.$T80]^2);[.$S$2])))*[.$S80]*0.8)+([.C80]/10))+10;10)" office:value-type="float" office:value="24" calcext:value-type="float">
            <text:p>24</text:p>
          </table:table-cell>
          <table:table-cell table:formula="of:=IFERROR(ROUND(((MIN(([.$D80]^2)/([.$T80]^2);[.$S$2])))*[.$S80]);0)" office:value-type="float" office:value="6" calcext:value-type="float">
            <text:p>6</text:p>
          </table:table-cell>
          <table:table-cell table:formula="of:=IFERROR(ROUND(MIN(([.D80]+[.G80]+[.H80])/3/[.$T80];[.$S$2])^2*[.$S80]);0)" office:value-type="float" office:value="11" calcext:value-type="float">
            <text:p>11</text:p>
          </table:table-cell>
          <table:table-cell table:formula="of:=IFERROR(ROUND(((MIN(([.H80]^2)/([.$T80]^2);[.$S$2])))*[.$S80]*[.$T$1]);0)" office:value-type="float" office:value="8" calcext:value-type="float">
            <text:p>8</text:p>
          </table:table-cell>
          <table:table-cell table:formula="of:=IFERROR(ROUND(((MIN(([.E80]^2)/([.$T80]^2);[.$S$2])))*[.$S80]*[.$T$1]);0)" office:value-type="float" office:value="3" calcext:value-type="float">
            <text:p>3</text:p>
          </table:table-cell>
          <table:table-cell table:formula="of:=IFERROR(ROUND(((MIN(([.G80]^2)/([.$T80]^2);[.$S$2])))*[.$S80]*[.$T$1]);0)" office:value-type="float" office:value="12" calcext:value-type="float">
            <text:p>12</text:p>
          </table:table-cell>
          <table:table-cell table:formula="of:=IFERROR(ROUND(((MIN(([.F80]^2)/([.$T80]^2);[.$S$2]))*[.$S80]));0)" office:value-type="float" office:value="7" calcext:value-type="float">
            <text:p>7</text:p>
          </table:table-cell>
          <table:table-cell table:formula="of:=ROUND(AVERAGE([.W80:.AB80]);2)" office:value-type="float" office:value="7.83" calcext:value-type="float">
            <text:p>7.83</text:p>
          </table:table-cell>
          <table:table-cell table:formula="of:=ROUND(AVERAGE([.AF80:.AK80]);2)" office:value-type="float" office:value="5.17" calcext:value-type="float">
            <text:p>5.1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eodudeID</text:p>
          </table:table-cell>
          <table:table-cell office:value-type="string" calcext:value-type="string">
            <text:p><text:a xlink:href="http://bulbapedia.bulbagarden.net/wiki/Geodude_(Pokémon)" xlink:type="simple">Geodud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SUM([.C81:.H81])" office:value-type="float" office:value="300" calcext:value-type="float">
            <text:p>300</text:p>
          </table:table-cell>
          <table:table-cell table:formula="of:=ROUND((([.I81]/[.$S$1])*MAX([.I81]/420; 1.2));2)" office:value-type="float" office:value="4" calcext:value-type="float">
            <text:p>4</text:p>
          </table:table-cell>
          <table:table-cell table:formula="of:=IFERROR((ROUND((((MIN(([.$C81]^2)/([.$T81]^2);[.$R$2])))*[.$J81]*0.8)+([.C81]/10))*5)+10; 0)" office:value-type="float" office:value="40" calcext:value-type="float">
            <text:p>40</text:p>
          </table:table-cell>
          <table:table-cell table:formula="of:=IFERROR(ROUND((MIN(([.$D81]^[.$L$2])/([.$T81]^2);[.$R$2]))*([.$J81]+[.$M$2]))*5;0)" office:value-type="float" office:value="50" calcext:value-type="float">
            <text:p>50</text:p>
          </table:table-cell>
          <table:table-cell table:formula="of:=IFERROR(ROUND((MIN(([.D81]+[.G81]+[.H81])/3/[.$T81];[.$R$2]))*([.$J81]+3))*5;0)" office:value-type="float" office:value="30" calcext:value-type="float">
            <text:p>30</text:p>
          </table:table-cell>
          <table:table-cell table:formula="of:=IFERROR(ROUND(((MIN(([.$H81]^2)/([.$T81]^2);[.$R$2]))*([.$J81]+3)*[.$T$2]))*5;0)" office:value-type="float" office:value="5" calcext:value-type="float">
            <text:p>5</text:p>
          </table:table-cell>
          <table:table-cell table:formula="of:=IFERROR(ROUND(((MIN(([.$E81]^2)/([.$T81]^2);[.$R$2]))*([.$J81]+3)*[.$T$2]))*5;0)" office:value-type="float" office:value="45" calcext:value-type="float">
            <text:p>45</text:p>
          </table:table-cell>
          <table:table-cell table:formula="of:=IFERROR(ROUND(((MIN(([.$G81]^2)/([.$T81]^2);[.$R$2]))*([.$J81]+3)*[.$T$2]))*5;0)" office:value-type="float" office:value="10" calcext:value-type="float">
            <text:p>10</text:p>
          </table:table-cell>
          <table:table-cell table:formula="of:=IFERROR(ROUND((MIN(([.$F81]^[.$Q$2])/([.$T81]^2);[.$R$2]))*([.$J81]+[.$M$2]))*5;0)" office:value-type="float" office:value="10" calcext:value-type="float">
            <text:p>10</text:p>
          </table:table-cell>
          <table:table-cell table:formula="of:=ROUND(AVERAGE([.K81:.Q81]))" office:value-type="float" office:value="27" calcext:value-type="float">
            <text:p>27</text:p>
          </table:table-cell>
          <table:table-cell table:formula="of:=ROUND((([.I81]/[.$S$1])*MAX([.I81]/350;0.8));2)" office:value-type="float" office:value="2.86" calcext:value-type="float">
            <text:p>2.86</text:p>
          </table:table-cell>
          <table:table-cell table:formula="of:=ROUND([.I81]/6;2)" office:value-type="float" office:value="50" calcext:value-type="float">
            <text:p>50</text:p>
          </table:table-cell>
          <table:table-cell/>
          <table:table-cell table:formula="of:=IFERROR(ROUND((((MIN(([.$C81]^2)/([.$T81]^2);[.$S$2])))*[.$S81]*0.8)+([.C81]/10))+10;10)" office:value-type="float" office:value="15" calcext:value-type="float">
            <text:p>15</text:p>
          </table:table-cell>
          <table:table-cell table:formula="of:=IFERROR(ROUND(((MIN(([.$D81]^2)/([.$T81]^2);[.$S$2])))*[.$S81]);0)" office:value-type="float" office:value="6" calcext:value-type="float">
            <text:p>6</text:p>
          </table:table-cell>
          <table:table-cell table:formula="of:=IFERROR(ROUND(MIN(([.D81]+[.G81]+[.H81])/3/[.$T81];[.$S$2])^2*[.$S81]);0)" office:value-type="float" office:value="2" calcext:value-type="float">
            <text:p>2</text:p>
          </table:table-cell>
          <table:table-cell table:formula="of:=IFERROR(ROUND(((MIN(([.H81]^2)/([.$T81]^2);[.$S$2])))*[.$S81]*[.$T$1]);0)" office:value-type="float" office:value="0" calcext:value-type="float">
            <text:p>0</text:p>
          </table:table-cell>
          <table:table-cell table:formula="of:=IFERROR(ROUND(((MIN(([.E81]^2)/([.$T81]^2);[.$S$2])))*[.$S81]*[.$T$1]);0)" office:value-type="float" office:value="4" calcext:value-type="float">
            <text:p>4</text:p>
          </table:table-cell>
          <table:table-cell table:formula="of:=IFERROR(ROUND(((MIN(([.G81]^2)/([.$T81]^2);[.$S$2])))*[.$S81]*[.$T$1]);0)" office:value-type="float" office:value="1" calcext:value-type="float">
            <text:p>1</text:p>
          </table:table-cell>
          <table:table-cell table:formula="of:=IFERROR(ROUND(((MIN(([.F81]^2)/([.$T81]^2);[.$S$2]))*[.$S81]));0)" office:value-type="float" office:value="1" calcext:value-type="float">
            <text:p>1</text:p>
          </table:table-cell>
          <table:table-cell table:formula="of:=ROUND(AVERAGE([.W81:.AB81]);2)" office:value-type="float" office:value="2.33" calcext:value-type="float">
            <text:p>2.33</text:p>
          </table:table-cell>
          <table:table-cell table:formula="of:=ROUND(AVERAGE([.AF81:.AK81]);2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ravellerID</text:p>
          </table:table-cell>
          <table:table-cell office:value-type="string" calcext:value-type="string">
            <text:p><text:a xlink:href="http://bulbapedia.bulbagarden.net/wiki/Graveler_(Pokémon)" xlink:type="simple">Grave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2:.H82])" office:value-type="float" office:value="390" calcext:value-type="float">
            <text:p>390</text:p>
          </table:table-cell>
          <table:table-cell table:formula="of:=ROUND((([.I82]/[.$S$1])*MAX([.I82]/420; 1.2));2)" office:value-type="float" office:value="5.2" calcext:value-type="float">
            <text:p>5.2</text:p>
          </table:table-cell>
          <table:table-cell table:formula="of:=IFERROR((ROUND((((MIN(([.$C82]^2)/([.$T82]^2);[.$R$2])))*[.$J82]*0.8)+([.C82]/10))*5)+10; 0)" office:value-type="float" office:value="50" calcext:value-type="float">
            <text:p>50</text:p>
          </table:table-cell>
          <table:table-cell table:formula="of:=IFERROR(ROUND((MIN(([.$D82]^[.$L$2])/([.$T82]^2);[.$R$2]))*([.$J82]+[.$M$2]))*5;0)" office:value-type="float" office:value="55" calcext:value-type="float">
            <text:p>55</text:p>
          </table:table-cell>
          <table:table-cell table:formula="of:=IFERROR(ROUND((MIN(([.D82]+[.G82]+[.H82])/3/[.$T82];[.$R$2]))*([.$J82]+3))*5;0)" office:value-type="float" office:value="35" calcext:value-type="float">
            <text:p>35</text:p>
          </table:table-cell>
          <table:table-cell table:formula="of:=IFERROR(ROUND(((MIN(([.$H82]^2)/([.$T82]^2);[.$R$2]))*([.$J82]+3)*[.$T$2]))*5;0)" office:value-type="float" office:value="5" calcext:value-type="float">
            <text:p>5</text:p>
          </table:table-cell>
          <table:table-cell table:formula="of:=IFERROR(ROUND(((MIN(([.$E82]^2)/([.$T82]^2);[.$R$2]))*([.$J82]+3)*[.$T$2]))*5;0)" office:value-type="float" office:value="55" calcext:value-type="float">
            <text:p>55</text:p>
          </table:table-cell>
          <table:table-cell table:formula="of:=IFERROR(ROUND(((MIN(([.$G82]^2)/([.$T82]^2);[.$R$2]))*([.$J82]+3)*[.$T$2]))*5;0)" office:value-type="float" office:value="10" calcext:value-type="float">
            <text:p>10</text:p>
          </table:table-cell>
          <table:table-cell table:formula="of:=IFERROR(ROUND((MIN(([.$F82]^[.$Q$2])/([.$T82]^2);[.$R$2]))*([.$J82]+[.$M$2]))*5;0)" office:value-type="float" office:value="15" calcext:value-type="float">
            <text:p>15</text:p>
          </table:table-cell>
          <table:table-cell table:formula="of:=ROUND(AVERAGE([.K82:.Q82]))" office:value-type="float" office:value="32" calcext:value-type="float">
            <text:p>32</text:p>
          </table:table-cell>
          <table:table-cell table:formula="of:=ROUND((([.I82]/[.$S$1])*MAX([.I82]/350;0.8));2)" office:value-type="float" office:value="4.83" calcext:value-type="float">
            <text:p>4.83</text:p>
          </table:table-cell>
          <table:table-cell table:formula="of:=ROUND([.I82]/6;2)" office:value-type="float" office:value="65" calcext:value-type="float">
            <text:p>65</text:p>
          </table:table-cell>
          <table:table-cell/>
          <table:table-cell table:formula="of:=IFERROR(ROUND((((MIN(([.$C82]^2)/([.$T82]^2);[.$S$2])))*[.$S82]*0.8)+([.C82]/10))+10;10)" office:value-type="float" office:value="18" calcext:value-type="float">
            <text:p>18</text:p>
          </table:table-cell>
          <table:table-cell table:formula="of:=IFERROR(ROUND(((MIN(([.$D82]^2)/([.$T82]^2);[.$S$2])))*[.$S82]);0)" office:value-type="float" office:value="10" calcext:value-type="float">
            <text:p>10</text:p>
          </table:table-cell>
          <table:table-cell table:formula="of:=IFERROR(ROUND(MIN(([.D82]+[.G82]+[.H82])/3/[.$T82];[.$S$2])^2*[.$S82]);0)" office:value-type="float" office:value="4" calcext:value-type="float">
            <text:p>4</text:p>
          </table:table-cell>
          <table:table-cell table:formula="of:=IFERROR(ROUND(((MIN(([.H82]^2)/([.$T82]^2);[.$S$2])))*[.$S82]*[.$T$1]);0)" office:value-type="float" office:value="1" calcext:value-type="float">
            <text:p>1</text:p>
          </table:table-cell>
          <table:table-cell table:formula="of:=IFERROR(ROUND(((MIN(([.E82]^2)/([.$T82]^2);[.$S$2])))*[.$S82]*[.$T$1]);0)" office:value-type="float" office:value="7" calcext:value-type="float">
            <text:p>7</text:p>
          </table:table-cell>
          <table:table-cell table:formula="of:=IFERROR(ROUND(((MIN(([.G82]^2)/([.$T82]^2);[.$S$2])))*[.$S82]*[.$T$1]);0)" office:value-type="float" office:value="2" calcext:value-type="float">
            <text:p>2</text:p>
          </table:table-cell>
          <table:table-cell table:formula="of:=IFERROR(ROUND(((MIN(([.F82]^2)/([.$T82]^2);[.$S$2]))*[.$S82]));0)" office:value-type="float" office:value="2" calcext:value-type="float">
            <text:p>2</text:p>
          </table:table-cell>
          <table:table-cell table:formula="of:=ROUND(AVERAGE([.W82:.AB82]);2)" office:value-type="float" office:value="4.33" calcext:value-type="float">
            <text:p>4.33</text:p>
          </table:table-cell>
          <table:table-cell table:formula="of:=ROUND(AVERAGE([.AF82:.AK82]);2)" office:value-type="float" office:value="3.5" calcext:value-type="float">
            <text:p>3.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hantomID</text:p>
          </table:table-cell>
          <table:table-cell table:style-name="Default" table:number-columns-repeated="7"/>
          <table:table-cell table:formula="of:=SUM([.C83:.H83])" office:value-type="float" office:value="0" calcext:value-type="float">
            <text:p>0</text:p>
          </table:table-cell>
          <table:table-cell table:formula="of:=ROUND((([.I83]/[.$S$1])*MAX([.I83]/420; 1.2));2)" office:value-type="float" office:value="0" calcext:value-type="float">
            <text:p>0</text:p>
          </table:table-cell>
          <table:table-cell table:formula="of:=IFERROR((ROUND((((MIN(([.$C83]^2)/([.$T83]^2);[.$R$2])))*[.$J83]*0.8)+([.C83]/10))*5)+10; 0)" office:value-type="float" office:value="0" calcext:value-type="float">
            <text:p>0</text:p>
          </table:table-cell>
          <table:table-cell table:formula="of:=IFERROR(ROUND((MIN(([.$D83]^[.$L$2])/([.$T83]^2);[.$R$2]))*([.$J83]+[.$M$2]))*5;0)" office:value-type="float" office:value="0" calcext:value-type="float">
            <text:p>0</text:p>
          </table:table-cell>
          <table:table-cell table:formula="of:=IFERROR(ROUND((MIN(([.D83]+[.G83]+[.H83])/3/[.$T83];[.$R$2]))*([.$J83]+3))*5;0)" office:value-type="float" office:value="0" calcext:value-type="float">
            <text:p>0</text:p>
          </table:table-cell>
          <table:table-cell table:formula="of:=IFERROR(ROUND(((MIN(([.$H83]^2)/([.$T83]^2);[.$R$2]))*([.$J83]+3)*[.$T$2]))*5;0)" office:value-type="float" office:value="0" calcext:value-type="float">
            <text:p>0</text:p>
          </table:table-cell>
          <table:table-cell table:formula="of:=IFERROR(ROUND(((MIN(([.$E83]^2)/([.$T83]^2);[.$R$2]))*([.$J83]+3)*[.$T$2]))*5;0)" office:value-type="float" office:value="0" calcext:value-type="float">
            <text:p>0</text:p>
          </table:table-cell>
          <table:table-cell table:formula="of:=IFERROR(ROUND(((MIN(([.$G83]^2)/([.$T83]^2);[.$R$2]))*([.$J83]+3)*[.$T$2]))*5;0)" office:value-type="float" office:value="0" calcext:value-type="float">
            <text:p>0</text:p>
          </table:table-cell>
          <table:table-cell table:formula="of:=IFERROR(ROUND((MIN(([.$F83]^[.$Q$2])/([.$T83]^2);[.$R$2]))*([.$J83]+[.$M$2]))*5;0)" office:value-type="float" office:value="0" calcext:value-type="float">
            <text:p>0</text:p>
          </table:table-cell>
          <table:table-cell table:formula="of:=ROUND(AVERAGE([.K83:.Q83]))" office:value-type="float" office:value="0" calcext:value-type="float">
            <text:p>0</text:p>
          </table:table-cell>
          <table:table-cell table:formula="of:=ROUND((([.I83]/[.$S$1])*MAX([.I83]/350;0.8));2)" office:value-type="float" office:value="0" calcext:value-type="float">
            <text:p>0</text:p>
          </table:table-cell>
          <table:table-cell table:formula="of:=ROUND([.I83]/6;2)" office:value-type="float" office:value="0" calcext:value-type="float">
            <text:p>0</text:p>
          </table:table-cell>
          <table:table-cell/>
          <table:table-cell table:formula="of:=IFERROR(ROUND((((MIN(([.$C83]^2)/([.$T83]^2);[.$S$2])))*[.$S83]*0.8)+([.C83]/10))+10;10)" office:value-type="float" office:value="10" calcext:value-type="float">
            <text:p>10</text:p>
          </table:table-cell>
          <table:table-cell table:formula="of:=IFERROR(ROUND(((MIN(([.$D83]^2)/([.$T83]^2);[.$S$2])))*[.$S83]);0)" office:value-type="float" office:value="0" calcext:value-type="float">
            <text:p>0</text:p>
          </table:table-cell>
          <table:table-cell table:formula="of:=IFERROR(ROUND(MIN(([.D83]+[.G83]+[.H83])/3/[.$T83];[.$S$2])^2*[.$S83]);0)" office:value-type="float" office:value="0" calcext:value-type="float">
            <text:p>0</text:p>
          </table:table-cell>
          <table:table-cell table:formula="of:=IFERROR(ROUND(((MIN(([.H83]^2)/([.$T83]^2);[.$S$2])))*[.$S83]*[.$T$1]);0)" office:value-type="float" office:value="0" calcext:value-type="float">
            <text:p>0</text:p>
          </table:table-cell>
          <table:table-cell table:formula="of:=IFERROR(ROUND(((MIN(([.E83]^2)/([.$T83]^2);[.$S$2])))*[.$S83]*[.$T$1]);0)" office:value-type="float" office:value="0" calcext:value-type="float">
            <text:p>0</text:p>
          </table:table-cell>
          <table:table-cell table:formula="of:=IFERROR(ROUND(((MIN(([.G83]^2)/([.$T83]^2);[.$S$2])))*[.$S83]*[.$T$1]);0)" office:value-type="float" office:value="0" calcext:value-type="float">
            <text:p>0</text:p>
          </table:table-cell>
          <table:table-cell table:formula="of:=IFERROR(ROUND(((MIN(([.F83]^2)/([.$T83]^2);[.$S$2]))*[.$S83]));0)" office:value-type="float" office:value="0" calcext:value-type="float">
            <text:p>0</text:p>
          </table:table-cell>
          <table:table-cell table:formula="of:=ROUND(AVERAGE([.W83:.AB83]);2)" office:value-type="float" office:value="0" calcext:value-type="float">
            <text:p>0</text:p>
          </table:table-cell>
          <table:table-cell table:formula="of:=ROUND(AVERAGE([.AF83:.AK83]);2)" office:value-type="float" office:value="1.83" calcext:value-type="float">
            <text:p>1.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olemID</text:p>
          </table:table-cell>
          <table:table-cell office:value-type="string" calcext:value-type="string">
            <text:p><text:a xlink:href="http://bulbapedia.bulbagarden.net/wiki/Golem_(Pokémon)" xlink:type="simple">Golem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84:.H84])" office:value-type="float" office:value="495" calcext:value-type="float">
            <text:p>495</text:p>
          </table:table-cell>
          <table:table-cell table:formula="of:=ROUND((([.I84]/[.$S$1])*MAX([.I84]/420; 1.2));2)" office:value-type="float" office:value="6.6" calcext:value-type="float">
            <text:p>6.6</text:p>
          </table:table-cell>
          <table:table-cell table:formula="of:=IFERROR((ROUND((((MIN(([.$C84]^2)/([.$T84]^2);[.$R$2])))*[.$J84]*0.8)+([.C84]/10))*5)+10; 0)" office:value-type="float" office:value="75" calcext:value-type="float">
            <text:p>75</text:p>
          </table:table-cell>
          <table:table-cell table:formula="of:=IFERROR(ROUND((MIN(([.$D84]^[.$L$2])/([.$T84]^2);[.$R$2]))*([.$J84]+[.$M$2]))*5;0)" office:value-type="float" office:value="70" calcext:value-type="float">
            <text:p>70</text:p>
          </table:table-cell>
          <table:table-cell table:formula="of:=IFERROR(ROUND((MIN(([.D84]+[.G84]+[.H84])/3/[.$T84];[.$R$2]))*([.$J84]+3))*5;0)" office:value-type="float" office:value="45" calcext:value-type="float">
            <text:p>45</text:p>
          </table:table-cell>
          <table:table-cell table:formula="of:=IFERROR(ROUND(((MIN(([.$H84]^2)/([.$T84]^2);[.$R$2]))*([.$J84]+3)*[.$T$2]))*5;0)" office:value-type="float" office:value="10" calcext:value-type="float">
            <text:p>10</text:p>
          </table:table-cell>
          <table:table-cell table:formula="of:=IFERROR(ROUND(((MIN(([.$E84]^2)/([.$T84]^2);[.$R$2]))*([.$J84]+3)*[.$T$2]))*5;0)" office:value-type="float" office:value="65" calcext:value-type="float">
            <text:p>65</text:p>
          </table:table-cell>
          <table:table-cell table:formula="of:=IFERROR(ROUND(((MIN(([.$G84]^2)/([.$T84]^2);[.$R$2]))*([.$J84]+3)*[.$T$2]))*5;0)" office:value-type="float" office:value="20" calcext:value-type="float">
            <text:p>20</text:p>
          </table:table-cell>
          <table:table-cell table:formula="of:=IFERROR(ROUND((MIN(([.$F84]^[.$Q$2])/([.$T84]^2);[.$R$2]))*([.$J84]+[.$M$2]))*5;0)" office:value-type="float" office:value="15" calcext:value-type="float">
            <text:p>15</text:p>
          </table:table-cell>
          <table:table-cell table:formula="of:=ROUND(AVERAGE([.K84:.Q84]))" office:value-type="float" office:value="43" calcext:value-type="float">
            <text:p>43</text:p>
          </table:table-cell>
          <table:table-cell table:formula="of:=ROUND((([.I84]/[.$S$1])*MAX([.I84]/350;0.8));2)" office:value-type="float" office:value="7.78" calcext:value-type="float">
            <text:p>7.78</text:p>
          </table:table-cell>
          <table:table-cell table:formula="of:=ROUND([.I84]/6;2)" office:value-type="float" office:value="82.5" calcext:value-type="float">
            <text:p>82.5</text:p>
          </table:table-cell>
          <table:table-cell/>
          <table:table-cell table:formula="of:=IFERROR(ROUND((((MIN(([.$C84]^2)/([.$T84]^2);[.$S$2])))*[.$S84]*0.8)+([.C84]/10))+10;10)" office:value-type="float" office:value="24" calcext:value-type="float">
            <text:p>24</text:p>
          </table:table-cell>
          <table:table-cell table:formula="of:=IFERROR(ROUND(((MIN(([.$D84]^2)/([.$T84]^2);[.$S$2])))*[.$S84]);0)" office:value-type="float" office:value="16" calcext:value-type="float">
            <text:p>16</text:p>
          </table:table-cell>
          <table:table-cell table:formula="of:=IFERROR(ROUND(MIN(([.D84]+[.G84]+[.H84])/3/[.$T84];[.$S$2])^2*[.$S84]);0)" office:value-type="float" office:value="7" calcext:value-type="float">
            <text:p>7</text:p>
          </table:table-cell>
          <table:table-cell table:formula="of:=IFERROR(ROUND(((MIN(([.H84]^2)/([.$T84]^2);[.$S$2])))*[.$S84]*[.$T$1]);0)" office:value-type="float" office:value="2" calcext:value-type="float">
            <text:p>2</text:p>
          </table:table-cell>
          <table:table-cell table:formula="of:=IFERROR(ROUND(((MIN(([.E84]^2)/([.$T84]^2);[.$S$2])))*[.$S84]*[.$T$1]);0)" office:value-type="float" office:value="11" calcext:value-type="float">
            <text:p>11</text:p>
          </table:table-cell>
          <table:table-cell table:formula="of:=IFERROR(ROUND(((MIN(([.G84]^2)/([.$T84]^2);[.$S$2])))*[.$S84]*[.$T$1]);0)" office:value-type="float" office:value="3" calcext:value-type="float">
            <text:p>3</text:p>
          </table:table-cell>
          <table:table-cell table:formula="of:=IFERROR(ROUND(((MIN(([.F84]^2)/([.$T84]^2);[.$S$2]))*[.$S84]));0)" office:value-type="float" office:value="3" calcext:value-type="float">
            <text:p>3</text:p>
          </table:table-cell>
          <table:table-cell table:formula="of:=ROUND(AVERAGE([.W84:.AB84]);2)" office:value-type="float" office:value="7" calcext:value-type="float">
            <text:p>7</text:p>
          </table:table-cell>
          <table:table-cell table:formula="of:=ROUND(AVERAGE([.AF84:.AK84]);2)" office:value-type="float" office:value="5.17" calcext:value-type="float">
            <text:p>5.1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nytaID</text:p>
          </table:table-cell>
          <table:table-cell office:value-type="string" calcext:value-type="string">
            <text:p><text:a xlink:href="http://bulbapedia.bulbagarden.net/wiki/Ponyta_(Pokémon)" xlink:type="simple">Ponyta</text:a>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formula="of:=SUM([.C85:.H85])" office:value-type="float" office:value="410" calcext:value-type="float">
            <text:p>410</text:p>
          </table:table-cell>
          <table:table-cell table:formula="of:=ROUND((([.I85]/[.$S$1])*MAX([.I85]/420; 1.2));2)" office:value-type="float" office:value="5.47" calcext:value-type="float">
            <text:p>5.47</text:p>
          </table:table-cell>
          <table:table-cell table:formula="of:=IFERROR((ROUND((((MIN(([.$C85]^2)/([.$T85]^2);[.$R$2])))*[.$J85]*0.8)+([.C85]/10))*5)+10; 0)" office:value-type="float" office:value="45" calcext:value-type="float">
            <text:p>45</text:p>
          </table:table-cell>
          <table:table-cell table:formula="of:=IFERROR(ROUND((MIN(([.$D85]^[.$L$2])/([.$T85]^2);[.$R$2]))*([.$J85]+[.$M$2]))*5;0)" office:value-type="float" office:value="40" calcext:value-type="float">
            <text:p>40</text:p>
          </table:table-cell>
          <table:table-cell table:formula="of:=IFERROR(ROUND((MIN(([.D85]+[.G85]+[.H85])/3/[.$T85];[.$R$2]))*([.$J85]+3))*5;0)" office:value-type="float" office:value="50" calcext:value-type="float">
            <text:p>50</text:p>
          </table:table-cell>
          <table:table-cell table:formula="of:=IFERROR(ROUND(((MIN(([.$H85]^2)/([.$T85]^2);[.$R$2]))*([.$J85]+3)*[.$T$2]))*5;0)" office:value-type="float" office:value="45" calcext:value-type="float">
            <text:p>45</text:p>
          </table:table-cell>
          <table:table-cell table:formula="of:=IFERROR(ROUND(((MIN(([.$E85]^2)/([.$T85]^2);[.$R$2]))*([.$J85]+3)*[.$T$2]))*5;0)" office:value-type="float" office:value="15" calcext:value-type="float">
            <text:p>15</text:p>
          </table:table-cell>
          <table:table-cell table:formula="of:=IFERROR(ROUND(((MIN(([.$G85]^2)/([.$T85]^2);[.$R$2]))*([.$J85]+3)*[.$T$2]))*5;0)" office:value-type="float" office:value="25" calcext:value-type="float">
            <text:p>25</text:p>
          </table:table-cell>
          <table:table-cell table:formula="of:=IFERROR(ROUND((MIN(([.$F85]^[.$Q$2])/([.$T85]^2);[.$R$2]))*([.$J85]+[.$M$2]))*5;0)" office:value-type="float" office:value="25" calcext:value-type="float">
            <text:p>25</text:p>
          </table:table-cell>
          <table:table-cell table:formula="of:=ROUND(AVERAGE([.K85:.Q85]))" office:value-type="float" office:value="35" calcext:value-type="float">
            <text:p>35</text:p>
          </table:table-cell>
          <table:table-cell table:formula="of:=ROUND((([.I85]/[.$S$1])*MAX([.I85]/350;0.8));2)" office:value-type="float" office:value="5.34" calcext:value-type="float">
            <text:p>5.34</text:p>
          </table:table-cell>
          <table:table-cell table:formula="of:=ROUND([.I85]/6;2)" office:value-type="float" office:value="68.33" calcext:value-type="float">
            <text:p>68.33</text:p>
          </table:table-cell>
          <table:table-cell/>
          <table:table-cell table:formula="of:=IFERROR(ROUND((((MIN(([.$C85]^2)/([.$T85]^2);[.$S$2])))*[.$S85]*0.8)+([.C85]/10))+10;10)" office:value-type="float" office:value="17" calcext:value-type="float">
            <text:p>17</text:p>
          </table:table-cell>
          <table:table-cell table:formula="of:=IFERROR(ROUND(((MIN(([.$D85]^2)/([.$T85]^2);[.$S$2])))*[.$S85]);0)" office:value-type="float" office:value="8" calcext:value-type="float">
            <text:p>8</text:p>
          </table:table-cell>
          <table:table-cell table:formula="of:=IFERROR(ROUND(MIN(([.D85]+[.G85]+[.H85])/3/[.$T85];[.$S$2])^2*[.$S85]);0)" office:value-type="float" office:value="7" calcext:value-type="float">
            <text:p>7</text:p>
          </table:table-cell>
          <table:table-cell table:formula="of:=IFERROR(ROUND(((MIN(([.H85]^2)/([.$T85]^2);[.$S$2])))*[.$S85]*[.$T$1]);0)" office:value-type="float" office:value="6" calcext:value-type="float">
            <text:p>6</text:p>
          </table:table-cell>
          <table:table-cell table:formula="of:=IFERROR(ROUND(((MIN(([.E85]^2)/([.$T85]^2);[.$S$2])))*[.$S85]*[.$T$1]);0)" office:value-type="float" office:value="2" calcext:value-type="float">
            <text:p>2</text:p>
          </table:table-cell>
          <table:table-cell table:formula="of:=IFERROR(ROUND(((MIN(([.G85]^2)/([.$T85]^2);[.$S$2])))*[.$S85]*[.$T$1]);0)" office:value-type="float" office:value="3" calcext:value-type="float">
            <text:p>3</text:p>
          </table:table-cell>
          <table:table-cell table:formula="of:=IFERROR(ROUND(((MIN(([.F85]^2)/([.$T85]^2);[.$S$2]))*[.$S85]));0)" office:value-type="float" office:value="5" calcext:value-type="float">
            <text:p>5</text:p>
          </table:table-cell>
          <table:table-cell table:formula="of:=ROUND(AVERAGE([.W85:.AB85]);2)" office:value-type="float" office:value="5.17" calcext:value-type="float">
            <text:p>5.17</text:p>
          </table:table-cell>
          <table:table-cell table:formula="of:=ROUND(AVERAGE([.AF85:.AK85]);2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apidashID</text:p>
          </table:table-cell>
          <table:table-cell office:value-type="string" calcext:value-type="string">
            <text:p><text:a xlink:href="http://bulbapedia.bulbagarden.net/wiki/Rapidash_(Pokémon)" xlink:type="simple">Rapidash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86:.H86])" office:value-type="float" office:value="500" calcext:value-type="float">
            <text:p>500</text:p>
          </table:table-cell>
          <table:table-cell table:formula="of:=ROUND((([.I86]/[.$S$1])*MAX([.I86]/420; 1.2));2)" office:value-type="float" office:value="6.67" calcext:value-type="float">
            <text:p>6.67</text:p>
          </table:table-cell>
          <table:table-cell table:formula="of:=IFERROR((ROUND((((MIN(([.$C86]^2)/([.$T86]^2);[.$R$2])))*[.$J86]*0.8)+([.C86]/10))*5)+10; 0)" office:value-type="float" office:value="60" calcext:value-type="float">
            <text:p>60</text:p>
          </table:table-cell>
          <table:table-cell table:formula="of:=IFERROR(ROUND((MIN(([.$D86]^[.$L$2])/([.$T86]^2);[.$R$2]))*([.$J86]+[.$M$2]))*5;0)" office:value-type="float" office:value="45" calcext:value-type="float">
            <text:p>45</text:p>
          </table:table-cell>
          <table:table-cell table:formula="of:=IFERROR(ROUND((MIN(([.D86]+[.G86]+[.H86])/3/[.$T86];[.$R$2]))*([.$J86]+3))*5;0)" office:value-type="float" office:value="55" calcext:value-type="float">
            <text:p>55</text:p>
          </table:table-cell>
          <table:table-cell table:formula="of:=IFERROR(ROUND(((MIN(([.$H86]^2)/([.$T86]^2);[.$R$2]))*([.$J86]+3)*[.$T$2]))*5;0)" office:value-type="float" office:value="45" calcext:value-type="float">
            <text:p>45</text:p>
          </table:table-cell>
          <table:table-cell table:formula="of:=IFERROR(ROUND(((MIN(([.$E86]^2)/([.$T86]^2);[.$R$2]))*([.$J86]+3)*[.$T$2]))*5;0)" office:value-type="float" office:value="20" calcext:value-type="float">
            <text:p>20</text:p>
          </table:table-cell>
          <table:table-cell table:formula="of:=IFERROR(ROUND(((MIN(([.$G86]^2)/([.$T86]^2);[.$R$2]))*([.$J86]+3)*[.$T$2]))*5;0)" office:value-type="float" office:value="25" calcext:value-type="float">
            <text:p>25</text:p>
          </table:table-cell>
          <table:table-cell table:formula="of:=IFERROR(ROUND((MIN(([.$F86]^[.$Q$2])/([.$T86]^2);[.$R$2]))*([.$J86]+[.$M$2]))*5;0)" office:value-type="float" office:value="30" calcext:value-type="float">
            <text:p>30</text:p>
          </table:table-cell>
          <table:table-cell table:formula="of:=ROUND(AVERAGE([.K86:.Q86]))" office:value-type="float" office:value="40" calcext:value-type="float">
            <text:p>40</text:p>
          </table:table-cell>
          <table:table-cell table:formula="of:=ROUND((([.I86]/[.$S$1])*MAX([.I86]/350;0.8));2)" office:value-type="float" office:value="7.94" calcext:value-type="float">
            <text:p>7.94</text:p>
          </table:table-cell>
          <table:table-cell table:formula="of:=ROUND([.I86]/6;2)" office:value-type="float" office:value="83.33" calcext:value-type="float">
            <text:p>83.33</text:p>
          </table:table-cell>
          <table:table-cell/>
          <table:table-cell table:formula="of:=IFERROR(ROUND((((MIN(([.$C86]^2)/([.$T86]^2);[.$S$2])))*[.$S86]*0.8)+([.C86]/10))+10;10)" office:value-type="float" office:value="20" calcext:value-type="float">
            <text:p>20</text:p>
          </table:table-cell>
          <table:table-cell table:formula="of:=IFERROR(ROUND(((MIN(([.$D86]^2)/([.$T86]^2);[.$S$2])))*[.$S86]);0)" office:value-type="float" office:value="11" calcext:value-type="float">
            <text:p>11</text:p>
          </table:table-cell>
          <table:table-cell table:formula="of:=IFERROR(ROUND(MIN(([.D86]+[.G86]+[.H86])/3/[.$T86];[.$S$2])^2*[.$S86]);0)" office:value-type="float" office:value="10" calcext:value-type="float">
            <text:p>10</text:p>
          </table:table-cell>
          <table:table-cell table:formula="of:=IFERROR(ROUND(((MIN(([.H86]^2)/([.$T86]^2);[.$S$2])))*[.$S86]*[.$T$1]);0)" office:value-type="float" office:value="9" calcext:value-type="float">
            <text:p>9</text:p>
          </table:table-cell>
          <table:table-cell table:formula="of:=IFERROR(ROUND(((MIN(([.E86]^2)/([.$T86]^2);[.$S$2])))*[.$S86]*[.$T$1]);0)" office:value-type="float" office:value="4" calcext:value-type="float">
            <text:p>4</text:p>
          </table:table-cell>
          <table:table-cell table:formula="of:=IFERROR(ROUND(((MIN(([.G86]^2)/([.$T86]^2);[.$S$2])))*[.$S86]*[.$T$1]);0)" office:value-type="float" office:value="5" calcext:value-type="float">
            <text:p>5</text:p>
          </table:table-cell>
          <table:table-cell table:formula="of:=IFERROR(ROUND(((MIN(([.F86]^2)/([.$T86]^2);[.$S$2]))*[.$S86]));0)" office:value-type="float" office:value="7" calcext:value-type="float">
            <text:p>7</text:p>
          </table:table-cell>
          <table:table-cell table:formula="of:=ROUND(AVERAGE([.W86:.AB86]);2)" office:value-type="float" office:value="7.67" calcext:value-type="float">
            <text:p>7.67</text:p>
          </table:table-cell>
          <table:table-cell table:formula="of:=ROUND(AVERAGE([.AF86:.AK86]);2)" office:value-type="float" office:value="5.83" calcext:value-type="float">
            <text:p>5.8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lowpokeID</text:p>
          </table:table-cell>
          <table:table-cell office:value-type="string" calcext:value-type="string">
            <text:p><text:a xlink:href="http://bulbapedia.bulbagarden.net/wiki/Slowpoke_(Pokémon)" xlink:type="simple">Slowpoke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SUM([.C87:.H87])" office:value-type="float" office:value="315" calcext:value-type="float">
            <text:p>315</text:p>
          </table:table-cell>
          <table:table-cell table:formula="of:=ROUND((([.I87]/[.$S$1])*MAX([.I87]/420; 1.2));2)" office:value-type="float" office:value="4.2" calcext:value-type="float">
            <text:p>4.2</text:p>
          </table:table-cell>
          <table:table-cell table:formula="of:=IFERROR((ROUND((((MIN(([.$C87]^2)/([.$T87]^2);[.$R$2])))*[.$J87]*0.8)+([.C87]/10))*5)+10; 0)" office:value-type="float" office:value="90" calcext:value-type="float">
            <text:p>90</text:p>
          </table:table-cell>
          <table:table-cell table:formula="of:=IFERROR(ROUND((MIN(([.$D87]^[.$L$2])/([.$T87]^2);[.$R$2]))*([.$J87]+[.$M$2]))*5;0)" office:value-type="float" office:value="35" calcext:value-type="float">
            <text:p>35</text:p>
          </table:table-cell>
          <table:table-cell table:formula="of:=IFERROR(ROUND((MIN(([.D87]+[.G87]+[.H87])/3/[.$T87];[.$R$2]))*([.$J87]+3))*5;0)" office:value-type="float" office:value="25" calcext:value-type="float">
            <text:p>25</text:p>
          </table:table-cell>
          <table:table-cell table:formula="of:=IFERROR(ROUND(((MIN(([.$H87]^2)/([.$T87]^2);[.$R$2]))*([.$J87]+3)*[.$T$2]))*5;0)" office:value-type="float" office:value="0" calcext:value-type="float">
            <text:p>0</text:p>
          </table:table-cell>
          <table:table-cell table:formula="of:=IFERROR(ROUND(((MIN(([.$E87]^2)/([.$T87]^2);[.$R$2]))*([.$J87]+3)*[.$T$2]))*5;0)" office:value-type="float" office:value="35" calcext:value-type="float">
            <text:p>35</text:p>
          </table:table-cell>
          <table:table-cell table:formula="of:=IFERROR(ROUND(((MIN(([.$G87]^2)/([.$T87]^2);[.$R$2]))*([.$J87]+3)*[.$T$2]))*5;0)" office:value-type="float" office:value="15" calcext:value-type="float">
            <text:p>15</text:p>
          </table:table-cell>
          <table:table-cell table:formula="of:=IFERROR(ROUND((MIN(([.$F87]^[.$Q$2])/([.$T87]^2);[.$R$2]))*([.$J87]+[.$M$2]))*5;0)" office:value-type="float" office:value="15" calcext:value-type="float">
            <text:p>15</text:p>
          </table:table-cell>
          <table:table-cell table:formula="of:=ROUND(AVERAGE([.K87:.Q87]))" office:value-type="float" office:value="31" calcext:value-type="float">
            <text:p>31</text:p>
          </table:table-cell>
          <table:table-cell table:formula="of:=ROUND((([.I87]/[.$S$1])*MAX([.I87]/350;0.8));2)" office:value-type="float" office:value="3.15" calcext:value-type="float">
            <text:p>3.15</text:p>
          </table:table-cell>
          <table:table-cell table:formula="of:=ROUND([.I87]/6;2)" office:value-type="float" office:value="52.5" calcext:value-type="float">
            <text:p>52.5</text:p>
          </table:table-cell>
          <table:table-cell/>
          <table:table-cell table:formula="of:=IFERROR(ROUND((((MIN(([.$C87]^2)/([.$T87]^2);[.$S$2])))*[.$S87]*0.8)+([.C87]/10))+10;10)" office:value-type="float" office:value="24" calcext:value-type="float">
            <text:p>24</text:p>
          </table:table-cell>
          <table:table-cell table:formula="of:=IFERROR(ROUND(((MIN(([.$D87]^2)/([.$T87]^2);[.$S$2])))*[.$S87]);0)" office:value-type="float" office:value="5" calcext:value-type="float">
            <text:p>5</text:p>
          </table:table-cell>
          <table:table-cell table:formula="of:=IFERROR(ROUND(MIN(([.D87]+[.G87]+[.H87])/3/[.$T87];[.$S$2])^2*[.$S87]);0)" office:value-type="float" office:value="2" calcext:value-type="float">
            <text:p>2</text:p>
          </table:table-cell>
          <table:table-cell table:formula="of:=IFERROR(ROUND(((MIN(([.H87]^2)/([.$T87]^2);[.$S$2])))*[.$S87]*[.$T$1]);0)" office:value-type="float" office:value="0" calcext:value-type="float">
            <text:p>0</text:p>
          </table:table-cell>
          <table:table-cell table:formula="of:=IFERROR(ROUND(((MIN(([.E87]^2)/([.$T87]^2);[.$S$2])))*[.$S87]*[.$T$1]);0)" office:value-type="float" office:value="3" calcext:value-type="float">
            <text:p>3</text:p>
          </table:table-cell>
          <table:table-cell table:formula="of:=IFERROR(ROUND(((MIN(([.G87]^2)/([.$T87]^2);[.$S$2])))*[.$S87]*[.$T$1]);0)" office:value-type="float" office:value="1" calcext:value-type="float">
            <text:p>1</text:p>
          </table:table-cell>
          <table:table-cell table:formula="of:=IFERROR(ROUND(((MIN(([.F87]^2)/([.$T87]^2);[.$S$2]))*[.$S87]));0)" office:value-type="float" office:value="2" calcext:value-type="float">
            <text:p>2</text:p>
          </table:table-cell>
          <table:table-cell table:formula="of:=ROUND(AVERAGE([.W87:.AB87]);2)" office:value-type="float" office:value="2.17" calcext:value-type="float">
            <text:p>2.17</text:p>
          </table:table-cell>
          <table:table-cell table:formula="of:=ROUND(AVERAGE([.AF87:.AK87]);2)"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lowbroID</text:p>
          </table:table-cell>
          <table:table-cell office:value-type="string" calcext:value-type="string">
            <text:p><text:a xlink:href="http://bulbapedia.bulbagarden.net/wiki/Slowbro_(Pokémon)" xlink:type="simple">Slowbro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88:.H88])" office:value-type="float" office:value="490" calcext:value-type="float">
            <text:p>490</text:p>
          </table:table-cell>
          <table:table-cell table:formula="of:=ROUND((([.I88]/[.$S$1])*MAX([.I88]/420; 1.2));2)" office:value-type="float" office:value="6.53" calcext:value-type="float">
            <text:p>6.53</text:p>
          </table:table-cell>
          <table:table-cell table:formula="of:=IFERROR((ROUND((((MIN(([.$C88]^2)/([.$T88]^2);[.$R$2])))*[.$J88]*0.8)+([.C88]/10))*5)+10; 0)" office:value-type="float" office:value="95" calcext:value-type="float">
            <text:p>95</text:p>
          </table:table-cell>
          <table:table-cell table:formula="of:=IFERROR(ROUND((MIN(([.$D88]^[.$L$2])/([.$T88]^2);[.$R$2]))*([.$J88]+[.$M$2]))*5;0)" office:value-type="float" office:value="25" calcext:value-type="float">
            <text:p>25</text:p>
          </table:table-cell>
          <table:table-cell table:formula="of:=IFERROR(ROUND((MIN(([.D88]+[.G88]+[.H88])/3/[.$T88];[.$R$2]))*([.$J88]+3))*5;0)" office:value-type="float" office:value="35" calcext:value-type="float">
            <text:p>35</text:p>
          </table:table-cell>
          <table:table-cell table:formula="of:=IFERROR(ROUND(((MIN(([.$H88]^2)/([.$T88]^2);[.$R$2]))*([.$J88]+3)*[.$T$2]))*5;0)" office:value-type="float" office:value="5" calcext:value-type="float">
            <text:p>5</text:p>
          </table:table-cell>
          <table:table-cell table:formula="of:=IFERROR(ROUND(((MIN(([.$E88]^2)/([.$T88]^2);[.$R$2]))*([.$J88]+3)*[.$T$2]))*5;0)" office:value-type="float" office:value="50" calcext:value-type="float">
            <text:p>50</text:p>
          </table:table-cell>
          <table:table-cell table:formula="of:=IFERROR(ROUND(((MIN(([.$G88]^2)/([.$T88]^2);[.$R$2]))*([.$J88]+3)*[.$T$2]))*5;0)" office:value-type="float" office:value="25" calcext:value-type="float">
            <text:p>25</text:p>
          </table:table-cell>
          <table:table-cell table:formula="of:=IFERROR(ROUND((MIN(([.$F88]^[.$Q$2])/([.$T88]^2);[.$R$2]))*([.$J88]+[.$M$2]))*5;0)" office:value-type="float" office:value="50" calcext:value-type="float">
            <text:p>50</text:p>
          </table:table-cell>
          <table:table-cell table:formula="of:=ROUND(AVERAGE([.K88:.Q88]))" office:value-type="float" office:value="41" calcext:value-type="float">
            <text:p>41</text:p>
          </table:table-cell>
          <table:table-cell table:formula="of:=ROUND((([.I88]/[.$S$1])*MAX([.I88]/350;0.8));2)" office:value-type="float" office:value="7.62" calcext:value-type="float">
            <text:p>7.62</text:p>
          </table:table-cell>
          <table:table-cell table:formula="of:=ROUND([.I88]/6;2)" office:value-type="float" office:value="81.67" calcext:value-type="float">
            <text:p>81.67</text:p>
          </table:table-cell>
          <table:table-cell/>
          <table:table-cell table:formula="of:=IFERROR(ROUND((((MIN(([.$C88]^2)/([.$T88]^2);[.$S$2])))*[.$S88]*0.8)+([.C88]/10))+10;10)" office:value-type="float" office:value="28" calcext:value-type="float">
            <text:p>28</text:p>
          </table:table-cell>
          <table:table-cell table:formula="of:=IFERROR(ROUND(((MIN(([.$D88]^2)/([.$T88]^2);[.$S$2])))*[.$S88]);0)" office:value-type="float" office:value="6" calcext:value-type="float">
            <text:p>6</text:p>
          </table:table-cell>
          <table:table-cell table:formula="of:=IFERROR(ROUND(MIN(([.D88]+[.G88]+[.H88])/3/[.$T88];[.$S$2])^2*[.$S88]);0)" office:value-type="float" office:value="4" calcext:value-type="float">
            <text:p>4</text:p>
          </table:table-cell>
          <table:table-cell table:formula="of:=IFERROR(ROUND(((MIN(([.H88]^2)/([.$T88]^2);[.$S$2])))*[.$S88]*[.$T$1]);0)" office:value-type="float" office:value="1" calcext:value-type="float">
            <text:p>1</text:p>
          </table:table-cell>
          <table:table-cell table:formula="of:=IFERROR(ROUND(((MIN(([.E88]^2)/([.$T88]^2);[.$S$2])))*[.$S88]*[.$T$1]);0)" office:value-type="float" office:value="10" calcext:value-type="float">
            <text:p>10</text:p>
          </table:table-cell>
          <table:table-cell table:formula="of:=IFERROR(ROUND(((MIN(([.G88]^2)/([.$T88]^2);[.$S$2])))*[.$S88]*[.$T$1]);0)" office:value-type="float" office:value="5" calcext:value-type="float">
            <text:p>5</text:p>
          </table:table-cell>
          <table:table-cell table:formula="of:=IFERROR(ROUND(((MIN(([.F88]^2)/([.$T88]^2);[.$S$2]))*[.$S88]));0)" office:value-type="float" office:value="11" calcext:value-type="float">
            <text:p>11</text:p>
          </table:table-cell>
          <table:table-cell table:formula="of:=ROUND(AVERAGE([.W88:.AB88]);2)" office:value-type="float" office:value="6.17" calcext:value-type="float">
            <text:p>6.17</text:p>
          </table:table-cell>
          <table:table-cell table:formula="of:=ROUND(AVERAGE([.AF88:.AK88]);2)" office:value-type="float" office:value="3.17" calcext:value-type="float">
            <text:p>3.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gnemiteID</text:p>
          </table:table-cell>
          <table:table-cell office:value-type="string" calcext:value-type="string">
            <text:p><text:a xlink:href="http://bulbapedia.bulbagarden.net/wiki/Magnemite_(Pokémon)" xlink:type="simple">Magnemit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89:.H89])" office:value-type="float" office:value="325" calcext:value-type="float">
            <text:p>325</text:p>
          </table:table-cell>
          <table:table-cell table:formula="of:=ROUND((([.I89]/[.$S$1])*MAX([.I89]/420; 1.2));2)" office:value-type="float" office:value="4.33" calcext:value-type="float">
            <text:p>4.33</text:p>
          </table:table-cell>
          <table:table-cell table:formula="of:=IFERROR((ROUND((((MIN(([.$C89]^2)/([.$T89]^2);[.$R$2])))*[.$J89]*0.8)+([.C89]/10))*5)+10; 0)" office:value-type="float" office:value="25" calcext:value-type="float">
            <text:p>25</text:p>
          </table:table-cell>
          <table:table-cell table:formula="of:=IFERROR(ROUND((MIN(([.$D89]^[.$L$2])/([.$T89]^2);[.$R$2]))*([.$J89]+[.$M$2]))*5;0)" office:value-type="float" office:value="10" calcext:value-type="float">
            <text:p>10</text:p>
          </table:table-cell>
          <table:table-cell table:formula="of:=IFERROR(ROUND((MIN(([.D89]+[.G89]+[.H89])/3/[.$T89];[.$R$2]))*([.$J89]+3))*5;0)" office:value-type="float" office:value="30" calcext:value-type="float">
            <text:p>30</text:p>
          </table:table-cell>
          <table:table-cell table:formula="of:=IFERROR(ROUND(((MIN(([.$H89]^2)/([.$T89]^2);[.$R$2]))*([.$J89]+3)*[.$T$2]))*5;0)" office:value-type="float" office:value="15" calcext:value-type="float">
            <text:p>15</text:p>
          </table:table-cell>
          <table:table-cell table:formula="of:=IFERROR(ROUND(((MIN(([.$E89]^2)/([.$T89]^2);[.$R$2]))*([.$J89]+3)*[.$T$2]))*5;0)" office:value-type="float" office:value="35" calcext:value-type="float">
            <text:p>35</text:p>
          </table:table-cell>
          <table:table-cell table:formula="of:=IFERROR(ROUND(((MIN(([.$G89]^2)/([.$T89]^2);[.$R$2]))*([.$J89]+3)*[.$T$2]))*5;0)" office:value-type="float" office:value="25" calcext:value-type="float">
            <text:p>25</text:p>
          </table:table-cell>
          <table:table-cell table:formula="of:=IFERROR(ROUND((MIN(([.$F89]^[.$Q$2])/([.$T89]^2);[.$R$2]))*([.$J89]+[.$M$2]))*5;0)" office:value-type="float" office:value="55" calcext:value-type="float">
            <text:p>55</text:p>
          </table:table-cell>
          <table:table-cell table:formula="of:=ROUND(AVERAGE([.K89:.Q89]))" office:value-type="float" office:value="28" calcext:value-type="float">
            <text:p>28</text:p>
          </table:table-cell>
          <table:table-cell table:formula="of:=ROUND((([.I89]/[.$S$1])*MAX([.I89]/350;0.8));2)" office:value-type="float" office:value="3.35" calcext:value-type="float">
            <text:p>3.35</text:p>
          </table:table-cell>
          <table:table-cell table:formula="of:=ROUND([.I89]/6;2)" office:value-type="float" office:value="54.17" calcext:value-type="float">
            <text:p>54.17</text:p>
          </table:table-cell>
          <table:table-cell/>
          <table:table-cell table:formula="of:=IFERROR(ROUND((((MIN(([.$C89]^2)/([.$T89]^2);[.$S$2])))*[.$S89]*0.8)+([.C89]/10))+10;10)" office:value-type="float" office:value="13" calcext:value-type="float">
            <text:p>13</text:p>
          </table:table-cell>
          <table:table-cell table:formula="of:=IFERROR(ROUND(((MIN(([.$D89]^2)/([.$T89]^2);[.$S$2])))*[.$S89]);0)" office:value-type="float" office:value="1" calcext:value-type="float">
            <text:p>1</text:p>
          </table:table-cell>
          <table:table-cell table:formula="of:=IFERROR(ROUND(MIN(([.D89]+[.G89]+[.H89])/3/[.$T89];[.$S$2])^2*[.$S89]);0)" office:value-type="float" office:value="2" calcext:value-type="float">
            <text:p>2</text:p>
          </table:table-cell>
          <table:table-cell table:formula="of:=IFERROR(ROUND(((MIN(([.H89]^2)/([.$T89]^2);[.$S$2])))*[.$S89]*[.$T$1]);0)" office:value-type="float" office:value="2" calcext:value-type="float">
            <text:p>2</text:p>
          </table:table-cell>
          <table:table-cell table:formula="of:=IFERROR(ROUND(((MIN(([.E89]^2)/([.$T89]^2);[.$S$2])))*[.$S89]*[.$T$1]);0)" office:value-type="float" office:value="4" calcext:value-type="float">
            <text:p>4</text:p>
          </table:table-cell>
          <table:table-cell table:formula="of:=IFERROR(ROUND(((MIN(([.G89]^2)/([.$T89]^2);[.$S$2])))*[.$S89]*[.$T$1]);0)" office:value-type="float" office:value="2" calcext:value-type="float">
            <text:p>2</text:p>
          </table:table-cell>
          <table:table-cell table:formula="of:=IFERROR(ROUND(((MIN(([.F89]^2)/([.$T89]^2);[.$S$2]))*[.$S89]));0)" office:value-type="float" office:value="7" calcext:value-type="float">
            <text:p>7</text:p>
          </table:table-cell>
          <table:table-cell table:formula="of:=ROUND(AVERAGE([.W89:.AB89]);2)" office:value-type="float" office:value="3" calcext:value-type="float">
            <text:p>3</text:p>
          </table:table-cell>
          <table:table-cell table:formula="of:=ROUND(AVERAGE([.AF89:.AK89]);2)" office:value-type="float" office:value="2.33" calcext:value-type="float">
            <text:p>2.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gnetonID</text:p>
          </table:table-cell>
          <table:table-cell office:value-type="string" calcext:value-type="string">
            <text:p><text:a xlink:href="http://bulbapedia.bulbagarden.net/wiki/Magneton_(Pokémon)" xlink:type="simple">Magneto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90:.H90])" office:value-type="float" office:value="465" calcext:value-type="float">
            <text:p>465</text:p>
          </table:table-cell>
          <table:table-cell table:formula="of:=ROUND((([.I90]/[.$S$1])*MAX([.I90]/420; 1.2));2)" office:value-type="float" office:value="6.2" calcext:value-type="float">
            <text:p>6.2</text:p>
          </table:table-cell>
          <table:table-cell table:formula="of:=IFERROR((ROUND((((MIN(([.$C90]^2)/([.$T90]^2);[.$R$2])))*[.$J90]*0.8)+([.C90]/10))*5)+10; 0)" office:value-type="float" office:value="45" calcext:value-type="float">
            <text:p>45</text:p>
          </table:table-cell>
          <table:table-cell table:formula="of:=IFERROR(ROUND((MIN(([.$D90]^[.$L$2])/([.$T90]^2);[.$R$2]))*([.$J90]+[.$M$2]))*5;0)" office:value-type="float" office:value="20" calcext:value-type="float">
            <text:p>20</text:p>
          </table:table-cell>
          <table:table-cell table:formula="of:=IFERROR(ROUND((MIN(([.D90]+[.G90]+[.H90])/3/[.$T90];[.$R$2]))*([.$J90]+3))*5;0)" office:value-type="float" office:value="40" calcext:value-type="float">
            <text:p>40</text:p>
          </table:table-cell>
          <table:table-cell table:formula="of:=IFERROR(ROUND(((MIN(([.$H90]^2)/([.$T90]^2);[.$R$2]))*([.$J90]+3)*[.$T$2]))*5;0)" office:value-type="float" office:value="25" calcext:value-type="float">
            <text:p>25</text:p>
          </table:table-cell>
          <table:table-cell table:formula="of:=IFERROR(ROUND(((MIN(([.$E90]^2)/([.$T90]^2);[.$R$2]))*([.$J90]+3)*[.$T$2]))*5;0)" office:value-type="float" office:value="40" calcext:value-type="float">
            <text:p>40</text:p>
          </table:table-cell>
          <table:table-cell table:formula="of:=IFERROR(ROUND(((MIN(([.$G90]^2)/([.$T90]^2);[.$R$2]))*([.$J90]+3)*[.$T$2]))*5;0)" office:value-type="float" office:value="25" calcext:value-type="float">
            <text:p>25</text:p>
          </table:table-cell>
          <table:table-cell table:formula="of:=IFERROR(ROUND((MIN(([.$F90]^[.$Q$2])/([.$T90]^2);[.$R$2]))*([.$J90]+[.$M$2]))*5;0)" office:value-type="float" office:value="75" calcext:value-type="float">
            <text:p>75</text:p>
          </table:table-cell>
          <table:table-cell table:formula="of:=ROUND(AVERAGE([.K90:.Q90]))" office:value-type="float" office:value="39" calcext:value-type="float">
            <text:p>39</text:p>
          </table:table-cell>
          <table:table-cell table:formula="of:=ROUND((([.I90]/[.$S$1])*MAX([.I90]/350;0.8));2)" office:value-type="float" office:value="6.86" calcext:value-type="float">
            <text:p>6.86</text:p>
          </table:table-cell>
          <table:table-cell table:formula="of:=ROUND([.I90]/6;2)" office:value-type="float" office:value="77.5" calcext:value-type="float">
            <text:p>77.5</text:p>
          </table:table-cell>
          <table:table-cell/>
          <table:table-cell table:formula="of:=IFERROR(ROUND((((MIN(([.$C90]^2)/([.$T90]^2);[.$S$2])))*[.$S90]*0.8)+([.C90]/10))+10;10)" office:value-type="float" office:value="17" calcext:value-type="float">
            <text:p>17</text:p>
          </table:table-cell>
          <table:table-cell table:formula="of:=IFERROR(ROUND(((MIN(([.$D90]^2)/([.$T90]^2);[.$S$2])))*[.$S90]);0)" office:value-type="float" office:value="4" calcext:value-type="float">
            <text:p>4</text:p>
          </table:table-cell>
          <table:table-cell table:formula="of:=IFERROR(ROUND(MIN(([.D90]+[.G90]+[.H90])/3/[.$T90];[.$S$2])^2*[.$S90]);0)" office:value-type="float" office:value="5" calcext:value-type="float">
            <text:p>5</text:p>
          </table:table-cell>
          <table:table-cell table:formula="of:=IFERROR(ROUND(((MIN(([.H90]^2)/([.$T90]^2);[.$S$2])))*[.$S90]*[.$T$1]);0)" office:value-type="float" office:value="4" calcext:value-type="float">
            <text:p>4</text:p>
          </table:table-cell>
          <table:table-cell table:formula="of:=IFERROR(ROUND(((MIN(([.E90]^2)/([.$T90]^2);[.$S$2])))*[.$S90]*[.$T$1]);0)" office:value-type="float" office:value="7" calcext:value-type="float">
            <text:p>7</text:p>
          </table:table-cell>
          <table:table-cell table:formula="of:=IFERROR(ROUND(((MIN(([.G90]^2)/([.$T90]^2);[.$S$2])))*[.$S90]*[.$T$1]);0)" office:value-type="float" office:value="4" calcext:value-type="float">
            <text:p>4</text:p>
          </table:table-cell>
          <table:table-cell table:formula="of:=IFERROR(ROUND(((MIN(([.F90]^2)/([.$T90]^2);[.$S$2]))*[.$S90]));0)" office:value-type="float" office:value="14" calcext:value-type="float">
            <text:p>14</text:p>
          </table:table-cell>
          <table:table-cell table:formula="of:=ROUND(AVERAGE([.W90:.AB90]);2)" office:value-type="float" office:value="6.33" calcext:value-type="float">
            <text:p>6.33</text:p>
          </table:table-cell>
          <table:table-cell table:formula="of:=ROUND(AVERAGE([.AF90:.AK90]);2)" office:value-type="float" office:value="3.33" calcext:value-type="float">
            <text:p>3.3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FarfetchdID</text:p>
          </table:table-cell>
          <table:table-cell office:value-type="string" calcext:value-type="string">
            <text:p><text:a xlink:href="http://bulbapedia.bulbagarden.net/wiki/Farfetch%27d_(Pokémon)" xlink:type="simple">Farfetch'd</text:a>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formula="of:=SUM([.C91:.H91])" office:value-type="float" office:value="407" calcext:value-type="float">
            <text:p>407</text:p>
          </table:table-cell>
          <table:table-cell table:formula="of:=ROUND((([.I91]/[.$S$1])*MAX([.I91]/420; 1.2));2)" office:value-type="float" office:value="5.43" calcext:value-type="float">
            <text:p>5.43</text:p>
          </table:table-cell>
          <table:table-cell table:formula="of:=IFERROR((ROUND((((MIN(([.$C91]^2)/([.$T91]^2);[.$R$2])))*[.$J91]*0.8)+([.C91]/10))*5)+10; 0)" office:value-type="float" office:value="70" calcext:value-type="float">
            <text:p>70</text:p>
          </table:table-cell>
          <table:table-cell table:formula="of:=IFERROR(ROUND((MIN(([.$D91]^[.$L$2])/([.$T91]^2);[.$R$2]))*([.$J91]+[.$M$2]))*5;0)" office:value-type="float" office:value="60" calcext:value-type="float">
            <text:p>60</text:p>
          </table:table-cell>
          <table:table-cell table:formula="of:=IFERROR(ROUND((MIN(([.D91]+[.G91]+[.H91])/3/[.$T91];[.$R$2]))*([.$J91]+3))*5;0)" office:value-type="float" office:value="45" calcext:value-type="float">
            <text:p>45</text:p>
          </table:table-cell>
          <table:table-cell table:formula="of:=IFERROR(ROUND(((MIN(([.$H91]^2)/([.$T91]^2);[.$R$2]))*([.$J91]+3)*[.$T$2]))*5;0)" office:value-type="float" office:value="20" calcext:value-type="float">
            <text:p>20</text:p>
          </table:table-cell>
          <table:table-cell table:formula="of:=IFERROR(ROUND(((MIN(([.$E91]^2)/([.$T91]^2);[.$R$2]))*([.$J91]+3)*[.$T$2]))*5;0)" office:value-type="float" office:value="15" calcext:value-type="float">
            <text:p>15</text:p>
          </table:table-cell>
          <table:table-cell table:formula="of:=IFERROR(ROUND(((MIN(([.$G91]^2)/([.$T91]^2);[.$R$2]))*([.$J91]+3)*[.$T$2]))*5;0)" office:value-type="float" office:value="20" calcext:value-type="float">
            <text:p>20</text:p>
          </table:table-cell>
          <table:table-cell table:formula="of:=IFERROR(ROUND((MIN(([.$F91]^[.$Q$2])/([.$T91]^2);[.$R$2]))*([.$J91]+[.$M$2]))*5;0)" office:value-type="float" office:value="20" calcext:value-type="float">
            <text:p>20</text:p>
          </table:table-cell>
          <table:table-cell table:formula="of:=ROUND(AVERAGE([.K91:.Q91]))" office:value-type="float" office:value="36" calcext:value-type="float">
            <text:p>36</text:p>
          </table:table-cell>
          <table:table-cell table:formula="of:=ROUND((([.I91]/[.$S$1])*MAX([.I91]/350;0.8));2)" office:value-type="float" office:value="5.26" calcext:value-type="float">
            <text:p>5.26</text:p>
          </table:table-cell>
          <table:table-cell table:formula="of:=ROUND([.I91]/6;2)" office:value-type="float" office:value="67.83" calcext:value-type="float">
            <text:p>67.83</text:p>
          </table:table-cell>
          <table:table-cell/>
          <table:table-cell table:formula="of:=IFERROR(ROUND((((MIN(([.$C91]^2)/([.$T91]^2);[.$S$2])))*[.$S91]*0.8)+([.C91]/10))+10;10)" office:value-type="float" office:value="22" calcext:value-type="float">
            <text:p>22</text:p>
          </table:table-cell>
          <table:table-cell table:formula="of:=IFERROR(ROUND(((MIN(([.$D91]^2)/([.$T91]^2);[.$S$2])))*[.$S91]);0)" office:value-type="float" office:value="11" calcext:value-type="float">
            <text:p>11</text:p>
          </table:table-cell>
          <table:table-cell table:formula="of:=IFERROR(ROUND(MIN(([.D91]+[.G91]+[.H91])/3/[.$T91];[.$S$2])^2*[.$S91]);0)" office:value-type="float" office:value="6" calcext:value-type="float">
            <text:p>6</text:p>
          </table:table-cell>
          <table:table-cell table:formula="of:=IFERROR(ROUND(((MIN(([.H91]^2)/([.$T91]^2);[.$S$2])))*[.$S91]*[.$T$1]);0)" office:value-type="float" office:value="3" calcext:value-type="float">
            <text:p>3</text:p>
          </table:table-cell>
          <table:table-cell table:formula="of:=IFERROR(ROUND(((MIN(([.E91]^2)/([.$T91]^2);[.$S$2])))*[.$S91]*[.$T$1]);0)" office:value-type="float" office:value="2" calcext:value-type="float">
            <text:p>2</text:p>
          </table:table-cell>
          <table:table-cell table:formula="of:=IFERROR(ROUND(((MIN(([.G91]^2)/([.$T91]^2);[.$S$2])))*[.$S91]*[.$T$1]);0)" office:value-type="float" office:value="3" calcext:value-type="float">
            <text:p>3</text:p>
          </table:table-cell>
          <table:table-cell table:formula="of:=IFERROR(ROUND(((MIN(([.F91]^2)/([.$T91]^2);[.$S$2]))*[.$S91]));0)" office:value-type="float" office:value="4" calcext:value-type="float">
            <text:p>4</text:p>
          </table:table-cell>
          <table:table-cell table:formula="of:=ROUND(AVERAGE([.W91:.AB91]);2)" office:value-type="float" office:value="4.83" calcext:value-type="float">
            <text:p>4.83</text:p>
          </table:table-cell>
          <table:table-cell table:formula="of:=ROUND(AVERAGE([.AF91:.AK91]);2)" office:value-type="float" office:value="4.83" calcext:value-type="float">
            <text:p>4.8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oduoID</text:p>
          </table:table-cell>
          <table:table-cell office:value-type="string" calcext:value-type="string">
            <text:p><text:a xlink:href="http://bulbapedia.bulbagarden.net/wiki/Doduo_(Pokémon)" xlink:type="simple">Doduo</text:a>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SUM([.C92:.H92])" office:value-type="float" office:value="310" calcext:value-type="float">
            <text:p>310</text:p>
          </table:table-cell>
          <table:table-cell table:formula="of:=ROUND((([.I92]/[.$S$1])*MAX([.I92]/420; 1.2));2)" office:value-type="float" office:value="4.13" calcext:value-type="float">
            <text:p>4.13</text:p>
          </table:table-cell>
          <table:table-cell table:formula="of:=IFERROR((ROUND((((MIN(([.$C92]^2)/([.$T92]^2);[.$R$2])))*[.$J92]*0.8)+([.C92]/10))*5)+10; 0)" office:value-type="float" office:value="35" calcext:value-type="float">
            <text:p>35</text:p>
          </table:table-cell>
          <table:table-cell table:formula="of:=IFERROR(ROUND((MIN(([.$D92]^[.$L$2])/([.$T92]^2);[.$R$2]))*([.$J92]+[.$M$2]))*5;0)" office:value-type="float" office:value="50" calcext:value-type="float">
            <text:p>50</text:p>
          </table:table-cell>
          <table:table-cell table:formula="of:=IFERROR(ROUND((MIN(([.D92]+[.G92]+[.H92])/3/[.$T92];[.$R$2]))*([.$J92]+3))*5;0)" office:value-type="float" office:value="45" calcext:value-type="float">
            <text:p>45</text:p>
          </table:table-cell>
          <table:table-cell table:formula="of:=IFERROR(ROUND(((MIN(([.$H92]^2)/([.$T92]^2);[.$R$2]))*([.$J92]+3)*[.$T$2]))*5;0)" office:value-type="float" office:value="45" calcext:value-type="float">
            <text:p>45</text:p>
          </table:table-cell>
          <table:table-cell table:formula="of:=IFERROR(ROUND(((MIN(([.$E92]^2)/([.$T92]^2);[.$R$2]))*([.$J92]+3)*[.$T$2]))*5;0)" office:value-type="float" office:value="15" calcext:value-type="float">
            <text:p>15</text:p>
          </table:table-cell>
          <table:table-cell table:formula="of:=IFERROR(ROUND(((MIN(([.$G92]^2)/([.$T92]^2);[.$R$2]))*([.$J92]+3)*[.$T$2]))*5;0)" office:value-type="float" office:value="10" calcext:value-type="float">
            <text:p>10</text:p>
          </table:table-cell>
          <table:table-cell table:formula="of:=IFERROR(ROUND((MIN(([.$F92]^[.$Q$2])/([.$T92]^2);[.$R$2]))*([.$J92]+[.$M$2]))*5;0)" office:value-type="float" office:value="10" calcext:value-type="float">
            <text:p>10</text:p>
          </table:table-cell>
          <table:table-cell table:formula="of:=ROUND(AVERAGE([.K92:.Q92]))" office:value-type="float" office:value="30" calcext:value-type="float">
            <text:p>30</text:p>
          </table:table-cell>
          <table:table-cell table:formula="of:=ROUND((([.I92]/[.$S$1])*MAX([.I92]/350;0.8));2)" office:value-type="float" office:value="3.05" calcext:value-type="float">
            <text:p>3.05</text:p>
          </table:table-cell>
          <table:table-cell table:formula="of:=ROUND([.I92]/6;2)" office:value-type="float" office:value="51.67" calcext:value-type="float">
            <text:p>51.67</text:p>
          </table:table-cell>
          <table:table-cell/>
          <table:table-cell table:formula="of:=IFERROR(ROUND((((MIN(([.$C92]^2)/([.$T92]^2);[.$S$2])))*[.$S92]*0.8)+([.C92]/10))+10;10)" office:value-type="float" office:value="15" calcext:value-type="float">
            <text:p>15</text:p>
          </table:table-cell>
          <table:table-cell table:formula="of:=IFERROR(ROUND(((MIN(([.$D92]^2)/([.$T92]^2);[.$S$2])))*[.$S92]);0)" office:value-type="float" office:value="6" calcext:value-type="float">
            <text:p>6</text:p>
          </table:table-cell>
          <table:table-cell table:formula="of:=IFERROR(ROUND(MIN(([.D92]+[.G92]+[.H92])/3/[.$T92];[.$S$2])^2*[.$S92]);0)" office:value-type="float" office:value="5" calcext:value-type="float">
            <text:p>5</text:p>
          </table:table-cell>
          <table:table-cell table:formula="of:=IFERROR(ROUND(((MIN(([.H92]^2)/([.$T92]^2);[.$S$2])))*[.$S92]*[.$T$1]);0)" office:value-type="float" office:value="4" calcext:value-type="float">
            <text:p>4</text:p>
          </table:table-cell>
          <table:table-cell table:formula="of:=IFERROR(ROUND(((MIN(([.E92]^2)/([.$T92]^2);[.$S$2])))*[.$S92]*[.$T$1]);0)" office:value-type="float" office:value="2" calcext:value-type="float">
            <text:p>2</text:p>
          </table:table-cell>
          <table:table-cell table:formula="of:=IFERROR(ROUND(((MIN(([.G92]^2)/([.$T92]^2);[.$S$2])))*[.$S92]*[.$T$1]);0)" office:value-type="float" office:value="1" calcext:value-type="float">
            <text:p>1</text:p>
          </table:table-cell>
          <table:table-cell table:formula="of:=IFERROR(ROUND(((MIN(([.F92]^2)/([.$T92]^2);[.$S$2]))*[.$S92]));0)" office:value-type="float" office:value="1" calcext:value-type="float">
            <text:p>1</text:p>
          </table:table-cell>
          <table:table-cell table:formula="of:=ROUND(AVERAGE([.W92:.AB92]);2)" office:value-type="float" office:value="3.17" calcext:value-type="float">
            <text:p>3.17</text:p>
          </table:table-cell>
          <table:table-cell table:formula="of:=ROUND(AVERAGE([.AF92:.AK92]);2)" office:value-type="float" office:value="3.67" calcext:value-type="float">
            <text:p>3.6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odrioID</text:p>
          </table:table-cell>
          <table:table-cell office:value-type="string" calcext:value-type="string">
            <text:p><text:a xlink:href="http://bulbapedia.bulbagarden.net/wiki/Dodrio_(Pokémon)" xlink:type="simple">Dodrio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formula="of:=SUM([.C93:.H93])" office:value-type="float" office:value="470" calcext:value-type="float">
            <text:p>470</text:p>
          </table:table-cell>
          <table:table-cell table:formula="of:=ROUND((([.I93]/[.$S$1])*MAX([.I93]/420; 1.2));2)" office:value-type="float" office:value="6.27" calcext:value-type="float">
            <text:p>6.27</text:p>
          </table:table-cell>
          <table:table-cell table:formula="of:=IFERROR((ROUND((((MIN(([.$C93]^2)/([.$T93]^2);[.$R$2])))*[.$J93]*0.8)+([.C93]/10))*5)+10; 0)" office:value-type="float" office:value="55" calcext:value-type="float">
            <text:p>55</text:p>
          </table:table-cell>
          <table:table-cell table:formula="of:=IFERROR(ROUND((MIN(([.$D93]^[.$L$2])/([.$T93]^2);[.$R$2]))*([.$J93]+[.$M$2]))*5;0)" office:value-type="float" office:value="60" calcext:value-type="float">
            <text:p>60</text:p>
          </table:table-cell>
          <table:table-cell table:formula="of:=IFERROR(ROUND((MIN(([.D93]+[.G93]+[.H93])/3/[.$T93];[.$R$2]))*([.$J93]+3))*5;0)" office:value-type="float" office:value="55" calcext:value-type="float">
            <text:p>55</text:p>
          </table:table-cell>
          <table:table-cell table:formula="of:=IFERROR(ROUND(((MIN(([.$H93]^2)/([.$T93]^2);[.$R$2]))*([.$J93]+3)*[.$T$2]))*5;0)" office:value-type="float" office:value="55" calcext:value-type="float">
            <text:p>55</text:p>
          </table:table-cell>
          <table:table-cell table:formula="of:=IFERROR(ROUND(((MIN(([.$E93]^2)/([.$T93]^2);[.$R$2]))*([.$J93]+3)*[.$T$2]))*5;0)" office:value-type="float" office:value="20" calcext:value-type="float">
            <text:p>20</text:p>
          </table:table-cell>
          <table:table-cell table:formula="of:=IFERROR(ROUND(((MIN(([.$G93]^2)/([.$T93]^2);[.$R$2]))*([.$J93]+3)*[.$T$2]))*5;0)" office:value-type="float" office:value="15" calcext:value-type="float">
            <text:p>15</text:p>
          </table:table-cell>
          <table:table-cell table:formula="of:=IFERROR(ROUND((MIN(([.$F93]^[.$Q$2])/([.$T93]^2);[.$R$2]))*([.$J93]+[.$M$2]))*5;0)" office:value-type="float" office:value="20" calcext:value-type="float">
            <text:p>20</text:p>
          </table:table-cell>
          <table:table-cell table:formula="of:=ROUND(AVERAGE([.K93:.Q93]))" office:value-type="float" office:value="40" calcext:value-type="float">
            <text:p>40</text:p>
          </table:table-cell>
          <table:table-cell table:formula="of:=ROUND((([.I93]/[.$S$1])*MAX([.I93]/350;0.8));2)" office:value-type="float" office:value="7.01" calcext:value-type="float">
            <text:p>7.01</text:p>
          </table:table-cell>
          <table:table-cell table:formula="of:=ROUND([.I93]/6;2)" office:value-type="float" office:value="78.33" calcext:value-type="float">
            <text:p>78.33</text:p>
          </table:table-cell>
          <table:table-cell/>
          <table:table-cell table:formula="of:=IFERROR(ROUND((((MIN(([.$C93]^2)/([.$T93]^2);[.$S$2])))*[.$S93]*0.8)+([.C93]/10))+10;10)" office:value-type="float" office:value="19" calcext:value-type="float">
            <text:p>19</text:p>
          </table:table-cell>
          <table:table-cell table:formula="of:=IFERROR(ROUND(((MIN(([.$D93]^2)/([.$T93]^2);[.$S$2])))*[.$S93]);0)" office:value-type="float" office:value="14" calcext:value-type="float">
            <text:p>14</text:p>
          </table:table-cell>
          <table:table-cell table:formula="of:=IFERROR(ROUND(MIN(([.D93]+[.G93]+[.H93])/3/[.$T93];[.$S$2])^2*[.$S93]);0)" office:value-type="float" office:value="10" calcext:value-type="float">
            <text:p>10</text:p>
          </table:table-cell>
          <table:table-cell table:formula="of:=IFERROR(ROUND(((MIN(([.H93]^2)/([.$T93]^2);[.$S$2])))*[.$S93]*[.$T$1]);0)" office:value-type="float" office:value="10" calcext:value-type="float">
            <text:p>10</text:p>
          </table:table-cell>
          <table:table-cell table:formula="of:=IFERROR(ROUND(((MIN(([.E93]^2)/([.$T93]^2);[.$S$2])))*[.$S93]*[.$T$1]);0)" office:value-type="float" office:value="4" calcext:value-type="float">
            <text:p>4</text:p>
          </table:table-cell>
          <table:table-cell table:formula="of:=IFERROR(ROUND(((MIN(([.G93]^2)/([.$T93]^2);[.$S$2])))*[.$S93]*[.$T$1]);0)" office:value-type="float" office:value="3" calcext:value-type="float">
            <text:p>3</text:p>
          </table:table-cell>
          <table:table-cell table:formula="of:=IFERROR(ROUND(((MIN(([.F93]^2)/([.$T93]^2);[.$S$2]))*[.$S93]));0)" office:value-type="float" office:value="4" calcext:value-type="float">
            <text:p>4</text:p>
          </table:table-cell>
          <table:table-cell table:formula="of:=ROUND(AVERAGE([.W93:.AB93]);2)" office:value-type="float" office:value="7.5" calcext:value-type="float">
            <text:p>7.5</text:p>
          </table:table-cell>
          <table:table-cell table:formula="of:=ROUND(AVERAGE([.AF93:.AK93]);2)" office:value-type="float" office:value="6.33" calcext:value-type="float">
            <text:p>6.3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eelID</text:p>
          </table:table-cell>
          <table:table-cell office:value-type="string" calcext:value-type="string">
            <text:p><text:a xlink:href="http://bulbapedia.bulbagarden.net/wiki/Seel_(Pokémon)" xlink:type="simple">See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SUM([.C94:.H94])" office:value-type="float" office:value="325" calcext:value-type="float">
            <text:p>325</text:p>
          </table:table-cell>
          <table:table-cell table:formula="of:=ROUND((([.I94]/[.$S$1])*MAX([.I94]/420; 1.2));2)" office:value-type="float" office:value="4.33" calcext:value-type="float">
            <text:p>4.33</text:p>
          </table:table-cell>
          <table:table-cell table:formula="of:=IFERROR((ROUND((((MIN(([.$C94]^2)/([.$T94]^2);[.$R$2])))*[.$J94]*0.8)+([.C94]/10))*5)+10; 0)" office:value-type="float" office:value="65" calcext:value-type="float">
            <text:p>65</text:p>
          </table:table-cell>
          <table:table-cell table:formula="of:=IFERROR(ROUND((MIN(([.$D94]^[.$L$2])/([.$T94]^2);[.$R$2]))*([.$J94]+[.$M$2]))*5;0)" office:value-type="float" office:value="15" calcext:value-type="float">
            <text:p>15</text:p>
          </table:table-cell>
          <table:table-cell table:formula="of:=IFERROR(ROUND((MIN(([.D94]+[.G94]+[.H94])/3/[.$T94];[.$R$2]))*([.$J94]+3))*5;0)" office:value-type="float" office:value="35" calcext:value-type="float">
            <text:p>35</text:p>
          </table:table-cell>
          <table:table-cell table:formula="of:=IFERROR(ROUND(((MIN(([.$H94]^2)/([.$T94]^2);[.$R$2]))*([.$J94]+3)*[.$T$2]))*5;0)" office:value-type="float" office:value="15" calcext:value-type="float">
            <text:p>15</text:p>
          </table:table-cell>
          <table:table-cell table:formula="of:=IFERROR(ROUND(((MIN(([.$E94]^2)/([.$T94]^2);[.$R$2]))*([.$J94]+3)*[.$T$2]))*5;0)" office:value-type="float" office:value="25" calcext:value-type="float">
            <text:p>25</text:p>
          </table:table-cell>
          <table:table-cell table:formula="of:=IFERROR(ROUND(((MIN(([.$G94]^2)/([.$T94]^2);[.$R$2]))*([.$J94]+3)*[.$T$2]))*5;0)" office:value-type="float" office:value="35" calcext:value-type="float">
            <text:p>35</text:p>
          </table:table-cell>
          <table:table-cell table:formula="of:=IFERROR(ROUND((MIN(([.$F94]^[.$Q$2])/([.$T94]^2);[.$R$2]))*([.$J94]+[.$M$2]))*5;0)" office:value-type="float" office:value="15" calcext:value-type="float">
            <text:p>15</text:p>
          </table:table-cell>
          <table:table-cell table:formula="of:=ROUND(AVERAGE([.K94:.Q94]))" office:value-type="float" office:value="29" calcext:value-type="float">
            <text:p>29</text:p>
          </table:table-cell>
          <table:table-cell table:formula="of:=ROUND((([.I94]/[.$S$1])*MAX([.I94]/350;0.8));2)" office:value-type="float" office:value="3.35" calcext:value-type="float">
            <text:p>3.35</text:p>
          </table:table-cell>
          <table:table-cell table:formula="of:=ROUND([.I94]/6;2)" office:value-type="float" office:value="54.17" calcext:value-type="float">
            <text:p>54.17</text:p>
          </table:table-cell>
          <table:table-cell/>
          <table:table-cell table:formula="of:=IFERROR(ROUND((((MIN(([.$C94]^2)/([.$T94]^2);[.$S$2])))*[.$S94]*0.8)+([.C94]/10))+10;10)" office:value-type="float" office:value="20" calcext:value-type="float">
            <text:p>20</text:p>
          </table:table-cell>
          <table:table-cell table:formula="of:=IFERROR(ROUND(((MIN(([.$D94]^2)/([.$T94]^2);[.$S$2])))*[.$S94]);0)" office:value-type="float" office:value="2" calcext:value-type="float">
            <text:p>2</text:p>
          </table:table-cell>
          <table:table-cell table:formula="of:=IFERROR(ROUND(MIN(([.D94]+[.G94]+[.H94])/3/[.$T94];[.$S$2])^2*[.$S94]);0)" office:value-type="float" office:value="3" calcext:value-type="float">
            <text:p>3</text:p>
          </table:table-cell>
          <table:table-cell table:formula="of:=IFERROR(ROUND(((MIN(([.H94]^2)/([.$T94]^2);[.$S$2])))*[.$S94]*[.$T$1]);0)" office:value-type="float" office:value="2" calcext:value-type="float">
            <text:p>2</text:p>
          </table:table-cell>
          <table:table-cell table:formula="of:=IFERROR(ROUND(((MIN(([.E94]^2)/([.$T94]^2);[.$S$2])))*[.$S94]*[.$T$1]);0)" office:value-type="float" office:value="2" calcext:value-type="float">
            <text:p>2</text:p>
          </table:table-cell>
          <table:table-cell table:formula="of:=IFERROR(ROUND(((MIN(([.G94]^2)/([.$T94]^2);[.$S$2])))*[.$S94]*[.$T$1]);0)" office:value-type="float" office:value="4" calcext:value-type="float">
            <text:p>4</text:p>
          </table:table-cell>
          <table:table-cell table:formula="of:=IFERROR(ROUND(((MIN(([.F94]^2)/([.$T94]^2);[.$S$2]))*[.$S94]));0)" office:value-type="float" office:value="2" calcext:value-type="float">
            <text:p>2</text:p>
          </table:table-cell>
          <table:table-cell table:formula="of:=ROUND(AVERAGE([.W94:.AB94]);2)" office:value-type="float" office:value="2.5" calcext:value-type="float">
            <text:p>2.5</text:p>
          </table:table-cell>
          <table:table-cell table:formula="of:=ROUND(AVERAGE([.AF94:.AK94]);2)" office:value-type="float" office:value="2.67" calcext:value-type="float">
            <text:p>2.6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ewgongID</text:p>
          </table:table-cell>
          <table:table-cell office:value-type="string" calcext:value-type="string">
            <text:p><text:a xlink:href="http://bulbapedia.bulbagarden.net/wiki/Dewgong_(Pokémon)" xlink:type="simple">Dewgo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formula="of:=SUM([.C95:.H95])" office:value-type="float" office:value="475" calcext:value-type="float">
            <text:p>475</text:p>
          </table:table-cell>
          <table:table-cell table:formula="of:=ROUND((([.I95]/[.$S$1])*MAX([.I95]/420; 1.2));2)" office:value-type="float" office:value="6.33" calcext:value-type="float">
            <text:p>6.33</text:p>
          </table:table-cell>
          <table:table-cell table:formula="of:=IFERROR((ROUND((((MIN(([.$C95]^2)/([.$T95]^2);[.$R$2])))*[.$J95]*0.8)+([.C95]/10))*5)+10; 0)" office:value-type="float" office:value="90" calcext:value-type="float">
            <text:p>90</text:p>
          </table:table-cell>
          <table:table-cell table:formula="of:=IFERROR(ROUND((MIN(([.$D95]^[.$L$2])/([.$T95]^2);[.$R$2]))*([.$J95]+[.$M$2]))*5;0)" office:value-type="float" office:value="25" calcext:value-type="float">
            <text:p>25</text:p>
          </table:table-cell>
          <table:table-cell table:formula="of:=IFERROR(ROUND((MIN(([.D95]+[.G95]+[.H95])/3/[.$T95];[.$R$2]))*([.$J95]+3))*5;0)" office:value-type="float" office:value="45" calcext:value-type="float">
            <text:p>45</text:p>
          </table:table-cell>
          <table:table-cell table:formula="of:=IFERROR(ROUND(((MIN(([.$H95]^2)/([.$T95]^2);[.$R$2]))*([.$J95]+3)*[.$T$2]))*5;0)" office:value-type="float" office:value="20" calcext:value-type="float">
            <text:p>20</text:p>
          </table:table-cell>
          <table:table-cell table:formula="of:=IFERROR(ROUND(((MIN(([.$E95]^2)/([.$T95]^2);[.$R$2]))*([.$J95]+3)*[.$T$2]))*5;0)" office:value-type="float" office:value="30" calcext:value-type="float">
            <text:p>30</text:p>
          </table:table-cell>
          <table:table-cell table:formula="of:=IFERROR(ROUND(((MIN(([.$G95]^2)/([.$T95]^2);[.$R$2]))*([.$J95]+3)*[.$T$2]))*5;0)" office:value-type="float" office:value="40" calcext:value-type="float">
            <text:p>40</text:p>
          </table:table-cell>
          <table:table-cell table:formula="of:=IFERROR(ROUND((MIN(([.$F95]^[.$Q$2])/([.$T95]^2);[.$R$2]))*([.$J95]+[.$M$2]))*5;0)" office:value-type="float" office:value="25" calcext:value-type="float">
            <text:p>25</text:p>
          </table:table-cell>
          <table:table-cell table:formula="of:=ROUND(AVERAGE([.K95:.Q95]))" office:value-type="float" office:value="39" calcext:value-type="float">
            <text:p>39</text:p>
          </table:table-cell>
          <table:table-cell table:formula="of:=ROUND((([.I95]/[.$S$1])*MAX([.I95]/350;0.8));2)" office:value-type="float" office:value="7.16" calcext:value-type="float">
            <text:p>7.16</text:p>
          </table:table-cell>
          <table:table-cell table:formula="of:=ROUND([.I95]/6;2)" office:value-type="float" office:value="79.17" calcext:value-type="float">
            <text:p>79.17</text:p>
          </table:table-cell>
          <table:table-cell/>
          <table:table-cell table:formula="of:=IFERROR(ROUND((((MIN(([.$C95]^2)/([.$T95]^2);[.$S$2])))*[.$S95]*0.8)+([.C95]/10))+10;10)" office:value-type="float" office:value="26" calcext:value-type="float">
            <text:p>26</text:p>
          </table:table-cell>
          <table:table-cell table:formula="of:=IFERROR(ROUND(((MIN(([.$D95]^2)/([.$T95]^2);[.$S$2])))*[.$S95]);0)" office:value-type="float" office:value="6" calcext:value-type="float">
            <text:p>6</text:p>
          </table:table-cell>
          <table:table-cell table:formula="of:=IFERROR(ROUND(MIN(([.D95]+[.G95]+[.H95])/3/[.$T95];[.$S$2])^2*[.$S95]);0)" office:value-type="float" office:value="7" calcext:value-type="float">
            <text:p>7</text:p>
          </table:table-cell>
          <table:table-cell table:formula="of:=IFERROR(ROUND(((MIN(([.H95]^2)/([.$T95]^2);[.$S$2])))*[.$S95]*[.$T$1]);0)" office:value-type="float" office:value="4" calcext:value-type="float">
            <text:p>4</text:p>
          </table:table-cell>
          <table:table-cell table:formula="of:=IFERROR(ROUND(((MIN(([.E95]^2)/([.$T95]^2);[.$S$2])))*[.$S95]*[.$T$1]);0)" office:value-type="float" office:value="5" calcext:value-type="float">
            <text:p>5</text:p>
          </table:table-cell>
          <table:table-cell table:formula="of:=IFERROR(ROUND(((MIN(([.G95]^2)/([.$T95]^2);[.$S$2])))*[.$S95]*[.$T$1]);0)" office:value-type="float" office:value="7" calcext:value-type="float">
            <text:p>7</text:p>
          </table:table-cell>
          <table:table-cell table:formula="of:=IFERROR(ROUND(((MIN(([.F95]^2)/([.$T95]^2);[.$S$2]))*[.$S95]));0)" office:value-type="float" office:value="6" calcext:value-type="float">
            <text:p>6</text:p>
          </table:table-cell>
          <table:table-cell table:formula="of:=ROUND(AVERAGE([.W95:.AB95]);2)" office:value-type="float" office:value="5.83" calcext:value-type="float">
            <text:p>5.83</text:p>
          </table:table-cell>
          <table:table-cell table:formula="of:=ROUND(AVERAGE([.AF95:.AK95]);2)" office:value-type="float" office:value="4.5" calcext:value-type="float">
            <text:p>4.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rimerID</text:p>
          </table:table-cell>
          <table:table-cell office:value-type="string" calcext:value-type="string">
            <text:p><text:a xlink:href="http://bulbapedia.bulbagarden.net/wiki/Grimer_(Pokémon)" xlink:type="simple">Grimer</text:a>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SUM([.C96:.H96])" office:value-type="float" office:value="325" calcext:value-type="float">
            <text:p>325</text:p>
          </table:table-cell>
          <table:table-cell table:formula="of:=ROUND((([.I96]/[.$S$1])*MAX([.I96]/420; 1.2));2)" office:value-type="float" office:value="4.33" calcext:value-type="float">
            <text:p>4.33</text:p>
          </table:table-cell>
          <table:table-cell table:formula="of:=IFERROR((ROUND((((MIN(([.$C96]^2)/([.$T96]^2);[.$R$2])))*[.$J96]*0.8)+([.C96]/10))*5)+10; 0)" office:value-type="float" office:value="90" calcext:value-type="float">
            <text:p>90</text:p>
          </table:table-cell>
          <table:table-cell table:formula="of:=IFERROR(ROUND((MIN(([.$D96]^[.$L$2])/([.$T96]^2);[.$R$2]))*([.$J96]+[.$M$2]))*5;0)" office:value-type="float" office:value="50" calcext:value-type="float">
            <text:p>50</text:p>
          </table:table-cell>
          <table:table-cell table:formula="of:=IFERROR(ROUND((MIN(([.D96]+[.G96]+[.H96])/3/[.$T96];[.$R$2]))*([.$J96]+3))*5;0)" office:value-type="float" office:value="35" calcext:value-type="float">
            <text:p>35</text:p>
          </table:table-cell>
          <table:table-cell table:formula="of:=IFERROR(ROUND(((MIN(([.$H96]^2)/([.$T96]^2);[.$R$2]))*([.$J96]+3)*[.$T$2]))*5;0)" office:value-type="float" office:value="5" calcext:value-type="float">
            <text:p>5</text:p>
          </table:table-cell>
          <table:table-cell table:formula="of:=IFERROR(ROUND(((MIN(([.$E96]^2)/([.$T96]^2);[.$R$2]))*([.$J96]+3)*[.$T$2]))*5;0)" office:value-type="float" office:value="20" calcext:value-type="float">
            <text:p>20</text:p>
          </table:table-cell>
          <table:table-cell table:formula="of:=IFERROR(ROUND(((MIN(([.$G96]^2)/([.$T96]^2);[.$R$2]))*([.$J96]+3)*[.$T$2]))*5;0)" office:value-type="float" office:value="20" calcext:value-type="float">
            <text:p>20</text:p>
          </table:table-cell>
          <table:table-cell table:formula="of:=IFERROR(ROUND((MIN(([.$F96]^[.$Q$2])/([.$T96]^2);[.$R$2]))*([.$J96]+[.$M$2]))*5;0)" office:value-type="float" office:value="10" calcext:value-type="float">
            <text:p>10</text:p>
          </table:table-cell>
          <table:table-cell table:formula="of:=ROUND(AVERAGE([.K96:.Q96]))" office:value-type="float" office:value="33" calcext:value-type="float">
            <text:p>33</text:p>
          </table:table-cell>
          <table:table-cell table:formula="of:=ROUND((([.I96]/[.$S$1])*MAX([.I96]/350;0.8));2)" office:value-type="float" office:value="3.35" calcext:value-type="float">
            <text:p>3.35</text:p>
          </table:table-cell>
          <table:table-cell table:formula="of:=ROUND([.I96]/6;2)" office:value-type="float" office:value="54.17" calcext:value-type="float">
            <text:p>54.17</text:p>
          </table:table-cell>
          <table:table-cell/>
          <table:table-cell table:formula="of:=IFERROR(ROUND((((MIN(([.$C96]^2)/([.$T96]^2);[.$S$2])))*[.$S96]*0.8)+([.C96]/10))+10;10)" office:value-type="float" office:value="23" calcext:value-type="float">
            <text:p>23</text:p>
          </table:table-cell>
          <table:table-cell table:formula="of:=IFERROR(ROUND(((MIN(([.$D96]^2)/([.$T96]^2);[.$S$2])))*[.$S96]);0)" office:value-type="float" office:value="7" calcext:value-type="float">
            <text:p>7</text:p>
          </table:table-cell>
          <table:table-cell table:formula="of:=IFERROR(ROUND(MIN(([.D96]+[.G96]+[.H96])/3/[.$T96];[.$S$2])^2*[.$S96]);0)" office:value-type="float" office:value="3" calcext:value-type="float">
            <text:p>3</text:p>
          </table:table-cell>
          <table:table-cell table:formula="of:=IFERROR(ROUND(((MIN(([.H96]^2)/([.$T96]^2);[.$S$2])))*[.$S96]*[.$T$1]);0)" office:value-type="float" office:value="0" calcext:value-type="float">
            <text:p>0</text:p>
          </table:table-cell>
          <table:table-cell table:formula="of:=IFERROR(ROUND(((MIN(([.E96]^2)/([.$T96]^2);[.$S$2])))*[.$S96]*[.$T$1]);0)" office:value-type="float" office:value="2" calcext:value-type="float">
            <text:p>2</text:p>
          </table:table-cell>
          <table:table-cell table:formula="of:=IFERROR(ROUND(((MIN(([.G96]^2)/([.$T96]^2);[.$S$2])))*[.$S96]*[.$T$1]);0)" office:value-type="float" office:value="2" calcext:value-type="float">
            <text:p>2</text:p>
          </table:table-cell>
          <table:table-cell table:formula="of:=IFERROR(ROUND(((MIN(([.F96]^2)/([.$T96]^2);[.$S$2]))*[.$S96]));0)" office:value-type="float" office:value="2" calcext:value-type="float">
            <text:p>2</text:p>
          </table:table-cell>
          <table:table-cell table:formula="of:=ROUND(AVERAGE([.W96:.AB96]);2)" office:value-type="float" office:value="2.67" calcext:value-type="float">
            <text:p>2.67</text:p>
          </table:table-cell>
          <table:table-cell table:formula="of:=ROUND(AVERAGE([.AF96:.AK96]);2)" office:value-type="float" office:value="2.17" calcext:value-type="float">
            <text:p>2.1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utBushID</text:p>
          </table:table-cell>
          <table:table-cell table:number-columns-repeated="7"/>
          <table:table-cell table:formula="of:=SUM([.C97:.H97])" office:value-type="float" office:value="0" calcext:value-type="float">
            <text:p>0</text:p>
          </table:table-cell>
          <table:table-cell table:formula="of:=ROUND((([.I97]/[.$S$1])*MAX([.I97]/420; 1.2));2)" office:value-type="float" office:value="0" calcext:value-type="float">
            <text:p>0</text:p>
          </table:table-cell>
          <table:table-cell table:formula="of:=IFERROR((ROUND((((MIN(([.$C97]^2)/([.$T97]^2);[.$R$2])))*[.$J97]*0.8)+([.C97]/10))*5)+10; 0)" office:value-type="float" office:value="0" calcext:value-type="float">
            <text:p>0</text:p>
          </table:table-cell>
          <table:table-cell table:formula="of:=IFERROR(ROUND((MIN(([.$D97]^[.$L$2])/([.$T97]^2);[.$R$2]))*([.$J97]+[.$M$2]))*5;0)" office:value-type="float" office:value="0" calcext:value-type="float">
            <text:p>0</text:p>
          </table:table-cell>
          <table:table-cell table:formula="of:=IFERROR(ROUND((MIN(([.D97]+[.G97]+[.H97])/3/[.$T97];[.$R$2]))*([.$J97]+3))*5;0)" office:value-type="float" office:value="0" calcext:value-type="float">
            <text:p>0</text:p>
          </table:table-cell>
          <table:table-cell table:formula="of:=IFERROR(ROUND(((MIN(([.$H97]^2)/([.$T97]^2);[.$R$2]))*([.$J97]+3)*[.$T$2]))*5;0)" office:value-type="float" office:value="0" calcext:value-type="float">
            <text:p>0</text:p>
          </table:table-cell>
          <table:table-cell table:formula="of:=IFERROR(ROUND(((MIN(([.$E97]^2)/([.$T97]^2);[.$R$2]))*([.$J97]+3)*[.$T$2]))*5;0)" office:value-type="float" office:value="0" calcext:value-type="float">
            <text:p>0</text:p>
          </table:table-cell>
          <table:table-cell table:formula="of:=IFERROR(ROUND(((MIN(([.$G97]^2)/([.$T97]^2);[.$R$2]))*([.$J97]+3)*[.$T$2]))*5;0)" office:value-type="float" office:value="0" calcext:value-type="float">
            <text:p>0</text:p>
          </table:table-cell>
          <table:table-cell table:formula="of:=IFERROR(ROUND((MIN(([.$F97]^[.$Q$2])/([.$T97]^2);[.$R$2]))*([.$J97]+[.$M$2]))*5;0)" office:value-type="float" office:value="0" calcext:value-type="float">
            <text:p>0</text:p>
          </table:table-cell>
          <table:table-cell table:formula="of:=ROUND(AVERAGE([.K97:.Q97]))" office:value-type="float" office:value="0" calcext:value-type="float">
            <text:p>0</text:p>
          </table:table-cell>
          <table:table-cell table:formula="of:=ROUND((([.I97]/[.$S$1])*MAX([.I9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97]^2)/([.$T97]^2);[.$S$2])))*[.$S97]*0.8)+([.C97]/10))+10;10)" office:value-type="float" office:value="10" calcext:value-type="float">
            <text:p>10</text:p>
          </table:table-cell>
          <table:table-cell table:formula="of:=IFERROR(ROUND(((MIN(([.$D97]^2)/([.$T97]^2);[.$S$2])))*[.$S97]);0)" office:value-type="float" office:value="0" calcext:value-type="float">
            <text:p>0</text:p>
          </table:table-cell>
          <table:table-cell table:formula="of:=IFERROR(ROUND(MIN(([.D97]+[.G97]+[.H97])/3/[.$T97];[.$S$2])^2*[.$S97]);0)" office:value-type="float" office:value="0" calcext:value-type="float">
            <text:p>0</text:p>
          </table:table-cell>
          <table:table-cell table:formula="of:=IFERROR(ROUND(((MIN(([.H97]^2)/([.$T97]^2);[.$S$2])))*[.$S97]*[.$T$1]);0)" office:value-type="float" office:value="0" calcext:value-type="float">
            <text:p>0</text:p>
          </table:table-cell>
          <table:table-cell table:formula="of:=IFERROR(ROUND(((MIN(([.E97]^2)/([.$T97]^2);[.$S$2])))*[.$S97]*[.$T$1]);0)" office:value-type="float" office:value="0" calcext:value-type="float">
            <text:p>0</text:p>
          </table:table-cell>
          <table:table-cell table:formula="of:=IFERROR(ROUND(((MIN(([.G97]^2)/([.$T97]^2);[.$S$2])))*[.$S97]*[.$T$1]);0)" office:value-type="float" office:value="0" calcext:value-type="float">
            <text:p>0</text:p>
          </table:table-cell>
          <table:table-cell table:formula="of:=IFERROR(ROUND(((MIN(([.F97]^2)/([.$T97]^2);[.$S$2]))*[.$S97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ockSmashID</text:p>
          </table:table-cell>
          <table:table-cell table:style-name="Default" table:number-columns-repeated="7"/>
          <table:table-cell table:formula="of:=SUM([.C98:.H98])" office:value-type="float" office:value="0" calcext:value-type="float">
            <text:p>0</text:p>
          </table:table-cell>
          <table:table-cell table:formula="of:=ROUND((([.I98]/[.$S$1])*MAX([.I98]/420; 1.2));2)" office:value-type="float" office:value="0" calcext:value-type="float">
            <text:p>0</text:p>
          </table:table-cell>
          <table:table-cell table:formula="of:=IFERROR((ROUND((((MIN(([.$C98]^2)/([.$T98]^2);[.$R$2])))*[.$J98]*0.8)+([.C98]/10))*5)+10; 0)" office:value-type="float" office:value="0" calcext:value-type="float">
            <text:p>0</text:p>
          </table:table-cell>
          <table:table-cell table:formula="of:=IFERROR(ROUND((MIN(([.$D98]^[.$L$2])/([.$T98]^2);[.$R$2]))*([.$J98]+[.$M$2]))*5;0)" office:value-type="float" office:value="0" calcext:value-type="float">
            <text:p>0</text:p>
          </table:table-cell>
          <table:table-cell table:formula="of:=IFERROR(ROUND((MIN(([.D98]+[.G98]+[.H98])/3/[.$T98];[.$R$2]))*([.$J98]+3))*5;0)" office:value-type="float" office:value="0" calcext:value-type="float">
            <text:p>0</text:p>
          </table:table-cell>
          <table:table-cell table:formula="of:=IFERROR(ROUND(((MIN(([.$H98]^2)/([.$T98]^2);[.$R$2]))*([.$J98]+3)*[.$T$2]))*5;0)" office:value-type="float" office:value="0" calcext:value-type="float">
            <text:p>0</text:p>
          </table:table-cell>
          <table:table-cell table:formula="of:=IFERROR(ROUND(((MIN(([.$E98]^2)/([.$T98]^2);[.$R$2]))*([.$J98]+3)*[.$T$2]))*5;0)" office:value-type="float" office:value="0" calcext:value-type="float">
            <text:p>0</text:p>
          </table:table-cell>
          <table:table-cell table:formula="of:=IFERROR(ROUND(((MIN(([.$G98]^2)/([.$T98]^2);[.$R$2]))*([.$J98]+3)*[.$T$2]))*5;0)" office:value-type="float" office:value="0" calcext:value-type="float">
            <text:p>0</text:p>
          </table:table-cell>
          <table:table-cell table:formula="of:=IFERROR(ROUND((MIN(([.$F98]^[.$Q$2])/([.$T98]^2);[.$R$2]))*([.$J98]+[.$M$2]))*5;0)" office:value-type="float" office:value="0" calcext:value-type="float">
            <text:p>0</text:p>
          </table:table-cell>
          <table:table-cell table:formula="of:=ROUND(AVERAGE([.K98:.Q98]))" office:value-type="float" office:value="0" calcext:value-type="float">
            <text:p>0</text:p>
          </table:table-cell>
          <table:table-cell table:formula="of:=ROUND((([.I98]/[.$S$1])*MAX([.I9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98]^2)/([.$T98]^2);[.$S$2])))*[.$S98]*0.8)+([.C98]/10))+10;10)" office:value-type="float" office:value="10" calcext:value-type="float">
            <text:p>10</text:p>
          </table:table-cell>
          <table:table-cell table:formula="of:=IFERROR(ROUND(((MIN(([.$D98]^2)/([.$T98]^2);[.$S$2])))*[.$S98]);0)" office:value-type="float" office:value="0" calcext:value-type="float">
            <text:p>0</text:p>
          </table:table-cell>
          <table:table-cell table:formula="of:=IFERROR(ROUND(MIN(([.D98]+[.G98]+[.H98])/3/[.$T98];[.$S$2])^2*[.$S98]);0)" office:value-type="float" office:value="0" calcext:value-type="float">
            <text:p>0</text:p>
          </table:table-cell>
          <table:table-cell table:formula="of:=IFERROR(ROUND(((MIN(([.H98]^2)/([.$T98]^2);[.$S$2])))*[.$S98]*[.$T$1]);0)" office:value-type="float" office:value="0" calcext:value-type="float">
            <text:p>0</text:p>
          </table:table-cell>
          <table:table-cell table:formula="of:=IFERROR(ROUND(((MIN(([.E98]^2)/([.$T98]^2);[.$S$2])))*[.$S98]*[.$T$1]);0)" office:value-type="float" office:value="0" calcext:value-type="float">
            <text:p>0</text:p>
          </table:table-cell>
          <table:table-cell table:formula="of:=IFERROR(ROUND(((MIN(([.G98]^2)/([.$T98]^2);[.$S$2])))*[.$S98]*[.$T$1]);0)" office:value-type="float" office:value="0" calcext:value-type="float">
            <text:p>0</text:p>
          </table:table-cell>
          <table:table-cell table:formula="of:=IFERROR(ROUND(((MIN(([.F98]^2)/([.$T98]^2);[.$S$2]))*[.$S98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rengthBoulderID</text:p>
          </table:table-cell>
          <table:table-cell table:number-columns-repeated="7"/>
          <table:table-cell table:formula="of:=SUM([.C99:.H99])" office:value-type="float" office:value="0" calcext:value-type="float">
            <text:p>0</text:p>
          </table:table-cell>
          <table:table-cell table:formula="of:=ROUND((([.I99]/[.$S$1])*MAX([.I99]/420; 1.2));2)" office:value-type="float" office:value="0" calcext:value-type="float">
            <text:p>0</text:p>
          </table:table-cell>
          <table:table-cell table:formula="of:=IFERROR((ROUND((((MIN(([.$C99]^2)/([.$T99]^2);[.$R$2])))*[.$J99]*0.8)+([.C99]/10))*5)+10; 0)" office:value-type="float" office:value="0" calcext:value-type="float">
            <text:p>0</text:p>
          </table:table-cell>
          <table:table-cell table:formula="of:=IFERROR(ROUND((MIN(([.$D99]^[.$L$2])/([.$T99]^2);[.$R$2]))*([.$J99]+[.$M$2]))*5;0)" office:value-type="float" office:value="0" calcext:value-type="float">
            <text:p>0</text:p>
          </table:table-cell>
          <table:table-cell table:formula="of:=IFERROR(ROUND((MIN(([.D99]+[.G99]+[.H99])/3/[.$T99];[.$R$2]))*([.$J99]+3))*5;0)" office:value-type="float" office:value="0" calcext:value-type="float">
            <text:p>0</text:p>
          </table:table-cell>
          <table:table-cell table:formula="of:=IFERROR(ROUND(((MIN(([.$H99]^2)/([.$T99]^2);[.$R$2]))*([.$J99]+3)*[.$T$2]))*5;0)" office:value-type="float" office:value="0" calcext:value-type="float">
            <text:p>0</text:p>
          </table:table-cell>
          <table:table-cell table:formula="of:=IFERROR(ROUND(((MIN(([.$E99]^2)/([.$T99]^2);[.$R$2]))*([.$J99]+3)*[.$T$2]))*5;0)" office:value-type="float" office:value="0" calcext:value-type="float">
            <text:p>0</text:p>
          </table:table-cell>
          <table:table-cell table:formula="of:=IFERROR(ROUND(((MIN(([.$G99]^2)/([.$T99]^2);[.$R$2]))*([.$J99]+3)*[.$T$2]))*5;0)" office:value-type="float" office:value="0" calcext:value-type="float">
            <text:p>0</text:p>
          </table:table-cell>
          <table:table-cell table:formula="of:=IFERROR(ROUND((MIN(([.$F99]^[.$Q$2])/([.$T99]^2);[.$R$2]))*([.$J99]+[.$M$2]))*5;0)" office:value-type="float" office:value="0" calcext:value-type="float">
            <text:p>0</text:p>
          </table:table-cell>
          <table:table-cell table:formula="of:=ROUND(AVERAGE([.K99:.Q99]))" office:value-type="float" office:value="0" calcext:value-type="float">
            <text:p>0</text:p>
          </table:table-cell>
          <table:table-cell table:formula="of:=ROUND((([.I99]/[.$S$1])*MAX([.I9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99]^2)/([.$T99]^2);[.$S$2])))*[.$S99]*0.8)+([.C99]/10))+10;10)" office:value-type="float" office:value="10" calcext:value-type="float">
            <text:p>10</text:p>
          </table:table-cell>
          <table:table-cell table:formula="of:=IFERROR(ROUND(((MIN(([.$D99]^2)/([.$T99]^2);[.$S$2])))*[.$S99]);0)" office:value-type="float" office:value="0" calcext:value-type="float">
            <text:p>0</text:p>
          </table:table-cell>
          <table:table-cell table:formula="of:=IFERROR(ROUND(MIN(([.D99]+[.G99]+[.H99])/3/[.$T99];[.$S$2])^2*[.$S99]);0)" office:value-type="float" office:value="0" calcext:value-type="float">
            <text:p>0</text:p>
          </table:table-cell>
          <table:table-cell table:formula="of:=IFERROR(ROUND(((MIN(([.H99]^2)/([.$T99]^2);[.$S$2])))*[.$S99]*[.$T$1]);0)" office:value-type="float" office:value="0" calcext:value-type="float">
            <text:p>0</text:p>
          </table:table-cell>
          <table:table-cell table:formula="of:=IFERROR(ROUND(((MIN(([.E99]^2)/([.$T99]^2);[.$S$2])))*[.$S99]*[.$T$1]);0)" office:value-type="float" office:value="0" calcext:value-type="float">
            <text:p>0</text:p>
          </table:table-cell>
          <table:table-cell table:formula="of:=IFERROR(ROUND(((MIN(([.G99]^2)/([.$T99]^2);[.$S$2])))*[.$S99]*[.$T$1]);0)" office:value-type="float" office:value="0" calcext:value-type="float">
            <text:p>0</text:p>
          </table:table-cell>
          <table:table-cell table:formula="of:=IFERROR(ROUND(((MIN(([.F99]^2)/([.$T99]^2);[.$S$2]))*[.$S99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orgonEgg2ID</text:p>
          </table:table-cell>
          <table:table-cell table:style-name="Default" table:number-columns-repeated="7"/>
          <table:table-cell table:formula="of:=SUM([.C100:.H100])" office:value-type="float" office:value="0" calcext:value-type="float">
            <text:p>0</text:p>
          </table:table-cell>
          <table:table-cell table:formula="of:=ROUND((([.I100]/[.$S$1])*MAX([.I100]/420; 1.2));2)" office:value-type="float" office:value="0" calcext:value-type="float">
            <text:p>0</text:p>
          </table:table-cell>
          <table:table-cell table:formula="of:=IFERROR((ROUND((((MIN(([.$C100]^2)/([.$T100]^2);[.$R$2])))*[.$J100]*0.8)+([.C100]/10))*5)+10; 0)" office:value-type="float" office:value="0" calcext:value-type="float">
            <text:p>0</text:p>
          </table:table-cell>
          <table:table-cell table:formula="of:=IFERROR(ROUND((MIN(([.$D100]^[.$L$2])/([.$T100]^2);[.$R$2]))*([.$J100]+[.$M$2]))*5;0)" office:value-type="float" office:value="0" calcext:value-type="float">
            <text:p>0</text:p>
          </table:table-cell>
          <table:table-cell table:formula="of:=IFERROR(ROUND((MIN(([.D100]+[.G100]+[.H100])/3/[.$T100];[.$R$2]))*([.$J100]+3))*5;0)" office:value-type="float" office:value="0" calcext:value-type="float">
            <text:p>0</text:p>
          </table:table-cell>
          <table:table-cell table:formula="of:=IFERROR(ROUND(((MIN(([.$H100]^2)/([.$T100]^2);[.$R$2]))*([.$J100]+3)*[.$T$2]))*5;0)" office:value-type="float" office:value="0" calcext:value-type="float">
            <text:p>0</text:p>
          </table:table-cell>
          <table:table-cell table:formula="of:=IFERROR(ROUND(((MIN(([.$E100]^2)/([.$T100]^2);[.$R$2]))*([.$J100]+3)*[.$T$2]))*5;0)" office:value-type="float" office:value="0" calcext:value-type="float">
            <text:p>0</text:p>
          </table:table-cell>
          <table:table-cell table:formula="of:=IFERROR(ROUND(((MIN(([.$G100]^2)/([.$T100]^2);[.$R$2]))*([.$J100]+3)*[.$T$2]))*5;0)" office:value-type="float" office:value="0" calcext:value-type="float">
            <text:p>0</text:p>
          </table:table-cell>
          <table:table-cell table:formula="of:=IFERROR(ROUND((MIN(([.$F100]^[.$Q$2])/([.$T100]^2);[.$R$2]))*([.$J100]+[.$M$2]))*5;0)" office:value-type="float" office:value="0" calcext:value-type="float">
            <text:p>0</text:p>
          </table:table-cell>
          <table:table-cell table:formula="of:=ROUND(AVERAGE([.K100:.Q100]))" office:value-type="float" office:value="0" calcext:value-type="float">
            <text:p>0</text:p>
          </table:table-cell>
          <table:table-cell table:formula="of:=ROUND((([.I100]/[.$S$1])*MAX([.I100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0]^2)/([.$T100]^2);[.$S$2])))*[.$S100]*0.8)+([.C100]/10))+10;10)" office:value-type="float" office:value="10" calcext:value-type="float">
            <text:p>10</text:p>
          </table:table-cell>
          <table:table-cell table:formula="of:=IFERROR(ROUND(((MIN(([.$D100]^2)/([.$T100]^2);[.$S$2])))*[.$S100]);0)" office:value-type="float" office:value="0" calcext:value-type="float">
            <text:p>0</text:p>
          </table:table-cell>
          <table:table-cell table:formula="of:=IFERROR(ROUND(MIN(([.D100]+[.G100]+[.H100])/3/[.$T100];[.$S$2])^2*[.$S100]);0)" office:value-type="float" office:value="0" calcext:value-type="float">
            <text:p>0</text:p>
          </table:table-cell>
          <table:table-cell table:formula="of:=IFERROR(ROUND(((MIN(([.H100]^2)/([.$T100]^2);[.$S$2])))*[.$S100]*[.$T$1]);0)" office:value-type="float" office:value="0" calcext:value-type="float">
            <text:p>0</text:p>
          </table:table-cell>
          <table:table-cell table:formula="of:=IFERROR(ROUND(((MIN(([.E100]^2)/([.$T100]^2);[.$S$2])))*[.$S100]*[.$T$1]);0)" office:value-type="float" office:value="0" calcext:value-type="float">
            <text:p>0</text:p>
          </table:table-cell>
          <table:table-cell table:formula="of:=IFERROR(ROUND(((MIN(([.G100]^2)/([.$T100]^2);[.$S$2])))*[.$S100]*[.$T$1]);0)" office:value-type="float" office:value="0" calcext:value-type="float">
            <text:p>0</text:p>
          </table:table-cell>
          <table:table-cell table:formula="of:=IFERROR(ROUND(((MIN(([.F100]^2)/([.$T100]^2);[.$S$2]))*[.$S100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Unused8ID</text:p>
          </table:table-cell>
          <table:table-cell table:number-columns-repeated="7"/>
          <table:table-cell table:formula="of:=SUM([.C101:.H101])" office:value-type="float" office:value="0" calcext:value-type="float">
            <text:p>0</text:p>
          </table:table-cell>
          <table:table-cell table:formula="of:=ROUND((([.I101]/[.$S$1])*MAX([.I101]/420; 1.2));2)" office:value-type="float" office:value="0" calcext:value-type="float">
            <text:p>0</text:p>
          </table:table-cell>
          <table:table-cell table:formula="of:=IFERROR((ROUND((((MIN(([.$C101]^2)/([.$T101]^2);[.$R$2])))*[.$J101]*0.8)+([.C101]/10))*5)+10; 0)" office:value-type="float" office:value="0" calcext:value-type="float">
            <text:p>0</text:p>
          </table:table-cell>
          <table:table-cell table:formula="of:=IFERROR(ROUND((MIN(([.$D101]^[.$L$2])/([.$T101]^2);[.$R$2]))*([.$J101]+[.$M$2]))*5;0)" office:value-type="float" office:value="0" calcext:value-type="float">
            <text:p>0</text:p>
          </table:table-cell>
          <table:table-cell table:formula="of:=IFERROR(ROUND((MIN(([.D101]+[.G101]+[.H101])/3/[.$T101];[.$R$2]))*([.$J101]+3))*5;0)" office:value-type="float" office:value="0" calcext:value-type="float">
            <text:p>0</text:p>
          </table:table-cell>
          <table:table-cell table:formula="of:=IFERROR(ROUND(((MIN(([.$H101]^2)/([.$T101]^2);[.$R$2]))*([.$J101]+3)*[.$T$2]))*5;0)" office:value-type="float" office:value="0" calcext:value-type="float">
            <text:p>0</text:p>
          </table:table-cell>
          <table:table-cell table:formula="of:=IFERROR(ROUND(((MIN(([.$E101]^2)/([.$T101]^2);[.$R$2]))*([.$J101]+3)*[.$T$2]))*5;0)" office:value-type="float" office:value="0" calcext:value-type="float">
            <text:p>0</text:p>
          </table:table-cell>
          <table:table-cell table:formula="of:=IFERROR(ROUND(((MIN(([.$G101]^2)/([.$T101]^2);[.$R$2]))*([.$J101]+3)*[.$T$2]))*5;0)" office:value-type="float" office:value="0" calcext:value-type="float">
            <text:p>0</text:p>
          </table:table-cell>
          <table:table-cell table:formula="of:=IFERROR(ROUND((MIN(([.$F101]^[.$Q$2])/([.$T101]^2);[.$R$2]))*([.$J101]+[.$M$2]))*5;0)" office:value-type="float" office:value="0" calcext:value-type="float">
            <text:p>0</text:p>
          </table:table-cell>
          <table:table-cell table:formula="of:=ROUND(AVERAGE([.K101:.Q101]))" office:value-type="float" office:value="0" calcext:value-type="float">
            <text:p>0</text:p>
          </table:table-cell>
          <table:table-cell table:formula="of:=ROUND((([.I101]/[.$S$1])*MAX([.I10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1]^2)/([.$T101]^2);[.$S$2])))*[.$S101]*0.8)+([.C101]/10))+10;10)" office:value-type="float" office:value="10" calcext:value-type="float">
            <text:p>10</text:p>
          </table:table-cell>
          <table:table-cell table:formula="of:=IFERROR(ROUND(((MIN(([.$D101]^2)/([.$T101]^2);[.$S$2])))*[.$S101]);0)" office:value-type="float" office:value="0" calcext:value-type="float">
            <text:p>0</text:p>
          </table:table-cell>
          <table:table-cell table:formula="of:=IFERROR(ROUND(MIN(([.D101]+[.G101]+[.H101])/3/[.$T101];[.$S$2])^2*[.$S101]);0)" office:value-type="float" office:value="0" calcext:value-type="float">
            <text:p>0</text:p>
          </table:table-cell>
          <table:table-cell table:formula="of:=IFERROR(ROUND(((MIN(([.H101]^2)/([.$T101]^2);[.$S$2])))*[.$S101]*[.$T$1]);0)" office:value-type="float" office:value="0" calcext:value-type="float">
            <text:p>0</text:p>
          </table:table-cell>
          <table:table-cell table:formula="of:=IFERROR(ROUND(((MIN(([.E101]^2)/([.$T101]^2);[.$S$2])))*[.$S101]*[.$T$1]);0)" office:value-type="float" office:value="0" calcext:value-type="float">
            <text:p>0</text:p>
          </table:table-cell>
          <table:table-cell table:formula="of:=IFERROR(ROUND(((MIN(([.G101]^2)/([.$T101]^2);[.$S$2])))*[.$S101]*[.$T$1]);0)" office:value-type="float" office:value="0" calcext:value-type="float">
            <text:p>0</text:p>
          </table:table-cell>
          <table:table-cell table:formula="of:=IFERROR(ROUND(((MIN(([.F101]^2)/([.$T101]^2);[.$S$2]))*[.$S101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eathgoyleID</text:p>
          </table:table-cell>
          <table:table-cell table:style-name="Default" table:number-columns-repeated="7"/>
          <table:table-cell table:formula="of:=SUM([.C102:.H102])" office:value-type="float" office:value="0" calcext:value-type="float">
            <text:p>0</text:p>
          </table:table-cell>
          <table:table-cell table:formula="of:=ROUND((([.I102]/[.$S$1])*MAX([.I102]/420; 1.2));2)" office:value-type="float" office:value="0" calcext:value-type="float">
            <text:p>0</text:p>
          </table:table-cell>
          <table:table-cell table:formula="of:=IFERROR((ROUND((((MIN(([.$C102]^2)/([.$T102]^2);[.$R$2])))*[.$J102]*0.8)+([.C102]/10))*5)+10; 0)" office:value-type="float" office:value="0" calcext:value-type="float">
            <text:p>0</text:p>
          </table:table-cell>
          <table:table-cell table:formula="of:=IFERROR(ROUND((MIN(([.$D102]^[.$L$2])/([.$T102]^2);[.$R$2]))*([.$J102]+[.$M$2]))*5;0)" office:value-type="float" office:value="0" calcext:value-type="float">
            <text:p>0</text:p>
          </table:table-cell>
          <table:table-cell table:formula="of:=IFERROR(ROUND((MIN(([.D102]+[.G102]+[.H102])/3/[.$T102];[.$R$2]))*([.$J102]+3))*5;0)" office:value-type="float" office:value="0" calcext:value-type="float">
            <text:p>0</text:p>
          </table:table-cell>
          <table:table-cell table:formula="of:=IFERROR(ROUND(((MIN(([.$H102]^2)/([.$T102]^2);[.$R$2]))*([.$J102]+3)*[.$T$2]))*5;0)" office:value-type="float" office:value="0" calcext:value-type="float">
            <text:p>0</text:p>
          </table:table-cell>
          <table:table-cell table:formula="of:=IFERROR(ROUND(((MIN(([.$E102]^2)/([.$T102]^2);[.$R$2]))*([.$J102]+3)*[.$T$2]))*5;0)" office:value-type="float" office:value="0" calcext:value-type="float">
            <text:p>0</text:p>
          </table:table-cell>
          <table:table-cell table:formula="of:=IFERROR(ROUND(((MIN(([.$G102]^2)/([.$T102]^2);[.$R$2]))*([.$J102]+3)*[.$T$2]))*5;0)" office:value-type="float" office:value="0" calcext:value-type="float">
            <text:p>0</text:p>
          </table:table-cell>
          <table:table-cell table:formula="of:=IFERROR(ROUND((MIN(([.$F102]^[.$Q$2])/([.$T102]^2);[.$R$2]))*([.$J102]+[.$M$2]))*5;0)" office:value-type="float" office:value="0" calcext:value-type="float">
            <text:p>0</text:p>
          </table:table-cell>
          <table:table-cell table:formula="of:=ROUND(AVERAGE([.K102:.Q102]))" office:value-type="float" office:value="0" calcext:value-type="float">
            <text:p>0</text:p>
          </table:table-cell>
          <table:table-cell table:formula="of:=ROUND((([.I102]/[.$S$1])*MAX([.I10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2]^2)/([.$T102]^2);[.$S$2])))*[.$S102]*0.8)+([.C102]/10))+10;10)" office:value-type="float" office:value="10" calcext:value-type="float">
            <text:p>10</text:p>
          </table:table-cell>
          <table:table-cell table:formula="of:=IFERROR(ROUND(((MIN(([.$D102]^2)/([.$T102]^2);[.$S$2])))*[.$S102]);0)" office:value-type="float" office:value="0" calcext:value-type="float">
            <text:p>0</text:p>
          </table:table-cell>
          <table:table-cell table:formula="of:=IFERROR(ROUND(MIN(([.D102]+[.G102]+[.H102])/3/[.$T102];[.$S$2])^2*[.$S102]);0)" office:value-type="float" office:value="0" calcext:value-type="float">
            <text:p>0</text:p>
          </table:table-cell>
          <table:table-cell table:formula="of:=IFERROR(ROUND(((MIN(([.H102]^2)/([.$T102]^2);[.$S$2])))*[.$S102]*[.$T$1]);0)" office:value-type="float" office:value="0" calcext:value-type="float">
            <text:p>0</text:p>
          </table:table-cell>
          <table:table-cell table:formula="of:=IFERROR(ROUND(((MIN(([.E102]^2)/([.$T102]^2);[.$S$2])))*[.$S102]*[.$T$1]);0)" office:value-type="float" office:value="0" calcext:value-type="float">
            <text:p>0</text:p>
          </table:table-cell>
          <table:table-cell table:formula="of:=IFERROR(ROUND(((MIN(([.G102]^2)/([.$T102]^2);[.$S$2])))*[.$S102]*[.$T$1]);0)" office:value-type="float" office:value="0" calcext:value-type="float">
            <text:p>0</text:p>
          </table:table-cell>
          <table:table-cell table:formula="of:=IFERROR(ROUND(((MIN(([.F102]^2)/([.$T102]^2);[.$S$2]))*[.$S102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racoZombieID</text:p>
          </table:table-cell>
          <table:table-cell table:number-columns-repeated="7"/>
          <table:table-cell table:formula="of:=SUM([.C103:.H103])" office:value-type="float" office:value="0" calcext:value-type="float">
            <text:p>0</text:p>
          </table:table-cell>
          <table:table-cell table:formula="of:=ROUND((([.I103]/[.$S$1])*MAX([.I103]/420; 1.2));2)" office:value-type="float" office:value="0" calcext:value-type="float">
            <text:p>0</text:p>
          </table:table-cell>
          <table:table-cell table:formula="of:=IFERROR((ROUND((((MIN(([.$C103]^2)/([.$T103]^2);[.$R$2])))*[.$J103]*0.8)+([.C103]/10))*5)+10; 0)" office:value-type="float" office:value="0" calcext:value-type="float">
            <text:p>0</text:p>
          </table:table-cell>
          <table:table-cell table:formula="of:=IFERROR(ROUND((MIN(([.$D103]^[.$L$2])/([.$T103]^2);[.$R$2]))*([.$J103]+[.$M$2]))*5;0)" office:value-type="float" office:value="0" calcext:value-type="float">
            <text:p>0</text:p>
          </table:table-cell>
          <table:table-cell table:formula="of:=IFERROR(ROUND((MIN(([.D103]+[.G103]+[.H103])/3/[.$T103];[.$R$2]))*([.$J103]+3))*5;0)" office:value-type="float" office:value="0" calcext:value-type="float">
            <text:p>0</text:p>
          </table:table-cell>
          <table:table-cell table:formula="of:=IFERROR(ROUND(((MIN(([.$H103]^2)/([.$T103]^2);[.$R$2]))*([.$J103]+3)*[.$T$2]))*5;0)" office:value-type="float" office:value="0" calcext:value-type="float">
            <text:p>0</text:p>
          </table:table-cell>
          <table:table-cell table:formula="of:=IFERROR(ROUND(((MIN(([.$E103]^2)/([.$T103]^2);[.$R$2]))*([.$J103]+3)*[.$T$2]))*5;0)" office:value-type="float" office:value="0" calcext:value-type="float">
            <text:p>0</text:p>
          </table:table-cell>
          <table:table-cell table:formula="of:=IFERROR(ROUND(((MIN(([.$G103]^2)/([.$T103]^2);[.$R$2]))*([.$J103]+3)*[.$T$2]))*5;0)" office:value-type="float" office:value="0" calcext:value-type="float">
            <text:p>0</text:p>
          </table:table-cell>
          <table:table-cell table:formula="of:=IFERROR(ROUND((MIN(([.$F103]^[.$Q$2])/([.$T103]^2);[.$R$2]))*([.$J103]+[.$M$2]))*5;0)" office:value-type="float" office:value="0" calcext:value-type="float">
            <text:p>0</text:p>
          </table:table-cell>
          <table:table-cell table:formula="of:=ROUND(AVERAGE([.K103:.Q103]))" office:value-type="float" office:value="0" calcext:value-type="float">
            <text:p>0</text:p>
          </table:table-cell>
          <table:table-cell table:formula="of:=ROUND((([.I103]/[.$S$1])*MAX([.I10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3]^2)/([.$T103]^2);[.$S$2])))*[.$S103]*0.8)+([.C103]/10))+10;10)" office:value-type="float" office:value="10" calcext:value-type="float">
            <text:p>10</text:p>
          </table:table-cell>
          <table:table-cell table:formula="of:=IFERROR(ROUND(((MIN(([.$D103]^2)/([.$T103]^2);[.$S$2])))*[.$S103]);0)" office:value-type="float" office:value="0" calcext:value-type="float">
            <text:p>0</text:p>
          </table:table-cell>
          <table:table-cell table:formula="of:=IFERROR(ROUND(MIN(([.D103]+[.G103]+[.H103])/3/[.$T103];[.$S$2])^2*[.$S103]);0)" office:value-type="float" office:value="0" calcext:value-type="float">
            <text:p>0</text:p>
          </table:table-cell>
          <table:table-cell table:formula="of:=IFERROR(ROUND(((MIN(([.H103]^2)/([.$T103]^2);[.$S$2])))*[.$S103]*[.$T$1]);0)" office:value-type="float" office:value="0" calcext:value-type="float">
            <text:p>0</text:p>
          </table:table-cell>
          <table:table-cell table:formula="of:=IFERROR(ROUND(((MIN(([.E103]^2)/([.$T103]^2);[.$S$2])))*[.$S103]*[.$T$1]);0)" office:value-type="float" office:value="0" calcext:value-type="float">
            <text:p>0</text:p>
          </table:table-cell>
          <table:table-cell table:formula="of:=IFERROR(ROUND(((MIN(([.G103]^2)/([.$T103]^2);[.$S$2])))*[.$S103]*[.$T$1]);0)" office:value-type="float" office:value="0" calcext:value-type="float">
            <text:p>0</text:p>
          </table:table-cell>
          <table:table-cell table:formula="of:=IFERROR(ROUND(((MIN(([.F103]^2)/([.$T103]^2);[.$S$2]))*[.$S103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emonKingID</text:p>
          </table:table-cell>
          <table:table-cell table:style-name="Default" table:number-columns-repeated="7"/>
          <table:table-cell table:formula="of:=SUM([.C104:.H104])" office:value-type="float" office:value="0" calcext:value-type="float">
            <text:p>0</text:p>
          </table:table-cell>
          <table:table-cell table:formula="of:=ROUND((([.I104]/[.$S$1])*MAX([.I104]/420; 1.2));2)" office:value-type="float" office:value="0" calcext:value-type="float">
            <text:p>0</text:p>
          </table:table-cell>
          <table:table-cell table:formula="of:=IFERROR((ROUND((((MIN(([.$C104]^2)/([.$T104]^2);[.$R$2])))*[.$J104]*0.8)+([.C104]/10))*5)+10; 0)" office:value-type="float" office:value="0" calcext:value-type="float">
            <text:p>0</text:p>
          </table:table-cell>
          <table:table-cell table:formula="of:=IFERROR(ROUND((MIN(([.$D104]^[.$L$2])/([.$T104]^2);[.$R$2]))*([.$J104]+[.$M$2]))*5;0)" office:value-type="float" office:value="0" calcext:value-type="float">
            <text:p>0</text:p>
          </table:table-cell>
          <table:table-cell table:formula="of:=IFERROR(ROUND((MIN(([.D104]+[.G104]+[.H104])/3/[.$T104];[.$R$2]))*([.$J104]+3))*5;0)" office:value-type="float" office:value="0" calcext:value-type="float">
            <text:p>0</text:p>
          </table:table-cell>
          <table:table-cell table:formula="of:=IFERROR(ROUND(((MIN(([.$H104]^2)/([.$T104]^2);[.$R$2]))*([.$J104]+3)*[.$T$2]))*5;0)" office:value-type="float" office:value="0" calcext:value-type="float">
            <text:p>0</text:p>
          </table:table-cell>
          <table:table-cell table:formula="of:=IFERROR(ROUND(((MIN(([.$E104]^2)/([.$T104]^2);[.$R$2]))*([.$J104]+3)*[.$T$2]))*5;0)" office:value-type="float" office:value="0" calcext:value-type="float">
            <text:p>0</text:p>
          </table:table-cell>
          <table:table-cell table:formula="of:=IFERROR(ROUND(((MIN(([.$G104]^2)/([.$T104]^2);[.$R$2]))*([.$J104]+3)*[.$T$2]))*5;0)" office:value-type="float" office:value="0" calcext:value-type="float">
            <text:p>0</text:p>
          </table:table-cell>
          <table:table-cell table:formula="of:=IFERROR(ROUND((MIN(([.$F104]^[.$Q$2])/([.$T104]^2);[.$R$2]))*([.$J104]+[.$M$2]))*5;0)" office:value-type="float" office:value="0" calcext:value-type="float">
            <text:p>0</text:p>
          </table:table-cell>
          <table:table-cell table:formula="of:=ROUND(AVERAGE([.K104:.Q104]))" office:value-type="float" office:value="0" calcext:value-type="float">
            <text:p>0</text:p>
          </table:table-cell>
          <table:table-cell table:formula="of:=ROUND((([.I104]/[.$S$1])*MAX([.I10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4]^2)/([.$T104]^2);[.$S$2])))*[.$S104]*0.8)+([.C104]/10))+10;10)" office:value-type="float" office:value="10" calcext:value-type="float">
            <text:p>10</text:p>
          </table:table-cell>
          <table:table-cell table:formula="of:=IFERROR(ROUND(((MIN(([.$D104]^2)/([.$T104]^2);[.$S$2])))*[.$S104]);0)" office:value-type="float" office:value="0" calcext:value-type="float">
            <text:p>0</text:p>
          </table:table-cell>
          <table:table-cell table:formula="of:=IFERROR(ROUND(MIN(([.D104]+[.G104]+[.H104])/3/[.$T104];[.$S$2])^2*[.$S104]);0)" office:value-type="float" office:value="0" calcext:value-type="float">
            <text:p>0</text:p>
          </table:table-cell>
          <table:table-cell table:formula="of:=IFERROR(ROUND(((MIN(([.H104]^2)/([.$T104]^2);[.$S$2])))*[.$S104]*[.$T$1]);0)" office:value-type="float" office:value="0" calcext:value-type="float">
            <text:p>0</text:p>
          </table:table-cell>
          <table:table-cell table:formula="of:=IFERROR(ROUND(((MIN(([.E104]^2)/([.$T104]^2);[.$S$2])))*[.$S104]*[.$T$1]);0)" office:value-type="float" office:value="0" calcext:value-type="float">
            <text:p>0</text:p>
          </table:table-cell>
          <table:table-cell table:formula="of:=IFERROR(ROUND(((MIN(([.G104]^2)/([.$T104]^2);[.$S$2])))*[.$S104]*[.$T$1]);0)" office:value-type="float" office:value="0" calcext:value-type="float">
            <text:p>0</text:p>
          </table:table-cell>
          <table:table-cell table:formula="of:=IFERROR(ROUND(((MIN(([.F104]^2)/([.$T104]^2);[.$S$2]))*[.$S104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assID</text:p>
          </table:table-cell>
          <table:table-cell table:number-columns-repeated="7"/>
          <table:table-cell table:formula="of:=SUM([.C105:.H105])" office:value-type="float" office:value="0" calcext:value-type="float">
            <text:p>0</text:p>
          </table:table-cell>
          <table:table-cell table:formula="of:=ROUND((([.I105]/[.$S$1])*MAX([.I105]/420; 1.2));2)" office:value-type="float" office:value="0" calcext:value-type="float">
            <text:p>0</text:p>
          </table:table-cell>
          <table:table-cell table:formula="of:=IFERROR((ROUND((((MIN(([.$C105]^2)/([.$T105]^2);[.$R$2])))*[.$J105]*0.8)+([.C105]/10))*5)+10; 0)" office:value-type="float" office:value="0" calcext:value-type="float">
            <text:p>0</text:p>
          </table:table-cell>
          <table:table-cell table:formula="of:=IFERROR(ROUND((MIN(([.$D105]^[.$L$2])/([.$T105]^2);[.$R$2]))*([.$J105]+[.$M$2]))*5;0)" office:value-type="float" office:value="0" calcext:value-type="float">
            <text:p>0</text:p>
          </table:table-cell>
          <table:table-cell table:formula="of:=IFERROR(ROUND((MIN(([.D105]+[.G105]+[.H105])/3/[.$T105];[.$R$2]))*([.$J105]+3))*5;0)" office:value-type="float" office:value="0" calcext:value-type="float">
            <text:p>0</text:p>
          </table:table-cell>
          <table:table-cell table:formula="of:=IFERROR(ROUND(((MIN(([.$H105]^2)/([.$T105]^2);[.$R$2]))*([.$J105]+3)*[.$T$2]))*5;0)" office:value-type="float" office:value="0" calcext:value-type="float">
            <text:p>0</text:p>
          </table:table-cell>
          <table:table-cell table:formula="of:=IFERROR(ROUND(((MIN(([.$E105]^2)/([.$T105]^2);[.$R$2]))*([.$J105]+3)*[.$T$2]))*5;0)" office:value-type="float" office:value="0" calcext:value-type="float">
            <text:p>0</text:p>
          </table:table-cell>
          <table:table-cell table:formula="of:=IFERROR(ROUND(((MIN(([.$G105]^2)/([.$T105]^2);[.$R$2]))*([.$J105]+3)*[.$T$2]))*5;0)" office:value-type="float" office:value="0" calcext:value-type="float">
            <text:p>0</text:p>
          </table:table-cell>
          <table:table-cell table:formula="of:=IFERROR(ROUND((MIN(([.$F105]^[.$Q$2])/([.$T105]^2);[.$R$2]))*([.$J105]+[.$M$2]))*5;0)" office:value-type="float" office:value="0" calcext:value-type="float">
            <text:p>0</text:p>
          </table:table-cell>
          <table:table-cell table:formula="of:=ROUND(AVERAGE([.K105:.Q105]))" office:value-type="float" office:value="0" calcext:value-type="float">
            <text:p>0</text:p>
          </table:table-cell>
          <table:table-cell table:formula="of:=ROUND((([.I105]/[.$S$1])*MAX([.I105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5]^2)/([.$T105]^2);[.$S$2])))*[.$S105]*0.8)+([.C105]/10))+10;10)" office:value-type="float" office:value="10" calcext:value-type="float">
            <text:p>10</text:p>
          </table:table-cell>
          <table:table-cell table:formula="of:=IFERROR(ROUND(((MIN(([.$D105]^2)/([.$T105]^2);[.$S$2])))*[.$S105]);0)" office:value-type="float" office:value="0" calcext:value-type="float">
            <text:p>0</text:p>
          </table:table-cell>
          <table:table-cell table:formula="of:=IFERROR(ROUND(MIN(([.D105]+[.G105]+[.H105])/3/[.$T105];[.$S$2])^2*[.$S105]);0)" office:value-type="float" office:value="0" calcext:value-type="float">
            <text:p>0</text:p>
          </table:table-cell>
          <table:table-cell table:formula="of:=IFERROR(ROUND(((MIN(([.H105]^2)/([.$T105]^2);[.$S$2])))*[.$S105]*[.$T$1]);0)" office:value-type="float" office:value="0" calcext:value-type="float">
            <text:p>0</text:p>
          </table:table-cell>
          <table:table-cell table:formula="of:=IFERROR(ROUND(((MIN(([.E105]^2)/([.$T105]^2);[.$S$2])))*[.$S105]*[.$T$1]);0)" office:value-type="float" office:value="0" calcext:value-type="float">
            <text:p>0</text:p>
          </table:table-cell>
          <table:table-cell table:formula="of:=IFERROR(ROUND(((MIN(([.G105]^2)/([.$T105]^2);[.$S$2])))*[.$S105]*[.$T$1]);0)" office:value-type="float" office:value="0" calcext:value-type="float">
            <text:p>0</text:p>
          </table:table-cell>
          <table:table-cell table:formula="of:=IFERROR(ROUND(((MIN(([.F105]^2)/([.$T105]^2);[.$S$2]))*[.$S105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icnickerID</text:p>
          </table:table-cell>
          <table:table-cell table:style-name="Default" table:number-columns-repeated="7"/>
          <table:table-cell table:formula="of:=SUM([.C106:.H106])" office:value-type="float" office:value="0" calcext:value-type="float">
            <text:p>0</text:p>
          </table:table-cell>
          <table:table-cell table:formula="of:=ROUND((([.I106]/[.$S$1])*MAX([.I106]/420; 1.2));2)" office:value-type="float" office:value="0" calcext:value-type="float">
            <text:p>0</text:p>
          </table:table-cell>
          <table:table-cell table:formula="of:=IFERROR((ROUND((((MIN(([.$C106]^2)/([.$T106]^2);[.$R$2])))*[.$J106]*0.8)+([.C106]/10))*5)+10; 0)" office:value-type="float" office:value="0" calcext:value-type="float">
            <text:p>0</text:p>
          </table:table-cell>
          <table:table-cell table:formula="of:=IFERROR(ROUND((MIN(([.$D106]^[.$L$2])/([.$T106]^2);[.$R$2]))*([.$J106]+[.$M$2]))*5;0)" office:value-type="float" office:value="0" calcext:value-type="float">
            <text:p>0</text:p>
          </table:table-cell>
          <table:table-cell table:formula="of:=IFERROR(ROUND((MIN(([.D106]+[.G106]+[.H106])/3/[.$T106];[.$R$2]))*([.$J106]+3))*5;0)" office:value-type="float" office:value="0" calcext:value-type="float">
            <text:p>0</text:p>
          </table:table-cell>
          <table:table-cell table:formula="of:=IFERROR(ROUND(((MIN(([.$H106]^2)/([.$T106]^2);[.$R$2]))*([.$J106]+3)*[.$T$2]))*5;0)" office:value-type="float" office:value="0" calcext:value-type="float">
            <text:p>0</text:p>
          </table:table-cell>
          <table:table-cell table:formula="of:=IFERROR(ROUND(((MIN(([.$E106]^2)/([.$T106]^2);[.$R$2]))*([.$J106]+3)*[.$T$2]))*5;0)" office:value-type="float" office:value="0" calcext:value-type="float">
            <text:p>0</text:p>
          </table:table-cell>
          <table:table-cell table:formula="of:=IFERROR(ROUND(((MIN(([.$G106]^2)/([.$T106]^2);[.$R$2]))*([.$J106]+3)*[.$T$2]))*5;0)" office:value-type="float" office:value="0" calcext:value-type="float">
            <text:p>0</text:p>
          </table:table-cell>
          <table:table-cell table:formula="of:=IFERROR(ROUND((MIN(([.$F106]^[.$Q$2])/([.$T106]^2);[.$R$2]))*([.$J106]+[.$M$2]))*5;0)" office:value-type="float" office:value="0" calcext:value-type="float">
            <text:p>0</text:p>
          </table:table-cell>
          <table:table-cell table:formula="of:=ROUND(AVERAGE([.K106:.Q106]))" office:value-type="float" office:value="0" calcext:value-type="float">
            <text:p>0</text:p>
          </table:table-cell>
          <table:table-cell table:formula="of:=ROUND((([.I106]/[.$S$1])*MAX([.I106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6]^2)/([.$T106]^2);[.$S$2])))*[.$S106]*0.8)+([.C106]/10))+10;10)" office:value-type="float" office:value="10" calcext:value-type="float">
            <text:p>10</text:p>
          </table:table-cell>
          <table:table-cell table:formula="of:=IFERROR(ROUND(((MIN(([.$D106]^2)/([.$T106]^2);[.$S$2])))*[.$S106]);0)" office:value-type="float" office:value="0" calcext:value-type="float">
            <text:p>0</text:p>
          </table:table-cell>
          <table:table-cell table:formula="of:=IFERROR(ROUND(MIN(([.D106]+[.G106]+[.H106])/3/[.$T106];[.$S$2])^2*[.$S106]);0)" office:value-type="float" office:value="0" calcext:value-type="float">
            <text:p>0</text:p>
          </table:table-cell>
          <table:table-cell table:formula="of:=IFERROR(ROUND(((MIN(([.H106]^2)/([.$T106]^2);[.$S$2])))*[.$S106]*[.$T$1]);0)" office:value-type="float" office:value="0" calcext:value-type="float">
            <text:p>0</text:p>
          </table:table-cell>
          <table:table-cell table:formula="of:=IFERROR(ROUND(((MIN(([.E106]^2)/([.$T106]^2);[.$S$2])))*[.$S106]*[.$T$1]);0)" office:value-type="float" office:value="0" calcext:value-type="float">
            <text:p>0</text:p>
          </table:table-cell>
          <table:table-cell table:formula="of:=IFERROR(ROUND(((MIN(([.G106]^2)/([.$T106]^2);[.$S$2])))*[.$S106]*[.$T$1]);0)" office:value-type="float" office:value="0" calcext:value-type="float">
            <text:p>0</text:p>
          </table:table-cell>
          <table:table-cell table:formula="of:=IFERROR(ROUND(((MIN(([.F106]^2)/([.$T106]^2);[.$S$2]))*[.$S106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licemanID</text:p>
          </table:table-cell>
          <table:table-cell table:number-columns-repeated="7"/>
          <table:table-cell table:formula="of:=SUM([.C107:.H107])" office:value-type="float" office:value="0" calcext:value-type="float">
            <text:p>0</text:p>
          </table:table-cell>
          <table:table-cell table:formula="of:=ROUND((([.I107]/[.$S$1])*MAX([.I107]/420; 1.2));2)" office:value-type="float" office:value="0" calcext:value-type="float">
            <text:p>0</text:p>
          </table:table-cell>
          <table:table-cell table:formula="of:=IFERROR((ROUND((((MIN(([.$C107]^2)/([.$T107]^2);[.$R$2])))*[.$J107]*0.8)+([.C107]/10))*5)+10; 0)" office:value-type="float" office:value="0" calcext:value-type="float">
            <text:p>0</text:p>
          </table:table-cell>
          <table:table-cell table:formula="of:=IFERROR(ROUND((MIN(([.$D107]^[.$L$2])/([.$T107]^2);[.$R$2]))*([.$J107]+[.$M$2]))*5;0)" office:value-type="float" office:value="0" calcext:value-type="float">
            <text:p>0</text:p>
          </table:table-cell>
          <table:table-cell table:formula="of:=IFERROR(ROUND((MIN(([.D107]+[.G107]+[.H107])/3/[.$T107];[.$R$2]))*([.$J107]+3))*5;0)" office:value-type="float" office:value="0" calcext:value-type="float">
            <text:p>0</text:p>
          </table:table-cell>
          <table:table-cell table:formula="of:=IFERROR(ROUND(((MIN(([.$H107]^2)/([.$T107]^2);[.$R$2]))*([.$J107]+3)*[.$T$2]))*5;0)" office:value-type="float" office:value="0" calcext:value-type="float">
            <text:p>0</text:p>
          </table:table-cell>
          <table:table-cell table:formula="of:=IFERROR(ROUND(((MIN(([.$E107]^2)/([.$T107]^2);[.$R$2]))*([.$J107]+3)*[.$T$2]))*5;0)" office:value-type="float" office:value="0" calcext:value-type="float">
            <text:p>0</text:p>
          </table:table-cell>
          <table:table-cell table:formula="of:=IFERROR(ROUND(((MIN(([.$G107]^2)/([.$T107]^2);[.$R$2]))*([.$J107]+3)*[.$T$2]))*5;0)" office:value-type="float" office:value="0" calcext:value-type="float">
            <text:p>0</text:p>
          </table:table-cell>
          <table:table-cell table:formula="of:=IFERROR(ROUND((MIN(([.$F107]^[.$Q$2])/([.$T107]^2);[.$R$2]))*([.$J107]+[.$M$2]))*5;0)" office:value-type="float" office:value="0" calcext:value-type="float">
            <text:p>0</text:p>
          </table:table-cell>
          <table:table-cell table:formula="of:=ROUND(AVERAGE([.K107:.Q107]))" office:value-type="float" office:value="0" calcext:value-type="float">
            <text:p>0</text:p>
          </table:table-cell>
          <table:table-cell table:formula="of:=ROUND((([.I107]/[.$S$1])*MAX([.I10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7]^2)/([.$T107]^2);[.$S$2])))*[.$S107]*0.8)+([.C107]/10))+10;10)" office:value-type="float" office:value="10" calcext:value-type="float">
            <text:p>10</text:p>
          </table:table-cell>
          <table:table-cell table:formula="of:=IFERROR(ROUND(((MIN(([.$D107]^2)/([.$T107]^2);[.$S$2])))*[.$S107]);0)" office:value-type="float" office:value="0" calcext:value-type="float">
            <text:p>0</text:p>
          </table:table-cell>
          <table:table-cell table:formula="of:=IFERROR(ROUND(MIN(([.D107]+[.G107]+[.H107])/3/[.$T107];[.$S$2])^2*[.$S107]);0)" office:value-type="float" office:value="0" calcext:value-type="float">
            <text:p>0</text:p>
          </table:table-cell>
          <table:table-cell table:formula="of:=IFERROR(ROUND(((MIN(([.H107]^2)/([.$T107]^2);[.$S$2])))*[.$S107]*[.$T$1]);0)" office:value-type="float" office:value="0" calcext:value-type="float">
            <text:p>0</text:p>
          </table:table-cell>
          <table:table-cell table:formula="of:=IFERROR(ROUND(((MIN(([.E107]^2)/([.$T107]^2);[.$S$2])))*[.$S107]*[.$T$1]);0)" office:value-type="float" office:value="0" calcext:value-type="float">
            <text:p>0</text:p>
          </table:table-cell>
          <table:table-cell table:formula="of:=IFERROR(ROUND(((MIN(([.G107]^2)/([.$T107]^2);[.$S$2])))*[.$S107]*[.$T$1]);0)" office:value-type="float" office:value="0" calcext:value-type="float">
            <text:p>0</text:p>
          </table:table-cell>
          <table:table-cell table:formula="of:=IFERROR(ROUND(((MIN(([.F107]^2)/([.$T107]^2);[.$S$2]))*[.$S107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of_oakID</text:p>
          </table:table-cell>
          <table:table-cell table:number-columns-repeated="7"/>
          <table:table-cell table:formula="of:=SUM([.C108:.H108])" office:value-type="float" office:value="0" calcext:value-type="float">
            <text:p>0</text:p>
          </table:table-cell>
          <table:table-cell table:formula="of:=ROUND((([.I108]/[.$S$1])*MAX([.I108]/420; 1.2));2)" office:value-type="float" office:value="0" calcext:value-type="float">
            <text:p>0</text:p>
          </table:table-cell>
          <table:table-cell table:formula="of:=IFERROR((ROUND((((MIN(([.$C108]^2)/([.$T108]^2);[.$R$2])))*[.$J108]*0.8)+([.C108]/10))*5)+10; 0)" office:value-type="float" office:value="0" calcext:value-type="float">
            <text:p>0</text:p>
          </table:table-cell>
          <table:table-cell table:formula="of:=IFERROR(ROUND((MIN(([.$D108]^[.$L$2])/([.$T108]^2);[.$R$2]))*([.$J108]+[.$M$2]))*5;0)" office:value-type="float" office:value="0" calcext:value-type="float">
            <text:p>0</text:p>
          </table:table-cell>
          <table:table-cell table:formula="of:=IFERROR(ROUND((MIN(([.D108]+[.G108]+[.H108])/3/[.$T108];[.$R$2]))*([.$J108]+3))*5;0)" office:value-type="float" office:value="0" calcext:value-type="float">
            <text:p>0</text:p>
          </table:table-cell>
          <table:table-cell table:formula="of:=IFERROR(ROUND(((MIN(([.$H108]^2)/([.$T108]^2);[.$R$2]))*([.$J108]+3)*[.$T$2]))*5;0)" office:value-type="float" office:value="0" calcext:value-type="float">
            <text:p>0</text:p>
          </table:table-cell>
          <table:table-cell table:formula="of:=IFERROR(ROUND(((MIN(([.$E108]^2)/([.$T108]^2);[.$R$2]))*([.$J108]+3)*[.$T$2]))*5;0)" office:value-type="float" office:value="0" calcext:value-type="float">
            <text:p>0</text:p>
          </table:table-cell>
          <table:table-cell table:formula="of:=IFERROR(ROUND(((MIN(([.$G108]^2)/([.$T108]^2);[.$R$2]))*([.$J108]+3)*[.$T$2]))*5;0)" office:value-type="float" office:value="0" calcext:value-type="float">
            <text:p>0</text:p>
          </table:table-cell>
          <table:table-cell table:formula="of:=IFERROR(ROUND((MIN(([.$F108]^[.$Q$2])/([.$T108]^2);[.$R$2]))*([.$J108]+[.$M$2]))*5;0)" office:value-type="float" office:value="0" calcext:value-type="float">
            <text:p>0</text:p>
          </table:table-cell>
          <table:table-cell table:formula="of:=ROUND(AVERAGE([.K108:.Q108]))" office:value-type="float" office:value="0" calcext:value-type="float">
            <text:p>0</text:p>
          </table:table-cell>
          <table:table-cell table:formula="of:=ROUND((([.I108]/[.$S$1])*MAX([.I10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8]^2)/([.$T108]^2);[.$S$2])))*[.$S108]*0.8)+([.C108]/10))+10;10)" office:value-type="float" office:value="10" calcext:value-type="float">
            <text:p>10</text:p>
          </table:table-cell>
          <table:table-cell table:formula="of:=IFERROR(ROUND(((MIN(([.$D108]^2)/([.$T108]^2);[.$S$2])))*[.$S108]);0)" office:value-type="float" office:value="0" calcext:value-type="float">
            <text:p>0</text:p>
          </table:table-cell>
          <table:table-cell table:formula="of:=IFERROR(ROUND(MIN(([.D108]+[.G108]+[.H108])/3/[.$T108];[.$S$2])^2*[.$S108]);0)" office:value-type="float" office:value="0" calcext:value-type="float">
            <text:p>0</text:p>
          </table:table-cell>
          <table:table-cell table:formula="of:=IFERROR(ROUND(((MIN(([.H108]^2)/([.$T108]^2);[.$S$2])))*[.$S108]*[.$T$1]);0)" office:value-type="float" office:value="0" calcext:value-type="float">
            <text:p>0</text:p>
          </table:table-cell>
          <table:table-cell table:formula="of:=IFERROR(ROUND(((MIN(([.E108]^2)/([.$T108]^2);[.$S$2])))*[.$S108]*[.$T$1]);0)" office:value-type="float" office:value="0" calcext:value-type="float">
            <text:p>0</text:p>
          </table:table-cell>
          <table:table-cell table:formula="of:=IFERROR(ROUND(((MIN(([.G108]^2)/([.$T108]^2);[.$S$2])))*[.$S108]*[.$T$1]);0)" office:value-type="float" office:value="0" calcext:value-type="float">
            <text:p>0</text:p>
          </table:table-cell>
          <table:table-cell table:formula="of:=IFERROR(ROUND(((MIN(([.F108]^2)/([.$T108]^2);[.$S$2]))*[.$S108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ockerID</text:p>
          </table:table-cell>
          <table:table-cell table:style-name="Default" table:number-columns-repeated="7"/>
          <table:table-cell table:formula="of:=SUM([.C109:.H109])" office:value-type="float" office:value="0" calcext:value-type="float">
            <text:p>0</text:p>
          </table:table-cell>
          <table:table-cell table:formula="of:=ROUND((([.I109]/[.$S$1])*MAX([.I109]/420; 1.2));2)" office:value-type="float" office:value="0" calcext:value-type="float">
            <text:p>0</text:p>
          </table:table-cell>
          <table:table-cell table:formula="of:=IFERROR((ROUND((((MIN(([.$C109]^2)/([.$T109]^2);[.$R$2])))*[.$J109]*0.8)+([.C109]/10))*5)+10; 0)" office:value-type="float" office:value="0" calcext:value-type="float">
            <text:p>0</text:p>
          </table:table-cell>
          <table:table-cell table:formula="of:=IFERROR(ROUND((MIN(([.$D109]^[.$L$2])/([.$T109]^2);[.$R$2]))*([.$J109]+[.$M$2]))*5;0)" office:value-type="float" office:value="0" calcext:value-type="float">
            <text:p>0</text:p>
          </table:table-cell>
          <table:table-cell table:formula="of:=IFERROR(ROUND((MIN(([.D109]+[.G109]+[.H109])/3/[.$T109];[.$R$2]))*([.$J109]+3))*5;0)" office:value-type="float" office:value="0" calcext:value-type="float">
            <text:p>0</text:p>
          </table:table-cell>
          <table:table-cell table:formula="of:=IFERROR(ROUND(((MIN(([.$H109]^2)/([.$T109]^2);[.$R$2]))*([.$J109]+3)*[.$T$2]))*5;0)" office:value-type="float" office:value="0" calcext:value-type="float">
            <text:p>0</text:p>
          </table:table-cell>
          <table:table-cell table:formula="of:=IFERROR(ROUND(((MIN(([.$E109]^2)/([.$T109]^2);[.$R$2]))*([.$J109]+3)*[.$T$2]))*5;0)" office:value-type="float" office:value="0" calcext:value-type="float">
            <text:p>0</text:p>
          </table:table-cell>
          <table:table-cell table:formula="of:=IFERROR(ROUND(((MIN(([.$G109]^2)/([.$T109]^2);[.$R$2]))*([.$J109]+3)*[.$T$2]))*5;0)" office:value-type="float" office:value="0" calcext:value-type="float">
            <text:p>0</text:p>
          </table:table-cell>
          <table:table-cell table:formula="of:=IFERROR(ROUND((MIN(([.$F109]^[.$Q$2])/([.$T109]^2);[.$R$2]))*([.$J109]+[.$M$2]))*5;0)" office:value-type="float" office:value="0" calcext:value-type="float">
            <text:p>0</text:p>
          </table:table-cell>
          <table:table-cell table:formula="of:=ROUND(AVERAGE([.K109:.Q109]))" office:value-type="float" office:value="0" calcext:value-type="float">
            <text:p>0</text:p>
          </table:table-cell>
          <table:table-cell table:formula="of:=ROUND((([.I109]/[.$S$1])*MAX([.I10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9]^2)/([.$T109]^2);[.$S$2])))*[.$S109]*0.8)+([.C109]/10))+10;10)" office:value-type="float" office:value="10" calcext:value-type="float">
            <text:p>10</text:p>
          </table:table-cell>
          <table:table-cell table:formula="of:=IFERROR(ROUND(((MIN(([.$D109]^2)/([.$T109]^2);[.$S$2])))*[.$S109]);0)" office:value-type="float" office:value="0" calcext:value-type="float">
            <text:p>0</text:p>
          </table:table-cell>
          <table:table-cell table:formula="of:=IFERROR(ROUND(MIN(([.D109]+[.G109]+[.H109])/3/[.$T109];[.$S$2])^2*[.$S109]);0)" office:value-type="float" office:value="0" calcext:value-type="float">
            <text:p>0</text:p>
          </table:table-cell>
          <table:table-cell table:formula="of:=IFERROR(ROUND(((MIN(([.H109]^2)/([.$T109]^2);[.$S$2])))*[.$S109]*[.$T$1]);0)" office:value-type="float" office:value="0" calcext:value-type="float">
            <text:p>0</text:p>
          </table:table-cell>
          <table:table-cell table:formula="of:=IFERROR(ROUND(((MIN(([.E109]^2)/([.$T109]^2);[.$S$2])))*[.$S109]*[.$T$1]);0)" office:value-type="float" office:value="0" calcext:value-type="float">
            <text:p>0</text:p>
          </table:table-cell>
          <table:table-cell table:formula="of:=IFERROR(ROUND(((MIN(([.G109]^2)/([.$T109]^2);[.$S$2])))*[.$S109]*[.$T$1]);0)" office:value-type="float" office:value="0" calcext:value-type="float">
            <text:p>0</text:p>
          </table:table-cell>
          <table:table-cell table:formula="of:=IFERROR(ROUND(((MIN(([.F109]^2)/([.$T109]^2);[.$S$2]))*[.$S109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ocket_fID</text:p>
          </table:table-cell>
          <table:table-cell table:style-name="Default" table:number-columns-repeated="7"/>
          <table:table-cell table:formula="of:=SUM([.C110:.H110])" office:value-type="float" office:value="0" calcext:value-type="float">
            <text:p>0</text:p>
          </table:table-cell>
          <table:table-cell table:formula="of:=ROUND((([.I110]/[.$S$1])*MAX([.I110]/420; 1.2));2)" office:value-type="float" office:value="0" calcext:value-type="float">
            <text:p>0</text:p>
          </table:table-cell>
          <table:table-cell table:formula="of:=IFERROR((ROUND((((MIN(([.$C110]^2)/([.$T110]^2);[.$R$2])))*[.$J110]*0.8)+([.C110]/10))*5)+10; 0)" office:value-type="float" office:value="0" calcext:value-type="float">
            <text:p>0</text:p>
          </table:table-cell>
          <table:table-cell table:formula="of:=IFERROR(ROUND((MIN(([.$D110]^[.$L$2])/([.$T110]^2);[.$R$2]))*([.$J110]+[.$M$2]))*5;0)" office:value-type="float" office:value="0" calcext:value-type="float">
            <text:p>0</text:p>
          </table:table-cell>
          <table:table-cell table:formula="of:=IFERROR(ROUND((MIN(([.D110]+[.G110]+[.H110])/3/[.$T110];[.$R$2]))*([.$J110]+3))*5;0)" office:value-type="float" office:value="0" calcext:value-type="float">
            <text:p>0</text:p>
          </table:table-cell>
          <table:table-cell table:formula="of:=IFERROR(ROUND(((MIN(([.$H110]^2)/([.$T110]^2);[.$R$2]))*([.$J110]+3)*[.$T$2]))*5;0)" office:value-type="float" office:value="0" calcext:value-type="float">
            <text:p>0</text:p>
          </table:table-cell>
          <table:table-cell table:formula="of:=IFERROR(ROUND(((MIN(([.$E110]^2)/([.$T110]^2);[.$R$2]))*([.$J110]+3)*[.$T$2]))*5;0)" office:value-type="float" office:value="0" calcext:value-type="float">
            <text:p>0</text:p>
          </table:table-cell>
          <table:table-cell table:formula="of:=IFERROR(ROUND(((MIN(([.$G110]^2)/([.$T110]^2);[.$R$2]))*([.$J110]+3)*[.$T$2]))*5;0)" office:value-type="float" office:value="0" calcext:value-type="float">
            <text:p>0</text:p>
          </table:table-cell>
          <table:table-cell table:formula="of:=IFERROR(ROUND((MIN(([.$F110]^[.$Q$2])/([.$T110]^2);[.$R$2]))*([.$J110]+[.$M$2]))*5;0)" office:value-type="float" office:value="0" calcext:value-type="float">
            <text:p>0</text:p>
          </table:table-cell>
          <table:table-cell table:formula="of:=ROUND(AVERAGE([.K110:.Q110]))" office:value-type="float" office:value="0" calcext:value-type="float">
            <text:p>0</text:p>
          </table:table-cell>
          <table:table-cell table:formula="of:=ROUND((([.I110]/[.$S$1])*MAX([.I110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0]^2)/([.$T110]^2);[.$S$2])))*[.$S110]*0.8)+([.C110]/10))+10;10)" office:value-type="float" office:value="10" calcext:value-type="float">
            <text:p>10</text:p>
          </table:table-cell>
          <table:table-cell table:formula="of:=IFERROR(ROUND(((MIN(([.$D110]^2)/([.$T110]^2);[.$S$2])))*[.$S110]);0)" office:value-type="float" office:value="0" calcext:value-type="float">
            <text:p>0</text:p>
          </table:table-cell>
          <table:table-cell table:formula="of:=IFERROR(ROUND(MIN(([.D110]+[.G110]+[.H110])/3/[.$T110];[.$S$2])^2*[.$S110]);0)" office:value-type="float" office:value="0" calcext:value-type="float">
            <text:p>0</text:p>
          </table:table-cell>
          <table:table-cell table:formula="of:=IFERROR(ROUND(((MIN(([.H110]^2)/([.$T110]^2);[.$S$2])))*[.$S110]*[.$T$1]);0)" office:value-type="float" office:value="0" calcext:value-type="float">
            <text:p>0</text:p>
          </table:table-cell>
          <table:table-cell table:formula="of:=IFERROR(ROUND(((MIN(([.E110]^2)/([.$T110]^2);[.$S$2])))*[.$S110]*[.$T$1]);0)" office:value-type="float" office:value="0" calcext:value-type="float">
            <text:p>0</text:p>
          </table:table-cell>
          <table:table-cell table:formula="of:=IFERROR(ROUND(((MIN(([.G110]^2)/([.$T110]^2);[.$S$2])))*[.$S110]*[.$T$1]);0)" office:value-type="float" office:value="0" calcext:value-type="float">
            <text:p>0</text:p>
          </table:table-cell>
          <table:table-cell table:formula="of:=IFERROR(ROUND(((MIN(([.F110]^2)/([.$T110]^2);[.$S$2]))*[.$S110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ocket_mID</text:p>
          </table:table-cell>
          <table:table-cell table:style-name="Default" table:number-columns-repeated="7"/>
          <table:table-cell table:formula="of:=SUM([.C111:.H111])" office:value-type="float" office:value="0" calcext:value-type="float">
            <text:p>0</text:p>
          </table:table-cell>
          <table:table-cell table:formula="of:=ROUND((([.I111]/[.$S$1])*MAX([.I111]/420; 1.2));2)" office:value-type="float" office:value="0" calcext:value-type="float">
            <text:p>0</text:p>
          </table:table-cell>
          <table:table-cell table:formula="of:=IFERROR((ROUND((((MIN(([.$C111]^2)/([.$T111]^2);[.$R$2])))*[.$J111]*0.8)+([.C111]/10))*5)+10; 0)" office:value-type="float" office:value="0" calcext:value-type="float">
            <text:p>0</text:p>
          </table:table-cell>
          <table:table-cell table:formula="of:=IFERROR(ROUND((MIN(([.$D111]^[.$L$2])/([.$T111]^2);[.$R$2]))*([.$J111]+[.$M$2]))*5;0)" office:value-type="float" office:value="0" calcext:value-type="float">
            <text:p>0</text:p>
          </table:table-cell>
          <table:table-cell table:formula="of:=IFERROR(ROUND((MIN(([.D111]+[.G111]+[.H111])/3/[.$T111];[.$R$2]))*([.$J111]+3))*5;0)" office:value-type="float" office:value="0" calcext:value-type="float">
            <text:p>0</text:p>
          </table:table-cell>
          <table:table-cell table:formula="of:=IFERROR(ROUND(((MIN(([.$H111]^2)/([.$T111]^2);[.$R$2]))*([.$J111]+3)*[.$T$2]))*5;0)" office:value-type="float" office:value="0" calcext:value-type="float">
            <text:p>0</text:p>
          </table:table-cell>
          <table:table-cell table:formula="of:=IFERROR(ROUND(((MIN(([.$E111]^2)/([.$T111]^2);[.$R$2]))*([.$J111]+3)*[.$T$2]))*5;0)" office:value-type="float" office:value="0" calcext:value-type="float">
            <text:p>0</text:p>
          </table:table-cell>
          <table:table-cell table:formula="of:=IFERROR(ROUND(((MIN(([.$G111]^2)/([.$T111]^2);[.$R$2]))*([.$J111]+3)*[.$T$2]))*5;0)" office:value-type="float" office:value="0" calcext:value-type="float">
            <text:p>0</text:p>
          </table:table-cell>
          <table:table-cell table:formula="of:=IFERROR(ROUND((MIN(([.$F111]^[.$Q$2])/([.$T111]^2);[.$R$2]))*([.$J111]+[.$M$2]))*5;0)" office:value-type="float" office:value="0" calcext:value-type="float">
            <text:p>0</text:p>
          </table:table-cell>
          <table:table-cell table:formula="of:=ROUND(AVERAGE([.K111:.Q111]))" office:value-type="float" office:value="0" calcext:value-type="float">
            <text:p>0</text:p>
          </table:table-cell>
          <table:table-cell table:formula="of:=ROUND((([.I111]/[.$S$1])*MAX([.I11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1]^2)/([.$T111]^2);[.$S$2])))*[.$S111]*0.8)+([.C111]/10))+10;10)" office:value-type="float" office:value="10" calcext:value-type="float">
            <text:p>10</text:p>
          </table:table-cell>
          <table:table-cell table:formula="of:=IFERROR(ROUND(((MIN(([.$D111]^2)/([.$T111]^2);[.$S$2])))*[.$S111]);0)" office:value-type="float" office:value="0" calcext:value-type="float">
            <text:p>0</text:p>
          </table:table-cell>
          <table:table-cell table:formula="of:=IFERROR(ROUND(MIN(([.D111]+[.G111]+[.H111])/3/[.$T111];[.$S$2])^2*[.$S111]);0)" office:value-type="float" office:value="0" calcext:value-type="float">
            <text:p>0</text:p>
          </table:table-cell>
          <table:table-cell table:formula="of:=IFERROR(ROUND(((MIN(([.H111]^2)/([.$T111]^2);[.$S$2])))*[.$S111]*[.$T$1]);0)" office:value-type="float" office:value="0" calcext:value-type="float">
            <text:p>0</text:p>
          </table:table-cell>
          <table:table-cell table:formula="of:=IFERROR(ROUND(((MIN(([.E111]^2)/([.$T111]^2);[.$S$2])))*[.$S111]*[.$T$1]);0)" office:value-type="float" office:value="0" calcext:value-type="float">
            <text:p>0</text:p>
          </table:table-cell>
          <table:table-cell table:formula="of:=IFERROR(ROUND(((MIN(([.G111]^2)/([.$T111]^2);[.$S$2])))*[.$S111]*[.$T$1]);0)" office:value-type="float" office:value="0" calcext:value-type="float">
            <text:p>0</text:p>
          </table:table-cell>
          <table:table-cell table:formula="of:=IFERROR(ROUND(((MIN(([.F111]^2)/([.$T111]^2);[.$S$2]))*[.$S111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ailorID</text:p>
          </table:table-cell>
          <table:table-cell table:number-columns-repeated="7"/>
          <table:table-cell table:formula="of:=SUM([.C112:.H112])" office:value-type="float" office:value="0" calcext:value-type="float">
            <text:p>0</text:p>
          </table:table-cell>
          <table:table-cell table:formula="of:=ROUND((([.I112]/[.$S$1])*MAX([.I112]/420; 1.2));2)" office:value-type="float" office:value="0" calcext:value-type="float">
            <text:p>0</text:p>
          </table:table-cell>
          <table:table-cell table:formula="of:=IFERROR((ROUND((((MIN(([.$C112]^2)/([.$T112]^2);[.$R$2])))*[.$J112]*0.8)+([.C112]/10))*5)+10; 0)" office:value-type="float" office:value="0" calcext:value-type="float">
            <text:p>0</text:p>
          </table:table-cell>
          <table:table-cell table:formula="of:=IFERROR(ROUND((MIN(([.$D112]^[.$L$2])/([.$T112]^2);[.$R$2]))*([.$J112]+[.$M$2]))*5;0)" office:value-type="float" office:value="0" calcext:value-type="float">
            <text:p>0</text:p>
          </table:table-cell>
          <table:table-cell table:formula="of:=IFERROR(ROUND((MIN(([.D112]+[.G112]+[.H112])/3/[.$T112];[.$R$2]))*([.$J112]+3))*5;0)" office:value-type="float" office:value="0" calcext:value-type="float">
            <text:p>0</text:p>
          </table:table-cell>
          <table:table-cell table:formula="of:=IFERROR(ROUND(((MIN(([.$H112]^2)/([.$T112]^2);[.$R$2]))*([.$J112]+3)*[.$T$2]))*5;0)" office:value-type="float" office:value="0" calcext:value-type="float">
            <text:p>0</text:p>
          </table:table-cell>
          <table:table-cell table:formula="of:=IFERROR(ROUND(((MIN(([.$E112]^2)/([.$T112]^2);[.$R$2]))*([.$J112]+3)*[.$T$2]))*5;0)" office:value-type="float" office:value="0" calcext:value-type="float">
            <text:p>0</text:p>
          </table:table-cell>
          <table:table-cell table:formula="of:=IFERROR(ROUND(((MIN(([.$G112]^2)/([.$T112]^2);[.$R$2]))*([.$J112]+3)*[.$T$2]))*5;0)" office:value-type="float" office:value="0" calcext:value-type="float">
            <text:p>0</text:p>
          </table:table-cell>
          <table:table-cell table:formula="of:=IFERROR(ROUND((MIN(([.$F112]^[.$Q$2])/([.$T112]^2);[.$R$2]))*([.$J112]+[.$M$2]))*5;0)" office:value-type="float" office:value="0" calcext:value-type="float">
            <text:p>0</text:p>
          </table:table-cell>
          <table:table-cell table:formula="of:=ROUND(AVERAGE([.K112:.Q112]))" office:value-type="float" office:value="0" calcext:value-type="float">
            <text:p>0</text:p>
          </table:table-cell>
          <table:table-cell table:formula="of:=ROUND((([.I112]/[.$S$1])*MAX([.I11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2]^2)/([.$T112]^2);[.$S$2])))*[.$S112]*0.8)+([.C112]/10))+10;10)" office:value-type="float" office:value="10" calcext:value-type="float">
            <text:p>10</text:p>
          </table:table-cell>
          <table:table-cell table:formula="of:=IFERROR(ROUND(((MIN(([.$D112]^2)/([.$T112]^2);[.$S$2])))*[.$S112]);0)" office:value-type="float" office:value="0" calcext:value-type="float">
            <text:p>0</text:p>
          </table:table-cell>
          <table:table-cell table:formula="of:=IFERROR(ROUND(MIN(([.D112]+[.G112]+[.H112])/3/[.$T112];[.$S$2])^2*[.$S112]);0)" office:value-type="float" office:value="0" calcext:value-type="float">
            <text:p>0</text:p>
          </table:table-cell>
          <table:table-cell table:formula="of:=IFERROR(ROUND(((MIN(([.H112]^2)/([.$T112]^2);[.$S$2])))*[.$S112]*[.$T$1]);0)" office:value-type="float" office:value="0" calcext:value-type="float">
            <text:p>0</text:p>
          </table:table-cell>
          <table:table-cell table:formula="of:=IFERROR(ROUND(((MIN(([.E112]^2)/([.$T112]^2);[.$S$2])))*[.$S112]*[.$T$1]);0)" office:value-type="float" office:value="0" calcext:value-type="float">
            <text:p>0</text:p>
          </table:table-cell>
          <table:table-cell table:formula="of:=IFERROR(ROUND(((MIN(([.G112]^2)/([.$T112]^2);[.$S$2])))*[.$S112]*[.$T$1]);0)" office:value-type="float" office:value="0" calcext:value-type="float">
            <text:p>0</text:p>
          </table:table-cell>
          <table:table-cell table:formula="of:=IFERROR(ROUND(((MIN(([.F112]^2)/([.$T112]^2);[.$S$2]))*[.$S112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cientistID</text:p>
          </table:table-cell>
          <table:table-cell table:style-name="Default" table:number-columns-repeated="7"/>
          <table:table-cell table:formula="of:=SUM([.C113:.H113])" office:value-type="float" office:value="0" calcext:value-type="float">
            <text:p>0</text:p>
          </table:table-cell>
          <table:table-cell table:formula="of:=ROUND((([.I113]/[.$S$1])*MAX([.I113]/420; 1.2));2)" office:value-type="float" office:value="0" calcext:value-type="float">
            <text:p>0</text:p>
          </table:table-cell>
          <table:table-cell table:formula="of:=IFERROR((ROUND((((MIN(([.$C113]^2)/([.$T113]^2);[.$R$2])))*[.$J113]*0.8)+([.C113]/10))*5)+10; 0)" office:value-type="float" office:value="0" calcext:value-type="float">
            <text:p>0</text:p>
          </table:table-cell>
          <table:table-cell table:formula="of:=IFERROR(ROUND((MIN(([.$D113]^[.$L$2])/([.$T113]^2);[.$R$2]))*([.$J113]+[.$M$2]))*5;0)" office:value-type="float" office:value="0" calcext:value-type="float">
            <text:p>0</text:p>
          </table:table-cell>
          <table:table-cell table:formula="of:=IFERROR(ROUND((MIN(([.D113]+[.G113]+[.H113])/3/[.$T113];[.$R$2]))*([.$J113]+3))*5;0)" office:value-type="float" office:value="0" calcext:value-type="float">
            <text:p>0</text:p>
          </table:table-cell>
          <table:table-cell table:formula="of:=IFERROR(ROUND(((MIN(([.$H113]^2)/([.$T113]^2);[.$R$2]))*([.$J113]+3)*[.$T$2]))*5;0)" office:value-type="float" office:value="0" calcext:value-type="float">
            <text:p>0</text:p>
          </table:table-cell>
          <table:table-cell table:formula="of:=IFERROR(ROUND(((MIN(([.$E113]^2)/([.$T113]^2);[.$R$2]))*([.$J113]+3)*[.$T$2]))*5;0)" office:value-type="float" office:value="0" calcext:value-type="float">
            <text:p>0</text:p>
          </table:table-cell>
          <table:table-cell table:formula="of:=IFERROR(ROUND(((MIN(([.$G113]^2)/([.$T113]^2);[.$R$2]))*([.$J113]+3)*[.$T$2]))*5;0)" office:value-type="float" office:value="0" calcext:value-type="float">
            <text:p>0</text:p>
          </table:table-cell>
          <table:table-cell table:formula="of:=IFERROR(ROUND((MIN(([.$F113]^[.$Q$2])/([.$T113]^2);[.$R$2]))*([.$J113]+[.$M$2]))*5;0)" office:value-type="float" office:value="0" calcext:value-type="float">
            <text:p>0</text:p>
          </table:table-cell>
          <table:table-cell table:formula="of:=ROUND(AVERAGE([.K113:.Q113]))" office:value-type="float" office:value="0" calcext:value-type="float">
            <text:p>0</text:p>
          </table:table-cell>
          <table:table-cell table:formula="of:=ROUND((([.I113]/[.$S$1])*MAX([.I11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3]^2)/([.$T113]^2);[.$S$2])))*[.$S113]*0.8)+([.C113]/10))+10;10)" office:value-type="float" office:value="10" calcext:value-type="float">
            <text:p>10</text:p>
          </table:table-cell>
          <table:table-cell table:formula="of:=IFERROR(ROUND(((MIN(([.$D113]^2)/([.$T113]^2);[.$S$2])))*[.$S113]);0)" office:value-type="float" office:value="0" calcext:value-type="float">
            <text:p>0</text:p>
          </table:table-cell>
          <table:table-cell table:formula="of:=IFERROR(ROUND(MIN(([.D113]+[.G113]+[.H113])/3/[.$T113];[.$S$2])^2*[.$S113]);0)" office:value-type="float" office:value="0" calcext:value-type="float">
            <text:p>0</text:p>
          </table:table-cell>
          <table:table-cell table:formula="of:=IFERROR(ROUND(((MIN(([.H113]^2)/([.$T113]^2);[.$S$2])))*[.$S113]*[.$T$1]);0)" office:value-type="float" office:value="0" calcext:value-type="float">
            <text:p>0</text:p>
          </table:table-cell>
          <table:table-cell table:formula="of:=IFERROR(ROUND(((MIN(([.E113]^2)/([.$T113]^2);[.$S$2])))*[.$S113]*[.$T$1]);0)" office:value-type="float" office:value="0" calcext:value-type="float">
            <text:p>0</text:p>
          </table:table-cell>
          <table:table-cell table:formula="of:=IFERROR(ROUND(((MIN(([.G113]^2)/([.$T113]^2);[.$S$2])))*[.$S113]*[.$T$1]);0)" office:value-type="float" office:value="0" calcext:value-type="float">
            <text:p>0</text:p>
          </table:table-cell>
          <table:table-cell table:formula="of:=IFERROR(ROUND(((MIN(([.F113]^2)/([.$T113]^2);[.$S$2]))*[.$S113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uper_nerdID</text:p>
          </table:table-cell>
          <table:table-cell table:style-name="Default" table:number-columns-repeated="7"/>
          <table:table-cell table:formula="of:=SUM([.C114:.H114])" office:value-type="float" office:value="0" calcext:value-type="float">
            <text:p>0</text:p>
          </table:table-cell>
          <table:table-cell table:formula="of:=ROUND((([.I114]/[.$S$1])*MAX([.I114]/420; 1.2));2)" office:value-type="float" office:value="0" calcext:value-type="float">
            <text:p>0</text:p>
          </table:table-cell>
          <table:table-cell table:formula="of:=IFERROR((ROUND((((MIN(([.$C114]^2)/([.$T114]^2);[.$R$2])))*[.$J114]*0.8)+([.C114]/10))*5)+10; 0)" office:value-type="float" office:value="0" calcext:value-type="float">
            <text:p>0</text:p>
          </table:table-cell>
          <table:table-cell table:formula="of:=IFERROR(ROUND((MIN(([.$D114]^[.$L$2])/([.$T114]^2);[.$R$2]))*([.$J114]+[.$M$2]))*5;0)" office:value-type="float" office:value="0" calcext:value-type="float">
            <text:p>0</text:p>
          </table:table-cell>
          <table:table-cell table:formula="of:=IFERROR(ROUND((MIN(([.D114]+[.G114]+[.H114])/3/[.$T114];[.$R$2]))*([.$J114]+3))*5;0)" office:value-type="float" office:value="0" calcext:value-type="float">
            <text:p>0</text:p>
          </table:table-cell>
          <table:table-cell table:formula="of:=IFERROR(ROUND(((MIN(([.$H114]^2)/([.$T114]^2);[.$R$2]))*([.$J114]+3)*[.$T$2]))*5;0)" office:value-type="float" office:value="0" calcext:value-type="float">
            <text:p>0</text:p>
          </table:table-cell>
          <table:table-cell table:formula="of:=IFERROR(ROUND(((MIN(([.$E114]^2)/([.$T114]^2);[.$R$2]))*([.$J114]+3)*[.$T$2]))*5;0)" office:value-type="float" office:value="0" calcext:value-type="float">
            <text:p>0</text:p>
          </table:table-cell>
          <table:table-cell table:formula="of:=IFERROR(ROUND(((MIN(([.$G114]^2)/([.$T114]^2);[.$R$2]))*([.$J114]+3)*[.$T$2]))*5;0)" office:value-type="float" office:value="0" calcext:value-type="float">
            <text:p>0</text:p>
          </table:table-cell>
          <table:table-cell table:formula="of:=IFERROR(ROUND((MIN(([.$F114]^[.$Q$2])/([.$T114]^2);[.$R$2]))*([.$J114]+[.$M$2]))*5;0)" office:value-type="float" office:value="0" calcext:value-type="float">
            <text:p>0</text:p>
          </table:table-cell>
          <table:table-cell table:formula="of:=ROUND(AVERAGE([.K114:.Q114]))" office:value-type="float" office:value="0" calcext:value-type="float">
            <text:p>0</text:p>
          </table:table-cell>
          <table:table-cell table:formula="of:=ROUND((([.I114]/[.$S$1])*MAX([.I11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4]^2)/([.$T114]^2);[.$S$2])))*[.$S114]*0.8)+([.C114]/10))+10;10)" office:value-type="float" office:value="10" calcext:value-type="float">
            <text:p>10</text:p>
          </table:table-cell>
          <table:table-cell table:formula="of:=IFERROR(ROUND(((MIN(([.$D114]^2)/([.$T114]^2);[.$S$2])))*[.$S114]);0)" office:value-type="float" office:value="0" calcext:value-type="float">
            <text:p>0</text:p>
          </table:table-cell>
          <table:table-cell table:formula="of:=IFERROR(ROUND(MIN(([.D114]+[.G114]+[.H114])/3/[.$T114];[.$S$2])^2*[.$S114]);0)" office:value-type="float" office:value="0" calcext:value-type="float">
            <text:p>0</text:p>
          </table:table-cell>
          <table:table-cell table:formula="of:=IFERROR(ROUND(((MIN(([.H114]^2)/([.$T114]^2);[.$S$2])))*[.$S114]*[.$T$1]);0)" office:value-type="float" office:value="0" calcext:value-type="float">
            <text:p>0</text:p>
          </table:table-cell>
          <table:table-cell table:formula="of:=IFERROR(ROUND(((MIN(([.E114]^2)/([.$T114]^2);[.$S$2])))*[.$S114]*[.$T$1]);0)" office:value-type="float" office:value="0" calcext:value-type="float">
            <text:p>0</text:p>
          </table:table-cell>
          <table:table-cell table:formula="of:=IFERROR(ROUND(((MIN(([.G114]^2)/([.$T114]^2);[.$S$2])))*[.$S114]*[.$T$1]);0)" office:value-type="float" office:value="0" calcext:value-type="float">
            <text:p>0</text:p>
          </table:table-cell>
          <table:table-cell table:formula="of:=IFERROR(ROUND(((MIN(([.F114]^2)/([.$T114]^2);[.$S$2]))*[.$S114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urrowID</text:p>
          </table:table-cell>
          <table:table-cell table:style-name="Default" table:number-columns-repeated="7"/>
          <table:table-cell table:formula="of:=SUM([.C115:.H115])" office:value-type="float" office:value="0" calcext:value-type="float">
            <text:p>0</text:p>
          </table:table-cell>
          <table:table-cell table:formula="of:=ROUND((([.I115]/[.$S$1])*MAX([.I115]/420; 1.2));2)" office:value-type="float" office:value="0" calcext:value-type="float">
            <text:p>0</text:p>
          </table:table-cell>
          <table:table-cell table:formula="of:=IFERROR((ROUND((((MIN(([.$C115]^2)/([.$T115]^2);[.$R$2])))*[.$J115]*0.8)+([.C115]/10))*5)+10; 0)" office:value-type="float" office:value="0" calcext:value-type="float">
            <text:p>0</text:p>
          </table:table-cell>
          <table:table-cell table:formula="of:=IFERROR(ROUND((MIN(([.$D115]^[.$L$2])/([.$T115]^2);[.$R$2]))*([.$J115]+[.$M$2]))*5;0)" office:value-type="float" office:value="0" calcext:value-type="float">
            <text:p>0</text:p>
          </table:table-cell>
          <table:table-cell table:formula="of:=IFERROR(ROUND((MIN(([.D115]+[.G115]+[.H115])/3/[.$T115];[.$R$2]))*([.$J115]+3))*5;0)" office:value-type="float" office:value="0" calcext:value-type="float">
            <text:p>0</text:p>
          </table:table-cell>
          <table:table-cell table:formula="of:=IFERROR(ROUND(((MIN(([.$H115]^2)/([.$T115]^2);[.$R$2]))*([.$J115]+3)*[.$T$2]))*5;0)" office:value-type="float" office:value="0" calcext:value-type="float">
            <text:p>0</text:p>
          </table:table-cell>
          <table:table-cell table:formula="of:=IFERROR(ROUND(((MIN(([.$E115]^2)/([.$T115]^2);[.$R$2]))*([.$J115]+3)*[.$T$2]))*5;0)" office:value-type="float" office:value="0" calcext:value-type="float">
            <text:p>0</text:p>
          </table:table-cell>
          <table:table-cell table:formula="of:=IFERROR(ROUND(((MIN(([.$G115]^2)/([.$T115]^2);[.$R$2]))*([.$J115]+3)*[.$T$2]))*5;0)" office:value-type="float" office:value="0" calcext:value-type="float">
            <text:p>0</text:p>
          </table:table-cell>
          <table:table-cell table:formula="of:=IFERROR(ROUND((MIN(([.$F115]^[.$Q$2])/([.$T115]^2);[.$R$2]))*([.$J115]+[.$M$2]))*5;0)" office:value-type="float" office:value="0" calcext:value-type="float">
            <text:p>0</text:p>
          </table:table-cell>
          <table:table-cell table:formula="of:=ROUND(AVERAGE([.K115:.Q115]))" office:value-type="float" office:value="0" calcext:value-type="float">
            <text:p>0</text:p>
          </table:table-cell>
          <table:table-cell table:formula="of:=ROUND((([.I115]/[.$S$1])*MAX([.I115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5]^2)/([.$T115]^2);[.$S$2])))*[.$S115]*0.8)+([.C115]/10))+10;10)" office:value-type="float" office:value="10" calcext:value-type="float">
            <text:p>10</text:p>
          </table:table-cell>
          <table:table-cell table:formula="of:=IFERROR(ROUND(((MIN(([.$D115]^2)/([.$T115]^2);[.$S$2])))*[.$S115]);0)" office:value-type="float" office:value="0" calcext:value-type="float">
            <text:p>0</text:p>
          </table:table-cell>
          <table:table-cell table:formula="of:=IFERROR(ROUND(MIN(([.D115]+[.G115]+[.H115])/3/[.$T115];[.$S$2])^2*[.$S115]);0)" office:value-type="float" office:value="0" calcext:value-type="float">
            <text:p>0</text:p>
          </table:table-cell>
          <table:table-cell table:formula="of:=IFERROR(ROUND(((MIN(([.H115]^2)/([.$T115]^2);[.$S$2])))*[.$S115]*[.$T$1]);0)" office:value-type="float" office:value="0" calcext:value-type="float">
            <text:p>0</text:p>
          </table:table-cell>
          <table:table-cell table:formula="of:=IFERROR(ROUND(((MIN(([.E115]^2)/([.$T115]^2);[.$S$2])))*[.$S115]*[.$T$1]);0)" office:value-type="float" office:value="0" calcext:value-type="float">
            <text:p>0</text:p>
          </table:table-cell>
          <table:table-cell table:formula="of:=IFERROR(ROUND(((MIN(([.G115]^2)/([.$T115]^2);[.$S$2])))*[.$S115]*[.$T$1]);0)" office:value-type="float" office:value="0" calcext:value-type="float">
            <text:p>0</text:p>
          </table:table-cell>
          <table:table-cell table:formula="of:=IFERROR(ROUND(((MIN(([.F115]^2)/([.$T115]^2);[.$S$2]))*[.$S115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FlowerID</text:p>
          </table:table-cell>
          <table:table-cell table:style-name="Default" table:number-columns-repeated="7"/>
          <table:table-cell table:formula="of:=SUM([.C116:.H116])" office:value-type="float" office:value="0" calcext:value-type="float">
            <text:p>0</text:p>
          </table:table-cell>
          <table:table-cell table:formula="of:=ROUND((([.I116]/[.$S$1])*MAX([.I116]/420; 1.2));2)" office:value-type="float" office:value="0" calcext:value-type="float">
            <text:p>0</text:p>
          </table:table-cell>
          <table:table-cell table:formula="of:=IFERROR((ROUND((((MIN(([.$C116]^2)/([.$T116]^2);[.$R$2])))*[.$J116]*0.8)+([.C116]/10))*5)+10; 0)" office:value-type="float" office:value="0" calcext:value-type="float">
            <text:p>0</text:p>
          </table:table-cell>
          <table:table-cell table:formula="of:=IFERROR(ROUND((MIN(([.$D116]^[.$L$2])/([.$T116]^2);[.$R$2]))*([.$J116]+[.$M$2]))*5;0)" office:value-type="float" office:value="0" calcext:value-type="float">
            <text:p>0</text:p>
          </table:table-cell>
          <table:table-cell table:formula="of:=IFERROR(ROUND((MIN(([.D116]+[.G116]+[.H116])/3/[.$T116];[.$R$2]))*([.$J116]+3))*5;0)" office:value-type="float" office:value="0" calcext:value-type="float">
            <text:p>0</text:p>
          </table:table-cell>
          <table:table-cell table:formula="of:=IFERROR(ROUND(((MIN(([.$H116]^2)/([.$T116]^2);[.$R$2]))*([.$J116]+3)*[.$T$2]))*5;0)" office:value-type="float" office:value="0" calcext:value-type="float">
            <text:p>0</text:p>
          </table:table-cell>
          <table:table-cell table:formula="of:=IFERROR(ROUND(((MIN(([.$E116]^2)/([.$T116]^2);[.$R$2]))*([.$J116]+3)*[.$T$2]))*5;0)" office:value-type="float" office:value="0" calcext:value-type="float">
            <text:p>0</text:p>
          </table:table-cell>
          <table:table-cell table:formula="of:=IFERROR(ROUND(((MIN(([.$G116]^2)/([.$T116]^2);[.$R$2]))*([.$J116]+3)*[.$T$2]))*5;0)" office:value-type="float" office:value="0" calcext:value-type="float">
            <text:p>0</text:p>
          </table:table-cell>
          <table:table-cell table:formula="of:=IFERROR(ROUND((MIN(([.$F116]^[.$Q$2])/([.$T116]^2);[.$R$2]))*([.$J116]+[.$M$2]))*5;0)" office:value-type="float" office:value="0" calcext:value-type="float">
            <text:p>0</text:p>
          </table:table-cell>
          <table:table-cell table:formula="of:=ROUND(AVERAGE([.K116:.Q116]))" office:value-type="float" office:value="0" calcext:value-type="float">
            <text:p>0</text:p>
          </table:table-cell>
          <table:table-cell table:formula="of:=ROUND((([.I116]/[.$S$1])*MAX([.I116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6]^2)/([.$T116]^2);[.$S$2])))*[.$S116]*0.8)+([.C116]/10))+10;10)" office:value-type="float" office:value="10" calcext:value-type="float">
            <text:p>10</text:p>
          </table:table-cell>
          <table:table-cell table:formula="of:=IFERROR(ROUND(((MIN(([.$D116]^2)/([.$T116]^2);[.$S$2])))*[.$S116]);0)" office:value-type="float" office:value="0" calcext:value-type="float">
            <text:p>0</text:p>
          </table:table-cell>
          <table:table-cell table:formula="of:=IFERROR(ROUND(MIN(([.D116]+[.G116]+[.H116])/3/[.$T116];[.$S$2])^2*[.$S116]);0)" office:value-type="float" office:value="0" calcext:value-type="float">
            <text:p>0</text:p>
          </table:table-cell>
          <table:table-cell table:formula="of:=IFERROR(ROUND(((MIN(([.H116]^2)/([.$T116]^2);[.$S$2])))*[.$S116]*[.$T$1]);0)" office:value-type="float" office:value="0" calcext:value-type="float">
            <text:p>0</text:p>
          </table:table-cell>
          <table:table-cell table:formula="of:=IFERROR(ROUND(((MIN(([.E116]^2)/([.$T116]^2);[.$S$2])))*[.$S116]*[.$T$1]);0)" office:value-type="float" office:value="0" calcext:value-type="float">
            <text:p>0</text:p>
          </table:table-cell>
          <table:table-cell table:formula="of:=IFERROR(ROUND(((MIN(([.G116]^2)/([.$T116]^2);[.$S$2])))*[.$S116]*[.$T$1]);0)" office:value-type="float" office:value="0" calcext:value-type="float">
            <text:p>0</text:p>
          </table:table-cell>
          <table:table-cell table:formula="of:=IFERROR(ROUND(((MIN(([.F116]^2)/([.$T116]^2);[.$S$2]))*[.$S116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erryTreeID</text:p>
          </table:table-cell>
          <table:table-cell table:style-name="Default" table:number-columns-repeated="7"/>
          <table:table-cell table:formula="of:=SUM([.C117:.H117])" office:value-type="float" office:value="0" calcext:value-type="float">
            <text:p>0</text:p>
          </table:table-cell>
          <table:table-cell table:formula="of:=ROUND((([.I117]/[.$S$1])*MAX([.I117]/420; 1.2));2)" office:value-type="float" office:value="0" calcext:value-type="float">
            <text:p>0</text:p>
          </table:table-cell>
          <table:table-cell table:formula="of:=IFERROR((ROUND((((MIN(([.$C117]^2)/([.$T117]^2);[.$R$2])))*[.$J117]*0.8)+([.C117]/10))*5)+10; 0)" office:value-type="float" office:value="0" calcext:value-type="float">
            <text:p>0</text:p>
          </table:table-cell>
          <table:table-cell table:formula="of:=IFERROR(ROUND((MIN(([.$D117]^[.$L$2])/([.$T117]^2);[.$R$2]))*([.$J117]+[.$M$2]))*5;0)" office:value-type="float" office:value="0" calcext:value-type="float">
            <text:p>0</text:p>
          </table:table-cell>
          <table:table-cell table:formula="of:=IFERROR(ROUND((MIN(([.D117]+[.G117]+[.H117])/3/[.$T117];[.$R$2]))*([.$J117]+3))*5;0)" office:value-type="float" office:value="0" calcext:value-type="float">
            <text:p>0</text:p>
          </table:table-cell>
          <table:table-cell table:formula="of:=IFERROR(ROUND(((MIN(([.$H117]^2)/([.$T117]^2);[.$R$2]))*([.$J117]+3)*[.$T$2]))*5;0)" office:value-type="float" office:value="0" calcext:value-type="float">
            <text:p>0</text:p>
          </table:table-cell>
          <table:table-cell table:formula="of:=IFERROR(ROUND(((MIN(([.$E117]^2)/([.$T117]^2);[.$R$2]))*([.$J117]+3)*[.$T$2]))*5;0)" office:value-type="float" office:value="0" calcext:value-type="float">
            <text:p>0</text:p>
          </table:table-cell>
          <table:table-cell table:formula="of:=IFERROR(ROUND(((MIN(([.$G117]^2)/([.$T117]^2);[.$R$2]))*([.$J117]+3)*[.$T$2]))*5;0)" office:value-type="float" office:value="0" calcext:value-type="float">
            <text:p>0</text:p>
          </table:table-cell>
          <table:table-cell table:formula="of:=IFERROR(ROUND((MIN(([.$F117]^[.$Q$2])/([.$T117]^2);[.$R$2]))*([.$J117]+[.$M$2]))*5;0)" office:value-type="float" office:value="0" calcext:value-type="float">
            <text:p>0</text:p>
          </table:table-cell>
          <table:table-cell table:formula="of:=ROUND(AVERAGE([.K117:.Q117]))" office:value-type="float" office:value="0" calcext:value-type="float">
            <text:p>0</text:p>
          </table:table-cell>
          <table:table-cell table:formula="of:=ROUND((([.I117]/[.$S$1])*MAX([.I11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7]^2)/([.$T117]^2);[.$S$2])))*[.$S117]*0.8)+([.C117]/10))+10;10)" office:value-type="float" office:value="10" calcext:value-type="float">
            <text:p>10</text:p>
          </table:table-cell>
          <table:table-cell table:formula="of:=IFERROR(ROUND(((MIN(([.$D117]^2)/([.$T117]^2);[.$S$2])))*[.$S117]);0)" office:value-type="float" office:value="0" calcext:value-type="float">
            <text:p>0</text:p>
          </table:table-cell>
          <table:table-cell table:formula="of:=IFERROR(ROUND(MIN(([.D117]+[.G117]+[.H117])/3/[.$T117];[.$S$2])^2*[.$S117]);0)" office:value-type="float" office:value="0" calcext:value-type="float">
            <text:p>0</text:p>
          </table:table-cell>
          <table:table-cell table:formula="of:=IFERROR(ROUND(((MIN(([.H117]^2)/([.$T117]^2);[.$S$2])))*[.$S117]*[.$T$1]);0)" office:value-type="float" office:value="0" calcext:value-type="float">
            <text:p>0</text:p>
          </table:table-cell>
          <table:table-cell table:formula="of:=IFERROR(ROUND(((MIN(([.E117]^2)/([.$T117]^2);[.$S$2])))*[.$S117]*[.$T$1]);0)" office:value-type="float" office:value="0" calcext:value-type="float">
            <text:p>0</text:p>
          </table:table-cell>
          <table:table-cell table:formula="of:=IFERROR(ROUND(((MIN(([.G117]^2)/([.$T117]^2);[.$S$2])))*[.$S117]*[.$T$1]);0)" office:value-type="float" office:value="0" calcext:value-type="float">
            <text:p>0</text:p>
          </table:table-cell>
          <table:table-cell table:formula="of:=IFERROR(ROUND(((MIN(([.F117]^2)/([.$T117]^2);[.$S$2]))*[.$S117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fxID</text:p>
          </table:table-cell>
          <table:table-cell table:number-columns-repeated="7"/>
          <table:table-cell table:formula="of:=SUM([.C118:.H118])" office:value-type="float" office:value="0" calcext:value-type="float">
            <text:p>0</text:p>
          </table:table-cell>
          <table:table-cell table:formula="of:=ROUND((([.I118]/[.$S$1])*MAX([.I118]/420; 1.2));2)" office:value-type="float" office:value="0" calcext:value-type="float">
            <text:p>0</text:p>
          </table:table-cell>
          <table:table-cell table:formula="of:=IFERROR((ROUND((((MIN(([.$C118]^2)/([.$T118]^2);[.$R$2])))*[.$J118]*0.8)+([.C118]/10))*5)+10; 0)" office:value-type="float" office:value="0" calcext:value-type="float">
            <text:p>0</text:p>
          </table:table-cell>
          <table:table-cell table:formula="of:=IFERROR(ROUND((MIN(([.$D118]^[.$L$2])/([.$T118]^2);[.$R$2]))*([.$J118]+[.$M$2]))*5;0)" office:value-type="float" office:value="0" calcext:value-type="float">
            <text:p>0</text:p>
          </table:table-cell>
          <table:table-cell table:formula="of:=IFERROR(ROUND((MIN(([.D118]+[.G118]+[.H118])/3/[.$T118];[.$R$2]))*([.$J118]+3))*5;0)" office:value-type="float" office:value="0" calcext:value-type="float">
            <text:p>0</text:p>
          </table:table-cell>
          <table:table-cell table:formula="of:=IFERROR(ROUND(((MIN(([.$H118]^2)/([.$T118]^2);[.$R$2]))*([.$J118]+3)*[.$T$2]))*5;0)" office:value-type="float" office:value="0" calcext:value-type="float">
            <text:p>0</text:p>
          </table:table-cell>
          <table:table-cell table:formula="of:=IFERROR(ROUND(((MIN(([.$E118]^2)/([.$T118]^2);[.$R$2]))*([.$J118]+3)*[.$T$2]))*5;0)" office:value-type="float" office:value="0" calcext:value-type="float">
            <text:p>0</text:p>
          </table:table-cell>
          <table:table-cell table:formula="of:=IFERROR(ROUND(((MIN(([.$G118]^2)/([.$T118]^2);[.$R$2]))*([.$J118]+3)*[.$T$2]))*5;0)" office:value-type="float" office:value="0" calcext:value-type="float">
            <text:p>0</text:p>
          </table:table-cell>
          <table:table-cell table:formula="of:=IFERROR(ROUND((MIN(([.$F118]^[.$Q$2])/([.$T118]^2);[.$R$2]))*([.$J118]+[.$M$2]))*5;0)" office:value-type="float" office:value="0" calcext:value-type="float">
            <text:p>0</text:p>
          </table:table-cell>
          <table:table-cell table:formula="of:=ROUND(AVERAGE([.K118:.Q118]))" office:value-type="float" office:value="0" calcext:value-type="float">
            <text:p>0</text:p>
          </table:table-cell>
          <table:table-cell table:formula="of:=ROUND((([.I118]/[.$S$1])*MAX([.I11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8]^2)/([.$T118]^2);[.$S$2])))*[.$S118]*0.8)+([.C118]/10))+10;10)" office:value-type="float" office:value="10" calcext:value-type="float">
            <text:p>10</text:p>
          </table:table-cell>
          <table:table-cell table:formula="of:=IFERROR(ROUND(((MIN(([.$D118]^2)/([.$T118]^2);[.$S$2])))*[.$S118]);0)" office:value-type="float" office:value="0" calcext:value-type="float">
            <text:p>0</text:p>
          </table:table-cell>
          <table:table-cell table:formula="of:=IFERROR(ROUND(MIN(([.D118]+[.G118]+[.H118])/3/[.$T118];[.$S$2])^2*[.$S118]);0)" office:value-type="float" office:value="0" calcext:value-type="float">
            <text:p>0</text:p>
          </table:table-cell>
          <table:table-cell table:formula="of:=IFERROR(ROUND(((MIN(([.H118]^2)/([.$T118]^2);[.$S$2])))*[.$S118]*[.$T$1]);0)" office:value-type="float" office:value="0" calcext:value-type="float">
            <text:p>0</text:p>
          </table:table-cell>
          <table:table-cell table:formula="of:=IFERROR(ROUND(((MIN(([.E118]^2)/([.$T118]^2);[.$S$2])))*[.$S118]*[.$T$1]);0)" office:value-type="float" office:value="0" calcext:value-type="float">
            <text:p>0</text:p>
          </table:table-cell>
          <table:table-cell table:formula="of:=IFERROR(ROUND(((MIN(([.G118]^2)/([.$T118]^2);[.$S$2])))*[.$S118]*[.$T$1]);0)" office:value-type="float" office:value="0" calcext:value-type="float">
            <text:p>0</text:p>
          </table:table-cell>
          <table:table-cell table:formula="of:=IFERROR(ROUND(((MIN(([.F118]^2)/([.$T118]^2);[.$S$2]))*[.$S118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penBallID</text:p>
          </table:table-cell>
          <table:table-cell table:style-name="Default" table:number-columns-repeated="7"/>
          <table:table-cell table:formula="of:=SUM([.C119:.H119])" office:value-type="float" office:value="0" calcext:value-type="float">
            <text:p>0</text:p>
          </table:table-cell>
          <table:table-cell table:formula="of:=ROUND((([.I119]/[.$S$1])*MAX([.I119]/420; 1.2));2)" office:value-type="float" office:value="0" calcext:value-type="float">
            <text:p>0</text:p>
          </table:table-cell>
          <table:table-cell table:formula="of:=IFERROR((ROUND((((MIN(([.$C119]^2)/([.$T119]^2);[.$R$2])))*[.$J119]*0.8)+([.C119]/10))*5)+10; 0)" office:value-type="float" office:value="0" calcext:value-type="float">
            <text:p>0</text:p>
          </table:table-cell>
          <table:table-cell table:formula="of:=IFERROR(ROUND((MIN(([.$D119]^[.$L$2])/([.$T119]^2);[.$R$2]))*([.$J119]+[.$M$2]))*5;0)" office:value-type="float" office:value="0" calcext:value-type="float">
            <text:p>0</text:p>
          </table:table-cell>
          <table:table-cell table:formula="of:=IFERROR(ROUND((MIN(([.D119]+[.G119]+[.H119])/3/[.$T119];[.$R$2]))*([.$J119]+3))*5;0)" office:value-type="float" office:value="0" calcext:value-type="float">
            <text:p>0</text:p>
          </table:table-cell>
          <table:table-cell table:formula="of:=IFERROR(ROUND(((MIN(([.$H119]^2)/([.$T119]^2);[.$R$2]))*([.$J119]+3)*[.$T$2]))*5;0)" office:value-type="float" office:value="0" calcext:value-type="float">
            <text:p>0</text:p>
          </table:table-cell>
          <table:table-cell table:formula="of:=IFERROR(ROUND(((MIN(([.$E119]^2)/([.$T119]^2);[.$R$2]))*([.$J119]+3)*[.$T$2]))*5;0)" office:value-type="float" office:value="0" calcext:value-type="float">
            <text:p>0</text:p>
          </table:table-cell>
          <table:table-cell table:formula="of:=IFERROR(ROUND(((MIN(([.$G119]^2)/([.$T119]^2);[.$R$2]))*([.$J119]+3)*[.$T$2]))*5;0)" office:value-type="float" office:value="0" calcext:value-type="float">
            <text:p>0</text:p>
          </table:table-cell>
          <table:table-cell table:formula="of:=IFERROR(ROUND((MIN(([.$F119]^[.$Q$2])/([.$T119]^2);[.$R$2]))*([.$J119]+[.$M$2]))*5;0)" office:value-type="float" office:value="0" calcext:value-type="float">
            <text:p>0</text:p>
          </table:table-cell>
          <table:table-cell table:formula="of:=ROUND(AVERAGE([.K119:.Q119]))" office:value-type="float" office:value="0" calcext:value-type="float">
            <text:p>0</text:p>
          </table:table-cell>
          <table:table-cell table:formula="of:=ROUND((([.I119]/[.$S$1])*MAX([.I11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9]^2)/([.$T119]^2);[.$S$2])))*[.$S119]*0.8)+([.C119]/10))+10;10)" office:value-type="float" office:value="10" calcext:value-type="float">
            <text:p>10</text:p>
          </table:table-cell>
          <table:table-cell table:formula="of:=IFERROR(ROUND(((MIN(([.$D119]^2)/([.$T119]^2);[.$S$2])))*[.$S119]);0)" office:value-type="float" office:value="0" calcext:value-type="float">
            <text:p>0</text:p>
          </table:table-cell>
          <table:table-cell table:formula="of:=IFERROR(ROUND(MIN(([.D119]+[.G119]+[.H119])/3/[.$T119];[.$S$2])^2*[.$S119]);0)" office:value-type="float" office:value="0" calcext:value-type="float">
            <text:p>0</text:p>
          </table:table-cell>
          <table:table-cell table:formula="of:=IFERROR(ROUND(((MIN(([.H119]^2)/([.$T119]^2);[.$S$2])))*[.$S119]*[.$T$1]);0)" office:value-type="float" office:value="0" calcext:value-type="float">
            <text:p>0</text:p>
          </table:table-cell>
          <table:table-cell table:formula="of:=IFERROR(ROUND(((MIN(([.E119]^2)/([.$T119]^2);[.$S$2])))*[.$S119]*[.$T$1]);0)" office:value-type="float" office:value="0" calcext:value-type="float">
            <text:p>0</text:p>
          </table:table-cell>
          <table:table-cell table:formula="of:=IFERROR(ROUND(((MIN(([.G119]^2)/([.$T119]^2);[.$S$2])))*[.$S119]*[.$T$1]);0)" office:value-type="float" office:value="0" calcext:value-type="float">
            <text:p>0</text:p>
          </table:table-cell>
          <table:table-cell table:formula="of:=IFERROR(ROUND(((MIN(([.F119]^2)/([.$T119]^2);[.$S$2]))*[.$S119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edPokeballID</text:p>
          </table:table-cell>
          <table:table-cell table:style-name="Default" table:number-columns-repeated="7"/>
          <table:table-cell table:formula="of:=SUM([.C120:.H120])" office:value-type="float" office:value="0" calcext:value-type="float">
            <text:p>0</text:p>
          </table:table-cell>
          <table:table-cell table:formula="of:=ROUND((([.I120]/[.$S$1])*MAX([.I120]/420; 1.2));2)" office:value-type="float" office:value="0" calcext:value-type="float">
            <text:p>0</text:p>
          </table:table-cell>
          <table:table-cell table:formula="of:=IFERROR((ROUND((((MIN(([.$C120]^2)/([.$T120]^2);[.$R$2])))*[.$J120]*0.8)+([.C120]/10))*5)+10; 0)" office:value-type="float" office:value="0" calcext:value-type="float">
            <text:p>0</text:p>
          </table:table-cell>
          <table:table-cell table:formula="of:=IFERROR(ROUND((MIN(([.$D120]^[.$L$2])/([.$T120]^2);[.$R$2]))*([.$J120]+[.$M$2]))*5;0)" office:value-type="float" office:value="0" calcext:value-type="float">
            <text:p>0</text:p>
          </table:table-cell>
          <table:table-cell table:formula="of:=IFERROR(ROUND((MIN(([.D120]+[.G120]+[.H120])/3/[.$T120];[.$R$2]))*([.$J120]+3))*5;0)" office:value-type="float" office:value="0" calcext:value-type="float">
            <text:p>0</text:p>
          </table:table-cell>
          <table:table-cell table:formula="of:=IFERROR(ROUND(((MIN(([.$H120]^2)/([.$T120]^2);[.$R$2]))*([.$J120]+3)*[.$T$2]))*5;0)" office:value-type="float" office:value="0" calcext:value-type="float">
            <text:p>0</text:p>
          </table:table-cell>
          <table:table-cell table:formula="of:=IFERROR(ROUND(((MIN(([.$E120]^2)/([.$T120]^2);[.$R$2]))*([.$J120]+3)*[.$T$2]))*5;0)" office:value-type="float" office:value="0" calcext:value-type="float">
            <text:p>0</text:p>
          </table:table-cell>
          <table:table-cell table:formula="of:=IFERROR(ROUND(((MIN(([.$G120]^2)/([.$T120]^2);[.$R$2]))*([.$J120]+3)*[.$T$2]))*5;0)" office:value-type="float" office:value="0" calcext:value-type="float">
            <text:p>0</text:p>
          </table:table-cell>
          <table:table-cell table:formula="of:=IFERROR(ROUND((MIN(([.$F120]^[.$Q$2])/([.$T120]^2);[.$R$2]))*([.$J120]+[.$M$2]))*5;0)" office:value-type="float" office:value="0" calcext:value-type="float">
            <text:p>0</text:p>
          </table:table-cell>
          <table:table-cell table:formula="of:=ROUND(AVERAGE([.K120:.Q120]))" office:value-type="float" office:value="0" calcext:value-type="float">
            <text:p>0</text:p>
          </table:table-cell>
          <table:table-cell table:formula="of:=ROUND((([.I120]/[.$S$1])*MAX([.I120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0]^2)/([.$T120]^2);[.$S$2])))*[.$S120]*0.8)+([.C120]/10))+10;10)" office:value-type="float" office:value="10" calcext:value-type="float">
            <text:p>10</text:p>
          </table:table-cell>
          <table:table-cell table:formula="of:=IFERROR(ROUND(((MIN(([.$D120]^2)/([.$T120]^2);[.$S$2])))*[.$S120]);0)" office:value-type="float" office:value="0" calcext:value-type="float">
            <text:p>0</text:p>
          </table:table-cell>
          <table:table-cell table:formula="of:=IFERROR(ROUND(MIN(([.D120]+[.G120]+[.H120])/3/[.$T120];[.$S$2])^2*[.$S120]);0)" office:value-type="float" office:value="0" calcext:value-type="float">
            <text:p>0</text:p>
          </table:table-cell>
          <table:table-cell table:formula="of:=IFERROR(ROUND(((MIN(([.H120]^2)/([.$T120]^2);[.$S$2])))*[.$S120]*[.$T$1]);0)" office:value-type="float" office:value="0" calcext:value-type="float">
            <text:p>0</text:p>
          </table:table-cell>
          <table:table-cell table:formula="of:=IFERROR(ROUND(((MIN(([.E120]^2)/([.$T120]^2);[.$S$2])))*[.$S120]*[.$T$1]);0)" office:value-type="float" office:value="0" calcext:value-type="float">
            <text:p>0</text:p>
          </table:table-cell>
          <table:table-cell table:formula="of:=IFERROR(ROUND(((MIN(([.G120]^2)/([.$T120]^2);[.$S$2])))*[.$S120]*[.$T$1]);0)" office:value-type="float" office:value="0" calcext:value-type="float">
            <text:p>0</text:p>
          </table:table-cell>
          <table:table-cell table:formula="of:=IFERROR(ROUND(((MIN(([.F120]^2)/([.$T120]^2);[.$S$2]))*[.$S120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oldPokeballID</text:p>
          </table:table-cell>
          <table:table-cell table:style-name="Default" table:number-columns-repeated="7"/>
          <table:table-cell table:formula="of:=SUM([.C121:.H121])" office:value-type="float" office:value="0" calcext:value-type="float">
            <text:p>0</text:p>
          </table:table-cell>
          <table:table-cell table:formula="of:=ROUND((([.I121]/[.$S$1])*MAX([.I121]/420; 1.2));2)" office:value-type="float" office:value="0" calcext:value-type="float">
            <text:p>0</text:p>
          </table:table-cell>
          <table:table-cell table:formula="of:=IFERROR((ROUND((((MIN(([.$C121]^2)/([.$T121]^2);[.$R$2])))*[.$J121]*0.8)+([.C121]/10))*5)+10; 0)" office:value-type="float" office:value="0" calcext:value-type="float">
            <text:p>0</text:p>
          </table:table-cell>
          <table:table-cell table:formula="of:=IFERROR(ROUND((MIN(([.$D121]^[.$L$2])/([.$T121]^2);[.$R$2]))*([.$J121]+[.$M$2]))*5;0)" office:value-type="float" office:value="0" calcext:value-type="float">
            <text:p>0</text:p>
          </table:table-cell>
          <table:table-cell table:formula="of:=IFERROR(ROUND((MIN(([.D121]+[.G121]+[.H121])/3/[.$T121];[.$R$2]))*([.$J121]+3))*5;0)" office:value-type="float" office:value="0" calcext:value-type="float">
            <text:p>0</text:p>
          </table:table-cell>
          <table:table-cell table:formula="of:=IFERROR(ROUND(((MIN(([.$H121]^2)/([.$T121]^2);[.$R$2]))*([.$J121]+3)*[.$T$2]))*5;0)" office:value-type="float" office:value="0" calcext:value-type="float">
            <text:p>0</text:p>
          </table:table-cell>
          <table:table-cell table:formula="of:=IFERROR(ROUND(((MIN(([.$E121]^2)/([.$T121]^2);[.$R$2]))*([.$J121]+3)*[.$T$2]))*5;0)" office:value-type="float" office:value="0" calcext:value-type="float">
            <text:p>0</text:p>
          </table:table-cell>
          <table:table-cell table:formula="of:=IFERROR(ROUND(((MIN(([.$G121]^2)/([.$T121]^2);[.$R$2]))*([.$J121]+3)*[.$T$2]))*5;0)" office:value-type="float" office:value="0" calcext:value-type="float">
            <text:p>0</text:p>
          </table:table-cell>
          <table:table-cell table:formula="of:=IFERROR(ROUND((MIN(([.$F121]^[.$Q$2])/([.$T121]^2);[.$R$2]))*([.$J121]+[.$M$2]))*5;0)" office:value-type="float" office:value="0" calcext:value-type="float">
            <text:p>0</text:p>
          </table:table-cell>
          <table:table-cell table:formula="of:=ROUND(AVERAGE([.K121:.Q121]))" office:value-type="float" office:value="0" calcext:value-type="float">
            <text:p>0</text:p>
          </table:table-cell>
          <table:table-cell table:formula="of:=ROUND((([.I121]/[.$S$1])*MAX([.I12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1]^2)/([.$T121]^2);[.$S$2])))*[.$S121]*0.8)+([.C121]/10))+10;10)" office:value-type="float" office:value="10" calcext:value-type="float">
            <text:p>10</text:p>
          </table:table-cell>
          <table:table-cell table:formula="of:=IFERROR(ROUND(((MIN(([.$D121]^2)/([.$T121]^2);[.$S$2])))*[.$S121]);0)" office:value-type="float" office:value="0" calcext:value-type="float">
            <text:p>0</text:p>
          </table:table-cell>
          <table:table-cell table:formula="of:=IFERROR(ROUND(MIN(([.D121]+[.G121]+[.H121])/3/[.$T121];[.$S$2])^2*[.$S121]);0)" office:value-type="float" office:value="0" calcext:value-type="float">
            <text:p>0</text:p>
          </table:table-cell>
          <table:table-cell table:formula="of:=IFERROR(ROUND(((MIN(([.H121]^2)/([.$T121]^2);[.$S$2])))*[.$S121]*[.$T$1]);0)" office:value-type="float" office:value="0" calcext:value-type="float">
            <text:p>0</text:p>
          </table:table-cell>
          <table:table-cell table:formula="of:=IFERROR(ROUND(((MIN(([.E121]^2)/([.$T121]^2);[.$S$2])))*[.$S121]*[.$T$1]);0)" office:value-type="float" office:value="0" calcext:value-type="float">
            <text:p>0</text:p>
          </table:table-cell>
          <table:table-cell table:formula="of:=IFERROR(ROUND(((MIN(([.G121]^2)/([.$T121]^2);[.$S$2])))*[.$S121]*[.$T$1]);0)" office:value-type="float" office:value="0" calcext:value-type="float">
            <text:p>0</text:p>
          </table:table-cell>
          <table:table-cell table:formula="of:=IFERROR(ROUND(((MIN(([.F121]^2)/([.$T121]^2);[.$S$2]))*[.$S121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aryID</text:p>
          </table:table-cell>
          <table:table-cell table:style-name="Default" table:number-columns-repeated="7"/>
          <table:table-cell table:formula="of:=SUM([.C122:.H122])" office:value-type="float" office:value="0" calcext:value-type="float">
            <text:p>0</text:p>
          </table:table-cell>
          <table:table-cell table:formula="of:=ROUND((([.I122]/[.$S$1])*MAX([.I122]/420; 1.2));2)" office:value-type="float" office:value="0" calcext:value-type="float">
            <text:p>0</text:p>
          </table:table-cell>
          <table:table-cell table:formula="of:=IFERROR((ROUND((((MIN(([.$C122]^2)/([.$T122]^2);[.$R$2])))*[.$J122]*0.8)+([.C122]/10))*5)+10; 0)" office:value-type="float" office:value="0" calcext:value-type="float">
            <text:p>0</text:p>
          </table:table-cell>
          <table:table-cell table:formula="of:=IFERROR(ROUND((MIN(([.$D122]^[.$L$2])/([.$T122]^2);[.$R$2]))*([.$J122]+[.$M$2]))*5;0)" office:value-type="float" office:value="0" calcext:value-type="float">
            <text:p>0</text:p>
          </table:table-cell>
          <table:table-cell table:formula="of:=IFERROR(ROUND((MIN(([.D122]+[.G122]+[.H122])/3/[.$T122];[.$R$2]))*([.$J122]+3))*5;0)" office:value-type="float" office:value="0" calcext:value-type="float">
            <text:p>0</text:p>
          </table:table-cell>
          <table:table-cell table:formula="of:=IFERROR(ROUND(((MIN(([.$H122]^2)/([.$T122]^2);[.$R$2]))*([.$J122]+3)*[.$T$2]))*5;0)" office:value-type="float" office:value="0" calcext:value-type="float">
            <text:p>0</text:p>
          </table:table-cell>
          <table:table-cell table:formula="of:=IFERROR(ROUND(((MIN(([.$E122]^2)/([.$T122]^2);[.$R$2]))*([.$J122]+3)*[.$T$2]))*5;0)" office:value-type="float" office:value="0" calcext:value-type="float">
            <text:p>0</text:p>
          </table:table-cell>
          <table:table-cell table:formula="of:=IFERROR(ROUND(((MIN(([.$G122]^2)/([.$T122]^2);[.$R$2]))*([.$J122]+3)*[.$T$2]))*5;0)" office:value-type="float" office:value="0" calcext:value-type="float">
            <text:p>0</text:p>
          </table:table-cell>
          <table:table-cell table:formula="of:=IFERROR(ROUND((MIN(([.$F122]^[.$Q$2])/([.$T122]^2);[.$R$2]))*([.$J122]+[.$M$2]))*5;0)" office:value-type="float" office:value="0" calcext:value-type="float">
            <text:p>0</text:p>
          </table:table-cell>
          <table:table-cell table:formula="of:=ROUND(AVERAGE([.K122:.Q122]))" office:value-type="float" office:value="0" calcext:value-type="float">
            <text:p>0</text:p>
          </table:table-cell>
          <table:table-cell table:formula="of:=ROUND((([.I122]/[.$S$1])*MAX([.I12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2]^2)/([.$T122]^2);[.$S$2])))*[.$S122]*0.8)+([.C122]/10))+10;10)" office:value-type="float" office:value="10" calcext:value-type="float">
            <text:p>10</text:p>
          </table:table-cell>
          <table:table-cell table:formula="of:=IFERROR(ROUND(((MIN(([.$D122]^2)/([.$T122]^2);[.$S$2])))*[.$S122]);0)" office:value-type="float" office:value="0" calcext:value-type="float">
            <text:p>0</text:p>
          </table:table-cell>
          <table:table-cell table:formula="of:=IFERROR(ROUND(MIN(([.D122]+[.G122]+[.H122])/3/[.$T122];[.$S$2])^2*[.$S122]);0)" office:value-type="float" office:value="0" calcext:value-type="float">
            <text:p>0</text:p>
          </table:table-cell>
          <table:table-cell table:formula="of:=IFERROR(ROUND(((MIN(([.H122]^2)/([.$T122]^2);[.$S$2])))*[.$S122]*[.$T$1]);0)" office:value-type="float" office:value="0" calcext:value-type="float">
            <text:p>0</text:p>
          </table:table-cell>
          <table:table-cell table:formula="of:=IFERROR(ROUND(((MIN(([.E122]^2)/([.$T122]^2);[.$S$2])))*[.$S122]*[.$T$1]);0)" office:value-type="float" office:value="0" calcext:value-type="float">
            <text:p>0</text:p>
          </table:table-cell>
          <table:table-cell table:formula="of:=IFERROR(ROUND(((MIN(([.G122]^2)/([.$T122]^2);[.$S$2])))*[.$S122]*[.$T$1]);0)" office:value-type="float" office:value="0" calcext:value-type="float">
            <text:p>0</text:p>
          </table:table-cell>
          <table:table-cell table:formula="of:=IFERROR(ROUND(((MIN(([.F122]^2)/([.$T122]^2);[.$S$2]))*[.$S122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latformID</text:p>
          </table:table-cell>
          <table:table-cell table:style-name="Default" table:number-columns-repeated="7"/>
          <table:table-cell table:formula="of:=SUM([.C123:.H123])" office:value-type="float" office:value="0" calcext:value-type="float">
            <text:p>0</text:p>
          </table:table-cell>
          <table:table-cell table:formula="of:=ROUND((([.I123]/[.$S$1])*MAX([.I123]/420; 1.2));2)" office:value-type="float" office:value="0" calcext:value-type="float">
            <text:p>0</text:p>
          </table:table-cell>
          <table:table-cell table:formula="of:=IFERROR((ROUND((((MIN(([.$C123]^2)/([.$T123]^2);[.$R$2])))*[.$J123]*0.8)+([.C123]/10))*5)+10; 0)" office:value-type="float" office:value="0" calcext:value-type="float">
            <text:p>0</text:p>
          </table:table-cell>
          <table:table-cell table:formula="of:=IFERROR(ROUND((MIN(([.$D123]^[.$L$2])/([.$T123]^2);[.$R$2]))*([.$J123]+[.$M$2]))*5;0)" office:value-type="float" office:value="0" calcext:value-type="float">
            <text:p>0</text:p>
          </table:table-cell>
          <table:table-cell table:formula="of:=IFERROR(ROUND((MIN(([.D123]+[.G123]+[.H123])/3/[.$T123];[.$R$2]))*([.$J123]+3))*5;0)" office:value-type="float" office:value="0" calcext:value-type="float">
            <text:p>0</text:p>
          </table:table-cell>
          <table:table-cell table:formula="of:=IFERROR(ROUND(((MIN(([.$H123]^2)/([.$T123]^2);[.$R$2]))*([.$J123]+3)*[.$T$2]))*5;0)" office:value-type="float" office:value="0" calcext:value-type="float">
            <text:p>0</text:p>
          </table:table-cell>
          <table:table-cell table:formula="of:=IFERROR(ROUND(((MIN(([.$E123]^2)/([.$T123]^2);[.$R$2]))*([.$J123]+3)*[.$T$2]))*5;0)" office:value-type="float" office:value="0" calcext:value-type="float">
            <text:p>0</text:p>
          </table:table-cell>
          <table:table-cell table:formula="of:=IFERROR(ROUND(((MIN(([.$G123]^2)/([.$T123]^2);[.$R$2]))*([.$J123]+3)*[.$T$2]))*5;0)" office:value-type="float" office:value="0" calcext:value-type="float">
            <text:p>0</text:p>
          </table:table-cell>
          <table:table-cell table:formula="of:=IFERROR(ROUND((MIN(([.$F123]^[.$Q$2])/([.$T123]^2);[.$R$2]))*([.$J123]+[.$M$2]))*5;0)" office:value-type="float" office:value="0" calcext:value-type="float">
            <text:p>0</text:p>
          </table:table-cell>
          <table:table-cell table:formula="of:=ROUND(AVERAGE([.K123:.Q123]))" office:value-type="float" office:value="0" calcext:value-type="float">
            <text:p>0</text:p>
          </table:table-cell>
          <table:table-cell table:formula="of:=ROUND((([.I123]/[.$S$1])*MAX([.I12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3]^2)/([.$T123]^2);[.$S$2])))*[.$S123]*0.8)+([.C123]/10))+10;10)" office:value-type="float" office:value="10" calcext:value-type="float">
            <text:p>10</text:p>
          </table:table-cell>
          <table:table-cell table:formula="of:=IFERROR(ROUND(((MIN(([.$D123]^2)/([.$T123]^2);[.$S$2])))*[.$S123]);0)" office:value-type="float" office:value="0" calcext:value-type="float">
            <text:p>0</text:p>
          </table:table-cell>
          <table:table-cell table:formula="of:=IFERROR(ROUND(MIN(([.D123]+[.G123]+[.H123])/3/[.$T123];[.$S$2])^2*[.$S123]);0)" office:value-type="float" office:value="0" calcext:value-type="float">
            <text:p>0</text:p>
          </table:table-cell>
          <table:table-cell table:formula="of:=IFERROR(ROUND(((MIN(([.H123]^2)/([.$T123]^2);[.$S$2])))*[.$S123]*[.$T$1]);0)" office:value-type="float" office:value="0" calcext:value-type="float">
            <text:p>0</text:p>
          </table:table-cell>
          <table:table-cell table:formula="of:=IFERROR(ROUND(((MIN(([.E123]^2)/([.$T123]^2);[.$S$2])))*[.$S123]*[.$T$1]);0)" office:value-type="float" office:value="0" calcext:value-type="float">
            <text:p>0</text:p>
          </table:table-cell>
          <table:table-cell table:formula="of:=IFERROR(ROUND(((MIN(([.G123]^2)/([.$T123]^2);[.$S$2])))*[.$S123]*[.$T$1]);0)" office:value-type="float" office:value="0" calcext:value-type="float">
            <text:p>0</text:p>
          </table:table-cell>
          <table:table-cell table:formula="of:=IFERROR(ROUND(((MIN(([.F123]^2)/([.$T123]^2);[.$S$2]))*[.$S123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lankID</text:p>
          </table:table-cell>
          <table:table-cell table:style-name="Default" table:number-columns-repeated="7"/>
          <table:table-cell table:formula="of:=SUM([.C124:.H124])" office:value-type="float" office:value="0" calcext:value-type="float">
            <text:p>0</text:p>
          </table:table-cell>
          <table:table-cell table:formula="of:=ROUND((([.I124]/[.$S$1])*MAX([.I124]/420; 1.2));2)" office:value-type="float" office:value="0" calcext:value-type="float">
            <text:p>0</text:p>
          </table:table-cell>
          <table:table-cell table:formula="of:=IFERROR((ROUND((((MIN(([.$C124]^2)/([.$T124]^2);[.$R$2])))*[.$J124]*0.8)+([.C124]/10))*5)+10; 0)" office:value-type="float" office:value="0" calcext:value-type="float">
            <text:p>0</text:p>
          </table:table-cell>
          <table:table-cell table:formula="of:=IFERROR(ROUND((MIN(([.$D124]^[.$L$2])/([.$T124]^2);[.$R$2]))*([.$J124]+[.$M$2]))*5;0)" office:value-type="float" office:value="0" calcext:value-type="float">
            <text:p>0</text:p>
          </table:table-cell>
          <table:table-cell table:formula="of:=IFERROR(ROUND((MIN(([.D124]+[.G124]+[.H124])/3/[.$T124];[.$R$2]))*([.$J124]+3))*5;0)" office:value-type="float" office:value="0" calcext:value-type="float">
            <text:p>0</text:p>
          </table:table-cell>
          <table:table-cell table:formula="of:=IFERROR(ROUND(((MIN(([.$H124]^2)/([.$T124]^2);[.$R$2]))*([.$J124]+3)*[.$T$2]))*5;0)" office:value-type="float" office:value="0" calcext:value-type="float">
            <text:p>0</text:p>
          </table:table-cell>
          <table:table-cell table:formula="of:=IFERROR(ROUND(((MIN(([.$E124]^2)/([.$T124]^2);[.$R$2]))*([.$J124]+3)*[.$T$2]))*5;0)" office:value-type="float" office:value="0" calcext:value-type="float">
            <text:p>0</text:p>
          </table:table-cell>
          <table:table-cell table:formula="of:=IFERROR(ROUND(((MIN(([.$G124]^2)/([.$T124]^2);[.$R$2]))*([.$J124]+3)*[.$T$2]))*5;0)" office:value-type="float" office:value="0" calcext:value-type="float">
            <text:p>0</text:p>
          </table:table-cell>
          <table:table-cell table:formula="of:=IFERROR(ROUND((MIN(([.$F124]^[.$Q$2])/([.$T124]^2);[.$R$2]))*([.$J124]+[.$M$2]))*5;0)" office:value-type="float" office:value="0" calcext:value-type="float">
            <text:p>0</text:p>
          </table:table-cell>
          <table:table-cell table:formula="of:=ROUND(AVERAGE([.K124:.Q124]))" office:value-type="float" office:value="0" calcext:value-type="float">
            <text:p>0</text:p>
          </table:table-cell>
          <table:table-cell table:formula="of:=ROUND((([.I124]/[.$S$1])*MAX([.I12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4]^2)/([.$T124]^2);[.$S$2])))*[.$S124]*0.8)+([.C124]/10))+10;10)" office:value-type="float" office:value="10" calcext:value-type="float">
            <text:p>10</text:p>
          </table:table-cell>
          <table:table-cell table:formula="of:=IFERROR(ROUND(((MIN(([.$D124]^2)/([.$T124]^2);[.$S$2])))*[.$S124]);0)" office:value-type="float" office:value="0" calcext:value-type="float">
            <text:p>0</text:p>
          </table:table-cell>
          <table:table-cell table:formula="of:=IFERROR(ROUND(MIN(([.D124]+[.G124]+[.H124])/3/[.$T124];[.$S$2])^2*[.$S124]);0)" office:value-type="float" office:value="0" calcext:value-type="float">
            <text:p>0</text:p>
          </table:table-cell>
          <table:table-cell table:formula="of:=IFERROR(ROUND(((MIN(([.H124]^2)/([.$T124]^2);[.$S$2])))*[.$S124]*[.$T$1]);0)" office:value-type="float" office:value="0" calcext:value-type="float">
            <text:p>0</text:p>
          </table:table-cell>
          <table:table-cell table:formula="of:=IFERROR(ROUND(((MIN(([.E124]^2)/([.$T124]^2);[.$S$2])))*[.$S124]*[.$T$1]);0)" office:value-type="float" office:value="0" calcext:value-type="float">
            <text:p>0</text:p>
          </table:table-cell>
          <table:table-cell table:formula="of:=IFERROR(ROUND(((MIN(([.G124]^2)/([.$T124]^2);[.$S$2])))*[.$S124]*[.$T$1]);0)" office:value-type="float" office:value="0" calcext:value-type="float">
            <text:p>0</text:p>
          </table:table-cell>
          <table:table-cell table:formula="of:=IFERROR(ROUND(((MIN(([.F124]^2)/([.$T124]^2);[.$S$2]))*[.$S124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avePointID</text:p>
          </table:table-cell>
          <table:table-cell table:style-name="Default" table:number-columns-repeated="7"/>
          <table:table-cell table:formula="of:=SUM([.C125:.H125])" office:value-type="float" office:value="0" calcext:value-type="float">
            <text:p>0</text:p>
          </table:table-cell>
          <table:table-cell table:formula="of:=ROUND((([.I125]/[.$S$1])*MAX([.I125]/420; 1.2));2)" office:value-type="float" office:value="0" calcext:value-type="float">
            <text:p>0</text:p>
          </table:table-cell>
          <table:table-cell table:formula="of:=IFERROR((ROUND((((MIN(([.$C125]^2)/([.$T125]^2);[.$R$2])))*[.$J125]*0.8)+([.C125]/10))*5)+10; 0)" office:value-type="float" office:value="0" calcext:value-type="float">
            <text:p>0</text:p>
          </table:table-cell>
          <table:table-cell table:formula="of:=IFERROR(ROUND((MIN(([.$D125]^[.$L$2])/([.$T125]^2);[.$R$2]))*([.$J125]+[.$M$2]))*5;0)" office:value-type="float" office:value="0" calcext:value-type="float">
            <text:p>0</text:p>
          </table:table-cell>
          <table:table-cell table:formula="of:=IFERROR(ROUND((MIN(([.D125]+[.G125]+[.H125])/3/[.$T125];[.$R$2]))*([.$J125]+3))*5;0)" office:value-type="float" office:value="0" calcext:value-type="float">
            <text:p>0</text:p>
          </table:table-cell>
          <table:table-cell table:formula="of:=IFERROR(ROUND(((MIN(([.$H125]^2)/([.$T125]^2);[.$R$2]))*([.$J125]+3)*[.$T$2]))*5;0)" office:value-type="float" office:value="0" calcext:value-type="float">
            <text:p>0</text:p>
          </table:table-cell>
          <table:table-cell table:formula="of:=IFERROR(ROUND(((MIN(([.$E125]^2)/([.$T125]^2);[.$R$2]))*([.$J125]+3)*[.$T$2]))*5;0)" office:value-type="float" office:value="0" calcext:value-type="float">
            <text:p>0</text:p>
          </table:table-cell>
          <table:table-cell table:formula="of:=IFERROR(ROUND(((MIN(([.$G125]^2)/([.$T125]^2);[.$R$2]))*([.$J125]+3)*[.$T$2]))*5;0)" office:value-type="float" office:value="0" calcext:value-type="float">
            <text:p>0</text:p>
          </table:table-cell>
          <table:table-cell table:formula="of:=IFERROR(ROUND((MIN(([.$F125]^[.$Q$2])/([.$T125]^2);[.$R$2]))*([.$J125]+[.$M$2]))*5;0)" office:value-type="float" office:value="0" calcext:value-type="float">
            <text:p>0</text:p>
          </table:table-cell>
          <table:table-cell table:formula="of:=ROUND(AVERAGE([.K125:.Q125]))" office:value-type="float" office:value="0" calcext:value-type="float">
            <text:p>0</text:p>
          </table:table-cell>
          <table:table-cell table:formula="of:=ROUND((([.I125]/[.$S$1])*MAX([.I125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5]^2)/([.$T125]^2);[.$S$2])))*[.$S125]*0.8)+([.C125]/10))+10;10)" office:value-type="float" office:value="10" calcext:value-type="float">
            <text:p>10</text:p>
          </table:table-cell>
          <table:table-cell table:formula="of:=IFERROR(ROUND(((MIN(([.$D125]^2)/([.$T125]^2);[.$S$2])))*[.$S125]);0)" office:value-type="float" office:value="0" calcext:value-type="float">
            <text:p>0</text:p>
          </table:table-cell>
          <table:table-cell table:formula="of:=IFERROR(ROUND(MIN(([.D125]+[.G125]+[.H125])/3/[.$T125];[.$S$2])^2*[.$S125]);0)" office:value-type="float" office:value="0" calcext:value-type="float">
            <text:p>0</text:p>
          </table:table-cell>
          <table:table-cell table:formula="of:=IFERROR(ROUND(((MIN(([.H125]^2)/([.$T125]^2);[.$S$2])))*[.$S125]*[.$T$1]);0)" office:value-type="float" office:value="0" calcext:value-type="float">
            <text:p>0</text:p>
          </table:table-cell>
          <table:table-cell table:formula="of:=IFERROR(ROUND(((MIN(([.E125]^2)/([.$T125]^2);[.$S$2])))*[.$S125]*[.$T$1]);0)" office:value-type="float" office:value="0" calcext:value-type="float">
            <text:p>0</text:p>
          </table:table-cell>
          <table:table-cell table:formula="of:=IFERROR(ROUND(((MIN(([.G125]^2)/([.$T125]^2);[.$S$2])))*[.$S125]*[.$T$1]);0)" office:value-type="float" office:value="0" calcext:value-type="float">
            <text:p>0</text:p>
          </table:table-cell>
          <table:table-cell table:formula="of:=IFERROR(ROUND(((MIN(([.F125]^2)/([.$T125]^2);[.$S$2]))*[.$S125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ushID</text:p>
          </table:table-cell>
          <table:table-cell table:style-name="Default" table:number-columns-repeated="7"/>
          <table:table-cell table:formula="of:=SUM([.C126:.H126])" office:value-type="float" office:value="0" calcext:value-type="float">
            <text:p>0</text:p>
          </table:table-cell>
          <table:table-cell table:formula="of:=ROUND((([.I126]/[.$S$1])*MAX([.I126]/420; 1.2));2)" office:value-type="float" office:value="0" calcext:value-type="float">
            <text:p>0</text:p>
          </table:table-cell>
          <table:table-cell table:formula="of:=IFERROR((ROUND((((MIN(([.$C126]^2)/([.$T126]^2);[.$R$2])))*[.$J126]*0.8)+([.C126]/10))*5)+10; 0)" office:value-type="float" office:value="0" calcext:value-type="float">
            <text:p>0</text:p>
          </table:table-cell>
          <table:table-cell table:formula="of:=IFERROR(ROUND((MIN(([.$D126]^[.$L$2])/([.$T126]^2);[.$R$2]))*([.$J126]+[.$M$2]))*5;0)" office:value-type="float" office:value="0" calcext:value-type="float">
            <text:p>0</text:p>
          </table:table-cell>
          <table:table-cell table:formula="of:=IFERROR(ROUND((MIN(([.D126]+[.G126]+[.H126])/3/[.$T126];[.$R$2]))*([.$J126]+3))*5;0)" office:value-type="float" office:value="0" calcext:value-type="float">
            <text:p>0</text:p>
          </table:table-cell>
          <table:table-cell table:formula="of:=IFERROR(ROUND(((MIN(([.$H126]^2)/([.$T126]^2);[.$R$2]))*([.$J126]+3)*[.$T$2]))*5;0)" office:value-type="float" office:value="0" calcext:value-type="float">
            <text:p>0</text:p>
          </table:table-cell>
          <table:table-cell table:formula="of:=IFERROR(ROUND(((MIN(([.$E126]^2)/([.$T126]^2);[.$R$2]))*([.$J126]+3)*[.$T$2]))*5;0)" office:value-type="float" office:value="0" calcext:value-type="float">
            <text:p>0</text:p>
          </table:table-cell>
          <table:table-cell table:formula="of:=IFERROR(ROUND(((MIN(([.$G126]^2)/([.$T126]^2);[.$R$2]))*([.$J126]+3)*[.$T$2]))*5;0)" office:value-type="float" office:value="0" calcext:value-type="float">
            <text:p>0</text:p>
          </table:table-cell>
          <table:table-cell table:formula="of:=IFERROR(ROUND((MIN(([.$F126]^[.$Q$2])/([.$T126]^2);[.$R$2]))*([.$J126]+[.$M$2]))*5;0)" office:value-type="float" office:value="0" calcext:value-type="float">
            <text:p>0</text:p>
          </table:table-cell>
          <table:table-cell table:formula="of:=ROUND(AVERAGE([.K126:.Q126]))" office:value-type="float" office:value="0" calcext:value-type="float">
            <text:p>0</text:p>
          </table:table-cell>
          <table:table-cell table:formula="of:=ROUND((([.I126]/[.$S$1])*MAX([.I126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6]^2)/([.$T126]^2);[.$S$2])))*[.$S126]*0.8)+([.C126]/10))+10;10)" office:value-type="float" office:value="10" calcext:value-type="float">
            <text:p>10</text:p>
          </table:table-cell>
          <table:table-cell table:formula="of:=IFERROR(ROUND(((MIN(([.$D126]^2)/([.$T126]^2);[.$S$2])))*[.$S126]);0)" office:value-type="float" office:value="0" calcext:value-type="float">
            <text:p>0</text:p>
          </table:table-cell>
          <table:table-cell table:formula="of:=IFERROR(ROUND(MIN(([.D126]+[.G126]+[.H126])/3/[.$T126];[.$S$2])^2*[.$S126]);0)" office:value-type="float" office:value="0" calcext:value-type="float">
            <text:p>0</text:p>
          </table:table-cell>
          <table:table-cell table:formula="of:=IFERROR(ROUND(((MIN(([.H126]^2)/([.$T126]^2);[.$S$2])))*[.$S126]*[.$T$1]);0)" office:value-type="float" office:value="0" calcext:value-type="float">
            <text:p>0</text:p>
          </table:table-cell>
          <table:table-cell table:formula="of:=IFERROR(ROUND(((MIN(([.E126]^2)/([.$T126]^2);[.$S$2])))*[.$S126]*[.$T$1]);0)" office:value-type="float" office:value="0" calcext:value-type="float">
            <text:p>0</text:p>
          </table:table-cell>
          <table:table-cell table:formula="of:=IFERROR(ROUND(((MIN(([.G126]^2)/([.$T126]^2);[.$S$2])))*[.$S126]*[.$T$1]);0)" office:value-type="float" office:value="0" calcext:value-type="float">
            <text:p>0</text:p>
          </table:table-cell>
          <table:table-cell table:formula="of:=IFERROR(ROUND(((MIN(([.F126]^2)/([.$T126]^2);[.$S$2]))*[.$S126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ignID</text:p>
          </table:table-cell>
          <table:table-cell table:style-name="Default" table:number-columns-repeated="7"/>
          <table:table-cell table:formula="of:=SUM([.C127:.H127])" office:value-type="float" office:value="0" calcext:value-type="float">
            <text:p>0</text:p>
          </table:table-cell>
          <table:table-cell table:formula="of:=ROUND((([.I127]/[.$S$1])*MAX([.I127]/420; 1.2));2)" office:value-type="float" office:value="0" calcext:value-type="float">
            <text:p>0</text:p>
          </table:table-cell>
          <table:table-cell table:formula="of:=IFERROR((ROUND((((MIN(([.$C127]^2)/([.$T127]^2);[.$R$2])))*[.$J127]*0.8)+([.C127]/10))*5)+10; 0)" office:value-type="float" office:value="0" calcext:value-type="float">
            <text:p>0</text:p>
          </table:table-cell>
          <table:table-cell table:formula="of:=IFERROR(ROUND((MIN(([.$D127]^[.$L$2])/([.$T127]^2);[.$R$2]))*([.$J127]+[.$M$2]))*5;0)" office:value-type="float" office:value="0" calcext:value-type="float">
            <text:p>0</text:p>
          </table:table-cell>
          <table:table-cell table:formula="of:=IFERROR(ROUND((MIN(([.D127]+[.G127]+[.H127])/3/[.$T127];[.$R$2]))*([.$J127]+3))*5;0)" office:value-type="float" office:value="0" calcext:value-type="float">
            <text:p>0</text:p>
          </table:table-cell>
          <table:table-cell table:formula="of:=IFERROR(ROUND(((MIN(([.$H127]^2)/([.$T127]^2);[.$R$2]))*([.$J127]+3)*[.$T$2]))*5;0)" office:value-type="float" office:value="0" calcext:value-type="float">
            <text:p>0</text:p>
          </table:table-cell>
          <table:table-cell table:formula="of:=IFERROR(ROUND(((MIN(([.$E127]^2)/([.$T127]^2);[.$R$2]))*([.$J127]+3)*[.$T$2]))*5;0)" office:value-type="float" office:value="0" calcext:value-type="float">
            <text:p>0</text:p>
          </table:table-cell>
          <table:table-cell table:formula="of:=IFERROR(ROUND(((MIN(([.$G127]^2)/([.$T127]^2);[.$R$2]))*([.$J127]+3)*[.$T$2]))*5;0)" office:value-type="float" office:value="0" calcext:value-type="float">
            <text:p>0</text:p>
          </table:table-cell>
          <table:table-cell table:formula="of:=IFERROR(ROUND((MIN(([.$F127]^[.$Q$2])/([.$T127]^2);[.$R$2]))*([.$J127]+[.$M$2]))*5;0)" office:value-type="float" office:value="0" calcext:value-type="float">
            <text:p>0</text:p>
          </table:table-cell>
          <table:table-cell table:formula="of:=ROUND(AVERAGE([.K127:.Q127]))" office:value-type="float" office:value="0" calcext:value-type="float">
            <text:p>0</text:p>
          </table:table-cell>
          <table:table-cell table:formula="of:=ROUND((([.I127]/[.$S$1])*MAX([.I12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7]^2)/([.$T127]^2);[.$S$2])))*[.$S127]*0.8)+([.C127]/10))+10;10)" office:value-type="float" office:value="10" calcext:value-type="float">
            <text:p>10</text:p>
          </table:table-cell>
          <table:table-cell table:formula="of:=IFERROR(ROUND(((MIN(([.$D127]^2)/([.$T127]^2);[.$S$2])))*[.$S127]);0)" office:value-type="float" office:value="0" calcext:value-type="float">
            <text:p>0</text:p>
          </table:table-cell>
          <table:table-cell table:formula="of:=IFERROR(ROUND(MIN(([.D127]+[.G127]+[.H127])/3/[.$T127];[.$S$2])^2*[.$S127]);0)" office:value-type="float" office:value="0" calcext:value-type="float">
            <text:p>0</text:p>
          </table:table-cell>
          <table:table-cell table:formula="of:=IFERROR(ROUND(((MIN(([.H127]^2)/([.$T127]^2);[.$S$2])))*[.$S127]*[.$T$1]);0)" office:value-type="float" office:value="0" calcext:value-type="float">
            <text:p>0</text:p>
          </table:table-cell>
          <table:table-cell table:formula="of:=IFERROR(ROUND(((MIN(([.E127]^2)/([.$T127]^2);[.$S$2])))*[.$S127]*[.$T$1]);0)" office:value-type="float" office:value="0" calcext:value-type="float">
            <text:p>0</text:p>
          </table:table-cell>
          <table:table-cell table:formula="of:=IFERROR(ROUND(((MIN(([.G127]^2)/([.$T127]^2);[.$S$2])))*[.$S127]*[.$T$1]);0)" office:value-type="float" office:value="0" calcext:value-type="float">
            <text:p>0</text:p>
          </table:table-cell>
          <table:table-cell table:formula="of:=IFERROR(ROUND(((MIN(([.F127]^2)/([.$T127]^2);[.$S$2]))*[.$S127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ign2ID</text:p>
          </table:table-cell>
          <table:table-cell table:style-name="Default" table:number-columns-repeated="7"/>
          <table:table-cell table:formula="of:=SUM([.C128:.H128])" office:value-type="float" office:value="0" calcext:value-type="float">
            <text:p>0</text:p>
          </table:table-cell>
          <table:table-cell table:formula="of:=ROUND((([.I128]/[.$S$1])*MAX([.I128]/420; 1.2));2)" office:value-type="float" office:value="0" calcext:value-type="float">
            <text:p>0</text:p>
          </table:table-cell>
          <table:table-cell table:formula="of:=IFERROR((ROUND((((MIN(([.$C128]^2)/([.$T128]^2);[.$R$2])))*[.$J128]*0.8)+([.C128]/10))*5)+10; 0)" office:value-type="float" office:value="0" calcext:value-type="float">
            <text:p>0</text:p>
          </table:table-cell>
          <table:table-cell table:formula="of:=IFERROR(ROUND((MIN(([.$D128]^[.$L$2])/([.$T128]^2);[.$R$2]))*([.$J128]+[.$M$2]))*5;0)" office:value-type="float" office:value="0" calcext:value-type="float">
            <text:p>0</text:p>
          </table:table-cell>
          <table:table-cell table:formula="of:=IFERROR(ROUND((MIN(([.D128]+[.G128]+[.H128])/3/[.$T128];[.$R$2]))*([.$J128]+3))*5;0)" office:value-type="float" office:value="0" calcext:value-type="float">
            <text:p>0</text:p>
          </table:table-cell>
          <table:table-cell table:formula="of:=IFERROR(ROUND(((MIN(([.$H128]^2)/([.$T128]^2);[.$R$2]))*([.$J128]+3)*[.$T$2]))*5;0)" office:value-type="float" office:value="0" calcext:value-type="float">
            <text:p>0</text:p>
          </table:table-cell>
          <table:table-cell table:formula="of:=IFERROR(ROUND(((MIN(([.$E128]^2)/([.$T128]^2);[.$R$2]))*([.$J128]+3)*[.$T$2]))*5;0)" office:value-type="float" office:value="0" calcext:value-type="float">
            <text:p>0</text:p>
          </table:table-cell>
          <table:table-cell table:formula="of:=IFERROR(ROUND(((MIN(([.$G128]^2)/([.$T128]^2);[.$R$2]))*([.$J128]+3)*[.$T$2]))*5;0)" office:value-type="float" office:value="0" calcext:value-type="float">
            <text:p>0</text:p>
          </table:table-cell>
          <table:table-cell table:formula="of:=IFERROR(ROUND((MIN(([.$F128]^[.$Q$2])/([.$T128]^2);[.$R$2]))*([.$J128]+[.$M$2]))*5;0)" office:value-type="float" office:value="0" calcext:value-type="float">
            <text:p>0</text:p>
          </table:table-cell>
          <table:table-cell table:formula="of:=ROUND(AVERAGE([.K128:.Q128]))" office:value-type="float" office:value="0" calcext:value-type="float">
            <text:p>0</text:p>
          </table:table-cell>
          <table:table-cell table:formula="of:=ROUND((([.I128]/[.$S$1])*MAX([.I12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8]^2)/([.$T128]^2);[.$S$2])))*[.$S128]*0.8)+([.C128]/10))+10;10)" office:value-type="float" office:value="10" calcext:value-type="float">
            <text:p>10</text:p>
          </table:table-cell>
          <table:table-cell table:formula="of:=IFERROR(ROUND(((MIN(([.$D128]^2)/([.$T128]^2);[.$S$2])))*[.$S128]);0)" office:value-type="float" office:value="0" calcext:value-type="float">
            <text:p>0</text:p>
          </table:table-cell>
          <table:table-cell table:formula="of:=IFERROR(ROUND(MIN(([.D128]+[.G128]+[.H128])/3/[.$T128];[.$S$2])^2*[.$S128]);0)" office:value-type="float" office:value="0" calcext:value-type="float">
            <text:p>0</text:p>
          </table:table-cell>
          <table:table-cell table:formula="of:=IFERROR(ROUND(((MIN(([.H128]^2)/([.$T128]^2);[.$S$2])))*[.$S128]*[.$T$1]);0)" office:value-type="float" office:value="0" calcext:value-type="float">
            <text:p>0</text:p>
          </table:table-cell>
          <table:table-cell table:formula="of:=IFERROR(ROUND(((MIN(([.E128]^2)/([.$T128]^2);[.$S$2])))*[.$S128]*[.$T$1]);0)" office:value-type="float" office:value="0" calcext:value-type="float">
            <text:p>0</text:p>
          </table:table-cell>
          <table:table-cell table:formula="of:=IFERROR(ROUND(((MIN(([.G128]^2)/([.$T128]^2);[.$S$2])))*[.$S128]*[.$T$1]);0)" office:value-type="float" office:value="0" calcext:value-type="float">
            <text:p>0</text:p>
          </table:table-cell>
          <table:table-cell table:formula="of:=IFERROR(ROUND(((MIN(([.F128]^2)/([.$T128]^2);[.$S$2]))*[.$S128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oinsID</text:p>
          </table:table-cell>
          <table:table-cell table:style-name="Default" table:number-columns-repeated="7"/>
          <table:table-cell table:formula="of:=SUM([.C129:.H129])" office:value-type="float" office:value="0" calcext:value-type="float">
            <text:p>0</text:p>
          </table:table-cell>
          <table:table-cell table:formula="of:=ROUND((([.I129]/[.$S$1])*MAX([.I129]/420; 1.2));2)" office:value-type="float" office:value="0" calcext:value-type="float">
            <text:p>0</text:p>
          </table:table-cell>
          <table:table-cell table:formula="of:=IFERROR((ROUND((((MIN(([.$C129]^2)/([.$T129]^2);[.$R$2])))*[.$J129]*0.8)+([.C129]/10))*5)+10; 0)" office:value-type="float" office:value="0" calcext:value-type="float">
            <text:p>0</text:p>
          </table:table-cell>
          <table:table-cell table:formula="of:=IFERROR(ROUND((MIN(([.$D129]^[.$L$2])/([.$T129]^2);[.$R$2]))*([.$J129]+[.$M$2]))*5;0)" office:value-type="float" office:value="0" calcext:value-type="float">
            <text:p>0</text:p>
          </table:table-cell>
          <table:table-cell table:formula="of:=IFERROR(ROUND((MIN(([.D129]+[.G129]+[.H129])/3/[.$T129];[.$R$2]))*([.$J129]+3))*5;0)" office:value-type="float" office:value="0" calcext:value-type="float">
            <text:p>0</text:p>
          </table:table-cell>
          <table:table-cell table:formula="of:=IFERROR(ROUND(((MIN(([.$H129]^2)/([.$T129]^2);[.$R$2]))*([.$J129]+3)*[.$T$2]))*5;0)" office:value-type="float" office:value="0" calcext:value-type="float">
            <text:p>0</text:p>
          </table:table-cell>
          <table:table-cell table:formula="of:=IFERROR(ROUND(((MIN(([.$E129]^2)/([.$T129]^2);[.$R$2]))*([.$J129]+3)*[.$T$2]))*5;0)" office:value-type="float" office:value="0" calcext:value-type="float">
            <text:p>0</text:p>
          </table:table-cell>
          <table:table-cell table:formula="of:=IFERROR(ROUND(((MIN(([.$G129]^2)/([.$T129]^2);[.$R$2]))*([.$J129]+3)*[.$T$2]))*5;0)" office:value-type="float" office:value="0" calcext:value-type="float">
            <text:p>0</text:p>
          </table:table-cell>
          <table:table-cell table:formula="of:=IFERROR(ROUND((MIN(([.$F129]^[.$Q$2])/([.$T129]^2);[.$R$2]))*([.$J129]+[.$M$2]))*5;0)" office:value-type="float" office:value="0" calcext:value-type="float">
            <text:p>0</text:p>
          </table:table-cell>
          <table:table-cell table:formula="of:=ROUND(AVERAGE([.K129:.Q129]))" office:value-type="float" office:value="0" calcext:value-type="float">
            <text:p>0</text:p>
          </table:table-cell>
          <table:table-cell table:formula="of:=ROUND((([.I129]/[.$S$1])*MAX([.I12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9]^2)/([.$T129]^2);[.$S$2])))*[.$S129]*0.8)+([.C129]/10))+10;10)" office:value-type="float" office:value="10" calcext:value-type="float">
            <text:p>10</text:p>
          </table:table-cell>
          <table:table-cell table:formula="of:=IFERROR(ROUND(((MIN(([.$D129]^2)/([.$T129]^2);[.$S$2])))*[.$S129]);0)" office:value-type="float" office:value="0" calcext:value-type="float">
            <text:p>0</text:p>
          </table:table-cell>
          <table:table-cell table:formula="of:=IFERROR(ROUND(MIN(([.D129]+[.G129]+[.H129])/3/[.$T129];[.$S$2])^2*[.$S129]);0)" office:value-type="float" office:value="0" calcext:value-type="float">
            <text:p>0</text:p>
          </table:table-cell>
          <table:table-cell table:formula="of:=IFERROR(ROUND(((MIN(([.H129]^2)/([.$T129]^2);[.$S$2])))*[.$S129]*[.$T$1]);0)" office:value-type="float" office:value="0" calcext:value-type="float">
            <text:p>0</text:p>
          </table:table-cell>
          <table:table-cell table:formula="of:=IFERROR(ROUND(((MIN(([.E129]^2)/([.$T129]^2);[.$S$2])))*[.$S129]*[.$T$1]);0)" office:value-type="float" office:value="0" calcext:value-type="float">
            <text:p>0</text:p>
          </table:table-cell>
          <table:table-cell table:formula="of:=IFERROR(ROUND(((MIN(([.G129]^2)/([.$T129]^2);[.$S$2])))*[.$S129]*[.$T$1]);0)" office:value-type="float" office:value="0" calcext:value-type="float">
            <text:p>0</text:p>
          </table:table-cell>
          <table:table-cell table:formula="of:=IFERROR(ROUND(((MIN(([.F129]^2)/([.$T129]^2);[.$S$2]))*[.$S129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ukID</text:p>
          </table:table-cell>
          <table:table-cell office:value-type="string" calcext:value-type="string">
            <text:p><text:a xlink:href="http://bulbapedia.bulbagarden.net/wiki/Muk_(Pokémon)" xlink:type="simple">Muk</text:a>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SUM([.C130:.H130])" office:value-type="float" office:value="500" calcext:value-type="float">
            <text:p>500</text:p>
          </table:table-cell>
          <table:table-cell table:formula="of:=ROUND((([.I130]/[.$S$1])*MAX([.I130]/420; 1.2));2)" office:value-type="float" office:value="6.67" calcext:value-type="float">
            <text:p>6.67</text:p>
          </table:table-cell>
          <table:table-cell table:formula="of:=IFERROR((ROUND((((MIN(([.$C130]^2)/([.$T130]^2);[.$R$2])))*[.$J130]*0.8)+([.C130]/10))*5)+10; 0)" office:value-type="float" office:value="105" calcext:value-type="float">
            <text:p>105</text:p>
          </table:table-cell>
          <table:table-cell table:formula="of:=IFERROR(ROUND((MIN(([.$D130]^[.$L$2])/([.$T130]^2);[.$R$2]))*([.$J130]+[.$M$2]))*5;0)" office:value-type="float" office:value="50" calcext:value-type="float">
            <text:p>50</text:p>
          </table:table-cell>
          <table:table-cell table:formula="of:=IFERROR(ROUND((MIN(([.D130]+[.G130]+[.H130])/3/[.$T130];[.$R$2]))*([.$J130]+3))*5;0)" office:value-type="float" office:value="50" calcext:value-type="float">
            <text:p>50</text:p>
          </table:table-cell>
          <table:table-cell table:formula="of:=IFERROR(ROUND(((MIN(([.$H130]^2)/([.$T130]^2);[.$R$2]))*([.$J130]+3)*[.$T$2]))*5;0)" office:value-type="float" office:value="10" calcext:value-type="float">
            <text:p>10</text:p>
          </table:table-cell>
          <table:table-cell table:formula="of:=IFERROR(ROUND(((MIN(([.$E130]^2)/([.$T130]^2);[.$R$2]))*([.$J130]+3)*[.$T$2]))*5;0)" office:value-type="float" office:value="25" calcext:value-type="float">
            <text:p>25</text:p>
          </table:table-cell>
          <table:table-cell table:formula="of:=IFERROR(ROUND(((MIN(([.$G130]^2)/([.$T130]^2);[.$R$2]))*([.$J130]+3)*[.$T$2]))*5;0)" office:value-type="float" office:value="40" calcext:value-type="float">
            <text:p>40</text:p>
          </table:table-cell>
          <table:table-cell table:formula="of:=IFERROR(ROUND((MIN(([.$F130]^[.$Q$2])/([.$T130]^2);[.$R$2]))*([.$J130]+[.$M$2]))*5;0)" office:value-type="float" office:value="20" calcext:value-type="float">
            <text:p>20</text:p>
          </table:table-cell>
          <table:table-cell table:formula="of:=ROUND(AVERAGE([.K130:.Q130]))" office:value-type="float" office:value="43" calcext:value-type="float">
            <text:p>43</text:p>
          </table:table-cell>
          <table:table-cell table:formula="of:=ROUND((([.I130]/[.$S$1])*MAX([.I130]/350;0.8));2)" office:value-type="float" office:value="7.94" calcext:value-type="float">
            <text:p>7.94</text:p>
          </table:table-cell>
          <table:table-cell table:formula="of:=ROUND([.I130]/6;2)" office:value-type="float" office:value="83.33" calcext:value-type="float">
            <text:p>83.33</text:p>
          </table:table-cell>
          <table:table-cell/>
          <table:table-cell table:formula="of:=IFERROR(ROUND((((MIN(([.$C130]^2)/([.$T130]^2);[.$S$2])))*[.$S130]*0.8)+([.C130]/10))+10;10)" office:value-type="float" office:value="31" calcext:value-type="float">
            <text:p>31</text:p>
          </table:table-cell>
          <table:table-cell table:formula="of:=IFERROR(ROUND(((MIN(([.$D130]^2)/([.$T130]^2);[.$S$2])))*[.$S130]);0)" office:value-type="float" office:value="13" calcext:value-type="float">
            <text:p>13</text:p>
          </table:table-cell>
          <table:table-cell table:formula="of:=IFERROR(ROUND(MIN(([.D130]+[.G130]+[.H130])/3/[.$T130];[.$S$2])^2*[.$S130]);0)" office:value-type="float" office:value="8" calcext:value-type="float">
            <text:p>8</text:p>
          </table:table-cell>
          <table:table-cell table:formula="of:=IFERROR(ROUND(((MIN(([.H130]^2)/([.$T130]^2);[.$S$2])))*[.$S130]*[.$T$1]);0)" office:value-type="float" office:value="2" calcext:value-type="float">
            <text:p>2</text:p>
          </table:table-cell>
          <table:table-cell table:formula="of:=IFERROR(ROUND(((MIN(([.E130]^2)/([.$T130]^2);[.$S$2])))*[.$S130]*[.$T$1]);0)" office:value-type="float" office:value="5" calcext:value-type="float">
            <text:p>5</text:p>
          </table:table-cell>
          <table:table-cell table:formula="of:=IFERROR(ROUND(((MIN(([.G130]^2)/([.$T130]^2);[.$S$2])))*[.$S130]*[.$T$1]);0)" office:value-type="float" office:value="8" calcext:value-type="float">
            <text:p>8</text:p>
          </table:table-cell>
          <table:table-cell table:formula="of:=IFERROR(ROUND(((MIN(([.F130]^2)/([.$T130]^2);[.$S$2]))*[.$S130]));0)" office:value-type="float" office:value="5" calcext:value-type="float">
            <text:p>5</text:p>
          </table:table-cell>
          <table:table-cell table:formula="of:=ROUND(AVERAGE([.W130:.AB130]);2)" office:value-type="float" office:value="6.83" calcext:value-type="float">
            <text:p>6.83</text:p>
          </table:table-cell>
          <table:table-cell table:formula="of:=ROUND(AVERAGE([.AF130:.AK130]);2)" office:value-type="float" office:value="4.83" calcext:value-type="float">
            <text:p>4.8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hellderID</text:p>
          </table:table-cell>
          <table:table-cell office:value-type="string" calcext:value-type="string">
            <text:p><text:a xlink:href="http://bulbapedia.bulbagarden.net/wiki/Shellder_(Pokémon)" xlink:type="simple">Shellder</text:a>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SUM([.C131:.H131])" office:value-type="float" office:value="305" calcext:value-type="float">
            <text:p>305</text:p>
          </table:table-cell>
          <table:table-cell table:formula="of:=ROUND((([.I131]/[.$S$1])*MAX([.I131]/420; 1.2));2)" office:value-type="float" office:value="4.07" calcext:value-type="float">
            <text:p>4.07</text:p>
          </table:table-cell>
          <table:table-cell table:formula="of:=IFERROR((ROUND((((MIN(([.$C131]^2)/([.$T131]^2);[.$R$2])))*[.$J131]*0.8)+([.C131]/10))*5)+10; 0)" office:value-type="float" office:value="30" calcext:value-type="float">
            <text:p>30</text:p>
          </table:table-cell>
          <table:table-cell table:formula="of:=IFERROR(ROUND((MIN(([.$D131]^[.$L$2])/([.$T131]^2);[.$R$2]))*([.$J131]+[.$M$2]))*5;0)" office:value-type="float" office:value="35" calcext:value-type="float">
            <text:p>35</text:p>
          </table:table-cell>
          <table:table-cell table:formula="of:=IFERROR(ROUND((MIN(([.D131]+[.G131]+[.H131])/3/[.$T131];[.$R$2]))*([.$J131]+3))*5;0)" office:value-type="float" office:value="30" calcext:value-type="float">
            <text:p>30</text:p>
          </table:table-cell>
          <table:table-cell table:formula="of:=IFERROR(ROUND(((MIN(([.$H131]^2)/([.$T131]^2);[.$R$2]))*([.$J131]+3)*[.$T$2]))*5;0)" office:value-type="float" office:value="15" calcext:value-type="float">
            <text:p>15</text:p>
          </table:table-cell>
          <table:table-cell table:formula="of:=IFERROR(ROUND(((MIN(([.$E131]^2)/([.$T131]^2);[.$R$2]))*([.$J131]+3)*[.$T$2]))*5;0)" office:value-type="float" office:value="45" calcext:value-type="float">
            <text:p>45</text:p>
          </table:table-cell>
          <table:table-cell table:formula="of:=IFERROR(ROUND(((MIN(([.$G131]^2)/([.$T131]^2);[.$R$2]))*([.$J131]+3)*[.$T$2]))*5;0)" office:value-type="float" office:value="5" calcext:value-type="float">
            <text:p>5</text:p>
          </table:table-cell>
          <table:table-cell table:formula="of:=IFERROR(ROUND((MIN(([.$F131]^[.$Q$2])/([.$T131]^2);[.$R$2]))*([.$J131]+[.$M$2]))*5;0)" office:value-type="float" office:value="15" calcext:value-type="float">
            <text:p>15</text:p>
          </table:table-cell>
          <table:table-cell table:formula="of:=ROUND(AVERAGE([.K131:.Q131]))" office:value-type="float" office:value="25" calcext:value-type="float">
            <text:p>25</text:p>
          </table:table-cell>
          <table:table-cell table:formula="of:=ROUND((([.I131]/[.$S$1])*MAX([.I131]/350;0.8));2)" office:value-type="float" office:value="2.95" calcext:value-type="float">
            <text:p>2.95</text:p>
          </table:table-cell>
          <table:table-cell table:formula="of:=ROUND([.I131]/6;2)" office:value-type="float" office:value="50.83" calcext:value-type="float">
            <text:p>50.83</text:p>
          </table:table-cell>
          <table:table-cell/>
          <table:table-cell table:formula="of:=IFERROR(ROUND((((MIN(([.$C131]^2)/([.$T131]^2);[.$S$2])))*[.$S131]*0.8)+([.C131]/10))+10;10)" office:value-type="float" office:value="14" calcext:value-type="float">
            <text:p>14</text:p>
          </table:table-cell>
          <table:table-cell table:formula="of:=IFERROR(ROUND(((MIN(([.$D131]^2)/([.$T131]^2);[.$S$2])))*[.$S131]);0)" office:value-type="float" office:value="5" calcext:value-type="float">
            <text:p>5</text:p>
          </table:table-cell>
          <table:table-cell table:formula="of:=IFERROR(ROUND(MIN(([.D131]+[.G131]+[.H131])/3/[.$T131];[.$S$2])^2*[.$S131]);0)" office:value-type="float" office:value="2" calcext:value-type="float">
            <text:p>2</text:p>
          </table:table-cell>
          <table:table-cell table:formula="of:=IFERROR(ROUND(((MIN(([.H131]^2)/([.$T131]^2);[.$S$2])))*[.$S131]*[.$T$1]);0)" office:value-type="float" office:value="1" calcext:value-type="float">
            <text:p>1</text:p>
          </table:table-cell>
          <table:table-cell table:formula="of:=IFERROR(ROUND(((MIN(([.E131]^2)/([.$T131]^2);[.$S$2])))*[.$S131]*[.$T$1]);0)" office:value-type="float" office:value="4" calcext:value-type="float">
            <text:p>4</text:p>
          </table:table-cell>
          <table:table-cell table:formula="of:=IFERROR(ROUND(((MIN(([.G131]^2)/([.$T131]^2);[.$S$2])))*[.$S131]*[.$T$1]);0)" office:value-type="float" office:value="0" calcext:value-type="float">
            <text:p>0</text:p>
          </table:table-cell>
          <table:table-cell table:formula="of:=IFERROR(ROUND(((MIN(([.F131]^2)/([.$T131]^2);[.$S$2]))*[.$S131]));0)" office:value-type="float" office:value="2" calcext:value-type="float">
            <text:p>2</text:p>
          </table:table-cell>
          <table:table-cell table:formula="of:=ROUND(AVERAGE([.W131:.AB131]);2)" office:value-type="float" office:value="2.33" calcext:value-type="float">
            <text:p>2.33</text:p>
          </table:table-cell>
          <table:table-cell table:formula="of:=ROUND(AVERAGE([.AF131:.AK131]);2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loysterID</text:p>
          </table:table-cell>
          <table:table-cell office:value-type="string" calcext:value-type="string">
            <text:p><text:a xlink:href="http://bulbapedia.bulbagarden.net/wiki/Cloyster_(Pokémon)" xlink:type="simple">Cloyster</text:a>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formula="of:=SUM([.C132:.H132])" office:value-type="float" office:value="525" calcext:value-type="float">
            <text:p>525</text:p>
          </table:table-cell>
          <table:table-cell table:formula="of:=ROUND((([.I132]/[.$S$1])*MAX([.I132]/420; 1.2));2)" office:value-type="float" office:value="7.29" calcext:value-type="float">
            <text:p>7.29</text:p>
          </table:table-cell>
          <table:table-cell table:formula="of:=IFERROR((ROUND((((MIN(([.$C132]^2)/([.$T132]^2);[.$R$2])))*[.$J132]*0.8)+([.C132]/10))*5)+10; 0)" office:value-type="float" office:value="45" calcext:value-type="float">
            <text:p>45</text:p>
          </table:table-cell>
          <table:table-cell table:formula="of:=IFERROR(ROUND((MIN(([.$D132]^[.$L$2])/([.$T132]^2);[.$R$2]))*([.$J132]+[.$M$2]))*5;0)" office:value-type="float" office:value="40" calcext:value-type="float">
            <text:p>40</text:p>
          </table:table-cell>
          <table:table-cell table:formula="of:=IFERROR(ROUND((MIN(([.D132]+[.G132]+[.H132])/3/[.$T132];[.$R$2]))*([.$J132]+3))*5;0)" office:value-type="float" office:value="40" calcext:value-type="float">
            <text:p>40</text:p>
          </table:table-cell>
          <table:table-cell table:formula="of:=IFERROR(ROUND(((MIN(([.$H132]^2)/([.$T132]^2);[.$R$2]))*([.$J132]+3)*[.$T$2]))*5;0)" office:value-type="float" office:value="20" calcext:value-type="float">
            <text:p>20</text:p>
          </table:table-cell>
          <table:table-cell table:formula="of:=IFERROR(ROUND(((MIN(([.$E132]^2)/([.$T132]^2);[.$R$2]))*([.$J132]+3)*[.$T$2]))*5;0)" office:value-type="float" office:value="70" calcext:value-type="float">
            <text:p>70</text:p>
          </table:table-cell>
          <table:table-cell table:formula="of:=IFERROR(ROUND(((MIN(([.$G132]^2)/([.$T132]^2);[.$R$2]))*([.$J132]+3)*[.$T$2]))*5;0)" office:value-type="float" office:value="10" calcext:value-type="float">
            <text:p>10</text:p>
          </table:table-cell>
          <table:table-cell table:formula="of:=IFERROR(ROUND((MIN(([.$F132]^[.$Q$2])/([.$T132]^2);[.$R$2]))*([.$J132]+[.$M$2]))*5;0)" office:value-type="float" office:value="35" calcext:value-type="float">
            <text:p>35</text:p>
          </table:table-cell>
          <table:table-cell table:formula="of:=ROUND(AVERAGE([.K132:.Q132]))" office:value-type="float" office:value="37" calcext:value-type="float">
            <text:p>37</text:p>
          </table:table-cell>
          <table:table-cell table:formula="of:=ROUND((([.I132]/[.$S$1])*MAX([.I132]/350;0.8));2)" office:value-type="float" office:value="8.75" calcext:value-type="float">
            <text:p>8.75</text:p>
          </table:table-cell>
          <table:table-cell table:formula="of:=ROUND([.I132]/6;2)" office:value-type="float" office:value="87.5" calcext:value-type="float">
            <text:p>87.5</text:p>
          </table:table-cell>
          <table:table-cell/>
          <table:table-cell table:formula="of:=IFERROR(ROUND((((MIN(([.$C132]^2)/([.$T132]^2);[.$S$2])))*[.$S132]*0.8)+([.C132]/10))+10;10)" office:value-type="float" office:value="17" calcext:value-type="float">
            <text:p>17</text:p>
          </table:table-cell>
          <table:table-cell table:formula="of:=IFERROR(ROUND(((MIN(([.$D132]^2)/([.$T132]^2);[.$S$2])))*[.$S132]);0)" office:value-type="float" office:value="10" calcext:value-type="float">
            <text:p>10</text:p>
          </table:table-cell>
          <table:table-cell table:formula="of:=IFERROR(ROUND(MIN(([.D132]+[.G132]+[.H132])/3/[.$T132];[.$S$2])^2*[.$S132]);0)" office:value-type="float" office:value="6" calcext:value-type="float">
            <text:p>6</text:p>
          </table:table-cell>
          <table:table-cell table:formula="of:=IFERROR(ROUND(((MIN(([.H132]^2)/([.$T132]^2);[.$S$2])))*[.$S132]*[.$T$1]);0)" office:value-type="float" office:value="4" calcext:value-type="float">
            <text:p>4</text:p>
          </table:table-cell>
          <table:table-cell table:formula="of:=IFERROR(ROUND(((MIN(([.E132]^2)/([.$T132]^2);[.$S$2])))*[.$S132]*[.$T$1]);0)" office:value-type="float" office:value="12" calcext:value-type="float">
            <text:p>12</text:p>
          </table:table-cell>
          <table:table-cell table:formula="of:=IFERROR(ROUND(((MIN(([.G132]^2)/([.$T132]^2);[.$S$2])))*[.$S132]*[.$T$1]);0)" office:value-type="float" office:value="2" calcext:value-type="float">
            <text:p>2</text:p>
          </table:table-cell>
          <table:table-cell table:formula="of:=IFERROR(ROUND(((MIN(([.F132]^2)/([.$T132]^2);[.$S$2]))*[.$S132]));0)" office:value-type="float" office:value="8" calcext:value-type="float">
            <text:p>8</text:p>
          </table:table-cell>
          <table:table-cell table:formula="of:=ROUND(AVERAGE([.W132:.AB132]);2)" office:value-type="float" office:value="7" calcext:value-type="float">
            <text:p>7</text:p>
          </table:table-cell>
          <table:table-cell table:formula="of:=ROUND(AVERAGE([.AF132:.AK132]);2)" office:value-type="float" office:value="6.33" calcext:value-type="float">
            <text:p>6.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table:style-name="ce6" office:value-type="string" calcext:value-type="string">
            <text:p>GastlyID</text:p>
          </table:table-cell>
          <table:table-cell table:style-name="ce9" office:value-type="string" calcext:value-type="string">
            <text:p><text:a xlink:href="http://bulbapedia.bulbagarden.net/wiki/Gastly_(Pokémon)" xlink:type="simple">Gastly</text:a>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80" calcext:value-type="float">
            <text:p>80</text:p>
          </table:table-cell>
          <table:table-cell table:style-name="ce9" table:formula="of:=SUM([.C133:.H133])" office:value-type="float" office:value="310" calcext:value-type="float">
            <text:p>310</text:p>
          </table:table-cell>
          <table:table-cell table:style-name="ce9" table:formula="of:=ROUND((([.I133]/[.$S$1])*MAX([.I133]/420; 1.2));2)" office:value-type="float" office:value="4.13" calcext:value-type="float">
            <text:p>4.13</text:p>
          </table:table-cell>
          <table:table-cell table:formula="of:=IFERROR((ROUND((((MIN(([.$C133]^2)/([.$T133]^2);[.$R$2])))*[.$J133]*0.8)+([.C133]/10))*5)+10; 0)" office:value-type="float" office:value="30" calcext:value-type="float">
            <text:p>30</text:p>
          </table:table-cell>
          <table:table-cell table:formula="of:=IFERROR(ROUND((MIN(([.$D133]^[.$L$2])/([.$T133]^2);[.$R$2]))*([.$J133]+[.$M$2]))*5;0)" office:value-type="float" office:value="10" calcext:value-type="float">
            <text:p>10</text:p>
          </table:table-cell>
          <table:table-cell table:formula="of:=IFERROR(ROUND((MIN(([.D133]+[.G133]+[.H133])/3/[.$T133];[.$R$2]))*([.$J133]+3))*5;0)" office:value-type="float" office:value="35" calcext:value-type="float">
            <text:p>35</text:p>
          </table:table-cell>
          <table:table-cell table:formula="of:=IFERROR(ROUND(((MIN(([.$H133]^2)/([.$T133]^2);[.$R$2]))*([.$J133]+3)*[.$T$2]))*5;0)" office:value-type="float" office:value="45" calcext:value-type="float">
            <text:p>45</text:p>
          </table:table-cell>
          <table:table-cell table:formula="of:=IFERROR(ROUND(((MIN(([.$E133]^2)/([.$T133]^2);[.$R$2]))*([.$J133]+3)*[.$T$2]))*5;0)" office:value-type="float" office:value="5" calcext:value-type="float">
            <text:p>5</text:p>
          </table:table-cell>
          <table:table-cell table:formula="of:=IFERROR(ROUND(((MIN(([.$G133]^2)/([.$T133]^2);[.$R$2]))*([.$J133]+3)*[.$T$2]))*5;0)" office:value-type="float" office:value="10" calcext:value-type="float">
            <text:p>10</text:p>
          </table:table-cell>
          <table:table-cell table:formula="of:=IFERROR(ROUND((MIN(([.$F133]^[.$Q$2])/([.$T133]^2);[.$R$2]))*([.$J133]+[.$M$2]))*5;0)" office:value-type="float" office:value="50" calcext:value-type="float">
            <text:p>50</text:p>
          </table:table-cell>
          <table:table-cell table:style-name="ce9" table:formula="of:=ROUND(AVERAGE([.K133:.Q133]))" office:value-type="float" office:value="26" calcext:value-type="float">
            <text:p>26</text:p>
          </table:table-cell>
          <table:table-cell table:style-name="ce9" table:formula="of:=ROUND((([.I133]/[.$S$1])*MAX([.I133]/350;0.8));2)" office:value-type="float" office:value="3.05" calcext:value-type="float">
            <text:p>3.05</text:p>
          </table:table-cell>
          <table:table-cell table:style-name="ce9" table:formula="of:=ROUND([.I133]/6;2)" office:value-type="float" office:value="51.67" calcext:value-type="float">
            <text:p>51.67</text:p>
          </table:table-cell>
          <table:table-cell table:style-name="ce9"/>
          <table:table-cell table:formula="of:=IFERROR(ROUND((((MIN(([.$C133]^2)/([.$T133]^2);[.$S$2])))*[.$S133]*0.8)+([.C133]/10))+10;10)" office:value-type="float" office:value="14" calcext:value-type="float">
            <text:p>14</text:p>
          </table:table-cell>
          <table:table-cell table:formula="of:=IFERROR(ROUND(((MIN(([.$D133]^2)/([.$T133]^2);[.$S$2])))*[.$S133]);0)" office:value-type="float" office:value="1" calcext:value-type="float">
            <text:p>1</text:p>
          </table:table-cell>
          <table:table-cell table:formula="of:=IFERROR(ROUND(MIN(([.D133]+[.G133]+[.H133])/3/[.$T133];[.$S$2])^2*[.$S133]);0)" office:value-type="float" office:value="3" calcext:value-type="float">
            <text:p>3</text:p>
          </table:table-cell>
          <table:table-cell table:formula="of:=IFERROR(ROUND(((MIN(([.H133]^2)/([.$T133]^2);[.$S$2])))*[.$S133]*[.$T$1]);0)" office:value-type="float" office:value="4" calcext:value-type="float">
            <text:p>4</text:p>
          </table:table-cell>
          <table:table-cell table:formula="of:=IFERROR(ROUND(((MIN(([.E133]^2)/([.$T133]^2);[.$S$2])))*[.$S133]*[.$T$1]);0)" office:value-type="float" office:value="1" calcext:value-type="float">
            <text:p>1</text:p>
          </table:table-cell>
          <table:table-cell table:formula="of:=IFERROR(ROUND(((MIN(([.G133]^2)/([.$T133]^2);[.$S$2])))*[.$S133]*[.$T$1]);0)" office:value-type="float" office:value="1" calcext:value-type="float">
            <text:p>1</text:p>
          </table:table-cell>
          <table:table-cell table:formula="of:=IFERROR(ROUND(((MIN(([.F133]^2)/([.$T133]^2);[.$S$2]))*[.$S133]));0)" office:value-type="float" office:value="6" calcext:value-type="float">
            <text:p>6</text:p>
          </table:table-cell>
          <table:table-cell table:style-name="ce6" table:formula="of:=ROUND(AVERAGE([.W133:.AB133]);2)" office:value-type="float" office:value="2.67" calcext:value-type="float">
            <text:p>2.67</text:p>
          </table:table-cell>
          <table:table-cell table:style-name="ce6" table:formula="of:=ROUND(AVERAGE([.AF133:.AK133]);2)" office:value-type="float" office:value="2.17" calcext:value-type="float">
            <text:p>2.1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7"/>
        </table:table-row>
        <table:table-row table:style-name="ro1">
          <table:table-cell office:value-type="string" calcext:value-type="string">
            <text:p>HaunterID</text:p>
          </table:table-cell>
          <table:table-cell office:value-type="string" calcext:value-type="string">
            <text:p><text:a xlink:href="http://bulbapedia.bulbagarden.net/wiki/Haunter_(Pokémon)" xlink:type="simple">Haunter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C134:.H134])" office:value-type="float" office:value="405" calcext:value-type="float">
            <text:p>405</text:p>
          </table:table-cell>
          <table:table-cell table:formula="of:=ROUND((([.I134]/[.$S$1])*MAX([.I134]/420; 1.2));2)" office:value-type="float" office:value="5.4" calcext:value-type="float">
            <text:p>5.4</text:p>
          </table:table-cell>
          <table:table-cell table:formula="of:=IFERROR((ROUND((((MIN(([.$C134]^2)/([.$T134]^2);[.$R$2])))*[.$J134]*0.8)+([.C134]/10))*5)+10; 0)" office:value-type="float" office:value="40" calcext:value-type="float">
            <text:p>40</text:p>
          </table:table-cell>
          <table:table-cell table:formula="of:=IFERROR(ROUND((MIN(([.$D134]^[.$L$2])/([.$T134]^2);[.$R$2]))*([.$J134]+[.$M$2]))*5;0)" office:value-type="float" office:value="15" calcext:value-type="float">
            <text:p>15</text:p>
          </table:table-cell>
          <table:table-cell table:formula="of:=IFERROR(ROUND((MIN(([.D134]+[.G134]+[.H134])/3/[.$T134];[.$R$2]))*([.$J134]+3))*5;0)" office:value-type="float" office:value="40" calcext:value-type="float">
            <text:p>40</text:p>
          </table:table-cell>
          <table:table-cell table:formula="of:=IFERROR(ROUND(((MIN(([.$H134]^2)/([.$T134]^2);[.$R$2]))*([.$J134]+3)*[.$T$2]))*5;0)" office:value-type="float" office:value="50" calcext:value-type="float">
            <text:p>50</text:p>
          </table:table-cell>
          <table:table-cell table:formula="of:=IFERROR(ROUND(((MIN(([.$E134]^2)/([.$T134]^2);[.$R$2]))*([.$J134]+3)*[.$T$2]))*5;0)" office:value-type="float" office:value="10" calcext:value-type="float">
            <text:p>10</text:p>
          </table:table-cell>
          <table:table-cell table:formula="of:=IFERROR(ROUND(((MIN(([.$G134]^2)/([.$T134]^2);[.$R$2]))*([.$J134]+3)*[.$T$2]))*5;0)" office:value-type="float" office:value="15" calcext:value-type="float">
            <text:p>15</text:p>
          </table:table-cell>
          <table:table-cell table:formula="of:=IFERROR(ROUND((MIN(([.$F134]^[.$Q$2])/([.$T134]^2);[.$R$2]))*([.$J134]+[.$M$2]))*5;0)" office:value-type="float" office:value="65" calcext:value-type="float">
            <text:p>65</text:p>
          </table:table-cell>
          <table:table-cell table:formula="of:=ROUND(AVERAGE([.K134:.Q134]))" office:value-type="float" office:value="34" calcext:value-type="float">
            <text:p>34</text:p>
          </table:table-cell>
          <table:table-cell table:formula="of:=ROUND((([.I134]/[.$S$1])*MAX([.I134]/350;0.8));2)" office:value-type="float" office:value="5.21" calcext:value-type="float">
            <text:p>5.21</text:p>
          </table:table-cell>
          <table:table-cell table:formula="of:=ROUND([.I134]/6;2)" office:value-type="float" office:value="67.5" calcext:value-type="float">
            <text:p>67.5</text:p>
          </table:table-cell>
          <table:table-cell/>
          <table:table-cell table:formula="of:=IFERROR(ROUND((((MIN(([.$C134]^2)/([.$T134]^2);[.$S$2])))*[.$S134]*0.8)+([.C134]/10))+10;10)" office:value-type="float" office:value="16" calcext:value-type="float">
            <text:p>16</text:p>
          </table:table-cell>
          <table:table-cell table:formula="of:=IFERROR(ROUND(((MIN(([.$D134]^2)/([.$T134]^2);[.$S$2])))*[.$S134]);0)" office:value-type="float" office:value="3" calcext:value-type="float">
            <text:p>3</text:p>
          </table:table-cell>
          <table:table-cell table:formula="of:=IFERROR(ROUND(MIN(([.D134]+[.G134]+[.H134])/3/[.$T134];[.$S$2])^2*[.$S134]);0)" office:value-type="float" office:value="5" calcext:value-type="float">
            <text:p>5</text:p>
          </table:table-cell>
          <table:table-cell table:formula="of:=IFERROR(ROUND(((MIN(([.H134]^2)/([.$T134]^2);[.$S$2])))*[.$S134]*[.$T$1]);0)" office:value-type="float" office:value="7" calcext:value-type="float">
            <text:p>7</text:p>
          </table:table-cell>
          <table:table-cell table:formula="of:=IFERROR(ROUND(((MIN(([.E134]^2)/([.$T134]^2);[.$S$2])))*[.$S134]*[.$T$1]);0)" office:value-type="float" office:value="2" calcext:value-type="float">
            <text:p>2</text:p>
          </table:table-cell>
          <table:table-cell table:formula="of:=IFERROR(ROUND(((MIN(([.G134]^2)/([.$T134]^2);[.$S$2])))*[.$S134]*[.$T$1]);0)" office:value-type="float" office:value="2" calcext:value-type="float">
            <text:p>2</text:p>
          </table:table-cell>
          <table:table-cell table:formula="of:=IFERROR(ROUND(((MIN(([.F134]^2)/([.$T134]^2);[.$S$2]))*[.$S134]));0)" office:value-type="float" office:value="10" calcext:value-type="float">
            <text:p>10</text:p>
          </table:table-cell>
          <table:table-cell table:formula="of:=ROUND(AVERAGE([.W134:.AB134]);2)" office:value-type="float" office:value="4.83" calcext:value-type="float">
            <text:p>4.83</text:p>
          </table:table-cell>
          <table:table-cell table:formula="of:=ROUND(AVERAGE([.AF134:.AK134]);2)" office:value-type="float" office:value="4.33" calcext:value-type="float">
            <text:p>4.3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engarID</text:p>
          </table:table-cell>
          <table:table-cell office:value-type="string" calcext:value-type="string">
            <text:p><text:a xlink:href="http://bulbapedia.bulbagarden.net/wiki/Gengar_(Pokémon)" xlink:type="simple">Genga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formula="of:=SUM([.C135:.H135])" office:value-type="float" office:value="500" calcext:value-type="float">
            <text:p>500</text:p>
          </table:table-cell>
          <table:table-cell table:formula="of:=ROUND((([.I135]/[.$S$1])*MAX([.I135]/420; 1.2));2)" office:value-type="float" office:value="6.67" calcext:value-type="float">
            <text:p>6.67</text:p>
          </table:table-cell>
          <table:table-cell table:formula="of:=IFERROR((ROUND((((MIN(([.$C135]^2)/([.$T135]^2);[.$R$2])))*[.$J135]*0.8)+([.C135]/10))*5)+10; 0)" office:value-type="float" office:value="55" calcext:value-type="float">
            <text:p>55</text:p>
          </table:table-cell>
          <table:table-cell table:formula="of:=IFERROR(ROUND((MIN(([.$D135]^[.$L$2])/([.$T135]^2);[.$R$2]))*([.$J135]+[.$M$2]))*5;0)" office:value-type="float" office:value="20" calcext:value-type="float">
            <text:p>20</text:p>
          </table:table-cell>
          <table:table-cell table:formula="of:=IFERROR(ROUND((MIN(([.D135]+[.G135]+[.H135])/3/[.$T135];[.$R$2]))*([.$J135]+3))*5;0)" office:value-type="float" office:value="50" calcext:value-type="float">
            <text:p>50</text:p>
          </table:table-cell>
          <table:table-cell table:formula="of:=IFERROR(ROUND(((MIN(([.$H135]^2)/([.$T135]^2);[.$R$2]))*([.$J135]+3)*[.$T$2]))*5;0)" office:value-type="float" office:value="50" calcext:value-type="float">
            <text:p>50</text:p>
          </table:table-cell>
          <table:table-cell table:formula="of:=IFERROR(ROUND(((MIN(([.$E135]^2)/([.$T135]^2);[.$R$2]))*([.$J135]+3)*[.$T$2]))*5;0)" office:value-type="float" office:value="15" calcext:value-type="float">
            <text:p>15</text:p>
          </table:table-cell>
          <table:table-cell table:formula="of:=IFERROR(ROUND(((MIN(([.$G135]^2)/([.$T135]^2);[.$R$2]))*([.$J135]+3)*[.$T$2]))*5;0)" office:value-type="float" office:value="25" calcext:value-type="float">
            <text:p>25</text:p>
          </table:table-cell>
          <table:table-cell table:formula="of:=IFERROR(ROUND((MIN(([.$F135]^[.$Q$2])/([.$T135]^2);[.$R$2]))*([.$J135]+[.$M$2]))*5;0)" office:value-type="float" office:value="80" calcext:value-type="float">
            <text:p>80</text:p>
          </table:table-cell>
          <table:table-cell table:formula="of:=ROUND(AVERAGE([.K135:.Q135]))" office:value-type="float" office:value="42" calcext:value-type="float">
            <text:p>42</text:p>
          </table:table-cell>
          <table:table-cell table:formula="of:=ROUND((([.I135]/[.$S$1])*MAX([.I135]/350;0.8));2)" office:value-type="float" office:value="7.94" calcext:value-type="float">
            <text:p>7.94</text:p>
          </table:table-cell>
          <table:table-cell table:formula="of:=ROUND([.I135]/6;2)" office:value-type="float" office:value="83.33" calcext:value-type="float">
            <text:p>83.33</text:p>
          </table:table-cell>
          <table:table-cell/>
          <table:table-cell table:formula="of:=IFERROR(ROUND((((MIN(([.$C135]^2)/([.$T135]^2);[.$S$2])))*[.$S135]*0.8)+([.C135]/10))+10;10)" office:value-type="float" office:value="19" calcext:value-type="float">
            <text:p>19</text:p>
          </table:table-cell>
          <table:table-cell table:formula="of:=IFERROR(ROUND(((MIN(([.$D135]^2)/([.$T135]^2);[.$S$2])))*[.$S135]);0)" office:value-type="float" office:value="5" calcext:value-type="float">
            <text:p>5</text:p>
          </table:table-cell>
          <table:table-cell table:formula="of:=IFERROR(ROUND(MIN(([.D135]+[.G135]+[.H135])/3/[.$T135];[.$S$2])^2*[.$S135]);0)" office:value-type="float" office:value="8" calcext:value-type="float">
            <text:p>8</text:p>
          </table:table-cell>
          <table:table-cell table:formula="of:=IFERROR(ROUND(((MIN(([.H135]^2)/([.$T135]^2);[.$S$2])))*[.$S135]*[.$T$1]);0)" office:value-type="float" office:value="10" calcext:value-type="float">
            <text:p>10</text:p>
          </table:table-cell>
          <table:table-cell table:formula="of:=IFERROR(ROUND(((MIN(([.E135]^2)/([.$T135]^2);[.$S$2])))*[.$S135]*[.$T$1]);0)" office:value-type="float" office:value="3" calcext:value-type="float">
            <text:p>3</text:p>
          </table:table-cell>
          <table:table-cell table:formula="of:=IFERROR(ROUND(((MIN(([.G135]^2)/([.$T135]^2);[.$S$2])))*[.$S135]*[.$T$1]);0)" office:value-type="float" office:value="5" calcext:value-type="float">
            <text:p>5</text:p>
          </table:table-cell>
          <table:table-cell table:formula="of:=IFERROR(ROUND(((MIN(([.F135]^2)/([.$T135]^2);[.$S$2]))*[.$S135]));0)" office:value-type="float" office:value="16" calcext:value-type="float">
            <text:p>16</text:p>
          </table:table-cell>
          <table:table-cell table:formula="of:=ROUND(AVERAGE([.W135:.AB135]);2)" office:value-type="float" office:value="7.83" calcext:value-type="float">
            <text:p>7.83</text:p>
          </table:table-cell>
          <table:table-cell table:formula="of:=ROUND(AVERAGE([.AF135:.AK135]);2)" office:value-type="float" office:value="6.5" calcext:value-type="float">
            <text:p>6.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nixID</text:p>
          </table:table-cell>
          <table:table-cell office:value-type="string" calcext:value-type="string">
            <text:p><text:a xlink:href="http://bulbapedia.bulbagarden.net/wiki/Onix_(Pokémon)" xlink:type="simple">Onix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SUM([.C136:.H136])" office:value-type="float" office:value="430" calcext:value-type="float">
            <text:p>430</text:p>
          </table:table-cell>
          <table:table-cell table:formula="of:=ROUND((([.I136]/[.$S$1])*MAX([.I136]/420; 1.2));2)" office:value-type="float" office:value="5.73" calcext:value-type="float">
            <text:p>5.73</text:p>
          </table:table-cell>
          <table:table-cell table:formula="of:=IFERROR((ROUND((((MIN(([.$C136]^2)/([.$T136]^2);[.$R$2])))*[.$J136]*0.8)+([.C136]/10))*5)+10; 0)" office:value-type="float" office:value="75" calcext:value-type="float">
            <text:p>75</text:p>
          </table:table-cell>
          <table:table-cell table:formula="of:=IFERROR(ROUND((MIN(([.$D136]^[.$L$2])/([.$T136]^2);[.$R$2]))*([.$J136]+[.$M$2]))*5;0)" office:value-type="float" office:value="40" calcext:value-type="float">
            <text:p>40</text:p>
          </table:table-cell>
          <table:table-cell table:formula="of:=IFERROR(ROUND((MIN(([.D136]+[.G136]+[.H136])/3/[.$T136];[.$R$2]))*([.$J136]+3))*5;0)" office:value-type="float" office:value="35" calcext:value-type="float">
            <text:p>35</text:p>
          </table:table-cell>
          <table:table-cell table:formula="of:=IFERROR(ROUND(((MIN(([.$H136]^2)/([.$T136]^2);[.$R$2]))*([.$J136]+3)*[.$T$2]))*5;0)" office:value-type="float" office:value="15" calcext:value-type="float">
            <text:p>15</text:p>
          </table:table-cell>
          <table:table-cell table:formula="of:=IFERROR(ROUND(((MIN(([.$E136]^2)/([.$T136]^2);[.$R$2]))*([.$J136]+3)*[.$T$2]))*5;0)" office:value-type="float" office:value="60" calcext:value-type="float">
            <text:p>60</text:p>
          </table:table-cell>
          <table:table-cell table:formula="of:=IFERROR(ROUND(((MIN(([.$G136]^2)/([.$T136]^2);[.$R$2]))*([.$J136]+3)*[.$T$2]))*5;0)" office:value-type="float" office:value="5" calcext:value-type="float">
            <text:p>5</text:p>
          </table:table-cell>
          <table:table-cell table:formula="of:=IFERROR(ROUND((MIN(([.$F136]^[.$Q$2])/([.$T136]^2);[.$R$2]))*([.$J136]+[.$M$2]))*5;0)" office:value-type="float" office:value="5" calcext:value-type="float">
            <text:p>5</text:p>
          </table:table-cell>
          <table:table-cell table:formula="of:=ROUND(AVERAGE([.K136:.Q136]))" office:value-type="float" office:value="34" calcext:value-type="float">
            <text:p>34</text:p>
          </table:table-cell>
          <table:table-cell table:formula="of:=ROUND((([.I136]/[.$S$1])*MAX([.I136]/350;0.8));2)" office:value-type="float" office:value="5.87" calcext:value-type="float">
            <text:p>5.87</text:p>
          </table:table-cell>
          <table:table-cell table:formula="of:=ROUND([.I136]/6;2)" office:value-type="float" office:value="71.67" calcext:value-type="float">
            <text:p>71.67</text:p>
          </table:table-cell>
          <table:table-cell/>
          <table:table-cell table:formula="of:=IFERROR(ROUND((((MIN(([.$C136]^2)/([.$T136]^2);[.$S$2])))*[.$S136]*0.8)+([.C136]/10))+10;10)" office:value-type="float" office:value="23" calcext:value-type="float">
            <text:p>23</text:p>
          </table:table-cell>
          <table:table-cell table:formula="of:=IFERROR(ROUND(((MIN(([.$D136]^2)/([.$T136]^2);[.$S$2])))*[.$S136]);0)" office:value-type="float" office:value="8" calcext:value-type="float">
            <text:p>8</text:p>
          </table:table-cell>
          <table:table-cell table:formula="of:=IFERROR(ROUND(MIN(([.D136]+[.G136]+[.H136])/3/[.$T136];[.$S$2])^2*[.$S136]);0)" office:value-type="float" office:value="3" calcext:value-type="float">
            <text:p>3</text:p>
          </table:table-cell>
          <table:table-cell table:formula="of:=IFERROR(ROUND(((MIN(([.H136]^2)/([.$T136]^2);[.$S$2])))*[.$S136]*[.$T$1]);0)" office:value-type="float" office:value="2" calcext:value-type="float">
            <text:p>2</text:p>
          </table:table-cell>
          <table:table-cell table:formula="of:=IFERROR(ROUND(((MIN(([.E136]^2)/([.$T136]^2);[.$S$2])))*[.$S136]*[.$T$1]);0)" office:value-type="float" office:value="8" calcext:value-type="float">
            <text:p>8</text:p>
          </table:table-cell>
          <table:table-cell table:formula="of:=IFERROR(ROUND(((MIN(([.G136]^2)/([.$T136]^2);[.$S$2])))*[.$S136]*[.$T$1]);0)" office:value-type="float" office:value="1" calcext:value-type="float">
            <text:p>1</text:p>
          </table:table-cell>
          <table:table-cell table:formula="of:=IFERROR(ROUND(((MIN(([.F136]^2)/([.$T136]^2);[.$S$2]))*[.$S136]));0)" office:value-type="float" office:value="1" calcext:value-type="float">
            <text:p>1</text:p>
          </table:table-cell>
          <table:table-cell table:formula="of:=ROUND(AVERAGE([.W136:.AB136]);2)" office:value-type="float" office:value="3.83" calcext:value-type="float">
            <text:p>3.83</text:p>
          </table:table-cell>
          <table:table-cell table:formula="of:=ROUND(AVERAGE([.AF136:.AK136]);2)" office:value-type="float" office:value="2.83" calcext:value-type="float">
            <text:p>2.8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rowzeeID</text:p>
          </table:table-cell>
          <table:table-cell office:value-type="string" calcext:value-type="string">
            <text:p><text:a xlink:href="http://bulbapedia.bulbagarden.net/wiki/Drowzee_(Pokémon)" xlink:type="simple">Drowze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SUM([.C137:.H137])" office:value-type="float" office:value="328" calcext:value-type="float">
            <text:p>328</text:p>
          </table:table-cell>
          <table:table-cell table:formula="of:=ROUND((([.I137]/[.$S$1])*MAX([.I137]/420; 1.2));2)" office:value-type="float" office:value="4.37" calcext:value-type="float">
            <text:p>4.37</text:p>
          </table:table-cell>
          <table:table-cell table:formula="of:=IFERROR((ROUND((((MIN(([.$C137]^2)/([.$T137]^2);[.$R$2])))*[.$J137]*0.8)+([.C137]/10))*5)+10; 0)" office:value-type="float" office:value="60" calcext:value-type="float">
            <text:p>60</text:p>
          </table:table-cell>
          <table:table-cell table:formula="of:=IFERROR(ROUND((MIN(([.$D137]^[.$L$2])/([.$T137]^2);[.$R$2]))*([.$J137]+[.$M$2]))*5;0)" office:value-type="float" office:value="15" calcext:value-type="float">
            <text:p>15</text:p>
          </table:table-cell>
          <table:table-cell table:formula="of:=IFERROR(ROUND((MIN(([.D137]+[.G137]+[.H137])/3/[.$T137];[.$R$2]))*([.$J137]+3))*5;0)" office:value-type="float" office:value="40" calcext:value-type="float">
            <text:p>40</text:p>
          </table:table-cell>
          <table:table-cell table:formula="of:=IFERROR(ROUND(((MIN(([.$H137]^2)/([.$T137]^2);[.$R$2]))*([.$J137]+3)*[.$T$2]))*5;0)" office:value-type="float" office:value="15" calcext:value-type="float">
            <text:p>15</text:p>
          </table:table-cell>
          <table:table-cell table:formula="of:=IFERROR(ROUND(((MIN(([.$E137]^2)/([.$T137]^2);[.$R$2]))*([.$J137]+3)*[.$T$2]))*5;0)" office:value-type="float" office:value="15" calcext:value-type="float">
            <text:p>15</text:p>
          </table:table-cell>
          <table:table-cell table:formula="of:=IFERROR(ROUND(((MIN(([.$G137]^2)/([.$T137]^2);[.$R$2]))*([.$J137]+3)*[.$T$2]))*5;0)" office:value-type="float" office:value="50" calcext:value-type="float">
            <text:p>50</text:p>
          </table:table-cell>
          <table:table-cell table:formula="of:=IFERROR(ROUND((MIN(([.$F137]^[.$Q$2])/([.$T137]^2);[.$R$2]))*([.$J137]+[.$M$2]))*5;0)" office:value-type="float" office:value="15" calcext:value-type="float">
            <text:p>15</text:p>
          </table:table-cell>
          <table:table-cell table:formula="of:=ROUND(AVERAGE([.K137:.Q137]))" office:value-type="float" office:value="30" calcext:value-type="float">
            <text:p>30</text:p>
          </table:table-cell>
          <table:table-cell table:formula="of:=ROUND((([.I137]/[.$S$1])*MAX([.I137]/350;0.8));2)" office:value-type="float" office:value="3.42" calcext:value-type="float">
            <text:p>3.42</text:p>
          </table:table-cell>
          <table:table-cell table:formula="of:=ROUND([.I137]/6;2)" office:value-type="float" office:value="54.67" calcext:value-type="float">
            <text:p>54.67</text:p>
          </table:table-cell>
          <table:table-cell/>
          <table:table-cell table:formula="of:=IFERROR(ROUND((((MIN(([.$C137]^2)/([.$T137]^2);[.$S$2])))*[.$S137]*0.8)+([.C137]/10))+10;10)" office:value-type="float" office:value="19" calcext:value-type="float">
            <text:p>19</text:p>
          </table:table-cell>
          <table:table-cell table:formula="of:=IFERROR(ROUND(((MIN(([.$D137]^2)/([.$T137]^2);[.$S$2])))*[.$S137]);0)" office:value-type="float" office:value="3" calcext:value-type="float">
            <text:p>3</text:p>
          </table:table-cell>
          <table:table-cell table:formula="of:=IFERROR(ROUND(MIN(([.D137]+[.G137]+[.H137])/3/[.$T137];[.$S$2])^2*[.$S137]);0)" office:value-type="float" office:value="4" calcext:value-type="float">
            <text:p>4</text:p>
          </table:table-cell>
          <table:table-cell table:formula="of:=IFERROR(ROUND(((MIN(([.H137]^2)/([.$T137]^2);[.$S$2])))*[.$S137]*[.$T$1]);0)" office:value-type="float" office:value="1" calcext:value-type="float">
            <text:p>1</text:p>
          </table:table-cell>
          <table:table-cell table:formula="of:=IFERROR(ROUND(((MIN(([.E137]^2)/([.$T137]^2);[.$S$2])))*[.$S137]*[.$T$1]);0)" office:value-type="float" office:value="2" calcext:value-type="float">
            <text:p>2</text:p>
          </table:table-cell>
          <table:table-cell table:formula="of:=IFERROR(ROUND(((MIN(([.G137]^2)/([.$T137]^2);[.$S$2])))*[.$S137]*[.$T$1]);0)" office:value-type="float" office:value="5" calcext:value-type="float">
            <text:p>5</text:p>
          </table:table-cell>
          <table:table-cell table:formula="of:=IFERROR(ROUND(((MIN(([.F137]^2)/([.$T137]^2);[.$S$2]))*[.$S137]));0)" office:value-type="float" office:value="2" calcext:value-type="float">
            <text:p>2</text:p>
          </table:table-cell>
          <table:table-cell table:formula="of:=ROUND(AVERAGE([.W137:.AB137]);2)" office:value-type="float" office:value="2.83" calcext:value-type="float">
            <text:p>2.83</text:p>
          </table:table-cell>
          <table:table-cell table:formula="of:=ROUND(AVERAGE([.AF137:.AK137]);2)"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HypnoID</text:p>
          </table:table-cell>
          <table:table-cell office:value-type="string" calcext:value-type="string">
            <text:p><text:a xlink:href="http://bulbapedia.bulbagarden.net/wiki/Hypno_(Pokémon)" xlink:type="simple">Hypno</text:a>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formula="of:=SUM([.C138:.H138])" office:value-type="float" office:value="483" calcext:value-type="float">
            <text:p>483</text:p>
          </table:table-cell>
          <table:table-cell table:formula="of:=ROUND((([.I138]/[.$S$1])*MAX([.I138]/420; 1.2));2)" office:value-type="float" office:value="6.44" calcext:value-type="float">
            <text:p>6.44</text:p>
          </table:table-cell>
          <table:table-cell table:formula="of:=IFERROR((ROUND((((MIN(([.$C138]^2)/([.$T138]^2);[.$R$2])))*[.$J138]*0.8)+([.C138]/10))*5)+10; 0)" office:value-type="float" office:value="80" calcext:value-type="float">
            <text:p>80</text:p>
          </table:table-cell>
          <table:table-cell table:formula="of:=IFERROR(ROUND((MIN(([.$D138]^[.$L$2])/([.$T138]^2);[.$R$2]))*([.$J138]+[.$M$2]))*5;0)" office:value-type="float" office:value="25" calcext:value-type="float">
            <text:p>25</text:p>
          </table:table-cell>
          <table:table-cell table:formula="of:=IFERROR(ROUND((MIN(([.D138]+[.G138]+[.H138])/3/[.$T138];[.$R$2]))*([.$J138]+3))*5;0)" office:value-type="float" office:value="50" calcext:value-type="float">
            <text:p>50</text:p>
          </table:table-cell>
          <table:table-cell table:formula="of:=IFERROR(ROUND(((MIN(([.$H138]^2)/([.$T138]^2);[.$R$2]))*([.$J138]+3)*[.$T$2]))*5;0)" office:value-type="float" office:value="20" calcext:value-type="float">
            <text:p>20</text:p>
          </table:table-cell>
          <table:table-cell table:formula="of:=IFERROR(ROUND(((MIN(([.$E138]^2)/([.$T138]^2);[.$R$2]))*([.$J138]+3)*[.$T$2]))*5;0)" office:value-type="float" office:value="20" calcext:value-type="float">
            <text:p>20</text:p>
          </table:table-cell>
          <table:table-cell table:formula="of:=IFERROR(ROUND(((MIN(([.$G138]^2)/([.$T138]^2);[.$R$2]))*([.$J138]+3)*[.$T$2]))*5;0)" office:value-type="float" office:value="60" calcext:value-type="float">
            <text:p>60</text:p>
          </table:table-cell>
          <table:table-cell table:formula="of:=IFERROR(ROUND((MIN(([.$F138]^[.$Q$2])/([.$T138]^2);[.$R$2]))*([.$J138]+[.$M$2]))*5;0)" office:value-type="float" office:value="25" calcext:value-type="float">
            <text:p>25</text:p>
          </table:table-cell>
          <table:table-cell table:formula="of:=ROUND(AVERAGE([.K138:.Q138]))" office:value-type="float" office:value="40" calcext:value-type="float">
            <text:p>40</text:p>
          </table:table-cell>
          <table:table-cell table:formula="of:=ROUND((([.I138]/[.$S$1])*MAX([.I138]/350;0.8));2)" office:value-type="float" office:value="7.41" calcext:value-type="float">
            <text:p>7.41</text:p>
          </table:table-cell>
          <table:table-cell table:formula="of:=ROUND([.I138]/6;2)" office:value-type="float" office:value="80.5" calcext:value-type="float">
            <text:p>80.5</text:p>
          </table:table-cell>
          <table:table-cell/>
          <table:table-cell table:formula="of:=IFERROR(ROUND((((MIN(([.$C138]^2)/([.$T138]^2);[.$S$2])))*[.$S138]*0.8)+([.C138]/10))+10;10)" office:value-type="float" office:value="25" calcext:value-type="float">
            <text:p>25</text:p>
          </table:table-cell>
          <table:table-cell table:formula="of:=IFERROR(ROUND(((MIN(([.$D138]^2)/([.$T138]^2);[.$S$2])))*[.$S138]);0)" office:value-type="float" office:value="6" calcext:value-type="float">
            <text:p>6</text:p>
          </table:table-cell>
          <table:table-cell table:formula="of:=IFERROR(ROUND(MIN(([.D138]+[.G138]+[.H138])/3/[.$T138];[.$S$2])^2*[.$S138]);0)" office:value-type="float" office:value="8" calcext:value-type="float">
            <text:p>8</text:p>
          </table:table-cell>
          <table:table-cell table:formula="of:=IFERROR(ROUND(((MIN(([.H138]^2)/([.$T138]^2);[.$S$2])))*[.$S138]*[.$T$1]);0)" office:value-type="float" office:value="4" calcext:value-type="float">
            <text:p>4</text:p>
          </table:table-cell>
          <table:table-cell table:formula="of:=IFERROR(ROUND(((MIN(([.E138]^2)/([.$T138]^2);[.$S$2])))*[.$S138]*[.$T$1]);0)" office:value-type="float" office:value="4" calcext:value-type="float">
            <text:p>4</text:p>
          </table:table-cell>
          <table:table-cell table:formula="of:=IFERROR(ROUND(((MIN(([.G138]^2)/([.$T138]^2);[.$S$2])))*[.$S138]*[.$T$1]);0)" office:value-type="float" office:value="10" calcext:value-type="float">
            <text:p>10</text:p>
          </table:table-cell>
          <table:table-cell table:formula="of:=IFERROR(ROUND(((MIN(([.F138]^2)/([.$T138]^2);[.$S$2]))*[.$S138]));0)" office:value-type="float" office:value="6" calcext:value-type="float">
            <text:p>6</text:p>
          </table:table-cell>
          <table:table-cell table:formula="of:=ROUND(AVERAGE([.W138:.AB138]);2)" office:value-type="float" office:value="6.33" calcext:value-type="float">
            <text:p>6.33</text:p>
          </table:table-cell>
          <table:table-cell table:formula="of:=ROUND(AVERAGE([.AF138:.AK138]);2)" office:value-type="float" office:value="5.17" calcext:value-type="float">
            <text:p>5.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table:style-name="ce5" office:value-type="string" calcext:value-type="string">
            <text:p>KrabbyID</text:p>
          </table:table-cell>
          <table:table-cell table:style-name="ce23" office:value-type="string" calcext:value-type="string">
            <text:p><text:a xlink:href="http://bulbapedia.bulbagarden.net/wiki/Krabby_(Pokémon)" xlink:type="simple">Krabby</text:a>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90" calcext:value-type="float">
            <text:p>90</text:p>
          </table:table-cell>
          <table:table-cell table:number-columns-repeated="2" table:style-name="ce23" office:value-type="float" office:value="25" calcext:value-type="float">
            <text:p>25</text:p>
          </table:table-cell>
          <table:table-cell table:style-name="ce23" office:value-type="float" office:value="50" calcext:value-type="float">
            <text:p>50</text:p>
          </table:table-cell>
          <table:table-cell table:style-name="ce23" table:formula="of:=SUM([.C139:.H139])" office:value-type="float" office:value="325" calcext:value-type="float">
            <text:p>325</text:p>
          </table:table-cell>
          <table:table-cell table:style-name="ce23" table:formula="of:=ROUND((([.I139]/[.$S$1])*MAX([.I139]/420; 1.2));2)" office:value-type="float" office:value="4.33" calcext:value-type="float">
            <text:p>4.33</text:p>
          </table:table-cell>
          <table:table-cell table:style-name="ce23" table:formula="of:=IFERROR((ROUND((((MIN(([.$C139]^2)/([.$T139]^2);[.$R$2])))*[.$J139]*0.8)+([.C139]/10))*5)+10; 0)" office:value-type="float" office:value="30" calcext:value-type="float">
            <text:p>30</text:p>
          </table:table-cell>
          <table:table-cell table:style-name="ce23" table:formula="of:=IFERROR(ROUND((MIN(([.$D139]^[.$L$2])/([.$T139]^2);[.$R$2]))*([.$J139]+[.$M$2]))*5;0)" office:value-type="float" office:value="55" calcext:value-type="float">
            <text:p>55</text:p>
          </table:table-cell>
          <table:table-cell table:style-name="ce23" table:formula="of:=IFERROR(ROUND((MIN(([.D139]+[.G139]+[.H139])/3/[.$T139];[.$R$2]))*([.$J139]+3))*5;0)" office:value-type="float" office:value="40" calcext:value-type="float">
            <text:p>40</text:p>
          </table:table-cell>
          <table:table-cell table:style-name="ce23" table:formula="of:=IFERROR(ROUND(((MIN(([.$H139]^2)/([.$T139]^2);[.$R$2]))*([.$J139]+3)*[.$T$2]))*5;0)" office:value-type="float" office:value="20" calcext:value-type="float">
            <text:p>20</text:p>
          </table:table-cell>
          <table:table-cell table:style-name="ce23" table:formula="of:=IFERROR(ROUND(((MIN(([.$E139]^2)/([.$T139]^2);[.$R$2]))*([.$J139]+3)*[.$T$2]))*5;0)" office:value-type="float" office:value="50" calcext:value-type="float">
            <text:p>50</text:p>
          </table:table-cell>
          <table:table-cell table:style-name="ce23" table:formula="of:=IFERROR(ROUND(((MIN(([.$G139]^2)/([.$T139]^2);[.$R$2]))*([.$J139]+3)*[.$T$2]))*5;0)" office:value-type="float" office:value="5" calcext:value-type="float">
            <text:p>5</text:p>
          </table:table-cell>
          <table:table-cell table:style-name="ce23" table:formula="of:=IFERROR(ROUND((MIN(([.$F139]^[.$Q$2])/([.$T139]^2);[.$R$2]))*([.$J139]+[.$M$2]))*5;0)" office:value-type="float" office:value="5" calcext:value-type="float">
            <text:p>5</text:p>
          </table:table-cell>
          <table:table-cell table:style-name="ce23" table:formula="of:=ROUND(AVERAGE([.K139:.Q139]))" office:value-type="float" office:value="29" calcext:value-type="float">
            <text:p>29</text:p>
          </table:table-cell>
          <table:table-cell table:style-name="ce23" table:formula="of:=ROUND((([.I139]/[.$S$1])*MAX([.I139]/350;0.8));2)" office:value-type="float" office:value="3.35" calcext:value-type="float">
            <text:p>3.35</text:p>
          </table:table-cell>
          <table:table-cell table:style-name="ce23" table:formula="of:=ROUND([.I139]/6;2)" office:value-type="float" office:value="54.17" calcext:value-type="float">
            <text:p>54.17</text:p>
          </table:table-cell>
          <table:table-cell table:style-name="ce23"/>
          <table:table-cell table:style-name="ce31" table:formula="of:=IFERROR(ROUND((((MIN(([.$C139]^2)/([.$T139]^2);[.$S$2])))*[.$S139]*0.8)+([.C139]/10))+10;10)" office:value-type="float" office:value="14" calcext:value-type="float">
            <text:p>14</text:p>
          </table:table-cell>
          <table:table-cell table:style-name="ce31" table:formula="of:=IFERROR(ROUND(((MIN(([.$D139]^2)/([.$T139]^2);[.$S$2])))*[.$S139]);0)" office:value-type="float" office:value="7" calcext:value-type="float">
            <text:p>7</text:p>
          </table:table-cell>
          <table:table-cell table:style-name="ce33" table:formula="of:=IFERROR(ROUND(MIN(([.D139]+[.G139]+[.H139])/3/[.$T139];[.$S$2])^2*[.$S139]);0)" office:value-type="float" office:value="4" calcext:value-type="float">
            <text:p>4</text:p>
          </table:table-cell>
          <table:table-cell table:style-name="ce31" table:formula="of:=IFERROR(ROUND(((MIN(([.H139]^2)/([.$T139]^2);[.$S$2])))*[.$S139]*[.$T$1]);0)" office:value-type="float" office:value="2" calcext:value-type="float">
            <text:p>2</text:p>
          </table:table-cell>
          <table:table-cell table:style-name="ce31" table:formula="of:=IFERROR(ROUND(((MIN(([.E139]^2)/([.$T139]^2);[.$S$2])))*[.$S139]*[.$T$1]);0)" office:value-type="float" office:value="5" calcext:value-type="float">
            <text:p>5</text:p>
          </table:table-cell>
          <table:table-cell table:style-name="ce31" table:formula="of:=IFERROR(ROUND(((MIN(([.G139]^2)/([.$T139]^2);[.$S$2])))*[.$S139]*[.$T$1]);0)" office:value-type="float" office:value="0" calcext:value-type="float">
            <text:p>0</text:p>
          </table:table-cell>
          <table:table-cell table:style-name="ce31" table:formula="of:=IFERROR(ROUND(((MIN(([.F139]^2)/([.$T139]^2);[.$S$2]))*[.$S139]));0)" office:value-type="float" office:value="1" calcext:value-type="float">
            <text:p>1</text:p>
          </table:table-cell>
          <table:table-cell table:formula="of:=ROUND(AVERAGE([.W139:.AB139]);2)" office:value-type="float" office:value="3.17" calcext:value-type="float">
            <text:p>3.17</text:p>
          </table:table-cell>
          <table:table-cell table:formula="of:=ROUND(AVERAGE([.AF139:.AK139]);2)" office:value-type="float" office:value="2.5" calcext:value-type="float">
            <text:p>2.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7"/>
        </table:table-row>
        <table:table-row table:style-name="ro1">
          <table:table-cell office:value-type="string" calcext:value-type="string">
            <text:p>KinglerID</text:p>
          </table:table-cell>
          <table:table-cell office:value-type="string" calcext:value-type="string">
            <text:p><text:a xlink:href="http://bulbapedia.bulbagarden.net/wiki/Kingler_(Pokémon)" xlink:type="simple">King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SUM([.C140:.H140])" office:value-type="float" office:value="475" calcext:value-type="float">
            <text:p>475</text:p>
          </table:table-cell>
          <table:table-cell table:formula="of:=ROUND((([.I140]/[.$S$1])*MAX([.I140]/420; 1.2));2)" office:value-type="float" office:value="6.33" calcext:value-type="float">
            <text:p>6.33</text:p>
          </table:table-cell>
          <table:table-cell table:formula="of:=IFERROR((ROUND((((MIN(([.$C140]^2)/([.$T140]^2);[.$R$2])))*[.$J140]*0.8)+([.C140]/10))*5)+10; 0)" office:value-type="float" office:value="50" calcext:value-type="float">
            <text:p>50</text:p>
          </table:table-cell>
          <table:table-cell table:formula="of:=IFERROR(ROUND((MIN(([.$D140]^[.$L$2])/([.$T140]^2);[.$R$2]))*([.$J140]+[.$M$2]))*5;0)" office:value-type="float" office:value="75" calcext:value-type="float">
            <text:p>75</text:p>
          </table:table-cell>
          <table:table-cell table:formula="of:=IFERROR(ROUND((MIN(([.D140]+[.G140]+[.H140])/3/[.$T140];[.$R$2]))*([.$J140]+3))*5;0)" office:value-type="float" office:value="50" calcext:value-type="float">
            <text:p>50</text:p>
          </table:table-cell>
          <table:table-cell table:formula="of:=IFERROR(ROUND(((MIN(([.$H140]^2)/([.$T140]^2);[.$R$2]))*([.$J140]+3)*[.$T$2]))*5;0)" office:value-type="float" office:value="25" calcext:value-type="float">
            <text:p>25</text:p>
          </table:table-cell>
          <table:table-cell table:formula="of:=IFERROR(ROUND(((MIN(([.$E140]^2)/([.$T140]^2);[.$R$2]))*([.$J140]+3)*[.$T$2]))*5;0)" office:value-type="float" office:value="60" calcext:value-type="float">
            <text:p>60</text:p>
          </table:table-cell>
          <table:table-cell table:formula="of:=IFERROR(ROUND(((MIN(([.$G140]^2)/([.$T140]^2);[.$R$2]))*([.$J140]+3)*[.$T$2]))*5;0)" office:value-type="float" office:value="10" calcext:value-type="float">
            <text:p>10</text:p>
          </table:table-cell>
          <table:table-cell table:formula="of:=IFERROR(ROUND((MIN(([.$F140]^[.$Q$2])/([.$T140]^2);[.$R$2]))*([.$J140]+[.$M$2]))*5;0)" office:value-type="float" office:value="15" calcext:value-type="float">
            <text:p>15</text:p>
          </table:table-cell>
          <table:table-cell table:formula="of:=ROUND(AVERAGE([.K140:.Q140]))" office:value-type="float" office:value="41" calcext:value-type="float">
            <text:p>41</text:p>
          </table:table-cell>
          <table:table-cell table:formula="of:=ROUND((([.I140]/[.$S$1])*MAX([.I140]/350;0.8));2)" office:value-type="float" office:value="7.16" calcext:value-type="float">
            <text:p>7.16</text:p>
          </table:table-cell>
          <table:table-cell table:formula="of:=ROUND([.I140]/6;2)" office:value-type="float" office:value="79.17" calcext:value-type="float">
            <text:p>79.17</text:p>
          </table:table-cell>
          <table:table-cell/>
          <table:table-cell table:formula="of:=IFERROR(ROUND((((MIN(([.$C140]^2)/([.$T140]^2);[.$S$2])))*[.$S140]*0.8)+([.C140]/10))+10;10)" office:value-type="float" office:value="18" calcext:value-type="float">
            <text:p>18</text:p>
          </table:table-cell>
          <table:table-cell table:formula="of:=IFERROR(ROUND(((MIN(([.$D140]^2)/([.$T140]^2);[.$S$2])))*[.$S140]);0)" office:value-type="float" office:value="14" calcext:value-type="float">
            <text:p>14</text:p>
          </table:table-cell>
          <table:table-cell table:formula="of:=IFERROR(ROUND(MIN(([.D140]+[.G140]+[.H140])/3/[.$T140];[.$S$2])^2*[.$S140]);0)" office:value-type="float" office:value="8" calcext:value-type="float">
            <text:p>8</text:p>
          </table:table-cell>
          <table:table-cell table:formula="of:=IFERROR(ROUND(((MIN(([.H140]^2)/([.$T140]^2);[.$S$2])))*[.$S140]*[.$T$1]);0)" office:value-type="float" office:value="4" calcext:value-type="float">
            <text:p>4</text:p>
          </table:table-cell>
          <table:table-cell table:formula="of:=IFERROR(ROUND(((MIN(([.E140]^2)/([.$T140]^2);[.$S$2])))*[.$S140]*[.$T$1]);0)" office:value-type="float" office:value="10" calcext:value-type="float">
            <text:p>10</text:p>
          </table:table-cell>
          <table:table-cell table:formula="of:=IFERROR(ROUND(((MIN(([.G140]^2)/([.$T140]^2);[.$S$2])))*[.$S140]*[.$T$1]);0)" office:value-type="float" office:value="2" calcext:value-type="float">
            <text:p>2</text:p>
          </table:table-cell>
          <table:table-cell table:formula="of:=IFERROR(ROUND(((MIN(([.F140]^2)/([.$T140]^2);[.$S$2]))*[.$S140]));0)" office:value-type="float" office:value="3" calcext:value-type="float">
            <text:p>3</text:p>
          </table:table-cell>
          <table:table-cell table:formula="of:=ROUND(AVERAGE([.W140:.AB140]);2)" office:value-type="float" office:value="6.83" calcext:value-type="float">
            <text:p>6.83</text:p>
          </table:table-cell>
          <table:table-cell table:formula="of:=ROUND(AVERAGE([.AF140:.AK140]);2)" office:value-type="float" office:value="5.17" calcext:value-type="float">
            <text:p>5.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oltorbID</text:p>
          </table:table-cell>
          <table:table-cell office:value-type="string" calcext:value-type="string">
            <text:p><text:a xlink:href="http://bulbapedia.bulbagarden.net/wiki/Voltorb_(Pokémon)" xlink:type="simple">Voltorb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formula="of:=SUM([.C141:.H141])" office:value-type="float" office:value="330" calcext:value-type="float">
            <text:p>330</text:p>
          </table:table-cell>
          <table:table-cell table:formula="of:=ROUND((([.I141]/[.$S$1])*MAX([.I141]/420; 1.2));2)" office:value-type="float" office:value="4.4" calcext:value-type="float">
            <text:p>4.4</text:p>
          </table:table-cell>
          <table:table-cell table:formula="of:=IFERROR((ROUND((((MIN(([.$C141]^2)/([.$T141]^2);[.$R$2])))*[.$J141]*0.8)+([.C141]/10))*5)+10; 0)" office:value-type="float" office:value="40" calcext:value-type="float">
            <text:p>40</text:p>
          </table:table-cell>
          <table:table-cell table:formula="of:=IFERROR(ROUND((MIN(([.$D141]^[.$L$2])/([.$T141]^2);[.$R$2]))*([.$J141]+[.$M$2]))*5;0)" office:value-type="float" office:value="5" calcext:value-type="float">
            <text:p>5</text:p>
          </table:table-cell>
          <table:table-cell table:formula="of:=IFERROR(ROUND((MIN(([.D141]+[.G141]+[.H141])/3/[.$T141];[.$R$2]))*([.$J141]+3))*5;0)" office:value-type="float" office:value="40" calcext:value-type="float">
            <text:p>40</text:p>
          </table:table-cell>
          <table:table-cell table:formula="of:=IFERROR(ROUND(((MIN(([.$H141]^2)/([.$T141]^2);[.$R$2]))*([.$J141]+3)*[.$T$2]))*5;0)" office:value-type="float" office:value="50" calcext:value-type="float">
            <text:p>50</text:p>
          </table:table-cell>
          <table:table-cell table:formula="of:=IFERROR(ROUND(((MIN(([.$E141]^2)/([.$T141]^2);[.$R$2]))*([.$J141]+3)*[.$T$2]))*5;0)" office:value-type="float" office:value="20" calcext:value-type="float">
            <text:p>20</text:p>
          </table:table-cell>
          <table:table-cell table:formula="of:=IFERROR(ROUND(((MIN(([.$G141]^2)/([.$T141]^2);[.$R$2]))*([.$J141]+3)*[.$T$2]))*5;0)" office:value-type="float" office:value="20" calcext:value-type="float">
            <text:p>20</text:p>
          </table:table-cell>
          <table:table-cell table:formula="of:=IFERROR(ROUND((MIN(([.$F141]^[.$Q$2])/([.$T141]^2);[.$R$2]))*([.$J141]+[.$M$2]))*5;0)" office:value-type="float" office:value="25" calcext:value-type="float">
            <text:p>25</text:p>
          </table:table-cell>
          <table:table-cell table:formula="of:=ROUND(AVERAGE([.K141:.Q141]))" office:value-type="float" office:value="29" calcext:value-type="float">
            <text:p>29</text:p>
          </table:table-cell>
          <table:table-cell table:formula="of:=ROUND((([.I141]/[.$S$1])*MAX([.I141]/350;0.8));2)" office:value-type="float" office:value="3.46" calcext:value-type="float">
            <text:p>3.46</text:p>
          </table:table-cell>
          <table:table-cell table:formula="of:=ROUND([.I141]/6;2)" office:value-type="float" office:value="55" calcext:value-type="float">
            <text:p>55</text:p>
          </table:table-cell>
          <table:table-cell/>
          <table:table-cell table:formula="of:=IFERROR(ROUND((((MIN(([.$C141]^2)/([.$T141]^2);[.$S$2])))*[.$S141]*0.8)+([.C141]/10))+10;10)" office:value-type="float" office:value="15" calcext:value-type="float">
            <text:p>15</text:p>
          </table:table-cell>
          <table:table-cell table:formula="of:=IFERROR(ROUND(((MIN(([.$D141]^2)/([.$T141]^2);[.$S$2])))*[.$S141]);0)" office:value-type="float" office:value="1" calcext:value-type="float">
            <text:p>1</text:p>
          </table:table-cell>
          <table:table-cell table:formula="of:=IFERROR(ROUND(MIN(([.D141]+[.G141]+[.H141])/3/[.$T141];[.$S$2])^2*[.$S141]);0)" office:value-type="float" office:value="4" calcext:value-type="float">
            <text:p>4</text:p>
          </table:table-cell>
          <table:table-cell table:formula="of:=IFERROR(ROUND(((MIN(([.H141]^2)/([.$T141]^2);[.$S$2])))*[.$S141]*[.$T$1]);0)" office:value-type="float" office:value="5" calcext:value-type="float">
            <text:p>5</text:p>
          </table:table-cell>
          <table:table-cell table:formula="of:=IFERROR(ROUND(((MIN(([.E141]^2)/([.$T141]^2);[.$S$2])))*[.$S141]*[.$T$1]);0)" office:value-type="float" office:value="2" calcext:value-type="float">
            <text:p>2</text:p>
          </table:table-cell>
          <table:table-cell table:formula="of:=IFERROR(ROUND(((MIN(([.G141]^2)/([.$T141]^2);[.$S$2])))*[.$S141]*[.$T$1]);0)" office:value-type="float" office:value="2" calcext:value-type="float">
            <text:p>2</text:p>
          </table:table-cell>
          <table:table-cell table:formula="of:=IFERROR(ROUND(((MIN(([.F141]^2)/([.$T141]^2);[.$S$2]))*[.$S141]));0)" office:value-type="float" office:value="3" calcext:value-type="float">
            <text:p>3</text:p>
          </table:table-cell>
          <table:table-cell table:formula="of:=ROUND(AVERAGE([.W141:.AB141]);2)" office:value-type="float" office:value="2.83" calcext:value-type="float">
            <text:p>2.83</text:p>
          </table:table-cell>
          <table:table-cell table:formula="of:=ROUND(AVERAGE([.AF141:.AK141]);2)" office:value-type="float" office:value="2.83" calcext:value-type="float">
            <text:p>2.8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lectrodeID</text:p>
          </table:table-cell>
          <table:table-cell office:value-type="string" calcext:value-type="string">
            <text:p><text:a xlink:href="http://bulbapedia.bulbagarden.net/wiki/Electrode_(Pokémon)" xlink:type="simple">Electrod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formula="of:=SUM([.C142:.H142])" office:value-type="float" office:value="490" calcext:value-type="float">
            <text:p>490</text:p>
          </table:table-cell>
          <table:table-cell table:formula="of:=ROUND((([.I142]/[.$S$1])*MAX([.I142]/420; 1.2));2)" office:value-type="float" office:value="6.53" calcext:value-type="float">
            <text:p>6.53</text:p>
          </table:table-cell>
          <table:table-cell table:formula="of:=IFERROR((ROUND((((MIN(([.$C142]^2)/([.$T142]^2);[.$R$2])))*[.$J142]*0.8)+([.C142]/10))*5)+10; 0)" office:value-type="float" office:value="55" calcext:value-type="float">
            <text:p>55</text:p>
          </table:table-cell>
          <table:table-cell table:formula="of:=IFERROR(ROUND((MIN(([.$D142]^[.$L$2])/([.$T142]^2);[.$R$2]))*([.$J142]+[.$M$2]))*5;0)" office:value-type="float" office:value="10" calcext:value-type="float">
            <text:p>10</text:p>
          </table:table-cell>
          <table:table-cell table:formula="of:=IFERROR(ROUND((MIN(([.D142]+[.G142]+[.H142])/3/[.$T142];[.$R$2]))*([.$J142]+3))*5;0)" office:value-type="float" office:value="55" calcext:value-type="float">
            <text:p>55</text:p>
          </table:table-cell>
          <table:table-cell table:formula="of:=IFERROR(ROUND(((MIN(([.$H142]^2)/([.$T142]^2);[.$R$2]))*([.$J142]+3)*[.$T$2]))*5;0)" office:value-type="float" office:value="65" calcext:value-type="float">
            <text:p>65</text:p>
          </table:table-cell>
          <table:table-cell table:formula="of:=IFERROR(ROUND(((MIN(([.$E142]^2)/([.$T142]^2);[.$R$2]))*([.$J142]+3)*[.$T$2]))*5;0)" office:value-type="float" office:value="20" calcext:value-type="float">
            <text:p>20</text:p>
          </table:table-cell>
          <table:table-cell table:formula="of:=IFERROR(ROUND(((MIN(([.$G142]^2)/([.$T142]^2);[.$R$2]))*([.$J142]+3)*[.$T$2]))*5;0)" office:value-type="float" office:value="25" calcext:value-type="float">
            <text:p>25</text:p>
          </table:table-cell>
          <table:table-cell table:formula="of:=IFERROR(ROUND((MIN(([.$F142]^[.$Q$2])/([.$T142]^2);[.$R$2]))*([.$J142]+[.$M$2]))*5;0)" office:value-type="float" office:value="30" calcext:value-type="float">
            <text:p>30</text:p>
          </table:table-cell>
          <table:table-cell table:formula="of:=ROUND(AVERAGE([.K142:.Q142]))" office:value-type="float" office:value="37" calcext:value-type="float">
            <text:p>37</text:p>
          </table:table-cell>
          <table:table-cell table:formula="of:=ROUND((([.I142]/[.$S$1])*MAX([.I142]/350;0.8));2)" office:value-type="float" office:value="7.62" calcext:value-type="float">
            <text:p>7.62</text:p>
          </table:table-cell>
          <table:table-cell table:formula="of:=ROUND([.I142]/6;2)" office:value-type="float" office:value="81.67" calcext:value-type="float">
            <text:p>81.67</text:p>
          </table:table-cell>
          <table:table-cell/>
          <table:table-cell table:formula="of:=IFERROR(ROUND((((MIN(([.$C142]^2)/([.$T142]^2);[.$S$2])))*[.$S142]*0.8)+([.C142]/10))+10;10)" office:value-type="float" office:value="19" calcext:value-type="float">
            <text:p>19</text:p>
          </table:table-cell>
          <table:table-cell table:formula="of:=IFERROR(ROUND(((MIN(([.$D142]^2)/([.$T142]^2);[.$S$2])))*[.$S142]);0)" office:value-type="float" office:value="3" calcext:value-type="float">
            <text:p>3</text:p>
          </table:table-cell>
          <table:table-cell table:formula="of:=IFERROR(ROUND(MIN(([.D142]+[.G142]+[.H142])/3/[.$T142];[.$S$2])^2*[.$S142]);0)" office:value-type="float" office:value="10" calcext:value-type="float">
            <text:p>10</text:p>
          </table:table-cell>
          <table:table-cell table:formula="of:=IFERROR(ROUND(((MIN(([.H142]^2)/([.$T142]^2);[.$S$2])))*[.$S142]*[.$T$1]);0)" office:value-type="float" office:value="11" calcext:value-type="float">
            <text:p>11</text:p>
          </table:table-cell>
          <table:table-cell table:formula="of:=IFERROR(ROUND(((MIN(([.E142]^2)/([.$T142]^2);[.$S$2])))*[.$S142]*[.$T$1]);0)" office:value-type="float" office:value="4" calcext:value-type="float">
            <text:p>4</text:p>
          </table:table-cell>
          <table:table-cell table:formula="of:=IFERROR(ROUND(((MIN(([.G142]^2)/([.$T142]^2);[.$S$2])))*[.$S142]*[.$T$1]);0)" office:value-type="float" office:value="5" calcext:value-type="float">
            <text:p>5</text:p>
          </table:table-cell>
          <table:table-cell table:formula="of:=IFERROR(ROUND(((MIN(([.F142]^2)/([.$T142]^2);[.$S$2]))*[.$S142]));0)" office:value-type="float" office:value="7" calcext:value-type="float">
            <text:p>7</text:p>
          </table:table-cell>
          <table:table-cell table:formula="of:=ROUND(AVERAGE([.W142:.AB142]);2)" office:value-type="float" office:value="6.67" calcext:value-type="float">
            <text:p>6.67</text:p>
          </table:table-cell>
          <table:table-cell table:formula="of:=ROUND(AVERAGE([.AF142:.AK142]);2)" office:value-type="float" office:value="5.33" calcext:value-type="float">
            <text:p>5.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eggcuteID</text:p>
          </table:table-cell>
          <table:table-cell office:value-type="string" calcext:value-type="string">
            <text:p><text:a xlink:href="http://bulbapedia.bulbagarden.net/wiki/Exeggcute_(Pokémon)" xlink:type="simple">Exeggcut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43:.H143])" office:value-type="float" office:value="330" calcext:value-type="float">
            <text:p>330</text:p>
          </table:table-cell>
          <table:table-cell table:formula="of:=ROUND((([.I143]/[.$S$1])*MAX([.I143]/420; 1.2));2)" office:value-type="float" office:value="4.4" calcext:value-type="float">
            <text:p>4.4</text:p>
          </table:table-cell>
          <table:table-cell table:formula="of:=IFERROR((ROUND((((MIN(([.$C143]^2)/([.$T143]^2);[.$R$2])))*[.$J143]*0.8)+([.C143]/10))*5)+10; 0)" office:value-type="float" office:value="60" calcext:value-type="float">
            <text:p>60</text:p>
          </table:table-cell>
          <table:table-cell table:formula="of:=IFERROR(ROUND((MIN(([.$D143]^[.$L$2])/([.$T143]^2);[.$R$2]))*([.$J143]+[.$M$2]))*5;0)" office:value-type="float" office:value="20" calcext:value-type="float">
            <text:p>20</text:p>
          </table:table-cell>
          <table:table-cell table:formula="of:=IFERROR(ROUND((MIN(([.D143]+[.G143]+[.H143])/3/[.$T143];[.$R$2]))*([.$J143]+3))*5;0)" office:value-type="float" office:value="30" calcext:value-type="float">
            <text:p>30</text:p>
          </table:table-cell>
          <table:table-cell table:formula="of:=IFERROR(ROUND(((MIN(([.$H143]^2)/([.$T143]^2);[.$R$2]))*([.$J143]+3)*[.$T$2]))*5;0)" office:value-type="float" office:value="10" calcext:value-type="float">
            <text:p>10</text:p>
          </table:table-cell>
          <table:table-cell table:formula="of:=IFERROR(ROUND(((MIN(([.$E143]^2)/([.$T143]^2);[.$R$2]))*([.$J143]+3)*[.$T$2]))*5;0)" office:value-type="float" office:value="30" calcext:value-type="float">
            <text:p>30</text:p>
          </table:table-cell>
          <table:table-cell table:formula="of:=IFERROR(ROUND(((MIN(([.$G143]^2)/([.$T143]^2);[.$R$2]))*([.$J143]+3)*[.$T$2]))*5;0)" office:value-type="float" office:value="15" calcext:value-type="float">
            <text:p>15</text:p>
          </table:table-cell>
          <table:table-cell table:formula="of:=IFERROR(ROUND((MIN(([.$F143]^[.$Q$2])/([.$T143]^2);[.$R$2]))*([.$J143]+[.$M$2]))*5;0)" office:value-type="float" office:value="35" calcext:value-type="float">
            <text:p>35</text:p>
          </table:table-cell>
          <table:table-cell table:formula="of:=ROUND(AVERAGE([.K143:.Q143]))" office:value-type="float" office:value="29" calcext:value-type="float">
            <text:p>29</text:p>
          </table:table-cell>
          <table:table-cell table:formula="of:=ROUND((([.I143]/[.$S$1])*MAX([.I143]/350;0.8));2)" office:value-type="float" office:value="3.46" calcext:value-type="float">
            <text:p>3.46</text:p>
          </table:table-cell>
          <table:table-cell table:formula="of:=ROUND([.I143]/6;2)" office:value-type="float" office:value="55" calcext:value-type="float">
            <text:p>55</text:p>
          </table:table-cell>
          <table:table-cell/>
          <table:table-cell table:formula="of:=IFERROR(ROUND((((MIN(([.$C143]^2)/([.$T143]^2);[.$S$2])))*[.$S143]*0.8)+([.C143]/10))+10;10)" office:value-type="float" office:value="19" calcext:value-type="float">
            <text:p>19</text:p>
          </table:table-cell>
          <table:table-cell table:formula="of:=IFERROR(ROUND(((MIN(([.$D143]^2)/([.$T143]^2);[.$S$2])))*[.$S143]);0)" office:value-type="float" office:value="3" calcext:value-type="float">
            <text:p>3</text:p>
          </table:table-cell>
          <table:table-cell table:formula="of:=IFERROR(ROUND(MIN(([.D143]+[.G143]+[.H143])/3/[.$T143];[.$S$2])^2*[.$S143]);0)" office:value-type="float" office:value="2" calcext:value-type="float">
            <text:p>2</text:p>
          </table:table-cell>
          <table:table-cell table:formula="of:=IFERROR(ROUND(((MIN(([.H143]^2)/([.$T143]^2);[.$S$2])))*[.$S143]*[.$T$1]);0)" office:value-type="float" office:value="1" calcext:value-type="float">
            <text:p>1</text:p>
          </table:table-cell>
          <table:table-cell table:formula="of:=IFERROR(ROUND(((MIN(([.E143]^2)/([.$T143]^2);[.$S$2])))*[.$S143]*[.$T$1]);0)" office:value-type="float" office:value="3" calcext:value-type="float">
            <text:p>3</text:p>
          </table:table-cell>
          <table:table-cell table:formula="of:=IFERROR(ROUND(((MIN(([.G143]^2)/([.$T143]^2);[.$S$2])))*[.$S143]*[.$T$1]);0)" office:value-type="float" office:value="2" calcext:value-type="float">
            <text:p>2</text:p>
          </table:table-cell>
          <table:table-cell table:formula="of:=IFERROR(ROUND(((MIN(([.F143]^2)/([.$T143]^2);[.$S$2]))*[.$S143]));0)" office:value-type="float" office:value="6" calcext:value-type="float">
            <text:p>6</text:p>
          </table:table-cell>
          <table:table-cell table:formula="of:=ROUND(AVERAGE([.W143:.AB143]);2)" office:value-type="float" office:value="2.83" calcext:value-type="float">
            <text:p>2.83</text:p>
          </table:table-cell>
          <table:table-cell table:formula="of:=ROUND(AVERAGE([.AF143:.AK143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eggutorID</text:p>
          </table:table-cell>
          <table:table-cell office:value-type="string" calcext:value-type="string">
            <text:p><text:a xlink:href="http://bulbapedia.bulbagarden.net/wiki/Exeggutor_(Pokémon)" xlink:type="simple">Exeggutor</text:a>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SUM([.C144:.H144])" office:value-type="float" office:value="530" calcext:value-type="float">
            <text:p>530</text:p>
          </table:table-cell>
          <table:table-cell table:formula="of:=ROUND((([.I144]/[.$S$1])*MAX([.I144]/420; 1.2));2)" office:value-type="float" office:value="7.43" calcext:value-type="float">
            <text:p>7.43</text:p>
          </table:table-cell>
          <table:table-cell table:formula="of:=IFERROR((ROUND((((MIN(([.$C144]^2)/([.$T144]^2);[.$R$2])))*[.$J144]*0.8)+([.C144]/10))*5)+10; 0)" office:value-type="float" office:value="90" calcext:value-type="float">
            <text:p>90</text:p>
          </table:table-cell>
          <table:table-cell table:formula="of:=IFERROR(ROUND((MIN(([.$D144]^[.$L$2])/([.$T144]^2);[.$R$2]))*([.$J144]+[.$M$2]))*5;0)" office:value-type="float" office:value="40" calcext:value-type="float">
            <text:p>40</text:p>
          </table:table-cell>
          <table:table-cell table:formula="of:=IFERROR(ROUND((MIN(([.D144]+[.G144]+[.H144])/3/[.$T144];[.$R$2]))*([.$J144]+3))*5;0)" office:value-type="float" office:value="45" calcext:value-type="float">
            <text:p>45</text:p>
          </table:table-cell>
          <table:table-cell table:formula="of:=IFERROR(ROUND(((MIN(([.$H144]^2)/([.$T144]^2);[.$R$2]))*([.$J144]+3)*[.$T$2]))*5;0)" office:value-type="float" office:value="10" calcext:value-type="float">
            <text:p>10</text:p>
          </table:table-cell>
          <table:table-cell table:formula="of:=IFERROR(ROUND(((MIN(([.$E144]^2)/([.$T144]^2);[.$R$2]))*([.$J144]+3)*[.$T$2]))*5;0)" office:value-type="float" office:value="30" calcext:value-type="float">
            <text:p>30</text:p>
          </table:table-cell>
          <table:table-cell table:formula="of:=IFERROR(ROUND(((MIN(([.$G144]^2)/([.$T144]^2);[.$R$2]))*([.$J144]+3)*[.$T$2]))*5;0)" office:value-type="float" office:value="25" calcext:value-type="float">
            <text:p>25</text:p>
          </table:table-cell>
          <table:table-cell table:formula="of:=IFERROR(ROUND((MIN(([.$F144]^[.$Q$2])/([.$T144]^2);[.$R$2]))*([.$J144]+[.$M$2]))*5;0)" office:value-type="float" office:value="70" calcext:value-type="float">
            <text:p>70</text:p>
          </table:table-cell>
          <table:table-cell table:formula="of:=ROUND(AVERAGE([.K144:.Q144]))" office:value-type="float" office:value="44" calcext:value-type="float">
            <text:p>44</text:p>
          </table:table-cell>
          <table:table-cell table:formula="of:=ROUND((([.I144]/[.$S$1])*MAX([.I144]/350;0.8));2)" office:value-type="float" office:value="8.92" calcext:value-type="float">
            <text:p>8.92</text:p>
          </table:table-cell>
          <table:table-cell table:formula="of:=ROUND([.I144]/6;2)" office:value-type="float" office:value="88.33" calcext:value-type="float">
            <text:p>88.33</text:p>
          </table:table-cell>
          <table:table-cell/>
          <table:table-cell table:formula="of:=IFERROR(ROUND((((MIN(([.$C144]^2)/([.$T144]^2);[.$S$2])))*[.$S144]*0.8)+([.C144]/10))+10;10)" office:value-type="float" office:value="28" calcext:value-type="float">
            <text:p>28</text:p>
          </table:table-cell>
          <table:table-cell table:formula="of:=IFERROR(ROUND(((MIN(([.$D144]^2)/([.$T144]^2);[.$S$2])))*[.$S144]);0)" office:value-type="float" office:value="10" calcext:value-type="float">
            <text:p>10</text:p>
          </table:table-cell>
          <table:table-cell table:formula="of:=IFERROR(ROUND(MIN(([.D144]+[.G144]+[.H144])/3/[.$T144];[.$S$2])^2*[.$S144]);0)" office:value-type="float" office:value="6" calcext:value-type="float">
            <text:p>6</text:p>
          </table:table-cell>
          <table:table-cell table:formula="of:=IFERROR(ROUND(((MIN(([.H144]^2)/([.$T144]^2);[.$S$2])))*[.$S144]*[.$T$1]);0)" office:value-type="float" office:value="2" calcext:value-type="float">
            <text:p>2</text:p>
          </table:table-cell>
          <table:table-cell table:formula="of:=IFERROR(ROUND(((MIN(([.E144]^2)/([.$T144]^2);[.$S$2])))*[.$S144]*[.$T$1]);0)" office:value-type="float" office:value="6" calcext:value-type="float">
            <text:p>6</text:p>
          </table:table-cell>
          <table:table-cell table:formula="of:=IFERROR(ROUND(((MIN(([.G144]^2)/([.$T144]^2);[.$S$2])))*[.$S144]*[.$T$1]);0)" office:value-type="float" office:value="5" calcext:value-type="float">
            <text:p>5</text:p>
          </table:table-cell>
          <table:table-cell table:formula="of:=IFERROR(ROUND(((MIN(([.F144]^2)/([.$T144]^2);[.$S$2]))*[.$S144]));0)" office:value-type="float" office:value="18" calcext:value-type="float">
            <text:p>18</text:p>
          </table:table-cell>
          <table:table-cell table:formula="of:=ROUND(AVERAGE([.W144:.AB144]);2)" office:value-type="float" office:value="7.83" calcext:value-type="float">
            <text:p>7.83</text:p>
          </table:table-cell>
          <table:table-cell table:formula="of:=ROUND(AVERAGE([.AF144:.AK144]);2)" office:value-type="float" office:value="2.83" calcext:value-type="float">
            <text:p>2.8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uboneID</text:p>
          </table:table-cell>
          <table:table-cell office:value-type="string" calcext:value-type="string">
            <text:p><text:a xlink:href="http://bulbapedia.bulbagarden.net/wiki/Cubone_(Pokémon)" xlink:type="simple">Cubone</text:a>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SUM([.C145:.H145])" office:value-type="float" office:value="325" calcext:value-type="float">
            <text:p>325</text:p>
          </table:table-cell>
          <table:table-cell table:formula="of:=ROUND((([.I145]/[.$S$1])*MAX([.I145]/420; 1.2));2)" office:value-type="float" office:value="4.33" calcext:value-type="float">
            <text:p>4.33</text:p>
          </table:table-cell>
          <table:table-cell table:formula="of:=IFERROR((ROUND((((MIN(([.$C145]^2)/([.$T145]^2);[.$R$2])))*[.$J145]*0.8)+([.C145]/10))*5)+10; 0)" office:value-type="float" office:value="50" calcext:value-type="float">
            <text:p>50</text:p>
          </table:table-cell>
          <table:table-cell table:formula="of:=IFERROR(ROUND((MIN(([.$D145]^[.$L$2])/([.$T145]^2);[.$R$2]))*([.$J145]+[.$M$2]))*5;0)" office:value-type="float" office:value="30" calcext:value-type="float">
            <text:p>30</text:p>
          </table:table-cell>
          <table:table-cell table:formula="of:=IFERROR(ROUND((MIN(([.D145]+[.G145]+[.H145])/3/[.$T145];[.$R$2]))*([.$J145]+3))*5;0)" office:value-type="float" office:value="35" calcext:value-type="float">
            <text:p>35</text:p>
          </table:table-cell>
          <table:table-cell table:formula="of:=IFERROR(ROUND(((MIN(([.$H145]^2)/([.$T145]^2);[.$R$2]))*([.$J145]+3)*[.$T$2]))*5;0)" office:value-type="float" office:value="10" calcext:value-type="float">
            <text:p>10</text:p>
          </table:table-cell>
          <table:table-cell table:formula="of:=IFERROR(ROUND(((MIN(([.$E145]^2)/([.$T145]^2);[.$R$2]))*([.$J145]+3)*[.$T$2]))*5;0)" office:value-type="float" office:value="50" calcext:value-type="float">
            <text:p>50</text:p>
          </table:table-cell>
          <table:table-cell table:formula="of:=IFERROR(ROUND(((MIN(([.$G145]^2)/([.$T145]^2);[.$R$2]))*([.$J145]+3)*[.$T$2]))*5;0)" office:value-type="float" office:value="20" calcext:value-type="float">
            <text:p>20</text:p>
          </table:table-cell>
          <table:table-cell table:formula="of:=IFERROR(ROUND((MIN(([.$F145]^[.$Q$2])/([.$T145]^2);[.$R$2]))*([.$J145]+[.$M$2]))*5;0)" office:value-type="float" office:value="10" calcext:value-type="float">
            <text:p>10</text:p>
          </table:table-cell>
          <table:table-cell table:formula="of:=ROUND(AVERAGE([.K145:.Q145]))" office:value-type="float" office:value="29" calcext:value-type="float">
            <text:p>29</text:p>
          </table:table-cell>
          <table:table-cell table:formula="of:=ROUND((([.I145]/[.$S$1])*MAX([.I145]/350;0.8));2)" office:value-type="float" office:value="3.35" calcext:value-type="float">
            <text:p>3.35</text:p>
          </table:table-cell>
          <table:table-cell table:formula="of:=ROUND([.I145]/6;2)" office:value-type="float" office:value="54.17" calcext:value-type="float">
            <text:p>54.17</text:p>
          </table:table-cell>
          <table:table-cell/>
          <table:table-cell table:formula="of:=IFERROR(ROUND((((MIN(([.$C145]^2)/([.$T145]^2);[.$S$2])))*[.$S145]*0.8)+([.C145]/10))+10;10)" office:value-type="float" office:value="17" calcext:value-type="float">
            <text:p>17</text:p>
          </table:table-cell>
          <table:table-cell table:formula="of:=IFERROR(ROUND(((MIN(([.$D145]^2)/([.$T145]^2);[.$S$2])))*[.$S145]);0)" office:value-type="float" office:value="5" calcext:value-type="float">
            <text:p>5</text:p>
          </table:table-cell>
          <table:table-cell table:formula="of:=IFERROR(ROUND(MIN(([.D145]+[.G145]+[.H145])/3/[.$T145];[.$S$2])^2*[.$S145]);0)" office:value-type="float" office:value="3" calcext:value-type="float">
            <text:p>3</text:p>
          </table:table-cell>
          <table:table-cell table:formula="of:=IFERROR(ROUND(((MIN(([.H145]^2)/([.$T145]^2);[.$S$2])))*[.$S145]*[.$T$1]);0)" office:value-type="float" office:value="1" calcext:value-type="float">
            <text:p>1</text:p>
          </table:table-cell>
          <table:table-cell table:formula="of:=IFERROR(ROUND(((MIN(([.E145]^2)/([.$T145]^2);[.$S$2])))*[.$S145]*[.$T$1]);0)" office:value-type="float" office:value="5" calcext:value-type="float">
            <text:p>5</text:p>
          </table:table-cell>
          <table:table-cell table:formula="of:=IFERROR(ROUND(((MIN(([.G145]^2)/([.$T145]^2);[.$S$2])))*[.$S145]*[.$T$1]);0)" office:value-type="float" office:value="2" calcext:value-type="float">
            <text:p>2</text:p>
          </table:table-cell>
          <table:table-cell table:formula="of:=IFERROR(ROUND(((MIN(([.F145]^2)/([.$T145]^2);[.$S$2]))*[.$S145]));0)" office:value-type="float" office:value="2" calcext:value-type="float">
            <text:p>2</text:p>
          </table:table-cell>
          <table:table-cell table:formula="of:=ROUND(AVERAGE([.W145:.AB145]);2)" office:value-type="float" office:value="3" calcext:value-type="float">
            <text:p>3</text:p>
          </table:table-cell>
          <table:table-cell table:formula="of:=ROUND(AVERAGE([.AF145:.AK145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rowakID</text:p>
          </table:table-cell>
          <table:table-cell office:value-type="string" calcext:value-type="string">
            <text:p><text:a xlink:href="http://bulbapedia.bulbagarden.net/wiki/Marowak_(Pokémon)" xlink:type="simple">Marowa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formula="of:=SUM([.C146:.H146])" office:value-type="float" office:value="435" calcext:value-type="float">
            <text:p>435</text:p>
          </table:table-cell>
          <table:table-cell table:formula="of:=ROUND((([.I146]/[.$S$1])*MAX([.I146]/420; 1.2));2)" office:value-type="float" office:value="5.8" calcext:value-type="float">
            <text:p>5.8</text:p>
          </table:table-cell>
          <table:table-cell table:formula="of:=IFERROR((ROUND((((MIN(([.$C146]^2)/([.$T146]^2);[.$R$2])))*[.$J146]*0.8)+([.C146]/10))*5)+10; 0)" office:value-type="float" office:value="55" calcext:value-type="float">
            <text:p>55</text:p>
          </table:table-cell>
          <table:table-cell table:formula="of:=IFERROR(ROUND((MIN(([.$D146]^[.$L$2])/([.$T146]^2);[.$R$2]))*([.$J146]+[.$M$2]))*5;0)" office:value-type="float" office:value="45" calcext:value-type="float">
            <text:p>45</text:p>
          </table:table-cell>
          <table:table-cell table:formula="of:=IFERROR(ROUND((MIN(([.D146]+[.G146]+[.H146])/3/[.$T146];[.$R$2]))*([.$J146]+3))*5;0)" office:value-type="float" office:value="45" calcext:value-type="float">
            <text:p>45</text:p>
          </table:table-cell>
          <table:table-cell table:formula="of:=IFERROR(ROUND(((MIN(([.$H146]^2)/([.$T146]^2);[.$R$2]))*([.$J146]+3)*[.$T$2]))*5;0)" office:value-type="float" office:value="10" calcext:value-type="float">
            <text:p>10</text:p>
          </table:table-cell>
          <table:table-cell table:formula="of:=IFERROR(ROUND(((MIN(([.$E146]^2)/([.$T146]^2);[.$R$2]))*([.$J146]+3)*[.$T$2]))*5;0)" office:value-type="float" office:value="60" calcext:value-type="float">
            <text:p>60</text:p>
          </table:table-cell>
          <table:table-cell table:formula="of:=IFERROR(ROUND(((MIN(([.$G146]^2)/([.$T146]^2);[.$R$2]))*([.$J146]+3)*[.$T$2]))*5;0)" office:value-type="float" office:value="30" calcext:value-type="float">
            <text:p>30</text:p>
          </table:table-cell>
          <table:table-cell table:formula="of:=IFERROR(ROUND((MIN(([.$F146]^[.$Q$2])/([.$T146]^2);[.$R$2]))*([.$J146]+[.$M$2]))*5;0)" office:value-type="float" office:value="15" calcext:value-type="float">
            <text:p>15</text:p>
          </table:table-cell>
          <table:table-cell table:formula="of:=ROUND(AVERAGE([.K146:.Q146]))" office:value-type="float" office:value="37" calcext:value-type="float">
            <text:p>37</text:p>
          </table:table-cell>
          <table:table-cell table:formula="of:=ROUND((([.I146]/[.$S$1])*MAX([.I146]/350;0.8));2)" office:value-type="float" office:value="6.01" calcext:value-type="float">
            <text:p>6.01</text:p>
          </table:table-cell>
          <table:table-cell table:formula="of:=ROUND([.I146]/6;2)" office:value-type="float" office:value="72.5" calcext:value-type="float">
            <text:p>72.5</text:p>
          </table:table-cell>
          <table:table-cell/>
          <table:table-cell table:formula="of:=IFERROR(ROUND((((MIN(([.$C146]^2)/([.$T146]^2);[.$S$2])))*[.$S146]*0.8)+([.C146]/10))+10;10)" office:value-type="float" office:value="19" calcext:value-type="float">
            <text:p>19</text:p>
          </table:table-cell>
          <table:table-cell table:formula="of:=IFERROR(ROUND(((MIN(([.$D146]^2)/([.$T146]^2);[.$S$2])))*[.$S146]);0)" office:value-type="float" office:value="9" calcext:value-type="float">
            <text:p>9</text:p>
          </table:table-cell>
          <table:table-cell table:formula="of:=IFERROR(ROUND(MIN(([.D146]+[.G146]+[.H146])/3/[.$T146];[.$S$2])^2*[.$S146]);0)" office:value-type="float" office:value="6" calcext:value-type="float">
            <text:p>6</text:p>
          </table:table-cell>
          <table:table-cell table:formula="of:=IFERROR(ROUND(((MIN(([.H146]^2)/([.$T146]^2);[.$S$2])))*[.$S146]*[.$T$1]);0)" office:value-type="float" office:value="2" calcext:value-type="float">
            <text:p>2</text:p>
          </table:table-cell>
          <table:table-cell table:formula="of:=IFERROR(ROUND(((MIN(([.E146]^2)/([.$T146]^2);[.$S$2])))*[.$S146]*[.$T$1]);0)" office:value-type="float" office:value="8" calcext:value-type="float">
            <text:p>8</text:p>
          </table:table-cell>
          <table:table-cell table:formula="of:=IFERROR(ROUND(((MIN(([.G146]^2)/([.$T146]^2);[.$S$2])))*[.$S146]*[.$T$1]);0)" office:value-type="float" office:value="5" calcext:value-type="float">
            <text:p>5</text:p>
          </table:table-cell>
          <table:table-cell table:formula="of:=IFERROR(ROUND(((MIN(([.F146]^2)/([.$T146]^2);[.$S$2]))*[.$S146]));0)" office:value-type="float" office:value="3" calcext:value-type="float">
            <text:p>3</text:p>
          </table:table-cell>
          <table:table-cell table:formula="of:=ROUND(AVERAGE([.W146:.AB146]);2)" office:value-type="float" office:value="5.5" calcext:value-type="float">
            <text:p>5.5</text:p>
          </table:table-cell>
          <table:table-cell table:formula="of:=ROUND(AVERAGE([.AF146:.AK146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HitmonleeID</text:p>
          </table:table-cell>
          <table:table-cell office:value-type="string" calcext:value-type="string">
            <text:p><text:a xlink:href="http://bulbapedia.bulbagarden.net/wiki/Hitmonlee_(Pokémon)" xlink:type="simple">Hitmonlee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table:formula="of:=SUM([.C147:.H147])" office:value-type="float" office:value="455" calcext:value-type="float">
            <text:p>455</text:p>
          </table:table-cell>
          <table:table-cell table:formula="of:=ROUND((([.I147]/[.$S$1])*MAX([.I147]/420; 1.2));2)" office:value-type="float" office:value="6.07" calcext:value-type="float">
            <text:p>6.07</text:p>
          </table:table-cell>
          <table:table-cell table:formula="of:=IFERROR((ROUND((((MIN(([.$C147]^2)/([.$T147]^2);[.$R$2])))*[.$J147]*0.8)+([.C147]/10))*5)+10; 0)" office:value-type="float" office:value="45" calcext:value-type="float">
            <text:p>45</text:p>
          </table:table-cell>
          <table:table-cell table:formula="of:=IFERROR(ROUND((MIN(([.$D147]^[.$L$2])/([.$T147]^2);[.$R$2]))*([.$J147]+[.$M$2]))*5;0)" office:value-type="float" office:value="70" calcext:value-type="float">
            <text:p>70</text:p>
          </table:table-cell>
          <table:table-cell table:formula="of:=IFERROR(ROUND((MIN(([.D147]+[.G147]+[.H147])/3/[.$T147];[.$R$2]))*([.$J147]+3))*5;0)" office:value-type="float" office:value="65" calcext:value-type="float">
            <text:p>65</text:p>
          </table:table-cell>
          <table:table-cell table:formula="of:=IFERROR(ROUND(((MIN(([.$H147]^2)/([.$T147]^2);[.$R$2]))*([.$J147]+3)*[.$T$2]))*5;0)" office:value-type="float" office:value="35" calcext:value-type="float">
            <text:p>35</text:p>
          </table:table-cell>
          <table:table-cell table:formula="of:=IFERROR(ROUND(((MIN(([.$E147]^2)/([.$T147]^2);[.$R$2]))*([.$J147]+3)*[.$T$2]))*5;0)" office:value-type="float" office:value="15" calcext:value-type="float">
            <text:p>15</text:p>
          </table:table-cell>
          <table:table-cell table:formula="of:=IFERROR(ROUND(((MIN(([.$G147]^2)/([.$T147]^2);[.$R$2]))*([.$J147]+3)*[.$T$2]))*5;0)" office:value-type="float" office:value="55" calcext:value-type="float">
            <text:p>55</text:p>
          </table:table-cell>
          <table:table-cell table:formula="of:=IFERROR(ROUND((MIN(([.$F147]^[.$Q$2])/([.$T147]^2);[.$R$2]))*([.$J147]+[.$M$2]))*5;0)" office:value-type="float" office:value="5" calcext:value-type="float">
            <text:p>5</text:p>
          </table:table-cell>
          <table:table-cell table:formula="of:=ROUND(AVERAGE([.K147:.Q147]))" office:value-type="float" office:value="41" calcext:value-type="float">
            <text:p>41</text:p>
          </table:table-cell>
          <table:table-cell table:formula="of:=ROUND((([.I147]/[.$S$1])*MAX([.I147]/350;0.8));2)" office:value-type="float" office:value="6.57" calcext:value-type="float">
            <text:p>6.57</text:p>
          </table:table-cell>
          <table:table-cell table:formula="of:=ROUND([.I147]/6;2)" office:value-type="float" office:value="75.83" calcext:value-type="float">
            <text:p>75.83</text:p>
          </table:table-cell>
          <table:table-cell/>
          <table:table-cell table:formula="of:=IFERROR(ROUND((((MIN(([.$C147]^2)/([.$T147]^2);[.$S$2])))*[.$S147]*0.8)+([.C147]/10))+10;10)" office:value-type="float" office:value="17" calcext:value-type="float">
            <text:p>17</text:p>
          </table:table-cell>
          <table:table-cell table:formula="of:=IFERROR(ROUND(((MIN(([.$D147]^2)/([.$T147]^2);[.$S$2])))*[.$S147]);0)" office:value-type="float" office:value="13" calcext:value-type="float">
            <text:p>13</text:p>
          </table:table-cell>
          <table:table-cell table:formula="of:=IFERROR(ROUND(MIN(([.D147]+[.G147]+[.H147])/3/[.$T147];[.$S$2])^2*[.$S147]);0)" office:value-type="float" office:value="13" calcext:value-type="float">
            <text:p>13</text:p>
          </table:table-cell>
          <table:table-cell table:formula="of:=IFERROR(ROUND(((MIN(([.H147]^2)/([.$T147]^2);[.$S$2])))*[.$S147]*[.$T$1]);0)" office:value-type="float" office:value="6" calcext:value-type="float">
            <text:p>6</text:p>
          </table:table-cell>
          <table:table-cell table:formula="of:=IFERROR(ROUND(((MIN(([.E147]^2)/([.$T147]^2);[.$S$2])))*[.$S147]*[.$T$1]);0)" office:value-type="float" office:value="2" calcext:value-type="float">
            <text:p>2</text:p>
          </table:table-cell>
          <table:table-cell table:formula="of:=IFERROR(ROUND(((MIN(([.G147]^2)/([.$T147]^2);[.$S$2])))*[.$S147]*[.$T$1]);0)" office:value-type="float" office:value="9" calcext:value-type="float">
            <text:p>9</text:p>
          </table:table-cell>
          <table:table-cell table:formula="of:=IFERROR(ROUND(((MIN(([.F147]^2)/([.$T147]^2);[.$S$2]))*[.$S147]));0)" office:value-type="float" office:value="1" calcext:value-type="float">
            <text:p>1</text:p>
          </table:table-cell>
          <table:table-cell table:formula="of:=ROUND(AVERAGE([.W147:.AB147]);2)" office:value-type="float" office:value="7.33" calcext:value-type="float">
            <text:p>7.33</text:p>
          </table:table-cell>
          <table:table-cell table:formula="of:=ROUND(AVERAGE([.AF147:.AK147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HitmonchanID</text:p>
          </table:table-cell>
          <table:table-cell office:value-type="string" calcext:value-type="string">
            <text:p><text:a xlink:href="http://bulbapedia.bulbagarden.net/wiki/Hitmonchan_(Pokémon)" xlink:type="simple">Hitmoncha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formula="of:=SUM([.C148:.H148])" office:value-type="float" office:value="455" calcext:value-type="float">
            <text:p>455</text:p>
          </table:table-cell>
          <table:table-cell table:formula="of:=ROUND((([.I148]/[.$S$1])*MAX([.I148]/420; 1.2));2)" office:value-type="float" office:value="6.07" calcext:value-type="float">
            <text:p>6.07</text:p>
          </table:table-cell>
          <table:table-cell table:formula="of:=IFERROR((ROUND((((MIN(([.$C148]^2)/([.$T148]^2);[.$R$2])))*[.$J148]*0.8)+([.C148]/10))*5)+10; 0)" office:value-type="float" office:value="45" calcext:value-type="float">
            <text:p>45</text:p>
          </table:table-cell>
          <table:table-cell table:formula="of:=IFERROR(ROUND((MIN(([.$D148]^[.$L$2])/([.$T148]^2);[.$R$2]))*([.$J148]+[.$M$2]))*5;0)" office:value-type="float" office:value="55" calcext:value-type="float">
            <text:p>55</text:p>
          </table:table-cell>
          <table:table-cell table:formula="of:=IFERROR(ROUND((MIN(([.D148]+[.G148]+[.H148])/3/[.$T148];[.$R$2]))*([.$J148]+3))*5;0)" office:value-type="float" office:value="60" calcext:value-type="float">
            <text:p>60</text:p>
          </table:table-cell>
          <table:table-cell table:formula="of:=IFERROR(ROUND(((MIN(([.$H148]^2)/([.$T148]^2);[.$R$2]))*([.$J148]+3)*[.$T$2]))*5;0)" office:value-type="float" office:value="25" calcext:value-type="float">
            <text:p>25</text:p>
          </table:table-cell>
          <table:table-cell table:formula="of:=IFERROR(ROUND(((MIN(([.$E148]^2)/([.$T148]^2);[.$R$2]))*([.$J148]+3)*[.$T$2]))*5;0)" office:value-type="float" office:value="30" calcext:value-type="float">
            <text:p>30</text:p>
          </table:table-cell>
          <table:table-cell table:formula="of:=IFERROR(ROUND(((MIN(([.$G148]^2)/([.$T148]^2);[.$R$2]))*([.$J148]+3)*[.$T$2]))*5;0)" office:value-type="float" office:value="55" calcext:value-type="float">
            <text:p>55</text:p>
          </table:table-cell>
          <table:table-cell table:formula="of:=IFERROR(ROUND((MIN(([.$F148]^[.$Q$2])/([.$T148]^2);[.$R$2]))*([.$J148]+[.$M$2]))*5;0)" office:value-type="float" office:value="5" calcext:value-type="float">
            <text:p>5</text:p>
          </table:table-cell>
          <table:table-cell table:formula="of:=ROUND(AVERAGE([.K148:.Q148]))" office:value-type="float" office:value="39" calcext:value-type="float">
            <text:p>39</text:p>
          </table:table-cell>
          <table:table-cell table:formula="of:=ROUND((([.I148]/[.$S$1])*MAX([.I148]/350;0.8));2)" office:value-type="float" office:value="6.57" calcext:value-type="float">
            <text:p>6.57</text:p>
          </table:table-cell>
          <table:table-cell table:formula="of:=ROUND([.I148]/6;2)" office:value-type="float" office:value="75.83" calcext:value-type="float">
            <text:p>75.83</text:p>
          </table:table-cell>
          <table:table-cell/>
          <table:table-cell table:formula="of:=IFERROR(ROUND((((MIN(([.$C148]^2)/([.$T148]^2);[.$S$2])))*[.$S148]*0.8)+([.C148]/10))+10;10)" office:value-type="float" office:value="17" calcext:value-type="float">
            <text:p>17</text:p>
          </table:table-cell>
          <table:table-cell table:formula="of:=IFERROR(ROUND(((MIN(([.$D148]^2)/([.$T148]^2);[.$S$2])))*[.$S148]);0)" office:value-type="float" office:value="13" calcext:value-type="float">
            <text:p>13</text:p>
          </table:table-cell>
          <table:table-cell table:formula="of:=IFERROR(ROUND(MIN(([.D148]+[.G148]+[.H148])/3/[.$T148];[.$S$2])^2*[.$S148]);0)" office:value-type="float" office:value="11" calcext:value-type="float">
            <text:p>11</text:p>
          </table:table-cell>
          <table:table-cell table:formula="of:=IFERROR(ROUND(((MIN(([.H148]^2)/([.$T148]^2);[.$S$2])))*[.$S148]*[.$T$1]);0)" office:value-type="float" office:value="5" calcext:value-type="float">
            <text:p>5</text:p>
          </table:table-cell>
          <table:table-cell table:formula="of:=IFERROR(ROUND(((MIN(([.E148]^2)/([.$T148]^2);[.$S$2])))*[.$S148]*[.$T$1]);0)" office:value-type="float" office:value="5" calcext:value-type="float">
            <text:p>5</text:p>
          </table:table-cell>
          <table:table-cell table:formula="of:=IFERROR(ROUND(((MIN(([.G148]^2)/([.$T148]^2);[.$S$2])))*[.$S148]*[.$T$1]);0)" office:value-type="float" office:value="9" calcext:value-type="float">
            <text:p>9</text:p>
          </table:table-cell>
          <table:table-cell table:formula="of:=IFERROR(ROUND(((MIN(([.F148]^2)/([.$T148]^2);[.$S$2]))*[.$S148]));0)" office:value-type="float" office:value="1" calcext:value-type="float">
            <text:p>1</text:p>
          </table:table-cell>
          <table:table-cell table:formula="of:=ROUND(AVERAGE([.W148:.AB148]);2)" office:value-type="float" office:value="7.33" calcext:value-type="float">
            <text:p>7.33</text:p>
          </table:table-cell>
          <table:table-cell table:formula="of:=ROUND(AVERAGE([.AF148:.AK148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ickitungID</text:p>
          </table:table-cell>
          <table:table-cell office:value-type="string" calcext:value-type="string">
            <text:p><text:a xlink:href="http://bulbapedia.bulbagarden.net/wiki/Lickitung_(Pokémon)" xlink:type="simple">Lickitu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SUM([.C149:.H149])" office:value-type="float" office:value="385" calcext:value-type="float">
            <text:p>385</text:p>
          </table:table-cell>
          <table:table-cell table:formula="of:=ROUND((([.I149]/[.$S$1])*MAX([.I149]/420; 1.2));2)" office:value-type="float" office:value="5.13" calcext:value-type="float">
            <text:p>5.13</text:p>
          </table:table-cell>
          <table:table-cell table:formula="of:=IFERROR((ROUND((((MIN(([.$C149]^2)/([.$T149]^2);[.$R$2])))*[.$J149]*0.8)+([.C149]/10))*5)+10; 0)" office:value-type="float" office:value="95" calcext:value-type="float">
            <text:p>95</text:p>
          </table:table-cell>
          <table:table-cell table:formula="of:=IFERROR(ROUND((MIN(([.$D149]^[.$L$2])/([.$T149]^2);[.$R$2]))*([.$J149]+[.$M$2]))*5;0)" office:value-type="float" office:value="20" calcext:value-type="float">
            <text:p>20</text:p>
          </table:table-cell>
          <table:table-cell table:formula="of:=IFERROR(ROUND((MIN(([.D149]+[.G149]+[.H149])/3/[.$T149];[.$R$2]))*([.$J149]+3))*5;0)" office:value-type="float" office:value="35" calcext:value-type="float">
            <text:p>35</text:p>
          </table:table-cell>
          <table:table-cell table:formula="of:=IFERROR(ROUND(((MIN(([.$H149]^2)/([.$T149]^2);[.$R$2]))*([.$J149]+3)*[.$T$2]))*5;0)" office:value-type="float" office:value="5" calcext:value-type="float">
            <text:p>5</text:p>
          </table:table-cell>
          <table:table-cell table:formula="of:=IFERROR(ROUND(((MIN(([.$E149]^2)/([.$T149]^2);[.$R$2]))*([.$J149]+3)*[.$T$2]))*5;0)" office:value-type="float" office:value="35" calcext:value-type="float">
            <text:p>35</text:p>
          </table:table-cell>
          <table:table-cell table:formula="of:=IFERROR(ROUND(((MIN(([.$G149]^2)/([.$T149]^2);[.$R$2]))*([.$J149]+3)*[.$T$2]))*5;0)" office:value-type="float" office:value="35" calcext:value-type="float">
            <text:p>35</text:p>
          </table:table-cell>
          <table:table-cell table:formula="of:=IFERROR(ROUND((MIN(([.$F149]^[.$Q$2])/([.$T149]^2);[.$R$2]))*([.$J149]+[.$M$2]))*5;0)" office:value-type="float" office:value="25" calcext:value-type="float">
            <text:p>25</text:p>
          </table:table-cell>
          <table:table-cell table:formula="of:=ROUND(AVERAGE([.K149:.Q149]))" office:value-type="float" office:value="36" calcext:value-type="float">
            <text:p>36</text:p>
          </table:table-cell>
          <table:table-cell table:formula="of:=ROUND((([.I149]/[.$S$1])*MAX([.I149]/350;0.8));2)" office:value-type="float" office:value="4.71" calcext:value-type="float">
            <text:p>4.71</text:p>
          </table:table-cell>
          <table:table-cell table:formula="of:=ROUND([.I149]/6;2)" office:value-type="float" office:value="64.17" calcext:value-type="float">
            <text:p>64.17</text:p>
          </table:table-cell>
          <table:table-cell/>
          <table:table-cell table:formula="of:=IFERROR(ROUND((((MIN(([.$C149]^2)/([.$T149]^2);[.$S$2])))*[.$S149]*0.8)+([.C149]/10))+10;10)" office:value-type="float" office:value="26" calcext:value-type="float">
            <text:p>26</text:p>
          </table:table-cell>
          <table:table-cell table:formula="of:=IFERROR(ROUND(((MIN(([.$D149]^2)/([.$T149]^2);[.$S$2])))*[.$S149]);0)" office:value-type="float" office:value="3" calcext:value-type="float">
            <text:p>3</text:p>
          </table:table-cell>
          <table:table-cell table:formula="of:=IFERROR(ROUND(MIN(([.D149]+[.G149]+[.H149])/3/[.$T149];[.$S$2])^2*[.$S149]);0)" office:value-type="float" office:value="3" calcext:value-type="float">
            <text:p>3</text:p>
          </table:table-cell>
          <table:table-cell table:formula="of:=IFERROR(ROUND(((MIN(([.H149]^2)/([.$T149]^2);[.$S$2])))*[.$S149]*[.$T$1]);0)" office:value-type="float" office:value="1" calcext:value-type="float">
            <text:p>1</text:p>
          </table:table-cell>
          <table:table-cell table:formula="of:=IFERROR(ROUND(((MIN(([.E149]^2)/([.$T149]^2);[.$S$2])))*[.$S149]*[.$T$1]);0)" office:value-type="float" office:value="5" calcext:value-type="float">
            <text:p>5</text:p>
          </table:table-cell>
          <table:table-cell table:formula="of:=IFERROR(ROUND(((MIN(([.G149]^2)/([.$T149]^2);[.$S$2])))*[.$S149]*[.$T$1]);0)" office:value-type="float" office:value="5" calcext:value-type="float">
            <text:p>5</text:p>
          </table:table-cell>
          <table:table-cell table:formula="of:=IFERROR(ROUND(((MIN(([.F149]^2)/([.$T149]^2);[.$S$2]))*[.$S149]));0)" office:value-type="float" office:value="4" calcext:value-type="float">
            <text:p>4</text:p>
          </table:table-cell>
          <table:table-cell table:formula="of:=ROUND(AVERAGE([.W149:.AB149]);2)" office:value-type="float" office:value="3.5" calcext:value-type="float">
            <text:p>3.5</text:p>
          </table:table-cell>
          <table:table-cell table:formula="of:=ROUND(AVERAGE([.AF149:.AK149]);2)" office:value-type="float" office:value="2.33" calcext:value-type="float">
            <text:p>2.3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offingID</text:p>
          </table:table-cell>
          <table:table-cell office:value-type="string" calcext:value-type="string">
            <text:p><text:a xlink:href="http://bulbapedia.bulbagarden.net/wiki/Koffing_(Pokémon)" xlink:type="simple">Koffin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150:.H150])" office:value-type="float" office:value="340" calcext:value-type="float">
            <text:p>340</text:p>
          </table:table-cell>
          <table:table-cell table:formula="of:=ROUND((([.I150]/[.$S$1])*MAX([.I150]/420; 1.2));2)" office:value-type="float" office:value="4.53" calcext:value-type="float">
            <text:p>4.53</text:p>
          </table:table-cell>
          <table:table-cell table:formula="of:=IFERROR((ROUND((((MIN(([.$C150]^2)/([.$T150]^2);[.$R$2])))*[.$J150]*0.8)+([.C150]/10))*5)+10; 0)" office:value-type="float" office:value="40" calcext:value-type="float">
            <text:p>40</text:p>
          </table:table-cell>
          <table:table-cell table:formula="of:=IFERROR(ROUND((MIN(([.$D150]^[.$L$2])/([.$T150]^2);[.$R$2]))*([.$J150]+[.$M$2]))*5;0)" office:value-type="float" office:value="30" calcext:value-type="float">
            <text:p>30</text:p>
          </table:table-cell>
          <table:table-cell table:formula="of:=IFERROR(ROUND((MIN(([.D150]+[.G150]+[.H150])/3/[.$T150];[.$R$2]))*([.$J150]+3))*5;0)" office:value-type="float" office:value="30" calcext:value-type="float">
            <text:p>30</text:p>
          </table:table-cell>
          <table:table-cell table:formula="of:=IFERROR(ROUND(((MIN(([.$H150]^2)/([.$T150]^2);[.$R$2]))*([.$J150]+3)*[.$T$2]))*5;0)" office:value-type="float" office:value="10" calcext:value-type="float">
            <text:p>10</text:p>
          </table:table-cell>
          <table:table-cell table:formula="of:=IFERROR(ROUND(((MIN(([.$E150]^2)/([.$T150]^2);[.$R$2]))*([.$J150]+3)*[.$T$2]))*5;0)" office:value-type="float" office:value="50" calcext:value-type="float">
            <text:p>50</text:p>
          </table:table-cell>
          <table:table-cell table:formula="of:=IFERROR(ROUND(((MIN(([.$G150]^2)/([.$T150]^2);[.$R$2]))*([.$J150]+3)*[.$T$2]))*5;0)" office:value-type="float" office:value="15" calcext:value-type="float">
            <text:p>15</text:p>
          </table:table-cell>
          <table:table-cell table:formula="of:=IFERROR(ROUND((MIN(([.$F150]^[.$Q$2])/([.$T150]^2);[.$R$2]))*([.$J150]+[.$M$2]))*5;0)" office:value-type="float" office:value="25" calcext:value-type="float">
            <text:p>25</text:p>
          </table:table-cell>
          <table:table-cell table:formula="of:=ROUND(AVERAGE([.K150:.Q150]))" office:value-type="float" office:value="29" calcext:value-type="float">
            <text:p>29</text:p>
          </table:table-cell>
          <table:table-cell table:formula="of:=ROUND((([.I150]/[.$S$1])*MAX([.I150]/350;0.8));2)" office:value-type="float" office:value="3.67" calcext:value-type="float">
            <text:p>3.67</text:p>
          </table:table-cell>
          <table:table-cell table:formula="of:=ROUND([.I150]/6;2)" office:value-type="float" office:value="56.67" calcext:value-type="float">
            <text:p>56.67</text:p>
          </table:table-cell>
          <table:table-cell/>
          <table:table-cell table:formula="of:=IFERROR(ROUND((((MIN(([.$C150]^2)/([.$T150]^2);[.$S$2])))*[.$S150]*0.8)+([.C150]/10))+10;10)" office:value-type="float" office:value="15" calcext:value-type="float">
            <text:p>15</text:p>
          </table:table-cell>
          <table:table-cell table:formula="of:=IFERROR(ROUND(((MIN(([.$D150]^2)/([.$T150]^2);[.$S$2])))*[.$S150]);0)" office:value-type="float" office:value="5" calcext:value-type="float">
            <text:p>5</text:p>
          </table:table-cell>
          <table:table-cell table:formula="of:=IFERROR(ROUND(MIN(([.D150]+[.G150]+[.H150])/3/[.$T150];[.$S$2])^2*[.$S150]);0)" office:value-type="float" office:value="3" calcext:value-type="float">
            <text:p>3</text:p>
          </table:table-cell>
          <table:table-cell table:formula="of:=IFERROR(ROUND(((MIN(([.H150]^2)/([.$T150]^2);[.$S$2])))*[.$S150]*[.$T$1]);0)" office:value-type="float" office:value="1" calcext:value-type="float">
            <text:p>1</text:p>
          </table:table-cell>
          <table:table-cell table:formula="of:=IFERROR(ROUND(((MIN(([.E150]^2)/([.$T150]^2);[.$S$2])))*[.$S150]*[.$T$1]);0)" office:value-type="float" office:value="5" calcext:value-type="float">
            <text:p>5</text:p>
          </table:table-cell>
          <table:table-cell table:formula="of:=IFERROR(ROUND(((MIN(([.G150]^2)/([.$T150]^2);[.$S$2])))*[.$S150]*[.$T$1]);0)" office:value-type="float" office:value="2" calcext:value-type="float">
            <text:p>2</text:p>
          </table:table-cell>
          <table:table-cell table:formula="of:=IFERROR(ROUND(((MIN(([.F150]^2)/([.$T150]^2);[.$S$2]))*[.$S150]));0)" office:value-type="float" office:value="4" calcext:value-type="float">
            <text:p>4</text:p>
          </table:table-cell>
          <table:table-cell table:formula="of:=ROUND(AVERAGE([.W150:.AB150]);2)" office:value-type="float" office:value="3.33" calcext:value-type="float">
            <text:p>3.33</text:p>
          </table:table-cell>
          <table:table-cell table:formula="of:=ROUND(AVERAGE([.AF150:.AK150]);2)" office:value-type="float" office:value="2.33" calcext:value-type="float">
            <text:p>2.3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eezingID</text:p>
          </table:table-cell>
          <table:table-cell office:value-type="string" calcext:value-type="string">
            <text:p><text:a xlink:href="http://bulbapedia.bulbagarden.net/wiki/Weezing_(Pokémon)" xlink:type="simple">Weezing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SUM([.C151:.H151])" office:value-type="float" office:value="490" calcext:value-type="float">
            <text:p>490</text:p>
          </table:table-cell>
          <table:table-cell table:formula="of:=ROUND((([.I151]/[.$S$1])*MAX([.I151]/420; 1.2));2)" office:value-type="float" office:value="6.53" calcext:value-type="float">
            <text:p>6.53</text:p>
          </table:table-cell>
          <table:table-cell table:formula="of:=IFERROR((ROUND((((MIN(([.$C151]^2)/([.$T151]^2);[.$R$2])))*[.$J151]*0.8)+([.C151]/10))*5)+10; 0)" office:value-type="float" office:value="60" calcext:value-type="float">
            <text:p>60</text:p>
          </table:table-cell>
          <table:table-cell table:formula="of:=IFERROR(ROUND((MIN(([.$D151]^[.$L$2])/([.$T151]^2);[.$R$2]))*([.$J151]+[.$M$2]))*5;0)" office:value-type="float" office:value="40" calcext:value-type="float">
            <text:p>40</text:p>
          </table:table-cell>
          <table:table-cell table:formula="of:=IFERROR(ROUND((MIN(([.D151]+[.G151]+[.H151])/3/[.$T151];[.$R$2]))*([.$J151]+3))*5;0)" office:value-type="float" office:value="45" calcext:value-type="float">
            <text:p>45</text:p>
          </table:table-cell>
          <table:table-cell table:formula="of:=IFERROR(ROUND(((MIN(([.$H151]^2)/([.$T151]^2);[.$R$2]))*([.$J151]+3)*[.$T$2]))*5;0)" office:value-type="float" office:value="15" calcext:value-type="float">
            <text:p>15</text:p>
          </table:table-cell>
          <table:table-cell table:formula="of:=IFERROR(ROUND(((MIN(([.$E151]^2)/([.$T151]^2);[.$R$2]))*([.$J151]+3)*[.$T$2]))*5;0)" office:value-type="float" office:value="60" calcext:value-type="float">
            <text:p>60</text:p>
          </table:table-cell>
          <table:table-cell table:formula="of:=IFERROR(ROUND(((MIN(([.$G151]^2)/([.$T151]^2);[.$R$2]))*([.$J151]+3)*[.$T$2]))*5;0)" office:value-type="float" office:value="20" calcext:value-type="float">
            <text:p>20</text:p>
          </table:table-cell>
          <table:table-cell table:formula="of:=IFERROR(ROUND((MIN(([.$F151]^[.$Q$2])/([.$T151]^2);[.$R$2]))*([.$J151]+[.$M$2]))*5;0)" office:value-type="float" office:value="35" calcext:value-type="float">
            <text:p>35</text:p>
          </table:table-cell>
          <table:table-cell table:formula="of:=ROUND(AVERAGE([.K151:.Q151]))" office:value-type="float" office:value="39" calcext:value-type="float">
            <text:p>39</text:p>
          </table:table-cell>
          <table:table-cell table:formula="of:=ROUND((([.I151]/[.$S$1])*MAX([.I151]/350;0.8));2)" office:value-type="float" office:value="7.62" calcext:value-type="float">
            <text:p>7.62</text:p>
          </table:table-cell>
          <table:table-cell table:formula="of:=ROUND([.I151]/6;2)" office:value-type="float" office:value="81.67" calcext:value-type="float">
            <text:p>81.67</text:p>
          </table:table-cell>
          <table:table-cell/>
          <table:table-cell table:formula="of:=IFERROR(ROUND((((MIN(([.$C151]^2)/([.$T151]^2);[.$S$2])))*[.$S151]*0.8)+([.C151]/10))+10;10)" office:value-type="float" office:value="20" calcext:value-type="float">
            <text:p>20</text:p>
          </table:table-cell>
          <table:table-cell table:formula="of:=IFERROR(ROUND(((MIN(([.$D151]^2)/([.$T151]^2);[.$S$2])))*[.$S151]);0)" office:value-type="float" office:value="9" calcext:value-type="float">
            <text:p>9</text:p>
          </table:table-cell>
          <table:table-cell table:formula="of:=IFERROR(ROUND(MIN(([.D151]+[.G151]+[.H151])/3/[.$T151];[.$S$2])^2*[.$S151]);0)" office:value-type="float" office:value="6" calcext:value-type="float">
            <text:p>6</text:p>
          </table:table-cell>
          <table:table-cell table:formula="of:=IFERROR(ROUND(((MIN(([.H151]^2)/([.$T151]^2);[.$S$2])))*[.$S151]*[.$T$1]);0)" office:value-type="float" office:value="3" calcext:value-type="float">
            <text:p>3</text:p>
          </table:table-cell>
          <table:table-cell table:formula="of:=IFERROR(ROUND(((MIN(([.E151]^2)/([.$T151]^2);[.$S$2])))*[.$S151]*[.$T$1]);0)" office:value-type="float" office:value="11" calcext:value-type="float">
            <text:p>11</text:p>
          </table:table-cell>
          <table:table-cell table:formula="of:=IFERROR(ROUND(((MIN(([.G151]^2)/([.$T151]^2);[.$S$2])))*[.$S151]*[.$T$1]);0)" office:value-type="float" office:value="4" calcext:value-type="float">
            <text:p>4</text:p>
          </table:table-cell>
          <table:table-cell table:formula="of:=IFERROR(ROUND(((MIN(([.F151]^2)/([.$T151]^2);[.$S$2]))*[.$S151]));0)" office:value-type="float" office:value="8" calcext:value-type="float">
            <text:p>8</text:p>
          </table:table-cell>
          <table:table-cell table:formula="of:=ROUND(AVERAGE([.W151:.AB151]);2)" office:value-type="float" office:value="6.83" calcext:value-type="float">
            <text:p>6.83</text:p>
          </table:table-cell>
          <table:table-cell table:formula="of:=ROUND(AVERAGE([.AF151:.AK151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hyhornID</text:p>
          </table:table-cell>
          <table:table-cell office:value-type="string" calcext:value-type="string">
            <text:p><text:a xlink:href="http://bulbapedia.bulbagarden.net/wiki/Rhyhorn_(Pokémon)" xlink:type="simple">Rhyhorn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SUM([.C152:.H152])" office:value-type="float" office:value="345" calcext:value-type="float">
            <text:p>345</text:p>
          </table:table-cell>
          <table:table-cell table:formula="of:=ROUND((([.I152]/[.$S$1])*MAX([.I152]/420; 1.2));2)" office:value-type="float" office:value="4.6" calcext:value-type="float">
            <text:p>4.6</text:p>
          </table:table-cell>
          <table:table-cell table:formula="of:=IFERROR((ROUND((((MIN(([.$C152]^2)/([.$T152]^2);[.$R$2])))*[.$J152]*0.8)+([.C152]/10))*5)+10; 0)" office:value-type="float" office:value="85" calcext:value-type="float">
            <text:p>85</text:p>
          </table:table-cell>
          <table:table-cell table:formula="of:=IFERROR(ROUND((MIN(([.$D152]^[.$L$2])/([.$T152]^2);[.$R$2]))*([.$J152]+[.$M$2]))*5;0)" office:value-type="float" office:value="50" calcext:value-type="float">
            <text:p>50</text:p>
          </table:table-cell>
          <table:table-cell table:formula="of:=IFERROR(ROUND((MIN(([.D152]+[.G152]+[.H152])/3/[.$T152];[.$R$2]))*([.$J152]+3))*5;0)" office:value-type="float" office:value="30" calcext:value-type="float">
            <text:p>30</text:p>
          </table:table-cell>
          <table:table-cell table:formula="of:=IFERROR(ROUND(((MIN(([.$H152]^2)/([.$T152]^2);[.$R$2]))*([.$J152]+3)*[.$T$2]))*5;0)" office:value-type="float" office:value="5" calcext:value-type="float">
            <text:p>5</text:p>
          </table:table-cell>
          <table:table-cell table:formula="of:=IFERROR(ROUND(((MIN(([.$E152]^2)/([.$T152]^2);[.$R$2]))*([.$J152]+3)*[.$T$2]))*5;0)" office:value-type="float" office:value="50" calcext:value-type="float">
            <text:p>50</text:p>
          </table:table-cell>
          <table:table-cell table:formula="of:=IFERROR(ROUND(((MIN(([.$G152]^2)/([.$T152]^2);[.$R$2]))*([.$J152]+3)*[.$T$2]))*5;0)" office:value-type="float" office:value="5" calcext:value-type="float">
            <text:p>5</text:p>
          </table:table-cell>
          <table:table-cell table:formula="of:=IFERROR(ROUND((MIN(([.$F152]^[.$Q$2])/([.$T152]^2);[.$R$2]))*([.$J152]+[.$M$2]))*5;0)" office:value-type="float" office:value="5" calcext:value-type="float">
            <text:p>5</text:p>
          </table:table-cell>
          <table:table-cell table:formula="of:=ROUND(AVERAGE([.K152:.Q152]))" office:value-type="float" office:value="33" calcext:value-type="float">
            <text:p>33</text:p>
          </table:table-cell>
          <table:table-cell table:formula="of:=ROUND((([.I152]/[.$S$1])*MAX([.I152]/350;0.8));2)" office:value-type="float" office:value="3.78" calcext:value-type="float">
            <text:p>3.78</text:p>
          </table:table-cell>
          <table:table-cell table:formula="of:=ROUND([.I152]/6;2)" office:value-type="float" office:value="57.5" calcext:value-type="float">
            <text:p>57.5</text:p>
          </table:table-cell>
          <table:table-cell/>
          <table:table-cell table:formula="of:=IFERROR(ROUND((((MIN(([.$C152]^2)/([.$T152]^2);[.$S$2])))*[.$S152]*0.8)+([.C152]/10))+10;10)" office:value-type="float" office:value="24" calcext:value-type="float">
            <text:p>24</text:p>
          </table:table-cell>
          <table:table-cell table:formula="of:=IFERROR(ROUND(((MIN(([.$D152]^2)/([.$T152]^2);[.$S$2])))*[.$S152]);0)" office:value-type="float" office:value="8" calcext:value-type="float">
            <text:p>8</text:p>
          </table:table-cell>
          <table:table-cell table:formula="of:=IFERROR(ROUND(MIN(([.D152]+[.G152]+[.H152])/3/[.$T152];[.$S$2])^2*[.$S152]);0)" office:value-type="float" office:value="2" calcext:value-type="float">
            <text:p>2</text:p>
          </table:table-cell>
          <table:table-cell table:formula="of:=IFERROR(ROUND(((MIN(([.H152]^2)/([.$T152]^2);[.$S$2])))*[.$S152]*[.$T$1]);0)" office:value-type="float" office:value="1" calcext:value-type="float">
            <text:p>1</text:p>
          </table:table-cell>
          <table:table-cell table:formula="of:=IFERROR(ROUND(((MIN(([.E152]^2)/([.$T152]^2);[.$S$2])))*[.$S152]*[.$T$1]);0)" office:value-type="float" office:value="5" calcext:value-type="float">
            <text:p>5</text:p>
          </table:table-cell>
          <table:table-cell table:formula="of:=IFERROR(ROUND(((MIN(([.G152]^2)/([.$T152]^2);[.$S$2])))*[.$S152]*[.$T$1]);0)" office:value-type="float" office:value="1" calcext:value-type="float">
            <text:p>1</text:p>
          </table:table-cell>
          <table:table-cell table:formula="of:=IFERROR(ROUND(((MIN(([.F152]^2)/([.$T152]^2);[.$S$2]))*[.$S152]));0)" office:value-type="float" office:value="1" calcext:value-type="float">
            <text:p>1</text:p>
          </table:table-cell>
          <table:table-cell table:formula="of:=ROUND(AVERAGE([.W152:.AB152]);2)" office:value-type="float" office:value="3" calcext:value-type="float">
            <text:p>3</text:p>
          </table:table-cell>
          <table:table-cell table:formula="of:=ROUND(AVERAGE([.AF152:.AK152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hydonID</text:p>
          </table:table-cell>
          <table:table-cell office:value-type="string" calcext:value-type="string">
            <text:p><text:a xlink:href="http://bulbapedia.bulbagarden.net/wiki/Rhydon_(Pokémon)" xlink:type="simple">Rhydo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53:.H153])" office:value-type="float" office:value="485" calcext:value-type="float">
            <text:p>485</text:p>
          </table:table-cell>
          <table:table-cell table:formula="of:=ROUND((([.I153]/[.$S$1])*MAX([.I153]/420; 1.2));2)" office:value-type="float" office:value="6.47" calcext:value-type="float">
            <text:p>6.47</text:p>
          </table:table-cell>
          <table:table-cell table:formula="of:=IFERROR((ROUND((((MIN(([.$C153]^2)/([.$T153]^2);[.$R$2])))*[.$J153]*0.8)+([.C153]/10))*5)+10; 0)" office:value-type="float" office:value="105" calcext:value-type="float">
            <text:p>105</text:p>
          </table:table-cell>
          <table:table-cell table:formula="of:=IFERROR(ROUND((MIN(([.$D153]^[.$L$2])/([.$T153]^2);[.$R$2]))*([.$J153]+[.$M$2]))*5;0)" office:value-type="float" office:value="75" calcext:value-type="float">
            <text:p>75</text:p>
          </table:table-cell>
          <table:table-cell table:formula="of:=IFERROR(ROUND((MIN(([.D153]+[.G153]+[.H153])/3/[.$T153];[.$R$2]))*([.$J153]+3))*5;0)" office:value-type="float" office:value="40" calcext:value-type="float">
            <text:p>40</text:p>
          </table:table-cell>
          <table:table-cell table:formula="of:=IFERROR(ROUND(((MIN(([.$H153]^2)/([.$T153]^2);[.$R$2]))*([.$J153]+3)*[.$T$2]))*5;0)" office:value-type="float" office:value="5" calcext:value-type="float">
            <text:p>5</text:p>
          </table:table-cell>
          <table:table-cell table:formula="of:=IFERROR(ROUND(((MIN(([.$E153]^2)/([.$T153]^2);[.$R$2]))*([.$J153]+3)*[.$T$2]))*5;0)" office:value-type="float" office:value="65" calcext:value-type="float">
            <text:p>65</text:p>
          </table:table-cell>
          <table:table-cell table:formula="of:=IFERROR(ROUND(((MIN(([.$G153]^2)/([.$T153]^2);[.$R$2]))*([.$J153]+3)*[.$T$2]))*5;0)" office:value-type="float" office:value="10" calcext:value-type="float">
            <text:p>10</text:p>
          </table:table-cell>
          <table:table-cell table:formula="of:=IFERROR(ROUND((MIN(([.$F153]^[.$Q$2])/([.$T153]^2);[.$R$2]))*([.$J153]+[.$M$2]))*5;0)" office:value-type="float" office:value="10" calcext:value-type="float">
            <text:p>10</text:p>
          </table:table-cell>
          <table:table-cell table:formula="of:=ROUND(AVERAGE([.K153:.Q153]))" office:value-type="float" office:value="44" calcext:value-type="float">
            <text:p>44</text:p>
          </table:table-cell>
          <table:table-cell table:formula="of:=ROUND((([.I153]/[.$S$1])*MAX([.I153]/350;0.8));2)" office:value-type="float" office:value="7.47" calcext:value-type="float">
            <text:p>7.47</text:p>
          </table:table-cell>
          <table:table-cell table:formula="of:=ROUND([.I153]/6;2)" office:value-type="float" office:value="80.83" calcext:value-type="float">
            <text:p>80.83</text:p>
          </table:table-cell>
          <table:table-cell table:style-name="ce29" table:formula="of:=MIN(([.$D153]^2)/([.$T153]^2);2)" office:value-type="float" office:value="2" calcext:value-type="float">
            <text:p>2</text:p>
          </table:table-cell>
          <table:table-cell table:formula="of:=IFERROR(ROUND((((MIN(([.$C153]^2)/([.$T153]^2);[.$S$2])))*[.$S153]*0.8)+([.C153]/10))+10;10)" office:value-type="float" office:value="31" calcext:value-type="float">
            <text:p>31</text:p>
          </table:table-cell>
          <table:table-cell table:formula="of:=IFERROR(ROUND(((MIN(([.$D153]^2)/([.$T153]^2);[.$S$2])))*[.$S153]);0)" office:value-type="float" office:value="15" calcext:value-type="float">
            <text:p>15</text:p>
          </table:table-cell>
          <table:table-cell table:formula="of:=IFERROR(ROUND(MIN(([.D153]+[.G153]+[.H153])/3/[.$T153];[.$S$2])^2*[.$S153]);0)" office:value-type="float" office:value="6" calcext:value-type="float">
            <text:p>6</text:p>
          </table:table-cell>
          <table:table-cell table:formula="of:=IFERROR(ROUND(((MIN(([.H153]^2)/([.$T153]^2);[.$S$2])))*[.$S153]*[.$T$1]);0)" office:value-type="float" office:value="1" calcext:value-type="float">
            <text:p>1</text:p>
          </table:table-cell>
          <table:table-cell table:formula="of:=IFERROR(ROUND(((MIN(([.E153]^2)/([.$T153]^2);[.$S$2])))*[.$S153]*[.$T$1]);0)" office:value-type="float" office:value="10" calcext:value-type="float">
            <text:p>10</text:p>
          </table:table-cell>
          <table:table-cell table:formula="of:=IFERROR(ROUND(((MIN(([.G153]^2)/([.$T153]^2);[.$S$2])))*[.$S153]*[.$T$1]);0)" office:value-type="float" office:value="2" calcext:value-type="float">
            <text:p>2</text:p>
          </table:table-cell>
          <table:table-cell table:formula="of:=IFERROR(ROUND(((MIN(([.F153]^2)/([.$T153]^2);[.$S$2]))*[.$S153]));0)" office:value-type="float" office:value="2" calcext:value-type="float">
            <text:p>2</text:p>
          </table:table-cell>
          <table:table-cell table:formula="of:=ROUND(AVERAGE([.W153:.AB153]);2)" office:value-type="float" office:value="6" calcext:value-type="float">
            <text:p>6</text:p>
          </table:table-cell>
          <table:table-cell table:formula="of:=ROUND(AVERAGE([.AF153:.AK153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hanseyID</text:p>
          </table:table-cell>
          <table:table-cell office:value-type="string" calcext:value-type="string">
            <text:p><text:a xlink:href="http://bulbapedia.bulbagarden.net/wiki/Chansey_(Pokémon)" xlink:type="simple">Chansey</text:a>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formula="of:=SUM([.C154:.H154])" office:value-type="float" office:value="450" calcext:value-type="float">
            <text:p>450</text:p>
          </table:table-cell>
          <table:table-cell table:formula="of:=ROUND((([.I154]/[.$S$1])*MAX([.I154]/420; 1.2));2)" office:value-type="float" office:value="6" calcext:value-type="float">
            <text:p>6</text:p>
          </table:table-cell>
          <table:table-cell table:formula="of:=IFERROR((ROUND((((MIN(([.$C154]^2)/([.$T154]^2);[.$R$2])))*[.$J154]*0.8)+([.C154]/10))*5)+10; 0)" office:value-type="float" office:value="190" calcext:value-type="float">
            <text:p>190</text:p>
          </table:table-cell>
          <table:table-cell table:formula="of:=IFERROR(ROUND((MIN(([.$D154]^[.$L$2])/([.$T154]^2);[.$R$2]))*([.$J154]+[.$M$2]))*5;0)" office:value-type="float" office:value="0" calcext:value-type="float">
            <text:p>0</text:p>
          </table:table-cell>
          <table:table-cell table:formula="of:=IFERROR(ROUND((MIN(([.D154]+[.G154]+[.H154])/3/[.$T154];[.$R$2]))*([.$J154]+3))*5;0)" office:value-type="float" office:value="30" calcext:value-type="float">
            <text:p>30</text:p>
          </table:table-cell>
          <table:table-cell table:formula="of:=IFERROR(ROUND(((MIN(([.$H154]^2)/([.$T154]^2);[.$R$2]))*([.$J154]+3)*[.$T$2]))*5;0)" office:value-type="float" office:value="10" calcext:value-type="float">
            <text:p>10</text:p>
          </table:table-cell>
          <table:table-cell table:formula="of:=IFERROR(ROUND(((MIN(([.$E154]^2)/([.$T154]^2);[.$R$2]))*([.$J154]+3)*[.$T$2]))*5;0)" office:value-type="float" office:value="0" calcext:value-type="float">
            <text:p>0</text:p>
          </table:table-cell>
          <table:table-cell table:formula="of:=IFERROR(ROUND(((MIN(([.$G154]^2)/([.$T154]^2);[.$R$2]))*([.$J154]+3)*[.$T$2]))*5;0)" office:value-type="float" office:value="55" calcext:value-type="float">
            <text:p>55</text:p>
          </table:table-cell>
          <table:table-cell table:formula="of:=IFERROR(ROUND((MIN(([.$F154]^[.$Q$2])/([.$T154]^2);[.$R$2]))*([.$J154]+[.$M$2]))*5;0)" office:value-type="float" office:value="5" calcext:value-type="float">
            <text:p>5</text:p>
          </table:table-cell>
          <table:table-cell table:formula="of:=ROUND(AVERAGE([.K154:.Q154]))" office:value-type="float" office:value="41" calcext:value-type="float">
            <text:p>41</text:p>
          </table:table-cell>
          <table:table-cell table:formula="of:=ROUND((([.I154]/[.$S$1])*MAX([.I154]/350;0.8));2)" office:value-type="float" office:value="6.43" calcext:value-type="float">
            <text:p>6.43</text:p>
          </table:table-cell>
          <table:table-cell table:formula="of:=ROUND([.I154]/6;2)" office:value-type="float" office:value="75" calcext:value-type="float">
            <text:p>75</text:p>
          </table:table-cell>
          <table:table-cell/>
          <table:table-cell table:formula="of:=IFERROR(ROUND((((MIN(([.$C154]^2)/([.$T154]^2);[.$S$2])))*[.$S154]*0.8)+([.C154]/10))+10;10)" office:value-type="float" office:value="45" calcext:value-type="float">
            <text:p>45</text:p>
          </table:table-cell>
          <table:table-cell table:formula="of:=IFERROR(ROUND(((MIN(([.$D154]^2)/([.$T154]^2);[.$S$2])))*[.$S154]);0)" office:value-type="float" office:value="0" calcext:value-type="float">
            <text:p>0</text:p>
          </table:table-cell>
          <table:table-cell table:formula="of:=IFERROR(ROUND(MIN(([.D154]+[.G154]+[.H154])/3/[.$T154];[.$S$2])^2*[.$S154]);0)" office:value-type="float" office:value="3" calcext:value-type="float">
            <text:p>3</text:p>
          </table:table-cell>
          <table:table-cell table:formula="of:=IFERROR(ROUND(((MIN(([.H154]^2)/([.$T154]^2);[.$S$2])))*[.$S154]*[.$T$1]);0)" office:value-type="float" office:value="2" calcext:value-type="float">
            <text:p>2</text:p>
          </table:table-cell>
          <table:table-cell table:formula="of:=IFERROR(ROUND(((MIN(([.E154]^2)/([.$T154]^2);[.$S$2])))*[.$S154]*[.$T$1]);0)" office:value-type="float" office:value="0" calcext:value-type="float">
            <text:p>0</text:p>
          </table:table-cell>
          <table:table-cell table:formula="of:=IFERROR(ROUND(((MIN(([.G154]^2)/([.$T154]^2);[.$S$2])))*[.$S154]*[.$T$1]);0)" office:value-type="float" office:value="9" calcext:value-type="float">
            <text:p>9</text:p>
          </table:table-cell>
          <table:table-cell table:formula="of:=IFERROR(ROUND(((MIN(([.F154]^2)/([.$T154]^2);[.$S$2]))*[.$S154]));0)" office:value-type="float" office:value="1" calcext:value-type="float">
            <text:p>1</text:p>
          </table:table-cell>
          <table:table-cell table:formula="of:=ROUND(AVERAGE([.W154:.AB154]);2)" office:value-type="float" office:value="2.5" calcext:value-type="float">
            <text:p>2.5</text:p>
          </table:table-cell>
          <table:table-cell table:formula="of:=ROUND(AVERAGE([.AF154:.AK154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angelaID</text:p>
          </table:table-cell>
          <table:table-cell office:value-type="string" calcext:value-type="string">
            <text:p><text:a xlink:href="http://bulbapedia.bulbagarden.net/wiki/Tangela_(Pokémon)" xlink:type="simple">Tangela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SUM([.C155:.H155])" office:value-type="float" office:value="435" calcext:value-type="float">
            <text:p>435</text:p>
          </table:table-cell>
          <table:table-cell table:formula="of:=ROUND((([.I155]/[.$S$1])*MAX([.I155]/420; 1.2));2)" office:value-type="float" office:value="5.8" calcext:value-type="float">
            <text:p>5.8</text:p>
          </table:table-cell>
          <table:table-cell table:formula="of:=IFERROR((ROUND((((MIN(([.$C155]^2)/([.$T155]^2);[.$R$2])))*[.$J155]*0.8)+([.C155]/10))*5)+10; 0)" office:value-type="float" office:value="60" calcext:value-type="float">
            <text:p>60</text:p>
          </table:table-cell>
          <table:table-cell table:formula="of:=IFERROR(ROUND((MIN(([.$D155]^[.$L$2])/([.$T155]^2);[.$R$2]))*([.$J155]+[.$M$2]))*5;0)" office:value-type="float" office:value="15" calcext:value-type="float">
            <text:p>15</text:p>
          </table:table-cell>
          <table:table-cell table:formula="of:=IFERROR(ROUND((MIN(([.D155]+[.G155]+[.H155])/3/[.$T155];[.$R$2]))*([.$J155]+3))*5;0)" office:value-type="float" office:value="30" calcext:value-type="float">
            <text:p>30</text:p>
          </table:table-cell>
          <table:table-cell table:formula="of:=IFERROR(ROUND(((MIN(([.$H155]^2)/([.$T155]^2);[.$R$2]))*([.$J155]+3)*[.$T$2]))*5;0)" office:value-type="float" office:value="20" calcext:value-type="float">
            <text:p>20</text:p>
          </table:table-cell>
          <table:table-cell table:formula="of:=IFERROR(ROUND(((MIN(([.$E155]^2)/([.$T155]^2);[.$R$2]))*([.$J155]+3)*[.$T$2]))*5;0)" office:value-type="float" office:value="60" calcext:value-type="float">
            <text:p>60</text:p>
          </table:table-cell>
          <table:table-cell table:formula="of:=IFERROR(ROUND(((MIN(([.$G155]^2)/([.$T155]^2);[.$R$2]))*([.$J155]+3)*[.$T$2]))*5;0)" office:value-type="float" office:value="10" calcext:value-type="float">
            <text:p>10</text:p>
          </table:table-cell>
          <table:table-cell table:formula="of:=IFERROR(ROUND((MIN(([.$F155]^[.$Q$2])/([.$T155]^2);[.$R$2]))*([.$J155]+[.$M$2]))*5;0)" office:value-type="float" office:value="55" calcext:value-type="float">
            <text:p>55</text:p>
          </table:table-cell>
          <table:table-cell table:formula="of:=ROUND(AVERAGE([.K155:.Q155]))" office:value-type="float" office:value="36" calcext:value-type="float">
            <text:p>36</text:p>
          </table:table-cell>
          <table:table-cell table:formula="of:=ROUND((([.I155]/[.$S$1])*MAX([.I155]/350;0.8));2)" office:value-type="float" office:value="6.01" calcext:value-type="float">
            <text:p>6.01</text:p>
          </table:table-cell>
          <table:table-cell table:formula="of:=ROUND([.I155]/6;2)" office:value-type="float" office:value="72.5" calcext:value-type="float">
            <text:p>72.5</text:p>
          </table:table-cell>
          <table:table-cell/>
          <table:table-cell table:formula="of:=IFERROR(ROUND((((MIN(([.$C155]^2)/([.$T155]^2);[.$S$2])))*[.$S155]*0.8)+([.C155]/10))+10;10)" office:value-type="float" office:value="20" calcext:value-type="float">
            <text:p>20</text:p>
          </table:table-cell>
          <table:table-cell table:formula="of:=IFERROR(ROUND(((MIN(([.$D155]^2)/([.$T155]^2);[.$S$2])))*[.$S155]);0)" office:value-type="float" office:value="3" calcext:value-type="float">
            <text:p>3</text:p>
          </table:table-cell>
          <table:table-cell table:formula="of:=IFERROR(ROUND(MIN(([.D155]+[.G155]+[.H155])/3/[.$T155];[.$S$2])^2*[.$S155]);0)" office:value-type="float" office:value="3" calcext:value-type="float">
            <text:p>3</text:p>
          </table:table-cell>
          <table:table-cell table:formula="of:=IFERROR(ROUND(((MIN(([.H155]^2)/([.$T155]^2);[.$S$2])))*[.$S155]*[.$T$1]);0)" office:value-type="float" office:value="3" calcext:value-type="float">
            <text:p>3</text:p>
          </table:table-cell>
          <table:table-cell table:formula="of:=IFERROR(ROUND(((MIN(([.E155]^2)/([.$T155]^2);[.$S$2])))*[.$S155]*[.$T$1]);0)" office:value-type="float" office:value="8" calcext:value-type="float">
            <text:p>8</text:p>
          </table:table-cell>
          <table:table-cell table:formula="of:=IFERROR(ROUND(((MIN(([.G155]^2)/([.$T155]^2);[.$S$2])))*[.$S155]*[.$T$1]);0)" office:value-type="float" office:value="1" calcext:value-type="float">
            <text:p>1</text:p>
          </table:table-cell>
          <table:table-cell table:formula="of:=IFERROR(ROUND(((MIN(([.F155]^2)/([.$T155]^2);[.$S$2]))*[.$S155]));0)" office:value-type="float" office:value="11" calcext:value-type="float">
            <text:p>11</text:p>
          </table:table-cell>
          <table:table-cell table:formula="of:=ROUND(AVERAGE([.W155:.AB155]);2)" office:value-type="float" office:value="4.83" calcext:value-type="float">
            <text:p>4.83</text:p>
          </table:table-cell>
          <table:table-cell table:formula="of:=ROUND(AVERAGE([.AF155:.AK155]);2)" office:value-type="float" office:value="2.17" calcext:value-type="float">
            <text:p>2.1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angaskhanID</text:p>
          </table:table-cell>
          <table:table-cell office:value-type="string" calcext:value-type="string">
            <text:p><text:a xlink:href="http://bulbapedia.bulbagarden.net/wiki/Kangaskhan_(Pokémon)" xlink:type="simple">Kangaskha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SUM([.C156:.H156])" office:value-type="float" office:value="490" calcext:value-type="float">
            <text:p>490</text:p>
          </table:table-cell>
          <table:table-cell table:formula="of:=ROUND((([.I156]/[.$S$1])*MAX([.I156]/420; 1.2));2)" office:value-type="float" office:value="6.53" calcext:value-type="float">
            <text:p>6.53</text:p>
          </table:table-cell>
          <table:table-cell table:formula="of:=IFERROR((ROUND((((MIN(([.$C156]^2)/([.$T156]^2);[.$R$2])))*[.$J156]*0.8)+([.C156]/10))*5)+10; 0)" office:value-type="float" office:value="105" calcext:value-type="float">
            <text:p>105</text:p>
          </table:table-cell>
          <table:table-cell table:formula="of:=IFERROR(ROUND((MIN(([.$D156]^[.$L$2])/([.$T156]^2);[.$R$2]))*([.$J156]+[.$M$2]))*5;0)" office:value-type="float" office:value="45" calcext:value-type="float">
            <text:p>45</text:p>
          </table:table-cell>
          <table:table-cell table:formula="of:=IFERROR(ROUND((MIN(([.D156]+[.G156]+[.H156])/3/[.$T156];[.$R$2]))*([.$J156]+3))*5;0)" office:value-type="float" office:value="50" calcext:value-type="float">
            <text:p>50</text:p>
          </table:table-cell>
          <table:table-cell table:formula="of:=IFERROR(ROUND(((MIN(([.$H156]^2)/([.$T156]^2);[.$R$2]))*([.$J156]+3)*[.$T$2]))*5;0)" office:value-type="float" office:value="35" calcext:value-type="float">
            <text:p>35</text:p>
          </table:table-cell>
          <table:table-cell table:formula="of:=IFERROR(ROUND(((MIN(([.$E156]^2)/([.$T156]^2);[.$R$2]))*([.$J156]+3)*[.$T$2]))*5;0)" office:value-type="float" office:value="25" calcext:value-type="float">
            <text:p>25</text:p>
          </table:table-cell>
          <table:table-cell table:formula="of:=IFERROR(ROUND(((MIN(([.$G156]^2)/([.$T156]^2);[.$R$2]))*([.$J156]+3)*[.$T$2]))*5;0)" office:value-type="float" office:value="25" calcext:value-type="float">
            <text:p>25</text:p>
          </table:table-cell>
          <table:table-cell table:formula="of:=IFERROR(ROUND((MIN(([.$F156]^[.$Q$2])/([.$T156]^2);[.$R$2]))*([.$J156]+[.$M$2]))*5;0)" office:value-type="float" office:value="10" calcext:value-type="float">
            <text:p>10</text:p>
          </table:table-cell>
          <table:table-cell table:formula="of:=ROUND(AVERAGE([.K156:.Q156]))" office:value-type="float" office:value="42" calcext:value-type="float">
            <text:p>42</text:p>
          </table:table-cell>
          <table:table-cell table:formula="of:=ROUND((([.I156]/[.$S$1])*MAX([.I156]/350;0.8));2)" office:value-type="float" office:value="7.62" calcext:value-type="float">
            <text:p>7.62</text:p>
          </table:table-cell>
          <table:table-cell table:formula="of:=ROUND([.I156]/6;2)" office:value-type="float" office:value="81.67" calcext:value-type="float">
            <text:p>81.67</text:p>
          </table:table-cell>
          <table:table-cell/>
          <table:table-cell table:formula="of:=IFERROR(ROUND((((MIN(([.$C156]^2)/([.$T156]^2);[.$S$2])))*[.$S156]*0.8)+([.C156]/10))+10;10)" office:value-type="float" office:value="31" calcext:value-type="float">
            <text:p>31</text:p>
          </table:table-cell>
          <table:table-cell table:formula="of:=IFERROR(ROUND(((MIN(([.$D156]^2)/([.$T156]^2);[.$S$2])))*[.$S156]);0)" office:value-type="float" office:value="10" calcext:value-type="float">
            <text:p>10</text:p>
          </table:table-cell>
          <table:table-cell table:formula="of:=IFERROR(ROUND(MIN(([.D156]+[.G156]+[.H156])/3/[.$T156];[.$S$2])^2*[.$S156]);0)" office:value-type="float" office:value="9" calcext:value-type="float">
            <text:p>9</text:p>
          </table:table-cell>
          <table:table-cell table:formula="of:=IFERROR(ROUND(((MIN(([.H156]^2)/([.$T156]^2);[.$S$2])))*[.$S156]*[.$T$1]);0)" office:value-type="float" office:value="6" calcext:value-type="float">
            <text:p>6</text:p>
          </table:table-cell>
          <table:table-cell table:formula="of:=IFERROR(ROUND(((MIN(([.E156]^2)/([.$T156]^2);[.$S$2])))*[.$S156]*[.$T$1]);0)" office:value-type="float" office:value="5" calcext:value-type="float">
            <text:p>5</text:p>
          </table:table-cell>
          <table:table-cell table:formula="of:=IFERROR(ROUND(((MIN(([.G156]^2)/([.$T156]^2);[.$S$2])))*[.$S156]*[.$T$1]);0)" office:value-type="float" office:value="5" calcext:value-type="float">
            <text:p>5</text:p>
          </table:table-cell>
          <table:table-cell table:formula="of:=IFERROR(ROUND(((MIN(([.F156]^2)/([.$T156]^2);[.$S$2]))*[.$S156]));0)" office:value-type="float" office:value="2" calcext:value-type="float">
            <text:p>2</text:p>
          </table:table-cell>
          <table:table-cell table:formula="of:=ROUND(AVERAGE([.W156:.AB156]);2)" office:value-type="float" office:value="6.17" calcext:value-type="float">
            <text:p>6.17</text:p>
          </table:table-cell>
          <table:table-cell table:formula="of:=ROUND(AVERAGE([.AF156:.AK156]);2)" office:value-type="float" office:value="2.33" calcext:value-type="float">
            <text:p>2.3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HorseaID</text:p>
          </table:table-cell>
          <table:table-cell office:value-type="string" calcext:value-type="string">
            <text:p><text:a xlink:href="http://bulbapedia.bulbagarden.net/wiki/Horsea_(Pokémon)" xlink:type="simple">Horse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SUM([.C157:.H157])" office:value-type="float" office:value="295" calcext:value-type="float">
            <text:p>295</text:p>
          </table:table-cell>
          <table:table-cell table:formula="of:=ROUND((([.I157]/[.$S$1])*MAX([.I157]/420; 1.2));2)" office:value-type="float" office:value="3.93" calcext:value-type="float">
            <text:p>3.93</text:p>
          </table:table-cell>
          <table:table-cell table:formula="of:=IFERROR((ROUND((((MIN(([.$C157]^2)/([.$T157]^2);[.$R$2])))*[.$J157]*0.8)+([.C157]/10))*5)+10; 0)" office:value-type="float" office:value="30" calcext:value-type="float">
            <text:p>30</text:p>
          </table:table-cell>
          <table:table-cell table:formula="of:=IFERROR(ROUND((MIN(([.$D157]^[.$L$2])/([.$T157]^2);[.$R$2]))*([.$J157]+[.$M$2]))*5;0)" office:value-type="float" office:value="15" calcext:value-type="float">
            <text:p>15</text:p>
          </table:table-cell>
          <table:table-cell table:formula="of:=IFERROR(ROUND((MIN(([.D157]+[.G157]+[.H157])/3/[.$T157];[.$R$2]))*([.$J157]+3))*5;0)" office:value-type="float" office:value="30" calcext:value-type="float">
            <text:p>30</text:p>
          </table:table-cell>
          <table:table-cell table:formula="of:=IFERROR(ROUND(((MIN(([.$H157]^2)/([.$T157]^2);[.$R$2]))*([.$J157]+3)*[.$T$2]))*5;0)" office:value-type="float" office:value="30" calcext:value-type="float">
            <text:p>30</text:p>
          </table:table-cell>
          <table:table-cell table:formula="of:=IFERROR(ROUND(((MIN(([.$E157]^2)/([.$T157]^2);[.$R$2]))*([.$J157]+3)*[.$T$2]))*5;0)" office:value-type="float" office:value="40" calcext:value-type="float">
            <text:p>40</text:p>
          </table:table-cell>
          <table:table-cell table:formula="of:=IFERROR(ROUND(((MIN(([.$G157]^2)/([.$T157]^2);[.$R$2]))*([.$J157]+3)*[.$T$2]))*5;0)" office:value-type="float" office:value="5" calcext:value-type="float">
            <text:p>5</text:p>
          </table:table-cell>
          <table:table-cell table:formula="of:=IFERROR(ROUND((MIN(([.$F157]^[.$Q$2])/([.$T157]^2);[.$R$2]))*([.$J157]+[.$M$2]))*5;0)" office:value-type="float" office:value="40" calcext:value-type="float">
            <text:p>40</text:p>
          </table:table-cell>
          <table:table-cell table:formula="of:=ROUND(AVERAGE([.K157:.Q157]))" office:value-type="float" office:value="27" calcext:value-type="float">
            <text:p>27</text:p>
          </table:table-cell>
          <table:table-cell table:formula="of:=ROUND((([.I157]/[.$S$1])*MAX([.I157]/350;0.8));2)" office:value-type="float" office:value="2.76" calcext:value-type="float">
            <text:p>2.76</text:p>
          </table:table-cell>
          <table:table-cell table:formula="of:=ROUND([.I157]/6;2)" office:value-type="float" office:value="49.17" calcext:value-type="float">
            <text:p>49.17</text:p>
          </table:table-cell>
          <table:table-cell/>
          <table:table-cell table:formula="of:=IFERROR(ROUND((((MIN(([.$C157]^2)/([.$T157]^2);[.$S$2])))*[.$S157]*0.8)+([.C157]/10))+10;10)" office:value-type="float" office:value="14" calcext:value-type="float">
            <text:p>14</text:p>
          </table:table-cell>
          <table:table-cell table:formula="of:=IFERROR(ROUND(((MIN(([.$D157]^2)/([.$T157]^2);[.$S$2])))*[.$S157]);0)" office:value-type="float" office:value="2" calcext:value-type="float">
            <text:p>2</text:p>
          </table:table-cell>
          <table:table-cell table:formula="of:=IFERROR(ROUND(MIN(([.D157]+[.G157]+[.H157])/3/[.$T157];[.$S$2])^2*[.$S157]);0)" office:value-type="float" office:value="2" calcext:value-type="float">
            <text:p>2</text:p>
          </table:table-cell>
          <table:table-cell table:formula="of:=IFERROR(ROUND(((MIN(([.H157]^2)/([.$T157]^2);[.$S$2])))*[.$S157]*[.$T$1]);0)" office:value-type="float" office:value="3" calcext:value-type="float">
            <text:p>3</text:p>
          </table:table-cell>
          <table:table-cell table:formula="of:=IFERROR(ROUND(((MIN(([.E157]^2)/([.$T157]^2);[.$S$2])))*[.$S157]*[.$T$1]);0)" office:value-type="float" office:value="4" calcext:value-type="float">
            <text:p>4</text:p>
          </table:table-cell>
          <table:table-cell table:formula="of:=IFERROR(ROUND(((MIN(([.G157]^2)/([.$T157]^2);[.$S$2])))*[.$S157]*[.$T$1]);0)" office:value-type="float" office:value="0" calcext:value-type="float">
            <text:p>0</text:p>
          </table:table-cell>
          <table:table-cell table:formula="of:=IFERROR(ROUND(((MIN(([.F157]^2)/([.$T157]^2);[.$S$2]))*[.$S157]));0)" office:value-type="float" office:value="6" calcext:value-type="float">
            <text:p>6</text:p>
          </table:table-cell>
          <table:table-cell table:formula="of:=ROUND(AVERAGE([.W157:.AB157]);2)" office:value-type="float" office:value="2.83" calcext:value-type="float">
            <text:p>2.83</text:p>
          </table:table-cell>
          <table:table-cell table:formula="of:=ROUND(AVERAGE([.AF157:.AK157]);2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eadraID</text:p>
          </table:table-cell>
          <table:table-cell office:value-type="string" calcext:value-type="string">
            <text:p><text:a xlink:href="http://bulbapedia.bulbagarden.net/wiki/Seadra_(Pokémon)" xlink:type="simple">Seadra</text:a>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formula="of:=SUM([.C158:.H158])" office:value-type="float" office:value="440" calcext:value-type="float">
            <text:p>440</text:p>
          </table:table-cell>
          <table:table-cell table:formula="of:=ROUND((([.I158]/[.$S$1])*MAX([.I158]/420; 1.2));2)" office:value-type="float" office:value="5.87" calcext:value-type="float">
            <text:p>5.87</text:p>
          </table:table-cell>
          <table:table-cell table:formula="of:=IFERROR((ROUND((((MIN(([.$C158]^2)/([.$T158]^2);[.$R$2])))*[.$J158]*0.8)+([.C158]/10))*5)+10; 0)" office:value-type="float" office:value="50" calcext:value-type="float">
            <text:p>50</text:p>
          </table:table-cell>
          <table:table-cell table:formula="of:=IFERROR(ROUND((MIN(([.$D158]^[.$L$2])/([.$T158]^2);[.$R$2]))*([.$J158]+[.$M$2]))*5;0)" office:value-type="float" office:value="25" calcext:value-type="float">
            <text:p>25</text:p>
          </table:table-cell>
          <table:table-cell table:formula="of:=IFERROR(ROUND((MIN(([.D158]+[.G158]+[.H158])/3/[.$T158];[.$R$2]))*([.$J158]+3))*5;0)" office:value-type="float" office:value="40" calcext:value-type="float">
            <text:p>40</text:p>
          </table:table-cell>
          <table:table-cell table:formula="of:=IFERROR(ROUND(((MIN(([.$H158]^2)/([.$T158]^2);[.$R$2]))*([.$J158]+3)*[.$T$2]))*5;0)" office:value-type="float" office:value="35" calcext:value-type="float">
            <text:p>35</text:p>
          </table:table-cell>
          <table:table-cell table:formula="of:=IFERROR(ROUND(((MIN(([.$E158]^2)/([.$T158]^2);[.$R$2]))*([.$J158]+3)*[.$T$2]))*5;0)" office:value-type="float" office:value="45" calcext:value-type="float">
            <text:p>45</text:p>
          </table:table-cell>
          <table:table-cell table:formula="of:=IFERROR(ROUND(((MIN(([.$G158]^2)/([.$T158]^2);[.$R$2]))*([.$J158]+3)*[.$T$2]))*5;0)" office:value-type="float" office:value="10" calcext:value-type="float">
            <text:p>10</text:p>
          </table:table-cell>
          <table:table-cell table:formula="of:=IFERROR(ROUND((MIN(([.$F158]^[.$Q$2])/([.$T158]^2);[.$R$2]))*([.$J158]+[.$M$2]))*5;0)" office:value-type="float" office:value="50" calcext:value-type="float">
            <text:p>50</text:p>
          </table:table-cell>
          <table:table-cell table:formula="of:=ROUND(AVERAGE([.K158:.Q158]))" office:value-type="float" office:value="36" calcext:value-type="float">
            <text:p>36</text:p>
          </table:table-cell>
          <table:table-cell table:formula="of:=ROUND((([.I158]/[.$S$1])*MAX([.I158]/350;0.8));2)" office:value-type="float" office:value="6.15" calcext:value-type="float">
            <text:p>6.15</text:p>
          </table:table-cell>
          <table:table-cell table:formula="of:=ROUND([.I158]/6;2)" office:value-type="float" office:value="73.33" calcext:value-type="float">
            <text:p>73.33</text:p>
          </table:table-cell>
          <table:table-cell/>
          <table:table-cell table:formula="of:=IFERROR(ROUND((((MIN(([.$C158]^2)/([.$T158]^2);[.$S$2])))*[.$S158]*0.8)+([.C158]/10))+10;10)" office:value-type="float" office:value="18" calcext:value-type="float">
            <text:p>18</text:p>
          </table:table-cell>
          <table:table-cell table:formula="of:=IFERROR(ROUND(((MIN(([.$D158]^2)/([.$T158]^2);[.$S$2])))*[.$S158]);0)" office:value-type="float" office:value="5" calcext:value-type="float">
            <text:p>5</text:p>
          </table:table-cell>
          <table:table-cell table:formula="of:=IFERROR(ROUND(MIN(([.D158]+[.G158]+[.H158])/3/[.$T158];[.$S$2])^2*[.$S158]);0)" office:value-type="float" office:value="5" calcext:value-type="float">
            <text:p>5</text:p>
          </table:table-cell>
          <table:table-cell table:formula="of:=IFERROR(ROUND(((MIN(([.H158]^2)/([.$T158]^2);[.$S$2])))*[.$S158]*[.$T$1]);0)" office:value-type="float" office:value="6" calcext:value-type="float">
            <text:p>6</text:p>
          </table:table-cell>
          <table:table-cell table:formula="of:=IFERROR(ROUND(((MIN(([.E158]^2)/([.$T158]^2);[.$S$2])))*[.$S158]*[.$T$1]);0)" office:value-type="float" office:value="7" calcext:value-type="float">
            <text:p>7</text:p>
          </table:table-cell>
          <table:table-cell table:formula="of:=IFERROR(ROUND(((MIN(([.G158]^2)/([.$T158]^2);[.$S$2])))*[.$S158]*[.$T$1]);0)" office:value-type="float" office:value="2" calcext:value-type="float">
            <text:p>2</text:p>
          </table:table-cell>
          <table:table-cell table:formula="of:=IFERROR(ROUND(((MIN(([.F158]^2)/([.$T158]^2);[.$S$2]))*[.$S158]));0)" office:value-type="float" office:value="10" calcext:value-type="float">
            <text:p>10</text:p>
          </table:table-cell>
          <table:table-cell table:formula="of:=ROUND(AVERAGE([.W158:.AB158]);2)" office:value-type="float" office:value="5.83" calcext:value-type="float">
            <text:p>5.83</text:p>
          </table:table-cell>
          <table:table-cell table:formula="of:=ROUND(AVERAGE([.AF158:.AK158]);2)" office:value-type="float" office:value="2.83" calcext:value-type="float">
            <text:p>2.8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oldeenID</text:p>
          </table:table-cell>
          <table:table-cell office:value-type="string" calcext:value-type="string">
            <text:p><text:a xlink:href="http://bulbapedia.bulbagarden.net/wiki/Goldeen_(Pokémon)" xlink:type="simple">Goldeen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formula="of:=SUM([.C159:.H159])" office:value-type="float" office:value="320" calcext:value-type="float">
            <text:p>320</text:p>
          </table:table-cell>
          <table:table-cell table:formula="of:=ROUND((([.I159]/[.$S$1])*MAX([.I159]/420; 1.2));2)" office:value-type="float" office:value="4.27" calcext:value-type="float">
            <text:p>4.27</text:p>
          </table:table-cell>
          <table:table-cell table:formula="of:=IFERROR((ROUND((((MIN(([.$C159]^2)/([.$T159]^2);[.$R$2])))*[.$J159]*0.8)+([.C159]/10))*5)+10; 0)" office:value-type="float" office:value="45" calcext:value-type="float">
            <text:p>45</text:p>
          </table:table-cell>
          <table:table-cell table:formula="of:=IFERROR(ROUND((MIN(([.$D159]^[.$L$2])/([.$T159]^2);[.$R$2]))*([.$J159]+[.$M$2]))*5;0)" office:value-type="float" office:value="35" calcext:value-type="float">
            <text:p>35</text:p>
          </table:table-cell>
          <table:table-cell table:formula="of:=IFERROR(ROUND((MIN(([.D159]+[.G159]+[.H159])/3/[.$T159];[.$R$2]))*([.$J159]+3))*5;0)" office:value-type="float" office:value="40" calcext:value-type="float">
            <text:p>40</text:p>
          </table:table-cell>
          <table:table-cell table:formula="of:=IFERROR(ROUND(((MIN(([.$H159]^2)/([.$T159]^2);[.$R$2]))*([.$J159]+3)*[.$T$2]))*5;0)" office:value-type="float" office:value="30" calcext:value-type="float">
            <text:p>30</text:p>
          </table:table-cell>
          <table:table-cell table:formula="of:=IFERROR(ROUND(((MIN(([.$E159]^2)/([.$T159]^2);[.$R$2]))*([.$J159]+3)*[.$T$2]))*5;0)" office:value-type="float" office:value="30" calcext:value-type="float">
            <text:p>30</text:p>
          </table:table-cell>
          <table:table-cell table:formula="of:=IFERROR(ROUND(((MIN(([.$G159]^2)/([.$T159]^2);[.$R$2]))*([.$J159]+3)*[.$T$2]))*5;0)" office:value-type="float" office:value="20" calcext:value-type="float">
            <text:p>20</text:p>
          </table:table-cell>
          <table:table-cell table:formula="of:=IFERROR(ROUND((MIN(([.$F159]^[.$Q$2])/([.$T159]^2);[.$R$2]))*([.$J159]+[.$M$2]))*5;0)" office:value-type="float" office:value="10" calcext:value-type="float">
            <text:p>10</text:p>
          </table:table-cell>
          <table:table-cell table:formula="of:=ROUND(AVERAGE([.K159:.Q159]))" office:value-type="float" office:value="30" calcext:value-type="float">
            <text:p>30</text:p>
          </table:table-cell>
          <table:table-cell table:formula="of:=ROUND((([.I159]/[.$S$1])*MAX([.I159]/350;0.8));2)" office:value-type="float" office:value="3.25" calcext:value-type="float">
            <text:p>3.25</text:p>
          </table:table-cell>
          <table:table-cell table:formula="of:=ROUND([.I159]/6;2)" office:value-type="float" office:value="53.33" calcext:value-type="float">
            <text:p>53.33</text:p>
          </table:table-cell>
          <table:table-cell/>
          <table:table-cell table:formula="of:=IFERROR(ROUND((((MIN(([.$C159]^2)/([.$T159]^2);[.$S$2])))*[.$S159]*0.8)+([.C159]/10))+10;10)" office:value-type="float" office:value="16" calcext:value-type="float">
            <text:p>16</text:p>
          </table:table-cell>
          <table:table-cell table:formula="of:=IFERROR(ROUND(((MIN(([.$D159]^2)/([.$T159]^2);[.$S$2])))*[.$S159]);0)" office:value-type="float" office:value="5" calcext:value-type="float">
            <text:p>5</text:p>
          </table:table-cell>
          <table:table-cell table:formula="of:=IFERROR(ROUND(MIN(([.D159]+[.G159]+[.H159])/3/[.$T159];[.$S$2])^2*[.$S159]);0)" office:value-type="float" office:value="4" calcext:value-type="float">
            <text:p>4</text:p>
          </table:table-cell>
          <table:table-cell table:formula="of:=IFERROR(ROUND(((MIN(([.H159]^2)/([.$T159]^2);[.$S$2])))*[.$S159]*[.$T$1]);0)" office:value-type="float" office:value="3" calcext:value-type="float">
            <text:p>3</text:p>
          </table:table-cell>
          <table:table-cell table:formula="of:=IFERROR(ROUND(((MIN(([.E159]^2)/([.$T159]^2);[.$S$2])))*[.$S159]*[.$T$1]);0)" office:value-type="float" office:value="3" calcext:value-type="float">
            <text:p>3</text:p>
          </table:table-cell>
          <table:table-cell table:formula="of:=IFERROR(ROUND(((MIN(([.G159]^2)/([.$T159]^2);[.$S$2])))*[.$S159]*[.$T$1]);0)" office:value-type="float" office:value="2" calcext:value-type="float">
            <text:p>2</text:p>
          </table:table-cell>
          <table:table-cell table:formula="of:=IFERROR(ROUND(((MIN(([.F159]^2)/([.$T159]^2);[.$S$2]))*[.$S159]));0)" office:value-type="float" office:value="1" calcext:value-type="float">
            <text:p>1</text:p>
          </table:table-cell>
          <table:table-cell table:formula="of:=ROUND(AVERAGE([.W159:.AB159]);2)" office:value-type="float" office:value="3" calcext:value-type="float">
            <text:p>3</text:p>
          </table:table-cell>
          <table:table-cell table:formula="of:=ROUND(AVERAGE([.AF159:.AK159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eakingID</text:p>
          </table:table-cell>
          <table:table-cell office:value-type="string" calcext:value-type="string">
            <text:p><text:a xlink:href="http://bulbapedia.bulbagarden.net/wiki/Seaking_(Pokémon)" xlink:type="simple">Seaking</text:a>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formula="of:=SUM([.C160:.H160])" office:value-type="float" office:value="450" calcext:value-type="float">
            <text:p>450</text:p>
          </table:table-cell>
          <table:table-cell table:formula="of:=ROUND((([.I160]/[.$S$1])*MAX([.I160]/420; 1.2));2)" office:value-type="float" office:value="6" calcext:value-type="float">
            <text:p>6</text:p>
          </table:table-cell>
          <table:table-cell table:formula="of:=IFERROR((ROUND((((MIN(([.$C160]^2)/([.$T160]^2);[.$R$2])))*[.$J160]*0.8)+([.C160]/10))*5)+10; 0)" office:value-type="float" office:value="75" calcext:value-type="float">
            <text:p>75</text:p>
          </table:table-cell>
          <table:table-cell table:formula="of:=IFERROR(ROUND((MIN(([.$D160]^[.$L$2])/([.$T160]^2);[.$R$2]))*([.$J160]+[.$M$2]))*5;0)" office:value-type="float" office:value="45" calcext:value-type="float">
            <text:p>45</text:p>
          </table:table-cell>
          <table:table-cell table:formula="of:=IFERROR(ROUND((MIN(([.D160]+[.G160]+[.H160])/3/[.$T160];[.$R$2]))*([.$J160]+3))*5;0)" office:value-type="float" office:value="50" calcext:value-type="float">
            <text:p>50</text:p>
          </table:table-cell>
          <table:table-cell table:formula="of:=IFERROR(ROUND(((MIN(([.$H160]^2)/([.$T160]^2);[.$R$2]))*([.$J160]+3)*[.$T$2]))*5;0)" office:value-type="float" office:value="20" calcext:value-type="float">
            <text:p>20</text:p>
          </table:table-cell>
          <table:table-cell table:formula="of:=IFERROR(ROUND(((MIN(([.$E160]^2)/([.$T160]^2);[.$R$2]))*([.$J160]+3)*[.$T$2]))*5;0)" office:value-type="float" office:value="20" calcext:value-type="float">
            <text:p>20</text:p>
          </table:table-cell>
          <table:table-cell table:formula="of:=IFERROR(ROUND(((MIN(([.$G160]^2)/([.$T160]^2);[.$R$2]))*([.$J160]+3)*[.$T$2]))*5;0)" office:value-type="float" office:value="30" calcext:value-type="float">
            <text:p>30</text:p>
          </table:table-cell>
          <table:table-cell table:formula="of:=IFERROR(ROUND((MIN(([.$F160]^[.$Q$2])/([.$T160]^2);[.$R$2]))*([.$J160]+[.$M$2]))*5;0)" office:value-type="float" office:value="20" calcext:value-type="float">
            <text:p>20</text:p>
          </table:table-cell>
          <table:table-cell table:formula="of:=ROUND(AVERAGE([.K160:.Q160]))" office:value-type="float" office:value="37" calcext:value-type="float">
            <text:p>37</text:p>
          </table:table-cell>
          <table:table-cell table:formula="of:=ROUND((([.I160]/[.$S$1])*MAX([.I160]/350;0.8));2)" office:value-type="float" office:value="6.43" calcext:value-type="float">
            <text:p>6.43</text:p>
          </table:table-cell>
          <table:table-cell table:formula="of:=ROUND([.I160]/6;2)" office:value-type="float" office:value="75" calcext:value-type="float">
            <text:p>75</text:p>
          </table:table-cell>
          <table:table-cell/>
          <table:table-cell table:formula="of:=IFERROR(ROUND((((MIN(([.$C160]^2)/([.$T160]^2);[.$S$2])))*[.$S160]*0.8)+([.C160]/10))+10;10)" office:value-type="float" office:value="24" calcext:value-type="float">
            <text:p>24</text:p>
          </table:table-cell>
          <table:table-cell table:formula="of:=IFERROR(ROUND(((MIN(([.$D160]^2)/([.$T160]^2);[.$S$2])))*[.$S160]);0)" office:value-type="float" office:value="10" calcext:value-type="float">
            <text:p>10</text:p>
          </table:table-cell>
          <table:table-cell table:formula="of:=IFERROR(ROUND(MIN(([.D160]+[.G160]+[.H160])/3/[.$T160];[.$S$2])^2*[.$S160]);0)" office:value-type="float" office:value="7" calcext:value-type="float">
            <text:p>7</text:p>
          </table:table-cell>
          <table:table-cell table:formula="of:=IFERROR(ROUND(((MIN(([.H160]^2)/([.$T160]^2);[.$S$2])))*[.$S160]*[.$T$1]);0)" office:value-type="float" office:value="4" calcext:value-type="float">
            <text:p>4</text:p>
          </table:table-cell>
          <table:table-cell table:formula="of:=IFERROR(ROUND(((MIN(([.E160]^2)/([.$T160]^2);[.$S$2])))*[.$S160]*[.$T$1]);0)" office:value-type="float" office:value="3" calcext:value-type="float">
            <text:p>3</text:p>
          </table:table-cell>
          <table:table-cell table:formula="of:=IFERROR(ROUND(((MIN(([.G160]^2)/([.$T160]^2);[.$S$2])))*[.$S160]*[.$T$1]);0)" office:value-type="float" office:value="5" calcext:value-type="float">
            <text:p>5</text:p>
          </table:table-cell>
          <table:table-cell table:formula="of:=IFERROR(ROUND(((MIN(([.F160]^2)/([.$T160]^2);[.$S$2]))*[.$S160]));0)" office:value-type="float" office:value="5" calcext:value-type="float">
            <text:p>5</text:p>
          </table:table-cell>
          <table:table-cell table:formula="of:=ROUND(AVERAGE([.W160:.AB160]);2)" office:value-type="float" office:value="5.67" calcext:value-type="float">
            <text:p>5.67</text:p>
          </table:table-cell>
          <table:table-cell table:formula="of:=ROUND(AVERAGE([.AF160:.AK160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aryuID</text:p>
          </table:table-cell>
          <table:table-cell office:value-type="string" calcext:value-type="string">
            <text:p><text:a xlink:href="http://bulbapedia.bulbagarden.net/wiki/Staryu_(Pokémon)" xlink:type="simple">Staryu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formula="of:=SUM([.C161:.H161])" office:value-type="float" office:value="350" calcext:value-type="float">
            <text:p>350</text:p>
          </table:table-cell>
          <table:table-cell table:formula="of:=ROUND((([.I161]/[.$S$1])*MAX([.I161]/420; 1.2));2)" office:value-type="float" office:value="4.67" calcext:value-type="float">
            <text:p>4.67</text:p>
          </table:table-cell>
          <table:table-cell table:formula="of:=IFERROR((ROUND((((MIN(([.$C161]^2)/([.$T161]^2);[.$R$2])))*[.$J161]*0.8)+([.C161]/10))*5)+10; 0)" office:value-type="float" office:value="40" calcext:value-type="float">
            <text:p>40</text:p>
          </table:table-cell>
          <table:table-cell table:formula="of:=IFERROR(ROUND((MIN(([.$D161]^[.$L$2])/([.$T161]^2);[.$R$2]))*([.$J161]+[.$M$2]))*5;0)" office:value-type="float" office:value="15" calcext:value-type="float">
            <text:p>15</text:p>
          </table:table-cell>
          <table:table-cell table:formula="of:=IFERROR(ROUND((MIN(([.D161]+[.G161]+[.H161])/3/[.$T161];[.$R$2]))*([.$J161]+3))*5;0)" office:value-type="float" office:value="40" calcext:value-type="float">
            <text:p>40</text:p>
          </table:table-cell>
          <table:table-cell table:formula="of:=IFERROR(ROUND(((MIN(([.$H161]^2)/([.$T161]^2);[.$R$2]))*([.$J161]+3)*[.$T$2]))*5;0)" office:value-type="float" office:value="50" calcext:value-type="float">
            <text:p>50</text:p>
          </table:table-cell>
          <table:table-cell table:formula="of:=IFERROR(ROUND(((MIN(([.$E161]^2)/([.$T161]^2);[.$R$2]))*([.$J161]+3)*[.$T$2]))*5;0)" office:value-type="float" office:value="20" calcext:value-type="float">
            <text:p>20</text:p>
          </table:table-cell>
          <table:table-cell table:formula="of:=IFERROR(ROUND(((MIN(([.$G161]^2)/([.$T161]^2);[.$R$2]))*([.$J161]+3)*[.$T$2]))*5;0)" office:value-type="float" office:value="20" calcext:value-type="float">
            <text:p>20</text:p>
          </table:table-cell>
          <table:table-cell table:formula="of:=IFERROR(ROUND((MIN(([.$F161]^[.$Q$2])/([.$T161]^2);[.$R$2]))*([.$J161]+[.$M$2]))*5;0)" office:value-type="float" office:value="35" calcext:value-type="float">
            <text:p>35</text:p>
          </table:table-cell>
          <table:table-cell table:formula="of:=ROUND(AVERAGE([.K161:.Q161]))" office:value-type="float" office:value="31" calcext:value-type="float">
            <text:p>31</text:p>
          </table:table-cell>
          <table:table-cell table:formula="of:=ROUND((([.I161]/[.$S$1])*MAX([.I161]/350;0.8));2)" office:value-type="float" office:value="3.89" calcext:value-type="float">
            <text:p>3.89</text:p>
          </table:table-cell>
          <table:table-cell table:formula="of:=ROUND([.I161]/6;2)" office:value-type="float" office:value="58.33" calcext:value-type="float">
            <text:p>58.33</text:p>
          </table:table-cell>
          <table:table-cell/>
          <table:table-cell table:formula="of:=IFERROR(ROUND((((MIN(([.$C161]^2)/([.$T161]^2);[.$S$2])))*[.$S161]*0.8)+([.C161]/10))+10;10)" office:value-type="float" office:value="15" calcext:value-type="float">
            <text:p>15</text:p>
          </table:table-cell>
          <table:table-cell table:formula="of:=IFERROR(ROUND(((MIN(([.$D161]^2)/([.$T161]^2);[.$S$2])))*[.$S161]);0)" office:value-type="float" office:value="2" calcext:value-type="float">
            <text:p>2</text:p>
          </table:table-cell>
          <table:table-cell table:formula="of:=IFERROR(ROUND(MIN(([.D161]+[.G161]+[.H161])/3/[.$T161];[.$S$2])^2*[.$S161]);0)" office:value-type="float" office:value="4" calcext:value-type="float">
            <text:p>4</text:p>
          </table:table-cell>
          <table:table-cell table:formula="of:=IFERROR(ROUND(((MIN(([.H161]^2)/([.$T161]^2);[.$S$2])))*[.$S161]*[.$T$1]);0)" office:value-type="float" office:value="5" calcext:value-type="float">
            <text:p>5</text:p>
          </table:table-cell>
          <table:table-cell table:formula="of:=IFERROR(ROUND(((MIN(([.E161]^2)/([.$T161]^2);[.$S$2])))*[.$S161]*[.$T$1]);0)" office:value-type="float" office:value="2" calcext:value-type="float">
            <text:p>2</text:p>
          </table:table-cell>
          <table:table-cell table:formula="of:=IFERROR(ROUND(((MIN(([.G161]^2)/([.$T161]^2);[.$S$2])))*[.$S161]*[.$T$1]);0)" office:value-type="float" office:value="2" calcext:value-type="float">
            <text:p>2</text:p>
          </table:table-cell>
          <table:table-cell table:formula="of:=IFERROR(ROUND(((MIN(([.F161]^2)/([.$T161]^2);[.$S$2]))*[.$S161]));0)" office:value-type="float" office:value="6" calcext:value-type="float">
            <text:p>6</text:p>
          </table:table-cell>
          <table:table-cell table:formula="of:=ROUND(AVERAGE([.W161:.AB161]);2)" office:value-type="float" office:value="3.5" calcext:value-type="float">
            <text:p>3.5</text:p>
          </table:table-cell>
          <table:table-cell table:formula="of:=ROUND(AVERAGE([.AF161:.AK161]);2)" office:value-type="float" office:value="2.83" calcext:value-type="float">
            <text:p>2.8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armieID</text:p>
          </table:table-cell>
          <table:table-cell office:value-type="string" calcext:value-type="string">
            <text:p><text:a xlink:href="http://bulbapedia.bulbagarden.net/wiki/Starmie_(Pokémon)" xlink:type="simple">Starmi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formula="of:=SUM([.C162:.H162])" office:value-type="float" office:value="530" calcext:value-type="float">
            <text:p>530</text:p>
          </table:table-cell>
          <table:table-cell table:formula="of:=ROUND((([.I162]/[.$S$1])*MAX([.I162]/420; 1.2));2)" office:value-type="float" office:value="7.43" calcext:value-type="float">
            <text:p>7.43</text:p>
          </table:table-cell>
          <table:table-cell table:formula="of:=IFERROR((ROUND((((MIN(([.$C162]^2)/([.$T162]^2);[.$R$2])))*[.$J162]*0.8)+([.C162]/10))*5)+10; 0)" office:value-type="float" office:value="65" calcext:value-type="float">
            <text:p>65</text:p>
          </table:table-cell>
          <table:table-cell table:formula="of:=IFERROR(ROUND((MIN(([.$D162]^[.$L$2])/([.$T162]^2);[.$R$2]))*([.$J162]+[.$M$2]))*5;0)" office:value-type="float" office:value="25" calcext:value-type="float">
            <text:p>25</text:p>
          </table:table-cell>
          <table:table-cell table:formula="of:=IFERROR(ROUND((MIN(([.D162]+[.G162]+[.H162])/3/[.$T162];[.$R$2]))*([.$J162]+3))*5;0)" office:value-type="float" office:value="55" calcext:value-type="float">
            <text:p>55</text:p>
          </table:table-cell>
          <table:table-cell table:formula="of:=IFERROR(ROUND(((MIN(([.$H162]^2)/([.$T162]^2);[.$R$2]))*([.$J162]+3)*[.$T$2]))*5;0)" office:value-type="float" office:value="55" calcext:value-type="float">
            <text:p>55</text:p>
          </table:table-cell>
          <table:table-cell table:formula="of:=IFERROR(ROUND(((MIN(([.$E162]^2)/([.$T162]^2);[.$R$2]))*([.$J162]+3)*[.$T$2]))*5;0)" office:value-type="float" office:value="30" calcext:value-type="float">
            <text:p>30</text:p>
          </table:table-cell>
          <table:table-cell table:formula="of:=IFERROR(ROUND(((MIN(([.$G162]^2)/([.$T162]^2);[.$R$2]))*([.$J162]+3)*[.$T$2]))*5;0)" office:value-type="float" office:value="30" calcext:value-type="float">
            <text:p>30</text:p>
          </table:table-cell>
          <table:table-cell table:formula="of:=IFERROR(ROUND((MIN(([.$F162]^[.$Q$2])/([.$T162]^2);[.$R$2]))*([.$J162]+[.$M$2]))*5;0)" office:value-type="float" office:value="45" calcext:value-type="float">
            <text:p>45</text:p>
          </table:table-cell>
          <table:table-cell table:formula="of:=ROUND(AVERAGE([.K162:.Q162]))" office:value-type="float" office:value="44" calcext:value-type="float">
            <text:p>44</text:p>
          </table:table-cell>
          <table:table-cell table:formula="of:=ROUND((([.I162]/[.$S$1])*MAX([.I162]/350;0.8));2)" office:value-type="float" office:value="8.92" calcext:value-type="float">
            <text:p>8.92</text:p>
          </table:table-cell>
          <table:table-cell table:formula="of:=ROUND([.I162]/6;2)" office:value-type="float" office:value="88.33" calcext:value-type="float">
            <text:p>88.33</text:p>
          </table:table-cell>
          <table:table-cell/>
          <table:table-cell table:formula="of:=IFERROR(ROUND((((MIN(([.$C162]^2)/([.$T162]^2);[.$S$2])))*[.$S162]*0.8)+([.C162]/10))+10;10)" office:value-type="float" office:value="21" calcext:value-type="float">
            <text:p>21</text:p>
          </table:table-cell>
          <table:table-cell table:formula="of:=IFERROR(ROUND(((MIN(([.$D162]^2)/([.$T162]^2);[.$S$2])))*[.$S162]);0)" office:value-type="float" office:value="6" calcext:value-type="float">
            <text:p>6</text:p>
          </table:table-cell>
          <table:table-cell table:formula="of:=IFERROR(ROUND(MIN(([.D162]+[.G162]+[.H162])/3/[.$T162];[.$S$2])^2*[.$S162]);0)" office:value-type="float" office:value="10" calcext:value-type="float">
            <text:p>10</text:p>
          </table:table-cell>
          <table:table-cell table:formula="of:=IFERROR(ROUND(((MIN(([.H162]^2)/([.$T162]^2);[.$S$2])))*[.$S162]*[.$T$1]);0)" office:value-type="float" office:value="11" calcext:value-type="float">
            <text:p>11</text:p>
          </table:table-cell>
          <table:table-cell table:formula="of:=IFERROR(ROUND(((MIN(([.E162]^2)/([.$T162]^2);[.$S$2])))*[.$S162]*[.$T$1]);0)" office:value-type="float" office:value="6" calcext:value-type="float">
            <text:p>6</text:p>
          </table:table-cell>
          <table:table-cell table:formula="of:=IFERROR(ROUND(((MIN(([.G162]^2)/([.$T162]^2);[.$S$2])))*[.$S162]*[.$T$1]);0)" office:value-type="float" office:value="6" calcext:value-type="float">
            <text:p>6</text:p>
          </table:table-cell>
          <table:table-cell table:formula="of:=IFERROR(ROUND(((MIN(([.F162]^2)/([.$T162]^2);[.$S$2]))*[.$S162]));0)" office:value-type="float" office:value="11" calcext:value-type="float">
            <text:p>11</text:p>
          </table:table-cell>
          <table:table-cell table:formula="of:=ROUND(AVERAGE([.W162:.AB162]);2)" office:value-type="float" office:value="8.33" calcext:value-type="float">
            <text:p>8.33</text:p>
          </table:table-cell>
          <table:table-cell table:formula="of:=ROUND(AVERAGE([.AF162:.AK162]);2)" office:value-type="float" office:value="4.67" calcext:value-type="float">
            <text:p>4.6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rMimeID</text:p>
          </table:table-cell>
          <table:table-cell office:value-type="string" calcext:value-type="string">
            <text:p><text:a xlink:href="http://bulbapedia.bulbagarden.net/wiki/Mr._Mime_(Pokémon)" xlink:type="simple">Mr. Mim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formula="of:=SUM([.C163:.H163])" office:value-type="float" office:value="460" calcext:value-type="float">
            <text:p>460</text:p>
          </table:table-cell>
          <table:table-cell table:formula="of:=ROUND((([.I163]/[.$S$1])*MAX([.I163]/420; 1.2));2)" office:value-type="float" office:value="6.13" calcext:value-type="float">
            <text:p>6.13</text:p>
          </table:table-cell>
          <table:table-cell table:formula="of:=IFERROR((ROUND((((MIN(([.$C163]^2)/([.$T163]^2);[.$R$2])))*[.$J163]*0.8)+([.C163]/10))*5)+10; 0)" office:value-type="float" office:value="35" calcext:value-type="float">
            <text:p>35</text:p>
          </table:table-cell>
          <table:table-cell table:formula="of:=IFERROR(ROUND((MIN(([.$D163]^[.$L$2])/([.$T163]^2);[.$R$2]))*([.$J163]+[.$M$2]))*5;0)" office:value-type="float" office:value="10" calcext:value-type="float">
            <text:p>10</text:p>
          </table:table-cell>
          <table:table-cell table:formula="of:=IFERROR(ROUND((MIN(([.D163]+[.G163]+[.H163])/3/[.$T163];[.$R$2]))*([.$J163]+3))*5;0)" office:value-type="float" office:value="50" calcext:value-type="float">
            <text:p>50</text:p>
          </table:table-cell>
          <table:table-cell table:formula="of:=IFERROR(ROUND(((MIN(([.$H163]^2)/([.$T163]^2);[.$R$2]))*([.$J163]+3)*[.$T$2]))*5;0)" office:value-type="float" office:value="40" calcext:value-type="float">
            <text:p>40</text:p>
          </table:table-cell>
          <table:table-cell table:formula="of:=IFERROR(ROUND(((MIN(([.$E163]^2)/([.$T163]^2);[.$R$2]))*([.$J163]+3)*[.$T$2]))*5;0)" office:value-type="float" office:value="20" calcext:value-type="float">
            <text:p>20</text:p>
          </table:table-cell>
          <table:table-cell table:formula="of:=IFERROR(ROUND(((MIN(([.$G163]^2)/([.$T163]^2);[.$R$2]))*([.$J163]+3)*[.$T$2]))*5;0)" office:value-type="float" office:value="60" calcext:value-type="float">
            <text:p>60</text:p>
          </table:table-cell>
          <table:table-cell table:formula="of:=IFERROR(ROUND((MIN(([.$F163]^[.$Q$2])/([.$T163]^2);[.$R$2]))*([.$J163]+[.$M$2]))*5;0)" office:value-type="float" office:value="50" calcext:value-type="float">
            <text:p>50</text:p>
          </table:table-cell>
          <table:table-cell table:formula="of:=ROUND(AVERAGE([.K163:.Q163]))" office:value-type="float" office:value="38" calcext:value-type="float">
            <text:p>38</text:p>
          </table:table-cell>
          <table:table-cell table:formula="of:=ROUND((([.I163]/[.$S$1])*MAX([.I163]/350;0.8));2)" office:value-type="float" office:value="6.72" calcext:value-type="float">
            <text:p>6.72</text:p>
          </table:table-cell>
          <table:table-cell table:formula="of:=ROUND([.I163]/6;2)" office:value-type="float" office:value="76.67" calcext:value-type="float">
            <text:p>76.67</text:p>
          </table:table-cell>
          <table:table-cell/>
          <table:table-cell table:formula="of:=IFERROR(ROUND((((MIN(([.$C163]^2)/([.$T163]^2);[.$S$2])))*[.$S163]*0.8)+([.C163]/10))+10;10)" office:value-type="float" office:value="15" calcext:value-type="float">
            <text:p>15</text:p>
          </table:table-cell>
          <table:table-cell table:formula="of:=IFERROR(ROUND(((MIN(([.$D163]^2)/([.$T163]^2);[.$S$2])))*[.$S163]);0)" office:value-type="float" office:value="2" calcext:value-type="float">
            <text:p>2</text:p>
          </table:table-cell>
          <table:table-cell table:formula="of:=IFERROR(ROUND(MIN(([.D163]+[.G163]+[.H163])/3/[.$T163];[.$S$2])^2*[.$S163]);0)" office:value-type="float" office:value="8" calcext:value-type="float">
            <text:p>8</text:p>
          </table:table-cell>
          <table:table-cell table:formula="of:=IFERROR(ROUND(((MIN(([.H163]^2)/([.$T163]^2);[.$S$2])))*[.$S163]*[.$T$1]);0)" office:value-type="float" office:value="6" calcext:value-type="float">
            <text:p>6</text:p>
          </table:table-cell>
          <table:table-cell table:formula="of:=IFERROR(ROUND(((MIN(([.E163]^2)/([.$T163]^2);[.$S$2])))*[.$S163]*[.$T$1]);0)" office:value-type="float" office:value="3" calcext:value-type="float">
            <text:p>3</text:p>
          </table:table-cell>
          <table:table-cell table:formula="of:=IFERROR(ROUND(((MIN(([.G163]^2)/([.$T163]^2);[.$S$2])))*[.$S163]*[.$T$1]);0)" office:value-type="float" office:value="9" calcext:value-type="float">
            <text:p>9</text:p>
          </table:table-cell>
          <table:table-cell table:formula="of:=IFERROR(ROUND(((MIN(([.F163]^2)/([.$T163]^2);[.$S$2]))*[.$S163]));0)" office:value-type="float" office:value="11" calcext:value-type="float">
            <text:p>11</text:p>
          </table:table-cell>
          <table:table-cell table:formula="of:=ROUND(AVERAGE([.W163:.AB163]);2)" office:value-type="float" office:value="6.5" calcext:value-type="float">
            <text:p>6.5</text:p>
          </table:table-cell>
          <table:table-cell table:formula="of:=ROUND(AVERAGE([.AF163:.AK163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cytherID</text:p>
          </table:table-cell>
          <table:table-cell office:value-type="string" calcext:value-type="string">
            <text:p><text:a xlink:href="http://bulbapedia.bulbagarden.net/wiki/Scyther_(Pokémon)" xlink:type="simple">Scythe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164:.H164])" office:value-type="float" office:value="500" calcext:value-type="float">
            <text:p>500</text:p>
          </table:table-cell>
          <table:table-cell table:formula="of:=ROUND((([.I164]/[.$S$1])*MAX([.I164]/420; 1.2));2)" office:value-type="float" office:value="6.67" calcext:value-type="float">
            <text:p>6.67</text:p>
          </table:table-cell>
          <table:table-cell table:formula="of:=IFERROR((ROUND((((MIN(([.$C164]^2)/([.$T164]^2);[.$R$2])))*[.$J164]*0.8)+([.C164]/10))*5)+10; 0)" office:value-type="float" office:value="65" calcext:value-type="float">
            <text:p>65</text:p>
          </table:table-cell>
          <table:table-cell table:formula="of:=IFERROR(ROUND((MIN(([.$D164]^[.$L$2])/([.$T164]^2);[.$R$2]))*([.$J164]+[.$M$2]))*5;0)" office:value-type="float" office:value="55" calcext:value-type="float">
            <text:p>55</text:p>
          </table:table-cell>
          <table:table-cell table:formula="of:=IFERROR(ROUND((MIN(([.D164]+[.G164]+[.H164])/3/[.$T164];[.$R$2]))*([.$J164]+3))*5;0)" office:value-type="float" office:value="55" calcext:value-type="float">
            <text:p>55</text:p>
          </table:table-cell>
          <table:table-cell table:formula="of:=IFERROR(ROUND(((MIN(([.$H164]^2)/([.$T164]^2);[.$R$2]))*([.$J164]+3)*[.$T$2]))*5;0)" office:value-type="float" office:value="45" calcext:value-type="float">
            <text:p>45</text:p>
          </table:table-cell>
          <table:table-cell table:formula="of:=IFERROR(ROUND(((MIN(([.$E164]^2)/([.$T164]^2);[.$R$2]))*([.$J164]+3)*[.$T$2]))*5;0)" office:value-type="float" office:value="25" calcext:value-type="float">
            <text:p>25</text:p>
          </table:table-cell>
          <table:table-cell table:formula="of:=IFERROR(ROUND(((MIN(([.$G164]^2)/([.$T164]^2);[.$R$2]))*([.$J164]+3)*[.$T$2]))*5;0)" office:value-type="float" office:value="25" calcext:value-type="float">
            <text:p>25</text:p>
          </table:table-cell>
          <table:table-cell table:formula="of:=IFERROR(ROUND((MIN(([.$F164]^[.$Q$2])/([.$T164]^2);[.$R$2]))*([.$J164]+[.$M$2]))*5;0)" office:value-type="float" office:value="15" calcext:value-type="float">
            <text:p>15</text:p>
          </table:table-cell>
          <table:table-cell table:formula="of:=ROUND(AVERAGE([.K164:.Q164]))" office:value-type="float" office:value="41" calcext:value-type="float">
            <text:p>41</text:p>
          </table:table-cell>
          <table:table-cell table:formula="of:=ROUND((([.I164]/[.$S$1])*MAX([.I164]/350;0.8));2)" office:value-type="float" office:value="7.94" calcext:value-type="float">
            <text:p>7.94</text:p>
          </table:table-cell>
          <table:table-cell table:formula="of:=ROUND([.I164]/6;2)" office:value-type="float" office:value="83.33" calcext:value-type="float">
            <text:p>83.33</text:p>
          </table:table-cell>
          <table:table-cell/>
          <table:table-cell table:formula="of:=IFERROR(ROUND((((MIN(([.$C164]^2)/([.$T164]^2);[.$S$2])))*[.$S164]*0.8)+([.C164]/10))+10;10)" office:value-type="float" office:value="21" calcext:value-type="float">
            <text:p>21</text:p>
          </table:table-cell>
          <table:table-cell table:formula="of:=IFERROR(ROUND(((MIN(([.$D164]^2)/([.$T164]^2);[.$S$2])))*[.$S164]);0)" office:value-type="float" office:value="14" calcext:value-type="float">
            <text:p>14</text:p>
          </table:table-cell>
          <table:table-cell table:formula="of:=IFERROR(ROUND(MIN(([.D164]+[.G164]+[.H164])/3/[.$T164];[.$S$2])^2*[.$S164]);0)" office:value-type="float" office:value="11" calcext:value-type="float">
            <text:p>11</text:p>
          </table:table-cell>
          <table:table-cell table:formula="of:=IFERROR(ROUND(((MIN(([.H164]^2)/([.$T164]^2);[.$S$2])))*[.$S164]*[.$T$1]);0)" office:value-type="float" office:value="9" calcext:value-type="float">
            <text:p>9</text:p>
          </table:table-cell>
          <table:table-cell table:formula="of:=IFERROR(ROUND(((MIN(([.E164]^2)/([.$T164]^2);[.$S$2])))*[.$S164]*[.$T$1]);0)" office:value-type="float" office:value="5" calcext:value-type="float">
            <text:p>5</text:p>
          </table:table-cell>
          <table:table-cell table:formula="of:=IFERROR(ROUND(((MIN(([.G164]^2)/([.$T164]^2);[.$S$2])))*[.$S164]*[.$T$1]);0)" office:value-type="float" office:value="5" calcext:value-type="float">
            <text:p>5</text:p>
          </table:table-cell>
          <table:table-cell table:formula="of:=IFERROR(ROUND(((MIN(([.F164]^2)/([.$T164]^2);[.$S$2]))*[.$S164]));0)" office:value-type="float" office:value="3" calcext:value-type="float">
            <text:p>3</text:p>
          </table:table-cell>
          <table:table-cell table:formula="of:=ROUND(AVERAGE([.W164:.AB164]);2)" office:value-type="float" office:value="7.83" calcext:value-type="float">
            <text:p>7.83</text:p>
          </table:table-cell>
          <table:table-cell table:formula="of:=ROUND(AVERAGE([.AF164:.AK164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ynxID</text:p>
          </table:table-cell>
          <table:table-cell office:value-type="string" calcext:value-type="string">
            <text:p><text:a xlink:href="http://bulbapedia.bulbagarden.net/wiki/Jynx_(Pokémon)" xlink:type="simple">Jynx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SUM([.C165:.H165])" office:value-type="float" office:value="455" calcext:value-type="float">
            <text:p>455</text:p>
          </table:table-cell>
          <table:table-cell table:formula="of:=ROUND((([.I165]/[.$S$1])*MAX([.I165]/420; 1.2));2)" office:value-type="float" office:value="6.07" calcext:value-type="float">
            <text:p>6.07</text:p>
          </table:table-cell>
          <table:table-cell table:formula="of:=IFERROR((ROUND((((MIN(([.$C165]^2)/([.$T165]^2);[.$R$2])))*[.$J165]*0.8)+([.C165]/10))*5)+10; 0)" office:value-type="float" office:value="60" calcext:value-type="float">
            <text:p>60</text:p>
          </table:table-cell>
          <table:table-cell table:formula="of:=IFERROR(ROUND((MIN(([.$D165]^[.$L$2])/([.$T165]^2);[.$R$2]))*([.$J165]+[.$M$2]))*5;0)" office:value-type="float" office:value="15" calcext:value-type="float">
            <text:p>15</text:p>
          </table:table-cell>
          <table:table-cell table:formula="of:=IFERROR(ROUND((MIN(([.D165]+[.G165]+[.H165])/3/[.$T165];[.$R$2]))*([.$J165]+3))*5;0)" office:value-type="float" office:value="50" calcext:value-type="float">
            <text:p>50</text:p>
          </table:table-cell>
          <table:table-cell table:formula="of:=IFERROR(ROUND(((MIN(([.$H165]^2)/([.$T165]^2);[.$R$2]))*([.$J165]+3)*[.$T$2]))*5;0)" office:value-type="float" office:value="45" calcext:value-type="float">
            <text:p>45</text:p>
          </table:table-cell>
          <table:table-cell table:formula="of:=IFERROR(ROUND(((MIN(([.$E165]^2)/([.$T165]^2);[.$R$2]))*([.$J165]+3)*[.$T$2]))*5;0)" office:value-type="float" office:value="5" calcext:value-type="float">
            <text:p>5</text:p>
          </table:table-cell>
          <table:table-cell table:formula="of:=IFERROR(ROUND(((MIN(([.$G165]^2)/([.$T165]^2);[.$R$2]))*([.$J165]+3)*[.$T$2]))*5;0)" office:value-type="float" office:value="45" calcext:value-type="float">
            <text:p>45</text:p>
          </table:table-cell>
          <table:table-cell table:formula="of:=IFERROR(ROUND((MIN(([.$F165]^[.$Q$2])/([.$T165]^2);[.$R$2]))*([.$J165]+[.$M$2]))*5;0)" office:value-type="float" office:value="70" calcext:value-type="float">
            <text:p>70</text:p>
          </table:table-cell>
          <table:table-cell table:formula="of:=ROUND(AVERAGE([.K165:.Q165]))" office:value-type="float" office:value="41" calcext:value-type="float">
            <text:p>41</text:p>
          </table:table-cell>
          <table:table-cell table:formula="of:=ROUND((([.I165]/[.$S$1])*MAX([.I165]/350;0.8));2)" office:value-type="float" office:value="6.57" calcext:value-type="float">
            <text:p>6.57</text:p>
          </table:table-cell>
          <table:table-cell table:formula="of:=ROUND([.I165]/6;2)" office:value-type="float" office:value="75.83" calcext:value-type="float">
            <text:p>75.83</text:p>
          </table:table-cell>
          <table:table-cell/>
          <table:table-cell table:formula="of:=IFERROR(ROUND((((MIN(([.$C165]^2)/([.$T165]^2);[.$S$2])))*[.$S165]*0.8)+([.C165]/10))+10;10)" office:value-type="float" office:value="20" calcext:value-type="float">
            <text:p>20</text:p>
          </table:table-cell>
          <table:table-cell table:formula="of:=IFERROR(ROUND(((MIN(([.$D165]^2)/([.$T165]^2);[.$S$2])))*[.$S165]);0)" office:value-type="float" office:value="3" calcext:value-type="float">
            <text:p>3</text:p>
          </table:table-cell>
          <table:table-cell table:formula="of:=IFERROR(ROUND(MIN(([.D165]+[.G165]+[.H165])/3/[.$T165];[.$S$2])^2*[.$S165]);0)" office:value-type="float" office:value="7" calcext:value-type="float">
            <text:p>7</text:p>
          </table:table-cell>
          <table:table-cell table:formula="of:=IFERROR(ROUND(((MIN(([.H165]^2)/([.$T165]^2);[.$S$2])))*[.$S165]*[.$T$1]);0)" office:value-type="float" office:value="7" calcext:value-type="float">
            <text:p>7</text:p>
          </table:table-cell>
          <table:table-cell table:formula="of:=IFERROR(ROUND(((MIN(([.E165]^2)/([.$T165]^2);[.$S$2])))*[.$S165]*[.$T$1]);0)" office:value-type="float" office:value="1" calcext:value-type="float">
            <text:p>1</text:p>
          </table:table-cell>
          <table:table-cell table:formula="of:=IFERROR(ROUND(((MIN(([.G165]^2)/([.$T165]^2);[.$S$2])))*[.$S165]*[.$T$1]);0)" office:value-type="float" office:value="7" calcext:value-type="float">
            <text:p>7</text:p>
          </table:table-cell>
          <table:table-cell table:formula="of:=IFERROR(ROUND(((MIN(([.F165]^2)/([.$T165]^2);[.$S$2]))*[.$S165]));0)" office:value-type="float" office:value="13" calcext:value-type="float">
            <text:p>13</text:p>
          </table:table-cell>
          <table:table-cell table:formula="of:=ROUND(AVERAGE([.W165:.AB165]);2)" office:value-type="float" office:value="6.33" calcext:value-type="float">
            <text:p>6.33</text:p>
          </table:table-cell>
          <table:table-cell table:formula="of:=ROUND(AVERAGE([.AF165:.AK165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lectabuzzID</text:p>
          </table:table-cell>
          <table:table-cell office:value-type="string" calcext:value-type="string">
            <text:p><text:a xlink:href="http://bulbapedia.bulbagarden.net/wiki/Electabuzz_(Pokémon)" xlink:type="simple">Electabuzz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formula="of:=SUM([.C166:.H166])" office:value-type="float" office:value="490" calcext:value-type="float">
            <text:p>490</text:p>
          </table:table-cell>
          <table:table-cell table:formula="of:=ROUND((([.I166]/[.$S$1])*MAX([.I166]/420; 1.2));2)" office:value-type="float" office:value="6.53" calcext:value-type="float">
            <text:p>6.53</text:p>
          </table:table-cell>
          <table:table-cell table:formula="of:=IFERROR((ROUND((((MIN(([.$C166]^2)/([.$T166]^2);[.$R$2])))*[.$J166]*0.8)+([.C166]/10))*5)+10; 0)" office:value-type="float" office:value="60" calcext:value-type="float">
            <text:p>60</text:p>
          </table:table-cell>
          <table:table-cell table:formula="of:=IFERROR(ROUND((MIN(([.$D166]^[.$L$2])/([.$T166]^2);[.$R$2]))*([.$J166]+[.$M$2]))*5;0)" office:value-type="float" office:value="35" calcext:value-type="float">
            <text:p>35</text:p>
          </table:table-cell>
          <table:table-cell table:formula="of:=IFERROR(ROUND((MIN(([.D166]+[.G166]+[.H166])/3/[.$T166];[.$R$2]))*([.$J166]+3))*5;0)" office:value-type="float" office:value="55" calcext:value-type="float">
            <text:p>55</text:p>
          </table:table-cell>
          <table:table-cell table:formula="of:=IFERROR(ROUND(((MIN(([.$H166]^2)/([.$T166]^2);[.$R$2]))*([.$J166]+3)*[.$T$2]))*5;0)" office:value-type="float" office:value="45" calcext:value-type="float">
            <text:p>45</text:p>
          </table:table-cell>
          <table:table-cell table:formula="of:=IFERROR(ROUND(((MIN(([.$E166]^2)/([.$T166]^2);[.$R$2]))*([.$J166]+3)*[.$T$2]))*5;0)" office:value-type="float" office:value="15" calcext:value-type="float">
            <text:p>15</text:p>
          </table:table-cell>
          <table:table-cell table:formula="of:=IFERROR(ROUND(((MIN(([.$G166]^2)/([.$T166]^2);[.$R$2]))*([.$J166]+3)*[.$T$2]))*5;0)" office:value-type="float" office:value="30" calcext:value-type="float">
            <text:p>30</text:p>
          </table:table-cell>
          <table:table-cell table:formula="of:=IFERROR(ROUND((MIN(([.$F166]^[.$Q$2])/([.$T166]^2);[.$R$2]))*([.$J166]+[.$M$2]))*5;0)" office:value-type="float" office:value="45" calcext:value-type="float">
            <text:p>45</text:p>
          </table:table-cell>
          <table:table-cell table:formula="of:=ROUND(AVERAGE([.K166:.Q166]))" office:value-type="float" office:value="41" calcext:value-type="float">
            <text:p>41</text:p>
          </table:table-cell>
          <table:table-cell table:formula="of:=ROUND((([.I166]/[.$S$1])*MAX([.I166]/350;0.8));2)" office:value-type="float" office:value="7.62" calcext:value-type="float">
            <text:p>7.62</text:p>
          </table:table-cell>
          <table:table-cell table:formula="of:=ROUND([.I166]/6;2)" office:value-type="float" office:value="81.67" calcext:value-type="float">
            <text:p>81.67</text:p>
          </table:table-cell>
          <table:table-cell/>
          <table:table-cell table:formula="of:=IFERROR(ROUND((((MIN(([.$C166]^2)/([.$T166]^2);[.$S$2])))*[.$S166]*0.8)+([.C166]/10))+10;10)" office:value-type="float" office:value="20" calcext:value-type="float">
            <text:p>20</text:p>
          </table:table-cell>
          <table:table-cell table:formula="of:=IFERROR(ROUND(((MIN(([.$D166]^2)/([.$T166]^2);[.$S$2])))*[.$S166]);0)" office:value-type="float" office:value="8" calcext:value-type="float">
            <text:p>8</text:p>
          </table:table-cell>
          <table:table-cell table:formula="of:=IFERROR(ROUND(MIN(([.D166]+[.G166]+[.H166])/3/[.$T166];[.$S$2])^2*[.$S166]);0)" office:value-type="float" office:value="9" calcext:value-type="float">
            <text:p>9</text:p>
          </table:table-cell>
          <table:table-cell table:formula="of:=IFERROR(ROUND(((MIN(([.H166]^2)/([.$T166]^2);[.$S$2])))*[.$S166]*[.$T$1]);0)" office:value-type="float" office:value="9" calcext:value-type="float">
            <text:p>9</text:p>
          </table:table-cell>
          <table:table-cell table:formula="of:=IFERROR(ROUND(((MIN(([.E166]^2)/([.$T166]^2);[.$S$2])))*[.$S166]*[.$T$1]);0)" office:value-type="float" office:value="3" calcext:value-type="float">
            <text:p>3</text:p>
          </table:table-cell>
          <table:table-cell table:formula="of:=IFERROR(ROUND(((MIN(([.G166]^2)/([.$T166]^2);[.$S$2])))*[.$S166]*[.$T$1]);0)" office:value-type="float" office:value="6" calcext:value-type="float">
            <text:p>6</text:p>
          </table:table-cell>
          <table:table-cell table:formula="of:=IFERROR(ROUND(((MIN(([.F166]^2)/([.$T166]^2);[.$S$2]))*[.$S166]));0)" office:value-type="float" office:value="10" calcext:value-type="float">
            <text:p>10</text:p>
          </table:table-cell>
          <table:table-cell table:formula="of:=ROUND(AVERAGE([.W166:.AB166]);2)" office:value-type="float" office:value="7.5" calcext:value-type="float">
            <text:p>7.5</text:p>
          </table:table-cell>
          <table:table-cell table:formula="of:=ROUND(AVERAGE([.AF166:.AK166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gmarID</text:p>
          </table:table-cell>
          <table:table-cell office:value-type="string" calcext:value-type="string">
            <text:p><text:a xlink:href="http://bulbapedia.bulbagarden.net/wiki/Magmar_(Pokémon)" xlink:type="simple">Magma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formula="of:=SUM([.C167:.H167])" office:value-type="float" office:value="495" calcext:value-type="float">
            <text:p>495</text:p>
          </table:table-cell>
          <table:table-cell table:formula="of:=ROUND((([.I167]/[.$S$1])*MAX([.I167]/420; 1.2));2)" office:value-type="float" office:value="6.6" calcext:value-type="float">
            <text:p>6.6</text:p>
          </table:table-cell>
          <table:table-cell table:formula="of:=IFERROR((ROUND((((MIN(([.$C167]^2)/([.$T167]^2);[.$R$2])))*[.$J167]*0.8)+([.C167]/10))*5)+10; 0)" office:value-type="float" office:value="60" calcext:value-type="float">
            <text:p>60</text:p>
          </table:table-cell>
          <table:table-cell table:formula="of:=IFERROR(ROUND((MIN(([.$D167]^[.$L$2])/([.$T167]^2);[.$R$2]))*([.$J167]+[.$M$2]))*5;0)" office:value-type="float" office:value="45" calcext:value-type="float">
            <text:p>45</text:p>
          </table:table-cell>
          <table:table-cell table:formula="of:=IFERROR(ROUND((MIN(([.D167]+[.G167]+[.H167])/3/[.$T167];[.$R$2]))*([.$J167]+3))*5;0)" office:value-type="float" office:value="55" calcext:value-type="float">
            <text:p>55</text:p>
          </table:table-cell>
          <table:table-cell table:formula="of:=IFERROR(ROUND(((MIN(([.$H167]^2)/([.$T167]^2);[.$R$2]))*([.$J167]+3)*[.$T$2]))*5;0)" office:value-type="float" office:value="35" calcext:value-type="float">
            <text:p>35</text:p>
          </table:table-cell>
          <table:table-cell table:formula="of:=IFERROR(ROUND(((MIN(([.$E167]^2)/([.$T167]^2);[.$R$2]))*([.$J167]+3)*[.$T$2]))*5;0)" office:value-type="float" office:value="15" calcext:value-type="float">
            <text:p>15</text:p>
          </table:table-cell>
          <table:table-cell table:formula="of:=IFERROR(ROUND(((MIN(([.$G167]^2)/([.$T167]^2);[.$R$2]))*([.$J167]+3)*[.$T$2]))*5;0)" office:value-type="float" office:value="30" calcext:value-type="float">
            <text:p>30</text:p>
          </table:table-cell>
          <table:table-cell table:formula="of:=IFERROR(ROUND((MIN(([.$F167]^[.$Q$2])/([.$T167]^2);[.$R$2]))*([.$J167]+[.$M$2]))*5;0)" office:value-type="float" office:value="50" calcext:value-type="float">
            <text:p>50</text:p>
          </table:table-cell>
          <table:table-cell table:formula="of:=ROUND(AVERAGE([.K167:.Q167]))" office:value-type="float" office:value="41" calcext:value-type="float">
            <text:p>41</text:p>
          </table:table-cell>
          <table:table-cell table:formula="of:=ROUND((([.I167]/[.$S$1])*MAX([.I167]/350;0.8));2)" office:value-type="float" office:value="7.78" calcext:value-type="float">
            <text:p>7.78</text:p>
          </table:table-cell>
          <table:table-cell table:formula="of:=ROUND([.I167]/6;2)" office:value-type="float" office:value="82.5" calcext:value-type="float">
            <text:p>82.5</text:p>
          </table:table-cell>
          <table:table-cell/>
          <table:table-cell table:formula="of:=IFERROR(ROUND((((MIN(([.$C167]^2)/([.$T167]^2);[.$S$2])))*[.$S167]*0.8)+([.C167]/10))+10;10)" office:value-type="float" office:value="20" calcext:value-type="float">
            <text:p>20</text:p>
          </table:table-cell>
          <table:table-cell table:formula="of:=IFERROR(ROUND(((MIN(([.$D167]^2)/([.$T167]^2);[.$S$2])))*[.$S167]);0)" office:value-type="float" office:value="10" calcext:value-type="float">
            <text:p>10</text:p>
          </table:table-cell>
          <table:table-cell table:formula="of:=IFERROR(ROUND(MIN(([.D167]+[.G167]+[.H167])/3/[.$T167];[.$S$2])^2*[.$S167]);0)" office:value-type="float" office:value="9" calcext:value-type="float">
            <text:p>9</text:p>
          </table:table-cell>
          <table:table-cell table:formula="of:=IFERROR(ROUND(((MIN(([.H167]^2)/([.$T167]^2);[.$S$2])))*[.$S167]*[.$T$1]);0)" office:value-type="float" office:value="7" calcext:value-type="float">
            <text:p>7</text:p>
          </table:table-cell>
          <table:table-cell table:formula="of:=IFERROR(ROUND(((MIN(([.E167]^2)/([.$T167]^2);[.$S$2])))*[.$S167]*[.$T$1]);0)" office:value-type="float" office:value="3" calcext:value-type="float">
            <text:p>3</text:p>
          </table:table-cell>
          <table:table-cell table:formula="of:=IFERROR(ROUND(((MIN(([.G167]^2)/([.$T167]^2);[.$S$2])))*[.$S167]*[.$T$1]);0)" office:value-type="float" office:value="6" calcext:value-type="float">
            <text:p>6</text:p>
          </table:table-cell>
          <table:table-cell table:formula="of:=IFERROR(ROUND(((MIN(([.F167]^2)/([.$T167]^2);[.$S$2]))*[.$S167]));0)" office:value-type="float" office:value="11" calcext:value-type="float">
            <text:p>11</text:p>
          </table:table-cell>
          <table:table-cell table:formula="of:=ROUND(AVERAGE([.W167:.AB167]);2)" office:value-type="float" office:value="7.67" calcext:value-type="float">
            <text:p>7.67</text:p>
          </table:table-cell>
          <table:table-cell table:formula="of:=ROUND(AVERAGE([.AF167:.AK167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insirID</text:p>
          </table:table-cell>
          <table:table-cell office:value-type="string" calcext:value-type="string">
            <text:p><text:a xlink:href="http://bulbapedia.bulbagarden.net/wiki/Pinsir_(Pokémon)" xlink:type="simple">Pinsi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SUM([.C168:.H168])" office:value-type="float" office:value="500" calcext:value-type="float">
            <text:p>500</text:p>
          </table:table-cell>
          <table:table-cell table:formula="of:=ROUND((([.I168]/[.$S$1])*MAX([.I168]/420; 1.2));2)" office:value-type="float" office:value="6.67" calcext:value-type="float">
            <text:p>6.67</text:p>
          </table:table-cell>
          <table:table-cell table:formula="of:=IFERROR((ROUND((((MIN(([.$C168]^2)/([.$T168]^2);[.$R$2])))*[.$J168]*0.8)+([.C168]/10))*5)+10; 0)" office:value-type="float" office:value="60" calcext:value-type="float">
            <text:p>60</text:p>
          </table:table-cell>
          <table:table-cell table:formula="of:=IFERROR(ROUND((MIN(([.$D168]^[.$L$2])/([.$T168]^2);[.$R$2]))*([.$J168]+[.$M$2]))*5;0)" office:value-type="float" office:value="75" calcext:value-type="float">
            <text:p>75</text:p>
          </table:table-cell>
          <table:table-cell table:formula="of:=IFERROR(ROUND((MIN(([.D168]+[.G168]+[.H168])/3/[.$T168];[.$R$2]))*([.$J168]+3))*5;0)" office:value-type="float" office:value="55" calcext:value-type="float">
            <text:p>55</text:p>
          </table:table-cell>
          <table:table-cell table:formula="of:=IFERROR(ROUND(((MIN(([.$H168]^2)/([.$T168]^2);[.$R$2]))*([.$J168]+3)*[.$T$2]))*5;0)" office:value-type="float" office:value="30" calcext:value-type="float">
            <text:p>30</text:p>
          </table:table-cell>
          <table:table-cell table:formula="of:=IFERROR(ROUND(((MIN(([.$E168]^2)/([.$T168]^2);[.$R$2]))*([.$J168]+3)*[.$T$2]))*5;0)" office:value-type="float" office:value="40" calcext:value-type="float">
            <text:p>40</text:p>
          </table:table-cell>
          <table:table-cell table:formula="of:=IFERROR(ROUND(((MIN(([.$G168]^2)/([.$T168]^2);[.$R$2]))*([.$J168]+3)*[.$T$2]))*5;0)" office:value-type="float" office:value="20" calcext:value-type="float">
            <text:p>20</text:p>
          </table:table-cell>
          <table:table-cell table:formula="of:=IFERROR(ROUND((MIN(([.$F168]^[.$Q$2])/([.$T168]^2);[.$R$2]))*([.$J168]+[.$M$2]))*5;0)" office:value-type="float" office:value="15" calcext:value-type="float">
            <text:p>15</text:p>
          </table:table-cell>
          <table:table-cell table:formula="of:=ROUND(AVERAGE([.K168:.Q168]))" office:value-type="float" office:value="42" calcext:value-type="float">
            <text:p>42</text:p>
          </table:table-cell>
          <table:table-cell table:formula="of:=ROUND((([.I168]/[.$S$1])*MAX([.I168]/350;0.8));2)" office:value-type="float" office:value="7.94" calcext:value-type="float">
            <text:p>7.94</text:p>
          </table:table-cell>
          <table:table-cell table:formula="of:=ROUND([.I168]/6;2)" office:value-type="float" office:value="83.33" calcext:value-type="float">
            <text:p>83.33</text:p>
          </table:table-cell>
          <table:table-cell/>
          <table:table-cell table:formula="of:=IFERROR(ROUND((((MIN(([.$C168]^2)/([.$T168]^2);[.$S$2])))*[.$S168]*0.8)+([.C168]/10))+10;10)" office:value-type="float" office:value="20" calcext:value-type="float">
            <text:p>20</text:p>
          </table:table-cell>
          <table:table-cell table:formula="of:=IFERROR(ROUND(((MIN(([.$D168]^2)/([.$T168]^2);[.$S$2])))*[.$S168]);0)" office:value-type="float" office:value="16" calcext:value-type="float">
            <text:p>16</text:p>
          </table:table-cell>
          <table:table-cell table:formula="of:=IFERROR(ROUND(MIN(([.D168]+[.G168]+[.H168])/3/[.$T168];[.$S$2])^2*[.$S168]);0)" office:value-type="float" office:value="10" calcext:value-type="float">
            <text:p>10</text:p>
          </table:table-cell>
          <table:table-cell table:formula="of:=IFERROR(ROUND(((MIN(([.H168]^2)/([.$T168]^2);[.$S$2])))*[.$S168]*[.$T$1]);0)" office:value-type="float" office:value="6" calcext:value-type="float">
            <text:p>6</text:p>
          </table:table-cell>
          <table:table-cell table:formula="of:=IFERROR(ROUND(((MIN(([.E168]^2)/([.$T168]^2);[.$S$2])))*[.$S168]*[.$T$1]);0)" office:value-type="float" office:value="8" calcext:value-type="float">
            <text:p>8</text:p>
          </table:table-cell>
          <table:table-cell table:formula="of:=IFERROR(ROUND(((MIN(([.G168]^2)/([.$T168]^2);[.$S$2])))*[.$S168]*[.$T$1]);0)" office:value-type="float" office:value="4" calcext:value-type="float">
            <text:p>4</text:p>
          </table:table-cell>
          <table:table-cell table:formula="of:=IFERROR(ROUND(((MIN(([.F168]^2)/([.$T168]^2);[.$S$2]))*[.$S168]));0)" office:value-type="float" office:value="3" calcext:value-type="float">
            <text:p>3</text:p>
          </table:table-cell>
          <table:table-cell table:formula="of:=ROUND(AVERAGE([.W168:.AB168]);2)" office:value-type="float" office:value="7.83" calcext:value-type="float">
            <text:p>7.83</text:p>
          </table:table-cell>
          <table:table-cell table:formula="of:=ROUND(AVERAGE([.AF168:.AK168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aurosID</text:p>
          </table:table-cell>
          <table:table-cell office:value-type="string" calcext:value-type="string">
            <text:p><text:a xlink:href="http://bulbapedia.bulbagarden.net/wiki/Tauros_(Pokémon)" xlink:type="simple">Tauros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formula="of:=SUM([.C169:.H169])" office:value-type="float" office:value="490" calcext:value-type="float">
            <text:p>490</text:p>
          </table:table-cell>
          <table:table-cell table:formula="of:=ROUND((([.I169]/[.$S$1])*MAX([.I169]/420; 1.2));2)" office:value-type="float" office:value="6.53" calcext:value-type="float">
            <text:p>6.53</text:p>
          </table:table-cell>
          <table:table-cell table:formula="of:=IFERROR((ROUND((((MIN(([.$C169]^2)/([.$T169]^2);[.$R$2])))*[.$J169]*0.8)+([.C169]/10))*5)+10; 0)" office:value-type="float" office:value="70" calcext:value-type="float">
            <text:p>70</text:p>
          </table:table-cell>
          <table:table-cell table:formula="of:=IFERROR(ROUND((MIN(([.$D169]^[.$L$2])/([.$T169]^2);[.$R$2]))*([.$J169]+[.$M$2]))*5;0)" office:value-type="float" office:value="50" calcext:value-type="float">
            <text:p>50</text:p>
          </table:table-cell>
          <table:table-cell table:formula="of:=IFERROR(ROUND((MIN(([.D169]+[.G169]+[.H169])/3/[.$T169];[.$R$2]))*([.$J169]+3))*5;0)" office:value-type="float" office:value="55" calcext:value-type="float">
            <text:p>55</text:p>
          </table:table-cell>
          <table:table-cell table:formula="of:=IFERROR(ROUND(((MIN(([.$H169]^2)/([.$T169]^2);[.$R$2]))*([.$J169]+3)*[.$T$2]))*5;0)" office:value-type="float" office:value="50" calcext:value-type="float">
            <text:p>50</text:p>
          </table:table-cell>
          <table:table-cell table:formula="of:=IFERROR(ROUND(((MIN(([.$E169]^2)/([.$T169]^2);[.$R$2]))*([.$J169]+3)*[.$T$2]))*5;0)" office:value-type="float" office:value="40" calcext:value-type="float">
            <text:p>40</text:p>
          </table:table-cell>
          <table:table-cell table:formula="of:=IFERROR(ROUND(((MIN(([.$G169]^2)/([.$T169]^2);[.$R$2]))*([.$J169]+3)*[.$T$2]))*5;0)" office:value-type="float" office:value="20" calcext:value-type="float">
            <text:p>20</text:p>
          </table:table-cell>
          <table:table-cell table:formula="of:=IFERROR(ROUND((MIN(([.$F169]^[.$Q$2])/([.$T169]^2);[.$R$2]))*([.$J169]+[.$M$2]))*5;0)" office:value-type="float" office:value="10" calcext:value-type="float">
            <text:p>10</text:p>
          </table:table-cell>
          <table:table-cell table:formula="of:=ROUND(AVERAGE([.K169:.Q169]))" office:value-type="float" office:value="42" calcext:value-type="float">
            <text:p>42</text:p>
          </table:table-cell>
          <table:table-cell table:formula="of:=ROUND((([.I169]/[.$S$1])*MAX([.I169]/350;0.8));2)" office:value-type="float" office:value="7.62" calcext:value-type="float">
            <text:p>7.62</text:p>
          </table:table-cell>
          <table:table-cell table:formula="of:=ROUND([.I169]/6;2)" office:value-type="float" office:value="81.67" calcext:value-type="float">
            <text:p>81.67</text:p>
          </table:table-cell>
          <table:table-cell/>
          <table:table-cell table:formula="of:=IFERROR(ROUND((((MIN(([.$C169]^2)/([.$T169]^2);[.$S$2])))*[.$S169]*0.8)+([.C169]/10))+10;10)" office:value-type="float" office:value="23" calcext:value-type="float">
            <text:p>23</text:p>
          </table:table-cell>
          <table:table-cell table:formula="of:=IFERROR(ROUND(((MIN(([.$D169]^2)/([.$T169]^2);[.$S$2])))*[.$S169]);0)" office:value-type="float" office:value="11" calcext:value-type="float">
            <text:p>11</text:p>
          </table:table-cell>
          <table:table-cell table:formula="of:=IFERROR(ROUND(MIN(([.D169]+[.G169]+[.H169])/3/[.$T169];[.$S$2])^2*[.$S169]);0)" office:value-type="float" office:value="10" calcext:value-type="float">
            <text:p>10</text:p>
          </table:table-cell>
          <table:table-cell table:formula="of:=IFERROR(ROUND(((MIN(([.H169]^2)/([.$T169]^2);[.$S$2])))*[.$S169]*[.$T$1]);0)" office:value-type="float" office:value="10" calcext:value-type="float">
            <text:p>10</text:p>
          </table:table-cell>
          <table:table-cell table:formula="of:=IFERROR(ROUND(((MIN(([.E169]^2)/([.$T169]^2);[.$S$2])))*[.$S169]*[.$T$1]);0)" office:value-type="float" office:value="7" calcext:value-type="float">
            <text:p>7</text:p>
          </table:table-cell>
          <table:table-cell table:formula="of:=IFERROR(ROUND(((MIN(([.G169]^2)/([.$T169]^2);[.$S$2])))*[.$S169]*[.$T$1]);0)" office:value-type="float" office:value="4" calcext:value-type="float">
            <text:p>4</text:p>
          </table:table-cell>
          <table:table-cell table:formula="of:=IFERROR(ROUND(((MIN(([.F169]^2)/([.$T169]^2);[.$S$2]))*[.$S169]));0)" office:value-type="float" office:value="2" calcext:value-type="float">
            <text:p>2</text:p>
          </table:table-cell>
          <table:table-cell table:formula="of:=ROUND(AVERAGE([.W169:.AB169]);2)" office:value-type="float" office:value="7.33" calcext:value-type="float">
            <text:p>7.33</text:p>
          </table:table-cell>
          <table:table-cell table:formula="of:=ROUND(AVERAGE([.AF169:.AK169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gikarpID</text:p>
          </table:table-cell>
          <table:table-cell office:value-type="string" calcext:value-type="string">
            <text:p><text:a xlink:href="http://bulbapedia.bulbagarden.net/wiki/Magikarp_(Pokémon)" xlink:type="simple">Magikarp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SUM([.C170:.H170])" office:value-type="float" office:value="130" calcext:value-type="float">
            <text:p>130</text:p>
          </table:table-cell>
          <table:table-cell table:formula="of:=ROUND((([.I170]/[.$S$1])*MAX([.I170]/420; 1.2));2)" office:value-type="float" office:value="1.73" calcext:value-type="float">
            <text:p>1.73</text:p>
          </table:table-cell>
          <table:table-cell table:formula="of:=IFERROR((ROUND((((MIN(([.$C170]^2)/([.$T170]^2);[.$R$2])))*[.$J170]*0.8)+([.C170]/10))*5)+10; 0)" office:value-type="float" office:value="25" calcext:value-type="float">
            <text:p>25</text:p>
          </table:table-cell>
          <table:table-cell table:formula="of:=IFERROR(ROUND((MIN(([.$D170]^[.$L$2])/([.$T170]^2);[.$R$2]))*([.$J170]+[.$M$2]))*5;0)" office:value-type="float" office:value="0" calcext:value-type="float">
            <text:p>0</text:p>
          </table:table-cell>
          <table:table-cell table:formula="of:=IFERROR(ROUND((MIN(([.D170]+[.G170]+[.H170])/3/[.$T170];[.$R$2]))*([.$J170]+3))*5;0)" office:value-type="float" office:value="25" calcext:value-type="float">
            <text:p>25</text:p>
          </table:table-cell>
          <table:table-cell table:formula="of:=IFERROR(ROUND(((MIN(([.$H170]^2)/([.$T170]^2);[.$R$2]))*([.$J170]+3)*[.$T$2]))*5;0)" office:value-type="float" office:value="30" calcext:value-type="float">
            <text:p>30</text:p>
          </table:table-cell>
          <table:table-cell table:formula="of:=IFERROR(ROUND(((MIN(([.$E170]^2)/([.$T170]^2);[.$R$2]))*([.$J170]+3)*[.$T$2]))*5;0)" office:value-type="float" office:value="20" calcext:value-type="float">
            <text:p>20</text:p>
          </table:table-cell>
          <table:table-cell table:formula="of:=IFERROR(ROUND(((MIN(([.$G170]^2)/([.$T170]^2);[.$R$2]))*([.$J170]+3)*[.$T$2]))*5;0)" office:value-type="float" office:value="10" calcext:value-type="float">
            <text:p>10</text:p>
          </table:table-cell>
          <table:table-cell table:formula="of:=IFERROR(ROUND((MIN(([.$F170]^[.$Q$2])/([.$T170]^2);[.$R$2]))*([.$J170]+[.$M$2]))*5;0)" office:value-type="float" office:value="5" calcext:value-type="float">
            <text:p>5</text:p>
          </table:table-cell>
          <table:table-cell table:formula="of:=ROUND(AVERAGE([.K170:.Q170]))" office:value-type="float" office:value="16" calcext:value-type="float">
            <text:p>16</text:p>
          </table:table-cell>
          <table:table-cell table:formula="of:=ROUND((([.I170]/[.$S$1])*MAX([.I170]/350;0.8));2)" office:value-type="float" office:value="1.16" calcext:value-type="float">
            <text:p>1.16</text:p>
          </table:table-cell>
          <table:table-cell table:formula="of:=ROUND([.I170]/6;2)" office:value-type="float" office:value="21.67" calcext:value-type="float">
            <text:p>21.67</text:p>
          </table:table-cell>
          <table:table-cell/>
          <table:table-cell table:formula="of:=IFERROR(ROUND((((MIN(([.$C170]^2)/([.$T170]^2);[.$S$2])))*[.$S170]*0.8)+([.C170]/10))+10;10)" office:value-type="float" office:value="13" calcext:value-type="float">
            <text:p>13</text:p>
          </table:table-cell>
          <table:table-cell table:formula="of:=IFERROR(ROUND(((MIN(([.$D170]^2)/([.$T170]^2);[.$S$2])))*[.$S170]);0)" office:value-type="float" office:value="0" calcext:value-type="float">
            <text:p>0</text:p>
          </table:table-cell>
          <table:table-cell table:formula="of:=IFERROR(ROUND(MIN(([.D170]+[.G170]+[.H170])/3/[.$T170];[.$S$2])^2*[.$S170]);0)" office:value-type="float" office:value="1" calcext:value-type="float">
            <text:p>1</text:p>
          </table:table-cell>
          <table:table-cell table:formula="of:=IFERROR(ROUND(((MIN(([.H170]^2)/([.$T170]^2);[.$S$2])))*[.$S170]*[.$T$1]);0)" office:value-type="float" office:value="2" calcext:value-type="float">
            <text:p>2</text:p>
          </table:table-cell>
          <table:table-cell table:formula="of:=IFERROR(ROUND(((MIN(([.E170]^2)/([.$T170]^2);[.$S$2])))*[.$S170]*[.$T$1]);0)" office:value-type="float" office:value="1" calcext:value-type="float">
            <text:p>1</text:p>
          </table:table-cell>
          <table:table-cell table:formula="of:=IFERROR(ROUND(((MIN(([.G170]^2)/([.$T170]^2);[.$S$2])))*[.$S170]*[.$T$1]);0)" office:value-type="float" office:value="1" calcext:value-type="float">
            <text:p>1</text:p>
          </table:table-cell>
          <table:table-cell table:formula="of:=IFERROR(ROUND(((MIN(([.F170]^2)/([.$T170]^2);[.$S$2]))*[.$S170]));0)" office:value-type="float" office:value="1" calcext:value-type="float">
            <text:p>1</text:p>
          </table:table-cell>
          <table:table-cell table:formula="of:=ROUND(AVERAGE([.W170:.AB170]);2)" office:value-type="float" office:value="1" calcext:value-type="float">
            <text:p>1</text:p>
          </table:table-cell>
          <table:table-cell table:formula="of:=ROUND(AVERAGE([.AF170:.AK170]);2)" office:value-type="float" office:value="1.17" calcext:value-type="float">
            <text:p>1.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yaradosID</text:p>
          </table:table-cell>
          <table:table-cell office:value-type="string" calcext:value-type="string">
            <text:p><text:a xlink:href="http://bulbapedia.bulbagarden.net/wiki/Gyarados_(Pokémon)" xlink:type="simple">Gyarados</text:a>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formula="of:=SUM([.C171:.H171])" office:value-type="float" office:value="540" calcext:value-type="float">
            <text:p>540</text:p>
          </table:table-cell>
          <table:table-cell table:formula="of:=ROUND((([.I171]/[.$S$1])*MAX([.I171]/420; 1.2));2)" office:value-type="float" office:value="7.71" calcext:value-type="float">
            <text:p>7.71</text:p>
          </table:table-cell>
          <table:table-cell table:formula="of:=IFERROR((ROUND((((MIN(([.$C171]^2)/([.$T171]^2);[.$R$2])))*[.$J171]*0.8)+([.C171]/10))*5)+10; 0)" office:value-type="float" office:value="90" calcext:value-type="float">
            <text:p>90</text:p>
          </table:table-cell>
          <table:table-cell table:formula="of:=IFERROR(ROUND((MIN(([.$D171]^[.$L$2])/([.$T171]^2);[.$R$2]))*([.$J171]+[.$M$2]))*5;0)" office:value-type="float" office:value="70" calcext:value-type="float">
            <text:p>70</text:p>
          </table:table-cell>
          <table:table-cell table:formula="of:=IFERROR(ROUND((MIN(([.D171]+[.G171]+[.H171])/3/[.$T171];[.$R$2]))*([.$J171]+3))*5;0)" office:value-type="float" office:value="60" calcext:value-type="float">
            <text:p>60</text:p>
          </table:table-cell>
          <table:table-cell table:formula="of:=IFERROR(ROUND(((MIN(([.$H171]^2)/([.$T171]^2);[.$R$2]))*([.$J171]+3)*[.$T$2]))*5;0)" office:value-type="float" office:value="25" calcext:value-type="float">
            <text:p>25</text:p>
          </table:table-cell>
          <table:table-cell table:formula="of:=IFERROR(ROUND(((MIN(([.$E171]^2)/([.$T171]^2);[.$R$2]))*([.$J171]+3)*[.$T$2]))*5;0)" office:value-type="float" office:value="25" calcext:value-type="float">
            <text:p>25</text:p>
          </table:table-cell>
          <table:table-cell table:formula="of:=IFERROR(ROUND(((MIN(([.$G171]^2)/([.$T171]^2);[.$R$2]))*([.$J171]+3)*[.$T$2]))*5;0)" office:value-type="float" office:value="40" calcext:value-type="float">
            <text:p>40</text:p>
          </table:table-cell>
          <table:table-cell table:formula="of:=IFERROR(ROUND((MIN(([.$F171]^[.$Q$2])/([.$T171]^2);[.$R$2]))*([.$J171]+[.$M$2]))*5;0)" office:value-type="float" office:value="15" calcext:value-type="float">
            <text:p>15</text:p>
          </table:table-cell>
          <table:table-cell table:formula="of:=ROUND(AVERAGE([.K171:.Q171]))" office:value-type="float" office:value="46" calcext:value-type="float">
            <text:p>46</text:p>
          </table:table-cell>
          <table:table-cell table:formula="of:=ROUND((([.I171]/[.$S$1])*MAX([.I171]/350;0.8));2)" office:value-type="float" office:value="9.26" calcext:value-type="float">
            <text:p>9.26</text:p>
          </table:table-cell>
          <table:table-cell table:formula="of:=ROUND([.I171]/6;2)" office:value-type="float" office:value="90" calcext:value-type="float">
            <text:p>90</text:p>
          </table:table-cell>
          <table:table-cell/>
          <table:table-cell table:formula="of:=IFERROR(ROUND((((MIN(([.$C171]^2)/([.$T171]^2);[.$S$2])))*[.$S171]*0.8)+([.C171]/10))+10;10)" office:value-type="float" office:value="28" calcext:value-type="float">
            <text:p>28</text:p>
          </table:table-cell>
          <table:table-cell table:formula="of:=IFERROR(ROUND(((MIN(([.$D171]^2)/([.$T171]^2);[.$S$2])))*[.$S171]);0)" office:value-type="float" office:value="18" calcext:value-type="float">
            <text:p>18</text:p>
          </table:table-cell>
          <table:table-cell table:formula="of:=IFERROR(ROUND(MIN(([.D171]+[.G171]+[.H171])/3/[.$T171];[.$S$2])^2*[.$S171]);0)" office:value-type="float" office:value="12" calcext:value-type="float">
            <text:p>12</text:p>
          </table:table-cell>
          <table:table-cell table:formula="of:=IFERROR(ROUND(((MIN(([.H171]^2)/([.$T171]^2);[.$S$2])))*[.$S171]*[.$T$1]);0)" office:value-type="float" office:value="5" calcext:value-type="float">
            <text:p>5</text:p>
          </table:table-cell>
          <table:table-cell table:formula="of:=IFERROR(ROUND(((MIN(([.E171]^2)/([.$T171]^2);[.$S$2])))*[.$S171]*[.$T$1]);0)" office:value-type="float" office:value="5" calcext:value-type="float">
            <text:p>5</text:p>
          </table:table-cell>
          <table:table-cell table:formula="of:=IFERROR(ROUND(((MIN(([.G171]^2)/([.$T171]^2);[.$S$2])))*[.$S171]*[.$T$1]);0)" office:value-type="float" office:value="8" calcext:value-type="float">
            <text:p>8</text:p>
          </table:table-cell>
          <table:table-cell table:formula="of:=IFERROR(ROUND(((MIN(([.F171]^2)/([.$T171]^2);[.$S$2]))*[.$S171]));0)" office:value-type="float" office:value="4" calcext:value-type="float">
            <text:p>4</text:p>
          </table:table-cell>
          <table:table-cell table:formula="of:=ROUND(AVERAGE([.W171:.AB171]);2)" office:value-type="float" office:value="8.67" calcext:value-type="float">
            <text:p>8.67</text:p>
          </table:table-cell>
          <table:table-cell table:formula="of:=ROUND(AVERAGE([.AF171:.AK171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aprasID</text:p>
          </table:table-cell>
          <table:table-cell office:value-type="string" calcext:value-type="string">
            <text:p><text:a xlink:href="http://bulbapedia.bulbagarden.net/wiki/Lapras_(Pokémon)" xlink:type="simple">Lapras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formula="of:=SUM([.C172:.H172])" office:value-type="float" office:value="535" calcext:value-type="float">
            <text:p>535</text:p>
          </table:table-cell>
          <table:table-cell table:formula="of:=ROUND((([.I172]/[.$S$1])*MAX([.I172]/420; 1.2));2)" office:value-type="float" office:value="7.57" calcext:value-type="float">
            <text:p>7.57</text:p>
          </table:table-cell>
          <table:table-cell table:formula="of:=IFERROR((ROUND((((MIN(([.$C172]^2)/([.$T172]^2);[.$R$2])))*[.$J172]*0.8)+([.C172]/10))*5)+10; 0)" office:value-type="float" office:value="140" calcext:value-type="float">
            <text:p>140</text:p>
          </table:table-cell>
          <table:table-cell table:formula="of:=IFERROR(ROUND((MIN(([.$D172]^[.$L$2])/([.$T172]^2);[.$R$2]))*([.$J172]+[.$M$2]))*5;0)" office:value-type="float" office:value="35" calcext:value-type="float">
            <text:p>35</text:p>
          </table:table-cell>
          <table:table-cell table:formula="of:=IFERROR(ROUND((MIN(([.D172]+[.G172]+[.H172])/3/[.$T172];[.$R$2]))*([.$J172]+3))*5;0)" office:value-type="float" office:value="45" calcext:value-type="float">
            <text:p>45</text:p>
          </table:table-cell>
          <table:table-cell table:formula="of:=IFERROR(ROUND(((MIN(([.$H172]^2)/([.$T172]^2);[.$R$2]))*([.$J172]+3)*[.$T$2]))*5;0)" office:value-type="float" office:value="15" calcext:value-type="float">
            <text:p>15</text:p>
          </table:table-cell>
          <table:table-cell table:formula="of:=IFERROR(ROUND(((MIN(([.$E172]^2)/([.$T172]^2);[.$R$2]))*([.$J172]+3)*[.$T$2]))*5;0)" office:value-type="float" office:value="25" calcext:value-type="float">
            <text:p>25</text:p>
          </table:table-cell>
          <table:table-cell table:formula="of:=IFERROR(ROUND(((MIN(([.$G172]^2)/([.$T172]^2);[.$R$2]))*([.$J172]+3)*[.$T$2]))*5;0)" office:value-type="float" office:value="35" calcext:value-type="float">
            <text:p>35</text:p>
          </table:table-cell>
          <table:table-cell table:formula="of:=IFERROR(ROUND((MIN(([.$F172]^[.$Q$2])/([.$T172]^2);[.$R$2]))*([.$J172]+[.$M$2]))*5;0)" office:value-type="float" office:value="35" calcext:value-type="float">
            <text:p>35</text:p>
          </table:table-cell>
          <table:table-cell table:formula="of:=ROUND(AVERAGE([.K172:.Q172]))" office:value-type="float" office:value="47" calcext:value-type="float">
            <text:p>47</text:p>
          </table:table-cell>
          <table:table-cell table:formula="of:=ROUND((([.I172]/[.$S$1])*MAX([.I172]/350;0.8));2)" office:value-type="float" office:value="9.09" calcext:value-type="float">
            <text:p>9.09</text:p>
          </table:table-cell>
          <table:table-cell table:formula="of:=ROUND([.I172]/6;2)" office:value-type="float" office:value="89.17" calcext:value-type="float">
            <text:p>89.17</text:p>
          </table:table-cell>
          <table:table-cell/>
          <table:table-cell table:formula="of:=IFERROR(ROUND((((MIN(([.$C172]^2)/([.$T172]^2);[.$S$2])))*[.$S172]*0.8)+([.C172]/10))+10;10)" office:value-type="float" office:value="38" calcext:value-type="float">
            <text:p>38</text:p>
          </table:table-cell>
          <table:table-cell table:formula="of:=IFERROR(ROUND(((MIN(([.$D172]^2)/([.$T172]^2);[.$S$2])))*[.$S172]);0)" office:value-type="float" office:value="8" calcext:value-type="float">
            <text:p>8</text:p>
          </table:table-cell>
          <table:table-cell table:formula="of:=IFERROR(ROUND(MIN(([.D172]+[.G172]+[.H172])/3/[.$T172];[.$S$2])^2*[.$S172]);0)" office:value-type="float" office:value="7" calcext:value-type="float">
            <text:p>7</text:p>
          </table:table-cell>
          <table:table-cell table:formula="of:=IFERROR(ROUND(((MIN(([.H172]^2)/([.$T172]^2);[.$S$2])))*[.$S172]*[.$T$1]);0)" office:value-type="float" office:value="3" calcext:value-type="float">
            <text:p>3</text:p>
          </table:table-cell>
          <table:table-cell table:formula="of:=IFERROR(ROUND(((MIN(([.E172]^2)/([.$T172]^2);[.$S$2])))*[.$S172]*[.$T$1]);0)" office:value-type="float" office:value="5" calcext:value-type="float">
            <text:p>5</text:p>
          </table:table-cell>
          <table:table-cell table:formula="of:=IFERROR(ROUND(((MIN(([.G172]^2)/([.$T172]^2);[.$S$2])))*[.$S172]*[.$T$1]);0)" office:value-type="float" office:value="7" calcext:value-type="float">
            <text:p>7</text:p>
          </table:table-cell>
          <table:table-cell table:formula="of:=IFERROR(ROUND(((MIN(([.F172]^2)/([.$T172]^2);[.$S$2]))*[.$S172]));0)" office:value-type="float" office:value="8" calcext:value-type="float">
            <text:p>8</text:p>
          </table:table-cell>
          <table:table-cell table:formula="of:=ROUND(AVERAGE([.W172:.AB172]);2)" office:value-type="float" office:value="6.33" calcext:value-type="float">
            <text:p>6.33</text:p>
          </table:table-cell>
          <table:table-cell table:formula="of:=ROUND(AVERAGE([.AF172:.AK172]);2)" office:value-type="float" office:value="4.17" calcext:value-type="float">
            <text:p>4.1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ittoID</text:p>
          </table:table-cell>
          <table:table-cell office:value-type="string" calcext:value-type="string">
            <text:p><text:a xlink:href="http://bulbapedia.bulbagarden.net/wiki/Ditto_(Pokémon)" xlink:type="simple">Ditto</text:a></text:p>
          </table:table-cell>
          <table:table-cell table:number-columns-repeated="6" office:value-type="float" office:value="48" calcext:value-type="float">
            <text:p>48</text:p>
          </table:table-cell>
          <table:table-cell table:formula="of:=SUM([.C173:.H173])" office:value-type="float" office:value="288" calcext:value-type="float">
            <text:p>288</text:p>
          </table:table-cell>
          <table:table-cell table:formula="of:=ROUND((([.I173]/[.$S$1])*MAX([.I173]/420; 1.2));2)" office:value-type="float" office:value="3.84" calcext:value-type="float">
            <text:p>3.84</text:p>
          </table:table-cell>
          <table:table-cell table:formula="of:=IFERROR((ROUND((((MIN(([.$C173]^2)/([.$T173]^2);[.$R$2])))*[.$J173]*0.8)+([.C173]/10))*5)+10; 0)" office:value-type="float" office:value="50" calcext:value-type="float">
            <text:p>50</text:p>
          </table:table-cell>
          <table:table-cell table:formula="of:=IFERROR(ROUND((MIN(([.$D173]^[.$L$2])/([.$T173]^2);[.$R$2]))*([.$J173]+[.$M$2]))*5;0)" office:value-type="float" office:value="20" calcext:value-type="float">
            <text:p>20</text:p>
          </table:table-cell>
          <table:table-cell table:formula="of:=IFERROR(ROUND((MIN(([.D173]+[.G173]+[.H173])/3/[.$T173];[.$R$2]))*([.$J173]+3))*5;0)" office:value-type="float" office:value="35" calcext:value-type="float">
            <text:p>35</text:p>
          </table:table-cell>
          <table:table-cell table:formula="of:=IFERROR(ROUND(((MIN(([.$H173]^2)/([.$T173]^2);[.$R$2]))*([.$J173]+3)*[.$T$2]))*5;0)" office:value-type="float" office:value="20" calcext:value-type="float">
            <text:p>20</text:p>
          </table:table-cell>
          <table:table-cell table:formula="of:=IFERROR(ROUND(((MIN(([.$E173]^2)/([.$T173]^2);[.$R$2]))*([.$J173]+3)*[.$T$2]))*5;0)" office:value-type="float" office:value="20" calcext:value-type="float">
            <text:p>20</text:p>
          </table:table-cell>
          <table:table-cell table:formula="of:=IFERROR(ROUND(((MIN(([.$G173]^2)/([.$T173]^2);[.$R$2]))*([.$J173]+3)*[.$T$2]))*5;0)" office:value-type="float" office:value="20" calcext:value-type="float">
            <text:p>20</text:p>
          </table:table-cell>
          <table:table-cell table:formula="of:=IFERROR(ROUND((MIN(([.$F173]^[.$Q$2])/([.$T173]^2);[.$R$2]))*([.$J173]+[.$M$2]))*5;0)" office:value-type="float" office:value="20" calcext:value-type="float">
            <text:p>20</text:p>
          </table:table-cell>
          <table:table-cell table:formula="of:=ROUND(AVERAGE([.K173:.Q173]))" office:value-type="float" office:value="26" calcext:value-type="float">
            <text:p>26</text:p>
          </table:table-cell>
          <table:table-cell table:formula="of:=ROUND((([.I173]/[.$S$1])*MAX([.I173]/350;0.8));2)" office:value-type="float" office:value="2.63" calcext:value-type="float">
            <text:p>2.63</text:p>
          </table:table-cell>
          <table:table-cell table:formula="of:=ROUND([.I173]/6;2)" office:value-type="float" office:value="48" calcext:value-type="float">
            <text:p>48</text:p>
          </table:table-cell>
          <table:table-cell/>
          <table:table-cell table:formula="of:=IFERROR(ROUND((((MIN(([.$C173]^2)/([.$T173]^2);[.$S$2])))*[.$S173]*0.8)+([.C173]/10))+10;10)" office:value-type="float" office:value="17" calcext:value-type="float">
            <text:p>17</text:p>
          </table:table-cell>
          <table:table-cell table:formula="of:=IFERROR(ROUND(((MIN(([.$D173]^2)/([.$T173]^2);[.$S$2])))*[.$S173]);0)" office:value-type="float" office:value="3" calcext:value-type="float">
            <text:p>3</text:p>
          </table:table-cell>
          <table:table-cell table:formula="of:=IFERROR(ROUND(MIN(([.D173]+[.G173]+[.H173])/3/[.$T173];[.$S$2])^2*[.$S173]);0)" office:value-type="float" office:value="3" calcext:value-type="float">
            <text:p>3</text:p>
          </table:table-cell>
          <table:table-cell table:formula="of:=IFERROR(ROUND(((MIN(([.H173]^2)/([.$T173]^2);[.$S$2])))*[.$S173]*[.$T$1]);0)" office:value-type="float" office:value="2" calcext:value-type="float">
            <text:p>2</text:p>
          </table:table-cell>
          <table:table-cell table:formula="of:=IFERROR(ROUND(((MIN(([.E173]^2)/([.$T173]^2);[.$S$2])))*[.$S173]*[.$T$1]);0)" office:value-type="float" office:value="2" calcext:value-type="float">
            <text:p>2</text:p>
          </table:table-cell>
          <table:table-cell table:formula="of:=IFERROR(ROUND(((MIN(([.G173]^2)/([.$T173]^2);[.$S$2])))*[.$S173]*[.$T$1]);0)" office:value-type="float" office:value="2" calcext:value-type="float">
            <text:p>2</text:p>
          </table:table-cell>
          <table:table-cell table:formula="of:=IFERROR(ROUND(((MIN(([.F173]^2)/([.$T173]^2);[.$S$2]))*[.$S173]));0)" office:value-type="float" office:value="3" calcext:value-type="float">
            <text:p>3</text:p>
          </table:table-cell>
          <table:table-cell table:formula="of:=ROUND(AVERAGE([.W173:.AB173]);2)" office:value-type="float" office:value="2.5" calcext:value-type="float">
            <text:p>2.5</text:p>
          </table:table-cell>
          <table:table-cell table:formula="of:=ROUND(AVERAGE([.AF173:.AK173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eveeID</text:p>
          </table:table-cell>
          <table:table-cell office:value-type="string" calcext:value-type="string">
            <text:p><text:a xlink:href="http://bulbapedia.bulbagarden.net/wiki/Eevee_(Pokémon)" xlink:type="simple">Eevee</text:a>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formula="of:=SUM([.C174:.H174])" office:value-type="float" office:value="325" calcext:value-type="float">
            <text:p>325</text:p>
          </table:table-cell>
          <table:table-cell table:formula="of:=ROUND((([.I174]/[.$S$1])*MAX([.I174]/420; 1.2));2)" office:value-type="float" office:value="4.33" calcext:value-type="float">
            <text:p>4.33</text:p>
          </table:table-cell>
          <table:table-cell table:formula="of:=IFERROR((ROUND((((MIN(([.$C174]^2)/([.$T174]^2);[.$R$2])))*[.$J174]*0.8)+([.C174]/10))*5)+10; 0)" office:value-type="float" office:value="55" calcext:value-type="float">
            <text:p>55</text:p>
          </table:table-cell>
          <table:table-cell table:formula="of:=IFERROR(ROUND((MIN(([.$D174]^[.$L$2])/([.$T174]^2);[.$R$2]))*([.$J174]+[.$M$2]))*5;0)" office:value-type="float" office:value="25" calcext:value-type="float">
            <text:p>25</text:p>
          </table:table-cell>
          <table:table-cell table:formula="of:=IFERROR(ROUND((MIN(([.D174]+[.G174]+[.H174])/3/[.$T174];[.$R$2]))*([.$J174]+3))*5;0)" office:value-type="float" office:value="40" calcext:value-type="float">
            <text:p>40</text:p>
          </table:table-cell>
          <table:table-cell table:formula="of:=IFERROR(ROUND(((MIN(([.$H174]^2)/([.$T174]^2);[.$R$2]))*([.$J174]+3)*[.$T$2]))*5;0)" office:value-type="float" office:value="25" calcext:value-type="float">
            <text:p>25</text:p>
          </table:table-cell>
          <table:table-cell table:formula="of:=IFERROR(ROUND(((MIN(([.$E174]^2)/([.$T174]^2);[.$R$2]))*([.$J174]+3)*[.$T$2]))*5;0)" office:value-type="float" office:value="20" calcext:value-type="float">
            <text:p>20</text:p>
          </table:table-cell>
          <table:table-cell table:formula="of:=IFERROR(ROUND(((MIN(([.$G174]^2)/([.$T174]^2);[.$R$2]))*([.$J174]+3)*[.$T$2]))*5;0)" office:value-type="float" office:value="30" calcext:value-type="float">
            <text:p>30</text:p>
          </table:table-cell>
          <table:table-cell table:formula="of:=IFERROR(ROUND((MIN(([.$F174]^[.$Q$2])/([.$T174]^2);[.$R$2]))*([.$J174]+[.$M$2]))*5;0)" office:value-type="float" office:value="15" calcext:value-type="float">
            <text:p>15</text:p>
          </table:table-cell>
          <table:table-cell table:formula="of:=ROUND(AVERAGE([.K174:.Q174]))" office:value-type="float" office:value="30" calcext:value-type="float">
            <text:p>30</text:p>
          </table:table-cell>
          <table:table-cell table:formula="of:=ROUND((([.I174]/[.$S$1])*MAX([.I174]/350;0.8));2)" office:value-type="float" office:value="3.35" calcext:value-type="float">
            <text:p>3.35</text:p>
          </table:table-cell>
          <table:table-cell table:formula="of:=ROUND([.I174]/6;2)" office:value-type="float" office:value="54.17" calcext:value-type="float">
            <text:p>54.17</text:p>
          </table:table-cell>
          <table:table-cell/>
          <table:table-cell table:formula="of:=IFERROR(ROUND((((MIN(([.$C174]^2)/([.$T174]^2);[.$S$2])))*[.$S174]*0.8)+([.C174]/10))+10;10)" office:value-type="float" office:value="18" calcext:value-type="float">
            <text:p>18</text:p>
          </table:table-cell>
          <table:table-cell table:formula="of:=IFERROR(ROUND(((MIN(([.$D174]^2)/([.$T174]^2);[.$S$2])))*[.$S174]);0)" office:value-type="float" office:value="3" calcext:value-type="float">
            <text:p>3</text:p>
          </table:table-cell>
          <table:table-cell table:formula="of:=IFERROR(ROUND(MIN(([.D174]+[.G174]+[.H174])/3/[.$T174];[.$S$2])^2*[.$S174]);0)" office:value-type="float" office:value="4" calcext:value-type="float">
            <text:p>4</text:p>
          </table:table-cell>
          <table:table-cell table:formula="of:=IFERROR(ROUND(((MIN(([.H174]^2)/([.$T174]^2);[.$S$2])))*[.$S174]*[.$T$1]);0)" office:value-type="float" office:value="2" calcext:value-type="float">
            <text:p>2</text:p>
          </table:table-cell>
          <table:table-cell table:formula="of:=IFERROR(ROUND(((MIN(([.E174]^2)/([.$T174]^2);[.$S$2])))*[.$S174]*[.$T$1]);0)" office:value-type="float" office:value="2" calcext:value-type="float">
            <text:p>2</text:p>
          </table:table-cell>
          <table:table-cell table:formula="of:=IFERROR(ROUND(((MIN(([.G174]^2)/([.$T174]^2);[.$S$2])))*[.$S174]*[.$T$1]);0)" office:value-type="float" office:value="3" calcext:value-type="float">
            <text:p>3</text:p>
          </table:table-cell>
          <table:table-cell table:formula="of:=IFERROR(ROUND(((MIN(([.F174]^2)/([.$T174]^2);[.$S$2]))*[.$S174]));0)" office:value-type="float" office:value="2" calcext:value-type="float">
            <text:p>2</text:p>
          </table:table-cell>
          <table:table-cell table:formula="of:=ROUND(AVERAGE([.W174:.AB174]);2)" office:value-type="float" office:value="2.67" calcext:value-type="float">
            <text:p>2.67</text:p>
          </table:table-cell>
          <table:table-cell table:formula="of:=ROUND(AVERAGE([.AF174:.AK174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aporeonID</text:p>
          </table:table-cell>
          <table:table-cell office:value-type="string" calcext:value-type="string">
            <text:p><text:a xlink:href="http://bulbapedia.bulbagarden.net/wiki/Vaporeon_(Pokémon)" xlink:type="simple">Vaporeon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formula="of:=SUM([.C175:.H175])" office:value-type="float" office:value="525" calcext:value-type="float">
            <text:p>525</text:p>
          </table:table-cell>
          <table:table-cell table:formula="of:=ROUND((([.I175]/[.$S$1])*MAX([.I175]/420; 1.2));2)" office:value-type="float" office:value="7.29" calcext:value-type="float">
            <text:p>7.29</text:p>
          </table:table-cell>
          <table:table-cell table:formula="of:=IFERROR((ROUND((((MIN(([.$C175]^2)/([.$T175]^2);[.$R$2])))*[.$J175]*0.8)+([.C175]/10))*5)+10; 0)" office:value-type="float" office:value="140" calcext:value-type="float">
            <text:p>140</text:p>
          </table:table-cell>
          <table:table-cell table:formula="of:=IFERROR(ROUND((MIN(([.$D175]^[.$L$2])/([.$T175]^2);[.$R$2]))*([.$J175]+[.$M$2]))*5;0)" office:value-type="float" office:value="20" calcext:value-type="float">
            <text:p>20</text:p>
          </table:table-cell>
          <table:table-cell table:formula="of:=IFERROR(ROUND((MIN(([.D175]+[.G175]+[.H175])/3/[.$T175];[.$R$2]))*([.$J175]+3))*5;0)" office:value-type="float" office:value="45" calcext:value-type="float">
            <text:p>45</text:p>
          </table:table-cell>
          <table:table-cell table:formula="of:=IFERROR(ROUND(((MIN(([.$H175]^2)/([.$T175]^2);[.$R$2]))*([.$J175]+3)*[.$T$2]))*5;0)" office:value-type="float" office:value="15" calcext:value-type="float">
            <text:p>15</text:p>
          </table:table-cell>
          <table:table-cell table:formula="of:=IFERROR(ROUND(((MIN(([.$E175]^2)/([.$T175]^2);[.$R$2]))*([.$J175]+3)*[.$T$2]))*5;0)" office:value-type="float" office:value="15" calcext:value-type="float">
            <text:p>15</text:p>
          </table:table-cell>
          <table:table-cell table:formula="of:=IFERROR(ROUND(((MIN(([.$G175]^2)/([.$T175]^2);[.$R$2]))*([.$J175]+3)*[.$T$2]))*5;0)" office:value-type="float" office:value="35" calcext:value-type="float">
            <text:p>35</text:p>
          </table:table-cell>
          <table:table-cell table:formula="of:=IFERROR(ROUND((MIN(([.$F175]^[.$Q$2])/([.$T175]^2);[.$R$2]))*([.$J175]+[.$M$2]))*5;0)" office:value-type="float" office:value="55" calcext:value-type="float">
            <text:p>55</text:p>
          </table:table-cell>
          <table:table-cell table:formula="of:=ROUND(AVERAGE([.K175:.Q175]))" office:value-type="float" office:value="46" calcext:value-type="float">
            <text:p>46</text:p>
          </table:table-cell>
          <table:table-cell table:formula="of:=ROUND((([.I175]/[.$S$1])*MAX([.I175]/350;0.8));2)" office:value-type="float" office:value="8.75" calcext:value-type="float">
            <text:p>8.75</text:p>
          </table:table-cell>
          <table:table-cell table:formula="of:=ROUND([.I175]/6;2)" office:value-type="float" office:value="87.5" calcext:value-type="float">
            <text:p>87.5</text:p>
          </table:table-cell>
          <table:table-cell/>
          <table:table-cell table:formula="of:=IFERROR(ROUND((((MIN(([.$C175]^2)/([.$T175]^2);[.$S$2])))*[.$S175]*0.8)+([.C175]/10))+10;10)" office:value-type="float" office:value="37" calcext:value-type="float">
            <text:p>37</text:p>
          </table:table-cell>
          <table:table-cell table:formula="of:=IFERROR(ROUND(((MIN(([.$D175]^2)/([.$T175]^2);[.$S$2])))*[.$S175]);0)" office:value-type="float" office:value="5" calcext:value-type="float">
            <text:p>5</text:p>
          </table:table-cell>
          <table:table-cell table:formula="of:=IFERROR(ROUND(MIN(([.D175]+[.G175]+[.H175])/3/[.$T175];[.$S$2])^2*[.$S175]);0)" office:value-type="float" office:value="6" calcext:value-type="float">
            <text:p>6</text:p>
          </table:table-cell>
          <table:table-cell table:formula="of:=IFERROR(ROUND(((MIN(([.H175]^2)/([.$T175]^2);[.$S$2])))*[.$S175]*[.$T$1]);0)" office:value-type="float" office:value="3" calcext:value-type="float">
            <text:p>3</text:p>
          </table:table-cell>
          <table:table-cell table:formula="of:=IFERROR(ROUND(((MIN(([.E175]^2)/([.$T175]^2);[.$S$2])))*[.$S175]*[.$T$1]);0)" office:value-type="float" office:value="3" calcext:value-type="float">
            <text:p>3</text:p>
          </table:table-cell>
          <table:table-cell table:formula="of:=IFERROR(ROUND(((MIN(([.G175]^2)/([.$T175]^2);[.$S$2])))*[.$S175]*[.$T$1]);0)" office:value-type="float" office:value="7" calcext:value-type="float">
            <text:p>7</text:p>
          </table:table-cell>
          <table:table-cell table:formula="of:=IFERROR(ROUND(((MIN(([.F175]^2)/([.$T175]^2);[.$S$2]))*[.$S175]));0)" office:value-type="float" office:value="14" calcext:value-type="float">
            <text:p>14</text:p>
          </table:table-cell>
          <table:table-cell table:formula="of:=ROUND(AVERAGE([.W175:.AB175]);2)" office:value-type="float" office:value="6.33" calcext:value-type="float">
            <text:p>6.33</text:p>
          </table:table-cell>
          <table:table-cell table:formula="of:=ROUND(AVERAGE([.AF175:.AK175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olteonID</text:p>
          </table:table-cell>
          <table:table-cell office:value-type="string" calcext:value-type="string">
            <text:p><text:a xlink:href="http://bulbapedia.bulbagarden.net/wiki/Jolteon_(Pokémon)" xlink:type="simple">Jolteon</text:a>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formula="of:=SUM([.C176:.H176])" office:value-type="float" office:value="525" calcext:value-type="float">
            <text:p>525</text:p>
          </table:table-cell>
          <table:table-cell table:formula="of:=ROUND((([.I176]/[.$S$1])*MAX([.I176]/420; 1.2));2)" office:value-type="float" office:value="7.29" calcext:value-type="float">
            <text:p>7.29</text:p>
          </table:table-cell>
          <table:table-cell table:formula="of:=IFERROR((ROUND((((MIN(([.$C176]^2)/([.$T176]^2);[.$R$2])))*[.$J176]*0.8)+([.C176]/10))*5)+10; 0)" office:value-type="float" office:value="60" calcext:value-type="float">
            <text:p>60</text:p>
          </table:table-cell>
          <table:table-cell table:formula="of:=IFERROR(ROUND((MIN(([.$D176]^[.$L$2])/([.$T176]^2);[.$R$2]))*([.$J176]+[.$M$2]))*5;0)" office:value-type="float" office:value="20" calcext:value-type="float">
            <text:p>20</text:p>
          </table:table-cell>
          <table:table-cell table:formula="of:=IFERROR(ROUND((MIN(([.D176]+[.G176]+[.H176])/3/[.$T176];[.$R$2]))*([.$J176]+3))*5;0)" office:value-type="float" office:value="55" calcext:value-type="float">
            <text:p>55</text:p>
          </table:table-cell>
          <table:table-cell table:formula="of:=IFERROR(ROUND(((MIN(([.$H176]^2)/([.$T176]^2);[.$R$2]))*([.$J176]+3)*[.$T$2]))*5;0)" office:value-type="float" office:value="70" calcext:value-type="float">
            <text:p>70</text:p>
          </table:table-cell>
          <table:table-cell table:formula="of:=IFERROR(ROUND(((MIN(([.$E176]^2)/([.$T176]^2);[.$R$2]))*([.$J176]+3)*[.$T$2]))*5;0)" office:value-type="float" office:value="15" calcext:value-type="float">
            <text:p>15</text:p>
          </table:table-cell>
          <table:table-cell table:formula="of:=IFERROR(ROUND(((MIN(([.$G176]^2)/([.$T176]^2);[.$R$2]))*([.$J176]+3)*[.$T$2]))*5;0)" office:value-type="float" office:value="35" calcext:value-type="float">
            <text:p>35</text:p>
          </table:table-cell>
          <table:table-cell table:formula="of:=IFERROR(ROUND((MIN(([.$F176]^[.$Q$2])/([.$T176]^2);[.$R$2]))*([.$J176]+[.$M$2]))*5;0)" office:value-type="float" office:value="55" calcext:value-type="float">
            <text:p>55</text:p>
          </table:table-cell>
          <table:table-cell table:formula="of:=ROUND(AVERAGE([.K176:.Q176]))" office:value-type="float" office:value="44" calcext:value-type="float">
            <text:p>44</text:p>
          </table:table-cell>
          <table:table-cell table:formula="of:=ROUND((([.I176]/[.$S$1])*MAX([.I176]/350;0.8));2)" office:value-type="float" office:value="8.75" calcext:value-type="float">
            <text:p>8.75</text:p>
          </table:table-cell>
          <table:table-cell table:formula="of:=ROUND([.I176]/6;2)" office:value-type="float" office:value="87.5" calcext:value-type="float">
            <text:p>87.5</text:p>
          </table:table-cell>
          <table:table-cell/>
          <table:table-cell table:formula="of:=IFERROR(ROUND((((MIN(([.$C176]^2)/([.$T176]^2);[.$S$2])))*[.$S176]*0.8)+([.C176]/10))+10;10)" office:value-type="float" office:value="20" calcext:value-type="float">
            <text:p>20</text:p>
          </table:table-cell>
          <table:table-cell table:formula="of:=IFERROR(ROUND(((MIN(([.$D176]^2)/([.$T176]^2);[.$S$2])))*[.$S176]);0)" office:value-type="float" office:value="5" calcext:value-type="float">
            <text:p>5</text:p>
          </table:table-cell>
          <table:table-cell table:formula="of:=IFERROR(ROUND(MIN(([.D176]+[.G176]+[.H176])/3/[.$T176];[.$S$2])^2*[.$S176]);0)" office:value-type="float" office:value="11" calcext:value-type="float">
            <text:p>11</text:p>
          </table:table-cell>
          <table:table-cell table:formula="of:=IFERROR(ROUND(((MIN(([.H176]^2)/([.$T176]^2);[.$S$2])))*[.$S176]*[.$T$1]);0)" office:value-type="float" office:value="12" calcext:value-type="float">
            <text:p>12</text:p>
          </table:table-cell>
          <table:table-cell table:formula="of:=IFERROR(ROUND(((MIN(([.E176]^2)/([.$T176]^2);[.$S$2])))*[.$S176]*[.$T$1]);0)" office:value-type="float" office:value="3" calcext:value-type="float">
            <text:p>3</text:p>
          </table:table-cell>
          <table:table-cell table:formula="of:=IFERROR(ROUND(((MIN(([.G176]^2)/([.$T176]^2);[.$S$2])))*[.$S176]*[.$T$1]);0)" office:value-type="float" office:value="7" calcext:value-type="float">
            <text:p>7</text:p>
          </table:table-cell>
          <table:table-cell table:formula="of:=IFERROR(ROUND(((MIN(([.F176]^2)/([.$T176]^2);[.$S$2]))*[.$S176]));0)" office:value-type="float" office:value="14" calcext:value-type="float">
            <text:p>14</text:p>
          </table:table-cell>
          <table:table-cell table:formula="of:=ROUND(AVERAGE([.W176:.AB176]);2)" office:value-type="float" office:value="8.67" calcext:value-type="float">
            <text:p>8.67</text:p>
          </table:table-cell>
          <table:table-cell table:formula="of:=ROUND(AVERAGE([.AF176:.AK176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FlareonID</text:p>
          </table:table-cell>
          <table:table-cell office:value-type="string" calcext:value-type="string">
            <text:p><text:a xlink:href="http://bulbapedia.bulbagarden.net/wiki/Flareon_(Pokémon)" xlink:type="simple">Flare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formula="of:=SUM([.C177:.H177])" office:value-type="float" office:value="525" calcext:value-type="float">
            <text:p>525</text:p>
          </table:table-cell>
          <table:table-cell table:formula="of:=ROUND((([.I177]/[.$S$1])*MAX([.I177]/420; 1.2));2)" office:value-type="float" office:value="7.29" calcext:value-type="float">
            <text:p>7.29</text:p>
          </table:table-cell>
          <table:table-cell table:formula="of:=IFERROR((ROUND((((MIN(([.$C177]^2)/([.$T177]^2);[.$R$2])))*[.$J177]*0.8)+([.C177]/10))*5)+10; 0)" office:value-type="float" office:value="60" calcext:value-type="float">
            <text:p>60</text:p>
          </table:table-cell>
          <table:table-cell table:formula="of:=IFERROR(ROUND((MIN(([.$D177]^[.$L$2])/([.$T177]^2);[.$R$2]))*([.$J177]+[.$M$2]))*5;0)" office:value-type="float" office:value="80" calcext:value-type="float">
            <text:p>80</text:p>
          </table:table-cell>
          <table:table-cell table:formula="of:=IFERROR(ROUND((MIN(([.D177]+[.G177]+[.H177])/3/[.$T177];[.$R$2]))*([.$J177]+3))*5;0)" office:value-type="float" office:value="60" calcext:value-type="float">
            <text:p>60</text:p>
          </table:table-cell>
          <table:table-cell table:formula="of:=IFERROR(ROUND(((MIN(([.$H177]^2)/([.$T177]^2);[.$R$2]))*([.$J177]+3)*[.$T$2]))*5;0)" office:value-type="float" office:value="15" calcext:value-type="float">
            <text:p>15</text:p>
          </table:table-cell>
          <table:table-cell table:formula="of:=IFERROR(ROUND(((MIN(([.$E177]^2)/([.$T177]^2);[.$R$2]))*([.$J177]+3)*[.$T$2]))*5;0)" office:value-type="float" office:value="15" calcext:value-type="float">
            <text:p>15</text:p>
          </table:table-cell>
          <table:table-cell table:formula="of:=IFERROR(ROUND(((MIN(([.$G177]^2)/([.$T177]^2);[.$R$2]))*([.$J177]+3)*[.$T$2]))*5;0)" office:value-type="float" office:value="50" calcext:value-type="float">
            <text:p>50</text:p>
          </table:table-cell>
          <table:table-cell table:formula="of:=IFERROR(ROUND((MIN(([.$F177]^[.$Q$2])/([.$T177]^2);[.$R$2]))*([.$J177]+[.$M$2]))*5;0)" office:value-type="float" office:value="40" calcext:value-type="float">
            <text:p>40</text:p>
          </table:table-cell>
          <table:table-cell table:formula="of:=ROUND(AVERAGE([.K177:.Q177]))" office:value-type="float" office:value="46" calcext:value-type="float">
            <text:p>46</text:p>
          </table:table-cell>
          <table:table-cell table:formula="of:=ROUND((([.I177]/[.$S$1])*MAX([.I177]/350;0.8));2)" office:value-type="float" office:value="8.75" calcext:value-type="float">
            <text:p>8.75</text:p>
          </table:table-cell>
          <table:table-cell table:formula="of:=ROUND([.I177]/6;2)" office:value-type="float" office:value="87.5" calcext:value-type="float">
            <text:p>87.5</text:p>
          </table:table-cell>
          <table:table-cell/>
          <table:table-cell table:formula="of:=IFERROR(ROUND((((MIN(([.$C177]^2)/([.$T177]^2);[.$S$2])))*[.$S177]*0.8)+([.C177]/10))+10;10)" office:value-type="float" office:value="20" calcext:value-type="float">
            <text:p>20</text:p>
          </table:table-cell>
          <table:table-cell table:formula="of:=IFERROR(ROUND(((MIN(([.$D177]^2)/([.$T177]^2);[.$S$2])))*[.$S177]);0)" office:value-type="float" office:value="18" calcext:value-type="float">
            <text:p>18</text:p>
          </table:table-cell>
          <table:table-cell table:formula="of:=IFERROR(ROUND(MIN(([.D177]+[.G177]+[.H177])/3/[.$T177];[.$S$2])^2*[.$S177]);0)" office:value-type="float" office:value="12" calcext:value-type="float">
            <text:p>12</text:p>
          </table:table-cell>
          <table:table-cell table:formula="of:=IFERROR(ROUND(((MIN(([.H177]^2)/([.$T177]^2);[.$S$2])))*[.$S177]*[.$T$1]);0)" office:value-type="float" office:value="3" calcext:value-type="float">
            <text:p>3</text:p>
          </table:table-cell>
          <table:table-cell table:formula="of:=IFERROR(ROUND(((MIN(([.E177]^2)/([.$T177]^2);[.$S$2])))*[.$S177]*[.$T$1]);0)" office:value-type="float" office:value="3" calcext:value-type="float">
            <text:p>3</text:p>
          </table:table-cell>
          <table:table-cell table:formula="of:=IFERROR(ROUND(((MIN(([.G177]^2)/([.$T177]^2);[.$S$2])))*[.$S177]*[.$T$1]);0)" office:value-type="float" office:value="10" calcext:value-type="float">
            <text:p>10</text:p>
          </table:table-cell>
          <table:table-cell table:formula="of:=IFERROR(ROUND(((MIN(([.F177]^2)/([.$T177]^2);[.$S$2]))*[.$S177]));0)" office:value-type="float" office:value="10" calcext:value-type="float">
            <text:p>10</text:p>
          </table:table-cell>
          <table:table-cell table:formula="of:=ROUND(AVERAGE([.W177:.AB177]);2)" office:value-type="float" office:value="9.33" calcext:value-type="float">
            <text:p>9.33</text:p>
          </table:table-cell>
          <table:table-cell table:formula="of:=ROUND(AVERAGE([.AF177:.AK177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rygonID</text:p>
          </table:table-cell>
          <table:table-cell office:value-type="string" calcext:value-type="string">
            <text:p><text:a xlink:href="http://bulbapedia.bulbagarden.net/wiki/Porygon_(Pokémon)" xlink:type="simple">Poryg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178:.H178])" office:value-type="float" office:value="395" calcext:value-type="float">
            <text:p>395</text:p>
          </table:table-cell>
          <table:table-cell table:formula="of:=ROUND((([.I178]/[.$S$1])*MAX([.I178]/420; 1.2));2)" office:value-type="float" office:value="5.27" calcext:value-type="float">
            <text:p>5.27</text:p>
          </table:table-cell>
          <table:table-cell table:formula="of:=IFERROR((ROUND((((MIN(([.$C178]^2)/([.$T178]^2);[.$R$2])))*[.$J178]*0.8)+([.C178]/10))*5)+10; 0)" office:value-type="float" office:value="65" calcext:value-type="float">
            <text:p>65</text:p>
          </table:table-cell>
          <table:table-cell table:formula="of:=IFERROR(ROUND((MIN(([.$D178]^[.$L$2])/([.$T178]^2);[.$R$2]))*([.$J178]+[.$M$2]))*5;0)" office:value-type="float" office:value="20" calcext:value-type="float">
            <text:p>20</text:p>
          </table:table-cell>
          <table:table-cell table:formula="of:=IFERROR(ROUND((MIN(([.D178]+[.G178]+[.H178])/3/[.$T178];[.$R$2]))*([.$J178]+3))*5;0)" office:value-type="float" office:value="35" calcext:value-type="float">
            <text:p>35</text:p>
          </table:table-cell>
          <table:table-cell table:formula="of:=IFERROR(ROUND(((MIN(([.$H178]^2)/([.$T178]^2);[.$R$2]))*([.$J178]+3)*[.$T$2]))*5;0)" office:value-type="float" office:value="10" calcext:value-type="float">
            <text:p>10</text:p>
          </table:table-cell>
          <table:table-cell table:formula="of:=IFERROR(ROUND(((MIN(([.$E178]^2)/([.$T178]^2);[.$R$2]))*([.$J178]+3)*[.$T$2]))*5;0)" office:value-type="float" office:value="30" calcext:value-type="float">
            <text:p>30</text:p>
          </table:table-cell>
          <table:table-cell table:formula="of:=IFERROR(ROUND(((MIN(([.$G178]^2)/([.$T178]^2);[.$R$2]))*([.$J178]+3)*[.$T$2]))*5;0)" office:value-type="float" office:value="30" calcext:value-type="float">
            <text:p>30</text:p>
          </table:table-cell>
          <table:table-cell table:formula="of:=IFERROR(ROUND((MIN(([.$F178]^[.$Q$2])/([.$T178]^2);[.$R$2]))*([.$J178]+[.$M$2]))*5;0)" office:value-type="float" office:value="45" calcext:value-type="float">
            <text:p>45</text:p>
          </table:table-cell>
          <table:table-cell table:formula="of:=ROUND(AVERAGE([.K178:.Q178]))" office:value-type="float" office:value="34" calcext:value-type="float">
            <text:p>34</text:p>
          </table:table-cell>
          <table:table-cell table:formula="of:=ROUND((([.I178]/[.$S$1])*MAX([.I178]/350;0.8));2)" office:value-type="float" office:value="4.95" calcext:value-type="float">
            <text:p>4.95</text:p>
          </table:table-cell>
          <table:table-cell table:formula="of:=ROUND([.I178]/6;2)" office:value-type="float" office:value="65.83" calcext:value-type="float">
            <text:p>65.83</text:p>
          </table:table-cell>
          <table:table-cell/>
          <table:table-cell table:formula="of:=IFERROR(ROUND((((MIN(([.$C178]^2)/([.$T178]^2);[.$S$2])))*[.$S178]*0.8)+([.C178]/10))+10;10)" office:value-type="float" office:value="20" calcext:value-type="float">
            <text:p>20</text:p>
          </table:table-cell>
          <table:table-cell table:formula="of:=IFERROR(ROUND(((MIN(([.$D178]^2)/([.$T178]^2);[.$S$2])))*[.$S178]);0)" office:value-type="float" office:value="4" calcext:value-type="float">
            <text:p>4</text:p>
          </table:table-cell>
          <table:table-cell table:formula="of:=IFERROR(ROUND(MIN(([.D178]+[.G178]+[.H178])/3/[.$T178];[.$S$2])^2*[.$S178]);0)" office:value-type="float" office:value="4" calcext:value-type="float">
            <text:p>4</text:p>
          </table:table-cell>
          <table:table-cell table:formula="of:=IFERROR(ROUND(((MIN(([.H178]^2)/([.$T178]^2);[.$S$2])))*[.$S178]*[.$T$1]);0)" office:value-type="float" office:value="1" calcext:value-type="float">
            <text:p>1</text:p>
          </table:table-cell>
          <table:table-cell table:formula="of:=IFERROR(ROUND(((MIN(([.E178]^2)/([.$T178]^2);[.$S$2])))*[.$S178]*[.$T$1]);0)" office:value-type="float" office:value="4" calcext:value-type="float">
            <text:p>4</text:p>
          </table:table-cell>
          <table:table-cell table:formula="of:=IFERROR(ROUND(((MIN(([.G178]^2)/([.$T178]^2);[.$S$2])))*[.$S178]*[.$T$1]);0)" office:value-type="float" office:value="4" calcext:value-type="float">
            <text:p>4</text:p>
          </table:table-cell>
          <table:table-cell table:formula="of:=IFERROR(ROUND(((MIN(([.F178]^2)/([.$T178]^2);[.$S$2]))*[.$S178]));0)" office:value-type="float" office:value="8" calcext:value-type="float">
            <text:p>8</text:p>
          </table:table-cell>
          <table:table-cell table:formula="of:=ROUND(AVERAGE([.W178:.AB178]);2)" office:value-type="float" office:value="4.17" calcext:value-type="float">
            <text:p>4.17</text:p>
          </table:table-cell>
          <table:table-cell table:formula="of:=ROUND(AVERAGE([.AF178:.AK178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manyteID</text:p>
          </table:table-cell>
          <table:table-cell office:value-type="string" calcext:value-type="string">
            <text:p><text:a xlink:href="http://bulbapedia.bulbagarden.net/wiki/Omanyte_(Pokémon)" xlink:type="simple">Omanyt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formula="of:=SUM([.C179:.H179])" office:value-type="float" office:value="355" calcext:value-type="float">
            <text:p>355</text:p>
          </table:table-cell>
          <table:table-cell table:formula="of:=ROUND((([.I179]/[.$S$1])*MAX([.I179]/420; 1.2));2)" office:value-type="float" office:value="4.73" calcext:value-type="float">
            <text:p>4.73</text:p>
          </table:table-cell>
          <table:table-cell table:formula="of:=IFERROR((ROUND((((MIN(([.$C179]^2)/([.$T179]^2);[.$R$2])))*[.$J179]*0.8)+([.C179]/10))*5)+10; 0)" office:value-type="float" office:value="35" calcext:value-type="float">
            <text:p>35</text:p>
          </table:table-cell>
          <table:table-cell table:formula="of:=IFERROR(ROUND((MIN(([.$D179]^[.$L$2])/([.$T179]^2);[.$R$2]))*([.$J179]+[.$M$2]))*5;0)" office:value-type="float" office:value="10" calcext:value-type="float">
            <text:p>10</text:p>
          </table:table-cell>
          <table:table-cell table:formula="of:=IFERROR(ROUND((MIN(([.D179]+[.G179]+[.H179])/3/[.$T179];[.$R$2]))*([.$J179]+3))*5;0)" office:value-type="float" office:value="30" calcext:value-type="float">
            <text:p>30</text:p>
          </table:table-cell>
          <table:table-cell table:formula="of:=IFERROR(ROUND(((MIN(([.$H179]^2)/([.$T179]^2);[.$R$2]))*([.$J179]+3)*[.$T$2]))*5;0)" office:value-type="float" office:value="10" calcext:value-type="float">
            <text:p>10</text:p>
          </table:table-cell>
          <table:table-cell table:formula="of:=IFERROR(ROUND(((MIN(([.$E179]^2)/([.$T179]^2);[.$R$2]))*([.$J179]+3)*[.$T$2]))*5;0)" office:value-type="float" office:value="50" calcext:value-type="float">
            <text:p>50</text:p>
          </table:table-cell>
          <table:table-cell table:formula="of:=IFERROR(ROUND(((MIN(([.$G179]^2)/([.$T179]^2);[.$R$2]))*([.$J179]+3)*[.$T$2]))*5;0)" office:value-type="float" office:value="20" calcext:value-type="float">
            <text:p>20</text:p>
          </table:table-cell>
          <table:table-cell table:formula="of:=IFERROR(ROUND((MIN(([.$F179]^[.$Q$2])/([.$T179]^2);[.$R$2]))*([.$J179]+[.$M$2]))*5;0)" office:value-type="float" office:value="55" calcext:value-type="float">
            <text:p>55</text:p>
          </table:table-cell>
          <table:table-cell table:formula="of:=ROUND(AVERAGE([.K179:.Q179]))" office:value-type="float" office:value="30" calcext:value-type="float">
            <text:p>30</text:p>
          </table:table-cell>
          <table:table-cell table:formula="of:=ROUND((([.I179]/[.$S$1])*MAX([.I179]/350;0.8));2)" office:value-type="float" office:value="4" calcext:value-type="float">
            <text:p>4</text:p>
          </table:table-cell>
          <table:table-cell table:formula="of:=ROUND([.I179]/6;2)" office:value-type="float" office:value="59.17" calcext:value-type="float">
            <text:p>59.17</text:p>
          </table:table-cell>
          <table:table-cell/>
          <table:table-cell table:formula="of:=IFERROR(ROUND((((MIN(([.$C179]^2)/([.$T179]^2);[.$S$2])))*[.$S179]*0.8)+([.C179]/10))+10;10)" office:value-type="float" office:value="15" calcext:value-type="float">
            <text:p>15</text:p>
          </table:table-cell>
          <table:table-cell table:formula="of:=IFERROR(ROUND(((MIN(([.$D179]^2)/([.$T179]^2);[.$S$2])))*[.$S179]);0)" office:value-type="float" office:value="2" calcext:value-type="float">
            <text:p>2</text:p>
          </table:table-cell>
          <table:table-cell table:formula="of:=IFERROR(ROUND(MIN(([.D179]+[.G179]+[.H179])/3/[.$T179];[.$S$2])^2*[.$S179]);0)" office:value-type="float" office:value="2" calcext:value-type="float">
            <text:p>2</text:p>
          </table:table-cell>
          <table:table-cell table:formula="of:=IFERROR(ROUND(((MIN(([.H179]^2)/([.$T179]^2);[.$S$2])))*[.$S179]*[.$T$1]);0)" office:value-type="float" office:value="1" calcext:value-type="float">
            <text:p>1</text:p>
          </table:table-cell>
          <table:table-cell table:formula="of:=IFERROR(ROUND(((MIN(([.E179]^2)/([.$T179]^2);[.$S$2])))*[.$S179]*[.$T$1]);0)" office:value-type="float" office:value="6" calcext:value-type="float">
            <text:p>6</text:p>
          </table:table-cell>
          <table:table-cell table:formula="of:=IFERROR(ROUND(((MIN(([.G179]^2)/([.$T179]^2);[.$S$2])))*[.$S179]*[.$T$1]);0)" office:value-type="float" office:value="2" calcext:value-type="float">
            <text:p>2</text:p>
          </table:table-cell>
          <table:table-cell table:formula="of:=IFERROR(ROUND(((MIN(([.F179]^2)/([.$T179]^2);[.$S$2]))*[.$S179]));0)" office:value-type="float" office:value="8" calcext:value-type="float">
            <text:p>8</text:p>
          </table:table-cell>
          <table:table-cell table:formula="of:=ROUND(AVERAGE([.W179:.AB179]);2)" office:value-type="float" office:value="3.5" calcext:value-type="float">
            <text:p>3.5</text:p>
          </table:table-cell>
          <table:table-cell table:formula="of:=ROUND(AVERAGE([.AF179:.AK179]);2)"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mastarID</text:p>
          </table:table-cell>
          <table:table-cell office:value-type="string" calcext:value-type="string">
            <text:p><text:a xlink:href="http://bulbapedia.bulbagarden.net/wiki/Omastar_(Pokémon)" xlink:type="simple">Omasta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formula="of:=SUM([.C180:.H180])" office:value-type="float" office:value="495" calcext:value-type="float">
            <text:p>495</text:p>
          </table:table-cell>
          <table:table-cell table:formula="of:=ROUND((([.I180]/[.$S$1])*MAX([.I180]/420; 1.2));2)" office:value-type="float" office:value="6.6" calcext:value-type="float">
            <text:p>6.6</text:p>
          </table:table-cell>
          <table:table-cell table:formula="of:=IFERROR((ROUND((((MIN(([.$C180]^2)/([.$T180]^2);[.$R$2])))*[.$J180]*0.8)+([.C180]/10))*5)+10; 0)" office:value-type="float" office:value="65" calcext:value-type="float">
            <text:p>65</text:p>
          </table:table-cell>
          <table:table-cell table:formula="of:=IFERROR(ROUND((MIN(([.$D180]^[.$L$2])/([.$T180]^2);[.$R$2]))*([.$J180]+[.$M$2]))*5;0)" office:value-type="float" office:value="15" calcext:value-type="float">
            <text:p>15</text:p>
          </table:table-cell>
          <table:table-cell table:formula="of:=IFERROR(ROUND((MIN(([.D180]+[.G180]+[.H180])/3/[.$T180];[.$R$2]))*([.$J180]+3))*5;0)" office:value-type="float" office:value="35" calcext:value-type="float">
            <text:p>35</text:p>
          </table:table-cell>
          <table:table-cell table:formula="of:=IFERROR(ROUND(((MIN(([.$H180]^2)/([.$T180]^2);[.$R$2]))*([.$J180]+3)*[.$T$2]))*5;0)" office:value-type="float" office:value="15" calcext:value-type="float">
            <text:p>15</text:p>
          </table:table-cell>
          <table:table-cell table:formula="of:=IFERROR(ROUND(((MIN(([.$E180]^2)/([.$T180]^2);[.$R$2]))*([.$J180]+3)*[.$T$2]))*5;0)" office:value-type="float" office:value="65" calcext:value-type="float">
            <text:p>65</text:p>
          </table:table-cell>
          <table:table-cell table:formula="of:=IFERROR(ROUND(((MIN(([.$G180]^2)/([.$T180]^2);[.$R$2]))*([.$J180]+3)*[.$T$2]))*5;0)" office:value-type="float" office:value="20" calcext:value-type="float">
            <text:p>20</text:p>
          </table:table-cell>
          <table:table-cell table:formula="of:=IFERROR(ROUND((MIN(([.$F180]^[.$Q$2])/([.$T180]^2);[.$R$2]))*([.$J180]+[.$M$2]))*5;0)" office:value-type="float" office:value="65" calcext:value-type="float">
            <text:p>65</text:p>
          </table:table-cell>
          <table:table-cell table:formula="of:=ROUND(AVERAGE([.K180:.Q180]))" office:value-type="float" office:value="40" calcext:value-type="float">
            <text:p>40</text:p>
          </table:table-cell>
          <table:table-cell table:formula="of:=ROUND((([.I180]/[.$S$1])*MAX([.I180]/350;0.8));2)" office:value-type="float" office:value="7.78" calcext:value-type="float">
            <text:p>7.78</text:p>
          </table:table-cell>
          <table:table-cell table:formula="of:=ROUND([.I180]/6;2)" office:value-type="float" office:value="82.5" calcext:value-type="float">
            <text:p>82.5</text:p>
          </table:table-cell>
          <table:table-cell/>
          <table:table-cell table:formula="of:=IFERROR(ROUND((((MIN(([.$C180]^2)/([.$T180]^2);[.$S$2])))*[.$S180]*0.8)+([.C180]/10))+10;10)" office:value-type="float" office:value="21" calcext:value-type="float">
            <text:p>21</text:p>
          </table:table-cell>
          <table:table-cell table:formula="of:=IFERROR(ROUND(((MIN(([.$D180]^2)/([.$T180]^2);[.$S$2])))*[.$S180]);0)" office:value-type="float" office:value="4" calcext:value-type="float">
            <text:p>4</text:p>
          </table:table-cell>
          <table:table-cell table:formula="of:=IFERROR(ROUND(MIN(([.D180]+[.G180]+[.H180])/3/[.$T180];[.$S$2])^2*[.$S180]);0)" office:value-type="float" office:value="4" calcext:value-type="float">
            <text:p>4</text:p>
          </table:table-cell>
          <table:table-cell table:formula="of:=IFERROR(ROUND(((MIN(([.H180]^2)/([.$T180]^2);[.$S$2])))*[.$S180]*[.$T$1]);0)" office:value-type="float" office:value="2" calcext:value-type="float">
            <text:p>2</text:p>
          </table:table-cell>
          <table:table-cell table:formula="of:=IFERROR(ROUND(((MIN(([.E180]^2)/([.$T180]^2);[.$S$2])))*[.$S180]*[.$T$1]);0)" office:value-type="float" office:value="11" calcext:value-type="float">
            <text:p>11</text:p>
          </table:table-cell>
          <table:table-cell table:formula="of:=IFERROR(ROUND(((MIN(([.G180]^2)/([.$T180]^2);[.$S$2])))*[.$S180]*[.$T$1]);0)" office:value-type="float" office:value="4" calcext:value-type="float">
            <text:p>4</text:p>
          </table:table-cell>
          <table:table-cell table:formula="of:=IFERROR(ROUND(((MIN(([.F180]^2)/([.$T180]^2);[.$S$2]))*[.$S180]));0)" office:value-type="float" office:value="15" calcext:value-type="float">
            <text:p>15</text:p>
          </table:table-cell>
          <table:table-cell table:formula="of:=ROUND(AVERAGE([.W180:.AB180]);2)" office:value-type="float" office:value="6.67" calcext:value-type="float">
            <text:p>6.67</text:p>
          </table:table-cell>
          <table:table-cell table:formula="of:=ROUND(AVERAGE([.AF180:.AK180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abutoID</text:p>
          </table:table-cell>
          <table:table-cell office:value-type="string" calcext:value-type="string">
            <text:p><text:a xlink:href="http://bulbapedia.bulbagarden.net/wiki/Kabuto_(Pokémon)" xlink:type="simple">Kabuto</text:a>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181:.H181])" office:value-type="float" office:value="355" calcext:value-type="float">
            <text:p>355</text:p>
          </table:table-cell>
          <table:table-cell table:formula="of:=ROUND((([.I181]/[.$S$1])*MAX([.I181]/420; 1.2));2)" office:value-type="float" office:value="4.73" calcext:value-type="float">
            <text:p>4.73</text:p>
          </table:table-cell>
          <table:table-cell table:formula="of:=IFERROR((ROUND((((MIN(([.$C181]^2)/([.$T181]^2);[.$R$2])))*[.$J181]*0.8)+([.C181]/10))*5)+10; 0)" office:value-type="float" office:value="30" calcext:value-type="float">
            <text:p>30</text:p>
          </table:table-cell>
          <table:table-cell table:formula="of:=IFERROR(ROUND((MIN(([.$D181]^[.$L$2])/([.$T181]^2);[.$R$2]))*([.$J181]+[.$M$2]))*5;0)" office:value-type="float" office:value="45" calcext:value-type="float">
            <text:p>45</text:p>
          </table:table-cell>
          <table:table-cell table:formula="of:=IFERROR(ROUND((MIN(([.D181]+[.G181]+[.H181])/3/[.$T181];[.$R$2]))*([.$J181]+3))*5;0)" office:value-type="float" office:value="40" calcext:value-type="float">
            <text:p>40</text:p>
          </table:table-cell>
          <table:table-cell table:formula="of:=IFERROR(ROUND(((MIN(([.$H181]^2)/([.$T181]^2);[.$R$2]))*([.$J181]+3)*[.$T$2]))*5;0)" office:value-type="float" office:value="20" calcext:value-type="float">
            <text:p>20</text:p>
          </table:table-cell>
          <table:table-cell table:formula="of:=IFERROR(ROUND(((MIN(([.$E181]^2)/([.$T181]^2);[.$R$2]))*([.$J181]+3)*[.$T$2]))*5;0)" office:value-type="float" office:value="50" calcext:value-type="float">
            <text:p>50</text:p>
          </table:table-cell>
          <table:table-cell table:formula="of:=IFERROR(ROUND(((MIN(([.$G181]^2)/([.$T181]^2);[.$R$2]))*([.$J181]+3)*[.$T$2]))*5;0)" office:value-type="float" office:value="15" calcext:value-type="float">
            <text:p>15</text:p>
          </table:table-cell>
          <table:table-cell table:formula="of:=IFERROR(ROUND((MIN(([.$F181]^[.$Q$2])/([.$T181]^2);[.$R$2]))*([.$J181]+[.$M$2]))*5;0)" office:value-type="float" office:value="20" calcext:value-type="float">
            <text:p>20</text:p>
          </table:table-cell>
          <table:table-cell table:formula="of:=ROUND(AVERAGE([.K181:.Q181]))" office:value-type="float" office:value="31" calcext:value-type="float">
            <text:p>31</text:p>
          </table:table-cell>
          <table:table-cell table:formula="of:=ROUND((([.I181]/[.$S$1])*MAX([.I181]/350;0.8));2)" office:value-type="float" office:value="4" calcext:value-type="float">
            <text:p>4</text:p>
          </table:table-cell>
          <table:table-cell table:formula="of:=ROUND([.I181]/6;2)" office:value-type="float" office:value="59.17" calcext:value-type="float">
            <text:p>59.17</text:p>
          </table:table-cell>
          <table:table-cell/>
          <table:table-cell table:formula="of:=IFERROR(ROUND((((MIN(([.$C181]^2)/([.$T181]^2);[.$S$2])))*[.$S181]*0.8)+([.C181]/10))+10;10)" office:value-type="float" office:value="14" calcext:value-type="float">
            <text:p>14</text:p>
          </table:table-cell>
          <table:table-cell table:formula="of:=IFERROR(ROUND(((MIN(([.$D181]^2)/([.$T181]^2);[.$S$2])))*[.$S181]);0)" office:value-type="float" office:value="7" calcext:value-type="float">
            <text:p>7</text:p>
          </table:table-cell>
          <table:table-cell table:formula="of:=IFERROR(ROUND(MIN(([.D181]+[.G181]+[.H181])/3/[.$T181];[.$S$2])^2*[.$S181]);0)" office:value-type="float" office:value="4" calcext:value-type="float">
            <text:p>4</text:p>
          </table:table-cell>
          <table:table-cell table:formula="of:=IFERROR(ROUND(((MIN(([.H181]^2)/([.$T181]^2);[.$S$2])))*[.$S181]*[.$T$1]);0)" office:value-type="float" office:value="2" calcext:value-type="float">
            <text:p>2</text:p>
          </table:table-cell>
          <table:table-cell table:formula="of:=IFERROR(ROUND(((MIN(([.E181]^2)/([.$T181]^2);[.$S$2])))*[.$S181]*[.$T$1]);0)" office:value-type="float" office:value="6" calcext:value-type="float">
            <text:p>6</text:p>
          </table:table-cell>
          <table:table-cell table:formula="of:=IFERROR(ROUND(((MIN(([.G181]^2)/([.$T181]^2);[.$S$2])))*[.$S181]*[.$T$1]);0)" office:value-type="float" office:value="2" calcext:value-type="float">
            <text:p>2</text:p>
          </table:table-cell>
          <table:table-cell table:formula="of:=IFERROR(ROUND(((MIN(([.F181]^2)/([.$T181]^2);[.$S$2]))*[.$S181]));0)" office:value-type="float" office:value="3" calcext:value-type="float">
            <text:p>3</text:p>
          </table:table-cell>
          <table:table-cell table:formula="of:=ROUND(AVERAGE([.W181:.AB181]);2)" office:value-type="float" office:value="4" calcext:value-type="float">
            <text:p>4</text:p>
          </table:table-cell>
          <table:table-cell table:formula="of:=ROUND(AVERAGE([.AF181:.AK181]);2)" office:value-type="float" office:value="2.33" calcext:value-type="float">
            <text:p>2.3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abutopsID</text:p>
          </table:table-cell>
          <table:table-cell office:value-type="string" calcext:value-type="string">
            <text:p><text:a xlink:href="http://bulbapedia.bulbagarden.net/wiki/Kabutops_(Pokémon)" xlink:type="simple">Kabutops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SUM([.C182:.H182])" office:value-type="float" office:value="495" calcext:value-type="float">
            <text:p>495</text:p>
          </table:table-cell>
          <table:table-cell table:formula="of:=ROUND((([.I182]/[.$S$1])*MAX([.I182]/420; 1.2));2)" office:value-type="float" office:value="6.6" calcext:value-type="float">
            <text:p>6.6</text:p>
          </table:table-cell>
          <table:table-cell table:formula="of:=IFERROR((ROUND((((MIN(([.$C182]^2)/([.$T182]^2);[.$R$2])))*[.$J182]*0.8)+([.C182]/10))*5)+10; 0)" office:value-type="float" office:value="55" calcext:value-type="float">
            <text:p>55</text:p>
          </table:table-cell>
          <table:table-cell table:formula="of:=IFERROR(ROUND((MIN(([.$D182]^[.$L$2])/([.$T182]^2);[.$R$2]))*([.$J182]+[.$M$2]))*5;0)" office:value-type="float" office:value="65" calcext:value-type="float">
            <text:p>65</text:p>
          </table:table-cell>
          <table:table-cell table:formula="of:=IFERROR(ROUND((MIN(([.D182]+[.G182]+[.H182])/3/[.$T182];[.$R$2]))*([.$J182]+3))*5;0)" office:value-type="float" office:value="50" calcext:value-type="float">
            <text:p>50</text:p>
          </table:table-cell>
          <table:table-cell table:formula="of:=IFERROR(ROUND(((MIN(([.$H182]^2)/([.$T182]^2);[.$R$2]))*([.$J182]+3)*[.$T$2]))*5;0)" office:value-type="float" office:value="25" calcext:value-type="float">
            <text:p>25</text:p>
          </table:table-cell>
          <table:table-cell table:formula="of:=IFERROR(ROUND(((MIN(([.$E182]^2)/([.$T182]^2);[.$R$2]))*([.$J182]+3)*[.$T$2]))*5;0)" office:value-type="float" office:value="45" calcext:value-type="float">
            <text:p>45</text:p>
          </table:table-cell>
          <table:table-cell table:formula="of:=IFERROR(ROUND(((MIN(([.$G182]^2)/([.$T182]^2);[.$R$2]))*([.$J182]+3)*[.$T$2]))*5;0)" office:value-type="float" office:value="20" calcext:value-type="float">
            <text:p>20</text:p>
          </table:table-cell>
          <table:table-cell table:formula="of:=IFERROR(ROUND((MIN(([.$F182]^[.$Q$2])/([.$T182]^2);[.$R$2]))*([.$J182]+[.$M$2]))*5;0)" office:value-type="float" office:value="20" calcext:value-type="float">
            <text:p>20</text:p>
          </table:table-cell>
          <table:table-cell table:formula="of:=ROUND(AVERAGE([.K182:.Q182]))" office:value-type="float" office:value="40" calcext:value-type="float">
            <text:p>40</text:p>
          </table:table-cell>
          <table:table-cell table:formula="of:=ROUND((([.I182]/[.$S$1])*MAX([.I182]/350;0.8));2)" office:value-type="float" office:value="7.78" calcext:value-type="float">
            <text:p>7.78</text:p>
          </table:table-cell>
          <table:table-cell table:formula="of:=ROUND([.I182]/6;2)" office:value-type="float" office:value="82.5" calcext:value-type="float">
            <text:p>82.5</text:p>
          </table:table-cell>
          <table:table-cell/>
          <table:table-cell table:formula="of:=IFERROR(ROUND((((MIN(([.$C182]^2)/([.$T182]^2);[.$S$2])))*[.$S182]*0.8)+([.C182]/10))+10;10)" office:value-type="float" office:value="19" calcext:value-type="float">
            <text:p>19</text:p>
          </table:table-cell>
          <table:table-cell table:formula="of:=IFERROR(ROUND(((MIN(([.$D182]^2)/([.$T182]^2);[.$S$2])))*[.$S182]);0)" office:value-type="float" office:value="15" calcext:value-type="float">
            <text:p>15</text:p>
          </table:table-cell>
          <table:table-cell table:formula="of:=IFERROR(ROUND(MIN(([.D182]+[.G182]+[.H182])/3/[.$T182];[.$S$2])^2*[.$S182]);0)" office:value-type="float" office:value="9" calcext:value-type="float">
            <text:p>9</text:p>
          </table:table-cell>
          <table:table-cell table:formula="of:=IFERROR(ROUND(((MIN(([.H182]^2)/([.$T182]^2);[.$S$2])))*[.$S182]*[.$T$1]);0)" office:value-type="float" office:value="5" calcext:value-type="float">
            <text:p>5</text:p>
          </table:table-cell>
          <table:table-cell table:formula="of:=IFERROR(ROUND(((MIN(([.E182]^2)/([.$T182]^2);[.$S$2])))*[.$S182]*[.$T$1]);0)" office:value-type="float" office:value="9" calcext:value-type="float">
            <text:p>9</text:p>
          </table:table-cell>
          <table:table-cell table:formula="of:=IFERROR(ROUND(((MIN(([.G182]^2)/([.$T182]^2);[.$S$2])))*[.$S182]*[.$T$1]);0)" office:value-type="float" office:value="4" calcext:value-type="float">
            <text:p>4</text:p>
          </table:table-cell>
          <table:table-cell table:formula="of:=IFERROR(ROUND(((MIN(([.F182]^2)/([.$T182]^2);[.$S$2]))*[.$S182]));0)" office:value-type="float" office:value="5" calcext:value-type="float">
            <text:p>5</text:p>
          </table:table-cell>
          <table:table-cell table:formula="of:=ROUND(AVERAGE([.W182:.AB182]);2)" office:value-type="float" office:value="7.83" calcext:value-type="float">
            <text:p>7.83</text:p>
          </table:table-cell>
          <table:table-cell table:formula="of:=ROUND(AVERAGE([.AF182:.AK182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erodactylID</text:p>
          </table:table-cell>
          <table:table-cell office:value-type="string" calcext:value-type="string">
            <text:p><text:a xlink:href="http://bulbapedia.bulbagarden.net/wiki/Aerodactyl_(Pokémon)" xlink:type="simple">Aerodacty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formula="of:=SUM([.C183:.H183])" office:value-type="float" office:value="515" calcext:value-type="float">
            <text:p>515</text:p>
          </table:table-cell>
          <table:table-cell table:formula="of:=ROUND((([.I183]/[.$S$1])*MAX([.I183]/420; 1.2));2)" office:value-type="float" office:value="7.02" calcext:value-type="float">
            <text:p>7.02</text:p>
          </table:table-cell>
          <table:table-cell table:formula="of:=IFERROR((ROUND((((MIN(([.$C183]^2)/([.$T183]^2);[.$R$2])))*[.$J183]*0.8)+([.C183]/10))*5)+10; 0)" office:value-type="float" office:value="75" calcext:value-type="float">
            <text:p>75</text:p>
          </table:table-cell>
          <table:table-cell table:formula="of:=IFERROR(ROUND((MIN(([.$D183]^[.$L$2])/([.$T183]^2);[.$R$2]))*([.$J183]+[.$M$2]))*5;0)" office:value-type="float" office:value="50" calcext:value-type="float">
            <text:p>50</text:p>
          </table:table-cell>
          <table:table-cell table:formula="of:=IFERROR(ROUND((MIN(([.D183]+[.G183]+[.H183])/3/[.$T183];[.$R$2]))*([.$J183]+3))*5;0)" office:value-type="float" office:value="60" calcext:value-type="float">
            <text:p>60</text:p>
          </table:table-cell>
          <table:table-cell table:formula="of:=IFERROR(ROUND(((MIN(([.$H183]^2)/([.$T183]^2);[.$R$2]))*([.$J183]+3)*[.$T$2]))*5;0)" office:value-type="float" office:value="65" calcext:value-type="float">
            <text:p>65</text:p>
          </table:table-cell>
          <table:table-cell table:formula="of:=IFERROR(ROUND(((MIN(([.$E183]^2)/([.$T183]^2);[.$R$2]))*([.$J183]+3)*[.$T$2]))*5;0)" office:value-type="float" office:value="15" calcext:value-type="float">
            <text:p>15</text:p>
          </table:table-cell>
          <table:table-cell table:formula="of:=IFERROR(ROUND(((MIN(([.$G183]^2)/([.$T183]^2);[.$R$2]))*([.$J183]+3)*[.$T$2]))*5;0)" office:value-type="float" office:value="25" calcext:value-type="float">
            <text:p>25</text:p>
          </table:table-cell>
          <table:table-cell table:formula="of:=IFERROR(ROUND((MIN(([.$F183]^[.$Q$2])/([.$T183]^2);[.$R$2]))*([.$J183]+[.$M$2]))*5;0)" office:value-type="float" office:value="15" calcext:value-type="float">
            <text:p>15</text:p>
          </table:table-cell>
          <table:table-cell table:formula="of:=ROUND(AVERAGE([.K183:.Q183]))" office:value-type="float" office:value="44" calcext:value-type="float">
            <text:p>44</text:p>
          </table:table-cell>
          <table:table-cell table:formula="of:=ROUND((([.I183]/[.$S$1])*MAX([.I183]/350;0.8));2)" office:value-type="float" office:value="8.42" calcext:value-type="float">
            <text:p>8.42</text:p>
          </table:table-cell>
          <table:table-cell table:formula="of:=ROUND([.I183]/6;2)" office:value-type="float" office:value="85.83" calcext:value-type="float">
            <text:p>85.83</text:p>
          </table:table-cell>
          <table:table-cell/>
          <table:table-cell table:formula="of:=IFERROR(ROUND((((MIN(([.$C183]^2)/([.$T183]^2);[.$S$2])))*[.$S183]*0.8)+([.C183]/10))+10;10)" office:value-type="float" office:value="24" calcext:value-type="float">
            <text:p>24</text:p>
          </table:table-cell>
          <table:table-cell table:formula="of:=IFERROR(ROUND(((MIN(([.$D183]^2)/([.$T183]^2);[.$S$2])))*[.$S183]);0)" office:value-type="float" office:value="13" calcext:value-type="float">
            <text:p>13</text:p>
          </table:table-cell>
          <table:table-cell table:formula="of:=IFERROR(ROUND(MIN(([.D183]+[.G183]+[.H183])/3/[.$T183];[.$S$2])^2*[.$S183]);0)" office:value-type="float" office:value="12" calcext:value-type="float">
            <text:p>12</text:p>
          </table:table-cell>
          <table:table-cell table:formula="of:=IFERROR(ROUND(((MIN(([.H183]^2)/([.$T183]^2);[.$S$2])))*[.$S183]*[.$T$1]);0)" office:value-type="float" office:value="12" calcext:value-type="float">
            <text:p>12</text:p>
          </table:table-cell>
          <table:table-cell table:formula="of:=IFERROR(ROUND(((MIN(([.E183]^2)/([.$T183]^2);[.$S$2])))*[.$S183]*[.$T$1]);0)" office:value-type="float" office:value="3" calcext:value-type="float">
            <text:p>3</text:p>
          </table:table-cell>
          <table:table-cell table:formula="of:=IFERROR(ROUND(((MIN(([.G183]^2)/([.$T183]^2);[.$S$2])))*[.$S183]*[.$T$1]);0)" office:value-type="float" office:value="5" calcext:value-type="float">
            <text:p>5</text:p>
          </table:table-cell>
          <table:table-cell table:formula="of:=IFERROR(ROUND(((MIN(([.F183]^2)/([.$T183]^2);[.$S$2]))*[.$S183]));0)" office:value-type="float" office:value="4" calcext:value-type="float">
            <text:p>4</text:p>
          </table:table-cell>
          <table:table-cell table:formula="of:=ROUND(AVERAGE([.W183:.AB183]);2)" office:value-type="float" office:value="8.17" calcext:value-type="float">
            <text:p>8.17</text:p>
          </table:table-cell>
          <table:table-cell table:formula="of:=ROUND(AVERAGE([.AF183:.AK183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norlaxID</text:p>
          </table:table-cell>
          <table:table-cell office:value-type="string" calcext:value-type="string">
            <text:p><text:a xlink:href="http://bulbapedia.bulbagarden.net/wiki/Snorlax_(Pokémon)" xlink:type="simple">Snorlax</text:a>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formula="of:=SUM([.C184:.H184])" office:value-type="float" office:value="540" calcext:value-type="float">
            <text:p>540</text:p>
          </table:table-cell>
          <table:table-cell table:formula="of:=ROUND((([.I184]/[.$S$1])*MAX([.I184]/420; 1.2));2)" office:value-type="float" office:value="7.71" calcext:value-type="float">
            <text:p>7.71</text:p>
          </table:table-cell>
          <table:table-cell table:formula="of:=IFERROR((ROUND((((MIN(([.$C184]^2)/([.$T184]^2);[.$R$2])))*[.$J184]*0.8)+([.C184]/10))*5)+10; 0)" office:value-type="float" office:value="160" calcext:value-type="float">
            <text:p>160</text:p>
          </table:table-cell>
          <table:table-cell table:formula="of:=IFERROR(ROUND((MIN(([.$D184]^[.$L$2])/([.$T184]^2);[.$R$2]))*([.$J184]+[.$M$2]))*5;0)" office:value-type="float" office:value="55" calcext:value-type="float">
            <text:p>55</text:p>
          </table:table-cell>
          <table:table-cell table:formula="of:=IFERROR(ROUND((MIN(([.D184]+[.G184]+[.H184])/3/[.$T184];[.$R$2]))*([.$J184]+3))*5;0)" office:value-type="float" office:value="50" calcext:value-type="float">
            <text:p>50</text:p>
          </table:table-cell>
          <table:table-cell table:formula="of:=IFERROR(ROUND(((MIN(([.$H184]^2)/([.$T184]^2);[.$R$2]))*([.$J184]+3)*[.$T$2]))*5;0)" office:value-type="float" office:value="5" calcext:value-type="float">
            <text:p>5</text:p>
          </table:table-cell>
          <table:table-cell table:formula="of:=IFERROR(ROUND(((MIN(([.$E184]^2)/([.$T184]^2);[.$R$2]))*([.$J184]+3)*[.$T$2]))*5;0)" office:value-type="float" office:value="15" calcext:value-type="float">
            <text:p>15</text:p>
          </table:table-cell>
          <table:table-cell table:formula="of:=IFERROR(ROUND(((MIN(([.$G184]^2)/([.$T184]^2);[.$R$2]))*([.$J184]+3)*[.$T$2]))*5;0)" office:value-type="float" office:value="50" calcext:value-type="float">
            <text:p>50</text:p>
          </table:table-cell>
          <table:table-cell table:formula="of:=IFERROR(ROUND((MIN(([.$F184]^[.$Q$2])/([.$T184]^2);[.$R$2]))*([.$J184]+[.$M$2]))*5;0)" office:value-type="float" office:value="20" calcext:value-type="float">
            <text:p>20</text:p>
          </table:table-cell>
          <table:table-cell table:formula="of:=ROUND(AVERAGE([.K184:.Q184]))" office:value-type="float" office:value="51" calcext:value-type="float">
            <text:p>51</text:p>
          </table:table-cell>
          <table:table-cell table:formula="of:=ROUND((([.I184]/[.$S$1])*MAX([.I184]/350;0.8));2)" office:value-type="float" office:value="9.26" calcext:value-type="float">
            <text:p>9.26</text:p>
          </table:table-cell>
          <table:table-cell table:formula="of:=ROUND([.I184]/6;2)" office:value-type="float" office:value="90" calcext:value-type="float">
            <text:p>90</text:p>
          </table:table-cell>
          <table:table-cell/>
          <table:table-cell table:formula="of:=IFERROR(ROUND((((MIN(([.$C184]^2)/([.$T184]^2);[.$S$2])))*[.$S184]*0.8)+([.C184]/10))+10;10)" office:value-type="float" office:value="41" calcext:value-type="float">
            <text:p>41</text:p>
          </table:table-cell>
          <table:table-cell table:formula="of:=IFERROR(ROUND(((MIN(([.$D184]^2)/([.$T184]^2);[.$S$2])))*[.$S184]);0)" office:value-type="float" office:value="14" calcext:value-type="float">
            <text:p>14</text:p>
          </table:table-cell>
          <table:table-cell table:formula="of:=IFERROR(ROUND(MIN(([.D184]+[.G184]+[.H184])/3/[.$T184];[.$S$2])^2*[.$S184]);0)" office:value-type="float" office:value="8" calcext:value-type="float">
            <text:p>8</text:p>
          </table:table-cell>
          <table:table-cell table:formula="of:=IFERROR(ROUND(((MIN(([.H184]^2)/([.$T184]^2);[.$S$2])))*[.$S184]*[.$T$1]);0)" office:value-type="float" office:value="1" calcext:value-type="float">
            <text:p>1</text:p>
          </table:table-cell>
          <table:table-cell table:formula="of:=IFERROR(ROUND(((MIN(([.E184]^2)/([.$T184]^2);[.$S$2])))*[.$S184]*[.$T$1]);0)" office:value-type="float" office:value="3" calcext:value-type="float">
            <text:p>3</text:p>
          </table:table-cell>
          <table:table-cell table:formula="of:=IFERROR(ROUND(((MIN(([.G184]^2)/([.$T184]^2);[.$S$2])))*[.$S184]*[.$T$1]);0)" office:value-type="float" office:value="10" calcext:value-type="float">
            <text:p>10</text:p>
          </table:table-cell>
          <table:table-cell table:formula="of:=IFERROR(ROUND(((MIN(([.F184]^2)/([.$T184]^2);[.$S$2]))*[.$S184]));0)" office:value-type="float" office:value="5" calcext:value-type="float">
            <text:p>5</text:p>
          </table:table-cell>
          <table:table-cell table:formula="of:=ROUND(AVERAGE([.W184:.AB184]);2)" office:value-type="float" office:value="6.83" calcext:value-type="float">
            <text:p>6.83</text:p>
          </table:table-cell>
          <table:table-cell table:formula="of:=ROUND(AVERAGE([.AF184:.AK184]);2)" office:value-type="float" office:value="2.67" calcext:value-type="float">
            <text:p>2.6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rticunoID</text:p>
          </table:table-cell>
          <table:table-cell office:value-type="string" calcext:value-type="string">
            <text:p><text:a xlink:href="http://bulbapedia.bulbagarden.net/wiki/Articuno_(Pokémon)" xlink:type="simple">Articuno</text:a>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formula="of:=SUM([.C185:.H185])" office:value-type="float" office:value="580" calcext:value-type="float">
            <text:p>580</text:p>
          </table:table-cell>
          <table:table-cell table:formula="of:=ROUND((([.I185]/[.$S$1])*MAX([.I185]/420; 1.2));2)" office:value-type="float" office:value="8.9" calcext:value-type="float">
            <text:p>8.9</text:p>
          </table:table-cell>
          <table:table-cell table:formula="of:=IFERROR((ROUND((((MIN(([.$C185]^2)/([.$T185]^2);[.$R$2])))*[.$J185]*0.8)+([.C185]/10))*5)+10; 0)" office:value-type="float" office:value="85" calcext:value-type="float">
            <text:p>85</text:p>
          </table:table-cell>
          <table:table-cell table:formula="of:=IFERROR(ROUND((MIN(([.$D185]^[.$L$2])/([.$T185]^2);[.$R$2]))*([.$J185]+[.$M$2]))*5;0)" office:value-type="float" office:value="35" calcext:value-type="float">
            <text:p>35</text:p>
          </table:table-cell>
          <table:table-cell table:formula="of:=IFERROR(ROUND((MIN(([.D185]+[.G185]+[.H185])/3/[.$T185];[.$R$2]))*([.$J185]+3))*5;0)" office:value-type="float" office:value="60" calcext:value-type="float">
            <text:p>60</text:p>
          </table:table-cell>
          <table:table-cell table:formula="of:=IFERROR(ROUND(((MIN(([.$H185]^2)/([.$T185]^2);[.$R$2]))*([.$J185]+3)*[.$T$2]))*5;0)" office:value-type="float" office:value="30" calcext:value-type="float">
            <text:p>30</text:p>
          </table:table-cell>
          <table:table-cell table:formula="of:=IFERROR(ROUND(((MIN(([.$E185]^2)/([.$T185]^2);[.$R$2]))*([.$J185]+3)*[.$T$2]))*5;0)" office:value-type="float" office:value="40" calcext:value-type="float">
            <text:p>40</text:p>
          </table:table-cell>
          <table:table-cell table:formula="of:=IFERROR(ROUND(((MIN(([.$G185]^2)/([.$T185]^2);[.$R$2]))*([.$J185]+3)*[.$T$2]))*5;0)" office:value-type="float" office:value="60" calcext:value-type="float">
            <text:p>60</text:p>
          </table:table-cell>
          <table:table-cell table:formula="of:=IFERROR(ROUND((MIN(([.$F185]^[.$Q$2])/([.$T185]^2);[.$R$2]))*([.$J185]+[.$M$2]))*5;0)" office:value-type="float" office:value="40" calcext:value-type="float">
            <text:p>40</text:p>
          </table:table-cell>
          <table:table-cell table:formula="of:=ROUND(AVERAGE([.K185:.Q185]))" office:value-type="float" office:value="50" calcext:value-type="float">
            <text:p>50</text:p>
          </table:table-cell>
          <table:table-cell table:formula="of:=ROUND((([.I185]/[.$S$1])*MAX([.I185]/350;0.8));2)" office:value-type="float" office:value="10.68" calcext:value-type="float">
            <text:p>10.68</text:p>
          </table:table-cell>
          <table:table-cell table:formula="of:=ROUND([.I185]/6;2)" office:value-type="float" office:value="96.67" calcext:value-type="float">
            <text:p>96.67</text:p>
          </table:table-cell>
          <table:table-cell/>
          <table:table-cell table:formula="of:=IFERROR(ROUND((((MIN(([.$C185]^2)/([.$T185]^2);[.$S$2])))*[.$S185]*0.8)+([.C185]/10))+10;10)" office:value-type="float" office:value="26" calcext:value-type="float">
            <text:p>26</text:p>
          </table:table-cell>
          <table:table-cell table:formula="of:=IFERROR(ROUND(((MIN(([.$D185]^2)/([.$T185]^2);[.$S$2])))*[.$S185]);0)" office:value-type="float" office:value="8" calcext:value-type="float">
            <text:p>8</text:p>
          </table:table-cell>
          <table:table-cell table:formula="of:=IFERROR(ROUND(MIN(([.D185]+[.G185]+[.H185])/3/[.$T185];[.$S$2])^2*[.$S185]);0)" office:value-type="float" office:value="11" calcext:value-type="float">
            <text:p>11</text:p>
          </table:table-cell>
          <table:table-cell table:formula="of:=IFERROR(ROUND(((MIN(([.H185]^2)/([.$T185]^2);[.$S$2])))*[.$S185]*[.$T$1]);0)" office:value-type="float" office:value="6" calcext:value-type="float">
            <text:p>6</text:p>
          </table:table-cell>
          <table:table-cell table:formula="of:=IFERROR(ROUND(((MIN(([.E185]^2)/([.$T185]^2);[.$S$2])))*[.$S185]*[.$T$1]);0)" office:value-type="float" office:value="8" calcext:value-type="float">
            <text:p>8</text:p>
          </table:table-cell>
          <table:table-cell table:formula="of:=IFERROR(ROUND(((MIN(([.G185]^2)/([.$T185]^2);[.$S$2])))*[.$S185]*[.$T$1]);0)" office:value-type="float" office:value="12" calcext:value-type="float">
            <text:p>12</text:p>
          </table:table-cell>
          <table:table-cell table:formula="of:=IFERROR(ROUND(((MIN(([.F185]^2)/([.$T185]^2);[.$S$2]))*[.$S185]));0)" office:value-type="float" office:value="10" calcext:value-type="float">
            <text:p>10</text:p>
          </table:table-cell>
          <table:table-cell table:formula="of:=ROUND(AVERAGE([.W185:.AB185]);2)" office:value-type="float" office:value="9.17" calcext:value-type="float">
            <text:p>9.17</text:p>
          </table:table-cell>
          <table:table-cell table:formula="of:=ROUND(AVERAGE([.AF185:.AK185]);2)" office:value-type="float" office:value="7.5" calcext:value-type="float">
            <text:p>7.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ZapdosID</text:p>
          </table:table-cell>
          <table:table-cell office:value-type="string" calcext:value-type="string">
            <text:p><text:a xlink:href="http://bulbapedia.bulbagarden.net/wiki/Zapdos_(Pokémon)" xlink:type="simple">Zapdos</text:a>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.C186:.H186])" office:value-type="float" office:value="580" calcext:value-type="float">
            <text:p>580</text:p>
          </table:table-cell>
          <table:table-cell table:formula="of:=ROUND((([.I186]/[.$S$1])*MAX([.I186]/420; 1.2));2)" office:value-type="float" office:value="8.9" calcext:value-type="float">
            <text:p>8.9</text:p>
          </table:table-cell>
          <table:table-cell table:formula="of:=IFERROR((ROUND((((MIN(([.$C186]^2)/([.$T186]^2);[.$R$2])))*[.$J186]*0.8)+([.C186]/10))*5)+10; 0)" office:value-type="float" office:value="85" calcext:value-type="float">
            <text:p>85</text:p>
          </table:table-cell>
          <table:table-cell table:formula="of:=IFERROR(ROUND((MIN(([.$D186]^[.$L$2])/([.$T186]^2);[.$R$2]))*([.$J186]+[.$M$2]))*5;0)" office:value-type="float" office:value="35" calcext:value-type="float">
            <text:p>35</text:p>
          </table:table-cell>
          <table:table-cell table:formula="of:=IFERROR(ROUND((MIN(([.D186]+[.G186]+[.H186])/3/[.$T186];[.$R$2]))*([.$J186]+3))*5;0)" office:value-type="float" office:value="55" calcext:value-type="float">
            <text:p>55</text:p>
          </table:table-cell>
          <table:table-cell table:formula="of:=IFERROR(ROUND(((MIN(([.$H186]^2)/([.$T186]^2);[.$R$2]))*([.$J186]+3)*[.$T$2]))*5;0)" office:value-type="float" office:value="40" calcext:value-type="float">
            <text:p>40</text:p>
          </table:table-cell>
          <table:table-cell table:formula="of:=IFERROR(ROUND(((MIN(([.$E186]^2)/([.$T186]^2);[.$R$2]))*([.$J186]+3)*[.$T$2]))*5;0)" office:value-type="float" office:value="30" calcext:value-type="float">
            <text:p>30</text:p>
          </table:table-cell>
          <table:table-cell table:formula="of:=IFERROR(ROUND(((MIN(([.$G186]^2)/([.$T186]^2);[.$R$2]))*([.$J186]+3)*[.$T$2]))*5;0)" office:value-type="float" office:value="30" calcext:value-type="float">
            <text:p>30</text:p>
          </table:table-cell>
          <table:table-cell table:formula="of:=IFERROR(ROUND((MIN(([.$F186]^[.$Q$2])/([.$T186]^2);[.$R$2]))*([.$J186]+[.$M$2]))*5;0)" office:value-type="float" office:value="70" calcext:value-type="float">
            <text:p>70</text:p>
          </table:table-cell>
          <table:table-cell table:formula="of:=ROUND(AVERAGE([.K186:.Q186]))" office:value-type="float" office:value="49" calcext:value-type="float">
            <text:p>49</text:p>
          </table:table-cell>
          <table:table-cell table:formula="of:=ROUND((([.I186]/[.$S$1])*MAX([.I186]/350;0.8));2)" office:value-type="float" office:value="10.68" calcext:value-type="float">
            <text:p>10.68</text:p>
          </table:table-cell>
          <table:table-cell table:formula="of:=ROUND([.I186]/6;2)" office:value-type="float" office:value="96.67" calcext:value-type="float">
            <text:p>96.67</text:p>
          </table:table-cell>
          <table:table-cell/>
          <table:table-cell table:formula="of:=IFERROR(ROUND((((MIN(([.$C186]^2)/([.$T186]^2);[.$S$2])))*[.$S186]*0.8)+([.C186]/10))+10;10)" office:value-type="float" office:value="26" calcext:value-type="float">
            <text:p>26</text:p>
          </table:table-cell>
          <table:table-cell table:formula="of:=IFERROR(ROUND(((MIN(([.$D186]^2)/([.$T186]^2);[.$S$2])))*[.$S186]);0)" office:value-type="float" office:value="9" calcext:value-type="float">
            <text:p>9</text:p>
          </table:table-cell>
          <table:table-cell table:formula="of:=IFERROR(ROUND(MIN(([.D186]+[.G186]+[.H186])/3/[.$T186];[.$S$2])^2*[.$S186]);0)" office:value-type="float" office:value="10" calcext:value-type="float">
            <text:p>10</text:p>
          </table:table-cell>
          <table:table-cell table:formula="of:=IFERROR(ROUND(((MIN(([.H186]^2)/([.$T186]^2);[.$S$2])))*[.$S186]*[.$T$1]);0)" office:value-type="float" office:value="8" calcext:value-type="float">
            <text:p>8</text:p>
          </table:table-cell>
          <table:table-cell table:formula="of:=IFERROR(ROUND(((MIN(([.E186]^2)/([.$T186]^2);[.$S$2])))*[.$S186]*[.$T$1]);0)" office:value-type="float" office:value="6" calcext:value-type="float">
            <text:p>6</text:p>
          </table:table-cell>
          <table:table-cell table:formula="of:=IFERROR(ROUND(((MIN(([.G186]^2)/([.$T186]^2);[.$S$2])))*[.$S186]*[.$T$1]);0)" office:value-type="float" office:value="6" calcext:value-type="float">
            <text:p>6</text:p>
          </table:table-cell>
          <table:table-cell table:formula="of:=IFERROR(ROUND(((MIN(([.F186]^2)/([.$T186]^2);[.$S$2]))*[.$S186]));0)" office:value-type="float" office:value="18" calcext:value-type="float">
            <text:p>18</text:p>
          </table:table-cell>
          <table:table-cell table:formula="of:=ROUND(AVERAGE([.W186:.AB186]);2)" office:value-type="float" office:value="9.5" calcext:value-type="float">
            <text:p>9.5</text:p>
          </table:table-cell>
          <table:table-cell table:formula="of:=ROUND(AVERAGE([.AF186:.AK186]);2)" office:value-type="float" office:value="7.17" calcext:value-type="float">
            <text:p>7.1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oltresID</text:p>
          </table:table-cell>
          <table:table-cell office:value-type="string" calcext:value-type="string">
            <text:p><text:a xlink:href="http://bulbapedia.bulbagarden.net/wiki/Moltres_(Pokémon)" xlink:type="simple">Moltres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SUM([.C187:.H187])" office:value-type="float" office:value="580" calcext:value-type="float">
            <text:p>580</text:p>
          </table:table-cell>
          <table:table-cell table:formula="of:=ROUND((([.I187]/[.$S$1])*MAX([.I187]/420; 1.2));2)" office:value-type="float" office:value="8.9" calcext:value-type="float">
            <text:p>8.9</text:p>
          </table:table-cell>
          <table:table-cell table:formula="of:=IFERROR((ROUND((((MIN(([.$C187]^2)/([.$T187]^2);[.$R$2])))*[.$J187]*0.8)+([.C187]/10))*5)+10; 0)" office:value-type="float" office:value="85" calcext:value-type="float">
            <text:p>85</text:p>
          </table:table-cell>
          <table:table-cell table:formula="of:=IFERROR(ROUND((MIN(([.$D187]^[.$L$2])/([.$T187]^2);[.$R$2]))*([.$J187]+[.$M$2]))*5;0)" office:value-type="float" office:value="45" calcext:value-type="float">
            <text:p>45</text:p>
          </table:table-cell>
          <table:table-cell table:formula="of:=IFERROR(ROUND((MIN(([.D187]+[.G187]+[.H187])/3/[.$T187];[.$R$2]))*([.$J187]+3))*5;0)" office:value-type="float" office:value="55" calcext:value-type="float">
            <text:p>55</text:p>
          </table:table-cell>
          <table:table-cell table:formula="of:=IFERROR(ROUND(((MIN(([.$H187]^2)/([.$T187]^2);[.$R$2]))*([.$J187]+3)*[.$T$2]))*5;0)" office:value-type="float" office:value="30" calcext:value-type="float">
            <text:p>30</text:p>
          </table:table-cell>
          <table:table-cell table:formula="of:=IFERROR(ROUND(((MIN(([.$E187]^2)/([.$T187]^2);[.$R$2]))*([.$J187]+3)*[.$T$2]))*5;0)" office:value-type="float" office:value="30" calcext:value-type="float">
            <text:p>30</text:p>
          </table:table-cell>
          <table:table-cell table:formula="of:=IFERROR(ROUND(((MIN(([.$G187]^2)/([.$T187]^2);[.$R$2]))*([.$J187]+3)*[.$T$2]))*5;0)" office:value-type="float" office:value="30" calcext:value-type="float">
            <text:p>30</text:p>
          </table:table-cell>
          <table:table-cell table:formula="of:=IFERROR(ROUND((MIN(([.$F187]^[.$Q$2])/([.$T187]^2);[.$R$2]))*([.$J187]+[.$M$2]))*5;0)" office:value-type="float" office:value="70" calcext:value-type="float">
            <text:p>70</text:p>
          </table:table-cell>
          <table:table-cell table:formula="of:=ROUND(AVERAGE([.K187:.Q187]))" office:value-type="float" office:value="49" calcext:value-type="float">
            <text:p>49</text:p>
          </table:table-cell>
          <table:table-cell table:formula="of:=ROUND((([.I187]/[.$S$1])*MAX([.I187]/350;0.8));2)" office:value-type="float" office:value="10.68" calcext:value-type="float">
            <text:p>10.68</text:p>
          </table:table-cell>
          <table:table-cell table:formula="of:=ROUND([.I187]/6;2)" office:value-type="float" office:value="96.67" calcext:value-type="float">
            <text:p>96.67</text:p>
          </table:table-cell>
          <table:table-cell/>
          <table:table-cell table:formula="of:=IFERROR(ROUND((((MIN(([.$C187]^2)/([.$T187]^2);[.$S$2])))*[.$S187]*0.8)+([.C187]/10))+10;10)" office:value-type="float" office:value="26" calcext:value-type="float">
            <text:p>26</text:p>
          </table:table-cell>
          <table:table-cell table:formula="of:=IFERROR(ROUND(((MIN(([.$D187]^2)/([.$T187]^2);[.$S$2])))*[.$S187]);0)" office:value-type="float" office:value="11" calcext:value-type="float">
            <text:p>11</text:p>
          </table:table-cell>
          <table:table-cell table:formula="of:=IFERROR(ROUND(MIN(([.D187]+[.G187]+[.H187])/3/[.$T187];[.$S$2])^2*[.$S187]);0)" office:value-type="float" office:value="10" calcext:value-type="float">
            <text:p>10</text:p>
          </table:table-cell>
          <table:table-cell table:formula="of:=IFERROR(ROUND(((MIN(([.H187]^2)/([.$T187]^2);[.$S$2])))*[.$S187]*[.$T$1]);0)" office:value-type="float" office:value="6" calcext:value-type="float">
            <text:p>6</text:p>
          </table:table-cell>
          <table:table-cell table:formula="of:=IFERROR(ROUND(((MIN(([.E187]^2)/([.$T187]^2);[.$S$2])))*[.$S187]*[.$T$1]);0)" office:value-type="float" office:value="6" calcext:value-type="float">
            <text:p>6</text:p>
          </table:table-cell>
          <table:table-cell table:formula="of:=IFERROR(ROUND(((MIN(([.G187]^2)/([.$T187]^2);[.$S$2])))*[.$S187]*[.$T$1]);0)" office:value-type="float" office:value="6" calcext:value-type="float">
            <text:p>6</text:p>
          </table:table-cell>
          <table:table-cell table:formula="of:=IFERROR(ROUND(((MIN(([.F187]^2)/([.$T187]^2);[.$S$2]))*[.$S187]));0)" office:value-type="float" office:value="18" calcext:value-type="float">
            <text:p>18</text:p>
          </table:table-cell>
          <table:table-cell table:formula="of:=ROUND(AVERAGE([.W187:.AB187]);2)" office:value-type="float" office:value="9.5" calcext:value-type="float">
            <text:p>9.5</text:p>
          </table:table-cell>
          <table:table-cell table:formula="of:=ROUND(AVERAGE([.AF187:.AK187]);2)" office:value-type="float" office:value="7.33" calcext:value-type="float">
            <text:p>7.3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ratiniID</text:p>
          </table:table-cell>
          <table:table-cell office:value-type="string" calcext:value-type="string">
            <text:p><text:a xlink:href="http://bulbapedia.bulbagarden.net/wiki/Dratini_(Pokémon)" xlink:type="simple">Dratini</text:a>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SUM([.C188:.H188])" office:value-type="float" office:value="300" calcext:value-type="float">
            <text:p>300</text:p>
          </table:table-cell>
          <table:table-cell table:formula="of:=ROUND((([.I188]/[.$S$1])*MAX([.I188]/420; 1.2));2)" office:value-type="float" office:value="4" calcext:value-type="float">
            <text:p>4</text:p>
          </table:table-cell>
          <table:table-cell table:formula="of:=IFERROR((ROUND((((MIN(([.$C188]^2)/([.$T188]^2);[.$R$2])))*[.$J188]*0.8)+([.C188]/10))*5)+10; 0)" office:value-type="float" office:value="40" calcext:value-type="float">
            <text:p>40</text:p>
          </table:table-cell>
          <table:table-cell table:formula="of:=IFERROR(ROUND((MIN(([.$D188]^[.$L$2])/([.$T188]^2);[.$R$2]))*([.$J188]+[.$M$2]))*5;0)" office:value-type="float" office:value="35" calcext:value-type="float">
            <text:p>35</text:p>
          </table:table-cell>
          <table:table-cell table:formula="of:=IFERROR(ROUND((MIN(([.D188]+[.G188]+[.H188])/3/[.$T188];[.$R$2]))*([.$J188]+3))*5;0)" office:value-type="float" office:value="40" calcext:value-type="float">
            <text:p>40</text:p>
          </table:table-cell>
          <table:table-cell table:formula="of:=IFERROR(ROUND(((MIN(([.$H188]^2)/([.$T188]^2);[.$R$2]))*([.$J188]+3)*[.$T$2]))*5;0)" office:value-type="float" office:value="20" calcext:value-type="float">
            <text:p>20</text:p>
          </table:table-cell>
          <table:table-cell table:formula="of:=IFERROR(ROUND(((MIN(([.$E188]^2)/([.$T188]^2);[.$R$2]))*([.$J188]+3)*[.$T$2]))*5;0)" office:value-type="float" office:value="15" calcext:value-type="float">
            <text:p>15</text:p>
          </table:table-cell>
          <table:table-cell table:formula="of:=IFERROR(ROUND(((MIN(([.$G188]^2)/([.$T188]^2);[.$R$2]))*([.$J188]+3)*[.$T$2]))*5;0)" office:value-type="float" office:value="20" calcext:value-type="float">
            <text:p>20</text:p>
          </table:table-cell>
          <table:table-cell table:formula="of:=IFERROR(ROUND((MIN(([.$F188]^[.$Q$2])/([.$T188]^2);[.$R$2]))*([.$J188]+[.$M$2]))*5;0)" office:value-type="float" office:value="20" calcext:value-type="float">
            <text:p>20</text:p>
          </table:table-cell>
          <table:table-cell table:formula="of:=ROUND(AVERAGE([.K188:.Q188]))" office:value-type="float" office:value="27" calcext:value-type="float">
            <text:p>27</text:p>
          </table:table-cell>
          <table:table-cell table:formula="of:=ROUND((([.I188]/[.$S$1])*MAX([.I188]/350;0.8));2)" office:value-type="float" office:value="2.86" calcext:value-type="float">
            <text:p>2.86</text:p>
          </table:table-cell>
          <table:table-cell table:formula="of:=ROUND([.I188]/6;2)" office:value-type="float" office:value="50" calcext:value-type="float">
            <text:p>50</text:p>
          </table:table-cell>
          <table:table-cell/>
          <table:table-cell table:formula="of:=IFERROR(ROUND((((MIN(([.$C188]^2)/([.$T188]^2);[.$S$2])))*[.$S188]*0.8)+([.C188]/10))+10;10)" office:value-type="float" office:value="16" calcext:value-type="float">
            <text:p>16</text:p>
          </table:table-cell>
          <table:table-cell table:formula="of:=IFERROR(ROUND(((MIN(([.$D188]^2)/([.$T188]^2);[.$S$2])))*[.$S188]);0)" office:value-type="float" office:value="5" calcext:value-type="float">
            <text:p>5</text:p>
          </table:table-cell>
          <table:table-cell table:formula="of:=IFERROR(ROUND(MIN(([.D188]+[.G188]+[.H188])/3/[.$T188];[.$S$2])^2*[.$S188]);0)" office:value-type="float" office:value="3" calcext:value-type="float">
            <text:p>3</text:p>
          </table:table-cell>
          <table:table-cell table:formula="of:=IFERROR(ROUND(((MIN(([.H188]^2)/([.$T188]^2);[.$S$2])))*[.$S188]*[.$T$1]);0)" office:value-type="float" office:value="2" calcext:value-type="float">
            <text:p>2</text:p>
          </table:table-cell>
          <table:table-cell table:formula="of:=IFERROR(ROUND(((MIN(([.E188]^2)/([.$T188]^2);[.$S$2])))*[.$S188]*[.$T$1]);0)" office:value-type="float" office:value="2" calcext:value-type="float">
            <text:p>2</text:p>
          </table:table-cell>
          <table:table-cell table:formula="of:=IFERROR(ROUND(((MIN(([.G188]^2)/([.$T188]^2);[.$S$2])))*[.$S188]*[.$T$1]);0)" office:value-type="float" office:value="2" calcext:value-type="float">
            <text:p>2</text:p>
          </table:table-cell>
          <table:table-cell table:formula="of:=IFERROR(ROUND(((MIN(([.F188]^2)/([.$T188]^2);[.$S$2]))*[.$S188]));0)" office:value-type="float" office:value="3" calcext:value-type="float">
            <text:p>3</text:p>
          </table:table-cell>
          <table:table-cell table:formula="of:=ROUND(AVERAGE([.W188:.AB188]);2)" office:value-type="float" office:value="2.83" calcext:value-type="float">
            <text:p>2.83</text:p>
          </table:table-cell>
          <table:table-cell table:formula="of:=ROUND(AVERAGE([.AF188:.AK188]);2)" office:value-type="float" office:value="2.67" calcext:value-type="float">
            <text:p>2.6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ragonairID</text:p>
          </table:table-cell>
          <table:table-cell office:value-type="string" calcext:value-type="string">
            <text:p><text:a xlink:href="http://bulbapedia.bulbagarden.net/wiki/Dragonair_(Pokémon)" xlink:type="simple">Dragonair</text:a>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table:formula="of:=SUM([.C189:.H189])" office:value-type="float" office:value="420" calcext:value-type="float">
            <text:p>420</text:p>
          </table:table-cell>
          <table:table-cell table:formula="of:=ROUND((([.I189]/[.$S$1])*MAX([.I189]/420; 1.2));2)" office:value-type="float" office:value="5.6" calcext:value-type="float">
            <text:p>5.6</text:p>
          </table:table-cell>
          <table:table-cell table:formula="of:=IFERROR((ROUND((((MIN(([.$C189]^2)/([.$T189]^2);[.$R$2])))*[.$J189]*0.8)+([.C189]/10))*5)+10; 0)" office:value-type="float" office:value="60" calcext:value-type="float">
            <text:p>60</text:p>
          </table:table-cell>
          <table:table-cell table:formula="of:=IFERROR(ROUND((MIN(([.$D189]^[.$L$2])/([.$T189]^2);[.$R$2]))*([.$J189]+[.$M$2]))*5;0)" office:value-type="float" office:value="40" calcext:value-type="float">
            <text:p>40</text:p>
          </table:table-cell>
          <table:table-cell table:formula="of:=IFERROR(ROUND((MIN(([.D189]+[.G189]+[.H189])/3/[.$T189];[.$R$2]))*([.$J189]+3))*5;0)" office:value-type="float" office:value="45" calcext:value-type="float">
            <text:p>45</text:p>
          </table:table-cell>
          <table:table-cell table:formula="of:=IFERROR(ROUND(((MIN(([.$H189]^2)/([.$T189]^2);[.$R$2]))*([.$J189]+3)*[.$T$2]))*5;0)" office:value-type="float" office:value="25" calcext:value-type="float">
            <text:p>25</text:p>
          </table:table-cell>
          <table:table-cell table:formula="of:=IFERROR(ROUND(((MIN(([.$E189]^2)/([.$T189]^2);[.$R$2]))*([.$J189]+3)*[.$T$2]))*5;0)" office:value-type="float" office:value="20" calcext:value-type="float">
            <text:p>20</text:p>
          </table:table-cell>
          <table:table-cell table:formula="of:=IFERROR(ROUND(((MIN(([.$G189]^2)/([.$T189]^2);[.$R$2]))*([.$J189]+3)*[.$T$2]))*5;0)" office:value-type="float" office:value="25" calcext:value-type="float">
            <text:p>25</text:p>
          </table:table-cell>
          <table:table-cell table:formula="of:=IFERROR(ROUND((MIN(([.$F189]^[.$Q$2])/([.$T189]^2);[.$R$2]))*([.$J189]+[.$M$2]))*5;0)" office:value-type="float" office:value="30" calcext:value-type="float">
            <text:p>30</text:p>
          </table:table-cell>
          <table:table-cell table:formula="of:=ROUND(AVERAGE([.K189:.Q189]))" office:value-type="float" office:value="35" calcext:value-type="float">
            <text:p>35</text:p>
          </table:table-cell>
          <table:table-cell table:formula="of:=ROUND((([.I189]/[.$S$1])*MAX([.I189]/350;0.8));2)" office:value-type="float" office:value="5.6" calcext:value-type="float">
            <text:p>5.6</text:p>
          </table:table-cell>
          <table:table-cell table:formula="of:=ROUND([.I189]/6;2)" office:value-type="float" office:value="70" calcext:value-type="float">
            <text:p>70</text:p>
          </table:table-cell>
          <table:table-cell/>
          <table:table-cell table:formula="of:=IFERROR(ROUND((((MIN(([.$C189]^2)/([.$T189]^2);[.$S$2])))*[.$S189]*0.8)+([.C189]/10))+10;10)" office:value-type="float" office:value="20" calcext:value-type="float">
            <text:p>20</text:p>
          </table:table-cell>
          <table:table-cell table:formula="of:=IFERROR(ROUND(((MIN(([.$D189]^2)/([.$T189]^2);[.$S$2])))*[.$S189]);0)" office:value-type="float" office:value="8" calcext:value-type="float">
            <text:p>8</text:p>
          </table:table-cell>
          <table:table-cell table:formula="of:=IFERROR(ROUND(MIN(([.D189]+[.G189]+[.H189])/3/[.$T189];[.$S$2])^2*[.$S189]);0)" office:value-type="float" office:value="6" calcext:value-type="float">
            <text:p>6</text:p>
          </table:table-cell>
          <table:table-cell table:formula="of:=IFERROR(ROUND(((MIN(([.H189]^2)/([.$T189]^2);[.$S$2])))*[.$S189]*[.$T$1]);0)" office:value-type="float" office:value="4" calcext:value-type="float">
            <text:p>4</text:p>
          </table:table-cell>
          <table:table-cell table:formula="of:=IFERROR(ROUND(((MIN(([.E189]^2)/([.$T189]^2);[.$S$2])))*[.$S189]*[.$T$1]);0)" office:value-type="float" office:value="3" calcext:value-type="float">
            <text:p>3</text:p>
          </table:table-cell>
          <table:table-cell table:formula="of:=IFERROR(ROUND(((MIN(([.G189]^2)/([.$T189]^2);[.$S$2])))*[.$S189]*[.$T$1]);0)" office:value-type="float" office:value="4" calcext:value-type="float">
            <text:p>4</text:p>
          </table:table-cell>
          <table:table-cell table:formula="of:=IFERROR(ROUND(((MIN(([.F189]^2)/([.$T189]^2);[.$S$2]))*[.$S189]));0)" office:value-type="float" office:value="6" calcext:value-type="float">
            <text:p>6</text:p>
          </table:table-cell>
          <table:table-cell table:formula="of:=ROUND(AVERAGE([.W189:.AB189]);2)" office:value-type="float" office:value="5.17" calcext:value-type="float">
            <text:p>5.17</text:p>
          </table:table-cell>
          <table:table-cell table:formula="of:=ROUND(AVERAGE([.AF189:.AK189]);2)" office:value-type="float" office:value="5.17" calcext:value-type="float">
            <text:p>5.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ragoniteID</text:p>
          </table:table-cell>
          <table:table-cell office:value-type="string" calcext:value-type="string">
            <text:p><text:a xlink:href="http://bulbapedia.bulbagarden.net/wiki/Dragonite_(Pokémon)" xlink:type="simple">Dragonite</text:a>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190:.H190])" office:value-type="float" office:value="600" calcext:value-type="float">
            <text:p>600</text:p>
          </table:table-cell>
          <table:table-cell table:formula="of:=ROUND((([.I190]/[.$S$1])*MAX([.I190]/420; 1.2));2)" office:value-type="float" office:value="9.52" calcext:value-type="float">
            <text:p>9.52</text:p>
          </table:table-cell>
          <table:table-cell table:formula="of:=IFERROR((ROUND((((MIN(([.$C190]^2)/([.$T190]^2);[.$R$2])))*[.$J190]*0.8)+([.C190]/10))*5)+10; 0)" office:value-type="float" office:value="85" calcext:value-type="float">
            <text:p>85</text:p>
          </table:table-cell>
          <table:table-cell table:formula="of:=IFERROR(ROUND((MIN(([.$D190]^[.$L$2])/([.$T190]^2);[.$R$2]))*([.$J190]+[.$M$2]))*5;0)" office:value-type="float" office:value="80" calcext:value-type="float">
            <text:p>80</text:p>
          </table:table-cell>
          <table:table-cell table:formula="of:=IFERROR(ROUND((MIN(([.D190]+[.G190]+[.H190])/3/[.$T190];[.$R$2]))*([.$J190]+3))*5;0)" office:value-type="float" office:value="65" calcext:value-type="float">
            <text:p>65</text:p>
          </table:table-cell>
          <table:table-cell table:formula="of:=IFERROR(ROUND(((MIN(([.$H190]^2)/([.$T190]^2);[.$R$2]))*([.$J190]+3)*[.$T$2]))*5;0)" office:value-type="float" office:value="25" calcext:value-type="float">
            <text:p>25</text:p>
          </table:table-cell>
          <table:table-cell table:formula="of:=IFERROR(ROUND(((MIN(([.$E190]^2)/([.$T190]^2);[.$R$2]))*([.$J190]+3)*[.$T$2]))*5;0)" office:value-type="float" office:value="35" calcext:value-type="float">
            <text:p>35</text:p>
          </table:table-cell>
          <table:table-cell table:formula="of:=IFERROR(ROUND(((MIN(([.$G190]^2)/([.$T190]^2);[.$R$2]))*([.$J190]+3)*[.$T$2]))*5;0)" office:value-type="float" office:value="40" calcext:value-type="float">
            <text:p>40</text:p>
          </table:table-cell>
          <table:table-cell table:formula="of:=IFERROR(ROUND((MIN(([.$F190]^[.$Q$2])/([.$T190]^2);[.$R$2]))*([.$J190]+[.$M$2]))*5;0)" office:value-type="float" office:value="45" calcext:value-type="float">
            <text:p>45</text:p>
          </table:table-cell>
          <table:table-cell table:formula="of:=ROUND(AVERAGE([.K190:.Q190]))" office:value-type="float" office:value="54" calcext:value-type="float">
            <text:p>54</text:p>
          </table:table-cell>
          <table:table-cell table:formula="of:=ROUND((([.I190]/[.$S$1])*MAX([.I190]/350;0.8));2)" office:value-type="float" office:value="11.43" calcext:value-type="float">
            <text:p>11.43</text:p>
          </table:table-cell>
          <table:table-cell table:formula="of:=ROUND([.I190]/6;2)" office:value-type="float" office:value="100" calcext:value-type="float">
            <text:p>100</text:p>
          </table:table-cell>
          <table:table-cell/>
          <table:table-cell table:formula="of:=IFERROR(ROUND((((MIN(([.$C190]^2)/([.$T190]^2);[.$S$2])))*[.$S190]*0.8)+([.C190]/10))+10;10)" office:value-type="float" office:value="27" calcext:value-type="float">
            <text:p>27</text:p>
          </table:table-cell>
          <table:table-cell table:formula="of:=IFERROR(ROUND(((MIN(([.$D190]^2)/([.$T190]^2);[.$S$2])))*[.$S190]);0)" office:value-type="float" office:value="21" calcext:value-type="float">
            <text:p>21</text:p>
          </table:table-cell>
          <table:table-cell table:formula="of:=IFERROR(ROUND(MIN(([.D190]+[.G190]+[.H190])/3/[.$T190];[.$S$2])^2*[.$S190]);0)" office:value-type="float" office:value="13" calcext:value-type="float">
            <text:p>13</text:p>
          </table:table-cell>
          <table:table-cell table:formula="of:=IFERROR(ROUND(((MIN(([.H190]^2)/([.$T190]^2);[.$S$2])))*[.$S190]*[.$T$1]);0)" office:value-type="float" office:value="5" calcext:value-type="float">
            <text:p>5</text:p>
          </table:table-cell>
          <table:table-cell table:formula="of:=IFERROR(ROUND(((MIN(([.E190]^2)/([.$T190]^2);[.$S$2])))*[.$S190]*[.$T$1]);0)" office:value-type="float" office:value="7" calcext:value-type="float">
            <text:p>7</text:p>
          </table:table-cell>
          <table:table-cell table:formula="of:=IFERROR(ROUND(((MIN(([.G190]^2)/([.$T190]^2);[.$S$2])))*[.$S190]*[.$T$1]);0)" office:value-type="float" office:value="8" calcext:value-type="float">
            <text:p>8</text:p>
          </table:table-cell>
          <table:table-cell table:formula="of:=IFERROR(ROUND(((MIN(([.F190]^2)/([.$T190]^2);[.$S$2]))*[.$S190]));0)" office:value-type="float" office:value="11" calcext:value-type="float">
            <text:p>11</text:p>
          </table:table-cell>
          <table:table-cell table:formula="of:=ROUND(AVERAGE([.W190:.AB190]);2)" office:value-type="float" office:value="10.83" calcext:value-type="float">
            <text:p>10.83</text:p>
          </table:table-cell>
          <table:table-cell table:formula="of:=ROUND(AVERAGE([.AF190:.AK190]);2)" office:value-type="float" office:value="7.33" calcext:value-type="float">
            <text:p>7.3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wtwoID</text:p>
          </table:table-cell>
          <table:table-cell office:value-type="string" calcext:value-type="string">
            <text:p><text:a xlink:href="http://bulbapedia.bulbagarden.net/wiki/Mewtwo_(Pokémon)" xlink:type="simple">Mewtwo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SUM([.C191:.H191])" office:value-type="float" office:value="680" calcext:value-type="float">
            <text:p>680</text:p>
          </table:table-cell>
          <table:table-cell table:formula="of:=ROUND((([.I191]/[.$S$1])*MAX([.I191]/420; 1.2));2)" office:value-type="float" office:value="12.23" calcext:value-type="float">
            <text:p>12.23</text:p>
          </table:table-cell>
          <table:table-cell table:formula="of:=IFERROR((ROUND((((MIN(([.$C191]^2)/([.$T191]^2);[.$R$2])))*[.$J191]*0.8)+([.C191]/10))*5)+10; 0)" office:value-type="float" office:value="105" calcext:value-type="float">
            <text:p>105</text:p>
          </table:table-cell>
          <table:table-cell table:formula="of:=IFERROR(ROUND((MIN(([.$D191]^[.$L$2])/([.$T191]^2);[.$R$2]))*([.$J191]+[.$M$2]))*5;0)" office:value-type="float" office:value="55" calcext:value-type="float">
            <text:p>55</text:p>
          </table:table-cell>
          <table:table-cell table:formula="of:=IFERROR(ROUND((MIN(([.D191]+[.G191]+[.H191])/3/[.$T191];[.$R$2]))*([.$J191]+3))*5;0)" office:value-type="float" office:value="75" calcext:value-type="float">
            <text:p>75</text:p>
          </table:table-cell>
          <table:table-cell table:formula="of:=IFERROR(ROUND(((MIN(([.$H191]^2)/([.$T191]^2);[.$R$2]))*([.$J191]+3)*[.$T$2]))*5;0)" office:value-type="float" office:value="60" calcext:value-type="float">
            <text:p>60</text:p>
          </table:table-cell>
          <table:table-cell table:formula="of:=IFERROR(ROUND(((MIN(([.$E191]^2)/([.$T191]^2);[.$R$2]))*([.$J191]+3)*[.$T$2]))*5;0)" office:value-type="float" office:value="30" calcext:value-type="float">
            <text:p>30</text:p>
          </table:table-cell>
          <table:table-cell table:formula="of:=IFERROR(ROUND(((MIN(([.$G191]^2)/([.$T191]^2);[.$R$2]))*([.$J191]+3)*[.$T$2]))*5;0)" office:value-type="float" office:value="30" calcext:value-type="float">
            <text:p>30</text:p>
          </table:table-cell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formula="of:=ROUND(AVERAGE([.K191:.Q191]))" office:value-type="float" office:value="66" calcext:value-type="float">
            <text:p>66</text:p>
          </table:table-cell>
          <table:table-cell table:formula="of:=ROUND((([.I191]/[.$S$1])*MAX([.I191]/350;0.8));2)" office:value-type="float" office:value="14.68" calcext:value-type="float">
            <text:p>14.68</text:p>
          </table:table-cell>
          <table:table-cell table:formula="of:=ROUND([.I191]/6;2)" office:value-type="float" office:value="113.33" calcext:value-type="float">
            <text:p>113.33</text:p>
          </table:table-cell>
          <table:table-cell/>
          <table:table-cell table:formula="of:=IFERROR(ROUND((((MIN(([.$C191]^2)/([.$T191]^2);[.$S$2])))*[.$S191]*0.8)+([.C191]/10))+10;10)" office:value-type="float" office:value="31" calcext:value-type="float">
            <text:p>31</text:p>
          </table:table-cell>
          <table:table-cell table:formula="of:=IFERROR(ROUND(((MIN(([.$D191]^2)/([.$T191]^2);[.$S$2])))*[.$S191]);0)" office:value-type="float" office:value="14" calcext:value-type="float">
            <text:p>14</text:p>
          </table:table-cell>
          <table:table-cell table:formula="of:=IFERROR(ROUND(MIN(([.D191]+[.G191]+[.H191])/3/[.$T191];[.$S$2])^2*[.$S191]);0)" office:value-type="float" office:value="14" calcext:value-type="float">
            <text:p>14</text:p>
          </table:table-cell>
          <table:table-cell table:formula="of:=IFERROR(ROUND(((MIN(([.H191]^2)/([.$T191]^2);[.$S$2])))*[.$S191]*[.$T$1]);0)" office:value-type="float" office:value="14" calcext:value-type="float">
            <text:p>14</text:p>
          </table:table-cell>
          <table:table-cell table:formula="of:=IFERROR(ROUND(((MIN(([.E191]^2)/([.$T191]^2);[.$S$2])))*[.$S191]*[.$T$1]);0)" office:value-type="float" office:value="6" calcext:value-type="float">
            <text:p>6</text:p>
          </table:table-cell>
          <table:table-cell table:formula="of:=IFERROR(ROUND(((MIN(([.G191]^2)/([.$T191]^2);[.$S$2])))*[.$S191]*[.$T$1]);0)" office:value-type="float" office:value="6" calcext:value-type="float">
            <text:p>6</text:p>
          </table:table-cell>
          <table:table-cell table:formula="of:=IFERROR(ROUND(((MIN(([.F191]^2)/([.$T191]^2);[.$S$2]))*[.$S191]));0)" office:value-type="float" office:value="27" calcext:value-type="float">
            <text:p>27</text:p>
          </table:table-cell>
          <table:table-cell table:formula="of:=ROUND(AVERAGE([.W191:.AB191]);2)" office:value-type="float" office:value="13.5" calcext:value-type="float">
            <text:p>13.5</text:p>
          </table:table-cell>
          <table:table-cell table:formula="of:=ROUND(AVERAGE([.AF191:.AK191]);2)" office:value-type="float" office:value="10.33" calcext:value-type="float">
            <text:p>10.3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wID</text:p>
          </table:table-cell>
          <table:table-cell table:style-name="Default" office:value-type="string" calcext:value-type="string">
            <text:p>Mew</text:p>
          </table:table-cell>
          <table:table-cell table:number-columns-repeated="6" office:value-type="float" office:value="100" calcext:value-type="float">
            <text:p>100</text:p>
          </table:table-cell>
          <table:table-cell table:formula="of:=SUM([.C192:.H192])" office:value-type="float" office:value="600" calcext:value-type="float">
            <text:p>600</text:p>
          </table:table-cell>
          <table:table-cell table:formula="of:=ROUND((([.I192]/[.$S$1])*MAX([.I192]/420; 1.2));2)" office:value-type="float" office:value="9.52" calcext:value-type="float">
            <text:p>9.52</text:p>
          </table:table-cell>
          <table:table-cell table:formula="of:=IFERROR((ROUND((((MIN(([.$C192]^2)/([.$T192]^2);[.$R$2])))*[.$J192]*0.8)+([.C192]/10))*5)+10; 0)" office:value-type="float" office:value="100" calcext:value-type="float">
            <text:p>100</text:p>
          </table:table-cell>
          <table:table-cell table:formula="of:=IFERROR(ROUND((MIN(([.$D192]^[.$L$2])/([.$T192]^2);[.$R$2]))*([.$J192]+[.$M$2]))*5;0)" office:value-type="float" office:value="45" calcext:value-type="float">
            <text:p>45</text:p>
          </table:table-cell>
          <table:table-cell table:formula="of:=IFERROR(ROUND((MIN(([.D192]+[.G192]+[.H192])/3/[.$T192];[.$R$2]))*([.$J192]+3))*5;0)" office:value-type="float" office:value="65" calcext:value-type="float">
            <text:p>65</text:p>
          </table:table-cell>
          <table:table-cell table:formula="of:=IFERROR(ROUND(((MIN(([.$H192]^2)/([.$T192]^2);[.$R$2]))*([.$J192]+3)*[.$T$2]))*5;0)" office:value-type="float" office:value="40" calcext:value-type="float">
            <text:p>40</text:p>
          </table:table-cell>
          <table:table-cell table:formula="of:=IFERROR(ROUND(((MIN(([.$E192]^2)/([.$T192]^2);[.$R$2]))*([.$J192]+3)*[.$T$2]))*5;0)" office:value-type="float" office:value="40" calcext:value-type="float">
            <text:p>40</text:p>
          </table:table-cell>
          <table:table-cell table:formula="of:=IFERROR(ROUND(((MIN(([.$G192]^2)/([.$T192]^2);[.$R$2]))*([.$J192]+3)*[.$T$2]))*5;0)" office:value-type="float" office:value="40" calcext:value-type="float">
            <text:p>40</text:p>
          </table:table-cell>
          <table:table-cell table:formula="of:=IFERROR(ROUND((MIN(([.$F192]^[.$Q$2])/([.$T192]^2);[.$R$2]))*([.$J192]+[.$M$2]))*5;0)" office:value-type="float" office:value="45" calcext:value-type="float">
            <text:p>45</text:p>
          </table:table-cell>
          <table:table-cell table:formula="of:=ROUND(AVERAGE([.K192:.Q192]))" office:value-type="float" office:value="54" calcext:value-type="float">
            <text:p>54</text:p>
          </table:table-cell>
          <table:table-cell table:formula="of:=ROUND((([.I192]/[.$S$1])*MAX([.I192]/350;0.8));2)" office:value-type="float" office:value="11.43" calcext:value-type="float">
            <text:p>11.43</text:p>
          </table:table-cell>
          <table:table-cell table:formula="of:=ROUND([.I192]/6;2)" office:value-type="float" office:value="100" calcext:value-type="float">
            <text:p>100</text:p>
          </table:table-cell>
          <table:table-cell/>
          <table:table-cell table:formula="of:=IFERROR(ROUND((((MIN(([.$C192]^2)/([.$T192]^2);[.$S$2])))*[.$S192]*0.8)+([.C192]/10))+10;10)" office:value-type="float" office:value="29" calcext:value-type="float">
            <text:p>29</text:p>
          </table:table-cell>
          <table:table-cell table:formula="of:=IFERROR(ROUND(((MIN(([.$D192]^2)/([.$T192]^2);[.$S$2])))*[.$S192]);0)" office:value-type="float" office:value="11" calcext:value-type="float">
            <text:p>11</text:p>
          </table:table-cell>
          <table:table-cell table:formula="of:=IFERROR(ROUND(MIN(([.D192]+[.G192]+[.H192])/3/[.$T192];[.$S$2])^2*[.$S192]);0)" office:value-type="float" office:value="11" calcext:value-type="float">
            <text:p>11</text:p>
          </table:table-cell>
          <table:table-cell table:formula="of:=IFERROR(ROUND(((MIN(([.H192]^2)/([.$T192]^2);[.$S$2])))*[.$S192]*[.$T$1]);0)" office:value-type="float" office:value="8" calcext:value-type="float">
            <text:p>8</text:p>
          </table:table-cell>
          <table:table-cell table:formula="of:=IFERROR(ROUND(((MIN(([.E192]^2)/([.$T192]^2);[.$S$2])))*[.$S192]*[.$T$1]);0)" office:value-type="float" office:value="8" calcext:value-type="float">
            <text:p>8</text:p>
          </table:table-cell>
          <table:table-cell table:formula="of:=IFERROR(ROUND(((MIN(([.G192]^2)/([.$T192]^2);[.$S$2])))*[.$S192]*[.$T$1]);0)" office:value-type="float" office:value="8" calcext:value-type="float">
            <text:p>8</text:p>
          </table:table-cell>
          <table:table-cell table:formula="of:=IFERROR(ROUND(((MIN(([.F192]^2)/([.$T192]^2);[.$S$2]))*[.$S192]));0)" office:value-type="float" office:value="11" calcext:value-type="float">
            <text:p>11</text:p>
          </table:table-cell>
          <table:table-cell table:formula="of:=ROUND(AVERAGE([.W192:.AB192]);2)" office:value-type="float" office:value="9.5" calcext:value-type="float">
            <text:p>9.5</text:p>
          </table:table-cell>
          <table:table-cell table:formula="of:=ROUND(AVERAGE([.AF192:.AK192]);2)" office:value-type="float" office:value="9.67" calcext:value-type="float">
            <text:p>9.67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18"/>
          <table:table-cell table:style-name="Default" table:number-columns-repeated="1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18"/>
          <table:table-cell table:style-name="Default" table:number-columns-repeated="1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00-00-00</text:date>, <text:time style:data-style-name="N2" text:time-value="14:40:17.0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25T09:00:59.994000000</meta:creation-date>
    <dc:date>2021-11-27T14:44:59.884000000</dc:date>
    <meta:editing-duration>PT2H47M46S</meta:editing-duration>
    <meta:editing-cycles>41</meta:editing-cycles>
    <meta:generator>LibreOffice/6.4.0.3$Windows_X86_64 LibreOffice_project/b0a288ab3d2d4774cb44b62f04d5d28733ac6df8</meta:generator>
    <meta:document-statistic meta:table-count="1" meta:cell-count="6563" meta:object-count="0"/>
  </office:meta>
</office:document-meta>
</file>